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A000000DD000000DDBCBAE8EC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71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1.4in"/>
    </style:style>
    <style:style style:name="co12" style:family="table-column">
      <style:table-column-properties fo:break-before="auto" style:column-width="1.4437in"/>
    </style:style>
    <style:style style:name="co13" style:family="table-column">
      <style:table-column-properties fo:break-before="auto" style:column-width="1.2035in"/>
    </style:style>
    <style:style style:name="co14" style:family="table-column">
      <style:table-column-properties fo:break-before="auto" style:column-width="1.1161in"/>
    </style:style>
    <style:style style:name="co15" style:family="table-column">
      <style:table-column-properties fo:break-before="auto" style:column-width="1.7929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7827in"/>
    </style:style>
    <style:style style:name="co18" style:family="table-column">
      <style:table-column-properties fo:break-before="auto" style:column-width="1.170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color="#800000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3"/>
    <style:style style:name="ce8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4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-Graph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3" table:default-cell-style-name="ce9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Copy &amp; Paste benchmarks.csv data to Sheet-Data</text:p>
          </table:table-cell>
          <table:table-cell table:style-name="ce4" table:number-columns-repeated="2"/>
          <table:table-cell table:style-name="ce8"/>
          <table:table-cell table:style-name="ce10"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8"/>
          <table:table-cell table:style-name="ce10" table:number-columns-repeated="1020"/>
        </table:table-row>
        <table:table-row table:style-name="ro3">
          <table:table-cell table:style-name="ce3" office:value-type="string">
            <text:p>Check</text:p>
          </table:table-cell>
          <table:table-cell table:style-name="ce4" office:value-type="string">
            <text:p>Fractions</text:p>
          </table:table-cell>
          <table:table-cell table:style-name="ce4" office:value-type="string">
            <text:p>Cells a Second</text:p>
          </table:table-cell>
          <table:table-cell table:style-name="ce8" office:value-type="string">
            <text:p>Seconds</text:p>
          </table:table-cell>
          <table:table-cell table:style-name="ce10" table:number-columns-repeated="1020"/>
        </table:table-row>
        <table:table-row table:style-name="ro3">
          <table:table-cell table:formula="of:=LOWER(CONCATENATE(['Sheet-Data'.A2];&quot; &quot;;['Sheet-Data'.B2];&quot; &quot;;['Sheet-Data'.C2];&quot; &quot;;['Sheet-Data'.D2];&quot; &quot;;IF(EXACT(['Sheet-Data'.E2];&quot;true&quot;);&quot;cell-a-time &quot;;&quot;&quot;);['Sheet-Data'.F2]))" office:value-type="string" office:string-value="insert plain lexic zstd 1000">
            <text:p>insert plain lexic zstd 1000</text:p>
          </table:table-cell>
          <table:table-cell table:style-name="ce5" table:formula="of:=['Sheet-Data'.G2]" office:value-type="float" office:value="1">
            <text:p>1</text:p>
          </table:table-cell>
          <table:table-cell table:formula="of:=['Sheet-Data'.L2]" office:value-type="float" office:value="139312">
            <text:p>139,312</text:p>
          </table:table-cell>
          <table:table-cell table:formula="of:=['Sheet-Data'.H2]" office:value-type="currency" office:currency="sec" office:value="0.007178">
            <text:p>0.007sec</text:p>
          </table:table-cell>
          <table:table-cell table:number-columns-repeated="1020"/>
        </table:table-row>
        <table:table-row table:style-name="ro3">
          <table:table-cell table:formula="of:=LOWER(CONCATENATE(['Sheet-Data'.A3];&quot; &quot;;['Sheet-Data'.B3];&quot; &quot;;['Sheet-Data'.C3];&quot; &quot;;['Sheet-Data'.D3];&quot; &quot;;IF(EXACT(['Sheet-Data'.E3];&quot;true&quot;);&quot;cell-a-time &quot;;&quot;&quot;);['Sheet-Data'.F3]))" office:value-type="string" office:string-value="select plain lexic zstd 1000">
            <text:p>select plain lexic zstd 1000</text:p>
          </table:table-cell>
          <table:table-cell table:style-name="ce5" table:formula="of:=['Sheet-Data'.G3]" office:value-type="float" office:value="1">
            <text:p>1</text:p>
          </table:table-cell>
          <table:table-cell table:formula="of:=['Sheet-Data'.L3]" office:value-type="float" office:value="22891.7">
            <text:p>22,892</text:p>
          </table:table-cell>
          <table:table-cell table:formula="of:=['Sheet-Data'.H3]" office:value-type="currency" office:currency="sec" office:value="0.043684">
            <text:p>0.044sec</text:p>
          </table:table-cell>
          <table:table-cell table:number-columns-repeated="1020"/>
        </table:table-row>
        <table:table-row table:style-name="ro3">
          <table:table-cell table:formula="of:=LOWER(CONCATENATE(['Sheet-Data'.A4];&quot; &quot;;['Sheet-Data'.B4];&quot; &quot;;['Sheet-Data'.C4];&quot; &quot;;['Sheet-Data'.D4];&quot; &quot;;IF(EXACT(['Sheet-Data'.E4];&quot;true&quot;);&quot;cell-a-time &quot;;&quot;&quot;);['Sheet-Data'.F4]))" office:value-type="string" office:string-value="delete plain lexic zstd 1000">
            <text:p>delete plain lexic zstd 1000</text:p>
          </table:table-cell>
          <table:table-cell table:style-name="ce5" table:formula="of:=['Sheet-Data'.G4]" office:value-type="float" office:value="1">
            <text:p>1</text:p>
          </table:table-cell>
          <table:table-cell table:formula="of:=['Sheet-Data'.L4]" office:value-type="float" office:value="223035">
            <text:p>223,035</text:p>
          </table:table-cell>
          <table:table-cell table:formula="of:=['Sheet-Data'.H4]" office:value-type="currency" office:currency="sec" office:value="0.004484">
            <text:p>0.004sec</text:p>
          </table:table-cell>
          <table:table-cell table:number-columns-repeated="1020"/>
        </table:table-row>
        <table:table-row table:style-name="ro3">
          <table:table-cell table:formula="of:=LOWER(CONCATENATE(['Sheet-Data'.A5];&quot; &quot;;['Sheet-Data'.B5];&quot; &quot;;['Sheet-Data'.C5];&quot; &quot;;['Sheet-Data'.D5];&quot; &quot;;IF(EXACT(['Sheet-Data'.E5];&quot;true&quot;);&quot;cell-a-time &quot;;&quot;&quot;);['Sheet-Data'.F5]))" office:value-type="string" office:string-value="select-empty plain lexic zstd 1000">
            <text:p>select-empty plain lexic zstd 1000</text:p>
          </table:table-cell>
          <table:table-cell table:style-name="ce5" table:formula="of:=['Sheet-Data'.G5]" office:value-type="float" office:value="1">
            <text:p>1</text:p>
          </table:table-cell>
          <table:table-cell table:formula="of:=['Sheet-Data'.L5]" office:value-type="float" office:value="0">
            <text:p>0</text:p>
          </table:table-cell>
          <table:table-cell table:formula="of:=['Sheet-Data'.H5]" office:value-type="currency" office:currency="sec" office:value="0.00101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6];&quot; &quot;;['Sheet-Data'.B6];&quot; &quot;;['Sheet-Data'.C6];&quot; &quot;;['Sheet-Data'.D6];&quot; &quot;;IF(EXACT(['Sheet-Data'.E6];&quot;true&quot;);&quot;cell-a-time &quot;;&quot;&quot;);['Sheet-Data'.F6]))" office:value-type="string" office:string-value="insert plain volume zstd 1000">
            <text:p>insert plain volume zstd 1000</text:p>
          </table:table-cell>
          <table:table-cell table:style-name="ce5" table:formula="of:=['Sheet-Data'.G6]" office:value-type="float" office:value="1">
            <text:p>1</text:p>
          </table:table-cell>
          <table:table-cell table:formula="of:=['Sheet-Data'.L6]" office:value-type="float" office:value="105305">
            <text:p>105,305</text:p>
          </table:table-cell>
          <table:table-cell table:formula="of:=['Sheet-Data'.H6]" office:value-type="currency" office:currency="sec" office:value="0.009496">
            <text:p>0.009sec</text:p>
          </table:table-cell>
          <table:table-cell table:number-columns-repeated="1020"/>
        </table:table-row>
        <table:table-row table:style-name="ro3">
          <table:table-cell table:formula="of:=LOWER(CONCATENATE(['Sheet-Data'.A7];&quot; &quot;;['Sheet-Data'.B7];&quot; &quot;;['Sheet-Data'.C7];&quot; &quot;;['Sheet-Data'.D7];&quot; &quot;;IF(EXACT(['Sheet-Data'.E7];&quot;true&quot;);&quot;cell-a-time &quot;;&quot;&quot;);['Sheet-Data'.F7]))" office:value-type="string" office:string-value="select plain volume zstd 1000">
            <text:p>select plain volume zstd 1000</text:p>
          </table:table-cell>
          <table:table-cell table:style-name="ce5" table:formula="of:=['Sheet-Data'.G7]" office:value-type="float" office:value="1">
            <text:p>1</text:p>
          </table:table-cell>
          <table:table-cell table:formula="of:=['Sheet-Data'.L7]" office:value-type="float" office:value="21825">
            <text:p>21,825</text:p>
          </table:table-cell>
          <table:table-cell table:formula="of:=['Sheet-Data'.H7]" office:value-type="currency" office:currency="sec" office:value="0.045819">
            <text:p>0.046sec</text:p>
          </table:table-cell>
          <table:table-cell table:number-columns-repeated="1020"/>
        </table:table-row>
        <table:table-row table:style-name="ro3">
          <table:table-cell table:formula="of:=LOWER(CONCATENATE(['Sheet-Data'.A8];&quot; &quot;;['Sheet-Data'.B8];&quot; &quot;;['Sheet-Data'.C8];&quot; &quot;;['Sheet-Data'.D8];&quot; &quot;;IF(EXACT(['Sheet-Data'.E8];&quot;true&quot;);&quot;cell-a-time &quot;;&quot;&quot;);['Sheet-Data'.F8]))" office:value-type="string" office:string-value="delete plain volume zstd 1000">
            <text:p>delete plain volume zstd 1000</text:p>
          </table:table-cell>
          <table:table-cell table:style-name="ce5" table:formula="of:=['Sheet-Data'.G8]" office:value-type="float" office:value="1">
            <text:p>1</text:p>
          </table:table-cell>
          <table:table-cell table:formula="of:=['Sheet-Data'.L8]" office:value-type="float" office:value="360972">
            <text:p>360,972</text:p>
          </table:table-cell>
          <table:table-cell table:formula="of:=['Sheet-Data'.H8]" office:value-type="currency" office:currency="sec" office:value="0.00277">
            <text:p>0.003sec</text:p>
          </table:table-cell>
          <table:table-cell table:number-columns-repeated="1020"/>
        </table:table-row>
        <table:table-row table:style-name="ro3">
          <table:table-cell table:formula="of:=LOWER(CONCATENATE(['Sheet-Data'.A9];&quot; &quot;;['Sheet-Data'.B9];&quot; &quot;;['Sheet-Data'.C9];&quot; &quot;;['Sheet-Data'.D9];&quot; &quot;;IF(EXACT(['Sheet-Data'.E9];&quot;true&quot;);&quot;cell-a-time &quot;;&quot;&quot;);['Sheet-Data'.F9]))" office:value-type="string" office:string-value="select-empty plain volume zstd 1000">
            <text:p>select-empty plain volume zstd 1000</text:p>
          </table:table-cell>
          <table:table-cell table:style-name="ce5" table:formula="of:=['Sheet-Data'.G9]" office:value-type="float" office:value="1">
            <text:p>1</text:p>
          </table:table-cell>
          <table:table-cell table:formula="of:=['Sheet-Data'.L9]" office:value-type="float" office:value="0">
            <text:p>0</text:p>
          </table:table-cell>
          <table:table-cell table:formula="of:=['Sheet-Data'.H9]" office:value-type="currency" office:currency="sec" office:value="0.00109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10];&quot; &quot;;['Sheet-Data'.B10];&quot; &quot;;['Sheet-Data'.C10];&quot; &quot;;['Sheet-Data'.D10];&quot; &quot;;IF(EXACT(['Sheet-Data'.E10];&quot;true&quot;);&quot;cell-a-time &quot;;&quot;&quot;);['Sheet-Data'.F10]))" office:value-type="string" office:string-value="insert plain fc_lexic zstd 1000">
            <text:p>insert plain fc_lexic zstd 1000</text:p>
          </table:table-cell>
          <table:table-cell table:style-name="ce5" table:formula="of:=['Sheet-Data'.G10]" office:value-type="float" office:value="1">
            <text:p>1</text:p>
          </table:table-cell>
          <table:table-cell table:formula="of:=['Sheet-Data'.L10]" office:value-type="float" office:value="338621">
            <text:p>338,621</text:p>
          </table:table-cell>
          <table:table-cell table:formula="of:=['Sheet-Data'.H10]" office:value-type="currency" office:currency="sec" office:value="0.002953">
            <text:p>0.003sec</text:p>
          </table:table-cell>
          <table:table-cell table:number-columns-repeated="1020"/>
        </table:table-row>
        <table:table-row table:style-name="ro3">
          <table:table-cell table:formula="of:=LOWER(CONCATENATE(['Sheet-Data'.A11];&quot; &quot;;['Sheet-Data'.B11];&quot; &quot;;['Sheet-Data'.C11];&quot; &quot;;['Sheet-Data'.D11];&quot; &quot;;IF(EXACT(['Sheet-Data'.E11];&quot;true&quot;);&quot;cell-a-time &quot;;&quot;&quot;);['Sheet-Data'.F11]))" office:value-type="string" office:string-value="select plain fc_lexic zstd 1000">
            <text:p>select plain fc_lexic zstd 1000</text:p>
          </table:table-cell>
          <table:table-cell table:style-name="ce5" table:formula="of:=['Sheet-Data'.G11]" office:value-type="float" office:value="1">
            <text:p>1</text:p>
          </table:table-cell>
          <table:table-cell table:formula="of:=['Sheet-Data'.L11]" office:value-type="float" office:value="301308">
            <text:p>301,308</text:p>
          </table:table-cell>
          <table:table-cell table:formula="of:=['Sheet-Data'.H11]" office:value-type="currency" office:currency="sec" office:value="0.003319">
            <text:p>0.003sec</text:p>
          </table:table-cell>
          <table:table-cell table:number-columns-repeated="1020"/>
        </table:table-row>
        <table:table-row table:style-name="ro3">
          <table:table-cell table:formula="of:=LOWER(CONCATENATE(['Sheet-Data'.A12];&quot; &quot;;['Sheet-Data'.B12];&quot; &quot;;['Sheet-Data'.C12];&quot; &quot;;['Sheet-Data'.D12];&quot; &quot;;IF(EXACT(['Sheet-Data'.E12];&quot;true&quot;);&quot;cell-a-time &quot;;&quot;&quot;);['Sheet-Data'.F12]))" office:value-type="string" office:string-value="delete plain fc_lexic zstd 1000">
            <text:p>delete plain fc_lexic zstd 1000</text:p>
          </table:table-cell>
          <table:table-cell table:style-name="ce5" table:formula="of:=['Sheet-Data'.G12]" office:value-type="float" office:value="1">
            <text:p>1</text:p>
          </table:table-cell>
          <table:table-cell table:formula="of:=['Sheet-Data'.L12]" office:value-type="float" office:value="268129">
            <text:p>268,129</text:p>
          </table:table-cell>
          <table:table-cell table:formula="of:=['Sheet-Data'.H12]" office:value-type="currency" office:currency="sec" office:value="0.00373">
            <text:p>0.004sec</text:p>
          </table:table-cell>
          <table:table-cell table:number-columns-repeated="29"/>
          <table:table-cell>
            <draw:frame table:end-cell-address="'Sheet-Graph'.CQ73" table:end-x="0.8551in" table:end-y="0.1224in" draw:z-index="0" draw:style-name="gr1" draw:text-style-name="P1" svg:width="54.5232in" svg:height="10.55in" draw:transform="rotate (-1.57079632679579) translate (0.56259842519685in 0.062992125984252in)">
              <draw:object draw:notify-on-update-of-ranges="'Sheet-Graph'.A4:'Sheet-Graph'.A214 'Sheet-Graph'.C3:'Sheet-Graph'.C3 'Sheet-Graph'.C4:'Sheet-Graph'.C214 'Sheet-Graph'.B3:'Sheet-Graph'.B3 'Sheet-Graph'.B4:'Sheet-Graph'.B214 'Sheet-Graph'.D3:'Sheet-Graph'.D3 'Sheet-Graph'.D4:'Sheet-Graph'.D2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90"/>
        </table:table-row>
        <table:table-row table:style-name="ro3">
          <table:table-cell table:formula="of:=LOWER(CONCATENATE(['Sheet-Data'.A13];&quot; &quot;;['Sheet-Data'.B13];&quot; &quot;;['Sheet-Data'.C13];&quot; &quot;;['Sheet-Data'.D13];&quot; &quot;;IF(EXACT(['Sheet-Data'.E13];&quot;true&quot;);&quot;cell-a-time &quot;;&quot;&quot;);['Sheet-Data'.F13]))" office:value-type="string" office:string-value="select-empty plain fc_lexic zstd 1000">
            <text:p>select-empty plain fc_lexic zstd 1000</text:p>
          </table:table-cell>
          <table:table-cell table:style-name="ce5" table:formula="of:=['Sheet-Data'.G13]" office:value-type="float" office:value="1">
            <text:p>1</text:p>
          </table:table-cell>
          <table:table-cell table:formula="of:=['Sheet-Data'.L13]" office:value-type="float" office:value="0">
            <text:p>0</text:p>
          </table:table-cell>
          <table:table-cell table:formula="of:=['Sheet-Data'.H13]" office:value-type="currency" office:currency="sec" office:value="0.001064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14];&quot; &quot;;['Sheet-Data'.B14];&quot; &quot;;['Sheet-Data'.C14];&quot; &quot;;['Sheet-Data'.D14];&quot; &quot;;IF(EXACT(['Sheet-Data'.E14];&quot;true&quot;);&quot;cell-a-time &quot;;&quot;&quot;);['Sheet-Data'.F14]))" office:value-type="string" office:string-value="insert plain fc_volume zstd 1000">
            <text:p>insert plain fc_volume zstd 1000</text:p>
          </table:table-cell>
          <table:table-cell table:style-name="ce5" table:formula="of:=['Sheet-Data'.G14]" office:value-type="float" office:value="1">
            <text:p>1</text:p>
          </table:table-cell>
          <table:table-cell table:formula="of:=['Sheet-Data'.L14]" office:value-type="float" office:value="172113">
            <text:p>172,113</text:p>
          </table:table-cell>
          <table:table-cell table:formula="of:=['Sheet-Data'.H14]" office:value-type="currency" office:currency="sec" office:value="0.00581">
            <text:p>0.006sec</text:p>
          </table:table-cell>
          <table:table-cell table:number-columns-repeated="1020"/>
        </table:table-row>
        <table:table-row table:style-name="ro3">
          <table:table-cell table:formula="of:=LOWER(CONCATENATE(['Sheet-Data'.A15];&quot; &quot;;['Sheet-Data'.B15];&quot; &quot;;['Sheet-Data'.C15];&quot; &quot;;['Sheet-Data'.D15];&quot; &quot;;IF(EXACT(['Sheet-Data'.E15];&quot;true&quot;);&quot;cell-a-time &quot;;&quot;&quot;);['Sheet-Data'.F15]))" office:value-type="string" office:string-value="select plain fc_volume zstd 1000">
            <text:p>select plain fc_volume zstd 1000</text:p>
          </table:table-cell>
          <table:table-cell table:style-name="ce5" table:formula="of:=['Sheet-Data'.G15]" office:value-type="float" office:value="1">
            <text:p>1</text:p>
          </table:table-cell>
          <table:table-cell table:formula="of:=['Sheet-Data'.L15]" office:value-type="float" office:value="234205">
            <text:p>234,205</text:p>
          </table:table-cell>
          <table:table-cell table:formula="of:=['Sheet-Data'.H15]" office:value-type="currency" office:currency="sec" office:value="0.00427">
            <text:p>0.004sec</text:p>
          </table:table-cell>
          <table:table-cell table:number-columns-repeated="1020"/>
        </table:table-row>
        <table:table-row table:style-name="ro3">
          <table:table-cell table:formula="of:=LOWER(CONCATENATE(['Sheet-Data'.A16];&quot; &quot;;['Sheet-Data'.B16];&quot; &quot;;['Sheet-Data'.C16];&quot; &quot;;['Sheet-Data'.D16];&quot; &quot;;IF(EXACT(['Sheet-Data'.E16];&quot;true&quot;);&quot;cell-a-time &quot;;&quot;&quot;);['Sheet-Data'.F16]))" office:value-type="string" office:string-value="delete plain fc_volume zstd 1000">
            <text:p>delete plain fc_volume zstd 1000</text:p>
          </table:table-cell>
          <table:table-cell table:style-name="ce5" table:formula="of:=['Sheet-Data'.G16]" office:value-type="float" office:value="1">
            <text:p>1</text:p>
          </table:table-cell>
          <table:table-cell table:formula="of:=['Sheet-Data'.L16]" office:value-type="float" office:value="249929">
            <text:p>249,929</text:p>
          </table:table-cell>
          <table:table-cell table:formula="of:=['Sheet-Data'.H16]" office:value-type="currency" office:currency="sec" office:value="0.004001">
            <text:p>0.004sec</text:p>
          </table:table-cell>
          <table:table-cell table:number-columns-repeated="1020"/>
        </table:table-row>
        <table:table-row table:style-name="ro3">
          <table:table-cell table:formula="of:=LOWER(CONCATENATE(['Sheet-Data'.A17];&quot; &quot;;['Sheet-Data'.B17];&quot; &quot;;['Sheet-Data'.C17];&quot; &quot;;['Sheet-Data'.D17];&quot; &quot;;IF(EXACT(['Sheet-Data'.E17];&quot;true&quot;);&quot;cell-a-time &quot;;&quot;&quot;);['Sheet-Data'.F17]))" office:value-type="string" office:string-value="select-empty plain fc_volume zstd 1000">
            <text:p>select-empty plain fc_volume zstd 1000</text:p>
          </table:table-cell>
          <table:table-cell table:style-name="ce5" table:formula="of:=['Sheet-Data'.G17]" office:value-type="float" office:value="1">
            <text:p>1</text:p>
          </table:table-cell>
          <table:table-cell table:formula="of:=['Sheet-Data'.L17]" office:value-type="float" office:value="0">
            <text:p>0</text:p>
          </table:table-cell>
          <table:table-cell table:formula="of:=['Sheet-Data'.H17]" office:value-type="currency" office:currency="sec" office:value="0.001334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18];&quot; &quot;;['Sheet-Data'.B18];&quot; &quot;;['Sheet-Data'.C18];&quot; &quot;;['Sheet-Data'.D18];&quot; &quot;;IF(EXACT(['Sheet-Data'.E18];&quot;true&quot;);&quot;cell-a-time &quot;;&quot;&quot;);['Sheet-Data'.F18]))" office:value-type="string" office:string-value="insert plain lexic zstd cell-a-time 1000">
            <text:p>insert plain lexic zstd cell-a-time 1000</text:p>
          </table:table-cell>
          <table:table-cell table:style-name="ce5" table:formula="of:=['Sheet-Data'.G18]" office:value-type="float" office:value="1">
            <text:p>1</text:p>
          </table:table-cell>
          <table:table-cell table:formula="of:=['Sheet-Data'.L18]" office:value-type="float" office:value="874.471">
            <text:p>874</text:p>
          </table:table-cell>
          <table:table-cell table:formula="of:=['Sheet-Data'.H18]" office:value-type="currency" office:currency="sec" office:value="1.14355">
            <text:p>1.144sec</text:p>
          </table:table-cell>
          <table:table-cell table:number-columns-repeated="1020"/>
        </table:table-row>
        <table:table-row table:style-name="ro3">
          <table:table-cell table:formula="of:=LOWER(CONCATENATE(['Sheet-Data'.A19];&quot; &quot;;['Sheet-Data'.B19];&quot; &quot;;['Sheet-Data'.C19];&quot; &quot;;['Sheet-Data'.D19];&quot; &quot;;IF(EXACT(['Sheet-Data'.E19];&quot;true&quot;);&quot;cell-a-time &quot;;&quot;&quot;);['Sheet-Data'.F19]))" office:value-type="string" office:string-value="select plain lexic zstd cell-a-time 1000">
            <text:p>select plain lexic zstd cell-a-time 1000</text:p>
          </table:table-cell>
          <table:table-cell table:style-name="ce5" table:formula="of:=['Sheet-Data'.G19]" office:value-type="float" office:value="1">
            <text:p>1</text:p>
          </table:table-cell>
          <table:table-cell table:formula="of:=['Sheet-Data'.L19]" office:value-type="float" office:value="1993.1">
            <text:p>1,993</text:p>
          </table:table-cell>
          <table:table-cell table:formula="of:=['Sheet-Data'.H19]" office:value-type="currency" office:currency="sec" office:value="0.501732">
            <text:p>0.502sec</text:p>
          </table:table-cell>
          <table:table-cell table:number-columns-repeated="1020"/>
        </table:table-row>
        <table:table-row table:style-name="ro3">
          <table:table-cell table:formula="of:=LOWER(CONCATENATE(['Sheet-Data'.A20];&quot; &quot;;['Sheet-Data'.B20];&quot; &quot;;['Sheet-Data'.C20];&quot; &quot;;['Sheet-Data'.D20];&quot; &quot;;IF(EXACT(['Sheet-Data'.E20];&quot;true&quot;);&quot;cell-a-time &quot;;&quot;&quot;);['Sheet-Data'.F20]))" office:value-type="string" office:string-value="delete plain lexic zstd cell-a-time 1000">
            <text:p>delete plain lexic zstd cell-a-time 1000</text:p>
          </table:table-cell>
          <table:table-cell table:style-name="ce5" table:formula="of:=['Sheet-Data'.G20]" office:value-type="float" office:value="1">
            <text:p>1</text:p>
          </table:table-cell>
          <table:table-cell table:formula="of:=['Sheet-Data'.L20]" office:value-type="float" office:value="1441.72">
            <text:p>1,442</text:p>
          </table:table-cell>
          <table:table-cell table:formula="of:=['Sheet-Data'.H20]" office:value-type="currency" office:currency="sec" office:value="0.693617">
            <text:p>0.694sec</text:p>
          </table:table-cell>
          <table:table-cell table:number-columns-repeated="1020"/>
        </table:table-row>
        <table:table-row table:style-name="ro3">
          <table:table-cell table:formula="of:=LOWER(CONCATENATE(['Sheet-Data'.A21];&quot; &quot;;['Sheet-Data'.B21];&quot; &quot;;['Sheet-Data'.C21];&quot; &quot;;['Sheet-Data'.D21];&quot; &quot;;IF(EXACT(['Sheet-Data'.E21];&quot;true&quot;);&quot;cell-a-time &quot;;&quot;&quot;);['Sheet-Data'.F21]))" office:value-type="string" office:string-value="select-empty plain lexic zstd cell-a-time 1000">
            <text:p>select-empty plain lexic zstd cell-a-time 1000</text:p>
          </table:table-cell>
          <table:table-cell table:style-name="ce5" table:formula="of:=['Sheet-Data'.G21]" office:value-type="float" office:value="1">
            <text:p>1</text:p>
          </table:table-cell>
          <table:table-cell table:formula="of:=['Sheet-Data'.L21]" office:value-type="float" office:value="0">
            <text:p>0</text:p>
          </table:table-cell>
          <table:table-cell table:formula="of:=['Sheet-Data'.H21]" office:value-type="currency" office:currency="sec" office:value="1.39238">
            <text:p>1.392sec</text:p>
          </table:table-cell>
          <table:table-cell table:number-columns-repeated="1020"/>
        </table:table-row>
        <table:table-row table:style-name="ro3">
          <table:table-cell table:formula="of:=LOWER(CONCATENATE(['Sheet-Data'.A22];&quot; &quot;;['Sheet-Data'.B22];&quot; &quot;;['Sheet-Data'.C22];&quot; &quot;;['Sheet-Data'.D22];&quot; &quot;;IF(EXACT(['Sheet-Data'.E22];&quot;true&quot;);&quot;cell-a-time &quot;;&quot;&quot;);['Sheet-Data'.F22]))" office:value-type="string" office:string-value="insert plain volume zstd cell-a-time 1000">
            <text:p>insert plain volume zstd cell-a-time 1000</text:p>
          </table:table-cell>
          <table:table-cell table:style-name="ce5" table:formula="of:=['Sheet-Data'.G22]" office:value-type="float" office:value="1">
            <text:p>1</text:p>
          </table:table-cell>
          <table:table-cell table:formula="of:=['Sheet-Data'.L22]" office:value-type="float" office:value="717.121">
            <text:p>717</text:p>
          </table:table-cell>
          <table:table-cell table:formula="of:=['Sheet-Data'.H22]" office:value-type="currency" office:currency="sec" office:value="1.39446">
            <text:p>1.394sec</text:p>
          </table:table-cell>
          <table:table-cell table:number-columns-repeated="1020"/>
        </table:table-row>
        <table:table-row table:style-name="ro3">
          <table:table-cell table:formula="of:=LOWER(CONCATENATE(['Sheet-Data'.A23];&quot; &quot;;['Sheet-Data'.B23];&quot; &quot;;['Sheet-Data'.C23];&quot; &quot;;['Sheet-Data'.D23];&quot; &quot;;IF(EXACT(['Sheet-Data'.E23];&quot;true&quot;);&quot;cell-a-time &quot;;&quot;&quot;);['Sheet-Data'.F23]))" office:value-type="string" office:string-value="select plain volume zstd cell-a-time 1000">
            <text:p>select plain volume zstd cell-a-time 1000</text:p>
          </table:table-cell>
          <table:table-cell table:style-name="ce5" table:formula="of:=['Sheet-Data'.G23]" office:value-type="float" office:value="1">
            <text:p>1</text:p>
          </table:table-cell>
          <table:table-cell table:formula="of:=['Sheet-Data'.L23]" office:value-type="float" office:value="1201.95">
            <text:p>1,202</text:p>
          </table:table-cell>
          <table:table-cell table:formula="of:=['Sheet-Data'.H23]" office:value-type="currency" office:currency="sec" office:value="0.831981">
            <text:p>0.832sec</text:p>
          </table:table-cell>
          <table:table-cell table:number-columns-repeated="1020"/>
        </table:table-row>
        <table:table-row table:style-name="ro3">
          <table:table-cell table:formula="of:=LOWER(CONCATENATE(['Sheet-Data'.A24];&quot; &quot;;['Sheet-Data'.B24];&quot; &quot;;['Sheet-Data'.C24];&quot; &quot;;['Sheet-Data'.D24];&quot; &quot;;IF(EXACT(['Sheet-Data'.E24];&quot;true&quot;);&quot;cell-a-time &quot;;&quot;&quot;);['Sheet-Data'.F24]))" office:value-type="string" office:string-value="delete plain volume zstd cell-a-time 1000">
            <text:p>delete plain volume zstd cell-a-time 1000</text:p>
          </table:table-cell>
          <table:table-cell table:style-name="ce5" table:formula="of:=['Sheet-Data'.G24]" office:value-type="float" office:value="1">
            <text:p>1</text:p>
          </table:table-cell>
          <table:table-cell table:formula="of:=['Sheet-Data'.L24]" office:value-type="float" office:value="1373.87">
            <text:p>1,374</text:p>
          </table:table-cell>
          <table:table-cell table:formula="of:=['Sheet-Data'.H24]" office:value-type="currency" office:currency="sec" office:value="0.727871">
            <text:p>0.728sec</text:p>
          </table:table-cell>
          <table:table-cell table:number-columns-repeated="1020"/>
        </table:table-row>
        <table:table-row table:style-name="ro3">
          <table:table-cell table:formula="of:=LOWER(CONCATENATE(['Sheet-Data'.A25];&quot; &quot;;['Sheet-Data'.B25];&quot; &quot;;['Sheet-Data'.C25];&quot; &quot;;['Sheet-Data'.D25];&quot; &quot;;IF(EXACT(['Sheet-Data'.E25];&quot;true&quot;);&quot;cell-a-time &quot;;&quot;&quot;);['Sheet-Data'.F25]))" office:value-type="string" office:string-value="select-empty plain volume zstd cell-a-time 1000">
            <text:p>select-empty plain volume zstd cell-a-time 1000</text:p>
          </table:table-cell>
          <table:table-cell table:style-name="ce5" table:formula="of:=['Sheet-Data'.G25]" office:value-type="float" office:value="1">
            <text:p>1</text:p>
          </table:table-cell>
          <table:table-cell table:formula="of:=['Sheet-Data'.L25]" office:value-type="float" office:value="0">
            <text:p>0</text:p>
          </table:table-cell>
          <table:table-cell table:formula="of:=['Sheet-Data'.H25]" office:value-type="currency" office:currency="sec" office:value="1.2622">
            <text:p>1.262sec</text:p>
          </table:table-cell>
          <table:table-cell table:number-columns-repeated="1020"/>
        </table:table-row>
        <table:table-row table:style-name="ro3">
          <table:table-cell table:formula="of:=LOWER(CONCATENATE(['Sheet-Data'.A26];&quot; &quot;;['Sheet-Data'.B26];&quot; &quot;;['Sheet-Data'.C26];&quot; &quot;;['Sheet-Data'.D26];&quot; &quot;;IF(EXACT(['Sheet-Data'.E26];&quot;true&quot;);&quot;cell-a-time &quot;;&quot;&quot;);['Sheet-Data'.F26]))" office:value-type="string" office:string-value="insert plain fc_lexic zstd cell-a-time 1000">
            <text:p>insert plain fc_lexic zstd cell-a-time 1000</text:p>
          </table:table-cell>
          <table:table-cell table:style-name="ce5" table:formula="of:=['Sheet-Data'.G26]" office:value-type="float" office:value="1">
            <text:p>1</text:p>
          </table:table-cell>
          <table:table-cell table:formula="of:=['Sheet-Data'.L26]" office:value-type="float" office:value="709.849">
            <text:p>710</text:p>
          </table:table-cell>
          <table:table-cell table:formula="of:=['Sheet-Data'.H26]" office:value-type="currency" office:currency="sec" office:value="1.40875">
            <text:p>1.409sec</text:p>
          </table:table-cell>
          <table:table-cell table:number-columns-repeated="1020"/>
        </table:table-row>
        <table:table-row table:style-name="ro3">
          <table:table-cell table:formula="of:=LOWER(CONCATENATE(['Sheet-Data'.A27];&quot; &quot;;['Sheet-Data'.B27];&quot; &quot;;['Sheet-Data'.C27];&quot; &quot;;['Sheet-Data'.D27];&quot; &quot;;IF(EXACT(['Sheet-Data'.E27];&quot;true&quot;);&quot;cell-a-time &quot;;&quot;&quot;);['Sheet-Data'.F27]))" office:value-type="string" office:string-value="select plain fc_lexic zstd cell-a-time 1000">
            <text:p>select plain fc_lexic zstd cell-a-time 1000</text:p>
          </table:table-cell>
          <table:table-cell table:style-name="ce5" table:formula="of:=['Sheet-Data'.G27]" office:value-type="float" office:value="1">
            <text:p>1</text:p>
          </table:table-cell>
          <table:table-cell table:formula="of:=['Sheet-Data'.L27]" office:value-type="float" office:value="1180.51">
            <text:p>1,181</text:p>
          </table:table-cell>
          <table:table-cell table:formula="of:=['Sheet-Data'.H27]" office:value-type="currency" office:currency="sec" office:value="0.847089">
            <text:p>0.847sec</text:p>
          </table:table-cell>
          <table:table-cell table:number-columns-repeated="1020"/>
        </table:table-row>
        <table:table-row table:style-name="ro3">
          <table:table-cell table:formula="of:=LOWER(CONCATENATE(['Sheet-Data'.A28];&quot; &quot;;['Sheet-Data'.B28];&quot; &quot;;['Sheet-Data'.C28];&quot; &quot;;['Sheet-Data'.D28];&quot; &quot;;IF(EXACT(['Sheet-Data'.E28];&quot;true&quot;);&quot;cell-a-time &quot;;&quot;&quot;);['Sheet-Data'.F28]))" office:value-type="string" office:string-value="delete plain fc_lexic zstd cell-a-time 1000">
            <text:p>delete plain fc_lexic zstd cell-a-time 1000</text:p>
          </table:table-cell>
          <table:table-cell table:style-name="ce5" table:formula="of:=['Sheet-Data'.G28]" office:value-type="float" office:value="1">
            <text:p>1</text:p>
          </table:table-cell>
          <table:table-cell table:formula="of:=['Sheet-Data'.L28]" office:value-type="float" office:value="1318.47">
            <text:p>1,318</text:p>
          </table:table-cell>
          <table:table-cell table:formula="of:=['Sheet-Data'.H28]" office:value-type="currency" office:currency="sec" office:value="0.758456">
            <text:p>0.758sec</text:p>
          </table:table-cell>
          <table:table-cell table:number-columns-repeated="1020"/>
        </table:table-row>
        <table:table-row table:style-name="ro3">
          <table:table-cell table:formula="of:=LOWER(CONCATENATE(['Sheet-Data'.A29];&quot; &quot;;['Sheet-Data'.B29];&quot; &quot;;['Sheet-Data'.C29];&quot; &quot;;['Sheet-Data'.D29];&quot; &quot;;IF(EXACT(['Sheet-Data'.E29];&quot;true&quot;);&quot;cell-a-time &quot;;&quot;&quot;);['Sheet-Data'.F29]))" office:value-type="string" office:string-value="select-empty plain fc_lexic zstd cell-a-time 1000">
            <text:p>select-empty plain fc_lexic zstd cell-a-time 1000</text:p>
          </table:table-cell>
          <table:table-cell table:style-name="ce5" table:formula="of:=['Sheet-Data'.G29]" office:value-type="float" office:value="1">
            <text:p>1</text:p>
          </table:table-cell>
          <table:table-cell table:formula="of:=['Sheet-Data'.L29]" office:value-type="float" office:value="0">
            <text:p>0</text:p>
          </table:table-cell>
          <table:table-cell table:formula="of:=['Sheet-Data'.H29]" office:value-type="currency" office:currency="sec" office:value="1.09218">
            <text:p>1.092sec</text:p>
          </table:table-cell>
          <table:table-cell table:number-columns-repeated="1020"/>
        </table:table-row>
        <table:table-row table:style-name="ro3">
          <table:table-cell table:formula="of:=LOWER(CONCATENATE(['Sheet-Data'.A30];&quot; &quot;;['Sheet-Data'.B30];&quot; &quot;;['Sheet-Data'.C30];&quot; &quot;;['Sheet-Data'.D30];&quot; &quot;;IF(EXACT(['Sheet-Data'.E30];&quot;true&quot;);&quot;cell-a-time &quot;;&quot;&quot;);['Sheet-Data'.F30]))" office:value-type="string" office:string-value="insert plain fc_volume zstd cell-a-time 1000">
            <text:p>insert plain fc_volume zstd cell-a-time 1000</text:p>
          </table:table-cell>
          <table:table-cell table:style-name="ce5" table:formula="of:=['Sheet-Data'.G30]" office:value-type="float" office:value="1">
            <text:p>1</text:p>
          </table:table-cell>
          <table:table-cell table:formula="of:=['Sheet-Data'.L30]" office:value-type="float" office:value="741.613">
            <text:p>742</text:p>
          </table:table-cell>
          <table:table-cell table:formula="of:=['Sheet-Data'.H30]" office:value-type="currency" office:currency="sec" office:value="1.34841">
            <text:p>1.348sec</text:p>
          </table:table-cell>
          <table:table-cell table:number-columns-repeated="1020"/>
        </table:table-row>
        <table:table-row table:style-name="ro3">
          <table:table-cell table:formula="of:=LOWER(CONCATENATE(['Sheet-Data'.A31];&quot; &quot;;['Sheet-Data'.B31];&quot; &quot;;['Sheet-Data'.C31];&quot; &quot;;['Sheet-Data'.D31];&quot; &quot;;IF(EXACT(['Sheet-Data'.E31];&quot;true&quot;);&quot;cell-a-time &quot;;&quot;&quot;);['Sheet-Data'.F31]))" office:value-type="string" office:string-value="select plain fc_volume zstd cell-a-time 1000">
            <text:p>select plain fc_volume zstd cell-a-time 1000</text:p>
          </table:table-cell>
          <table:table-cell table:style-name="ce5" table:formula="of:=['Sheet-Data'.G31]" office:value-type="float" office:value="1">
            <text:p>1</text:p>
          </table:table-cell>
          <table:table-cell table:formula="of:=['Sheet-Data'.L31]" office:value-type="float" office:value="1202.42">
            <text:p>1,202</text:p>
          </table:table-cell>
          <table:table-cell table:formula="of:=['Sheet-Data'.H31]" office:value-type="currency" office:currency="sec" office:value="0.831655">
            <text:p>0.832sec</text:p>
          </table:table-cell>
          <table:table-cell table:number-columns-repeated="1020"/>
        </table:table-row>
        <table:table-row table:style-name="ro3">
          <table:table-cell table:formula="of:=LOWER(CONCATENATE(['Sheet-Data'.A32];&quot; &quot;;['Sheet-Data'.B32];&quot; &quot;;['Sheet-Data'.C32];&quot; &quot;;['Sheet-Data'.D32];&quot; &quot;;IF(EXACT(['Sheet-Data'.E32];&quot;true&quot;);&quot;cell-a-time &quot;;&quot;&quot;);['Sheet-Data'.F32]))" office:value-type="string" office:string-value="delete plain fc_volume zstd cell-a-time 1000">
            <text:p>delete plain fc_volume zstd cell-a-time 1000</text:p>
          </table:table-cell>
          <table:table-cell table:style-name="ce5" table:formula="of:=['Sheet-Data'.G32]" office:value-type="float" office:value="1">
            <text:p>1</text:p>
          </table:table-cell>
          <table:table-cell table:formula="of:=['Sheet-Data'.L32]" office:value-type="float" office:value="1288.96">
            <text:p>1,289</text:p>
          </table:table-cell>
          <table:table-cell table:formula="of:=['Sheet-Data'.H32]" office:value-type="currency" office:currency="sec" office:value="0.77582">
            <text:p>0.776sec</text:p>
          </table:table-cell>
          <table:table-cell table:number-columns-repeated="1020"/>
        </table:table-row>
        <table:table-row table:style-name="ro3">
          <table:table-cell table:formula="of:=LOWER(CONCATENATE(['Sheet-Data'.A33];&quot; &quot;;['Sheet-Data'.B33];&quot; &quot;;['Sheet-Data'.C33];&quot; &quot;;['Sheet-Data'.D33];&quot; &quot;;IF(EXACT(['Sheet-Data'.E33];&quot;true&quot;);&quot;cell-a-time &quot;;&quot;&quot;);['Sheet-Data'.F33]))" office:value-type="string" office:string-value="select-empty plain fc_volume zstd cell-a-time 1000">
            <text:p>select-empty plain fc_volume zstd cell-a-time 1000</text:p>
          </table:table-cell>
          <table:table-cell table:style-name="ce5" table:formula="of:=['Sheet-Data'.G33]" office:value-type="float" office:value="1">
            <text:p>1</text:p>
          </table:table-cell>
          <table:table-cell table:formula="of:=['Sheet-Data'.L33]" office:value-type="float" office:value="0">
            <text:p>0</text:p>
          </table:table-cell>
          <table:table-cell table:formula="of:=['Sheet-Data'.H33]" office:value-type="currency" office:currency="sec" office:value="1.35295">
            <text:p>1.353sec</text:p>
          </table:table-cell>
          <table:table-cell table:number-columns-repeated="1020"/>
        </table:table-row>
        <table:table-row table:style-name="ro3">
          <table:table-cell table:formula="of:=LOWER(CONCATENATE(['Sheet-Data'.A34];&quot; &quot;;['Sheet-Data'.B34];&quot; &quot;;['Sheet-Data'.C34];&quot; &quot;;['Sheet-Data'.D34];&quot; &quot;;IF(EXACT(['Sheet-Data'.E34];&quot;true&quot;);&quot;cell-a-time &quot;;&quot;&quot;);['Sheet-Data'.F34]))" office:value-type="string" office:string-value="insert plain lexic zstd 1000">
            <text:p>insert plain lexic zstd 1000</text:p>
          </table:table-cell>
          <table:table-cell table:style-name="ce5" table:formula="of:=['Sheet-Data'.G34]" office:value-type="float" office:value="5">
            <text:p>5</text:p>
          </table:table-cell>
          <table:table-cell table:formula="of:=['Sheet-Data'.L34]" office:value-type="float" office:value="60805.1">
            <text:p>60,805</text:p>
          </table:table-cell>
          <table:table-cell table:formula="of:=['Sheet-Data'.H34]" office:value-type="currency" office:currency="sec" office:value="0.016446">
            <text:p>0.016sec</text:p>
          </table:table-cell>
          <table:table-cell table:number-columns-repeated="1020"/>
        </table:table-row>
        <table:table-row table:style-name="ro3">
          <table:table-cell table:formula="of:=LOWER(CONCATENATE(['Sheet-Data'.A35];&quot; &quot;;['Sheet-Data'.B35];&quot; &quot;;['Sheet-Data'.C35];&quot; &quot;;['Sheet-Data'.D35];&quot; &quot;;IF(EXACT(['Sheet-Data'.E35];&quot;true&quot;);&quot;cell-a-time &quot;;&quot;&quot;);['Sheet-Data'.F35]))" office:value-type="string" office:string-value="select plain lexic zstd 1000">
            <text:p>select plain lexic zstd 1000</text:p>
          </table:table-cell>
          <table:table-cell table:style-name="ce5" table:formula="of:=['Sheet-Data'.G35]" office:value-type="float" office:value="5">
            <text:p>5</text:p>
          </table:table-cell>
          <table:table-cell table:formula="of:=['Sheet-Data'.L35]" office:value-type="float" office:value="327559">
            <text:p>327,559</text:p>
          </table:table-cell>
          <table:table-cell table:formula="of:=['Sheet-Data'.H35]" office:value-type="currency" office:currency="sec" office:value="0.003053">
            <text:p>0.003sec</text:p>
          </table:table-cell>
          <table:table-cell table:number-columns-repeated="1020"/>
        </table:table-row>
        <table:table-row table:style-name="ro3">
          <table:table-cell table:formula="of:=LOWER(CONCATENATE(['Sheet-Data'.A36];&quot; &quot;;['Sheet-Data'.B36];&quot; &quot;;['Sheet-Data'.C36];&quot; &quot;;['Sheet-Data'.D36];&quot; &quot;;IF(EXACT(['Sheet-Data'.E36];&quot;true&quot;);&quot;cell-a-time &quot;;&quot;&quot;);['Sheet-Data'.F36]))" office:value-type="string" office:string-value="delete plain lexic zstd 1000">
            <text:p>delete plain lexic zstd 1000</text:p>
          </table:table-cell>
          <table:table-cell table:style-name="ce5" table:formula="of:=['Sheet-Data'.G36]" office:value-type="float" office:value="5">
            <text:p>5</text:p>
          </table:table-cell>
          <table:table-cell table:formula="of:=['Sheet-Data'.L36]" office:value-type="float" office:value="215206">
            <text:p>215,206</text:p>
          </table:table-cell>
          <table:table-cell table:formula="of:=['Sheet-Data'.H36]" office:value-type="currency" office:currency="sec" office:value="0.004647">
            <text:p>0.005sec</text:p>
          </table:table-cell>
          <table:table-cell table:number-columns-repeated="1020"/>
        </table:table-row>
        <table:table-row table:style-name="ro3">
          <table:table-cell table:formula="of:=LOWER(CONCATENATE(['Sheet-Data'.A37];&quot; &quot;;['Sheet-Data'.B37];&quot; &quot;;['Sheet-Data'.C37];&quot; &quot;;['Sheet-Data'.D37];&quot; &quot;;IF(EXACT(['Sheet-Data'.E37];&quot;true&quot;);&quot;cell-a-time &quot;;&quot;&quot;);['Sheet-Data'.F37]))" office:value-type="string" office:string-value="select-empty plain lexic zstd 1000">
            <text:p>select-empty plain lexic zstd 1000</text:p>
          </table:table-cell>
          <table:table-cell table:style-name="ce5" table:formula="of:=['Sheet-Data'.G37]" office:value-type="float" office:value="5">
            <text:p>5</text:p>
          </table:table-cell>
          <table:table-cell table:formula="of:=['Sheet-Data'.L37]" office:value-type="float" office:value="0">
            <text:p>0</text:p>
          </table:table-cell>
          <table:table-cell table:formula="of:=['Sheet-Data'.H37]" office:value-type="currency" office:currency="sec" office:value="0.001821">
            <text:p>0.002sec</text:p>
          </table:table-cell>
          <table:table-cell table:number-columns-repeated="1020"/>
        </table:table-row>
        <table:table-row table:style-name="ro3">
          <table:table-cell table:formula="of:=LOWER(CONCATENATE(['Sheet-Data'.A38];&quot; &quot;;['Sheet-Data'.B38];&quot; &quot;;['Sheet-Data'.C38];&quot; &quot;;['Sheet-Data'.D38];&quot; &quot;;IF(EXACT(['Sheet-Data'.E38];&quot;true&quot;);&quot;cell-a-time &quot;;&quot;&quot;);['Sheet-Data'.F38]))" office:value-type="string" office:string-value="insert plain volume zstd 1000">
            <text:p>insert plain volume zstd 1000</text:p>
          </table:table-cell>
          <table:table-cell table:style-name="ce5" table:formula="of:=['Sheet-Data'.G38]" office:value-type="float" office:value="5">
            <text:p>5</text:p>
          </table:table-cell>
          <table:table-cell table:formula="of:=['Sheet-Data'.L38]" office:value-type="float" office:value="166440">
            <text:p>166,440</text:p>
          </table:table-cell>
          <table:table-cell table:formula="of:=['Sheet-Data'.H38]" office:value-type="currency" office:currency="sec" office:value="0.006008">
            <text:p>0.006sec</text:p>
          </table:table-cell>
          <table:table-cell table:number-columns-repeated="1020"/>
        </table:table-row>
        <table:table-row table:style-name="ro3">
          <table:table-cell table:formula="of:=LOWER(CONCATENATE(['Sheet-Data'.A39];&quot; &quot;;['Sheet-Data'.B39];&quot; &quot;;['Sheet-Data'.C39];&quot; &quot;;['Sheet-Data'.D39];&quot; &quot;;IF(EXACT(['Sheet-Data'.E39];&quot;true&quot;);&quot;cell-a-time &quot;;&quot;&quot;);['Sheet-Data'.F39]))" office:value-type="string" office:string-value="select plain volume zstd 1000">
            <text:p>select plain volume zstd 1000</text:p>
          </table:table-cell>
          <table:table-cell table:style-name="ce5" table:formula="of:=['Sheet-Data'.G39]" office:value-type="float" office:value="5">
            <text:p>5</text:p>
          </table:table-cell>
          <table:table-cell table:formula="of:=['Sheet-Data'.L39]" office:value-type="float" office:value="21430.3">
            <text:p>21,430</text:p>
          </table:table-cell>
          <table:table-cell table:formula="of:=['Sheet-Data'.H39]" office:value-type="currency" office:currency="sec" office:value="0.046663">
            <text:p>0.047sec</text:p>
          </table:table-cell>
          <table:table-cell table:number-columns-repeated="1020"/>
        </table:table-row>
        <table:table-row table:style-name="ro3">
          <table:table-cell table:formula="of:=LOWER(CONCATENATE(['Sheet-Data'.A40];&quot; &quot;;['Sheet-Data'.B40];&quot; &quot;;['Sheet-Data'.C40];&quot; &quot;;['Sheet-Data'.D40];&quot; &quot;;IF(EXACT(['Sheet-Data'.E40];&quot;true&quot;);&quot;cell-a-time &quot;;&quot;&quot;);['Sheet-Data'.F40]))" office:value-type="string" office:string-value="delete plain volume zstd 1000">
            <text:p>delete plain volume zstd 1000</text:p>
          </table:table-cell>
          <table:table-cell table:style-name="ce5" table:formula="of:=['Sheet-Data'.G40]" office:value-type="float" office:value="5">
            <text:p>5</text:p>
          </table:table-cell>
          <table:table-cell table:formula="of:=['Sheet-Data'.L40]" office:value-type="float" office:value="252796">
            <text:p>252,796</text:p>
          </table:table-cell>
          <table:table-cell table:formula="of:=['Sheet-Data'.H40]" office:value-type="currency" office:currency="sec" office:value="0.003956">
            <text:p>0.004sec</text:p>
          </table:table-cell>
          <table:table-cell table:number-columns-repeated="1020"/>
        </table:table-row>
        <table:table-row table:style-name="ro3">
          <table:table-cell table:formula="of:=LOWER(CONCATENATE(['Sheet-Data'.A41];&quot; &quot;;['Sheet-Data'.B41];&quot; &quot;;['Sheet-Data'.C41];&quot; &quot;;['Sheet-Data'.D41];&quot; &quot;;IF(EXACT(['Sheet-Data'.E41];&quot;true&quot;);&quot;cell-a-time &quot;;&quot;&quot;);['Sheet-Data'.F41]))" office:value-type="string" office:string-value="select-empty plain volume zstd 1000">
            <text:p>select-empty plain volume zstd 1000</text:p>
          </table:table-cell>
          <table:table-cell table:style-name="ce5" table:formula="of:=['Sheet-Data'.G41]" office:value-type="float" office:value="5">
            <text:p>5</text:p>
          </table:table-cell>
          <table:table-cell table:formula="of:=['Sheet-Data'.L41]" office:value-type="float" office:value="0">
            <text:p>0</text:p>
          </table:table-cell>
          <table:table-cell table:formula="of:=['Sheet-Data'.H41]" office:value-type="currency" office:currency="sec" office:value="0.001266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42];&quot; &quot;;['Sheet-Data'.B42];&quot; &quot;;['Sheet-Data'.C42];&quot; &quot;;['Sheet-Data'.D42];&quot; &quot;;IF(EXACT(['Sheet-Data'.E42];&quot;true&quot;);&quot;cell-a-time &quot;;&quot;&quot;);['Sheet-Data'.F42]))" office:value-type="string" office:string-value="insert plain fc_lexic zstd 1000">
            <text:p>insert plain fc_lexic zstd 1000</text:p>
          </table:table-cell>
          <table:table-cell table:style-name="ce5" table:formula="of:=['Sheet-Data'.G42]" office:value-type="float" office:value="5">
            <text:p>5</text:p>
          </table:table-cell>
          <table:table-cell table:formula="of:=['Sheet-Data'.L42]" office:value-type="float" office:value="122069">
            <text:p>122,069</text:p>
          </table:table-cell>
          <table:table-cell table:formula="of:=['Sheet-Data'.H42]" office:value-type="currency" office:currency="sec" office:value="0.008192">
            <text:p>0.008sec</text:p>
          </table:table-cell>
          <table:table-cell table:number-columns-repeated="1020"/>
        </table:table-row>
        <table:table-row table:style-name="ro3">
          <table:table-cell table:formula="of:=LOWER(CONCATENATE(['Sheet-Data'.A43];&quot; &quot;;['Sheet-Data'.B43];&quot; &quot;;['Sheet-Data'.C43];&quot; &quot;;['Sheet-Data'.D43];&quot; &quot;;IF(EXACT(['Sheet-Data'.E43];&quot;true&quot;);&quot;cell-a-time &quot;;&quot;&quot;);['Sheet-Data'.F43]))" office:value-type="string" office:string-value="select plain fc_lexic zstd 1000">
            <text:p>select plain fc_lexic zstd 1000</text:p>
          </table:table-cell>
          <table:table-cell table:style-name="ce5" table:formula="of:=['Sheet-Data'.G43]" office:value-type="float" office:value="5">
            <text:p>5</text:p>
          </table:table-cell>
          <table:table-cell table:formula="of:=['Sheet-Data'.L43]" office:value-type="float" office:value="394313">
            <text:p>394,313</text:p>
          </table:table-cell>
          <table:table-cell table:formula="of:=['Sheet-Data'.H43]" office:value-type="currency" office:currency="sec" office:value="0.002536">
            <text:p>0.003sec</text:p>
          </table:table-cell>
          <table:table-cell table:number-columns-repeated="1020"/>
        </table:table-row>
        <table:table-row table:style-name="ro3">
          <table:table-cell table:formula="of:=LOWER(CONCATENATE(['Sheet-Data'.A44];&quot; &quot;;['Sheet-Data'.B44];&quot; &quot;;['Sheet-Data'.C44];&quot; &quot;;['Sheet-Data'.D44];&quot; &quot;;IF(EXACT(['Sheet-Data'.E44];&quot;true&quot;);&quot;cell-a-time &quot;;&quot;&quot;);['Sheet-Data'.F44]))" office:value-type="string" office:string-value="delete plain fc_lexic zstd 1000">
            <text:p>delete plain fc_lexic zstd 1000</text:p>
          </table:table-cell>
          <table:table-cell table:style-name="ce5" table:formula="of:=['Sheet-Data'.G44]" office:value-type="float" office:value="5">
            <text:p>5</text:p>
          </table:table-cell>
          <table:table-cell table:formula="of:=['Sheet-Data'.L44]" office:value-type="float" office:value="197239">
            <text:p>197,239</text:p>
          </table:table-cell>
          <table:table-cell table:formula="of:=['Sheet-Data'.H44]" office:value-type="currency" office:currency="sec" office:value="0.00507">
            <text:p>0.005sec</text:p>
          </table:table-cell>
          <table:table-cell table:number-columns-repeated="1020"/>
        </table:table-row>
        <table:table-row table:style-name="ro3">
          <table:table-cell table:formula="of:=LOWER(CONCATENATE(['Sheet-Data'.A45];&quot; &quot;;['Sheet-Data'.B45];&quot; &quot;;['Sheet-Data'.C45];&quot; &quot;;['Sheet-Data'.D45];&quot; &quot;;IF(EXACT(['Sheet-Data'.E45];&quot;true&quot;);&quot;cell-a-time &quot;;&quot;&quot;);['Sheet-Data'.F45]))" office:value-type="string" office:string-value="select-empty plain fc_lexic zstd 1000">
            <text:p>select-empty plain fc_lexic zstd 1000</text:p>
          </table:table-cell>
          <table:table-cell table:style-name="ce5" table:formula="of:=['Sheet-Data'.G45]" office:value-type="float" office:value="5">
            <text:p>5</text:p>
          </table:table-cell>
          <table:table-cell table:formula="of:=['Sheet-Data'.L45]" office:value-type="float" office:value="0">
            <text:p>0</text:p>
          </table:table-cell>
          <table:table-cell table:formula="of:=['Sheet-Data'.H45]" office:value-type="currency" office:currency="sec" office:value="0.001096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46];&quot; &quot;;['Sheet-Data'.B46];&quot; &quot;;['Sheet-Data'.C46];&quot; &quot;;['Sheet-Data'.D46];&quot; &quot;;IF(EXACT(['Sheet-Data'.E46];&quot;true&quot;);&quot;cell-a-time &quot;;&quot;&quot;);['Sheet-Data'.F46]))" office:value-type="string" office:string-value="insert plain fc_volume zstd 1000">
            <text:p>insert plain fc_volume zstd 1000</text:p>
          </table:table-cell>
          <table:table-cell table:style-name="ce5" table:formula="of:=['Sheet-Data'.G46]" office:value-type="float" office:value="5">
            <text:p>5</text:p>
          </table:table-cell>
          <table:table-cell table:formula="of:=['Sheet-Data'.L46]" office:value-type="float" office:value="134768">
            <text:p>134,768</text:p>
          </table:table-cell>
          <table:table-cell table:formula="of:=['Sheet-Data'.H46]" office:value-type="currency" office:currency="sec" office:value="0.00742">
            <text:p>0.007sec</text:p>
          </table:table-cell>
          <table:table-cell table:number-columns-repeated="1020"/>
        </table:table-row>
        <table:table-row table:style-name="ro3">
          <table:table-cell table:formula="of:=LOWER(CONCATENATE(['Sheet-Data'.A47];&quot; &quot;;['Sheet-Data'.B47];&quot; &quot;;['Sheet-Data'.C47];&quot; &quot;;['Sheet-Data'.D47];&quot; &quot;;IF(EXACT(['Sheet-Data'.E47];&quot;true&quot;);&quot;cell-a-time &quot;;&quot;&quot;);['Sheet-Data'.F47]))" office:value-type="string" office:string-value="select plain fc_volume zstd 1000">
            <text:p>select plain fc_volume zstd 1000</text:p>
          </table:table-cell>
          <table:table-cell table:style-name="ce5" table:formula="of:=['Sheet-Data'.G47]" office:value-type="float" office:value="5">
            <text:p>5</text:p>
          </table:table-cell>
          <table:table-cell table:formula="of:=['Sheet-Data'.L47]" office:value-type="float" office:value="331055">
            <text:p>331,055</text:p>
          </table:table-cell>
          <table:table-cell table:formula="of:=['Sheet-Data'.H47]" office:value-type="currency" office:currency="sec" office:value="0.003021">
            <text:p>0.003sec</text:p>
          </table:table-cell>
          <table:table-cell table:number-columns-repeated="1020"/>
        </table:table-row>
        <table:table-row table:style-name="ro3">
          <table:table-cell table:formula="of:=LOWER(CONCATENATE(['Sheet-Data'.A48];&quot; &quot;;['Sheet-Data'.B48];&quot; &quot;;['Sheet-Data'.C48];&quot; &quot;;['Sheet-Data'.D48];&quot; &quot;;IF(EXACT(['Sheet-Data'.E48];&quot;true&quot;);&quot;cell-a-time &quot;;&quot;&quot;);['Sheet-Data'.F48]))" office:value-type="string" office:string-value="delete plain fc_volume zstd 1000">
            <text:p>delete plain fc_volume zstd 1000</text:p>
          </table:table-cell>
          <table:table-cell table:style-name="ce5" table:formula="of:=['Sheet-Data'.G48]" office:value-type="float" office:value="5">
            <text:p>5</text:p>
          </table:table-cell>
          <table:table-cell table:formula="of:=['Sheet-Data'.L48]" office:value-type="float" office:value="224826">
            <text:p>224,826</text:p>
          </table:table-cell>
          <table:table-cell table:formula="of:=['Sheet-Data'.H48]" office:value-type="currency" office:currency="sec" office:value="0.004448">
            <text:p>0.004sec</text:p>
          </table:table-cell>
          <table:table-cell table:number-columns-repeated="1020"/>
        </table:table-row>
        <table:table-row table:style-name="ro3">
          <table:table-cell table:formula="of:=LOWER(CONCATENATE(['Sheet-Data'.A49];&quot; &quot;;['Sheet-Data'.B49];&quot; &quot;;['Sheet-Data'.C49];&quot; &quot;;['Sheet-Data'.D49];&quot; &quot;;IF(EXACT(['Sheet-Data'.E49];&quot;true&quot;);&quot;cell-a-time &quot;;&quot;&quot;);['Sheet-Data'.F49]))" office:value-type="string" office:string-value="select-empty plain fc_volume zstd 1000">
            <text:p>select-empty plain fc_volume zstd 1000</text:p>
          </table:table-cell>
          <table:table-cell table:style-name="ce5" table:formula="of:=['Sheet-Data'.G49]" office:value-type="float" office:value="5">
            <text:p>5</text:p>
          </table:table-cell>
          <table:table-cell table:formula="of:=['Sheet-Data'.L49]" office:value-type="float" office:value="0">
            <text:p>0</text:p>
          </table:table-cell>
          <table:table-cell table:formula="of:=['Sheet-Data'.H49]" office:value-type="currency" office:currency="sec" office:value="0.001087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50];&quot; &quot;;['Sheet-Data'.B50];&quot; &quot;;['Sheet-Data'.C50];&quot; &quot;;['Sheet-Data'.D50];&quot; &quot;;IF(EXACT(['Sheet-Data'.E50];&quot;true&quot;);&quot;cell-a-time &quot;;&quot;&quot;);['Sheet-Data'.F50]))" office:value-type="string" office:string-value="insert plain lexic zstd cell-a-time 1000">
            <text:p>insert plain lexic zstd cell-a-time 1000</text:p>
          </table:table-cell>
          <table:table-cell table:style-name="ce5" table:formula="of:=['Sheet-Data'.G50]" office:value-type="float" office:value="5">
            <text:p>5</text:p>
          </table:table-cell>
          <table:table-cell table:formula="of:=['Sheet-Data'.L50]" office:value-type="float" office:value="962.942">
            <text:p>963</text:p>
          </table:table-cell>
          <table:table-cell table:formula="of:=['Sheet-Data'.H50]" office:value-type="currency" office:currency="sec" office:value="1.03848">
            <text:p>1.038sec</text:p>
          </table:table-cell>
          <table:table-cell table:number-columns-repeated="1020"/>
        </table:table-row>
        <table:table-row table:style-name="ro3">
          <table:table-cell table:formula="of:=LOWER(CONCATENATE(['Sheet-Data'.A51];&quot; &quot;;['Sheet-Data'.B51];&quot; &quot;;['Sheet-Data'.C51];&quot; &quot;;['Sheet-Data'.D51];&quot; &quot;;IF(EXACT(['Sheet-Data'.E51];&quot;true&quot;);&quot;cell-a-time &quot;;&quot;&quot;);['Sheet-Data'.F51]))" office:value-type="string" office:string-value="select plain lexic zstd cell-a-time 1000">
            <text:p>select plain lexic zstd cell-a-time 1000</text:p>
          </table:table-cell>
          <table:table-cell table:style-name="ce5" table:formula="of:=['Sheet-Data'.G51]" office:value-type="float" office:value="5">
            <text:p>5</text:p>
          </table:table-cell>
          <table:table-cell table:formula="of:=['Sheet-Data'.L51]" office:value-type="float" office:value="1219.18">
            <text:p>1,219</text:p>
          </table:table-cell>
          <table:table-cell table:formula="of:=['Sheet-Data'.H51]" office:value-type="currency" office:currency="sec" office:value="0.820226">
            <text:p>0.820sec</text:p>
          </table:table-cell>
          <table:table-cell table:number-columns-repeated="1020"/>
        </table:table-row>
        <table:table-row table:style-name="ro3">
          <table:table-cell table:formula="of:=LOWER(CONCATENATE(['Sheet-Data'.A52];&quot; &quot;;['Sheet-Data'.B52];&quot; &quot;;['Sheet-Data'.C52];&quot; &quot;;['Sheet-Data'.D52];&quot; &quot;;IF(EXACT(['Sheet-Data'.E52];&quot;true&quot;);&quot;cell-a-time &quot;;&quot;&quot;);['Sheet-Data'.F52]))" office:value-type="string" office:string-value="delete plain lexic zstd cell-a-time 1000">
            <text:p>delete plain lexic zstd cell-a-time 1000</text:p>
          </table:table-cell>
          <table:table-cell table:style-name="ce5" table:formula="of:=['Sheet-Data'.G52]" office:value-type="float" office:value="5">
            <text:p>5</text:p>
          </table:table-cell>
          <table:table-cell table:formula="of:=['Sheet-Data'.L52]" office:value-type="float" office:value="1288.95">
            <text:p>1,289</text:p>
          </table:table-cell>
          <table:table-cell table:formula="of:=['Sheet-Data'.H52]" office:value-type="currency" office:currency="sec" office:value="0.775828">
            <text:p>0.776sec</text:p>
          </table:table-cell>
          <table:table-cell table:number-columns-repeated="1020"/>
        </table:table-row>
        <table:table-row table:style-name="ro3">
          <table:table-cell table:formula="of:=LOWER(CONCATENATE(['Sheet-Data'.A53];&quot; &quot;;['Sheet-Data'.B53];&quot; &quot;;['Sheet-Data'.C53];&quot; &quot;;['Sheet-Data'.D53];&quot; &quot;;IF(EXACT(['Sheet-Data'.E53];&quot;true&quot;);&quot;cell-a-time &quot;;&quot;&quot;);['Sheet-Data'.F53]))" office:value-type="string" office:string-value="select-empty plain lexic zstd cell-a-time 1000">
            <text:p>select-empty plain lexic zstd cell-a-time 1000</text:p>
          </table:table-cell>
          <table:table-cell table:style-name="ce5" table:formula="of:=['Sheet-Data'.G53]" office:value-type="float" office:value="5">
            <text:p>5</text:p>
          </table:table-cell>
          <table:table-cell table:formula="of:=['Sheet-Data'.L53]" office:value-type="float" office:value="0">
            <text:p>0</text:p>
          </table:table-cell>
          <table:table-cell table:formula="of:=['Sheet-Data'.H53]" office:value-type="currency" office:currency="sec" office:value="1.37049">
            <text:p>1.370sec</text:p>
          </table:table-cell>
          <table:table-cell table:number-columns-repeated="1020"/>
        </table:table-row>
        <table:table-row table:style-name="ro3">
          <table:table-cell table:formula="of:=LOWER(CONCATENATE(['Sheet-Data'.A54];&quot; &quot;;['Sheet-Data'.B54];&quot; &quot;;['Sheet-Data'.C54];&quot; &quot;;['Sheet-Data'.D54];&quot; &quot;;IF(EXACT(['Sheet-Data'.E54];&quot;true&quot;);&quot;cell-a-time &quot;;&quot;&quot;);['Sheet-Data'.F54]))" office:value-type="string" office:string-value="insert plain volume zstd cell-a-time 1000">
            <text:p>insert plain volume zstd cell-a-time 1000</text:p>
          </table:table-cell>
          <table:table-cell table:style-name="ce5" table:formula="of:=['Sheet-Data'.G54]" office:value-type="float" office:value="5">
            <text:p>5</text:p>
          </table:table-cell>
          <table:table-cell table:formula="of:=['Sheet-Data'.L54]" office:value-type="float" office:value="747.147">
            <text:p>747</text:p>
          </table:table-cell>
          <table:table-cell table:formula="of:=['Sheet-Data'.H54]" office:value-type="currency" office:currency="sec" office:value="1.33842">
            <text:p>1.338sec</text:p>
          </table:table-cell>
          <table:table-cell table:number-columns-repeated="1020"/>
        </table:table-row>
        <table:table-row table:style-name="ro3">
          <table:table-cell table:formula="of:=LOWER(CONCATENATE(['Sheet-Data'.A55];&quot; &quot;;['Sheet-Data'.B55];&quot; &quot;;['Sheet-Data'.C55];&quot; &quot;;['Sheet-Data'.D55];&quot; &quot;;IF(EXACT(['Sheet-Data'.E55];&quot;true&quot;);&quot;cell-a-time &quot;;&quot;&quot;);['Sheet-Data'.F55]))" office:value-type="string" office:string-value="select plain volume zstd cell-a-time 1000">
            <text:p>select plain volume zstd cell-a-time 1000</text:p>
          </table:table-cell>
          <table:table-cell table:style-name="ce5" table:formula="of:=['Sheet-Data'.G55]" office:value-type="float" office:value="5">
            <text:p>5</text:p>
          </table:table-cell>
          <table:table-cell table:formula="of:=['Sheet-Data'.L55]" office:value-type="float" office:value="1398.84">
            <text:p>1,399</text:p>
          </table:table-cell>
          <table:table-cell table:formula="of:=['Sheet-Data'.H55]" office:value-type="currency" office:currency="sec" office:value="0.714878">
            <text:p>0.715sec</text:p>
          </table:table-cell>
          <table:table-cell table:number-columns-repeated="1020"/>
        </table:table-row>
        <table:table-row table:style-name="ro3">
          <table:table-cell table:formula="of:=LOWER(CONCATENATE(['Sheet-Data'.A56];&quot; &quot;;['Sheet-Data'.B56];&quot; &quot;;['Sheet-Data'.C56];&quot; &quot;;['Sheet-Data'.D56];&quot; &quot;;IF(EXACT(['Sheet-Data'.E56];&quot;true&quot;);&quot;cell-a-time &quot;;&quot;&quot;);['Sheet-Data'.F56]))" office:value-type="string" office:string-value="delete plain volume zstd cell-a-time 1000">
            <text:p>delete plain volume zstd cell-a-time 1000</text:p>
          </table:table-cell>
          <table:table-cell table:style-name="ce5" table:formula="of:=['Sheet-Data'.G56]" office:value-type="float" office:value="5">
            <text:p>5</text:p>
          </table:table-cell>
          <table:table-cell table:formula="of:=['Sheet-Data'.L56]" office:value-type="float" office:value="1351.01">
            <text:p>1,351</text:p>
          </table:table-cell>
          <table:table-cell table:formula="of:=['Sheet-Data'.H56]" office:value-type="currency" office:currency="sec" office:value="0.740185">
            <text:p>0.740sec</text:p>
          </table:table-cell>
          <table:table-cell table:number-columns-repeated="1020"/>
        </table:table-row>
        <table:table-row table:style-name="ro3">
          <table:table-cell table:formula="of:=LOWER(CONCATENATE(['Sheet-Data'.A57];&quot; &quot;;['Sheet-Data'.B57];&quot; &quot;;['Sheet-Data'.C57];&quot; &quot;;['Sheet-Data'.D57];&quot; &quot;;IF(EXACT(['Sheet-Data'.E57];&quot;true&quot;);&quot;cell-a-time &quot;;&quot;&quot;);['Sheet-Data'.F57]))" office:value-type="string" office:string-value="select-empty plain volume zstd cell-a-time 1000">
            <text:p>select-empty plain volume zstd cell-a-time 1000</text:p>
          </table:table-cell>
          <table:table-cell table:style-name="ce5" table:formula="of:=['Sheet-Data'.G57]" office:value-type="float" office:value="5">
            <text:p>5</text:p>
          </table:table-cell>
          <table:table-cell table:formula="of:=['Sheet-Data'.L57]" office:value-type="float" office:value="0">
            <text:p>0</text:p>
          </table:table-cell>
          <table:table-cell table:formula="of:=['Sheet-Data'.H57]" office:value-type="currency" office:currency="sec" office:value="1.30222">
            <text:p>1.302sec</text:p>
          </table:table-cell>
          <table:table-cell table:number-columns-repeated="1020"/>
        </table:table-row>
        <table:table-row table:style-name="ro3">
          <table:table-cell table:formula="of:=LOWER(CONCATENATE(['Sheet-Data'.A58];&quot; &quot;;['Sheet-Data'.B58];&quot; &quot;;['Sheet-Data'.C58];&quot; &quot;;['Sheet-Data'.D58];&quot; &quot;;IF(EXACT(['Sheet-Data'.E58];&quot;true&quot;);&quot;cell-a-time &quot;;&quot;&quot;);['Sheet-Data'.F58]))" office:value-type="string" office:string-value="insert plain fc_lexic zstd cell-a-time 1000">
            <text:p>insert plain fc_lexic zstd cell-a-time 1000</text:p>
          </table:table-cell>
          <table:table-cell table:style-name="ce5" table:formula="of:=['Sheet-Data'.G58]" office:value-type="float" office:value="5">
            <text:p>5</text:p>
          </table:table-cell>
          <table:table-cell table:formula="of:=['Sheet-Data'.L58]" office:value-type="float" office:value="781.854">
            <text:p>782</text:p>
          </table:table-cell>
          <table:table-cell table:formula="of:=['Sheet-Data'.H58]" office:value-type="currency" office:currency="sec" office:value="1.27901">
            <text:p>1.279sec</text:p>
          </table:table-cell>
          <table:table-cell table:number-columns-repeated="1020"/>
        </table:table-row>
        <table:table-row table:style-name="ro3">
          <table:table-cell table:formula="of:=LOWER(CONCATENATE(['Sheet-Data'.A59];&quot; &quot;;['Sheet-Data'.B59];&quot; &quot;;['Sheet-Data'.C59];&quot; &quot;;['Sheet-Data'.D59];&quot; &quot;;IF(EXACT(['Sheet-Data'.E59];&quot;true&quot;);&quot;cell-a-time &quot;;&quot;&quot;);['Sheet-Data'.F59]))" office:value-type="string" office:string-value="select plain fc_lexic zstd cell-a-time 1000">
            <text:p>select plain fc_lexic zstd cell-a-time 1000</text:p>
          </table:table-cell>
          <table:table-cell table:style-name="ce5" table:formula="of:=['Sheet-Data'.G59]" office:value-type="float" office:value="5">
            <text:p>5</text:p>
          </table:table-cell>
          <table:table-cell table:formula="of:=['Sheet-Data'.L59]" office:value-type="float" office:value="1124.33">
            <text:p>1,124</text:p>
          </table:table-cell>
          <table:table-cell table:formula="of:=['Sheet-Data'.H59]" office:value-type="currency" office:currency="sec" office:value="0.889418">
            <text:p>0.889sec</text:p>
          </table:table-cell>
          <table:table-cell table:number-columns-repeated="1020"/>
        </table:table-row>
        <table:table-row table:style-name="ro3">
          <table:table-cell table:formula="of:=LOWER(CONCATENATE(['Sheet-Data'.A60];&quot; &quot;;['Sheet-Data'.B60];&quot; &quot;;['Sheet-Data'.C60];&quot; &quot;;['Sheet-Data'.D60];&quot; &quot;;IF(EXACT(['Sheet-Data'.E60];&quot;true&quot;);&quot;cell-a-time &quot;;&quot;&quot;);['Sheet-Data'.F60]))" office:value-type="string" office:string-value="delete plain fc_lexic zstd cell-a-time 1000">
            <text:p>delete plain fc_lexic zstd cell-a-time 1000</text:p>
          </table:table-cell>
          <table:table-cell table:style-name="ce5" table:formula="of:=['Sheet-Data'.G60]" office:value-type="float" office:value="5">
            <text:p>5</text:p>
          </table:table-cell>
          <table:table-cell table:formula="of:=['Sheet-Data'.L60]" office:value-type="float" office:value="1383.29">
            <text:p>1,383</text:p>
          </table:table-cell>
          <table:table-cell table:formula="of:=['Sheet-Data'.H60]" office:value-type="currency" office:currency="sec" office:value="0.722916">
            <text:p>0.723sec</text:p>
          </table:table-cell>
          <table:table-cell table:number-columns-repeated="1020"/>
        </table:table-row>
        <table:table-row table:style-name="ro3">
          <table:table-cell table:formula="of:=LOWER(CONCATENATE(['Sheet-Data'.A61];&quot; &quot;;['Sheet-Data'.B61];&quot; &quot;;['Sheet-Data'.C61];&quot; &quot;;['Sheet-Data'.D61];&quot; &quot;;IF(EXACT(['Sheet-Data'.E61];&quot;true&quot;);&quot;cell-a-time &quot;;&quot;&quot;);['Sheet-Data'.F61]))" office:value-type="string" office:string-value="select-empty plain fc_lexic zstd cell-a-time 1000">
            <text:p>select-empty plain fc_lexic zstd cell-a-time 1000</text:p>
          </table:table-cell>
          <table:table-cell table:style-name="ce5" table:formula="of:=['Sheet-Data'.G61]" office:value-type="float" office:value="5">
            <text:p>5</text:p>
          </table:table-cell>
          <table:table-cell table:formula="of:=['Sheet-Data'.L61]" office:value-type="float" office:value="0">
            <text:p>0</text:p>
          </table:table-cell>
          <table:table-cell table:formula="of:=['Sheet-Data'.H61]" office:value-type="currency" office:currency="sec" office:value="1.29418">
            <text:p>1.294sec</text:p>
          </table:table-cell>
          <table:table-cell table:number-columns-repeated="1020"/>
        </table:table-row>
        <table:table-row table:style-name="ro3">
          <table:table-cell table:formula="of:=LOWER(CONCATENATE(['Sheet-Data'.A62];&quot; &quot;;['Sheet-Data'.B62];&quot; &quot;;['Sheet-Data'.C62];&quot; &quot;;['Sheet-Data'.D62];&quot; &quot;;IF(EXACT(['Sheet-Data'.E62];&quot;true&quot;);&quot;cell-a-time &quot;;&quot;&quot;);['Sheet-Data'.F62]))" office:value-type="string" office:string-value="insert plain fc_volume zstd cell-a-time 1000">
            <text:p>insert plain fc_volume zstd cell-a-time 1000</text:p>
          </table:table-cell>
          <table:table-cell table:style-name="ce5" table:formula="of:=['Sheet-Data'.G62]" office:value-type="float" office:value="5">
            <text:p>5</text:p>
          </table:table-cell>
          <table:table-cell table:formula="of:=['Sheet-Data'.L62]" office:value-type="float" office:value="803.508">
            <text:p>804</text:p>
          </table:table-cell>
          <table:table-cell table:formula="of:=['Sheet-Data'.H62]" office:value-type="currency" office:currency="sec" office:value="1.24454">
            <text:p>1.245sec</text:p>
          </table:table-cell>
          <table:table-cell table:number-columns-repeated="1020"/>
        </table:table-row>
        <table:table-row table:style-name="ro3">
          <table:table-cell table:formula="of:=LOWER(CONCATENATE(['Sheet-Data'.A63];&quot; &quot;;['Sheet-Data'.B63];&quot; &quot;;['Sheet-Data'.C63];&quot; &quot;;['Sheet-Data'.D63];&quot; &quot;;IF(EXACT(['Sheet-Data'.E63];&quot;true&quot;);&quot;cell-a-time &quot;;&quot;&quot;);['Sheet-Data'.F63]))" office:value-type="string" office:string-value="select plain fc_volume zstd cell-a-time 1000">
            <text:p>select plain fc_volume zstd cell-a-time 1000</text:p>
          </table:table-cell>
          <table:table-cell table:style-name="ce5" table:formula="of:=['Sheet-Data'.G63]" office:value-type="float" office:value="5">
            <text:p>5</text:p>
          </table:table-cell>
          <table:table-cell table:formula="of:=['Sheet-Data'.L63]" office:value-type="float" office:value="1147.83">
            <text:p>1,148</text:p>
          </table:table-cell>
          <table:table-cell table:formula="of:=['Sheet-Data'.H63]" office:value-type="currency" office:currency="sec" office:value="0.871206">
            <text:p>0.871sec</text:p>
          </table:table-cell>
          <table:table-cell table:number-columns-repeated="1020"/>
        </table:table-row>
        <table:table-row table:style-name="ro3">
          <table:table-cell table:formula="of:=LOWER(CONCATENATE(['Sheet-Data'.A64];&quot; &quot;;['Sheet-Data'.B64];&quot; &quot;;['Sheet-Data'.C64];&quot; &quot;;['Sheet-Data'.D64];&quot; &quot;;IF(EXACT(['Sheet-Data'.E64];&quot;true&quot;);&quot;cell-a-time &quot;;&quot;&quot;);['Sheet-Data'.F64]))" office:value-type="string" office:string-value="delete plain fc_volume zstd cell-a-time 1000">
            <text:p>delete plain fc_volume zstd cell-a-time 1000</text:p>
          </table:table-cell>
          <table:table-cell table:style-name="ce5" table:formula="of:=['Sheet-Data'.G64]" office:value-type="float" office:value="5">
            <text:p>5</text:p>
          </table:table-cell>
          <table:table-cell table:formula="of:=['Sheet-Data'.L64]" office:value-type="float" office:value="1270.36">
            <text:p>1,270</text:p>
          </table:table-cell>
          <table:table-cell table:formula="of:=['Sheet-Data'.H64]" office:value-type="currency" office:currency="sec" office:value="0.787177">
            <text:p>0.787sec</text:p>
          </table:table-cell>
          <table:table-cell table:number-columns-repeated="1020"/>
        </table:table-row>
        <table:table-row table:style-name="ro3">
          <table:table-cell table:formula="of:=LOWER(CONCATENATE(['Sheet-Data'.A65];&quot; &quot;;['Sheet-Data'.B65];&quot; &quot;;['Sheet-Data'.C65];&quot; &quot;;['Sheet-Data'.D65];&quot; &quot;;IF(EXACT(['Sheet-Data'.E65];&quot;true&quot;);&quot;cell-a-time &quot;;&quot;&quot;);['Sheet-Data'.F65]))" office:value-type="string" office:string-value="select-empty plain fc_volume zstd cell-a-time 1000">
            <text:p>select-empty plain fc_volume zstd cell-a-time 1000</text:p>
          </table:table-cell>
          <table:table-cell table:style-name="ce5" table:formula="of:=['Sheet-Data'.G65]" office:value-type="float" office:value="5">
            <text:p>5</text:p>
          </table:table-cell>
          <table:table-cell table:formula="of:=['Sheet-Data'.L65]" office:value-type="float" office:value="0">
            <text:p>0</text:p>
          </table:table-cell>
          <table:table-cell table:formula="of:=['Sheet-Data'.H65]" office:value-type="currency" office:currency="sec" office:value="1.30554">
            <text:p>1.306sec</text:p>
          </table:table-cell>
          <table:table-cell table:number-columns-repeated="1020"/>
        </table:table-row>
        <table:table-row table:style-name="ro3">
          <table:table-cell table:formula="of:=LOWER(CONCATENATE(['Sheet-Data'.A66];&quot; &quot;;['Sheet-Data'.B66];&quot; &quot;;['Sheet-Data'.C66];&quot; &quot;;['Sheet-Data'.D66];&quot; &quot;;IF(EXACT(['Sheet-Data'.E66];&quot;true&quot;);&quot;cell-a-time &quot;;&quot;&quot;);['Sheet-Data'.F66]))" office:value-type="string" office:string-value="insert plain lexic zstd 1000">
            <text:p>insert plain lexic zstd 1000</text:p>
          </table:table-cell>
          <table:table-cell table:style-name="ce5" table:formula="of:=['Sheet-Data'.G66]" office:value-type="float" office:value="10">
            <text:p>10</text:p>
          </table:table-cell>
          <table:table-cell table:formula="of:=['Sheet-Data'.L66]" office:value-type="float" office:value="74677">
            <text:p>74,677</text:p>
          </table:table-cell>
          <table:table-cell table:formula="of:=['Sheet-Data'.H66]" office:value-type="currency" office:currency="sec" office:value="0.013391">
            <text:p>0.013sec</text:p>
          </table:table-cell>
          <table:table-cell table:number-columns-repeated="1020"/>
        </table:table-row>
        <table:table-row table:style-name="ro3">
          <table:table-cell table:formula="of:=LOWER(CONCATENATE(['Sheet-Data'.A67];&quot; &quot;;['Sheet-Data'.B67];&quot; &quot;;['Sheet-Data'.C67];&quot; &quot;;['Sheet-Data'.D67];&quot; &quot;;IF(EXACT(['Sheet-Data'.E67];&quot;true&quot;);&quot;cell-a-time &quot;;&quot;&quot;);['Sheet-Data'.F67]))" office:value-type="string" office:string-value="select plain lexic zstd 1000">
            <text:p>select plain lexic zstd 1000</text:p>
          </table:table-cell>
          <table:table-cell table:style-name="ce5" table:formula="of:=['Sheet-Data'.G67]" office:value-type="float" office:value="10">
            <text:p>10</text:p>
          </table:table-cell>
          <table:table-cell table:formula="of:=['Sheet-Data'.L67]" office:value-type="float" office:value="21664.7">
            <text:p>21,665</text:p>
          </table:table-cell>
          <table:table-cell table:formula="of:=['Sheet-Data'.H67]" office:value-type="currency" office:currency="sec" office:value="0.046158">
            <text:p>0.046sec</text:p>
          </table:table-cell>
          <table:table-cell table:number-columns-repeated="1020"/>
        </table:table-row>
        <table:table-row table:style-name="ro3">
          <table:table-cell table:formula="of:=LOWER(CONCATENATE(['Sheet-Data'.A68];&quot; &quot;;['Sheet-Data'.B68];&quot; &quot;;['Sheet-Data'.C68];&quot; &quot;;['Sheet-Data'.D68];&quot; &quot;;IF(EXACT(['Sheet-Data'.E68];&quot;true&quot;);&quot;cell-a-time &quot;;&quot;&quot;);['Sheet-Data'.F68]))" office:value-type="string" office:string-value="delete plain lexic zstd 1000">
            <text:p>delete plain lexic zstd 1000</text:p>
          </table:table-cell>
          <table:table-cell table:style-name="ce5" table:formula="of:=['Sheet-Data'.G68]" office:value-type="float" office:value="10">
            <text:p>10</text:p>
          </table:table-cell>
          <table:table-cell table:formula="of:=['Sheet-Data'.L68]" office:value-type="float" office:value="145274">
            <text:p>145,274</text:p>
          </table:table-cell>
          <table:table-cell table:formula="of:=['Sheet-Data'.H68]" office:value-type="currency" office:currency="sec" office:value="0.006884">
            <text:p>0.007sec</text:p>
          </table:table-cell>
          <table:table-cell table:number-columns-repeated="1020"/>
        </table:table-row>
        <table:table-row table:style-name="ro3">
          <table:table-cell table:formula="of:=LOWER(CONCATENATE(['Sheet-Data'.A69];&quot; &quot;;['Sheet-Data'.B69];&quot; &quot;;['Sheet-Data'.C69];&quot; &quot;;['Sheet-Data'.D69];&quot; &quot;;IF(EXACT(['Sheet-Data'.E69];&quot;true&quot;);&quot;cell-a-time &quot;;&quot;&quot;);['Sheet-Data'.F69]))" office:value-type="string" office:string-value="select-empty plain lexic zstd 1000">
            <text:p>select-empty plain lexic zstd 1000</text:p>
          </table:table-cell>
          <table:table-cell table:style-name="ce5" table:formula="of:=['Sheet-Data'.G69]" office:value-type="float" office:value="10">
            <text:p>10</text:p>
          </table:table-cell>
          <table:table-cell table:formula="of:=['Sheet-Data'.L69]" office:value-type="float" office:value="0">
            <text:p>0</text:p>
          </table:table-cell>
          <table:table-cell table:formula="of:=['Sheet-Data'.H69]" office:value-type="currency" office:currency="sec" office:value="0.001337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70];&quot; &quot;;['Sheet-Data'.B70];&quot; &quot;;['Sheet-Data'.C70];&quot; &quot;;['Sheet-Data'.D70];&quot; &quot;;IF(EXACT(['Sheet-Data'.E70];&quot;true&quot;);&quot;cell-a-time &quot;;&quot;&quot;);['Sheet-Data'.F70]))" office:value-type="string" office:string-value="insert plain volume zstd 1000">
            <text:p>insert plain volume zstd 1000</text:p>
          </table:table-cell>
          <table:table-cell table:style-name="ce5" table:formula="of:=['Sheet-Data'.G70]" office:value-type="float" office:value="10">
            <text:p>10</text:p>
          </table:table-cell>
          <table:table-cell table:formula="of:=['Sheet-Data'.L70]" office:value-type="float" office:value="124805">
            <text:p>124,805</text:p>
          </table:table-cell>
          <table:table-cell table:formula="of:=['Sheet-Data'.H70]" office:value-type="currency" office:currency="sec" office:value="0.008013">
            <text:p>0.008sec</text:p>
          </table:table-cell>
          <table:table-cell table:number-columns-repeated="1020"/>
        </table:table-row>
        <table:table-row table:style-name="ro3">
          <table:table-cell table:formula="of:=LOWER(CONCATENATE(['Sheet-Data'.A71];&quot; &quot;;['Sheet-Data'.B71];&quot; &quot;;['Sheet-Data'.C71];&quot; &quot;;['Sheet-Data'.D71];&quot; &quot;;IF(EXACT(['Sheet-Data'.E71];&quot;true&quot;);&quot;cell-a-time &quot;;&quot;&quot;);['Sheet-Data'.F71]))" office:value-type="string" office:string-value="select plain volume zstd 1000">
            <text:p>select plain volume zstd 1000</text:p>
          </table:table-cell>
          <table:table-cell table:style-name="ce5" table:formula="of:=['Sheet-Data'.G71]" office:value-type="float" office:value="10">
            <text:p>10</text:p>
          </table:table-cell>
          <table:table-cell table:formula="of:=['Sheet-Data'.L71]" office:value-type="float" office:value="19106.2">
            <text:p>19,106</text:p>
          </table:table-cell>
          <table:table-cell table:formula="of:=['Sheet-Data'.H71]" office:value-type="currency" office:currency="sec" office:value="0.052339">
            <text:p>0.052sec</text:p>
          </table:table-cell>
          <table:table-cell table:number-columns-repeated="1020"/>
        </table:table-row>
        <table:table-row table:style-name="ro3">
          <table:table-cell table:formula="of:=LOWER(CONCATENATE(['Sheet-Data'.A72];&quot; &quot;;['Sheet-Data'.B72];&quot; &quot;;['Sheet-Data'.C72];&quot; &quot;;['Sheet-Data'.D72];&quot; &quot;;IF(EXACT(['Sheet-Data'.E72];&quot;true&quot;);&quot;cell-a-time &quot;;&quot;&quot;);['Sheet-Data'.F72]))" office:value-type="string" office:string-value="delete plain volume zstd 1000">
            <text:p>delete plain volume zstd 1000</text:p>
          </table:table-cell>
          <table:table-cell table:style-name="ce5" table:formula="of:=['Sheet-Data'.G72]" office:value-type="float" office:value="10">
            <text:p>10</text:p>
          </table:table-cell>
          <table:table-cell table:formula="of:=['Sheet-Data'.L72]" office:value-type="float" office:value="205782">
            <text:p>205,782</text:p>
          </table:table-cell>
          <table:table-cell table:formula="of:=['Sheet-Data'.H72]" office:value-type="currency" office:currency="sec" office:value="0.00486">
            <text:p>0.005sec</text:p>
          </table:table-cell>
          <table:table-cell table:number-columns-repeated="1020"/>
        </table:table-row>
        <table:table-row table:style-name="ro3">
          <table:table-cell table:formula="of:=LOWER(CONCATENATE(['Sheet-Data'.A73];&quot; &quot;;['Sheet-Data'.B73];&quot; &quot;;['Sheet-Data'.C73];&quot; &quot;;['Sheet-Data'.D73];&quot; &quot;;IF(EXACT(['Sheet-Data'.E73];&quot;true&quot;);&quot;cell-a-time &quot;;&quot;&quot;);['Sheet-Data'.F73]))" office:value-type="string" office:string-value="select-empty plain volume zstd 1000">
            <text:p>select-empty plain volume zstd 1000</text:p>
          </table:table-cell>
          <table:table-cell table:style-name="ce5" table:formula="of:=['Sheet-Data'.G73]" office:value-type="float" office:value="10">
            <text:p>10</text:p>
          </table:table-cell>
          <table:table-cell table:formula="of:=['Sheet-Data'.L73]" office:value-type="float" office:value="0">
            <text:p>0</text:p>
          </table:table-cell>
          <table:table-cell table:formula="of:=['Sheet-Data'.H73]" office:value-type="currency" office:currency="sec" office:value="0.001157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74];&quot; &quot;;['Sheet-Data'.B74];&quot; &quot;;['Sheet-Data'.C74];&quot; &quot;;['Sheet-Data'.D74];&quot; &quot;;IF(EXACT(['Sheet-Data'.E74];&quot;true&quot;);&quot;cell-a-time &quot;;&quot;&quot;);['Sheet-Data'.F74]))" office:value-type="string" office:string-value="insert plain fc_lexic zstd 1000">
            <text:p>insert plain fc_lexic zstd 1000</text:p>
          </table:table-cell>
          <table:table-cell table:style-name="ce5" table:formula="of:=['Sheet-Data'.G74]" office:value-type="float" office:value="10">
            <text:p>10</text:p>
          </table:table-cell>
          <table:table-cell table:formula="of:=['Sheet-Data'.L74]" office:value-type="float" office:value="76335.9">
            <text:p>76,336</text:p>
          </table:table-cell>
          <table:table-cell table:formula="of:=['Sheet-Data'.H74]" office:value-type="currency" office:currency="sec" office:value="0.0131">
            <text:p>0.013sec</text:p>
          </table:table-cell>
          <table:table-cell table:number-columns-repeated="1020"/>
        </table:table-row>
        <table:table-row table:style-name="ro3">
          <table:table-cell table:formula="of:=LOWER(CONCATENATE(['Sheet-Data'.A75];&quot; &quot;;['Sheet-Data'.B75];&quot; &quot;;['Sheet-Data'.C75];&quot; &quot;;['Sheet-Data'.D75];&quot; &quot;;IF(EXACT(['Sheet-Data'.E75];&quot;true&quot;);&quot;cell-a-time &quot;;&quot;&quot;);['Sheet-Data'.F75]))" office:value-type="string" office:string-value="select plain fc_lexic zstd 1000">
            <text:p>select plain fc_lexic zstd 1000</text:p>
          </table:table-cell>
          <table:table-cell table:style-name="ce5" table:formula="of:=['Sheet-Data'.G75]" office:value-type="float" office:value="10">
            <text:p>10</text:p>
          </table:table-cell>
          <table:table-cell table:formula="of:=['Sheet-Data'.L75]" office:value-type="float" office:value="21965">
            <text:p>21,965</text:p>
          </table:table-cell>
          <table:table-cell table:formula="of:=['Sheet-Data'.H75]" office:value-type="currency" office:currency="sec" office:value="0.045527">
            <text:p>0.046sec</text:p>
          </table:table-cell>
          <table:table-cell table:number-columns-repeated="1020"/>
        </table:table-row>
        <table:table-row table:style-name="ro3">
          <table:table-cell table:formula="of:=LOWER(CONCATENATE(['Sheet-Data'.A76];&quot; &quot;;['Sheet-Data'.B76];&quot; &quot;;['Sheet-Data'.C76];&quot; &quot;;['Sheet-Data'.D76];&quot; &quot;;IF(EXACT(['Sheet-Data'.E76];&quot;true&quot;);&quot;cell-a-time &quot;;&quot;&quot;);['Sheet-Data'.F76]))" office:value-type="string" office:string-value="delete plain fc_lexic zstd 1000">
            <text:p>delete plain fc_lexic zstd 1000</text:p>
          </table:table-cell>
          <table:table-cell table:style-name="ce5" table:formula="of:=['Sheet-Data'.G76]" office:value-type="float" office:value="10">
            <text:p>10</text:p>
          </table:table-cell>
          <table:table-cell table:formula="of:=['Sheet-Data'.L76]" office:value-type="float" office:value="223007">
            <text:p>223,007</text:p>
          </table:table-cell>
          <table:table-cell table:formula="of:=['Sheet-Data'.H76]" office:value-type="currency" office:currency="sec" office:value="0.004484">
            <text:p>0.004sec</text:p>
          </table:table-cell>
          <table:table-cell table:number-columns-repeated="1020"/>
        </table:table-row>
        <table:table-row table:style-name="ro3">
          <table:table-cell table:formula="of:=LOWER(CONCATENATE(['Sheet-Data'.A77];&quot; &quot;;['Sheet-Data'.B77];&quot; &quot;;['Sheet-Data'.C77];&quot; &quot;;['Sheet-Data'.D77];&quot; &quot;;IF(EXACT(['Sheet-Data'.E77];&quot;true&quot;);&quot;cell-a-time &quot;;&quot;&quot;);['Sheet-Data'.F77]))" office:value-type="string" office:string-value="select-empty plain fc_lexic zstd 1000">
            <text:p>select-empty plain fc_lexic zstd 1000</text:p>
          </table:table-cell>
          <table:table-cell table:style-name="ce5" table:formula="of:=['Sheet-Data'.G77]" office:value-type="float" office:value="10">
            <text:p>10</text:p>
          </table:table-cell>
          <table:table-cell table:formula="of:=['Sheet-Data'.L77]" office:value-type="float" office:value="0">
            <text:p>0</text:p>
          </table:table-cell>
          <table:table-cell table:formula="of:=['Sheet-Data'.H77]" office:value-type="currency" office:currency="sec" office:value="0.001012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78];&quot; &quot;;['Sheet-Data'.B78];&quot; &quot;;['Sheet-Data'.C78];&quot; &quot;;['Sheet-Data'.D78];&quot; &quot;;IF(EXACT(['Sheet-Data'.E78];&quot;true&quot;);&quot;cell-a-time &quot;;&quot;&quot;);['Sheet-Data'.F78]))" office:value-type="string" office:string-value="insert plain fc_volume zstd 1000">
            <text:p>insert plain fc_volume zstd 1000</text:p>
          </table:table-cell>
          <table:table-cell table:style-name="ce5" table:formula="of:=['Sheet-Data'.G78]" office:value-type="float" office:value="10">
            <text:p>10</text:p>
          </table:table-cell>
          <table:table-cell table:formula="of:=['Sheet-Data'.L78]" office:value-type="float" office:value="187209">
            <text:p>187,209</text:p>
          </table:table-cell>
          <table:table-cell table:formula="of:=['Sheet-Data'.H78]" office:value-type="currency" office:currency="sec" office:value="0.005342">
            <text:p>0.005sec</text:p>
          </table:table-cell>
          <table:table-cell table:number-columns-repeated="1020"/>
        </table:table-row>
        <table:table-row table:style-name="ro3">
          <table:table-cell table:formula="of:=LOWER(CONCATENATE(['Sheet-Data'.A79];&quot; &quot;;['Sheet-Data'.B79];&quot; &quot;;['Sheet-Data'.C79];&quot; &quot;;['Sheet-Data'.D79];&quot; &quot;;IF(EXACT(['Sheet-Data'.E79];&quot;true&quot;);&quot;cell-a-time &quot;;&quot;&quot;);['Sheet-Data'.F79]))" office:value-type="string" office:string-value="select plain fc_volume zstd 1000">
            <text:p>select plain fc_volume zstd 1000</text:p>
          </table:table-cell>
          <table:table-cell table:style-name="ce5" table:formula="of:=['Sheet-Data'.G79]" office:value-type="float" office:value="10">
            <text:p>10</text:p>
          </table:table-cell>
          <table:table-cell table:formula="of:=['Sheet-Data'.L79]" office:value-type="float" office:value="363784">
            <text:p>363,784</text:p>
          </table:table-cell>
          <table:table-cell table:formula="of:=['Sheet-Data'.H79]" office:value-type="currency" office:currency="sec" office:value="0.002749">
            <text:p>0.003sec</text:p>
          </table:table-cell>
          <table:table-cell table:number-columns-repeated="1020"/>
        </table:table-row>
        <table:table-row table:style-name="ro3">
          <table:table-cell table:formula="of:=LOWER(CONCATENATE(['Sheet-Data'.A80];&quot; &quot;;['Sheet-Data'.B80];&quot; &quot;;['Sheet-Data'.C80];&quot; &quot;;['Sheet-Data'.D80];&quot; &quot;;IF(EXACT(['Sheet-Data'.E80];&quot;true&quot;);&quot;cell-a-time &quot;;&quot;&quot;);['Sheet-Data'.F80]))" office:value-type="string" office:string-value="delete plain fc_volume zstd 1000">
            <text:p>delete plain fc_volume zstd 1000</text:p>
          </table:table-cell>
          <table:table-cell table:style-name="ce5" table:formula="of:=['Sheet-Data'.G80]" office:value-type="float" office:value="10">
            <text:p>10</text:p>
          </table:table-cell>
          <table:table-cell table:formula="of:=['Sheet-Data'.L80]" office:value-type="float" office:value="169311">
            <text:p>169,311</text:p>
          </table:table-cell>
          <table:table-cell table:formula="of:=['Sheet-Data'.H80]" office:value-type="currency" office:currency="sec" office:value="0.005906">
            <text:p>0.006sec</text:p>
          </table:table-cell>
          <table:table-cell table:number-columns-repeated="1020"/>
        </table:table-row>
        <table:table-row table:style-name="ro3">
          <table:table-cell table:formula="of:=LOWER(CONCATENATE(['Sheet-Data'.A81];&quot; &quot;;['Sheet-Data'.B81];&quot; &quot;;['Sheet-Data'.C81];&quot; &quot;;['Sheet-Data'.D81];&quot; &quot;;IF(EXACT(['Sheet-Data'.E81];&quot;true&quot;);&quot;cell-a-time &quot;;&quot;&quot;);['Sheet-Data'.F81]))" office:value-type="string" office:string-value="select-empty plain fc_volume zstd 1000">
            <text:p>select-empty plain fc_volume zstd 1000</text:p>
          </table:table-cell>
          <table:table-cell table:style-name="ce5" table:formula="of:=['Sheet-Data'.G81]" office:value-type="float" office:value="10">
            <text:p>10</text:p>
          </table:table-cell>
          <table:table-cell table:formula="of:=['Sheet-Data'.L81]" office:value-type="float" office:value="0">
            <text:p>0</text:p>
          </table:table-cell>
          <table:table-cell table:formula="of:=['Sheet-Data'.H81]" office:value-type="currency" office:currency="sec" office:value="0.000984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82];&quot; &quot;;['Sheet-Data'.B82];&quot; &quot;;['Sheet-Data'.C82];&quot; &quot;;['Sheet-Data'.D82];&quot; &quot;;IF(EXACT(['Sheet-Data'.E82];&quot;true&quot;);&quot;cell-a-time &quot;;&quot;&quot;);['Sheet-Data'.F82]))" office:value-type="string" office:string-value="insert plain lexic zstd cell-a-time 1000">
            <text:p>insert plain lexic zstd cell-a-time 1000</text:p>
          </table:table-cell>
          <table:table-cell table:style-name="ce5" table:formula="of:=['Sheet-Data'.G82]" office:value-type="float" office:value="10">
            <text:p>10</text:p>
          </table:table-cell>
          <table:table-cell table:formula="of:=['Sheet-Data'.L82]" office:value-type="float" office:value="1782.15">
            <text:p>1,782</text:p>
          </table:table-cell>
          <table:table-cell table:formula="of:=['Sheet-Data'.H82]" office:value-type="currency" office:currency="sec" office:value="0.56112">
            <text:p>0.561sec</text:p>
          </table:table-cell>
          <table:table-cell table:number-columns-repeated="1020"/>
        </table:table-row>
        <table:table-row table:style-name="ro3">
          <table:table-cell table:formula="of:=LOWER(CONCATENATE(['Sheet-Data'.A83];&quot; &quot;;['Sheet-Data'.B83];&quot; &quot;;['Sheet-Data'.C83];&quot; &quot;;['Sheet-Data'.D83];&quot; &quot;;IF(EXACT(['Sheet-Data'.E83];&quot;true&quot;);&quot;cell-a-time &quot;;&quot;&quot;);['Sheet-Data'.F83]))" office:value-type="string" office:string-value="select plain lexic zstd cell-a-time 1000">
            <text:p>select plain lexic zstd cell-a-time 1000</text:p>
          </table:table-cell>
          <table:table-cell table:style-name="ce5" table:formula="of:=['Sheet-Data'.G83]" office:value-type="float" office:value="10">
            <text:p>10</text:p>
          </table:table-cell>
          <table:table-cell table:formula="of:=['Sheet-Data'.L83]" office:value-type="float" office:value="2746.57">
            <text:p>2,747</text:p>
          </table:table-cell>
          <table:table-cell table:formula="of:=['Sheet-Data'.H83]" office:value-type="currency" office:currency="sec" office:value="0.364091">
            <text:p>0.364sec</text:p>
          </table:table-cell>
          <table:table-cell table:number-columns-repeated="1020"/>
        </table:table-row>
        <table:table-row table:style-name="ro3">
          <table:table-cell table:formula="of:=LOWER(CONCATENATE(['Sheet-Data'.A84];&quot; &quot;;['Sheet-Data'.B84];&quot; &quot;;['Sheet-Data'.C84];&quot; &quot;;['Sheet-Data'.D84];&quot; &quot;;IF(EXACT(['Sheet-Data'.E84];&quot;true&quot;);&quot;cell-a-time &quot;;&quot;&quot;);['Sheet-Data'.F84]))" office:value-type="string" office:string-value="delete plain lexic zstd cell-a-time 1000">
            <text:p>delete plain lexic zstd cell-a-time 1000</text:p>
          </table:table-cell>
          <table:table-cell table:style-name="ce5" table:formula="of:=['Sheet-Data'.G84]" office:value-type="float" office:value="10">
            <text:p>10</text:p>
          </table:table-cell>
          <table:table-cell table:formula="of:=['Sheet-Data'.L84]" office:value-type="float" office:value="2726.58">
            <text:p>2,727</text:p>
          </table:table-cell>
          <table:table-cell table:formula="of:=['Sheet-Data'.H84]" office:value-type="currency" office:currency="sec" office:value="0.36676">
            <text:p>0.367sec</text:p>
          </table:table-cell>
          <table:table-cell table:number-columns-repeated="1020"/>
        </table:table-row>
        <table:table-row table:style-name="ro3">
          <table:table-cell table:formula="of:=LOWER(CONCATENATE(['Sheet-Data'.A85];&quot; &quot;;['Sheet-Data'.B85];&quot; &quot;;['Sheet-Data'.C85];&quot; &quot;;['Sheet-Data'.D85];&quot; &quot;;IF(EXACT(['Sheet-Data'.E85];&quot;true&quot;);&quot;cell-a-time &quot;;&quot;&quot;);['Sheet-Data'.F85]))" office:value-type="string" office:string-value="select-empty plain lexic zstd cell-a-time 1000">
            <text:p>select-empty plain lexic zstd cell-a-time 1000</text:p>
          </table:table-cell>
          <table:table-cell table:style-name="ce5" table:formula="of:=['Sheet-Data'.G85]" office:value-type="float" office:value="10">
            <text:p>10</text:p>
          </table:table-cell>
          <table:table-cell table:formula="of:=['Sheet-Data'.L85]" office:value-type="float" office:value="0">
            <text:p>0</text:p>
          </table:table-cell>
          <table:table-cell table:formula="of:=['Sheet-Data'.H85]" office:value-type="currency" office:currency="sec" office:value="1.34628">
            <text:p>1.346sec</text:p>
          </table:table-cell>
          <table:table-cell table:number-columns-repeated="1020"/>
        </table:table-row>
        <table:table-row table:style-name="ro3">
          <table:table-cell table:formula="of:=LOWER(CONCATENATE(['Sheet-Data'.A86];&quot; &quot;;['Sheet-Data'.B86];&quot; &quot;;['Sheet-Data'.C86];&quot; &quot;;['Sheet-Data'.D86];&quot; &quot;;IF(EXACT(['Sheet-Data'.E86];&quot;true&quot;);&quot;cell-a-time &quot;;&quot;&quot;);['Sheet-Data'.F86]))" office:value-type="string" office:string-value="insert plain volume zstd cell-a-time 1000">
            <text:p>insert plain volume zstd cell-a-time 1000</text:p>
          </table:table-cell>
          <table:table-cell table:style-name="ce5" table:formula="of:=['Sheet-Data'.G86]" office:value-type="float" office:value="10">
            <text:p>10</text:p>
          </table:table-cell>
          <table:table-cell table:formula="of:=['Sheet-Data'.L86]" office:value-type="float" office:value="787.116">
            <text:p>787</text:p>
          </table:table-cell>
          <table:table-cell table:formula="of:=['Sheet-Data'.H86]" office:value-type="currency" office:currency="sec" office:value="1.27046">
            <text:p>1.270sec</text:p>
          </table:table-cell>
          <table:table-cell table:number-columns-repeated="1020"/>
        </table:table-row>
        <table:table-row table:style-name="ro3">
          <table:table-cell table:formula="of:=LOWER(CONCATENATE(['Sheet-Data'.A87];&quot; &quot;;['Sheet-Data'.B87];&quot; &quot;;['Sheet-Data'.C87];&quot; &quot;;['Sheet-Data'.D87];&quot; &quot;;IF(EXACT(['Sheet-Data'.E87];&quot;true&quot;);&quot;cell-a-time &quot;;&quot;&quot;);['Sheet-Data'.F87]))" office:value-type="string" office:string-value="select plain volume zstd cell-a-time 1000">
            <text:p>select plain volume zstd cell-a-time 1000</text:p>
          </table:table-cell>
          <table:table-cell table:style-name="ce5" table:formula="of:=['Sheet-Data'.G87]" office:value-type="float" office:value="10">
            <text:p>10</text:p>
          </table:table-cell>
          <table:table-cell table:formula="of:=['Sheet-Data'.L87]" office:value-type="float" office:value="1267.63">
            <text:p>1,268</text:p>
          </table:table-cell>
          <table:table-cell table:formula="of:=['Sheet-Data'.H87]" office:value-type="currency" office:currency="sec" office:value="0.788874">
            <text:p>0.789sec</text:p>
          </table:table-cell>
          <table:table-cell table:number-columns-repeated="1020"/>
        </table:table-row>
        <table:table-row table:style-name="ro3">
          <table:table-cell table:formula="of:=LOWER(CONCATENATE(['Sheet-Data'.A88];&quot; &quot;;['Sheet-Data'.B88];&quot; &quot;;['Sheet-Data'.C88];&quot; &quot;;['Sheet-Data'.D88];&quot; &quot;;IF(EXACT(['Sheet-Data'.E88];&quot;true&quot;);&quot;cell-a-time &quot;;&quot;&quot;);['Sheet-Data'.F88]))" office:value-type="string" office:string-value="delete plain volume zstd cell-a-time 1000">
            <text:p>delete plain volume zstd cell-a-time 1000</text:p>
          </table:table-cell>
          <table:table-cell table:style-name="ce5" table:formula="of:=['Sheet-Data'.G88]" office:value-type="float" office:value="10">
            <text:p>10</text:p>
          </table:table-cell>
          <table:table-cell table:formula="of:=['Sheet-Data'.L88]" office:value-type="float" office:value="1491.75">
            <text:p>1,492</text:p>
          </table:table-cell>
          <table:table-cell table:formula="of:=['Sheet-Data'.H88]" office:value-type="currency" office:currency="sec" office:value="0.670354">
            <text:p>0.670sec</text:p>
          </table:table-cell>
          <table:table-cell table:number-columns-repeated="1020"/>
        </table:table-row>
        <table:table-row table:style-name="ro3">
          <table:table-cell table:formula="of:=LOWER(CONCATENATE(['Sheet-Data'.A89];&quot; &quot;;['Sheet-Data'.B89];&quot; &quot;;['Sheet-Data'.C89];&quot; &quot;;['Sheet-Data'.D89];&quot; &quot;;IF(EXACT(['Sheet-Data'.E89];&quot;true&quot;);&quot;cell-a-time &quot;;&quot;&quot;);['Sheet-Data'.F89]))" office:value-type="string" office:string-value="select-empty plain volume zstd cell-a-time 1000">
            <text:p>select-empty plain volume zstd cell-a-time 1000</text:p>
          </table:table-cell>
          <table:table-cell table:style-name="ce5" table:formula="of:=['Sheet-Data'.G89]" office:value-type="float" office:value="10">
            <text:p>10</text:p>
          </table:table-cell>
          <table:table-cell table:formula="of:=['Sheet-Data'.L89]" office:value-type="float" office:value="0">
            <text:p>0</text:p>
          </table:table-cell>
          <table:table-cell table:formula="of:=['Sheet-Data'.H89]" office:value-type="currency" office:currency="sec" office:value="1.34933">
            <text:p>1.349sec</text:p>
          </table:table-cell>
          <table:table-cell table:number-columns-repeated="1020"/>
        </table:table-row>
        <table:table-row table:style-name="ro3">
          <table:table-cell table:formula="of:=LOWER(CONCATENATE(['Sheet-Data'.A90];&quot; &quot;;['Sheet-Data'.B90];&quot; &quot;;['Sheet-Data'.C90];&quot; &quot;;['Sheet-Data'.D90];&quot; &quot;;IF(EXACT(['Sheet-Data'.E90];&quot;true&quot;);&quot;cell-a-time &quot;;&quot;&quot;);['Sheet-Data'.F90]))" office:value-type="string" office:string-value="insert plain fc_lexic zstd cell-a-time 1000">
            <text:p>insert plain fc_lexic zstd cell-a-time 1000</text:p>
          </table:table-cell>
          <table:table-cell table:style-name="ce5" table:formula="of:=['Sheet-Data'.G90]" office:value-type="float" office:value="10">
            <text:p>10</text:p>
          </table:table-cell>
          <table:table-cell table:formula="of:=['Sheet-Data'.L90]" office:value-type="float" office:value="778.847">
            <text:p>779</text:p>
          </table:table-cell>
          <table:table-cell table:formula="of:=['Sheet-Data'.H90]" office:value-type="currency" office:currency="sec" office:value="1.28395">
            <text:p>1.284sec</text:p>
          </table:table-cell>
          <table:table-cell table:number-columns-repeated="1020"/>
        </table:table-row>
        <table:table-row table:style-name="ro3">
          <table:table-cell table:formula="of:=LOWER(CONCATENATE(['Sheet-Data'.A91];&quot; &quot;;['Sheet-Data'.B91];&quot; &quot;;['Sheet-Data'.C91];&quot; &quot;;['Sheet-Data'.D91];&quot; &quot;;IF(EXACT(['Sheet-Data'.E91];&quot;true&quot;);&quot;cell-a-time &quot;;&quot;&quot;);['Sheet-Data'.F91]))" office:value-type="string" office:string-value="select plain fc_lexic zstd cell-a-time 1000">
            <text:p>select plain fc_lexic zstd cell-a-time 1000</text:p>
          </table:table-cell>
          <table:table-cell table:style-name="ce5" table:formula="of:=['Sheet-Data'.G91]" office:value-type="float" office:value="10">
            <text:p>10</text:p>
          </table:table-cell>
          <table:table-cell table:formula="of:=['Sheet-Data'.L91]" office:value-type="float" office:value="1148.06">
            <text:p>1,148</text:p>
          </table:table-cell>
          <table:table-cell table:formula="of:=['Sheet-Data'.H91]" office:value-type="currency" office:currency="sec" office:value="0.871032">
            <text:p>0.871sec</text:p>
          </table:table-cell>
          <table:table-cell table:number-columns-repeated="1020"/>
        </table:table-row>
        <table:table-row table:style-name="ro3">
          <table:table-cell table:formula="of:=LOWER(CONCATENATE(['Sheet-Data'.A92];&quot; &quot;;['Sheet-Data'.B92];&quot; &quot;;['Sheet-Data'.C92];&quot; &quot;;['Sheet-Data'.D92];&quot; &quot;;IF(EXACT(['Sheet-Data'.E92];&quot;true&quot;);&quot;cell-a-time &quot;;&quot;&quot;);['Sheet-Data'.F92]))" office:value-type="string" office:string-value="delete plain fc_lexic zstd cell-a-time 1000">
            <text:p>delete plain fc_lexic zstd cell-a-time 1000</text:p>
          </table:table-cell>
          <table:table-cell table:style-name="ce5" table:formula="of:=['Sheet-Data'.G92]" office:value-type="float" office:value="10">
            <text:p>10</text:p>
          </table:table-cell>
          <table:table-cell table:formula="of:=['Sheet-Data'.L92]" office:value-type="float" office:value="1332.4">
            <text:p>1,332</text:p>
          </table:table-cell>
          <table:table-cell table:formula="of:=['Sheet-Data'.H92]" office:value-type="currency" office:currency="sec" office:value="0.750526">
            <text:p>0.751sec</text:p>
          </table:table-cell>
          <table:table-cell table:number-columns-repeated="1020"/>
        </table:table-row>
        <table:table-row table:style-name="ro3">
          <table:table-cell table:formula="of:=LOWER(CONCATENATE(['Sheet-Data'.A93];&quot; &quot;;['Sheet-Data'.B93];&quot; &quot;;['Sheet-Data'.C93];&quot; &quot;;['Sheet-Data'.D93];&quot; &quot;;IF(EXACT(['Sheet-Data'.E93];&quot;true&quot;);&quot;cell-a-time &quot;;&quot;&quot;);['Sheet-Data'.F93]))" office:value-type="string" office:string-value="select-empty plain fc_lexic zstd cell-a-time 1000">
            <text:p>select-empty plain fc_lexic zstd cell-a-time 1000</text:p>
          </table:table-cell>
          <table:table-cell table:style-name="ce5" table:formula="of:=['Sheet-Data'.G93]" office:value-type="float" office:value="10">
            <text:p>10</text:p>
          </table:table-cell>
          <table:table-cell table:formula="of:=['Sheet-Data'.L93]" office:value-type="float" office:value="0">
            <text:p>0</text:p>
          </table:table-cell>
          <table:table-cell table:formula="of:=['Sheet-Data'.H93]" office:value-type="currency" office:currency="sec" office:value="1.23741">
            <text:p>1.237sec</text:p>
          </table:table-cell>
          <table:table-cell table:number-columns-repeated="1020"/>
        </table:table-row>
        <table:table-row table:style-name="ro3">
          <table:table-cell table:formula="of:=LOWER(CONCATENATE(['Sheet-Data'.A94];&quot; &quot;;['Sheet-Data'.B94];&quot; &quot;;['Sheet-Data'.C94];&quot; &quot;;['Sheet-Data'.D94];&quot; &quot;;IF(EXACT(['Sheet-Data'.E94];&quot;true&quot;);&quot;cell-a-time &quot;;&quot;&quot;);['Sheet-Data'.F94]))" office:value-type="string" office:string-value="insert plain fc_volume zstd cell-a-time 1000">
            <text:p>insert plain fc_volume zstd cell-a-time 1000</text:p>
          </table:table-cell>
          <table:table-cell table:style-name="ce5" table:formula="of:=['Sheet-Data'.G94]" office:value-type="float" office:value="10">
            <text:p>10</text:p>
          </table:table-cell>
          <table:table-cell table:formula="of:=['Sheet-Data'.L94]" office:value-type="float" office:value="713.246">
            <text:p>713</text:p>
          </table:table-cell>
          <table:table-cell table:formula="of:=['Sheet-Data'.H94]" office:value-type="currency" office:currency="sec" office:value="1.40204">
            <text:p>1.402sec</text:p>
          </table:table-cell>
          <table:table-cell table:number-columns-repeated="1020"/>
        </table:table-row>
        <table:table-row table:style-name="ro3">
          <table:table-cell table:formula="of:=LOWER(CONCATENATE(['Sheet-Data'.A95];&quot; &quot;;['Sheet-Data'.B95];&quot; &quot;;['Sheet-Data'.C95];&quot; &quot;;['Sheet-Data'.D95];&quot; &quot;;IF(EXACT(['Sheet-Data'.E95];&quot;true&quot;);&quot;cell-a-time &quot;;&quot;&quot;);['Sheet-Data'.F95]))" office:value-type="string" office:string-value="select plain fc_volume zstd cell-a-time 1000">
            <text:p>select plain fc_volume zstd cell-a-time 1000</text:p>
          </table:table-cell>
          <table:table-cell table:style-name="ce5" table:formula="of:=['Sheet-Data'.G95]" office:value-type="float" office:value="10">
            <text:p>10</text:p>
          </table:table-cell>
          <table:table-cell table:formula="of:=['Sheet-Data'.L95]" office:value-type="float" office:value="1106.98">
            <text:p>1,107</text:p>
          </table:table-cell>
          <table:table-cell table:formula="of:=['Sheet-Data'.H95]" office:value-type="currency" office:currency="sec" office:value="0.903355">
            <text:p>0.903sec</text:p>
          </table:table-cell>
          <table:table-cell table:number-columns-repeated="1020"/>
        </table:table-row>
        <table:table-row table:style-name="ro3">
          <table:table-cell table:formula="of:=LOWER(CONCATENATE(['Sheet-Data'.A96];&quot; &quot;;['Sheet-Data'.B96];&quot; &quot;;['Sheet-Data'.C96];&quot; &quot;;['Sheet-Data'.D96];&quot; &quot;;IF(EXACT(['Sheet-Data'.E96];&quot;true&quot;);&quot;cell-a-time &quot;;&quot;&quot;);['Sheet-Data'.F96]))" office:value-type="string" office:string-value="delete plain fc_volume zstd cell-a-time 1000">
            <text:p>delete plain fc_volume zstd cell-a-time 1000</text:p>
          </table:table-cell>
          <table:table-cell table:style-name="ce5" table:formula="of:=['Sheet-Data'.G96]" office:value-type="float" office:value="10">
            <text:p>10</text:p>
          </table:table-cell>
          <table:table-cell table:formula="of:=['Sheet-Data'.L96]" office:value-type="float" office:value="1258.01">
            <text:p>1,258</text:p>
          </table:table-cell>
          <table:table-cell table:formula="of:=['Sheet-Data'.H96]" office:value-type="currency" office:currency="sec" office:value="0.794904">
            <text:p>0.795sec</text:p>
          </table:table-cell>
          <table:table-cell table:number-columns-repeated="1020"/>
        </table:table-row>
        <table:table-row table:style-name="ro3">
          <table:table-cell table:formula="of:=LOWER(CONCATENATE(['Sheet-Data'.A97];&quot; &quot;;['Sheet-Data'.B97];&quot; &quot;;['Sheet-Data'.C97];&quot; &quot;;['Sheet-Data'.D97];&quot; &quot;;IF(EXACT(['Sheet-Data'.E97];&quot;true&quot;);&quot;cell-a-time &quot;;&quot;&quot;);['Sheet-Data'.F97]))" office:value-type="string" office:string-value="select-empty plain fc_volume zstd cell-a-time 1000">
            <text:p>select-empty plain fc_volume zstd cell-a-time 1000</text:p>
          </table:table-cell>
          <table:table-cell table:style-name="ce5" table:formula="of:=['Sheet-Data'.G97]" office:value-type="float" office:value="10">
            <text:p>10</text:p>
          </table:table-cell>
          <table:table-cell table:formula="of:=['Sheet-Data'.L97]" office:value-type="float" office:value="0">
            <text:p>0</text:p>
          </table:table-cell>
          <table:table-cell table:formula="of:=['Sheet-Data'.H97]" office:value-type="currency" office:currency="sec" office:value="1.40979">
            <text:p>1.410sec</text:p>
          </table:table-cell>
          <table:table-cell table:number-columns-repeated="1020"/>
        </table:table-row>
        <table:table-row table:style-name="ro3">
          <table:table-cell table:formula="of:=LOWER(CONCATENATE(['Sheet-Data'.A98];&quot; &quot;;['Sheet-Data'.B98];&quot; &quot;;['Sheet-Data'.C98];&quot; &quot;;['Sheet-Data'.D98];&quot; &quot;;IF(EXACT(['Sheet-Data'.E98];&quot;true&quot;);&quot;cell-a-time &quot;;&quot;&quot;);['Sheet-Data'.F98]))" office:value-type="string" office:string-value="insert plain lexic zstd 1000">
            <text:p>insert plain lexic zstd 1000</text:p>
          </table:table-cell>
          <table:table-cell table:style-name="ce5" table:formula="of:=['Sheet-Data'.G98]" office:value-type="float" office:value="100">
            <text:p>100</text:p>
          </table:table-cell>
          <table:table-cell table:formula="of:=['Sheet-Data'.L98]" office:value-type="float" office:value="35489.9">
            <text:p>35,490</text:p>
          </table:table-cell>
          <table:table-cell table:formula="of:=['Sheet-Data'.H98]" office:value-type="currency" office:currency="sec" office:value="0.028177">
            <text:p>0.028sec</text:p>
          </table:table-cell>
          <table:table-cell table:number-columns-repeated="1020"/>
        </table:table-row>
        <table:table-row table:style-name="ro3">
          <table:table-cell table:formula="of:=LOWER(CONCATENATE(['Sheet-Data'.A99];&quot; &quot;;['Sheet-Data'.B99];&quot; &quot;;['Sheet-Data'.C99];&quot; &quot;;['Sheet-Data'.D99];&quot; &quot;;IF(EXACT(['Sheet-Data'.E99];&quot;true&quot;);&quot;cell-a-time &quot;;&quot;&quot;);['Sheet-Data'.F99]))" office:value-type="string" office:string-value="select plain lexic zstd 1000">
            <text:p>select plain lexic zstd 1000</text:p>
          </table:table-cell>
          <table:table-cell table:style-name="ce5" table:formula="of:=['Sheet-Data'.G99]" office:value-type="float" office:value="100">
            <text:p>100</text:p>
          </table:table-cell>
          <table:table-cell table:formula="of:=['Sheet-Data'.L99]" office:value-type="float" office:value="156238">
            <text:p>156,238</text:p>
          </table:table-cell>
          <table:table-cell table:formula="of:=['Sheet-Data'.H99]" office:value-type="currency" office:currency="sec" office:value="0.0064">
            <text:p>0.006sec</text:p>
          </table:table-cell>
          <table:table-cell table:number-columns-repeated="1020"/>
        </table:table-row>
        <table:table-row table:style-name="ro3">
          <table:table-cell table:formula="of:=LOWER(CONCATENATE(['Sheet-Data'.A100];&quot; &quot;;['Sheet-Data'.B100];&quot; &quot;;['Sheet-Data'.C100];&quot; &quot;;['Sheet-Data'.D100];&quot; &quot;;IF(EXACT(['Sheet-Data'.E100];&quot;true&quot;);&quot;cell-a-time &quot;;&quot;&quot;);['Sheet-Data'.F100]))" office:value-type="string" office:string-value="delete plain lexic zstd 1000">
            <text:p>delete plain lexic zstd 1000</text:p>
          </table:table-cell>
          <table:table-cell table:style-name="ce5" table:formula="of:=['Sheet-Data'.G100]" office:value-type="float" office:value="100">
            <text:p>100</text:p>
          </table:table-cell>
          <table:table-cell table:formula="of:=['Sheet-Data'.L100]" office:value-type="float" office:value="46362.8">
            <text:p>46,363</text:p>
          </table:table-cell>
          <table:table-cell table:formula="of:=['Sheet-Data'.H100]" office:value-type="currency" office:currency="sec" office:value="0.021569">
            <text:p>0.022sec</text:p>
          </table:table-cell>
          <table:table-cell table:number-columns-repeated="1020"/>
        </table:table-row>
        <table:table-row table:style-name="ro3">
          <table:table-cell table:formula="of:=LOWER(CONCATENATE(['Sheet-Data'.A101];&quot; &quot;;['Sheet-Data'.B101];&quot; &quot;;['Sheet-Data'.C101];&quot; &quot;;['Sheet-Data'.D101];&quot; &quot;;IF(EXACT(['Sheet-Data'.E101];&quot;true&quot;);&quot;cell-a-time &quot;;&quot;&quot;);['Sheet-Data'.F101]))" office:value-type="string" office:string-value="select-empty plain lexic zstd 1000">
            <text:p>select-empty plain lexic zstd 1000</text:p>
          </table:table-cell>
          <table:table-cell table:style-name="ce5" table:formula="of:=['Sheet-Data'.G101]" office:value-type="float" office:value="100">
            <text:p>100</text:p>
          </table:table-cell>
          <table:table-cell table:formula="of:=['Sheet-Data'.L101]" office:value-type="float" office:value="0">
            <text:p>0</text:p>
          </table:table-cell>
          <table:table-cell table:formula="of:=['Sheet-Data'.H101]" office:value-type="currency" office:currency="sec" office:value="0.001114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102];&quot; &quot;;['Sheet-Data'.B102];&quot; &quot;;['Sheet-Data'.C102];&quot; &quot;;['Sheet-Data'.D102];&quot; &quot;;IF(EXACT(['Sheet-Data'.E102];&quot;true&quot;);&quot;cell-a-time &quot;;&quot;&quot;);['Sheet-Data'.F102]))" office:value-type="string" office:string-value="insert plain volume zstd 1000">
            <text:p>insert plain volume zstd 1000</text:p>
          </table:table-cell>
          <table:table-cell table:style-name="ce5" table:formula="of:=['Sheet-Data'.G102]" office:value-type="float" office:value="100">
            <text:p>100</text:p>
          </table:table-cell>
          <table:table-cell table:formula="of:=['Sheet-Data'.L102]" office:value-type="float" office:value="49341.3">
            <text:p>49,341</text:p>
          </table:table-cell>
          <table:table-cell table:formula="of:=['Sheet-Data'.H102]" office:value-type="currency" office:currency="sec" office:value="0.020267">
            <text:p>0.020sec</text:p>
          </table:table-cell>
          <table:table-cell table:number-columns-repeated="1020"/>
        </table:table-row>
        <table:table-row table:style-name="ro3">
          <table:table-cell table:formula="of:=LOWER(CONCATENATE(['Sheet-Data'.A103];&quot; &quot;;['Sheet-Data'.B103];&quot; &quot;;['Sheet-Data'.C103];&quot; &quot;;['Sheet-Data'.D103];&quot; &quot;;IF(EXACT(['Sheet-Data'.E103];&quot;true&quot;);&quot;cell-a-time &quot;;&quot;&quot;);['Sheet-Data'.F103]))" office:value-type="string" office:string-value="select plain volume zstd 1000">
            <text:p>select plain volume zstd 1000</text:p>
          </table:table-cell>
          <table:table-cell table:style-name="ce5" table:formula="of:=['Sheet-Data'.G103]" office:value-type="float" office:value="100">
            <text:p>100</text:p>
          </table:table-cell>
          <table:table-cell table:formula="of:=['Sheet-Data'.L103]" office:value-type="float" office:value="199706">
            <text:p>199,706</text:p>
          </table:table-cell>
          <table:table-cell table:formula="of:=['Sheet-Data'.H103]" office:value-type="currency" office:currency="sec" office:value="0.005007">
            <text:p>0.005sec</text:p>
          </table:table-cell>
          <table:table-cell table:number-columns-repeated="1020"/>
        </table:table-row>
        <table:table-row table:style-name="ro3">
          <table:table-cell table:formula="of:=LOWER(CONCATENATE(['Sheet-Data'.A104];&quot; &quot;;['Sheet-Data'.B104];&quot; &quot;;['Sheet-Data'.C104];&quot; &quot;;['Sheet-Data'.D104];&quot; &quot;;IF(EXACT(['Sheet-Data'.E104];&quot;true&quot;);&quot;cell-a-time &quot;;&quot;&quot;);['Sheet-Data'.F104]))" office:value-type="string" office:string-value="delete plain volume zstd 1000">
            <text:p>delete plain volume zstd 1000</text:p>
          </table:table-cell>
          <table:table-cell table:style-name="ce5" table:formula="of:=['Sheet-Data'.G104]" office:value-type="float" office:value="100">
            <text:p>100</text:p>
          </table:table-cell>
          <table:table-cell table:formula="of:=['Sheet-Data'.L104]" office:value-type="float" office:value="49414.4">
            <text:p>49,414</text:p>
          </table:table-cell>
          <table:table-cell table:formula="of:=['Sheet-Data'.H104]" office:value-type="currency" office:currency="sec" office:value="0.020237">
            <text:p>0.020sec</text:p>
          </table:table-cell>
          <table:table-cell table:number-columns-repeated="1020"/>
        </table:table-row>
        <table:table-row table:style-name="ro3">
          <table:table-cell table:formula="of:=LOWER(CONCATENATE(['Sheet-Data'.A105];&quot; &quot;;['Sheet-Data'.B105];&quot; &quot;;['Sheet-Data'.C105];&quot; &quot;;['Sheet-Data'.D105];&quot; &quot;;IF(EXACT(['Sheet-Data'.E105];&quot;true&quot;);&quot;cell-a-time &quot;;&quot;&quot;);['Sheet-Data'.F105]))" office:value-type="string" office:string-value="select-empty plain volume zstd 1000">
            <text:p>select-empty plain volume zstd 1000</text:p>
          </table:table-cell>
          <table:table-cell table:style-name="ce5" table:formula="of:=['Sheet-Data'.G105]" office:value-type="float" office:value="100">
            <text:p>100</text:p>
          </table:table-cell>
          <table:table-cell table:formula="of:=['Sheet-Data'.L105]" office:value-type="float" office:value="0">
            <text:p>0</text:p>
          </table:table-cell>
          <table:table-cell table:formula="of:=['Sheet-Data'.H105]" office:value-type="currency" office:currency="sec" office:value="0.000978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106];&quot; &quot;;['Sheet-Data'.B106];&quot; &quot;;['Sheet-Data'.C106];&quot; &quot;;['Sheet-Data'.D106];&quot; &quot;;IF(EXACT(['Sheet-Data'.E106];&quot;true&quot;);&quot;cell-a-time &quot;;&quot;&quot;);['Sheet-Data'.F106]))" office:value-type="string" office:string-value="insert plain fc_lexic zstd 1000">
            <text:p>insert plain fc_lexic zstd 1000</text:p>
          </table:table-cell>
          <table:table-cell table:style-name="ce5" table:formula="of:=['Sheet-Data'.G106]" office:value-type="float" office:value="100">
            <text:p>100</text:p>
          </table:table-cell>
          <table:table-cell table:formula="of:=['Sheet-Data'.L106]" office:value-type="float" office:value="36105">
            <text:p>36,105</text:p>
          </table:table-cell>
          <table:table-cell table:formula="of:=['Sheet-Data'.H106]" office:value-type="currency" office:currency="sec" office:value="0.027697">
            <text:p>0.028sec</text:p>
          </table:table-cell>
          <table:table-cell table:number-columns-repeated="1020"/>
        </table:table-row>
        <table:table-row table:style-name="ro3">
          <table:table-cell table:formula="of:=LOWER(CONCATENATE(['Sheet-Data'.A107];&quot; &quot;;['Sheet-Data'.B107];&quot; &quot;;['Sheet-Data'.C107];&quot; &quot;;['Sheet-Data'.D107];&quot; &quot;;IF(EXACT(['Sheet-Data'.E107];&quot;true&quot;);&quot;cell-a-time &quot;;&quot;&quot;);['Sheet-Data'.F107]))" office:value-type="string" office:string-value="select plain fc_lexic zstd 1000">
            <text:p>select plain fc_lexic zstd 1000</text:p>
          </table:table-cell>
          <table:table-cell table:style-name="ce5" table:formula="of:=['Sheet-Data'.G107]" office:value-type="float" office:value="100">
            <text:p>100</text:p>
          </table:table-cell>
          <table:table-cell table:formula="of:=['Sheet-Data'.L107]" office:value-type="float" office:value="191836">
            <text:p>191,836</text:p>
          </table:table-cell>
          <table:table-cell table:formula="of:=['Sheet-Data'.H107]" office:value-type="currency" office:currency="sec" office:value="0.005213">
            <text:p>0.005sec</text:p>
          </table:table-cell>
          <table:table-cell table:number-columns-repeated="1020"/>
        </table:table-row>
        <table:table-row table:style-name="ro3">
          <table:table-cell table:formula="of:=LOWER(CONCATENATE(['Sheet-Data'.A108];&quot; &quot;;['Sheet-Data'.B108];&quot; &quot;;['Sheet-Data'.C108];&quot; &quot;;['Sheet-Data'.D108];&quot; &quot;;IF(EXACT(['Sheet-Data'.E108];&quot;true&quot;);&quot;cell-a-time &quot;;&quot;&quot;);['Sheet-Data'.F108]))" office:value-type="string" office:string-value="delete plain fc_lexic zstd 1000">
            <text:p>delete plain fc_lexic zstd 1000</text:p>
          </table:table-cell>
          <table:table-cell table:style-name="ce5" table:formula="of:=['Sheet-Data'.G108]" office:value-type="float" office:value="100">
            <text:p>100</text:p>
          </table:table-cell>
          <table:table-cell table:formula="of:=['Sheet-Data'.L108]" office:value-type="float" office:value="42227.9">
            <text:p>42,228</text:p>
          </table:table-cell>
          <table:table-cell table:formula="of:=['Sheet-Data'.H108]" office:value-type="currency" office:currency="sec" office:value="0.023681">
            <text:p>0.024sec</text:p>
          </table:table-cell>
          <table:table-cell table:number-columns-repeated="1020"/>
        </table:table-row>
        <table:table-row table:style-name="ro3">
          <table:table-cell table:formula="of:=LOWER(CONCATENATE(['Sheet-Data'.A109];&quot; &quot;;['Sheet-Data'.B109];&quot; &quot;;['Sheet-Data'.C109];&quot; &quot;;['Sheet-Data'.D109];&quot; &quot;;IF(EXACT(['Sheet-Data'.E109];&quot;true&quot;);&quot;cell-a-time &quot;;&quot;&quot;);['Sheet-Data'.F109]))" office:value-type="string" office:string-value="select-empty plain fc_lexic zstd 1000">
            <text:p>select-empty plain fc_lexic zstd 1000</text:p>
          </table:table-cell>
          <table:table-cell table:style-name="ce5" table:formula="of:=['Sheet-Data'.G109]" office:value-type="float" office:value="100">
            <text:p>100</text:p>
          </table:table-cell>
          <table:table-cell table:formula="of:=['Sheet-Data'.L109]" office:value-type="float" office:value="0">
            <text:p>0</text:p>
          </table:table-cell>
          <table:table-cell table:formula="of:=['Sheet-Data'.H109]" office:value-type="currency" office:currency="sec" office:value="0.001475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110];&quot; &quot;;['Sheet-Data'.B110];&quot; &quot;;['Sheet-Data'.C110];&quot; &quot;;['Sheet-Data'.D110];&quot; &quot;;IF(EXACT(['Sheet-Data'.E110];&quot;true&quot;);&quot;cell-a-time &quot;;&quot;&quot;);['Sheet-Data'.F110]))" office:value-type="string" office:string-value="insert plain fc_volume zstd 1000">
            <text:p>insert plain fc_volume zstd 1000</text:p>
          </table:table-cell>
          <table:table-cell table:style-name="ce5" table:formula="of:=['Sheet-Data'.G110]" office:value-type="float" office:value="100">
            <text:p>100</text:p>
          </table:table-cell>
          <table:table-cell table:formula="of:=['Sheet-Data'.L110]" office:value-type="float" office:value="34980.9">
            <text:p>34,981</text:p>
          </table:table-cell>
          <table:table-cell table:formula="of:=['Sheet-Data'.H110]" office:value-type="currency" office:currency="sec" office:value="0.028587">
            <text:p>0.029sec</text:p>
          </table:table-cell>
          <table:table-cell table:number-columns-repeated="1020"/>
        </table:table-row>
        <table:table-row table:style-name="ro3">
          <table:table-cell table:formula="of:=LOWER(CONCATENATE(['Sheet-Data'.A111];&quot; &quot;;['Sheet-Data'.B111];&quot; &quot;;['Sheet-Data'.C111];&quot; &quot;;['Sheet-Data'.D111];&quot; &quot;;IF(EXACT(['Sheet-Data'.E111];&quot;true&quot;);&quot;cell-a-time &quot;;&quot;&quot;);['Sheet-Data'.F111]))" office:value-type="string" office:string-value="select plain fc_volume zstd 1000">
            <text:p>select plain fc_volume zstd 1000</text:p>
          </table:table-cell>
          <table:table-cell table:style-name="ce5" table:formula="of:=['Sheet-Data'.G111]" office:value-type="float" office:value="100">
            <text:p>100</text:p>
          </table:table-cell>
          <table:table-cell table:formula="of:=['Sheet-Data'.L111]" office:value-type="float" office:value="182116">
            <text:p>182,116</text:p>
          </table:table-cell>
          <table:table-cell table:formula="of:=['Sheet-Data'.H111]" office:value-type="currency" office:currency="sec" office:value="0.005491">
            <text:p>0.005sec</text:p>
          </table:table-cell>
          <table:table-cell table:number-columns-repeated="1020"/>
        </table:table-row>
        <table:table-row table:style-name="ro3">
          <table:table-cell table:formula="of:=LOWER(CONCATENATE(['Sheet-Data'.A112];&quot; &quot;;['Sheet-Data'.B112];&quot; &quot;;['Sheet-Data'.C112];&quot; &quot;;['Sheet-Data'.D112];&quot; &quot;;IF(EXACT(['Sheet-Data'.E112];&quot;true&quot;);&quot;cell-a-time &quot;;&quot;&quot;);['Sheet-Data'.F112]))" office:value-type="string" office:string-value="delete plain fc_volume zstd 1000">
            <text:p>delete plain fc_volume zstd 1000</text:p>
          </table:table-cell>
          <table:table-cell table:style-name="ce5" table:formula="of:=['Sheet-Data'.G112]" office:value-type="float" office:value="100">
            <text:p>100</text:p>
          </table:table-cell>
          <table:table-cell table:formula="of:=['Sheet-Data'.L112]" office:value-type="float" office:value="44157.9">
            <text:p>44,158</text:p>
          </table:table-cell>
          <table:table-cell table:formula="of:=['Sheet-Data'.H112]" office:value-type="currency" office:currency="sec" office:value="0.022646">
            <text:p>0.023sec</text:p>
          </table:table-cell>
          <table:table-cell table:number-columns-repeated="1020"/>
        </table:table-row>
        <table:table-row table:style-name="ro3">
          <table:table-cell table:formula="of:=LOWER(CONCATENATE(['Sheet-Data'.A113];&quot; &quot;;['Sheet-Data'.B113];&quot; &quot;;['Sheet-Data'.C113];&quot; &quot;;['Sheet-Data'.D113];&quot; &quot;;IF(EXACT(['Sheet-Data'.E113];&quot;true&quot;);&quot;cell-a-time &quot;;&quot;&quot;);['Sheet-Data'.F113]))" office:value-type="string" office:string-value="select-empty plain fc_volume zstd 1000">
            <text:p>select-empty plain fc_volume zstd 1000</text:p>
          </table:table-cell>
          <table:table-cell table:style-name="ce5" table:formula="of:=['Sheet-Data'.G113]" office:value-type="float" office:value="100">
            <text:p>100</text:p>
          </table:table-cell>
          <table:table-cell table:formula="of:=['Sheet-Data'.L113]" office:value-type="float" office:value="0">
            <text:p>0</text:p>
          </table:table-cell>
          <table:table-cell table:formula="of:=['Sheet-Data'.H113]" office:value-type="currency" office:currency="sec" office:value="0.00139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114];&quot; &quot;;['Sheet-Data'.B114];&quot; &quot;;['Sheet-Data'.C114];&quot; &quot;;['Sheet-Data'.D114];&quot; &quot;;IF(EXACT(['Sheet-Data'.E114];&quot;true&quot;);&quot;cell-a-time &quot;;&quot;&quot;);['Sheet-Data'.F114]))" office:value-type="string" office:string-value="insert plain lexic zstd cell-a-time 1000">
            <text:p>insert plain lexic zstd cell-a-time 1000</text:p>
          </table:table-cell>
          <table:table-cell table:style-name="ce5" table:formula="of:=['Sheet-Data'.G114]" office:value-type="float" office:value="100">
            <text:p>100</text:p>
          </table:table-cell>
          <table:table-cell table:formula="of:=['Sheet-Data'.L114]" office:value-type="float" office:value="922.076">
            <text:p>922</text:p>
          </table:table-cell>
          <table:table-cell table:formula="of:=['Sheet-Data'.H114]" office:value-type="currency" office:currency="sec" office:value="1.08451">
            <text:p>1.085sec</text:p>
          </table:table-cell>
          <table:table-cell table:number-columns-repeated="1020"/>
        </table:table-row>
        <table:table-row table:style-name="ro3">
          <table:table-cell table:formula="of:=LOWER(CONCATENATE(['Sheet-Data'.A115];&quot; &quot;;['Sheet-Data'.B115];&quot; &quot;;['Sheet-Data'.C115];&quot; &quot;;['Sheet-Data'.D115];&quot; &quot;;IF(EXACT(['Sheet-Data'.E115];&quot;true&quot;);&quot;cell-a-time &quot;;&quot;&quot;);['Sheet-Data'.F115]))" office:value-type="string" office:string-value="select plain lexic zstd cell-a-time 1000">
            <text:p>select plain lexic zstd cell-a-time 1000</text:p>
          </table:table-cell>
          <table:table-cell table:style-name="ce5" table:formula="of:=['Sheet-Data'.G115]" office:value-type="float" office:value="100">
            <text:p>100</text:p>
          </table:table-cell>
          <table:table-cell table:formula="of:=['Sheet-Data'.L115]" office:value-type="float" office:value="953.313">
            <text:p>953</text:p>
          </table:table-cell>
          <table:table-cell table:formula="of:=['Sheet-Data'.H115]" office:value-type="currency" office:currency="sec" office:value="1.04897">
            <text:p>1.049sec</text:p>
          </table:table-cell>
          <table:table-cell table:number-columns-repeated="1020"/>
        </table:table-row>
        <table:table-row table:style-name="ro3">
          <table:table-cell table:formula="of:=LOWER(CONCATENATE(['Sheet-Data'.A116];&quot; &quot;;['Sheet-Data'.B116];&quot; &quot;;['Sheet-Data'.C116];&quot; &quot;;['Sheet-Data'.D116];&quot; &quot;;IF(EXACT(['Sheet-Data'.E116];&quot;true&quot;);&quot;cell-a-time &quot;;&quot;&quot;);['Sheet-Data'.F116]))" office:value-type="string" office:string-value="delete plain lexic zstd cell-a-time 1000">
            <text:p>delete plain lexic zstd cell-a-time 1000</text:p>
          </table:table-cell>
          <table:table-cell table:style-name="ce5" table:formula="of:=['Sheet-Data'.G116]" office:value-type="float" office:value="100">
            <text:p>100</text:p>
          </table:table-cell>
          <table:table-cell table:formula="of:=['Sheet-Data'.L116]" office:value-type="float" office:value="1193.06">
            <text:p>1,193</text:p>
          </table:table-cell>
          <table:table-cell table:formula="of:=['Sheet-Data'.H116]" office:value-type="currency" office:currency="sec" office:value="0.838178">
            <text:p>0.838sec</text:p>
          </table:table-cell>
          <table:table-cell table:number-columns-repeated="1020"/>
        </table:table-row>
        <table:table-row table:style-name="ro3">
          <table:table-cell table:formula="of:=LOWER(CONCATENATE(['Sheet-Data'.A117];&quot; &quot;;['Sheet-Data'.B117];&quot; &quot;;['Sheet-Data'.C117];&quot; &quot;;['Sheet-Data'.D117];&quot; &quot;;IF(EXACT(['Sheet-Data'.E117];&quot;true&quot;);&quot;cell-a-time &quot;;&quot;&quot;);['Sheet-Data'.F117]))" office:value-type="string" office:string-value="select-empty plain lexic zstd cell-a-time 1000">
            <text:p>select-empty plain lexic zstd cell-a-time 1000</text:p>
          </table:table-cell>
          <table:table-cell table:style-name="ce5" table:formula="of:=['Sheet-Data'.G117]" office:value-type="float" office:value="100">
            <text:p>100</text:p>
          </table:table-cell>
          <table:table-cell table:formula="of:=['Sheet-Data'.L117]" office:value-type="float" office:value="0">
            <text:p>0</text:p>
          </table:table-cell>
          <table:table-cell table:formula="of:=['Sheet-Data'.H117]" office:value-type="currency" office:currency="sec" office:value="1.59202">
            <text:p>1.592sec</text:p>
          </table:table-cell>
          <table:table-cell table:number-columns-repeated="1020"/>
        </table:table-row>
        <table:table-row table:style-name="ro3">
          <table:table-cell table:formula="of:=LOWER(CONCATENATE(['Sheet-Data'.A118];&quot; &quot;;['Sheet-Data'.B118];&quot; &quot;;['Sheet-Data'.C118];&quot; &quot;;['Sheet-Data'.D118];&quot; &quot;;IF(EXACT(['Sheet-Data'.E118];&quot;true&quot;);&quot;cell-a-time &quot;;&quot;&quot;);['Sheet-Data'.F118]))" office:value-type="string" office:string-value="insert plain volume zstd cell-a-time 1000">
            <text:p>insert plain volume zstd cell-a-time 1000</text:p>
          </table:table-cell>
          <table:table-cell table:style-name="ce5" table:formula="of:=['Sheet-Data'.G118]" office:value-type="float" office:value="100">
            <text:p>100</text:p>
          </table:table-cell>
          <table:table-cell table:formula="of:=['Sheet-Data'.L118]" office:value-type="float" office:value="730.195">
            <text:p>730</text:p>
          </table:table-cell>
          <table:table-cell table:formula="of:=['Sheet-Data'.H118]" office:value-type="currency" office:currency="sec" office:value="1.3695">
            <text:p>1.370sec</text:p>
          </table:table-cell>
          <table:table-cell table:number-columns-repeated="1020"/>
        </table:table-row>
        <table:table-row table:style-name="ro3">
          <table:table-cell table:formula="of:=LOWER(CONCATENATE(['Sheet-Data'.A119];&quot; &quot;;['Sheet-Data'.B119];&quot; &quot;;['Sheet-Data'.C119];&quot; &quot;;['Sheet-Data'.D119];&quot; &quot;;IF(EXACT(['Sheet-Data'.E119];&quot;true&quot;);&quot;cell-a-time &quot;;&quot;&quot;);['Sheet-Data'.F119]))" office:value-type="string" office:string-value="select plain volume zstd cell-a-time 1000">
            <text:p>select plain volume zstd cell-a-time 1000</text:p>
          </table:table-cell>
          <table:table-cell table:style-name="ce5" table:formula="of:=['Sheet-Data'.G119]" office:value-type="float" office:value="100">
            <text:p>100</text:p>
          </table:table-cell>
          <table:table-cell table:formula="of:=['Sheet-Data'.L119]" office:value-type="float" office:value="942.352">
            <text:p>942</text:p>
          </table:table-cell>
          <table:table-cell table:formula="of:=['Sheet-Data'.H119]" office:value-type="currency" office:currency="sec" office:value="1.06117">
            <text:p>1.061sec</text:p>
          </table:table-cell>
          <table:table-cell table:number-columns-repeated="1020"/>
        </table:table-row>
        <table:table-row table:style-name="ro3">
          <table:table-cell table:formula="of:=LOWER(CONCATENATE(['Sheet-Data'.A120];&quot; &quot;;['Sheet-Data'.B120];&quot; &quot;;['Sheet-Data'.C120];&quot; &quot;;['Sheet-Data'.D120];&quot; &quot;;IF(EXACT(['Sheet-Data'.E120];&quot;true&quot;);&quot;cell-a-time &quot;;&quot;&quot;);['Sheet-Data'.F120]))" office:value-type="string" office:string-value="delete plain volume zstd cell-a-time 1000">
            <text:p>delete plain volume zstd cell-a-time 1000</text:p>
          </table:table-cell>
          <table:table-cell table:style-name="ce5" table:formula="of:=['Sheet-Data'.G120]" office:value-type="float" office:value="100">
            <text:p>100</text:p>
          </table:table-cell>
          <table:table-cell table:formula="of:=['Sheet-Data'.L120]" office:value-type="float" office:value="1309.11">
            <text:p>1,309</text:p>
          </table:table-cell>
          <table:table-cell table:formula="of:=['Sheet-Data'.H120]" office:value-type="currency" office:currency="sec" office:value="0.763879">
            <text:p>0.764sec</text:p>
          </table:table-cell>
          <table:table-cell table:number-columns-repeated="1020"/>
        </table:table-row>
        <table:table-row table:style-name="ro3">
          <table:table-cell table:formula="of:=LOWER(CONCATENATE(['Sheet-Data'.A121];&quot; &quot;;['Sheet-Data'.B121];&quot; &quot;;['Sheet-Data'.C121];&quot; &quot;;['Sheet-Data'.D121];&quot; &quot;;IF(EXACT(['Sheet-Data'.E121];&quot;true&quot;);&quot;cell-a-time &quot;;&quot;&quot;);['Sheet-Data'.F121]))" office:value-type="string" office:string-value="select-empty plain volume zstd cell-a-time 1000">
            <text:p>select-empty plain volume zstd cell-a-time 1000</text:p>
          </table:table-cell>
          <table:table-cell table:style-name="ce5" table:formula="of:=['Sheet-Data'.G121]" office:value-type="float" office:value="100">
            <text:p>100</text:p>
          </table:table-cell>
          <table:table-cell table:formula="of:=['Sheet-Data'.L121]" office:value-type="float" office:value="0">
            <text:p>0</text:p>
          </table:table-cell>
          <table:table-cell table:formula="of:=['Sheet-Data'.H121]" office:value-type="currency" office:currency="sec" office:value="1.67713">
            <text:p>1.677sec</text:p>
          </table:table-cell>
          <table:table-cell table:number-columns-repeated="1020"/>
        </table:table-row>
        <table:table-row table:style-name="ro3">
          <table:table-cell table:formula="of:=LOWER(CONCATENATE(['Sheet-Data'.A122];&quot; &quot;;['Sheet-Data'.B122];&quot; &quot;;['Sheet-Data'.C122];&quot; &quot;;['Sheet-Data'.D122];&quot; &quot;;IF(EXACT(['Sheet-Data'.E122];&quot;true&quot;);&quot;cell-a-time &quot;;&quot;&quot;);['Sheet-Data'.F122]))" office:value-type="string" office:string-value="insert plain fc_lexic zstd cell-a-time 1000">
            <text:p>insert plain fc_lexic zstd cell-a-time 1000</text:p>
          </table:table-cell>
          <table:table-cell table:style-name="ce5" table:formula="of:=['Sheet-Data'.G122]" office:value-type="float" office:value="100">
            <text:p>100</text:p>
          </table:table-cell>
          <table:table-cell table:formula="of:=['Sheet-Data'.L122]" office:value-type="float" office:value="690.322">
            <text:p>690</text:p>
          </table:table-cell>
          <table:table-cell table:formula="of:=['Sheet-Data'.H122]" office:value-type="currency" office:currency="sec" office:value="1.4486">
            <text:p>1.449sec</text:p>
          </table:table-cell>
          <table:table-cell table:number-columns-repeated="1020"/>
        </table:table-row>
        <table:table-row table:style-name="ro3">
          <table:table-cell table:formula="of:=LOWER(CONCATENATE(['Sheet-Data'.A123];&quot; &quot;;['Sheet-Data'.B123];&quot; &quot;;['Sheet-Data'.C123];&quot; &quot;;['Sheet-Data'.D123];&quot; &quot;;IF(EXACT(['Sheet-Data'.E123];&quot;true&quot;);&quot;cell-a-time &quot;;&quot;&quot;);['Sheet-Data'.F123]))" office:value-type="string" office:string-value="select plain fc_lexic zstd cell-a-time 1000">
            <text:p>select plain fc_lexic zstd cell-a-time 1000</text:p>
          </table:table-cell>
          <table:table-cell table:style-name="ce5" table:formula="of:=['Sheet-Data'.G123]" office:value-type="float" office:value="100">
            <text:p>100</text:p>
          </table:table-cell>
          <table:table-cell table:formula="of:=['Sheet-Data'.L123]" office:value-type="float" office:value="1150.71">
            <text:p>1,151</text:p>
          </table:table-cell>
          <table:table-cell table:formula="of:=['Sheet-Data'.H123]" office:value-type="currency" office:currency="sec" office:value="0.869027">
            <text:p>0.869sec</text:p>
          </table:table-cell>
          <table:table-cell table:number-columns-repeated="1020"/>
        </table:table-row>
        <table:table-row table:style-name="ro3">
          <table:table-cell table:formula="of:=LOWER(CONCATENATE(['Sheet-Data'.A124];&quot; &quot;;['Sheet-Data'.B124];&quot; &quot;;['Sheet-Data'.C124];&quot; &quot;;['Sheet-Data'.D124];&quot; &quot;;IF(EXACT(['Sheet-Data'.E124];&quot;true&quot;);&quot;cell-a-time &quot;;&quot;&quot;);['Sheet-Data'.F124]))" office:value-type="string" office:string-value="delete plain fc_lexic zstd cell-a-time 1000">
            <text:p>delete plain fc_lexic zstd cell-a-time 1000</text:p>
          </table:table-cell>
          <table:table-cell table:style-name="ce5" table:formula="of:=['Sheet-Data'.G124]" office:value-type="float" office:value="100">
            <text:p>100</text:p>
          </table:table-cell>
          <table:table-cell table:formula="of:=['Sheet-Data'.L124]" office:value-type="float" office:value="1222.75">
            <text:p>1,223</text:p>
          </table:table-cell>
          <table:table-cell table:formula="of:=['Sheet-Data'.H124]" office:value-type="currency" office:currency="sec" office:value="0.817829">
            <text:p>0.818sec</text:p>
          </table:table-cell>
          <table:table-cell table:number-columns-repeated="1020"/>
        </table:table-row>
        <table:table-row table:style-name="ro3">
          <table:table-cell table:formula="of:=LOWER(CONCATENATE(['Sheet-Data'.A125];&quot; &quot;;['Sheet-Data'.B125];&quot; &quot;;['Sheet-Data'.C125];&quot; &quot;;['Sheet-Data'.D125];&quot; &quot;;IF(EXACT(['Sheet-Data'.E125];&quot;true&quot;);&quot;cell-a-time &quot;;&quot;&quot;);['Sheet-Data'.F125]))" office:value-type="string" office:string-value="select-empty plain fc_lexic zstd cell-a-time 1000">
            <text:p>select-empty plain fc_lexic zstd cell-a-time 1000</text:p>
          </table:table-cell>
          <table:table-cell table:style-name="ce5" table:formula="of:=['Sheet-Data'.G125]" office:value-type="float" office:value="100">
            <text:p>100</text:p>
          </table:table-cell>
          <table:table-cell table:formula="of:=['Sheet-Data'.L125]" office:value-type="float" office:value="0">
            <text:p>0</text:p>
          </table:table-cell>
          <table:table-cell table:formula="of:=['Sheet-Data'.H125]" office:value-type="currency" office:currency="sec" office:value="1.66785">
            <text:p>1.668sec</text:p>
          </table:table-cell>
          <table:table-cell table:number-columns-repeated="1020"/>
        </table:table-row>
        <table:table-row table:style-name="ro3">
          <table:table-cell table:formula="of:=LOWER(CONCATENATE(['Sheet-Data'.A126];&quot; &quot;;['Sheet-Data'.B126];&quot; &quot;;['Sheet-Data'.C126];&quot; &quot;;['Sheet-Data'.D126];&quot; &quot;;IF(EXACT(['Sheet-Data'.E126];&quot;true&quot;);&quot;cell-a-time &quot;;&quot;&quot;);['Sheet-Data'.F126]))" office:value-type="string" office:string-value="insert plain fc_volume zstd cell-a-time 1000">
            <text:p>insert plain fc_volume zstd cell-a-time 1000</text:p>
          </table:table-cell>
          <table:table-cell table:style-name="ce5" table:formula="of:=['Sheet-Data'.G126]" office:value-type="float" office:value="100">
            <text:p>100</text:p>
          </table:table-cell>
          <table:table-cell table:formula="of:=['Sheet-Data'.L126]" office:value-type="float" office:value="703.688">
            <text:p>704</text:p>
          </table:table-cell>
          <table:table-cell table:formula="of:=['Sheet-Data'.H126]" office:value-type="currency" office:currency="sec" office:value="1.42108">
            <text:p>1.421sec</text:p>
          </table:table-cell>
          <table:table-cell table:number-columns-repeated="1020"/>
        </table:table-row>
        <table:table-row table:style-name="ro3">
          <table:table-cell table:formula="of:=LOWER(CONCATENATE(['Sheet-Data'.A127];&quot; &quot;;['Sheet-Data'.B127];&quot; &quot;;['Sheet-Data'.C127];&quot; &quot;;['Sheet-Data'.D127];&quot; &quot;;IF(EXACT(['Sheet-Data'.E127];&quot;true&quot;);&quot;cell-a-time &quot;;&quot;&quot;);['Sheet-Data'.F127]))" office:value-type="string" office:string-value="select plain fc_volume zstd cell-a-time 1000">
            <text:p>select plain fc_volume zstd cell-a-time 1000</text:p>
          </table:table-cell>
          <table:table-cell table:style-name="ce5" table:formula="of:=['Sheet-Data'.G127]" office:value-type="float" office:value="100">
            <text:p>100</text:p>
          </table:table-cell>
          <table:table-cell table:formula="of:=['Sheet-Data'.L127]" office:value-type="float" office:value="1306.77">
            <text:p>1,307</text:p>
          </table:table-cell>
          <table:table-cell table:formula="of:=['Sheet-Data'.H127]" office:value-type="currency" office:currency="sec" office:value="0.765245">
            <text:p>0.765sec</text:p>
          </table:table-cell>
          <table:table-cell table:number-columns-repeated="1020"/>
        </table:table-row>
        <table:table-row table:style-name="ro3">
          <table:table-cell table:formula="of:=LOWER(CONCATENATE(['Sheet-Data'.A128];&quot; &quot;;['Sheet-Data'.B128];&quot; &quot;;['Sheet-Data'.C128];&quot; &quot;;['Sheet-Data'.D128];&quot; &quot;;IF(EXACT(['Sheet-Data'.E128];&quot;true&quot;);&quot;cell-a-time &quot;;&quot;&quot;);['Sheet-Data'.F128]))" office:value-type="string" office:string-value="delete plain fc_volume zstd cell-a-time 1000">
            <text:p>delete plain fc_volume zstd cell-a-time 1000</text:p>
          </table:table-cell>
          <table:table-cell table:style-name="ce5" table:formula="of:=['Sheet-Data'.G128]" office:value-type="float" office:value="100">
            <text:p>100</text:p>
          </table:table-cell>
          <table:table-cell table:formula="of:=['Sheet-Data'.L128]" office:value-type="float" office:value="1299.88">
            <text:p>1,300</text:p>
          </table:table-cell>
          <table:table-cell table:formula="of:=['Sheet-Data'.H128]" office:value-type="currency" office:currency="sec" office:value="0.769304">
            <text:p>0.769sec</text:p>
          </table:table-cell>
          <table:table-cell table:number-columns-repeated="1020"/>
        </table:table-row>
        <table:table-row table:style-name="ro3">
          <table:table-cell table:formula="of:=LOWER(CONCATENATE(['Sheet-Data'.A129];&quot; &quot;;['Sheet-Data'.B129];&quot; &quot;;['Sheet-Data'.C129];&quot; &quot;;['Sheet-Data'.D129];&quot; &quot;;IF(EXACT(['Sheet-Data'.E129];&quot;true&quot;);&quot;cell-a-time &quot;;&quot;&quot;);['Sheet-Data'.F129]))" office:value-type="string" office:string-value="select-empty plain fc_volume zstd cell-a-time 1000">
            <text:p>select-empty plain fc_volume zstd cell-a-time 1000</text:p>
          </table:table-cell>
          <table:table-cell table:style-name="ce5" table:formula="of:=['Sheet-Data'.G129]" office:value-type="float" office:value="100">
            <text:p>100</text:p>
          </table:table-cell>
          <table:table-cell table:formula="of:=['Sheet-Data'.L129]" office:value-type="float" office:value="0">
            <text:p>0</text:p>
          </table:table-cell>
          <table:table-cell table:formula="of:=['Sheet-Data'.H129]" office:value-type="currency" office:currency="sec" office:value="1.66696">
            <text:p>1.667sec</text:p>
          </table:table-cell>
          <table:table-cell table:number-columns-repeated="1020"/>
        </table:table-row>
        <table:table-row table:style-name="ro3">
          <table:table-cell table:formula="of:=LOWER(CONCATENATE(['Sheet-Data'.A130];&quot; &quot;;['Sheet-Data'.B130];&quot; &quot;;['Sheet-Data'.C130];&quot; &quot;;['Sheet-Data'.D130];&quot; &quot;;IF(EXACT(['Sheet-Data'.E130];&quot;true&quot;);&quot;cell-a-time &quot;;&quot;&quot;);['Sheet-Data'.F130]))" office:value-type="string" office:string-value="insert plain lexic zstd 1000">
            <text:p>insert plain lexic zstd 1000</text:p>
          </table:table-cell>
          <table:table-cell table:style-name="ce5" table:formula="of:=['Sheet-Data'.G130]" office:value-type="float" office:value="1000">
            <text:p>1,000</text:p>
          </table:table-cell>
          <table:table-cell table:formula="of:=['Sheet-Data'.L130]" office:value-type="float" office:value="6971.8">
            <text:p>6,972</text:p>
          </table:table-cell>
          <table:table-cell table:formula="of:=['Sheet-Data'.H130]" office:value-type="currency" office:currency="sec" office:value="0.143435">
            <text:p>0.143sec</text:p>
          </table:table-cell>
          <table:table-cell table:number-columns-repeated="1020"/>
        </table:table-row>
        <table:table-row table:style-name="ro3">
          <table:table-cell table:formula="of:=LOWER(CONCATENATE(['Sheet-Data'.A131];&quot; &quot;;['Sheet-Data'.B131];&quot; &quot;;['Sheet-Data'.C131];&quot; &quot;;['Sheet-Data'.D131];&quot; &quot;;IF(EXACT(['Sheet-Data'.E131];&quot;true&quot;);&quot;cell-a-time &quot;;&quot;&quot;);['Sheet-Data'.F131]))" office:value-type="string" office:string-value="select plain lexic zstd 1000">
            <text:p>select plain lexic zstd 1000</text:p>
          </table:table-cell>
          <table:table-cell table:style-name="ce5" table:formula="of:=['Sheet-Data'.G131]" office:value-type="float" office:value="1000">
            <text:p>1,000</text:p>
          </table:table-cell>
          <table:table-cell table:formula="of:=['Sheet-Data'.L131]" office:value-type="float" office:value="27527">
            <text:p>27,527</text:p>
          </table:table-cell>
          <table:table-cell table:formula="of:=['Sheet-Data'.H131]" office:value-type="currency" office:currency="sec" office:value="0.036328">
            <text:p>0.036sec</text:p>
          </table:table-cell>
          <table:table-cell table:number-columns-repeated="1020"/>
        </table:table-row>
        <table:table-row table:style-name="ro3">
          <table:table-cell table:formula="of:=LOWER(CONCATENATE(['Sheet-Data'.A132];&quot; &quot;;['Sheet-Data'.B132];&quot; &quot;;['Sheet-Data'.C132];&quot; &quot;;['Sheet-Data'.D132];&quot; &quot;;IF(EXACT(['Sheet-Data'.E132];&quot;true&quot;);&quot;cell-a-time &quot;;&quot;&quot;);['Sheet-Data'.F132]))" office:value-type="string" office:string-value="delete plain lexic zstd 1000">
            <text:p>delete plain lexic zstd 1000</text:p>
          </table:table-cell>
          <table:table-cell table:style-name="ce5" table:formula="of:=['Sheet-Data'.G132]" office:value-type="float" office:value="1000">
            <text:p>1,000</text:p>
          </table:table-cell>
          <table:table-cell table:formula="of:=['Sheet-Data'.L132]" office:value-type="float" office:value="6416.51">
            <text:p>6,417</text:p>
          </table:table-cell>
          <table:table-cell table:formula="of:=['Sheet-Data'.H132]" office:value-type="currency" office:currency="sec" office:value="0.155848">
            <text:p>0.156sec</text:p>
          </table:table-cell>
          <table:table-cell table:number-columns-repeated="1020"/>
        </table:table-row>
        <table:table-row table:style-name="ro3">
          <table:table-cell table:formula="of:=LOWER(CONCATENATE(['Sheet-Data'.A133];&quot; &quot;;['Sheet-Data'.B133];&quot; &quot;;['Sheet-Data'.C133];&quot; &quot;;['Sheet-Data'.D133];&quot; &quot;;IF(EXACT(['Sheet-Data'.E133];&quot;true&quot;);&quot;cell-a-time &quot;;&quot;&quot;);['Sheet-Data'.F133]))" office:value-type="string" office:string-value="select-empty plain lexic zstd 1000">
            <text:p>select-empty plain lexic zstd 1000</text:p>
          </table:table-cell>
          <table:table-cell table:style-name="ce5" table:formula="of:=['Sheet-Data'.G133]" office:value-type="float" office:value="1000">
            <text:p>1,000</text:p>
          </table:table-cell>
          <table:table-cell table:formula="of:=['Sheet-Data'.L133]" office:value-type="float" office:value="0">
            <text:p>0</text:p>
          </table:table-cell>
          <table:table-cell table:formula="of:=['Sheet-Data'.H133]" office:value-type="currency" office:currency="sec" office:value="0.001949">
            <text:p>0.002sec</text:p>
          </table:table-cell>
          <table:table-cell table:number-columns-repeated="1020"/>
        </table:table-row>
        <table:table-row table:style-name="ro3">
          <table:table-cell table:formula="of:=LOWER(CONCATENATE(['Sheet-Data'.A134];&quot; &quot;;['Sheet-Data'.B134];&quot; &quot;;['Sheet-Data'.C134];&quot; &quot;;['Sheet-Data'.D134];&quot; &quot;;IF(EXACT(['Sheet-Data'.E134];&quot;true&quot;);&quot;cell-a-time &quot;;&quot;&quot;);['Sheet-Data'.F134]))" office:value-type="string" office:string-value="insert plain volume zstd 1000">
            <text:p>insert plain volume zstd 1000</text:p>
          </table:table-cell>
          <table:table-cell table:style-name="ce5" table:formula="of:=['Sheet-Data'.G134]" office:value-type="float" office:value="1000">
            <text:p>1,000</text:p>
          </table:table-cell>
          <table:table-cell table:formula="of:=['Sheet-Data'.L134]" office:value-type="float" office:value="6912.76">
            <text:p>6,913</text:p>
          </table:table-cell>
          <table:table-cell table:formula="of:=['Sheet-Data'.H134]" office:value-type="currency" office:currency="sec" office:value="0.14466">
            <text:p>0.145sec</text:p>
          </table:table-cell>
          <table:table-cell table:number-columns-repeated="1020"/>
        </table:table-row>
        <table:table-row table:style-name="ro3">
          <table:table-cell table:formula="of:=LOWER(CONCATENATE(['Sheet-Data'.A135];&quot; &quot;;['Sheet-Data'.B135];&quot; &quot;;['Sheet-Data'.C135];&quot; &quot;;['Sheet-Data'.D135];&quot; &quot;;IF(EXACT(['Sheet-Data'.E135];&quot;true&quot;);&quot;cell-a-time &quot;;&quot;&quot;);['Sheet-Data'.F135]))" office:value-type="string" office:string-value="select plain volume zstd 1000">
            <text:p>select plain volume zstd 1000</text:p>
          </table:table-cell>
          <table:table-cell table:style-name="ce5" table:formula="of:=['Sheet-Data'.G135]" office:value-type="float" office:value="1000">
            <text:p>1,000</text:p>
          </table:table-cell>
          <table:table-cell table:formula="of:=['Sheet-Data'.L135]" office:value-type="float" office:value="35917">
            <text:p>35,917</text:p>
          </table:table-cell>
          <table:table-cell table:formula="of:=['Sheet-Data'.H135]" office:value-type="currency" office:currency="sec" office:value="0.027842">
            <text:p>0.028sec</text:p>
          </table:table-cell>
          <table:table-cell table:number-columns-repeated="1020"/>
        </table:table-row>
        <table:table-row table:style-name="ro3">
          <table:table-cell table:formula="of:=LOWER(CONCATENATE(['Sheet-Data'.A136];&quot; &quot;;['Sheet-Data'.B136];&quot; &quot;;['Sheet-Data'.C136];&quot; &quot;;['Sheet-Data'.D136];&quot; &quot;;IF(EXACT(['Sheet-Data'.E136];&quot;true&quot;);&quot;cell-a-time &quot;;&quot;&quot;);['Sheet-Data'.F136]))" office:value-type="string" office:string-value="delete plain volume zstd 1000">
            <text:p>delete plain volume zstd 1000</text:p>
          </table:table-cell>
          <table:table-cell table:style-name="ce5" table:formula="of:=['Sheet-Data'.G136]" office:value-type="float" office:value="1000">
            <text:p>1,000</text:p>
          </table:table-cell>
          <table:table-cell table:formula="of:=['Sheet-Data'.L136]" office:value-type="float" office:value="7422.47">
            <text:p>7,422</text:p>
          </table:table-cell>
          <table:table-cell table:formula="of:=['Sheet-Data'.H136]" office:value-type="currency" office:currency="sec" office:value="0.134726">
            <text:p>0.135sec</text:p>
          </table:table-cell>
          <table:table-cell table:number-columns-repeated="1020"/>
        </table:table-row>
        <table:table-row table:style-name="ro3">
          <table:table-cell table:formula="of:=LOWER(CONCATENATE(['Sheet-Data'.A137];&quot; &quot;;['Sheet-Data'.B137];&quot; &quot;;['Sheet-Data'.C137];&quot; &quot;;['Sheet-Data'.D137];&quot; &quot;;IF(EXACT(['Sheet-Data'.E137];&quot;true&quot;);&quot;cell-a-time &quot;;&quot;&quot;);['Sheet-Data'.F137]))" office:value-type="string" office:string-value="select-empty plain volume zstd 1000">
            <text:p>select-empty plain volume zstd 1000</text:p>
          </table:table-cell>
          <table:table-cell table:style-name="ce5" table:formula="of:=['Sheet-Data'.G137]" office:value-type="float" office:value="1000">
            <text:p>1,000</text:p>
          </table:table-cell>
          <table:table-cell table:formula="of:=['Sheet-Data'.L137]" office:value-type="float" office:value="0">
            <text:p>0</text:p>
          </table:table-cell>
          <table:table-cell table:formula="of:=['Sheet-Data'.H137]" office:value-type="currency" office:currency="sec" office:value="0.001307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138];&quot; &quot;;['Sheet-Data'.B138];&quot; &quot;;['Sheet-Data'.C138];&quot; &quot;;['Sheet-Data'.D138];&quot; &quot;;IF(EXACT(['Sheet-Data'.E138];&quot;true&quot;);&quot;cell-a-time &quot;;&quot;&quot;);['Sheet-Data'.F138]))" office:value-type="string" office:string-value="insert plain fc_lexic zstd 1000">
            <text:p>insert plain fc_lexic zstd 1000</text:p>
          </table:table-cell>
          <table:table-cell table:style-name="ce5" table:formula="of:=['Sheet-Data'.G138]" office:value-type="float" office:value="1000">
            <text:p>1,000</text:p>
          </table:table-cell>
          <table:table-cell table:formula="of:=['Sheet-Data'.L138]" office:value-type="float" office:value="7145.97">
            <text:p>7,146</text:p>
          </table:table-cell>
          <table:table-cell table:formula="of:=['Sheet-Data'.H138]" office:value-type="currency" office:currency="sec" office:value="0.139939">
            <text:p>0.140sec</text:p>
          </table:table-cell>
          <table:table-cell table:number-columns-repeated="1020"/>
        </table:table-row>
        <table:table-row table:style-name="ro3">
          <table:table-cell table:formula="of:=LOWER(CONCATENATE(['Sheet-Data'.A139];&quot; &quot;;['Sheet-Data'.B139];&quot; &quot;;['Sheet-Data'.C139];&quot; &quot;;['Sheet-Data'.D139];&quot; &quot;;IF(EXACT(['Sheet-Data'.E139];&quot;true&quot;);&quot;cell-a-time &quot;;&quot;&quot;);['Sheet-Data'.F139]))" office:value-type="string" office:string-value="select plain fc_lexic zstd 1000">
            <text:p>select plain fc_lexic zstd 1000</text:p>
          </table:table-cell>
          <table:table-cell table:style-name="ce5" table:formula="of:=['Sheet-Data'.G139]" office:value-type="float" office:value="1000">
            <text:p>1,000</text:p>
          </table:table-cell>
          <table:table-cell table:formula="of:=['Sheet-Data'.L139]" office:value-type="float" office:value="41086.3">
            <text:p>41,086</text:p>
          </table:table-cell>
          <table:table-cell table:formula="of:=['Sheet-Data'.H139]" office:value-type="currency" office:currency="sec" office:value="0.024339">
            <text:p>0.024sec</text:p>
          </table:table-cell>
          <table:table-cell table:number-columns-repeated="1020"/>
        </table:table-row>
        <table:table-row table:style-name="ro3">
          <table:table-cell table:formula="of:=LOWER(CONCATENATE(['Sheet-Data'.A140];&quot; &quot;;['Sheet-Data'.B140];&quot; &quot;;['Sheet-Data'.C140];&quot; &quot;;['Sheet-Data'.D140];&quot; &quot;;IF(EXACT(['Sheet-Data'.E140];&quot;true&quot;);&quot;cell-a-time &quot;;&quot;&quot;);['Sheet-Data'.F140]))" office:value-type="string" office:string-value="delete plain fc_lexic zstd 1000">
            <text:p>delete plain fc_lexic zstd 1000</text:p>
          </table:table-cell>
          <table:table-cell table:style-name="ce5" table:formula="of:=['Sheet-Data'.G140]" office:value-type="float" office:value="1000">
            <text:p>1,000</text:p>
          </table:table-cell>
          <table:table-cell table:formula="of:=['Sheet-Data'.L140]" office:value-type="float" office:value="7253.1">
            <text:p>7,253</text:p>
          </table:table-cell>
          <table:table-cell table:formula="of:=['Sheet-Data'.H140]" office:value-type="currency" office:currency="sec" office:value="0.137872">
            <text:p>0.138sec</text:p>
          </table:table-cell>
          <table:table-cell table:number-columns-repeated="1020"/>
        </table:table-row>
        <table:table-row table:style-name="ro3">
          <table:table-cell table:formula="of:=LOWER(CONCATENATE(['Sheet-Data'.A141];&quot; &quot;;['Sheet-Data'.B141];&quot; &quot;;['Sheet-Data'.C141];&quot; &quot;;['Sheet-Data'.D141];&quot; &quot;;IF(EXACT(['Sheet-Data'.E141];&quot;true&quot;);&quot;cell-a-time &quot;;&quot;&quot;);['Sheet-Data'.F141]))" office:value-type="string" office:string-value="select-empty plain fc_lexic zstd 1000">
            <text:p>select-empty plain fc_lexic zstd 1000</text:p>
          </table:table-cell>
          <table:table-cell table:style-name="ce5" table:formula="of:=['Sheet-Data'.G141]" office:value-type="float" office:value="1000">
            <text:p>1,000</text:p>
          </table:table-cell>
          <table:table-cell table:formula="of:=['Sheet-Data'.L141]" office:value-type="float" office:value="0">
            <text:p>0</text:p>
          </table:table-cell>
          <table:table-cell table:formula="of:=['Sheet-Data'.H141]" office:value-type="currency" office:currency="sec" office:value="0.001054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142];&quot; &quot;;['Sheet-Data'.B142];&quot; &quot;;['Sheet-Data'.C142];&quot; &quot;;['Sheet-Data'.D142];&quot; &quot;;IF(EXACT(['Sheet-Data'.E142];&quot;true&quot;);&quot;cell-a-time &quot;;&quot;&quot;);['Sheet-Data'.F142]))" office:value-type="string" office:string-value="insert plain fc_volume zstd 1000">
            <text:p>insert plain fc_volume zstd 1000</text:p>
          </table:table-cell>
          <table:table-cell table:style-name="ce5" table:formula="of:=['Sheet-Data'.G142]" office:value-type="float" office:value="1000">
            <text:p>1,000</text:p>
          </table:table-cell>
          <table:table-cell table:formula="of:=['Sheet-Data'.L142]" office:value-type="float" office:value="6839.99">
            <text:p>6,840</text:p>
          </table:table-cell>
          <table:table-cell table:formula="of:=['Sheet-Data'.H142]" office:value-type="currency" office:currency="sec" office:value="0.146199">
            <text:p>0.146sec</text:p>
          </table:table-cell>
          <table:table-cell table:number-columns-repeated="1020"/>
        </table:table-row>
        <table:table-row table:style-name="ro3">
          <table:table-cell table:formula="of:=LOWER(CONCATENATE(['Sheet-Data'.A143];&quot; &quot;;['Sheet-Data'.B143];&quot; &quot;;['Sheet-Data'.C143];&quot; &quot;;['Sheet-Data'.D143];&quot; &quot;;IF(EXACT(['Sheet-Data'.E143];&quot;true&quot;);&quot;cell-a-time &quot;;&quot;&quot;);['Sheet-Data'.F143]))" office:value-type="string" office:string-value="select plain fc_volume zstd 1000">
            <text:p>select plain fc_volume zstd 1000</text:p>
          </table:table-cell>
          <table:table-cell table:style-name="ce5" table:formula="of:=['Sheet-Data'.G143]" office:value-type="float" office:value="1000">
            <text:p>1,000</text:p>
          </table:table-cell>
          <table:table-cell table:formula="of:=['Sheet-Data'.L143]" office:value-type="float" office:value="40356.8">
            <text:p>40,357</text:p>
          </table:table-cell>
          <table:table-cell table:formula="of:=['Sheet-Data'.H143]" office:value-type="currency" office:currency="sec" office:value="0.024779">
            <text:p>0.025sec</text:p>
          </table:table-cell>
          <table:table-cell table:number-columns-repeated="1020"/>
        </table:table-row>
        <table:table-row table:style-name="ro3">
          <table:table-cell table:formula="of:=LOWER(CONCATENATE(['Sheet-Data'.A144];&quot; &quot;;['Sheet-Data'.B144];&quot; &quot;;['Sheet-Data'.C144];&quot; &quot;;['Sheet-Data'.D144];&quot; &quot;;IF(EXACT(['Sheet-Data'.E144];&quot;true&quot;);&quot;cell-a-time &quot;;&quot;&quot;);['Sheet-Data'.F144]))" office:value-type="string" office:string-value="delete plain fc_volume zstd 1000">
            <text:p>delete plain fc_volume zstd 1000</text:p>
          </table:table-cell>
          <table:table-cell table:style-name="ce5" table:formula="of:=['Sheet-Data'.G144]" office:value-type="float" office:value="1000">
            <text:p>1,000</text:p>
          </table:table-cell>
          <table:table-cell table:formula="of:=['Sheet-Data'.L144]" office:value-type="float" office:value="6797.26">
            <text:p>6,797</text:p>
          </table:table-cell>
          <table:table-cell table:formula="of:=['Sheet-Data'.H144]" office:value-type="currency" office:currency="sec" office:value="0.147118">
            <text:p>0.147sec</text:p>
          </table:table-cell>
          <table:table-cell table:number-columns-repeated="1020"/>
        </table:table-row>
        <table:table-row table:style-name="ro3">
          <table:table-cell table:formula="of:=LOWER(CONCATENATE(['Sheet-Data'.A145];&quot; &quot;;['Sheet-Data'.B145];&quot; &quot;;['Sheet-Data'.C145];&quot; &quot;;['Sheet-Data'.D145];&quot; &quot;;IF(EXACT(['Sheet-Data'.E145];&quot;true&quot;);&quot;cell-a-time &quot;;&quot;&quot;);['Sheet-Data'.F145]))" office:value-type="string" office:string-value="select-empty plain fc_volume zstd 1000">
            <text:p>select-empty plain fc_volume zstd 1000</text:p>
          </table:table-cell>
          <table:table-cell table:style-name="ce5" table:formula="of:=['Sheet-Data'.G145]" office:value-type="float" office:value="1000">
            <text:p>1,000</text:p>
          </table:table-cell>
          <table:table-cell table:formula="of:=['Sheet-Data'.L145]" office:value-type="float" office:value="0">
            <text:p>0</text:p>
          </table:table-cell>
          <table:table-cell table:formula="of:=['Sheet-Data'.H145]" office:value-type="currency" office:currency="sec" office:value="0.001891">
            <text:p>0.002sec</text:p>
          </table:table-cell>
          <table:table-cell table:number-columns-repeated="1020"/>
        </table:table-row>
        <table:table-row table:style-name="ro3">
          <table:table-cell table:formula="of:=LOWER(CONCATENATE(['Sheet-Data'.A146];&quot; &quot;;['Sheet-Data'.B146];&quot; &quot;;['Sheet-Data'.C146];&quot; &quot;;['Sheet-Data'.D146];&quot; &quot;;IF(EXACT(['Sheet-Data'.E146];&quot;true&quot;);&quot;cell-a-time &quot;;&quot;&quot;);['Sheet-Data'.F146]))" office:value-type="string" office:string-value="insert plain lexic zstd cell-a-time 1000">
            <text:p>insert plain lexic zstd cell-a-time 1000</text:p>
          </table:table-cell>
          <table:table-cell table:style-name="ce5" table:formula="of:=['Sheet-Data'.G146]" office:value-type="float" office:value="1000">
            <text:p>1,000</text:p>
          </table:table-cell>
          <table:table-cell table:formula="of:=['Sheet-Data'.L146]" office:value-type="float" office:value="557.455">
            <text:p>557</text:p>
          </table:table-cell>
          <table:table-cell table:formula="of:=['Sheet-Data'.H146]" office:value-type="currency" office:currency="sec" office:value="1.79387">
            <text:p>1.794sec</text:p>
          </table:table-cell>
          <table:table-cell table:number-columns-repeated="1020"/>
        </table:table-row>
        <table:table-row table:style-name="ro3">
          <table:table-cell table:formula="of:=LOWER(CONCATENATE(['Sheet-Data'.A147];&quot; &quot;;['Sheet-Data'.B147];&quot; &quot;;['Sheet-Data'.C147];&quot; &quot;;['Sheet-Data'.D147];&quot; &quot;;IF(EXACT(['Sheet-Data'.E147];&quot;true&quot;);&quot;cell-a-time &quot;;&quot;&quot;);['Sheet-Data'.F147]))" office:value-type="string" office:string-value="select plain lexic zstd cell-a-time 1000">
            <text:p>select plain lexic zstd cell-a-time 1000</text:p>
          </table:table-cell>
          <table:table-cell table:style-name="ce5" table:formula="of:=['Sheet-Data'.G147]" office:value-type="float" office:value="1000">
            <text:p>1,000</text:p>
          </table:table-cell>
          <table:table-cell table:formula="of:=['Sheet-Data'.L147]" office:value-type="float" office:value="334.158">
            <text:p>334</text:p>
          </table:table-cell>
          <table:table-cell table:formula="of:=['Sheet-Data'.H147]" office:value-type="currency" office:currency="sec" office:value="2.99259">
            <text:p>2.993sec</text:p>
          </table:table-cell>
          <table:table-cell table:number-columns-repeated="1020"/>
        </table:table-row>
        <table:table-row table:style-name="ro3">
          <table:table-cell table:formula="of:=LOWER(CONCATENATE(['Sheet-Data'.A148];&quot; &quot;;['Sheet-Data'.B148];&quot; &quot;;['Sheet-Data'.C148];&quot; &quot;;['Sheet-Data'.D148];&quot; &quot;;IF(EXACT(['Sheet-Data'.E148];&quot;true&quot;);&quot;cell-a-time &quot;;&quot;&quot;);['Sheet-Data'.F148]))" office:value-type="string" office:string-value="delete plain lexic zstd cell-a-time 1000">
            <text:p>delete plain lexic zstd cell-a-time 1000</text:p>
          </table:table-cell>
          <table:table-cell table:style-name="ce5" table:formula="of:=['Sheet-Data'.G148]" office:value-type="float" office:value="1000">
            <text:p>1,000</text:p>
          </table:table-cell>
          <table:table-cell table:formula="of:=['Sheet-Data'.L148]" office:value-type="float" office:value="834.952">
            <text:p>835</text:p>
          </table:table-cell>
          <table:table-cell table:formula="of:=['Sheet-Data'.H148]" office:value-type="currency" office:currency="sec" office:value="1.19767">
            <text:p>1.198sec</text:p>
          </table:table-cell>
          <table:table-cell table:number-columns-repeated="1020"/>
        </table:table-row>
        <table:table-row table:style-name="ro3">
          <table:table-cell table:formula="of:=LOWER(CONCATENATE(['Sheet-Data'.A149];&quot; &quot;;['Sheet-Data'.B149];&quot; &quot;;['Sheet-Data'.C149];&quot; &quot;;['Sheet-Data'.D149];&quot; &quot;;IF(EXACT(['Sheet-Data'.E149];&quot;true&quot;);&quot;cell-a-time &quot;;&quot;&quot;);['Sheet-Data'.F149]))" office:value-type="string" office:string-value="select-empty plain lexic zstd cell-a-time 1000">
            <text:p>select-empty plain lexic zstd cell-a-time 1000</text:p>
          </table:table-cell>
          <table:table-cell table:style-name="ce5" table:formula="of:=['Sheet-Data'.G149]" office:value-type="float" office:value="1000">
            <text:p>1,000</text:p>
          </table:table-cell>
          <table:table-cell table:formula="of:=['Sheet-Data'.L149]" office:value-type="float" office:value="0">
            <text:p>0</text:p>
          </table:table-cell>
          <table:table-cell table:formula="of:=['Sheet-Data'.H149]" office:value-type="currency" office:currency="sec" office:value="5.02196">
            <text:p>5.022sec</text:p>
          </table:table-cell>
          <table:table-cell table:number-columns-repeated="1020"/>
        </table:table-row>
        <table:table-row table:style-name="ro3">
          <table:table-cell table:formula="of:=LOWER(CONCATENATE(['Sheet-Data'.A150];&quot; &quot;;['Sheet-Data'.B150];&quot; &quot;;['Sheet-Data'.C150];&quot; &quot;;['Sheet-Data'.D150];&quot; &quot;;IF(EXACT(['Sheet-Data'.E150];&quot;true&quot;);&quot;cell-a-time &quot;;&quot;&quot;);['Sheet-Data'.F150]))" office:value-type="string" office:string-value="insert plain volume zstd cell-a-time 1000">
            <text:p>insert plain volume zstd cell-a-time 1000</text:p>
          </table:table-cell>
          <table:table-cell table:style-name="ce5" table:formula="of:=['Sheet-Data'.G150]" office:value-type="float" office:value="1000">
            <text:p>1,000</text:p>
          </table:table-cell>
          <table:table-cell table:formula="of:=['Sheet-Data'.L150]" office:value-type="float" office:value="551.467">
            <text:p>551</text:p>
          </table:table-cell>
          <table:table-cell table:formula="of:=['Sheet-Data'.H150]" office:value-type="currency" office:currency="sec" office:value="1.81335">
            <text:p>1.813sec</text:p>
          </table:table-cell>
          <table:table-cell table:number-columns-repeated="1020"/>
        </table:table-row>
        <table:table-row table:style-name="ro3">
          <table:table-cell table:formula="of:=LOWER(CONCATENATE(['Sheet-Data'.A151];&quot; &quot;;['Sheet-Data'.B151];&quot; &quot;;['Sheet-Data'.C151];&quot; &quot;;['Sheet-Data'.D151];&quot; &quot;;IF(EXACT(['Sheet-Data'.E151];&quot;true&quot;);&quot;cell-a-time &quot;;&quot;&quot;);['Sheet-Data'.F151]))" office:value-type="string" office:string-value="select plain volume zstd cell-a-time 1000">
            <text:p>select plain volume zstd cell-a-time 1000</text:p>
          </table:table-cell>
          <table:table-cell table:style-name="ce5" table:formula="of:=['Sheet-Data'.G151]" office:value-type="float" office:value="1000">
            <text:p>1,000</text:p>
          </table:table-cell>
          <table:table-cell table:formula="of:=['Sheet-Data'.L151]" office:value-type="float" office:value="326.166">
            <text:p>326</text:p>
          </table:table-cell>
          <table:table-cell table:formula="of:=['Sheet-Data'.H151]" office:value-type="currency" office:currency="sec" office:value="3.06592">
            <text:p>3.066sec</text:p>
          </table:table-cell>
          <table:table-cell table:number-columns-repeated="1020"/>
        </table:table-row>
        <table:table-row table:style-name="ro3">
          <table:table-cell table:formula="of:=LOWER(CONCATENATE(['Sheet-Data'.A152];&quot; &quot;;['Sheet-Data'.B152];&quot; &quot;;['Sheet-Data'.C152];&quot; &quot;;['Sheet-Data'.D152];&quot; &quot;;IF(EXACT(['Sheet-Data'.E152];&quot;true&quot;);&quot;cell-a-time &quot;;&quot;&quot;);['Sheet-Data'.F152]))" office:value-type="string" office:string-value="delete plain volume zstd cell-a-time 1000">
            <text:p>delete plain volume zstd cell-a-time 1000</text:p>
          </table:table-cell>
          <table:table-cell table:style-name="ce5" table:formula="of:=['Sheet-Data'.G152]" office:value-type="float" office:value="1000">
            <text:p>1,000</text:p>
          </table:table-cell>
          <table:table-cell table:formula="of:=['Sheet-Data'.L152]" office:value-type="float" office:value="812.945">
            <text:p>813</text:p>
          </table:table-cell>
          <table:table-cell table:formula="of:=['Sheet-Data'.H152]" office:value-type="currency" office:currency="sec" office:value="1.2301">
            <text:p>1.230sec</text:p>
          </table:table-cell>
          <table:table-cell table:number-columns-repeated="1020"/>
        </table:table-row>
        <table:table-row table:style-name="ro3">
          <table:table-cell table:formula="of:=LOWER(CONCATENATE(['Sheet-Data'.A153];&quot; &quot;;['Sheet-Data'.B153];&quot; &quot;;['Sheet-Data'.C153];&quot; &quot;;['Sheet-Data'.D153];&quot; &quot;;IF(EXACT(['Sheet-Data'.E153];&quot;true&quot;);&quot;cell-a-time &quot;;&quot;&quot;);['Sheet-Data'.F153]))" office:value-type="string" office:string-value="select-empty plain volume zstd cell-a-time 1000">
            <text:p>select-empty plain volume zstd cell-a-time 1000</text:p>
          </table:table-cell>
          <table:table-cell table:style-name="ce5" table:formula="of:=['Sheet-Data'.G153]" office:value-type="float" office:value="1000">
            <text:p>1,000</text:p>
          </table:table-cell>
          <table:table-cell table:formula="of:=['Sheet-Data'.L153]" office:value-type="float" office:value="0">
            <text:p>0</text:p>
          </table:table-cell>
          <table:table-cell table:formula="of:=['Sheet-Data'.H153]" office:value-type="currency" office:currency="sec" office:value="5.3332">
            <text:p>5.333sec</text:p>
          </table:table-cell>
          <table:table-cell table:number-columns-repeated="1020"/>
        </table:table-row>
        <table:table-row table:style-name="ro3">
          <table:table-cell table:formula="of:=LOWER(CONCATENATE(['Sheet-Data'.A154];&quot; &quot;;['Sheet-Data'.B154];&quot; &quot;;['Sheet-Data'.C154];&quot; &quot;;['Sheet-Data'.D154];&quot; &quot;;IF(EXACT(['Sheet-Data'.E154];&quot;true&quot;);&quot;cell-a-time &quot;;&quot;&quot;);['Sheet-Data'.F154]))" office:value-type="string" office:string-value="insert plain fc_lexic zstd cell-a-time 1000">
            <text:p>insert plain fc_lexic zstd cell-a-time 1000</text:p>
          </table:table-cell>
          <table:table-cell table:style-name="ce5" table:formula="of:=['Sheet-Data'.G154]" office:value-type="float" office:value="1000">
            <text:p>1,000</text:p>
          </table:table-cell>
          <table:table-cell table:formula="of:=['Sheet-Data'.L154]" office:value-type="float" office:value="497.625">
            <text:p>498</text:p>
          </table:table-cell>
          <table:table-cell table:formula="of:=['Sheet-Data'.H154]" office:value-type="currency" office:currency="sec" office:value="2.00955">
            <text:p>2.010sec</text:p>
          </table:table-cell>
          <table:table-cell table:number-columns-repeated="1020"/>
        </table:table-row>
        <table:table-row table:style-name="ro3">
          <table:table-cell table:formula="of:=LOWER(CONCATENATE(['Sheet-Data'.A155];&quot; &quot;;['Sheet-Data'.B155];&quot; &quot;;['Sheet-Data'.C155];&quot; &quot;;['Sheet-Data'.D155];&quot; &quot;;IF(EXACT(['Sheet-Data'.E155];&quot;true&quot;);&quot;cell-a-time &quot;;&quot;&quot;);['Sheet-Data'.F155]))" office:value-type="string" office:string-value="select plain fc_lexic zstd cell-a-time 1000">
            <text:p>select plain fc_lexic zstd cell-a-time 1000</text:p>
          </table:table-cell>
          <table:table-cell table:style-name="ce5" table:formula="of:=['Sheet-Data'.G155]" office:value-type="float" office:value="1000">
            <text:p>1,000</text:p>
          </table:table-cell>
          <table:table-cell table:formula="of:=['Sheet-Data'.L155]" office:value-type="float" office:value="368.348">
            <text:p>368</text:p>
          </table:table-cell>
          <table:table-cell table:formula="of:=['Sheet-Data'.H155]" office:value-type="currency" office:currency="sec" office:value="2.71482">
            <text:p>2.715sec</text:p>
          </table:table-cell>
          <table:table-cell table:number-columns-repeated="1020"/>
        </table:table-row>
        <table:table-row table:style-name="ro3">
          <table:table-cell table:formula="of:=LOWER(CONCATENATE(['Sheet-Data'.A156];&quot; &quot;;['Sheet-Data'.B156];&quot; &quot;;['Sheet-Data'.C156];&quot; &quot;;['Sheet-Data'.D156];&quot; &quot;;IF(EXACT(['Sheet-Data'.E156];&quot;true&quot;);&quot;cell-a-time &quot;;&quot;&quot;);['Sheet-Data'.F156]))" office:value-type="string" office:string-value="delete plain fc_lexic zstd cell-a-time 1000">
            <text:p>delete plain fc_lexic zstd cell-a-time 1000</text:p>
          </table:table-cell>
          <table:table-cell table:style-name="ce5" table:formula="of:=['Sheet-Data'.G156]" office:value-type="float" office:value="1000">
            <text:p>1,000</text:p>
          </table:table-cell>
          <table:table-cell table:formula="of:=['Sheet-Data'.L156]" office:value-type="float" office:value="819.168">
            <text:p>819</text:p>
          </table:table-cell>
          <table:table-cell table:formula="of:=['Sheet-Data'.H156]" office:value-type="currency" office:currency="sec" office:value="1.22075">
            <text:p>1.221sec</text:p>
          </table:table-cell>
          <table:table-cell table:number-columns-repeated="1020"/>
        </table:table-row>
        <table:table-row table:style-name="ro3">
          <table:table-cell table:formula="of:=LOWER(CONCATENATE(['Sheet-Data'.A157];&quot; &quot;;['Sheet-Data'.B157];&quot; &quot;;['Sheet-Data'.C157];&quot; &quot;;['Sheet-Data'.D157];&quot; &quot;;IF(EXACT(['Sheet-Data'.E157];&quot;true&quot;);&quot;cell-a-time &quot;;&quot;&quot;);['Sheet-Data'.F157]))" office:value-type="string" office:string-value="select-empty plain fc_lexic zstd cell-a-time 1000">
            <text:p>select-empty plain fc_lexic zstd cell-a-time 1000</text:p>
          </table:table-cell>
          <table:table-cell table:style-name="ce5" table:formula="of:=['Sheet-Data'.G157]" office:value-type="float" office:value="1000">
            <text:p>1,000</text:p>
          </table:table-cell>
          <table:table-cell table:formula="of:=['Sheet-Data'.L157]" office:value-type="float" office:value="0">
            <text:p>0</text:p>
          </table:table-cell>
          <table:table-cell table:formula="of:=['Sheet-Data'.H157]" office:value-type="currency" office:currency="sec" office:value="5.49059">
            <text:p>5.491sec</text:p>
          </table:table-cell>
          <table:table-cell table:number-columns-repeated="1020"/>
        </table:table-row>
        <table:table-row table:style-name="ro3">
          <table:table-cell table:formula="of:=LOWER(CONCATENATE(['Sheet-Data'.A158];&quot; &quot;;['Sheet-Data'.B158];&quot; &quot;;['Sheet-Data'.C158];&quot; &quot;;['Sheet-Data'.D158];&quot; &quot;;IF(EXACT(['Sheet-Data'.E158];&quot;true&quot;);&quot;cell-a-time &quot;;&quot;&quot;);['Sheet-Data'.F158]))" office:value-type="string" office:string-value="insert plain fc_volume zstd cell-a-time 1000">
            <text:p>insert plain fc_volume zstd cell-a-time 1000</text:p>
          </table:table-cell>
          <table:table-cell table:style-name="ce5" table:formula="of:=['Sheet-Data'.G158]" office:value-type="float" office:value="1000">
            <text:p>1,000</text:p>
          </table:table-cell>
          <table:table-cell table:formula="of:=['Sheet-Data'.L158]" office:value-type="float" office:value="509.865">
            <text:p>510</text:p>
          </table:table-cell>
          <table:table-cell table:formula="of:=['Sheet-Data'.H158]" office:value-type="currency" office:currency="sec" office:value="1.9613">
            <text:p>1.961sec</text:p>
          </table:table-cell>
          <table:table-cell table:number-columns-repeated="1020"/>
        </table:table-row>
        <table:table-row table:style-name="ro3">
          <table:table-cell table:formula="of:=LOWER(CONCATENATE(['Sheet-Data'.A159];&quot; &quot;;['Sheet-Data'.B159];&quot; &quot;;['Sheet-Data'.C159];&quot; &quot;;['Sheet-Data'.D159];&quot; &quot;;IF(EXACT(['Sheet-Data'.E159];&quot;true&quot;);&quot;cell-a-time &quot;;&quot;&quot;);['Sheet-Data'.F159]))" office:value-type="string" office:string-value="select plain fc_volume zstd cell-a-time 1000">
            <text:p>select plain fc_volume zstd cell-a-time 1000</text:p>
          </table:table-cell>
          <table:table-cell table:style-name="ce5" table:formula="of:=['Sheet-Data'.G159]" office:value-type="float" office:value="1000">
            <text:p>1,000</text:p>
          </table:table-cell>
          <table:table-cell table:formula="of:=['Sheet-Data'.L159]" office:value-type="float" office:value="395.743">
            <text:p>396</text:p>
          </table:table-cell>
          <table:table-cell table:formula="of:=['Sheet-Data'.H159]" office:value-type="currency" office:currency="sec" office:value="2.52689">
            <text:p>2.527sec</text:p>
          </table:table-cell>
          <table:table-cell table:number-columns-repeated="1020"/>
        </table:table-row>
        <table:table-row table:style-name="ro3">
          <table:table-cell table:formula="of:=LOWER(CONCATENATE(['Sheet-Data'.A160];&quot; &quot;;['Sheet-Data'.B160];&quot; &quot;;['Sheet-Data'.C160];&quot; &quot;;['Sheet-Data'.D160];&quot; &quot;;IF(EXACT(['Sheet-Data'.E160];&quot;true&quot;);&quot;cell-a-time &quot;;&quot;&quot;);['Sheet-Data'.F160]))" office:value-type="string" office:string-value="delete plain fc_volume zstd cell-a-time 1000">
            <text:p>delete plain fc_volume zstd cell-a-time 1000</text:p>
          </table:table-cell>
          <table:table-cell table:style-name="ce5" table:formula="of:=['Sheet-Data'.G160]" office:value-type="float" office:value="1000">
            <text:p>1,000</text:p>
          </table:table-cell>
          <table:table-cell table:formula="of:=['Sheet-Data'.L160]" office:value-type="float" office:value="758.702">
            <text:p>759</text:p>
          </table:table-cell>
          <table:table-cell table:formula="of:=['Sheet-Data'.H160]" office:value-type="currency" office:currency="sec" office:value="1.31804">
            <text:p>1.318sec</text:p>
          </table:table-cell>
          <table:table-cell table:number-columns-repeated="1020"/>
        </table:table-row>
        <table:table-row table:style-name="ro3">
          <table:table-cell table:formula="of:=LOWER(CONCATENATE(['Sheet-Data'.A161];&quot; &quot;;['Sheet-Data'.B161];&quot; &quot;;['Sheet-Data'.C161];&quot; &quot;;['Sheet-Data'.D161];&quot; &quot;;IF(EXACT(['Sheet-Data'.E161];&quot;true&quot;);&quot;cell-a-time &quot;;&quot;&quot;);['Sheet-Data'.F161]))" office:value-type="string" office:string-value="select-empty plain fc_volume zstd cell-a-time 1000">
            <text:p>select-empty plain fc_volume zstd cell-a-time 1000</text:p>
          </table:table-cell>
          <table:table-cell table:style-name="ce5" table:formula="of:=['Sheet-Data'.G161]" office:value-type="float" office:value="1000">
            <text:p>1,000</text:p>
          </table:table-cell>
          <table:table-cell table:formula="of:=['Sheet-Data'.L161]" office:value-type="float" office:value="0">
            <text:p>0</text:p>
          </table:table-cell>
          <table:table-cell table:formula="of:=['Sheet-Data'.H161]" office:value-type="currency" office:currency="sec" office:value="5.33081">
            <text:p>5.331sec</text:p>
          </table:table-cell>
          <table:table-cell table:number-columns-repeated="1020"/>
        </table:table-row>
        <table:table-row table:style-name="ro3">
          <table:table-cell table:formula="of:=LOWER(CONCATENATE(['Sheet-Data'.A162];&quot; &quot;;['Sheet-Data'.B162];&quot; &quot;;['Sheet-Data'.C162];&quot; &quot;;['Sheet-Data'.D162];&quot; &quot;;IF(EXACT(['Sheet-Data'.E162];&quot;true&quot;);&quot;cell-a-time &quot;;&quot;&quot;);['Sheet-Data'.F162]))" office:value-type="string" office:string-value="insert plain lexic zstd 1000">
            <text:p>insert plain lexic zstd 1000</text:p>
          </table:table-cell>
          <table:table-cell table:style-name="ce5" table:formula="of:=['Sheet-Data'.G162]" office:value-type="float" office:value="10000">
            <text:p>10,000</text:p>
          </table:table-cell>
          <table:table-cell table:formula="of:=['Sheet-Data'.L162]" office:value-type="float" office:value="734.515">
            <text:p>735</text:p>
          </table:table-cell>
          <table:table-cell table:formula="of:=['Sheet-Data'.H162]" office:value-type="currency" office:currency="sec" office:value="1.36144">
            <text:p>1.361sec</text:p>
          </table:table-cell>
          <table:table-cell table:number-columns-repeated="1020"/>
        </table:table-row>
        <table:table-row table:style-name="ro3">
          <table:table-cell table:formula="of:=LOWER(CONCATENATE(['Sheet-Data'.A163];&quot; &quot;;['Sheet-Data'.B163];&quot; &quot;;['Sheet-Data'.C163];&quot; &quot;;['Sheet-Data'.D163];&quot; &quot;;IF(EXACT(['Sheet-Data'.E163];&quot;true&quot;);&quot;cell-a-time &quot;;&quot;&quot;);['Sheet-Data'.F163]))" office:value-type="string" office:string-value="select plain lexic zstd 1000">
            <text:p>select plain lexic zstd 1000</text:p>
          </table:table-cell>
          <table:table-cell table:style-name="ce5" table:formula="of:=['Sheet-Data'.G163]" office:value-type="float" office:value="10000">
            <text:p>10,000</text:p>
          </table:table-cell>
          <table:table-cell table:formula="of:=['Sheet-Data'.L163]" office:value-type="float" office:value="4224.35">
            <text:p>4,224</text:p>
          </table:table-cell>
          <table:table-cell table:formula="of:=['Sheet-Data'.H163]" office:value-type="currency" office:currency="sec" office:value="0.236723">
            <text:p>0.237sec</text:p>
          </table:table-cell>
          <table:table-cell table:number-columns-repeated="1020"/>
        </table:table-row>
        <table:table-row table:style-name="ro3">
          <table:table-cell table:formula="of:=LOWER(CONCATENATE(['Sheet-Data'.A164];&quot; &quot;;['Sheet-Data'.B164];&quot; &quot;;['Sheet-Data'.C164];&quot; &quot;;['Sheet-Data'.D164];&quot; &quot;;IF(EXACT(['Sheet-Data'.E164];&quot;true&quot;);&quot;cell-a-time &quot;;&quot;&quot;);['Sheet-Data'.F164]))" office:value-type="string" office:string-value="delete plain lexic zstd 1000">
            <text:p>delete plain lexic zstd 1000</text:p>
          </table:table-cell>
          <table:table-cell table:style-name="ce5" table:formula="of:=['Sheet-Data'.G164]" office:value-type="float" office:value="10000">
            <text:p>10,000</text:p>
          </table:table-cell>
          <table:table-cell table:formula="of:=['Sheet-Data'.L164]" office:value-type="float" office:value="779.305">
            <text:p>779</text:p>
          </table:table-cell>
          <table:table-cell table:formula="of:=['Sheet-Data'.H164]" office:value-type="currency" office:currency="sec" office:value="1.28319">
            <text:p>1.283sec</text:p>
          </table:table-cell>
          <table:table-cell table:number-columns-repeated="1020"/>
        </table:table-row>
        <table:table-row table:style-name="ro3">
          <table:table-cell table:formula="of:=LOWER(CONCATENATE(['Sheet-Data'.A165];&quot; &quot;;['Sheet-Data'.B165];&quot; &quot;;['Sheet-Data'.C165];&quot; &quot;;['Sheet-Data'.D165];&quot; &quot;;IF(EXACT(['Sheet-Data'.E165];&quot;true&quot;);&quot;cell-a-time &quot;;&quot;&quot;);['Sheet-Data'.F165]))" office:value-type="string" office:string-value="select-empty plain lexic zstd 1000">
            <text:p>select-empty plain lexic zstd 1000</text:p>
          </table:table-cell>
          <table:table-cell table:style-name="ce5" table:formula="of:=['Sheet-Data'.G165]" office:value-type="float" office:value="10000">
            <text:p>10,000</text:p>
          </table:table-cell>
          <table:table-cell table:formula="of:=['Sheet-Data'.L165]" office:value-type="float" office:value="0">
            <text:p>0</text:p>
          </table:table-cell>
          <table:table-cell table:formula="of:=['Sheet-Data'.H165]" office:value-type="currency" office:currency="sec" office:value="0.001233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166];&quot; &quot;;['Sheet-Data'.B166];&quot; &quot;;['Sheet-Data'.C166];&quot; &quot;;['Sheet-Data'.D166];&quot; &quot;;IF(EXACT(['Sheet-Data'.E166];&quot;true&quot;);&quot;cell-a-time &quot;;&quot;&quot;);['Sheet-Data'.F166]))" office:value-type="string" office:string-value="insert plain volume zstd 1000">
            <text:p>insert plain volume zstd 1000</text:p>
          </table:table-cell>
          <table:table-cell table:style-name="ce5" table:formula="of:=['Sheet-Data'.G166]" office:value-type="float" office:value="10000">
            <text:p>10,000</text:p>
          </table:table-cell>
          <table:table-cell table:formula="of:=['Sheet-Data'.L166]" office:value-type="float" office:value="754.801">
            <text:p>755</text:p>
          </table:table-cell>
          <table:table-cell table:formula="of:=['Sheet-Data'.H166]" office:value-type="currency" office:currency="sec" office:value="1.32485">
            <text:p>1.325sec</text:p>
          </table:table-cell>
          <table:table-cell table:number-columns-repeated="1020"/>
        </table:table-row>
        <table:table-row table:style-name="ro3">
          <table:table-cell table:formula="of:=LOWER(CONCATENATE(['Sheet-Data'.A167];&quot; &quot;;['Sheet-Data'.B167];&quot; &quot;;['Sheet-Data'.C167];&quot; &quot;;['Sheet-Data'.D167];&quot; &quot;;IF(EXACT(['Sheet-Data'.E167];&quot;true&quot;);&quot;cell-a-time &quot;;&quot;&quot;);['Sheet-Data'.F167]))" office:value-type="string" office:string-value="select plain volume zstd 1000">
            <text:p>select plain volume zstd 1000</text:p>
          </table:table-cell>
          <table:table-cell table:style-name="ce5" table:formula="of:=['Sheet-Data'.G167]" office:value-type="float" office:value="10000">
            <text:p>10,000</text:p>
          </table:table-cell>
          <table:table-cell table:formula="of:=['Sheet-Data'.L167]" office:value-type="float" office:value="5023.06">
            <text:p>5,023</text:p>
          </table:table-cell>
          <table:table-cell table:formula="of:=['Sheet-Data'.H167]" office:value-type="currency" office:currency="sec" office:value="0.199082">
            <text:p>0.199sec</text:p>
          </table:table-cell>
          <table:table-cell table:number-columns-repeated="1020"/>
        </table:table-row>
        <table:table-row table:style-name="ro3">
          <table:table-cell table:formula="of:=LOWER(CONCATENATE(['Sheet-Data'.A168];&quot; &quot;;['Sheet-Data'.B168];&quot; &quot;;['Sheet-Data'.C168];&quot; &quot;;['Sheet-Data'.D168];&quot; &quot;;IF(EXACT(['Sheet-Data'.E168];&quot;true&quot;);&quot;cell-a-time &quot;;&quot;&quot;);['Sheet-Data'.F168]))" office:value-type="string" office:string-value="delete plain volume zstd 1000">
            <text:p>delete plain volume zstd 1000</text:p>
          </table:table-cell>
          <table:table-cell table:style-name="ce5" table:formula="of:=['Sheet-Data'.G168]" office:value-type="float" office:value="10000">
            <text:p>10,000</text:p>
          </table:table-cell>
          <table:table-cell table:formula="of:=['Sheet-Data'.L168]" office:value-type="float" office:value="770.957">
            <text:p>771</text:p>
          </table:table-cell>
          <table:table-cell table:formula="of:=['Sheet-Data'.H168]" office:value-type="currency" office:currency="sec" office:value="1.29709">
            <text:p>1.297sec</text:p>
          </table:table-cell>
          <table:table-cell table:number-columns-repeated="1020"/>
        </table:table-row>
        <table:table-row table:style-name="ro3">
          <table:table-cell table:formula="of:=LOWER(CONCATENATE(['Sheet-Data'.A169];&quot; &quot;;['Sheet-Data'.B169];&quot; &quot;;['Sheet-Data'.C169];&quot; &quot;;['Sheet-Data'.D169];&quot; &quot;;IF(EXACT(['Sheet-Data'.E169];&quot;true&quot;);&quot;cell-a-time &quot;;&quot;&quot;);['Sheet-Data'.F169]))" office:value-type="string" office:string-value="select-empty plain volume zstd 1000">
            <text:p>select-empty plain volume zstd 1000</text:p>
          </table:table-cell>
          <table:table-cell table:style-name="ce5" table:formula="of:=['Sheet-Data'.G169]" office:value-type="float" office:value="10000">
            <text:p>10,000</text:p>
          </table:table-cell>
          <table:table-cell table:formula="of:=['Sheet-Data'.L169]" office:value-type="float" office:value="0">
            <text:p>0</text:p>
          </table:table-cell>
          <table:table-cell table:formula="of:=['Sheet-Data'.H169]" office:value-type="currency" office:currency="sec" office:value="0.002241">
            <text:p>0.002sec</text:p>
          </table:table-cell>
          <table:table-cell table:number-columns-repeated="1020"/>
        </table:table-row>
        <table:table-row table:style-name="ro3">
          <table:table-cell table:formula="of:=LOWER(CONCATENATE(['Sheet-Data'.A170];&quot; &quot;;['Sheet-Data'.B170];&quot; &quot;;['Sheet-Data'.C170];&quot; &quot;;['Sheet-Data'.D170];&quot; &quot;;IF(EXACT(['Sheet-Data'.E170];&quot;true&quot;);&quot;cell-a-time &quot;;&quot;&quot;);['Sheet-Data'.F170]))" office:value-type="string" office:string-value="insert plain fc_lexic zstd 1000">
            <text:p>insert plain fc_lexic zstd 1000</text:p>
          </table:table-cell>
          <table:table-cell table:style-name="ce5" table:formula="of:=['Sheet-Data'.G170]" office:value-type="float" office:value="10000">
            <text:p>10,000</text:p>
          </table:table-cell>
          <table:table-cell table:formula="of:=['Sheet-Data'.L170]" office:value-type="float" office:value="743.789">
            <text:p>744</text:p>
          </table:table-cell>
          <table:table-cell table:formula="of:=['Sheet-Data'.H170]" office:value-type="currency" office:currency="sec" office:value="1.34447">
            <text:p>1.344sec</text:p>
          </table:table-cell>
          <table:table-cell table:number-columns-repeated="1020"/>
        </table:table-row>
        <table:table-row table:style-name="ro3">
          <table:table-cell table:formula="of:=LOWER(CONCATENATE(['Sheet-Data'.A171];&quot; &quot;;['Sheet-Data'.B171];&quot; &quot;;['Sheet-Data'.C171];&quot; &quot;;['Sheet-Data'.D171];&quot; &quot;;IF(EXACT(['Sheet-Data'.E171];&quot;true&quot;);&quot;cell-a-time &quot;;&quot;&quot;);['Sheet-Data'.F171]))" office:value-type="string" office:string-value="select plain fc_lexic zstd 1000">
            <text:p>select plain fc_lexic zstd 1000</text:p>
          </table:table-cell>
          <table:table-cell table:style-name="ce5" table:formula="of:=['Sheet-Data'.G171]" office:value-type="float" office:value="10000">
            <text:p>10,000</text:p>
          </table:table-cell>
          <table:table-cell table:formula="of:=['Sheet-Data'.L171]" office:value-type="float" office:value="4922.18">
            <text:p>4,922</text:p>
          </table:table-cell>
          <table:table-cell table:formula="of:=['Sheet-Data'.H171]" office:value-type="currency" office:currency="sec" office:value="0.203162">
            <text:p>0.203sec</text:p>
          </table:table-cell>
          <table:table-cell table:number-columns-repeated="1020"/>
        </table:table-row>
        <table:table-row table:style-name="ro3">
          <table:table-cell table:formula="of:=LOWER(CONCATENATE(['Sheet-Data'.A172];&quot; &quot;;['Sheet-Data'.B172];&quot; &quot;;['Sheet-Data'.C172];&quot; &quot;;['Sheet-Data'.D172];&quot; &quot;;IF(EXACT(['Sheet-Data'.E172];&quot;true&quot;);&quot;cell-a-time &quot;;&quot;&quot;);['Sheet-Data'.F172]))" office:value-type="string" office:string-value="delete plain fc_lexic zstd 1000">
            <text:p>delete plain fc_lexic zstd 1000</text:p>
          </table:table-cell>
          <table:table-cell table:style-name="ce5" table:formula="of:=['Sheet-Data'.G172]" office:value-type="float" office:value="10000">
            <text:p>10,000</text:p>
          </table:table-cell>
          <table:table-cell table:formula="of:=['Sheet-Data'.L172]" office:value-type="float" office:value="758.491">
            <text:p>758</text:p>
          </table:table-cell>
          <table:table-cell table:formula="of:=['Sheet-Data'.H172]" office:value-type="currency" office:currency="sec" office:value="1.31841">
            <text:p>1.318sec</text:p>
          </table:table-cell>
          <table:table-cell table:number-columns-repeated="1020"/>
        </table:table-row>
        <table:table-row table:style-name="ro3">
          <table:table-cell table:formula="of:=LOWER(CONCATENATE(['Sheet-Data'.A173];&quot; &quot;;['Sheet-Data'.B173];&quot; &quot;;['Sheet-Data'.C173];&quot; &quot;;['Sheet-Data'.D173];&quot; &quot;;IF(EXACT(['Sheet-Data'.E173];&quot;true&quot;);&quot;cell-a-time &quot;;&quot;&quot;);['Sheet-Data'.F173]))" office:value-type="string" office:string-value="select-empty plain fc_lexic zstd 1000">
            <text:p>select-empty plain fc_lexic zstd 1000</text:p>
          </table:table-cell>
          <table:table-cell table:style-name="ce5" table:formula="of:=['Sheet-Data'.G173]" office:value-type="float" office:value="10000">
            <text:p>10,000</text:p>
          </table:table-cell>
          <table:table-cell table:formula="of:=['Sheet-Data'.L173]" office:value-type="float" office:value="0">
            <text:p>0</text:p>
          </table:table-cell>
          <table:table-cell table:formula="of:=['Sheet-Data'.H173]" office:value-type="currency" office:currency="sec" office:value="0.001356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174];&quot; &quot;;['Sheet-Data'.B174];&quot; &quot;;['Sheet-Data'.C174];&quot; &quot;;['Sheet-Data'.D174];&quot; &quot;;IF(EXACT(['Sheet-Data'.E174];&quot;true&quot;);&quot;cell-a-time &quot;;&quot;&quot;);['Sheet-Data'.F174]))" office:value-type="string" office:string-value="insert plain fc_volume zstd 1000">
            <text:p>insert plain fc_volume zstd 1000</text:p>
          </table:table-cell>
          <table:table-cell table:style-name="ce5" table:formula="of:=['Sheet-Data'.G174]" office:value-type="float" office:value="10000">
            <text:p>10,000</text:p>
          </table:table-cell>
          <table:table-cell table:formula="of:=['Sheet-Data'.L174]" office:value-type="float" office:value="747.329">
            <text:p>747</text:p>
          </table:table-cell>
          <table:table-cell table:formula="of:=['Sheet-Data'.H174]" office:value-type="currency" office:currency="sec" office:value="1.3381">
            <text:p>1.338sec</text:p>
          </table:table-cell>
          <table:table-cell table:number-columns-repeated="1020"/>
        </table:table-row>
        <table:table-row table:style-name="ro3">
          <table:table-cell table:formula="of:=LOWER(CONCATENATE(['Sheet-Data'.A175];&quot; &quot;;['Sheet-Data'.B175];&quot; &quot;;['Sheet-Data'.C175];&quot; &quot;;['Sheet-Data'.D175];&quot; &quot;;IF(EXACT(['Sheet-Data'.E175];&quot;true&quot;);&quot;cell-a-time &quot;;&quot;&quot;);['Sheet-Data'.F175]))" office:value-type="string" office:string-value="select plain fc_volume zstd 1000">
            <text:p>select plain fc_volume zstd 1000</text:p>
          </table:table-cell>
          <table:table-cell table:style-name="ce5" table:formula="of:=['Sheet-Data'.G175]" office:value-type="float" office:value="10000">
            <text:p>10,000</text:p>
          </table:table-cell>
          <table:table-cell table:formula="of:=['Sheet-Data'.L175]" office:value-type="float" office:value="4283">
            <text:p>4,283</text:p>
          </table:table-cell>
          <table:table-cell table:formula="of:=['Sheet-Data'.H175]" office:value-type="currency" office:currency="sec" office:value="0.233481">
            <text:p>0.233sec</text:p>
          </table:table-cell>
          <table:table-cell table:number-columns-repeated="1020"/>
        </table:table-row>
        <table:table-row table:style-name="ro3">
          <table:table-cell table:formula="of:=LOWER(CONCATENATE(['Sheet-Data'.A176];&quot; &quot;;['Sheet-Data'.B176];&quot; &quot;;['Sheet-Data'.C176];&quot; &quot;;['Sheet-Data'.D176];&quot; &quot;;IF(EXACT(['Sheet-Data'.E176];&quot;true&quot;);&quot;cell-a-time &quot;;&quot;&quot;);['Sheet-Data'.F176]))" office:value-type="string" office:string-value="delete plain fc_volume zstd 1000">
            <text:p>delete plain fc_volume zstd 1000</text:p>
          </table:table-cell>
          <table:table-cell table:style-name="ce5" table:formula="of:=['Sheet-Data'.G176]" office:value-type="float" office:value="10000">
            <text:p>10,000</text:p>
          </table:table-cell>
          <table:table-cell table:formula="of:=['Sheet-Data'.L176]" office:value-type="float" office:value="768.371">
            <text:p>768</text:p>
          </table:table-cell>
          <table:table-cell table:formula="of:=['Sheet-Data'.H176]" office:value-type="currency" office:currency="sec" office:value="1.30145">
            <text:p>1.301sec</text:p>
          </table:table-cell>
          <table:table-cell table:number-columns-repeated="1020"/>
        </table:table-row>
        <table:table-row table:style-name="ro3">
          <table:table-cell table:formula="of:=LOWER(CONCATENATE(['Sheet-Data'.A177];&quot; &quot;;['Sheet-Data'.B177];&quot; &quot;;['Sheet-Data'.C177];&quot; &quot;;['Sheet-Data'.D177];&quot; &quot;;IF(EXACT(['Sheet-Data'.E177];&quot;true&quot;);&quot;cell-a-time &quot;;&quot;&quot;);['Sheet-Data'.F177]))" office:value-type="string" office:string-value="select-empty plain fc_volume zstd 1000">
            <text:p>select-empty plain fc_volume zstd 1000</text:p>
          </table:table-cell>
          <table:table-cell table:style-name="ce5" table:formula="of:=['Sheet-Data'.G177]" office:value-type="float" office:value="10000">
            <text:p>10,000</text:p>
          </table:table-cell>
          <table:table-cell table:formula="of:=['Sheet-Data'.L177]" office:value-type="float" office:value="0">
            <text:p>0</text:p>
          </table:table-cell>
          <table:table-cell table:formula="of:=['Sheet-Data'.H177]" office:value-type="currency" office:currency="sec" office:value="0.001475">
            <text:p>0.001sec</text:p>
          </table:table-cell>
          <table:table-cell table:number-columns-repeated="1020"/>
        </table:table-row>
        <table:table-row table:style-name="ro3">
          <table:table-cell table:formula="of:=LOWER(CONCATENATE(['Sheet-Data'.A178];&quot; &quot;;['Sheet-Data'.B178];&quot; &quot;;['Sheet-Data'.C178];&quot; &quot;;['Sheet-Data'.D178];&quot; &quot;;IF(EXACT(['Sheet-Data'.E178];&quot;true&quot;);&quot;cell-a-time &quot;;&quot;&quot;);['Sheet-Data'.F178]))" office:value-type="string" office:string-value="insert plain lexic zstd cell-a-time 1000">
            <text:p>insert plain lexic zstd cell-a-time 1000</text:p>
          </table:table-cell>
          <table:table-cell table:style-name="ce5" table:formula="of:=['Sheet-Data'.G178]" office:value-type="float" office:value="10000">
            <text:p>10,000</text:p>
          </table:table-cell>
          <table:table-cell table:formula="of:=['Sheet-Data'.L178]" office:value-type="float" office:value="183.292">
            <text:p>183</text:p>
          </table:table-cell>
          <table:table-cell table:formula="of:=['Sheet-Data'.H178]" office:value-type="currency" office:currency="sec" office:value="5.45577">
            <text:p>5.456sec</text:p>
          </table:table-cell>
          <table:table-cell table:number-columns-repeated="1020"/>
        </table:table-row>
        <table:table-row table:style-name="ro3">
          <table:table-cell table:formula="of:=LOWER(CONCATENATE(['Sheet-Data'.A179];&quot; &quot;;['Sheet-Data'.B179];&quot; &quot;;['Sheet-Data'.C179];&quot; &quot;;['Sheet-Data'.D179];&quot; &quot;;IF(EXACT(['Sheet-Data'.E179];&quot;true&quot;);&quot;cell-a-time &quot;;&quot;&quot;);['Sheet-Data'.F179]))" office:value-type="string" office:string-value="select plain lexic zstd cell-a-time 1000">
            <text:p>select plain lexic zstd cell-a-time 1000</text:p>
          </table:table-cell>
          <table:table-cell table:style-name="ce5" table:formula="of:=['Sheet-Data'.G179]" office:value-type="float" office:value="10000">
            <text:p>10,000</text:p>
          </table:table-cell>
          <table:table-cell table:formula="of:=['Sheet-Data'.L179]" office:value-type="float" office:value="5.57398">
            <text:p>6</text:p>
          </table:table-cell>
          <table:table-cell table:formula="of:=['Sheet-Data'.H179]" office:value-type="currency" office:currency="sec" office:value="179.405">
            <text:p>179.405sec</text:p>
          </table:table-cell>
          <table:table-cell table:number-columns-repeated="1020"/>
        </table:table-row>
        <table:table-row table:style-name="ro3">
          <table:table-cell table:formula="of:=LOWER(CONCATENATE(['Sheet-Data'.A180];&quot; &quot;;['Sheet-Data'.B180];&quot; &quot;;['Sheet-Data'.C180];&quot; &quot;;['Sheet-Data'.D180];&quot; &quot;;IF(EXACT(['Sheet-Data'.E180];&quot;true&quot;);&quot;cell-a-time &quot;;&quot;&quot;);['Sheet-Data'.F180]))" office:value-type="string" office:string-value="delete plain lexic zstd cell-a-time 1000">
            <text:p>delete plain lexic zstd cell-a-time 1000</text:p>
          </table:table-cell>
          <table:table-cell table:style-name="ce5" table:formula="of:=['Sheet-Data'.G180]" office:value-type="float" office:value="10000">
            <text:p>10,000</text:p>
          </table:table-cell>
          <table:table-cell table:formula="of:=['Sheet-Data'.L180]" office:value-type="float" office:value="247.675">
            <text:p>248</text:p>
          </table:table-cell>
          <table:table-cell table:formula="of:=['Sheet-Data'.H180]" office:value-type="currency" office:currency="sec" office:value="4.03755">
            <text:p>4.038sec</text:p>
          </table:table-cell>
          <table:table-cell table:number-columns-repeated="1020"/>
        </table:table-row>
        <table:table-row table:style-name="ro3">
          <table:table-cell table:formula="of:=LOWER(CONCATENATE(['Sheet-Data'.A181];&quot; &quot;;['Sheet-Data'.B181];&quot; &quot;;['Sheet-Data'.C181];&quot; &quot;;['Sheet-Data'.D181];&quot; &quot;;IF(EXACT(['Sheet-Data'.E181];&quot;true&quot;);&quot;cell-a-time &quot;;&quot;&quot;);['Sheet-Data'.F181]))" office:value-type="string" office:string-value="select-empty plain lexic zstd cell-a-time 1000">
            <text:p>select-empty plain lexic zstd cell-a-time 1000</text:p>
          </table:table-cell>
          <table:table-cell table:style-name="ce5" table:formula="of:=['Sheet-Data'.G181]" office:value-type="float" office:value="10000">
            <text:p>10,000</text:p>
          </table:table-cell>
          <table:table-cell table:formula="of:=['Sheet-Data'.L181]" office:value-type="float" office:value="0">
            <text:p>0</text:p>
          </table:table-cell>
          <table:table-cell table:formula="of:=['Sheet-Data'.H181]" office:value-type="currency" office:currency="sec" office:value="244.549">
            <text:p>244.549sec</text:p>
          </table:table-cell>
          <table:table-cell table:number-columns-repeated="1020"/>
        </table:table-row>
        <table:table-row table:style-name="ro3">
          <table:table-cell table:formula="of:=LOWER(CONCATENATE(['Sheet-Data'.A182];&quot; &quot;;['Sheet-Data'.B182];&quot; &quot;;['Sheet-Data'.C182];&quot; &quot;;['Sheet-Data'.D182];&quot; &quot;;IF(EXACT(['Sheet-Data'.E182];&quot;true&quot;);&quot;cell-a-time &quot;;&quot;&quot;);['Sheet-Data'.F182]))" office:value-type="string" office:string-value="insert plain volume zstd cell-a-time 1000">
            <text:p>insert plain volume zstd cell-a-time 1000</text:p>
          </table:table-cell>
          <table:table-cell table:style-name="ce5" table:formula="of:=['Sheet-Data'.G182]" office:value-type="float" office:value="10000">
            <text:p>10,000</text:p>
          </table:table-cell>
          <table:table-cell table:formula="of:=['Sheet-Data'.L182]" office:value-type="float" office:value="187.934">
            <text:p>188</text:p>
          </table:table-cell>
          <table:table-cell table:formula="of:=['Sheet-Data'.H182]" office:value-type="currency" office:currency="sec" office:value="5.32101">
            <text:p>5.321sec</text:p>
          </table:table-cell>
          <table:table-cell table:number-columns-repeated="1020"/>
        </table:table-row>
        <table:table-row table:style-name="ro3">
          <table:table-cell table:formula="of:=LOWER(CONCATENATE(['Sheet-Data'.A183];&quot; &quot;;['Sheet-Data'.B183];&quot; &quot;;['Sheet-Data'.C183];&quot; &quot;;['Sheet-Data'.D183];&quot; &quot;;IF(EXACT(['Sheet-Data'.E183];&quot;true&quot;);&quot;cell-a-time &quot;;&quot;&quot;);['Sheet-Data'.F183]))" office:value-type="string" office:string-value="select plain volume zstd cell-a-time 1000">
            <text:p>select plain volume zstd cell-a-time 1000</text:p>
          </table:table-cell>
          <table:table-cell table:style-name="ce5" table:formula="of:=['Sheet-Data'.G183]" office:value-type="float" office:value="10000">
            <text:p>10,000</text:p>
          </table:table-cell>
          <table:table-cell table:formula="of:=['Sheet-Data'.L183]" office:value-type="float" office:value="5.55318">
            <text:p>6</text:p>
          </table:table-cell>
          <table:table-cell table:formula="of:=['Sheet-Data'.H183]" office:value-type="currency" office:currency="sec" office:value="180.077">
            <text:p>180.077sec</text:p>
          </table:table-cell>
          <table:table-cell table:number-columns-repeated="1020"/>
        </table:table-row>
        <table:table-row table:style-name="ro3">
          <table:table-cell table:formula="of:=LOWER(CONCATENATE(['Sheet-Data'.A184];&quot; &quot;;['Sheet-Data'.B184];&quot; &quot;;['Sheet-Data'.C184];&quot; &quot;;['Sheet-Data'.D184];&quot; &quot;;IF(EXACT(['Sheet-Data'.E184];&quot;true&quot;);&quot;cell-a-time &quot;;&quot;&quot;);['Sheet-Data'.F184]))" office:value-type="string" office:string-value="delete plain volume zstd cell-a-time 1000">
            <text:p>delete plain volume zstd cell-a-time 1000</text:p>
          </table:table-cell>
          <table:table-cell table:style-name="ce5" table:formula="of:=['Sheet-Data'.G184]" office:value-type="float" office:value="10000">
            <text:p>10,000</text:p>
          </table:table-cell>
          <table:table-cell table:formula="of:=['Sheet-Data'.L184]" office:value-type="float" office:value="244.308">
            <text:p>244</text:p>
          </table:table-cell>
          <table:table-cell table:formula="of:=['Sheet-Data'.H184]" office:value-type="currency" office:currency="sec" office:value="4.0932">
            <text:p>4.093sec</text:p>
          </table:table-cell>
          <table:table-cell table:number-columns-repeated="1020"/>
        </table:table-row>
        <table:table-row table:style-name="ro3">
          <table:table-cell table:formula="of:=LOWER(CONCATENATE(['Sheet-Data'.A185];&quot; &quot;;['Sheet-Data'.B185];&quot; &quot;;['Sheet-Data'.C185];&quot; &quot;;['Sheet-Data'.D185];&quot; &quot;;IF(EXACT(['Sheet-Data'.E185];&quot;true&quot;);&quot;cell-a-time &quot;;&quot;&quot;);['Sheet-Data'.F185]))" office:value-type="string" office:string-value="select-empty plain volume zstd cell-a-time 1000">
            <text:p>select-empty plain volume zstd cell-a-time 1000</text:p>
          </table:table-cell>
          <table:table-cell table:style-name="ce5" table:formula="of:=['Sheet-Data'.G185]" office:value-type="float" office:value="10000">
            <text:p>10,000</text:p>
          </table:table-cell>
          <table:table-cell table:formula="of:=['Sheet-Data'.L185]" office:value-type="float" office:value="0">
            <text:p>0</text:p>
          </table:table-cell>
          <table:table-cell table:formula="of:=['Sheet-Data'.H185]" office:value-type="currency" office:currency="sec" office:value="243.502">
            <text:p>243.502sec</text:p>
          </table:table-cell>
          <table:table-cell table:number-columns-repeated="1020"/>
        </table:table-row>
        <table:table-row table:style-name="ro3">
          <table:table-cell table:formula="of:=LOWER(CONCATENATE(['Sheet-Data'.A186];&quot; &quot;;['Sheet-Data'.B186];&quot; &quot;;['Sheet-Data'.C186];&quot; &quot;;['Sheet-Data'.D186];&quot; &quot;;IF(EXACT(['Sheet-Data'.E186];&quot;true&quot;);&quot;cell-a-time &quot;;&quot;&quot;);['Sheet-Data'.F186]))" office:value-type="string" office:string-value="insert plain fc_lexic zstd cell-a-time 1000">
            <text:p>insert plain fc_lexic zstd cell-a-time 1000</text:p>
          </table:table-cell>
          <table:table-cell table:style-name="ce5" table:formula="of:=['Sheet-Data'.G186]" office:value-type="float" office:value="10000">
            <text:p>10,000</text:p>
          </table:table-cell>
          <table:table-cell table:formula="of:=['Sheet-Data'.L186]" office:value-type="float" office:value="183.128">
            <text:p>183</text:p>
          </table:table-cell>
          <table:table-cell table:formula="of:=['Sheet-Data'.H186]" office:value-type="currency" office:currency="sec" office:value="5.46066">
            <text:p>5.461sec</text:p>
          </table:table-cell>
          <table:table-cell table:number-columns-repeated="1020"/>
        </table:table-row>
        <table:table-row table:style-name="ro3">
          <table:table-cell table:formula="of:=LOWER(CONCATENATE(['Sheet-Data'.A187];&quot; &quot;;['Sheet-Data'.B187];&quot; &quot;;['Sheet-Data'.C187];&quot; &quot;;['Sheet-Data'.D187];&quot; &quot;;IF(EXACT(['Sheet-Data'.E187];&quot;true&quot;);&quot;cell-a-time &quot;;&quot;&quot;);['Sheet-Data'.F187]))" office:value-type="string" office:string-value="select plain fc_lexic zstd cell-a-time 1000">
            <text:p>select plain fc_lexic zstd cell-a-time 1000</text:p>
          </table:table-cell>
          <table:table-cell table:style-name="ce5" table:formula="of:=['Sheet-Data'.G187]" office:value-type="float" office:value="10000">
            <text:p>10,000</text:p>
          </table:table-cell>
          <table:table-cell table:formula="of:=['Sheet-Data'.L187]" office:value-type="float" office:value="5.57398">
            <text:p>6</text:p>
          </table:table-cell>
          <table:table-cell table:formula="of:=['Sheet-Data'.H187]" office:value-type="currency" office:currency="sec" office:value="179.405">
            <text:p>179.405sec</text:p>
          </table:table-cell>
          <table:table-cell table:number-columns-repeated="1020"/>
        </table:table-row>
        <table:table-row table:style-name="ro3">
          <table:table-cell table:formula="of:=LOWER(CONCATENATE(['Sheet-Data'.A188];&quot; &quot;;['Sheet-Data'.B188];&quot; &quot;;['Sheet-Data'.C188];&quot; &quot;;['Sheet-Data'.D188];&quot; &quot;;IF(EXACT(['Sheet-Data'.E188];&quot;true&quot;);&quot;cell-a-time &quot;;&quot;&quot;);['Sheet-Data'.F188]))" office:value-type="string" office:string-value="delete plain fc_lexic zstd cell-a-time 1000">
            <text:p>delete plain fc_lexic zstd cell-a-time 1000</text:p>
          </table:table-cell>
          <table:table-cell table:style-name="ce5" table:formula="of:=['Sheet-Data'.G188]" office:value-type="float" office:value="10000">
            <text:p>10,000</text:p>
          </table:table-cell>
          <table:table-cell table:formula="of:=['Sheet-Data'.L188]" office:value-type="float" office:value="235.675">
            <text:p>236</text:p>
          </table:table-cell>
          <table:table-cell table:formula="of:=['Sheet-Data'.H188]" office:value-type="currency" office:currency="sec" office:value="4.24312">
            <text:p>4.243sec</text:p>
          </table:table-cell>
          <table:table-cell table:number-columns-repeated="1020"/>
        </table:table-row>
        <table:table-row table:style-name="ro3">
          <table:table-cell table:formula="of:=LOWER(CONCATENATE(['Sheet-Data'.A189];&quot; &quot;;['Sheet-Data'.B189];&quot; &quot;;['Sheet-Data'.C189];&quot; &quot;;['Sheet-Data'.D189];&quot; &quot;;IF(EXACT(['Sheet-Data'.E189];&quot;true&quot;);&quot;cell-a-time &quot;;&quot;&quot;);['Sheet-Data'.F189]))" office:value-type="string" office:string-value="select-empty plain fc_lexic zstd cell-a-time 1000">
            <text:p>select-empty plain fc_lexic zstd cell-a-time 1000</text:p>
          </table:table-cell>
          <table:table-cell table:style-name="ce5" table:formula="of:=['Sheet-Data'.G189]" office:value-type="float" office:value="10000">
            <text:p>10,000</text:p>
          </table:table-cell>
          <table:table-cell table:formula="of:=['Sheet-Data'.L189]" office:value-type="float" office:value="0">
            <text:p>0</text:p>
          </table:table-cell>
          <table:table-cell table:formula="of:=['Sheet-Data'.H189]" office:value-type="currency" office:currency="sec" office:value="243.547">
            <text:p>243.547sec</text:p>
          </table:table-cell>
          <table:table-cell table:number-columns-repeated="1020"/>
        </table:table-row>
        <table:table-row table:style-name="ro3">
          <table:table-cell table:formula="of:=LOWER(CONCATENATE(['Sheet-Data'.A190];&quot; &quot;;['Sheet-Data'.B190];&quot; &quot;;['Sheet-Data'.C190];&quot; &quot;;['Sheet-Data'.D190];&quot; &quot;;IF(EXACT(['Sheet-Data'.E190];&quot;true&quot;);&quot;cell-a-time &quot;;&quot;&quot;);['Sheet-Data'.F190]))" office:value-type="string" office:string-value="insert plain fc_volume zstd cell-a-time 1000">
            <text:p>insert plain fc_volume zstd cell-a-time 1000</text:p>
          </table:table-cell>
          <table:table-cell table:style-name="ce5" table:formula="of:=['Sheet-Data'.G190]" office:value-type="float" office:value="10000">
            <text:p>10,000</text:p>
          </table:table-cell>
          <table:table-cell table:formula="of:=['Sheet-Data'.L190]" office:value-type="float" office:value="185.254">
            <text:p>185</text:p>
          </table:table-cell>
          <table:table-cell table:formula="of:=['Sheet-Data'.H190]" office:value-type="currency" office:currency="sec" office:value="5.39798">
            <text:p>5.398sec</text:p>
          </table:table-cell>
          <table:table-cell table:number-columns-repeated="1020"/>
        </table:table-row>
        <table:table-row table:style-name="ro3">
          <table:table-cell table:formula="of:=LOWER(CONCATENATE(['Sheet-Data'.A191];&quot; &quot;;['Sheet-Data'.B191];&quot; &quot;;['Sheet-Data'.C191];&quot; &quot;;['Sheet-Data'.D191];&quot; &quot;;IF(EXACT(['Sheet-Data'.E191];&quot;true&quot;);&quot;cell-a-time &quot;;&quot;&quot;);['Sheet-Data'.F191]))" office:value-type="string" office:string-value="select plain fc_volume zstd cell-a-time 1000">
            <text:p>select plain fc_volume zstd cell-a-time 1000</text:p>
          </table:table-cell>
          <table:table-cell table:style-name="ce5" table:formula="of:=['Sheet-Data'.G191]" office:value-type="float" office:value="10000">
            <text:p>10,000</text:p>
          </table:table-cell>
          <table:table-cell table:formula="of:=['Sheet-Data'.L191]" office:value-type="float" office:value="5.55593">
            <text:p>6</text:p>
          </table:table-cell>
          <table:table-cell table:formula="of:=['Sheet-Data'.H191]" office:value-type="currency" office:currency="sec" office:value="179.988">
            <text:p>179.988sec</text:p>
          </table:table-cell>
          <table:table-cell table:number-columns-repeated="1020"/>
        </table:table-row>
        <table:table-row table:style-name="ro3">
          <table:table-cell table:formula="of:=LOWER(CONCATENATE(['Sheet-Data'.A192];&quot; &quot;;['Sheet-Data'.B192];&quot; &quot;;['Sheet-Data'.C192];&quot; &quot;;['Sheet-Data'.D192];&quot; &quot;;IF(EXACT(['Sheet-Data'.E192];&quot;true&quot;);&quot;cell-a-time &quot;;&quot;&quot;);['Sheet-Data'.F192]))" office:value-type="string" office:string-value="delete plain fc_volume zstd cell-a-time 1000">
            <text:p>delete plain fc_volume zstd cell-a-time 1000</text:p>
          </table:table-cell>
          <table:table-cell table:style-name="ce5" table:formula="of:=['Sheet-Data'.G192]" office:value-type="float" office:value="10000">
            <text:p>10,000</text:p>
          </table:table-cell>
          <table:table-cell table:formula="of:=['Sheet-Data'.L192]" office:value-type="float" office:value="245.613">
            <text:p>246</text:p>
          </table:table-cell>
          <table:table-cell table:formula="of:=['Sheet-Data'.H192]" office:value-type="currency" office:currency="sec" office:value="4.07145">
            <text:p>4.071sec</text:p>
          </table:table-cell>
          <table:table-cell table:number-columns-repeated="1020"/>
        </table:table-row>
        <table:table-row table:style-name="ro3">
          <table:table-cell table:formula="of:=LOWER(CONCATENATE(['Sheet-Data'.A193];&quot; &quot;;['Sheet-Data'.B193];&quot; &quot;;['Sheet-Data'.C193];&quot; &quot;;['Sheet-Data'.D193];&quot; &quot;;IF(EXACT(['Sheet-Data'.E193];&quot;true&quot;);&quot;cell-a-time &quot;;&quot;&quot;);['Sheet-Data'.F193]))" office:value-type="string" office:string-value="select-empty plain fc_volume zstd cell-a-time 1000">
            <text:p>select-empty plain fc_volume zstd cell-a-time 1000</text:p>
          </table:table-cell>
          <table:table-cell table:style-name="ce5" table:formula="of:=['Sheet-Data'.G193]" office:value-type="float" office:value="10000">
            <text:p>10,000</text:p>
          </table:table-cell>
          <table:table-cell table:formula="of:=['Sheet-Data'.L193]" office:value-type="float" office:value="0">
            <text:p>0</text:p>
          </table:table-cell>
          <table:table-cell table:formula="of:=['Sheet-Data'.H193]" office:value-type="currency" office:currency="sec" office:value="244.132">
            <text:p>244.132sec</text:p>
          </table:table-cell>
          <table:table-cell table:number-columns-repeated="1020"/>
        </table:table-row>
        <table:table-row table:style-name="ro3">
          <table:table-cell table:formula="of:=LOWER(CONCATENATE(['Sheet-Data'.A194];&quot; &quot;;['Sheet-Data'.B194];&quot; &quot;;['Sheet-Data'.C194];&quot; &quot;;['Sheet-Data'.D194];&quot; &quot;;IF(EXACT(['Sheet-Data'.E194];&quot;true&quot;);&quot;cell-a-time &quot;;&quot;&quot;);['Sheet-Data'.F194]))" office:value-type="string" office:string-value="insert plain lexic zstd 1000">
            <text:p>insert plain lexic zstd 1000</text:p>
          </table:table-cell>
          <table:table-cell table:style-name="ce5" table:formula="of:=['Sheet-Data'.G194]" office:value-type="float" office:value="100000">
            <text:p>100,000</text:p>
          </table:table-cell>
          <table:table-cell table:formula="of:=['Sheet-Data'.L194]" office:value-type="float" office:value="61.4553">
            <text:p>61</text:p>
          </table:table-cell>
          <table:table-cell table:formula="of:=['Sheet-Data'.H194]" office:value-type="currency" office:currency="sec" office:value="16.272">
            <text:p>16.272sec</text:p>
          </table:table-cell>
          <table:table-cell table:number-columns-repeated="1020"/>
        </table:table-row>
        <table:table-row table:style-name="ro3">
          <table:table-cell table:formula="of:=LOWER(CONCATENATE(['Sheet-Data'.A195];&quot; &quot;;['Sheet-Data'.B195];&quot; &quot;;['Sheet-Data'.C195];&quot; &quot;;['Sheet-Data'.D195];&quot; &quot;;IF(EXACT(['Sheet-Data'.E195];&quot;true&quot;);&quot;cell-a-time &quot;;&quot;&quot;);['Sheet-Data'.F195]))" office:value-type="string" office:string-value="select plain lexic zstd 1000">
            <text:p>select plain lexic zstd 1000</text:p>
          </table:table-cell>
          <table:table-cell table:style-name="ce5" table:formula="of:=['Sheet-Data'.G195]" office:value-type="float" office:value="100000">
            <text:p>100,000</text:p>
          </table:table-cell>
          <table:table-cell table:formula="of:=['Sheet-Data'.L195]" office:value-type="float" office:value="350.431">
            <text:p>350</text:p>
          </table:table-cell>
          <table:table-cell table:formula="of:=['Sheet-Data'.H195]" office:value-type="currency" office:currency="sec" office:value="2.85363">
            <text:p>2.854sec</text:p>
          </table:table-cell>
          <table:table-cell table:number-columns-repeated="1020"/>
        </table:table-row>
        <table:table-row table:style-name="ro3">
          <table:table-cell table:formula="of:=LOWER(CONCATENATE(['Sheet-Data'.A196];&quot; &quot;;['Sheet-Data'.B196];&quot; &quot;;['Sheet-Data'.C196];&quot; &quot;;['Sheet-Data'.D196];&quot; &quot;;IF(EXACT(['Sheet-Data'.E196];&quot;true&quot;);&quot;cell-a-time &quot;;&quot;&quot;);['Sheet-Data'.F196]))" office:value-type="string" office:string-value="delete plain lexic zstd 1000">
            <text:p>delete plain lexic zstd 1000</text:p>
          </table:table-cell>
          <table:table-cell table:style-name="ce5" table:formula="of:=['Sheet-Data'.G196]" office:value-type="float" office:value="100000">
            <text:p>100,000</text:p>
          </table:table-cell>
          <table:table-cell table:formula="of:=['Sheet-Data'.L196]" office:value-type="float" office:value="80.4959">
            <text:p>80</text:p>
          </table:table-cell>
          <table:table-cell table:formula="of:=['Sheet-Data'.H196]" office:value-type="currency" office:currency="sec" office:value="12.423">
            <text:p>12.423sec</text:p>
          </table:table-cell>
          <table:table-cell table:number-columns-repeated="1020"/>
        </table:table-row>
        <table:table-row table:style-name="ro3">
          <table:table-cell table:formula="of:=LOWER(CONCATENATE(['Sheet-Data'.A197];&quot; &quot;;['Sheet-Data'.B197];&quot; &quot;;['Sheet-Data'.C197];&quot; &quot;;['Sheet-Data'.D197];&quot; &quot;;IF(EXACT(['Sheet-Data'.E197];&quot;true&quot;);&quot;cell-a-time &quot;;&quot;&quot;);['Sheet-Data'.F197]))" office:value-type="string" office:string-value="select-empty plain lexic zstd 1000">
            <text:p>select-empty plain lexic zstd 1000</text:p>
          </table:table-cell>
          <table:table-cell table:style-name="ce5" table:formula="of:=['Sheet-Data'.G197]" office:value-type="float" office:value="100000">
            <text:p>100,000</text:p>
          </table:table-cell>
          <table:table-cell table:formula="of:=['Sheet-Data'.L197]" office:value-type="float" office:value="0">
            <text:p>0</text:p>
          </table:table-cell>
          <table:table-cell table:formula="of:=['Sheet-Data'.H197]" office:value-type="currency" office:currency="sec" office:value="0.639626">
            <text:p>0.640sec</text:p>
          </table:table-cell>
          <table:table-cell table:number-columns-repeated="1020"/>
        </table:table-row>
        <table:table-row table:style-name="ro3">
          <table:table-cell table:formula="of:=LOWER(CONCATENATE(['Sheet-Data'.A198];&quot; &quot;;['Sheet-Data'.B198];&quot; &quot;;['Sheet-Data'.C198];&quot; &quot;;['Sheet-Data'.D198];&quot; &quot;;IF(EXACT(['Sheet-Data'.E198];&quot;true&quot;);&quot;cell-a-time &quot;;&quot;&quot;);['Sheet-Data'.F198]))" office:value-type="string" office:string-value="insert plain volume zstd 1000">
            <text:p>insert plain volume zstd 1000</text:p>
          </table:table-cell>
          <table:table-cell table:style-name="ce5" table:formula="of:=['Sheet-Data'.G198]" office:value-type="float" office:value="100000">
            <text:p>100,000</text:p>
          </table:table-cell>
          <table:table-cell table:formula="of:=['Sheet-Data'.L198]" office:value-type="float" office:value="59.5806">
            <text:p>60</text:p>
          </table:table-cell>
          <table:table-cell table:formula="of:=['Sheet-Data'.H198]" office:value-type="currency" office:currency="sec" office:value="16.784">
            <text:p>16.784sec</text:p>
          </table:table-cell>
          <table:table-cell table:number-columns-repeated="1020"/>
        </table:table-row>
        <table:table-row table:style-name="ro3">
          <table:table-cell table:formula="of:=LOWER(CONCATENATE(['Sheet-Data'.A199];&quot; &quot;;['Sheet-Data'.B199];&quot; &quot;;['Sheet-Data'.C199];&quot; &quot;;['Sheet-Data'.D199];&quot; &quot;;IF(EXACT(['Sheet-Data'.E199];&quot;true&quot;);&quot;cell-a-time &quot;;&quot;&quot;);['Sheet-Data'.F199]))" office:value-type="string" office:string-value="select plain volume zstd 1000">
            <text:p>select plain volume zstd 1000</text:p>
          </table:table-cell>
          <table:table-cell table:style-name="ce5" table:formula="of:=['Sheet-Data'.G199]" office:value-type="float" office:value="100000">
            <text:p>100,000</text:p>
          </table:table-cell>
          <table:table-cell table:formula="of:=['Sheet-Data'.L199]" office:value-type="float" office:value="368.374">
            <text:p>368</text:p>
          </table:table-cell>
          <table:table-cell table:formula="of:=['Sheet-Data'.H199]" office:value-type="currency" office:currency="sec" office:value="2.71463">
            <text:p>2.715sec</text:p>
          </table:table-cell>
          <table:table-cell table:number-columns-repeated="1020"/>
        </table:table-row>
        <table:table-row table:style-name="ro3">
          <table:table-cell table:formula="of:=LOWER(CONCATENATE(['Sheet-Data'.A200];&quot; &quot;;['Sheet-Data'.B200];&quot; &quot;;['Sheet-Data'.C200];&quot; &quot;;['Sheet-Data'.D200];&quot; &quot;;IF(EXACT(['Sheet-Data'.E200];&quot;true&quot;);&quot;cell-a-time &quot;;&quot;&quot;);['Sheet-Data'.F200]))" office:value-type="string" office:string-value="delete plain volume zstd 1000">
            <text:p>delete plain volume zstd 1000</text:p>
          </table:table-cell>
          <table:table-cell table:style-name="ce5" table:formula="of:=['Sheet-Data'.G200]" office:value-type="float" office:value="100000">
            <text:p>100,000</text:p>
          </table:table-cell>
          <table:table-cell table:formula="of:=['Sheet-Data'.L200]" office:value-type="float" office:value="81.1491">
            <text:p>81</text:p>
          </table:table-cell>
          <table:table-cell table:formula="of:=['Sheet-Data'.H200]" office:value-type="currency" office:currency="sec" office:value="12.323">
            <text:p>12.323sec</text:p>
          </table:table-cell>
          <table:table-cell table:number-columns-repeated="1020"/>
        </table:table-row>
        <table:table-row table:style-name="ro3">
          <table:table-cell table:formula="of:=LOWER(CONCATENATE(['Sheet-Data'.A201];&quot; &quot;;['Sheet-Data'.B201];&quot; &quot;;['Sheet-Data'.C201];&quot; &quot;;['Sheet-Data'.D201];&quot; &quot;;IF(EXACT(['Sheet-Data'.E201];&quot;true&quot;);&quot;cell-a-time &quot;;&quot;&quot;);['Sheet-Data'.F201]))" office:value-type="string" office:string-value="select-empty plain volume zstd 1000">
            <text:p>select-empty plain volume zstd 1000</text:p>
          </table:table-cell>
          <table:table-cell table:style-name="ce5" table:formula="of:=['Sheet-Data'.G201]" office:value-type="float" office:value="100000">
            <text:p>100,000</text:p>
          </table:table-cell>
          <table:table-cell table:formula="of:=['Sheet-Data'.L201]" office:value-type="float" office:value="0">
            <text:p>0</text:p>
          </table:table-cell>
          <table:table-cell table:formula="of:=['Sheet-Data'.H201]" office:value-type="currency" office:currency="sec" office:value="0.646581">
            <text:p>0.647sec</text:p>
          </table:table-cell>
          <table:table-cell table:number-columns-repeated="1020"/>
        </table:table-row>
        <table:table-row table:style-name="ro3">
          <table:table-cell table:formula="of:=LOWER(CONCATENATE(['Sheet-Data'.A202];&quot; &quot;;['Sheet-Data'.B202];&quot; &quot;;['Sheet-Data'.C202];&quot; &quot;;['Sheet-Data'.D202];&quot; &quot;;IF(EXACT(['Sheet-Data'.E202];&quot;true&quot;);&quot;cell-a-time &quot;;&quot;&quot;);['Sheet-Data'.F202]))" office:value-type="string" office:string-value="insert plain fc_lexic zstd 1000">
            <text:p>insert plain fc_lexic zstd 1000</text:p>
          </table:table-cell>
          <table:table-cell table:style-name="ce5" table:formula="of:=['Sheet-Data'.G202]" office:value-type="float" office:value="100000">
            <text:p>100,000</text:p>
          </table:table-cell>
          <table:table-cell table:formula="of:=['Sheet-Data'.L202]" office:value-type="float" office:value="60.507">
            <text:p>61</text:p>
          </table:table-cell>
          <table:table-cell table:formula="of:=['Sheet-Data'.H202]" office:value-type="currency" office:currency="sec" office:value="16.527">
            <text:p>16.527sec</text:p>
          </table:table-cell>
          <table:table-cell table:number-columns-repeated="1020"/>
        </table:table-row>
        <table:table-row table:style-name="ro3">
          <table:table-cell table:formula="of:=LOWER(CONCATENATE(['Sheet-Data'.A203];&quot; &quot;;['Sheet-Data'.B203];&quot; &quot;;['Sheet-Data'.C203];&quot; &quot;;['Sheet-Data'.D203];&quot; &quot;;IF(EXACT(['Sheet-Data'.E203];&quot;true&quot;);&quot;cell-a-time &quot;;&quot;&quot;);['Sheet-Data'.F203]))" office:value-type="string" office:string-value="select plain fc_lexic zstd 1000">
            <text:p>select plain fc_lexic zstd 1000</text:p>
          </table:table-cell>
          <table:table-cell table:style-name="ce5" table:formula="of:=['Sheet-Data'.G203]" office:value-type="float" office:value="100000">
            <text:p>100,000</text:p>
          </table:table-cell>
          <table:table-cell table:formula="of:=['Sheet-Data'.L203]" office:value-type="float" office:value="365.515">
            <text:p>366</text:p>
          </table:table-cell>
          <table:table-cell table:formula="of:=['Sheet-Data'.H203]" office:value-type="currency" office:currency="sec" office:value="2.73587">
            <text:p>2.736sec</text:p>
          </table:table-cell>
          <table:table-cell table:number-columns-repeated="1020"/>
        </table:table-row>
        <table:table-row table:style-name="ro3">
          <table:table-cell table:formula="of:=LOWER(CONCATENATE(['Sheet-Data'.A204];&quot; &quot;;['Sheet-Data'.B204];&quot; &quot;;['Sheet-Data'.C204];&quot; &quot;;['Sheet-Data'.D204];&quot; &quot;;IF(EXACT(['Sheet-Data'.E204];&quot;true&quot;);&quot;cell-a-time &quot;;&quot;&quot;);['Sheet-Data'.F204]))" office:value-type="string" office:string-value="delete plain fc_lexic zstd 1000">
            <text:p>delete plain fc_lexic zstd 1000</text:p>
          </table:table-cell>
          <table:table-cell table:style-name="ce5" table:formula="of:=['Sheet-Data'.G204]" office:value-type="float" office:value="100000">
            <text:p>100,000</text:p>
          </table:table-cell>
          <table:table-cell table:formula="of:=['Sheet-Data'.L204]" office:value-type="float" office:value="81.1425">
            <text:p>81</text:p>
          </table:table-cell>
          <table:table-cell table:formula="of:=['Sheet-Data'.H204]" office:value-type="currency" office:currency="sec" office:value="12.324">
            <text:p>12.324sec</text:p>
          </table:table-cell>
          <table:table-cell table:number-columns-repeated="1020"/>
        </table:table-row>
        <table:table-row table:style-name="ro3">
          <table:table-cell table:formula="of:=LOWER(CONCATENATE(['Sheet-Data'.A205];&quot; &quot;;['Sheet-Data'.B205];&quot; &quot;;['Sheet-Data'.C205];&quot; &quot;;['Sheet-Data'.D205];&quot; &quot;;IF(EXACT(['Sheet-Data'.E205];&quot;true&quot;);&quot;cell-a-time &quot;;&quot;&quot;);['Sheet-Data'.F205]))" office:value-type="string" office:string-value="select-empty plain fc_lexic zstd 1000">
            <text:p>select-empty plain fc_lexic zstd 1000</text:p>
          </table:table-cell>
          <table:table-cell table:style-name="ce5" table:formula="of:=['Sheet-Data'.G205]" office:value-type="float" office:value="100000">
            <text:p>100,000</text:p>
          </table:table-cell>
          <table:table-cell table:formula="of:=['Sheet-Data'.L205]" office:value-type="float" office:value="0">
            <text:p>0</text:p>
          </table:table-cell>
          <table:table-cell table:formula="of:=['Sheet-Data'.H205]" office:value-type="currency" office:currency="sec" office:value="0.626483">
            <text:p>0.626sec</text:p>
          </table:table-cell>
          <table:table-cell table:number-columns-repeated="1020"/>
        </table:table-row>
        <table:table-row table:style-name="ro3">
          <table:table-cell table:formula="of:=LOWER(CONCATENATE(['Sheet-Data'.A206];&quot; &quot;;['Sheet-Data'.B206];&quot; &quot;;['Sheet-Data'.C206];&quot; &quot;;['Sheet-Data'.D206];&quot; &quot;;IF(EXACT(['Sheet-Data'.E206];&quot;true&quot;);&quot;cell-a-time &quot;;&quot;&quot;);['Sheet-Data'.F206]))" office:value-type="string" office:string-value="insert plain fc_volume zstd 1000">
            <text:p>insert plain fc_volume zstd 1000</text:p>
          </table:table-cell>
          <table:table-cell table:style-name="ce5" table:formula="of:=['Sheet-Data'.G206]" office:value-type="float" office:value="100000">
            <text:p>100,000</text:p>
          </table:table-cell>
          <table:table-cell table:formula="of:=['Sheet-Data'.L206]" office:value-type="float" office:value="58.9831">
            <text:p>59</text:p>
          </table:table-cell>
          <table:table-cell table:formula="of:=['Sheet-Data'.H206]" office:value-type="currency" office:currency="sec" office:value="16.954">
            <text:p>16.954sec</text:p>
          </table:table-cell>
          <table:table-cell table:number-columns-repeated="1020"/>
        </table:table-row>
        <table:table-row table:style-name="ro3">
          <table:table-cell table:formula="of:=LOWER(CONCATENATE(['Sheet-Data'.A207];&quot; &quot;;['Sheet-Data'.B207];&quot; &quot;;['Sheet-Data'.C207];&quot; &quot;;['Sheet-Data'.D207];&quot; &quot;;IF(EXACT(['Sheet-Data'.E207];&quot;true&quot;);&quot;cell-a-time &quot;;&quot;&quot;);['Sheet-Data'.F207]))" office:value-type="string" office:string-value="select plain fc_volume zstd 1000">
            <text:p>select plain fc_volume zstd 1000</text:p>
          </table:table-cell>
          <table:table-cell table:style-name="ce5" table:formula="of:=['Sheet-Data'.G207]" office:value-type="float" office:value="100000">
            <text:p>100,000</text:p>
          </table:table-cell>
          <table:table-cell table:formula="of:=['Sheet-Data'.L207]" office:value-type="float" office:value="350.307">
            <text:p>350</text:p>
          </table:table-cell>
          <table:table-cell table:formula="of:=['Sheet-Data'.H207]" office:value-type="currency" office:currency="sec" office:value="2.85464">
            <text:p>2.855sec</text:p>
          </table:table-cell>
          <table:table-cell table:number-columns-repeated="1020"/>
        </table:table-row>
        <table:table-row table:style-name="ro3">
          <table:table-cell table:formula="of:=LOWER(CONCATENATE(['Sheet-Data'.A208];&quot; &quot;;['Sheet-Data'.B208];&quot; &quot;;['Sheet-Data'.C208];&quot; &quot;;['Sheet-Data'.D208];&quot; &quot;;IF(EXACT(['Sheet-Data'.E208];&quot;true&quot;);&quot;cell-a-time &quot;;&quot;&quot;);['Sheet-Data'.F208]))" office:value-type="string" office:string-value="delete plain fc_volume zstd 1000">
            <text:p>delete plain fc_volume zstd 1000</text:p>
          </table:table-cell>
          <table:table-cell table:style-name="ce5" table:formula="of:=['Sheet-Data'.G208]" office:value-type="float" office:value="100000">
            <text:p>100,000</text:p>
          </table:table-cell>
          <table:table-cell table:formula="of:=['Sheet-Data'.L208]" office:value-type="float" office:value="80.7103">
            <text:p>81</text:p>
          </table:table-cell>
          <table:table-cell table:formula="of:=['Sheet-Data'.H208]" office:value-type="currency" office:currency="sec" office:value="12.39">
            <text:p>12.390sec</text:p>
          </table:table-cell>
          <table:table-cell table:number-columns-repeated="1020"/>
        </table:table-row>
        <table:table-row table:style-name="ro3">
          <table:table-cell table:formula="of:=LOWER(CONCATENATE(['Sheet-Data'.A209];&quot; &quot;;['Sheet-Data'.B209];&quot; &quot;;['Sheet-Data'.C209];&quot; &quot;;['Sheet-Data'.D209];&quot; &quot;;IF(EXACT(['Sheet-Data'.E209];&quot;true&quot;);&quot;cell-a-time &quot;;&quot;&quot;);['Sheet-Data'.F209]))" office:value-type="string" office:string-value="select-empty plain fc_volume zstd 1000">
            <text:p>select-empty plain fc_volume zstd 1000</text:p>
          </table:table-cell>
          <table:table-cell table:style-name="ce5" table:formula="of:=['Sheet-Data'.G209]" office:value-type="float" office:value="100000">
            <text:p>100,000</text:p>
          </table:table-cell>
          <table:table-cell table:formula="of:=['Sheet-Data'.L209]" office:value-type="float" office:value="0">
            <text:p>0</text:p>
          </table:table-cell>
          <table:table-cell table:formula="of:=['Sheet-Data'.H209]" office:value-type="currency" office:currency="sec" office:value="0.625157">
            <text:p>0.625sec</text:p>
          </table:table-cell>
          <table:table-cell table:number-columns-repeated="1020"/>
        </table:table-row>
        <table:table-row table:style-name="ro3">
          <table:table-cell table:formula="of:=LOWER(CONCATENATE(['Sheet-Data'.A210];&quot; &quot;;['Sheet-Data'.B210];&quot; &quot;;['Sheet-Data'.C210];&quot; &quot;;['Sheet-Data'.D210];&quot; &quot;;IF(EXACT(['Sheet-Data'.E210];&quot;true&quot;);&quot;cell-a-time &quot;;&quot;&quot;);['Sheet-Data'.F210]))" office:value-type="string" office:string-value="insert plain lexic zstd cell-a-time 1000">
            <text:p>insert plain lexic zstd cell-a-time 1000</text:p>
          </table:table-cell>
          <table:table-cell table:style-name="ce5" table:formula="of:=['Sheet-Data'.G210]" office:value-type="float" office:value="100000">
            <text:p>100,000</text:p>
          </table:table-cell>
          <table:table-cell table:formula="of:=['Sheet-Data'.L210]" office:value-type="float" office:value="31.3234">
            <text:p>31</text:p>
          </table:table-cell>
          <table:table-cell table:formula="of:=['Sheet-Data'.H210]" office:value-type="currency" office:currency="sec" office:value="31.925">
            <text:p>31.925sec</text:p>
          </table:table-cell>
          <table:table-cell table:number-columns-repeated="1020"/>
        </table:table-row>
        <table:table-row table:style-name="ro3">
          <table:table-cell table:formula="of:=LOWER(CONCATENATE(['Sheet-Data'.A211];&quot; &quot;;['Sheet-Data'.B211];&quot; &quot;;['Sheet-Data'.C211];&quot; &quot;;['Sheet-Data'.D211];&quot; &quot;;IF(EXACT(['Sheet-Data'.E211];&quot;true&quot;);&quot;cell-a-time &quot;;&quot;&quot;);['Sheet-Data'.F211]))" office:value-type="string" office:string-value="select plain lexic zstd cell-a-time 1000">
            <text:p>select plain lexic zstd cell-a-time 1000</text:p>
          </table:table-cell>
          <table:table-cell table:style-name="ce5" table:formula="of:=['Sheet-Data'.G211]" office:value-type="float" office:value="100000">
            <text:p>100,000</text:p>
          </table:table-cell>
          <table:table-cell table:formula="of:=['Sheet-Data'.L211]" office:value-type="float" office:value="0.059596">
            <text:p>0</text:p>
          </table:table-cell>
          <table:table-cell table:formula="of:=['Sheet-Data'.H211]" office:value-type="currency" office:currency="sec" office:value="16779.72">
            <text:p>16779.720sec</text:p>
          </table:table-cell>
          <table:table-cell table:number-columns-repeated="1020"/>
        </table:table-row>
        <table:table-row table:style-name="ro3">
          <table:table-cell table:formula="of:=LOWER(CONCATENATE(['Sheet-Data'.A212];&quot; &quot;;['Sheet-Data'.B212];&quot; &quot;;['Sheet-Data'.C212];&quot; &quot;;['Sheet-Data'.D212];&quot; &quot;;IF(EXACT(['Sheet-Data'.E212];&quot;true&quot;);&quot;cell-a-time &quot;;&quot;&quot;);['Sheet-Data'.F212]))" office:value-type="string" office:string-value="delete plain lexic zstd cell-a-time 1000">
            <text:p>delete plain lexic zstd cell-a-time 1000</text:p>
          </table:table-cell>
          <table:table-cell table:style-name="ce5" table:formula="of:=['Sheet-Data'.G212]" office:value-type="float" office:value="100000">
            <text:p>100,000</text:p>
          </table:table-cell>
          <table:table-cell table:formula="of:=['Sheet-Data'.L212]" office:value-type="float" office:value="43.9059">
            <text:p>44</text:p>
          </table:table-cell>
          <table:table-cell table:formula="of:=['Sheet-Data'.H212]" office:value-type="currency" office:currency="sec" office:value="22.776">
            <text:p>22.776sec</text:p>
          </table:table-cell>
          <table:table-cell table:number-columns-repeated="1020"/>
        </table:table-row>
        <table:table-row table:style-name="ro3">
          <table:table-cell table:formula="of:=LOWER(CONCATENATE(['Sheet-Data'.A213];&quot; &quot;;['Sheet-Data'.B213];&quot; &quot;;['Sheet-Data'.C213];&quot; &quot;;['Sheet-Data'.D213];&quot; &quot;;IF(EXACT(['Sheet-Data'.E213];&quot;true&quot;);&quot;cell-a-time &quot;;&quot;&quot;);['Sheet-Data'.F213]))" office:value-type="string" office:string-value="    ">
            <text:p><text:s text:c="4"/></text:p>
          </table:table-cell>
          <table:table-cell table:style-name="ce5" table:formula="of:=['Sheet-Data'.G213]" office:value-type="float" office:value="0">
            <text:p>0</text:p>
          </table:table-cell>
          <table:table-cell table:formula="of:=['Sheet-Data'.L213]" office:value-type="float" office:value="0">
            <text:p>0</text:p>
          </table:table-cell>
          <table:table-cell table:formula="of:=['Sheet-Data'.H21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14];&quot; &quot;;['Sheet-Data'.B214];&quot; &quot;;['Sheet-Data'.C214];&quot; &quot;;['Sheet-Data'.D214];&quot; &quot;;IF(EXACT(['Sheet-Data'.E214];&quot;true&quot;);&quot;cell-a-time &quot;;&quot;&quot;);['Sheet-Data'.F214]))" office:value-type="string" office:string-value="    ">
            <text:p><text:s text:c="4"/></text:p>
          </table:table-cell>
          <table:table-cell table:style-name="ce5" table:formula="of:=['Sheet-Data'.G214]" office:value-type="float" office:value="0">
            <text:p>0</text:p>
          </table:table-cell>
          <table:table-cell table:formula="of:=['Sheet-Data'.L214]" office:value-type="float" office:value="0">
            <text:p>0</text:p>
          </table:table-cell>
          <table:table-cell table:formula="of:=['Sheet-Data'.H21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15];&quot; &quot;;['Sheet-Data'.B215];&quot; &quot;;['Sheet-Data'.C215];&quot; &quot;;['Sheet-Data'.D215];&quot; &quot;;IF(EXACT(['Sheet-Data'.E215];&quot;true&quot;);&quot;cell-a-time &quot;;&quot;&quot;);['Sheet-Data'.F215]))" office:value-type="string" office:string-value="    ">
            <text:p><text:s text:c="4"/></text:p>
          </table:table-cell>
          <table:table-cell table:style-name="ce5" table:formula="of:=['Sheet-Data'.G215]" office:value-type="float" office:value="0">
            <text:p>0</text:p>
          </table:table-cell>
          <table:table-cell table:formula="of:=['Sheet-Data'.L215]" office:value-type="float" office:value="0">
            <text:p>0</text:p>
          </table:table-cell>
          <table:table-cell table:formula="of:=['Sheet-Data'.H21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16];&quot; &quot;;['Sheet-Data'.B216];&quot; &quot;;['Sheet-Data'.C216];&quot; &quot;;['Sheet-Data'.D216];&quot; &quot;;IF(EXACT(['Sheet-Data'.E216];&quot;true&quot;);&quot;cell-a-time &quot;;&quot;&quot;);['Sheet-Data'.F216]))" office:value-type="string" office:string-value="    ">
            <text:p><text:s text:c="4"/></text:p>
          </table:table-cell>
          <table:table-cell table:style-name="ce5" table:formula="of:=['Sheet-Data'.G216]" office:value-type="float" office:value="0">
            <text:p>0</text:p>
          </table:table-cell>
          <table:table-cell table:formula="of:=['Sheet-Data'.L216]" office:value-type="float" office:value="0">
            <text:p>0</text:p>
          </table:table-cell>
          <table:table-cell table:formula="of:=['Sheet-Data'.H21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17];&quot; &quot;;['Sheet-Data'.B217];&quot; &quot;;['Sheet-Data'.C217];&quot; &quot;;['Sheet-Data'.D217];&quot; &quot;;IF(EXACT(['Sheet-Data'.E217];&quot;true&quot;);&quot;cell-a-time &quot;;&quot;&quot;);['Sheet-Data'.F217]))" office:value-type="string" office:string-value="    ">
            <text:p><text:s text:c="4"/></text:p>
          </table:table-cell>
          <table:table-cell table:style-name="ce5" table:formula="of:=['Sheet-Data'.G217]" office:value-type="float" office:value="0">
            <text:p>0</text:p>
          </table:table-cell>
          <table:table-cell table:formula="of:=['Sheet-Data'.L217]" office:value-type="float" office:value="0">
            <text:p>0</text:p>
          </table:table-cell>
          <table:table-cell table:formula="of:=['Sheet-Data'.H21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18];&quot; &quot;;['Sheet-Data'.B218];&quot; &quot;;['Sheet-Data'.C218];&quot; &quot;;['Sheet-Data'.D218];&quot; &quot;;IF(EXACT(['Sheet-Data'.E218];&quot;true&quot;);&quot;cell-a-time &quot;;&quot;&quot;);['Sheet-Data'.F218]))" office:value-type="string" office:string-value="    ">
            <text:p><text:s text:c="4"/></text:p>
          </table:table-cell>
          <table:table-cell table:style-name="ce5" table:formula="of:=['Sheet-Data'.G218]" office:value-type="float" office:value="0">
            <text:p>0</text:p>
          </table:table-cell>
          <table:table-cell table:formula="of:=['Sheet-Data'.L218]" office:value-type="float" office:value="0">
            <text:p>0</text:p>
          </table:table-cell>
          <table:table-cell table:formula="of:=['Sheet-Data'.H21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19];&quot; &quot;;['Sheet-Data'.B219];&quot; &quot;;['Sheet-Data'.C219];&quot; &quot;;['Sheet-Data'.D219];&quot; &quot;;IF(EXACT(['Sheet-Data'.E219];&quot;true&quot;);&quot;cell-a-time &quot;;&quot;&quot;);['Sheet-Data'.F219]))" office:value-type="string" office:string-value="    ">
            <text:p><text:s text:c="4"/></text:p>
          </table:table-cell>
          <table:table-cell table:style-name="ce5" table:formula="of:=['Sheet-Data'.G219]" office:value-type="float" office:value="0">
            <text:p>0</text:p>
          </table:table-cell>
          <table:table-cell table:formula="of:=['Sheet-Data'.L219]" office:value-type="float" office:value="0">
            <text:p>0</text:p>
          </table:table-cell>
          <table:table-cell table:formula="of:=['Sheet-Data'.H21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20];&quot; &quot;;['Sheet-Data'.B220];&quot; &quot;;['Sheet-Data'.C220];&quot; &quot;;['Sheet-Data'.D220];&quot; &quot;;IF(EXACT(['Sheet-Data'.E220];&quot;true&quot;);&quot;cell-a-time &quot;;&quot;&quot;);['Sheet-Data'.F220]))" office:value-type="string" office:string-value="    ">
            <text:p><text:s text:c="4"/></text:p>
          </table:table-cell>
          <table:table-cell table:style-name="ce5" table:formula="of:=['Sheet-Data'.G220]" office:value-type="float" office:value="0">
            <text:p>0</text:p>
          </table:table-cell>
          <table:table-cell table:formula="of:=['Sheet-Data'.L220]" office:value-type="float" office:value="0">
            <text:p>0</text:p>
          </table:table-cell>
          <table:table-cell table:formula="of:=['Sheet-Data'.H22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21];&quot; &quot;;['Sheet-Data'.B221];&quot; &quot;;['Sheet-Data'.C221];&quot; &quot;;['Sheet-Data'.D221];&quot; &quot;;IF(EXACT(['Sheet-Data'.E221];&quot;true&quot;);&quot;cell-a-time &quot;;&quot;&quot;);['Sheet-Data'.F221]))" office:value-type="string" office:string-value="    ">
            <text:p><text:s text:c="4"/></text:p>
          </table:table-cell>
          <table:table-cell table:style-name="ce5" table:formula="of:=['Sheet-Data'.G221]" office:value-type="float" office:value="0">
            <text:p>0</text:p>
          </table:table-cell>
          <table:table-cell table:formula="of:=['Sheet-Data'.L221]" office:value-type="float" office:value="0">
            <text:p>0</text:p>
          </table:table-cell>
          <table:table-cell table:formula="of:=['Sheet-Data'.H22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22];&quot; &quot;;['Sheet-Data'.B222];&quot; &quot;;['Sheet-Data'.C222];&quot; &quot;;['Sheet-Data'.D222];&quot; &quot;;IF(EXACT(['Sheet-Data'.E222];&quot;true&quot;);&quot;cell-a-time &quot;;&quot;&quot;);['Sheet-Data'.F222]))" office:value-type="string" office:string-value="    ">
            <text:p><text:s text:c="4"/></text:p>
          </table:table-cell>
          <table:table-cell table:style-name="ce5" table:formula="of:=['Sheet-Data'.G222]" office:value-type="float" office:value="0">
            <text:p>0</text:p>
          </table:table-cell>
          <table:table-cell table:formula="of:=['Sheet-Data'.L222]" office:value-type="float" office:value="0">
            <text:p>0</text:p>
          </table:table-cell>
          <table:table-cell table:formula="of:=['Sheet-Data'.H22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23];&quot; &quot;;['Sheet-Data'.B223];&quot; &quot;;['Sheet-Data'.C223];&quot; &quot;;['Sheet-Data'.D223];&quot; &quot;;IF(EXACT(['Sheet-Data'.E223];&quot;true&quot;);&quot;cell-a-time &quot;;&quot;&quot;);['Sheet-Data'.F223]))" office:value-type="string" office:string-value="    ">
            <text:p><text:s text:c="4"/></text:p>
          </table:table-cell>
          <table:table-cell table:style-name="ce5" table:formula="of:=['Sheet-Data'.G223]" office:value-type="float" office:value="0">
            <text:p>0</text:p>
          </table:table-cell>
          <table:table-cell table:formula="of:=['Sheet-Data'.L223]" office:value-type="float" office:value="0">
            <text:p>0</text:p>
          </table:table-cell>
          <table:table-cell table:formula="of:=['Sheet-Data'.H22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24];&quot; &quot;;['Sheet-Data'.B224];&quot; &quot;;['Sheet-Data'.C224];&quot; &quot;;['Sheet-Data'.D224];&quot; &quot;;IF(EXACT(['Sheet-Data'.E224];&quot;true&quot;);&quot;cell-a-time &quot;;&quot;&quot;);['Sheet-Data'.F224]))" office:value-type="string" office:string-value="    ">
            <text:p><text:s text:c="4"/></text:p>
          </table:table-cell>
          <table:table-cell table:style-name="ce5" table:formula="of:=['Sheet-Data'.G224]" office:value-type="float" office:value="0">
            <text:p>0</text:p>
          </table:table-cell>
          <table:table-cell table:formula="of:=['Sheet-Data'.L224]" office:value-type="float" office:value="0">
            <text:p>0</text:p>
          </table:table-cell>
          <table:table-cell table:formula="of:=['Sheet-Data'.H22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25];&quot; &quot;;['Sheet-Data'.B225];&quot; &quot;;['Sheet-Data'.C225];&quot; &quot;;['Sheet-Data'.D225];&quot; &quot;;IF(EXACT(['Sheet-Data'.E225];&quot;true&quot;);&quot;cell-a-time &quot;;&quot;&quot;);['Sheet-Data'.F225]))" office:value-type="string" office:string-value="    ">
            <text:p><text:s text:c="4"/></text:p>
          </table:table-cell>
          <table:table-cell table:style-name="ce5" table:formula="of:=['Sheet-Data'.G225]" office:value-type="float" office:value="0">
            <text:p>0</text:p>
          </table:table-cell>
          <table:table-cell table:formula="of:=['Sheet-Data'.L225]" office:value-type="float" office:value="0">
            <text:p>0</text:p>
          </table:table-cell>
          <table:table-cell table:formula="of:=['Sheet-Data'.H22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26];&quot; &quot;;['Sheet-Data'.B226];&quot; &quot;;['Sheet-Data'.C226];&quot; &quot;;['Sheet-Data'.D226];&quot; &quot;;IF(EXACT(['Sheet-Data'.E226];&quot;true&quot;);&quot;cell-a-time &quot;;&quot;&quot;);['Sheet-Data'.F226]))" office:value-type="string" office:string-value="    ">
            <text:p><text:s text:c="4"/></text:p>
          </table:table-cell>
          <table:table-cell table:style-name="ce5" table:formula="of:=['Sheet-Data'.G226]" office:value-type="float" office:value="0">
            <text:p>0</text:p>
          </table:table-cell>
          <table:table-cell table:formula="of:=['Sheet-Data'.L226]" office:value-type="float" office:value="0">
            <text:p>0</text:p>
          </table:table-cell>
          <table:table-cell table:formula="of:=['Sheet-Data'.H22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27];&quot; &quot;;['Sheet-Data'.B227];&quot; &quot;;['Sheet-Data'.C227];&quot; &quot;;['Sheet-Data'.D227];&quot; &quot;;IF(EXACT(['Sheet-Data'.E227];&quot;true&quot;);&quot;cell-a-time &quot;;&quot;&quot;);['Sheet-Data'.F227]))" office:value-type="string" office:string-value="    ">
            <text:p><text:s text:c="4"/></text:p>
          </table:table-cell>
          <table:table-cell table:style-name="ce5" table:formula="of:=['Sheet-Data'.G227]" office:value-type="float" office:value="0">
            <text:p>0</text:p>
          </table:table-cell>
          <table:table-cell table:formula="of:=['Sheet-Data'.L227]" office:value-type="float" office:value="0">
            <text:p>0</text:p>
          </table:table-cell>
          <table:table-cell table:formula="of:=['Sheet-Data'.H22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28];&quot; &quot;;['Sheet-Data'.B228];&quot; &quot;;['Sheet-Data'.C228];&quot; &quot;;['Sheet-Data'.D228];&quot; &quot;;IF(EXACT(['Sheet-Data'.E228];&quot;true&quot;);&quot;cell-a-time &quot;;&quot;&quot;);['Sheet-Data'.F228]))" office:value-type="string" office:string-value="    ">
            <text:p><text:s text:c="4"/></text:p>
          </table:table-cell>
          <table:table-cell table:style-name="ce5" table:formula="of:=['Sheet-Data'.G228]" office:value-type="float" office:value="0">
            <text:p>0</text:p>
          </table:table-cell>
          <table:table-cell table:formula="of:=['Sheet-Data'.L228]" office:value-type="float" office:value="0">
            <text:p>0</text:p>
          </table:table-cell>
          <table:table-cell table:formula="of:=['Sheet-Data'.H22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29];&quot; &quot;;['Sheet-Data'.B229];&quot; &quot;;['Sheet-Data'.C229];&quot; &quot;;['Sheet-Data'.D229];&quot; &quot;;IF(EXACT(['Sheet-Data'.E229];&quot;true&quot;);&quot;cell-a-time &quot;;&quot;&quot;);['Sheet-Data'.F229]))" office:value-type="string" office:string-value="    ">
            <text:p><text:s text:c="4"/></text:p>
          </table:table-cell>
          <table:table-cell table:style-name="ce5" table:formula="of:=['Sheet-Data'.G229]" office:value-type="float" office:value="0">
            <text:p>0</text:p>
          </table:table-cell>
          <table:table-cell table:formula="of:=['Sheet-Data'.L229]" office:value-type="float" office:value="0">
            <text:p>0</text:p>
          </table:table-cell>
          <table:table-cell table:formula="of:=['Sheet-Data'.H22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30];&quot; &quot;;['Sheet-Data'.B230];&quot; &quot;;['Sheet-Data'.C230];&quot; &quot;;['Sheet-Data'.D230];&quot; &quot;;IF(EXACT(['Sheet-Data'.E230];&quot;true&quot;);&quot;cell-a-time &quot;;&quot;&quot;);['Sheet-Data'.F230]))" office:value-type="string" office:string-value="    ">
            <text:p><text:s text:c="4"/></text:p>
          </table:table-cell>
          <table:table-cell table:style-name="ce5" table:formula="of:=['Sheet-Data'.G230]" office:value-type="float" office:value="0">
            <text:p>0</text:p>
          </table:table-cell>
          <table:table-cell table:formula="of:=['Sheet-Data'.L230]" office:value-type="float" office:value="0">
            <text:p>0</text:p>
          </table:table-cell>
          <table:table-cell table:formula="of:=['Sheet-Data'.H23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31];&quot; &quot;;['Sheet-Data'.B231];&quot; &quot;;['Sheet-Data'.C231];&quot; &quot;;['Sheet-Data'.D231];&quot; &quot;;IF(EXACT(['Sheet-Data'.E231];&quot;true&quot;);&quot;cell-a-time &quot;;&quot;&quot;);['Sheet-Data'.F231]))" office:value-type="string" office:string-value="    ">
            <text:p><text:s text:c="4"/></text:p>
          </table:table-cell>
          <table:table-cell table:style-name="ce5" table:formula="of:=['Sheet-Data'.G231]" office:value-type="float" office:value="0">
            <text:p>0</text:p>
          </table:table-cell>
          <table:table-cell table:formula="of:=['Sheet-Data'.L231]" office:value-type="float" office:value="0">
            <text:p>0</text:p>
          </table:table-cell>
          <table:table-cell table:formula="of:=['Sheet-Data'.H23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32];&quot; &quot;;['Sheet-Data'.B232];&quot; &quot;;['Sheet-Data'.C232];&quot; &quot;;['Sheet-Data'.D232];&quot; &quot;;IF(EXACT(['Sheet-Data'.E232];&quot;true&quot;);&quot;cell-a-time &quot;;&quot;&quot;);['Sheet-Data'.F232]))" office:value-type="string" office:string-value="    ">
            <text:p><text:s text:c="4"/></text:p>
          </table:table-cell>
          <table:table-cell table:style-name="ce5" table:formula="of:=['Sheet-Data'.G232]" office:value-type="float" office:value="0">
            <text:p>0</text:p>
          </table:table-cell>
          <table:table-cell table:formula="of:=['Sheet-Data'.L232]" office:value-type="float" office:value="0">
            <text:p>0</text:p>
          </table:table-cell>
          <table:table-cell table:formula="of:=['Sheet-Data'.H23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33];&quot; &quot;;['Sheet-Data'.B233];&quot; &quot;;['Sheet-Data'.C233];&quot; &quot;;['Sheet-Data'.D233];&quot; &quot;;IF(EXACT(['Sheet-Data'.E233];&quot;true&quot;);&quot;cell-a-time &quot;;&quot;&quot;);['Sheet-Data'.F233]))" office:value-type="string" office:string-value="    ">
            <text:p><text:s text:c="4"/></text:p>
          </table:table-cell>
          <table:table-cell table:style-name="ce5" table:formula="of:=['Sheet-Data'.G233]" office:value-type="float" office:value="0">
            <text:p>0</text:p>
          </table:table-cell>
          <table:table-cell table:formula="of:=['Sheet-Data'.L233]" office:value-type="float" office:value="0">
            <text:p>0</text:p>
          </table:table-cell>
          <table:table-cell table:formula="of:=['Sheet-Data'.H23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34];&quot; &quot;;['Sheet-Data'.B234];&quot; &quot;;['Sheet-Data'.C234];&quot; &quot;;['Sheet-Data'.D234];&quot; &quot;;IF(EXACT(['Sheet-Data'.E234];&quot;true&quot;);&quot;cell-a-time &quot;;&quot;&quot;);['Sheet-Data'.F234]))" office:value-type="string" office:string-value="    ">
            <text:p><text:s text:c="4"/></text:p>
          </table:table-cell>
          <table:table-cell table:style-name="ce5" table:formula="of:=['Sheet-Data'.G234]" office:value-type="float" office:value="0">
            <text:p>0</text:p>
          </table:table-cell>
          <table:table-cell table:formula="of:=['Sheet-Data'.L234]" office:value-type="float" office:value="0">
            <text:p>0</text:p>
          </table:table-cell>
          <table:table-cell table:formula="of:=['Sheet-Data'.H23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35];&quot; &quot;;['Sheet-Data'.B235];&quot; &quot;;['Sheet-Data'.C235];&quot; &quot;;['Sheet-Data'.D235];&quot; &quot;;IF(EXACT(['Sheet-Data'.E235];&quot;true&quot;);&quot;cell-a-time &quot;;&quot;&quot;);['Sheet-Data'.F235]))" office:value-type="string" office:string-value="    ">
            <text:p><text:s text:c="4"/></text:p>
          </table:table-cell>
          <table:table-cell table:style-name="ce5" table:formula="of:=['Sheet-Data'.G235]" office:value-type="float" office:value="0">
            <text:p>0</text:p>
          </table:table-cell>
          <table:table-cell table:formula="of:=['Sheet-Data'.L235]" office:value-type="float" office:value="0">
            <text:p>0</text:p>
          </table:table-cell>
          <table:table-cell table:formula="of:=['Sheet-Data'.H23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36];&quot; &quot;;['Sheet-Data'.B236];&quot; &quot;;['Sheet-Data'.C236];&quot; &quot;;['Sheet-Data'.D236];&quot; &quot;;IF(EXACT(['Sheet-Data'.E236];&quot;true&quot;);&quot;cell-a-time &quot;;&quot;&quot;);['Sheet-Data'.F236]))" office:value-type="string" office:string-value="    ">
            <text:p><text:s text:c="4"/></text:p>
          </table:table-cell>
          <table:table-cell table:style-name="ce5" table:formula="of:=['Sheet-Data'.G236]" office:value-type="float" office:value="0">
            <text:p>0</text:p>
          </table:table-cell>
          <table:table-cell table:formula="of:=['Sheet-Data'.L236]" office:value-type="float" office:value="0">
            <text:p>0</text:p>
          </table:table-cell>
          <table:table-cell table:formula="of:=['Sheet-Data'.H23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37];&quot; &quot;;['Sheet-Data'.B237];&quot; &quot;;['Sheet-Data'.C237];&quot; &quot;;['Sheet-Data'.D237];&quot; &quot;;IF(EXACT(['Sheet-Data'.E237];&quot;true&quot;);&quot;cell-a-time &quot;;&quot;&quot;);['Sheet-Data'.F237]))" office:value-type="string" office:string-value="    ">
            <text:p><text:s text:c="4"/></text:p>
          </table:table-cell>
          <table:table-cell table:style-name="ce5" table:formula="of:=['Sheet-Data'.G237]" office:value-type="float" office:value="0">
            <text:p>0</text:p>
          </table:table-cell>
          <table:table-cell table:formula="of:=['Sheet-Data'.L237]" office:value-type="float" office:value="0">
            <text:p>0</text:p>
          </table:table-cell>
          <table:table-cell table:formula="of:=['Sheet-Data'.H23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38];&quot; &quot;;['Sheet-Data'.B238];&quot; &quot;;['Sheet-Data'.C238];&quot; &quot;;['Sheet-Data'.D238];&quot; &quot;;IF(EXACT(['Sheet-Data'.E238];&quot;true&quot;);&quot;cell-a-time &quot;;&quot;&quot;);['Sheet-Data'.F238]))" office:value-type="string" office:string-value="    ">
            <text:p><text:s text:c="4"/></text:p>
          </table:table-cell>
          <table:table-cell table:style-name="ce5" table:formula="of:=['Sheet-Data'.G238]" office:value-type="float" office:value="0">
            <text:p>0</text:p>
          </table:table-cell>
          <table:table-cell table:formula="of:=['Sheet-Data'.L238]" office:value-type="float" office:value="0">
            <text:p>0</text:p>
          </table:table-cell>
          <table:table-cell table:formula="of:=['Sheet-Data'.H23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39];&quot; &quot;;['Sheet-Data'.B239];&quot; &quot;;['Sheet-Data'.C239];&quot; &quot;;['Sheet-Data'.D239];&quot; &quot;;IF(EXACT(['Sheet-Data'.E239];&quot;true&quot;);&quot;cell-a-time &quot;;&quot;&quot;);['Sheet-Data'.F239]))" office:value-type="string" office:string-value="    ">
            <text:p><text:s text:c="4"/></text:p>
          </table:table-cell>
          <table:table-cell table:style-name="ce5" table:formula="of:=['Sheet-Data'.G239]" office:value-type="float" office:value="0">
            <text:p>0</text:p>
          </table:table-cell>
          <table:table-cell table:formula="of:=['Sheet-Data'.L239]" office:value-type="float" office:value="0">
            <text:p>0</text:p>
          </table:table-cell>
          <table:table-cell table:formula="of:=['Sheet-Data'.H23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40];&quot; &quot;;['Sheet-Data'.B240];&quot; &quot;;['Sheet-Data'.C240];&quot; &quot;;['Sheet-Data'.D240];&quot; &quot;;IF(EXACT(['Sheet-Data'.E240];&quot;true&quot;);&quot;cell-a-time &quot;;&quot;&quot;);['Sheet-Data'.F240]))" office:value-type="string" office:string-value="    ">
            <text:p><text:s text:c="4"/></text:p>
          </table:table-cell>
          <table:table-cell table:style-name="ce5" table:formula="of:=['Sheet-Data'.G240]" office:value-type="float" office:value="0">
            <text:p>0</text:p>
          </table:table-cell>
          <table:table-cell table:formula="of:=['Sheet-Data'.L240]" office:value-type="float" office:value="0">
            <text:p>0</text:p>
          </table:table-cell>
          <table:table-cell table:formula="of:=['Sheet-Data'.H24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41];&quot; &quot;;['Sheet-Data'.B241];&quot; &quot;;['Sheet-Data'.C241];&quot; &quot;;['Sheet-Data'.D241];&quot; &quot;;IF(EXACT(['Sheet-Data'.E241];&quot;true&quot;);&quot;cell-a-time &quot;;&quot;&quot;);['Sheet-Data'.F241]))" office:value-type="string" office:string-value="    ">
            <text:p><text:s text:c="4"/></text:p>
          </table:table-cell>
          <table:table-cell table:style-name="ce5" table:formula="of:=['Sheet-Data'.G241]" office:value-type="float" office:value="0">
            <text:p>0</text:p>
          </table:table-cell>
          <table:table-cell table:formula="of:=['Sheet-Data'.L241]" office:value-type="float" office:value="0">
            <text:p>0</text:p>
          </table:table-cell>
          <table:table-cell table:formula="of:=['Sheet-Data'.H24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42];&quot; &quot;;['Sheet-Data'.B242];&quot; &quot;;['Sheet-Data'.C242];&quot; &quot;;['Sheet-Data'.D242];&quot; &quot;;IF(EXACT(['Sheet-Data'.E242];&quot;true&quot;);&quot;cell-a-time &quot;;&quot;&quot;);['Sheet-Data'.F242]))" office:value-type="string" office:string-value="    ">
            <text:p><text:s text:c="4"/></text:p>
          </table:table-cell>
          <table:table-cell table:style-name="ce5" table:formula="of:=['Sheet-Data'.G242]" office:value-type="float" office:value="0">
            <text:p>0</text:p>
          </table:table-cell>
          <table:table-cell table:formula="of:=['Sheet-Data'.L242]" office:value-type="float" office:value="0">
            <text:p>0</text:p>
          </table:table-cell>
          <table:table-cell table:formula="of:=['Sheet-Data'.H24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43];&quot; &quot;;['Sheet-Data'.B243];&quot; &quot;;['Sheet-Data'.C243];&quot; &quot;;['Sheet-Data'.D243];&quot; &quot;;IF(EXACT(['Sheet-Data'.E243];&quot;true&quot;);&quot;cell-a-time &quot;;&quot;&quot;);['Sheet-Data'.F243]))" office:value-type="string" office:string-value="    ">
            <text:p><text:s text:c="4"/></text:p>
          </table:table-cell>
          <table:table-cell table:style-name="ce5" table:formula="of:=['Sheet-Data'.G243]" office:value-type="float" office:value="0">
            <text:p>0</text:p>
          </table:table-cell>
          <table:table-cell table:formula="of:=['Sheet-Data'.L243]" office:value-type="float" office:value="0">
            <text:p>0</text:p>
          </table:table-cell>
          <table:table-cell table:formula="of:=['Sheet-Data'.H24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44];&quot; &quot;;['Sheet-Data'.B244];&quot; &quot;;['Sheet-Data'.C244];&quot; &quot;;['Sheet-Data'.D244];&quot; &quot;;IF(EXACT(['Sheet-Data'.E244];&quot;true&quot;);&quot;cell-a-time &quot;;&quot;&quot;);['Sheet-Data'.F244]))" office:value-type="string" office:string-value="    ">
            <text:p><text:s text:c="4"/></text:p>
          </table:table-cell>
          <table:table-cell table:style-name="ce5" table:formula="of:=['Sheet-Data'.G244]" office:value-type="float" office:value="0">
            <text:p>0</text:p>
          </table:table-cell>
          <table:table-cell table:formula="of:=['Sheet-Data'.L244]" office:value-type="float" office:value="0">
            <text:p>0</text:p>
          </table:table-cell>
          <table:table-cell table:formula="of:=['Sheet-Data'.H24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45];&quot; &quot;;['Sheet-Data'.B245];&quot; &quot;;['Sheet-Data'.C245];&quot; &quot;;['Sheet-Data'.D245];&quot; &quot;;IF(EXACT(['Sheet-Data'.E245];&quot;true&quot;);&quot;cell-a-time &quot;;&quot;&quot;);['Sheet-Data'.F245]))" office:value-type="string" office:string-value="    ">
            <text:p><text:s text:c="4"/></text:p>
          </table:table-cell>
          <table:table-cell table:style-name="ce5" table:formula="of:=['Sheet-Data'.G245]" office:value-type="float" office:value="0">
            <text:p>0</text:p>
          </table:table-cell>
          <table:table-cell table:formula="of:=['Sheet-Data'.L245]" office:value-type="float" office:value="0">
            <text:p>0</text:p>
          </table:table-cell>
          <table:table-cell table:formula="of:=['Sheet-Data'.H24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46];&quot; &quot;;['Sheet-Data'.B246];&quot; &quot;;['Sheet-Data'.C246];&quot; &quot;;['Sheet-Data'.D246];&quot; &quot;;IF(EXACT(['Sheet-Data'.E246];&quot;true&quot;);&quot;cell-a-time &quot;;&quot;&quot;);['Sheet-Data'.F246]))" office:value-type="string" office:string-value="    ">
            <text:p><text:s text:c="4"/></text:p>
          </table:table-cell>
          <table:table-cell table:style-name="ce5" table:formula="of:=['Sheet-Data'.G246]" office:value-type="float" office:value="0">
            <text:p>0</text:p>
          </table:table-cell>
          <table:table-cell table:formula="of:=['Sheet-Data'.L246]" office:value-type="float" office:value="0">
            <text:p>0</text:p>
          </table:table-cell>
          <table:table-cell table:formula="of:=['Sheet-Data'.H24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47];&quot; &quot;;['Sheet-Data'.B247];&quot; &quot;;['Sheet-Data'.C247];&quot; &quot;;['Sheet-Data'.D247];&quot; &quot;;IF(EXACT(['Sheet-Data'.E247];&quot;true&quot;);&quot;cell-a-time &quot;;&quot;&quot;);['Sheet-Data'.F247]))" office:value-type="string" office:string-value="    ">
            <text:p><text:s text:c="4"/></text:p>
          </table:table-cell>
          <table:table-cell table:style-name="ce5" table:formula="of:=['Sheet-Data'.G247]" office:value-type="float" office:value="0">
            <text:p>0</text:p>
          </table:table-cell>
          <table:table-cell table:formula="of:=['Sheet-Data'.L247]" office:value-type="float" office:value="0">
            <text:p>0</text:p>
          </table:table-cell>
          <table:table-cell table:formula="of:=['Sheet-Data'.H24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48];&quot; &quot;;['Sheet-Data'.B248];&quot; &quot;;['Sheet-Data'.C248];&quot; &quot;;['Sheet-Data'.D248];&quot; &quot;;IF(EXACT(['Sheet-Data'.E248];&quot;true&quot;);&quot;cell-a-time &quot;;&quot;&quot;);['Sheet-Data'.F248]))" office:value-type="string" office:string-value="    ">
            <text:p><text:s text:c="4"/></text:p>
          </table:table-cell>
          <table:table-cell table:style-name="ce5" table:formula="of:=['Sheet-Data'.G248]" office:value-type="float" office:value="0">
            <text:p>0</text:p>
          </table:table-cell>
          <table:table-cell table:formula="of:=['Sheet-Data'.L248]" office:value-type="float" office:value="0">
            <text:p>0</text:p>
          </table:table-cell>
          <table:table-cell table:formula="of:=['Sheet-Data'.H24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49];&quot; &quot;;['Sheet-Data'.B249];&quot; &quot;;['Sheet-Data'.C249];&quot; &quot;;['Sheet-Data'.D249];&quot; &quot;;IF(EXACT(['Sheet-Data'.E249];&quot;true&quot;);&quot;cell-a-time &quot;;&quot;&quot;);['Sheet-Data'.F249]))" office:value-type="string" office:string-value="    ">
            <text:p><text:s text:c="4"/></text:p>
          </table:table-cell>
          <table:table-cell table:style-name="ce5" table:formula="of:=['Sheet-Data'.G249]" office:value-type="float" office:value="0">
            <text:p>0</text:p>
          </table:table-cell>
          <table:table-cell table:formula="of:=['Sheet-Data'.L249]" office:value-type="float" office:value="0">
            <text:p>0</text:p>
          </table:table-cell>
          <table:table-cell table:formula="of:=['Sheet-Data'.H24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50];&quot; &quot;;['Sheet-Data'.B250];&quot; &quot;;['Sheet-Data'.C250];&quot; &quot;;['Sheet-Data'.D250];&quot; &quot;;IF(EXACT(['Sheet-Data'.E250];&quot;true&quot;);&quot;cell-a-time &quot;;&quot;&quot;);['Sheet-Data'.F250]))" office:value-type="string" office:string-value="    ">
            <text:p><text:s text:c="4"/></text:p>
          </table:table-cell>
          <table:table-cell table:style-name="ce5" table:formula="of:=['Sheet-Data'.G250]" office:value-type="float" office:value="0">
            <text:p>0</text:p>
          </table:table-cell>
          <table:table-cell table:formula="of:=['Sheet-Data'.L250]" office:value-type="float" office:value="0">
            <text:p>0</text:p>
          </table:table-cell>
          <table:table-cell table:formula="of:=['Sheet-Data'.H25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51];&quot; &quot;;['Sheet-Data'.B251];&quot; &quot;;['Sheet-Data'.C251];&quot; &quot;;['Sheet-Data'.D251];&quot; &quot;;IF(EXACT(['Sheet-Data'.E251];&quot;true&quot;);&quot;cell-a-time &quot;;&quot;&quot;);['Sheet-Data'.F251]))" office:value-type="string" office:string-value="    ">
            <text:p><text:s text:c="4"/></text:p>
          </table:table-cell>
          <table:table-cell table:style-name="ce5" table:formula="of:=['Sheet-Data'.G251]" office:value-type="float" office:value="0">
            <text:p>0</text:p>
          </table:table-cell>
          <table:table-cell table:formula="of:=['Sheet-Data'.L251]" office:value-type="float" office:value="0">
            <text:p>0</text:p>
          </table:table-cell>
          <table:table-cell table:formula="of:=['Sheet-Data'.H25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52];&quot; &quot;;['Sheet-Data'.B252];&quot; &quot;;['Sheet-Data'.C252];&quot; &quot;;['Sheet-Data'.D252];&quot; &quot;;IF(EXACT(['Sheet-Data'.E252];&quot;true&quot;);&quot;cell-a-time &quot;;&quot;&quot;);['Sheet-Data'.F252]))" office:value-type="string" office:string-value="    ">
            <text:p><text:s text:c="4"/></text:p>
          </table:table-cell>
          <table:table-cell table:style-name="ce5" table:formula="of:=['Sheet-Data'.G252]" office:value-type="float" office:value="0">
            <text:p>0</text:p>
          </table:table-cell>
          <table:table-cell table:formula="of:=['Sheet-Data'.L252]" office:value-type="float" office:value="0">
            <text:p>0</text:p>
          </table:table-cell>
          <table:table-cell table:formula="of:=['Sheet-Data'.H25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53];&quot; &quot;;['Sheet-Data'.B253];&quot; &quot;;['Sheet-Data'.C253];&quot; &quot;;['Sheet-Data'.D253];&quot; &quot;;IF(EXACT(['Sheet-Data'.E253];&quot;true&quot;);&quot;cell-a-time &quot;;&quot;&quot;);['Sheet-Data'.F253]))" office:value-type="string" office:string-value="    ">
            <text:p><text:s text:c="4"/></text:p>
          </table:table-cell>
          <table:table-cell table:style-name="ce5" table:formula="of:=['Sheet-Data'.G253]" office:value-type="float" office:value="0">
            <text:p>0</text:p>
          </table:table-cell>
          <table:table-cell table:formula="of:=['Sheet-Data'.L253]" office:value-type="float" office:value="0">
            <text:p>0</text:p>
          </table:table-cell>
          <table:table-cell table:formula="of:=['Sheet-Data'.H25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54];&quot; &quot;;['Sheet-Data'.B254];&quot; &quot;;['Sheet-Data'.C254];&quot; &quot;;['Sheet-Data'.D254];&quot; &quot;;IF(EXACT(['Sheet-Data'.E254];&quot;true&quot;);&quot;cell-a-time &quot;;&quot;&quot;);['Sheet-Data'.F254]))" office:value-type="string" office:string-value="    ">
            <text:p><text:s text:c="4"/></text:p>
          </table:table-cell>
          <table:table-cell table:style-name="ce5" table:formula="of:=['Sheet-Data'.G254]" office:value-type="float" office:value="0">
            <text:p>0</text:p>
          </table:table-cell>
          <table:table-cell table:formula="of:=['Sheet-Data'.L254]" office:value-type="float" office:value="0">
            <text:p>0</text:p>
          </table:table-cell>
          <table:table-cell table:formula="of:=['Sheet-Data'.H25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55];&quot; &quot;;['Sheet-Data'.B255];&quot; &quot;;['Sheet-Data'.C255];&quot; &quot;;['Sheet-Data'.D255];&quot; &quot;;IF(EXACT(['Sheet-Data'.E255];&quot;true&quot;);&quot;cell-a-time &quot;;&quot;&quot;);['Sheet-Data'.F255]))" office:value-type="string" office:string-value="    ">
            <text:p><text:s text:c="4"/></text:p>
          </table:table-cell>
          <table:table-cell table:style-name="ce5" table:formula="of:=['Sheet-Data'.G255]" office:value-type="float" office:value="0">
            <text:p>0</text:p>
          </table:table-cell>
          <table:table-cell table:formula="of:=['Sheet-Data'.L255]" office:value-type="float" office:value="0">
            <text:p>0</text:p>
          </table:table-cell>
          <table:table-cell table:formula="of:=['Sheet-Data'.H25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56];&quot; &quot;;['Sheet-Data'.B256];&quot; &quot;;['Sheet-Data'.C256];&quot; &quot;;['Sheet-Data'.D256];&quot; &quot;;IF(EXACT(['Sheet-Data'.E256];&quot;true&quot;);&quot;cell-a-time &quot;;&quot;&quot;);['Sheet-Data'.F256]))" office:value-type="string" office:string-value="    ">
            <text:p><text:s text:c="4"/></text:p>
          </table:table-cell>
          <table:table-cell table:style-name="ce5" table:formula="of:=['Sheet-Data'.G256]" office:value-type="float" office:value="0">
            <text:p>0</text:p>
          </table:table-cell>
          <table:table-cell table:formula="of:=['Sheet-Data'.L256]" office:value-type="float" office:value="0">
            <text:p>0</text:p>
          </table:table-cell>
          <table:table-cell table:formula="of:=['Sheet-Data'.H25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57];&quot; &quot;;['Sheet-Data'.B257];&quot; &quot;;['Sheet-Data'.C257];&quot; &quot;;['Sheet-Data'.D257];&quot; &quot;;IF(EXACT(['Sheet-Data'.E257];&quot;true&quot;);&quot;cell-a-time &quot;;&quot;&quot;);['Sheet-Data'.F257]))" office:value-type="string" office:string-value="    ">
            <text:p><text:s text:c="4"/></text:p>
          </table:table-cell>
          <table:table-cell table:style-name="ce5" table:formula="of:=['Sheet-Data'.G257]" office:value-type="float" office:value="0">
            <text:p>0</text:p>
          </table:table-cell>
          <table:table-cell table:formula="of:=['Sheet-Data'.L257]" office:value-type="float" office:value="0">
            <text:p>0</text:p>
          </table:table-cell>
          <table:table-cell table:formula="of:=['Sheet-Data'.H25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58];&quot; &quot;;['Sheet-Data'.B258];&quot; &quot;;['Sheet-Data'.C258];&quot; &quot;;['Sheet-Data'.D258];&quot; &quot;;IF(EXACT(['Sheet-Data'.E258];&quot;true&quot;);&quot;cell-a-time &quot;;&quot;&quot;);['Sheet-Data'.F258]))" office:value-type="string" office:string-value="    ">
            <text:p><text:s text:c="4"/></text:p>
          </table:table-cell>
          <table:table-cell table:style-name="ce5" table:formula="of:=['Sheet-Data'.G258]" office:value-type="float" office:value="0">
            <text:p>0</text:p>
          </table:table-cell>
          <table:table-cell table:formula="of:=['Sheet-Data'.L258]" office:value-type="float" office:value="0">
            <text:p>0</text:p>
          </table:table-cell>
          <table:table-cell table:formula="of:=['Sheet-Data'.H25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59];&quot; &quot;;['Sheet-Data'.B259];&quot; &quot;;['Sheet-Data'.C259];&quot; &quot;;['Sheet-Data'.D259];&quot; &quot;;IF(EXACT(['Sheet-Data'.E259];&quot;true&quot;);&quot;cell-a-time &quot;;&quot;&quot;);['Sheet-Data'.F259]))" office:value-type="string" office:string-value="    ">
            <text:p><text:s text:c="4"/></text:p>
          </table:table-cell>
          <table:table-cell table:style-name="ce5" table:formula="of:=['Sheet-Data'.G259]" office:value-type="float" office:value="0">
            <text:p>0</text:p>
          </table:table-cell>
          <table:table-cell table:formula="of:=['Sheet-Data'.L259]" office:value-type="float" office:value="0">
            <text:p>0</text:p>
          </table:table-cell>
          <table:table-cell table:formula="of:=['Sheet-Data'.H25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60];&quot; &quot;;['Sheet-Data'.B260];&quot; &quot;;['Sheet-Data'.C260];&quot; &quot;;['Sheet-Data'.D260];&quot; &quot;;IF(EXACT(['Sheet-Data'.E260];&quot;true&quot;);&quot;cell-a-time &quot;;&quot;&quot;);['Sheet-Data'.F260]))" office:value-type="string" office:string-value="    ">
            <text:p><text:s text:c="4"/></text:p>
          </table:table-cell>
          <table:table-cell table:style-name="ce5" table:formula="of:=['Sheet-Data'.G260]" office:value-type="float" office:value="0">
            <text:p>0</text:p>
          </table:table-cell>
          <table:table-cell table:formula="of:=['Sheet-Data'.L260]" office:value-type="float" office:value="0">
            <text:p>0</text:p>
          </table:table-cell>
          <table:table-cell table:formula="of:=['Sheet-Data'.H26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61];&quot; &quot;;['Sheet-Data'.B261];&quot; &quot;;['Sheet-Data'.C261];&quot; &quot;;['Sheet-Data'.D261];&quot; &quot;;IF(EXACT(['Sheet-Data'.E261];&quot;true&quot;);&quot;cell-a-time &quot;;&quot;&quot;);['Sheet-Data'.F261]))" office:value-type="string" office:string-value="    ">
            <text:p><text:s text:c="4"/></text:p>
          </table:table-cell>
          <table:table-cell table:style-name="ce5" table:formula="of:=['Sheet-Data'.G261]" office:value-type="float" office:value="0">
            <text:p>0</text:p>
          </table:table-cell>
          <table:table-cell table:formula="of:=['Sheet-Data'.L261]" office:value-type="float" office:value="0">
            <text:p>0</text:p>
          </table:table-cell>
          <table:table-cell table:formula="of:=['Sheet-Data'.H26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62];&quot; &quot;;['Sheet-Data'.B262];&quot; &quot;;['Sheet-Data'.C262];&quot; &quot;;['Sheet-Data'.D262];&quot; &quot;;IF(EXACT(['Sheet-Data'.E262];&quot;true&quot;);&quot;cell-a-time &quot;;&quot;&quot;);['Sheet-Data'.F262]))" office:value-type="string" office:string-value="    ">
            <text:p><text:s text:c="4"/></text:p>
          </table:table-cell>
          <table:table-cell table:style-name="ce5" table:formula="of:=['Sheet-Data'.G262]" office:value-type="float" office:value="0">
            <text:p>0</text:p>
          </table:table-cell>
          <table:table-cell table:formula="of:=['Sheet-Data'.L262]" office:value-type="float" office:value="0">
            <text:p>0</text:p>
          </table:table-cell>
          <table:table-cell table:formula="of:=['Sheet-Data'.H26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63];&quot; &quot;;['Sheet-Data'.B263];&quot; &quot;;['Sheet-Data'.C263];&quot; &quot;;['Sheet-Data'.D263];&quot; &quot;;IF(EXACT(['Sheet-Data'.E263];&quot;true&quot;);&quot;cell-a-time &quot;;&quot;&quot;);['Sheet-Data'.F263]))" office:value-type="string" office:string-value="    ">
            <text:p><text:s text:c="4"/></text:p>
          </table:table-cell>
          <table:table-cell table:style-name="ce5" table:formula="of:=['Sheet-Data'.G263]" office:value-type="float" office:value="0">
            <text:p>0</text:p>
          </table:table-cell>
          <table:table-cell table:formula="of:=['Sheet-Data'.L263]" office:value-type="float" office:value="0">
            <text:p>0</text:p>
          </table:table-cell>
          <table:table-cell table:formula="of:=['Sheet-Data'.H26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64];&quot; &quot;;['Sheet-Data'.B264];&quot; &quot;;['Sheet-Data'.C264];&quot; &quot;;['Sheet-Data'.D264];&quot; &quot;;IF(EXACT(['Sheet-Data'.E264];&quot;true&quot;);&quot;cell-a-time &quot;;&quot;&quot;);['Sheet-Data'.F264]))" office:value-type="string" office:string-value="    ">
            <text:p><text:s text:c="4"/></text:p>
          </table:table-cell>
          <table:table-cell table:style-name="ce5" table:formula="of:=['Sheet-Data'.G264]" office:value-type="float" office:value="0">
            <text:p>0</text:p>
          </table:table-cell>
          <table:table-cell table:formula="of:=['Sheet-Data'.L264]" office:value-type="float" office:value="0">
            <text:p>0</text:p>
          </table:table-cell>
          <table:table-cell table:formula="of:=['Sheet-Data'.H26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65];&quot; &quot;;['Sheet-Data'.B265];&quot; &quot;;['Sheet-Data'.C265];&quot; &quot;;['Sheet-Data'.D265];&quot; &quot;;IF(EXACT(['Sheet-Data'.E265];&quot;true&quot;);&quot;cell-a-time &quot;;&quot;&quot;);['Sheet-Data'.F265]))" office:value-type="string" office:string-value="    ">
            <text:p><text:s text:c="4"/></text:p>
          </table:table-cell>
          <table:table-cell table:style-name="ce5" table:formula="of:=['Sheet-Data'.G265]" office:value-type="float" office:value="0">
            <text:p>0</text:p>
          </table:table-cell>
          <table:table-cell table:formula="of:=['Sheet-Data'.L265]" office:value-type="float" office:value="0">
            <text:p>0</text:p>
          </table:table-cell>
          <table:table-cell table:formula="of:=['Sheet-Data'.H26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66];&quot; &quot;;['Sheet-Data'.B266];&quot; &quot;;['Sheet-Data'.C266];&quot; &quot;;['Sheet-Data'.D266];&quot; &quot;;IF(EXACT(['Sheet-Data'.E266];&quot;true&quot;);&quot;cell-a-time &quot;;&quot;&quot;);['Sheet-Data'.F266]))" office:value-type="string" office:string-value="    ">
            <text:p><text:s text:c="4"/></text:p>
          </table:table-cell>
          <table:table-cell table:style-name="ce5" table:formula="of:=['Sheet-Data'.G266]" office:value-type="float" office:value="0">
            <text:p>0</text:p>
          </table:table-cell>
          <table:table-cell table:formula="of:=['Sheet-Data'.L266]" office:value-type="float" office:value="0">
            <text:p>0</text:p>
          </table:table-cell>
          <table:table-cell table:formula="of:=['Sheet-Data'.H26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67];&quot; &quot;;['Sheet-Data'.B267];&quot; &quot;;['Sheet-Data'.C267];&quot; &quot;;['Sheet-Data'.D267];&quot; &quot;;IF(EXACT(['Sheet-Data'.E267];&quot;true&quot;);&quot;cell-a-time &quot;;&quot;&quot;);['Sheet-Data'.F267]))" office:value-type="string" office:string-value="    ">
            <text:p><text:s text:c="4"/></text:p>
          </table:table-cell>
          <table:table-cell table:style-name="ce5" table:formula="of:=['Sheet-Data'.G267]" office:value-type="float" office:value="0">
            <text:p>0</text:p>
          </table:table-cell>
          <table:table-cell table:formula="of:=['Sheet-Data'.L267]" office:value-type="float" office:value="0">
            <text:p>0</text:p>
          </table:table-cell>
          <table:table-cell table:formula="of:=['Sheet-Data'.H26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68];&quot; &quot;;['Sheet-Data'.B268];&quot; &quot;;['Sheet-Data'.C268];&quot; &quot;;['Sheet-Data'.D268];&quot; &quot;;IF(EXACT(['Sheet-Data'.E268];&quot;true&quot;);&quot;cell-a-time &quot;;&quot;&quot;);['Sheet-Data'.F268]))" office:value-type="string" office:string-value="    ">
            <text:p><text:s text:c="4"/></text:p>
          </table:table-cell>
          <table:table-cell table:style-name="ce5" table:formula="of:=['Sheet-Data'.G268]" office:value-type="float" office:value="0">
            <text:p>0</text:p>
          </table:table-cell>
          <table:table-cell table:formula="of:=['Sheet-Data'.L268]" office:value-type="float" office:value="0">
            <text:p>0</text:p>
          </table:table-cell>
          <table:table-cell table:formula="of:=['Sheet-Data'.H26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69];&quot; &quot;;['Sheet-Data'.B269];&quot; &quot;;['Sheet-Data'.C269];&quot; &quot;;['Sheet-Data'.D269];&quot; &quot;;IF(EXACT(['Sheet-Data'.E269];&quot;true&quot;);&quot;cell-a-time &quot;;&quot;&quot;);['Sheet-Data'.F269]))" office:value-type="string" office:string-value="    ">
            <text:p><text:s text:c="4"/></text:p>
          </table:table-cell>
          <table:table-cell table:style-name="ce5" table:formula="of:=['Sheet-Data'.G269]" office:value-type="float" office:value="0">
            <text:p>0</text:p>
          </table:table-cell>
          <table:table-cell table:formula="of:=['Sheet-Data'.L269]" office:value-type="float" office:value="0">
            <text:p>0</text:p>
          </table:table-cell>
          <table:table-cell table:formula="of:=['Sheet-Data'.H26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70];&quot; &quot;;['Sheet-Data'.B270];&quot; &quot;;['Sheet-Data'.C270];&quot; &quot;;['Sheet-Data'.D270];&quot; &quot;;IF(EXACT(['Sheet-Data'.E270];&quot;true&quot;);&quot;cell-a-time &quot;;&quot;&quot;);['Sheet-Data'.F270]))" office:value-type="string" office:string-value="    ">
            <text:p><text:s text:c="4"/></text:p>
          </table:table-cell>
          <table:table-cell table:style-name="ce5" table:formula="of:=['Sheet-Data'.G270]" office:value-type="float" office:value="0">
            <text:p>0</text:p>
          </table:table-cell>
          <table:table-cell table:formula="of:=['Sheet-Data'.L270]" office:value-type="float" office:value="0">
            <text:p>0</text:p>
          </table:table-cell>
          <table:table-cell table:formula="of:=['Sheet-Data'.H27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71];&quot; &quot;;['Sheet-Data'.B271];&quot; &quot;;['Sheet-Data'.C271];&quot; &quot;;['Sheet-Data'.D271];&quot; &quot;;IF(EXACT(['Sheet-Data'.E271];&quot;true&quot;);&quot;cell-a-time &quot;;&quot;&quot;);['Sheet-Data'.F271]))" office:value-type="string" office:string-value="    ">
            <text:p><text:s text:c="4"/></text:p>
          </table:table-cell>
          <table:table-cell table:style-name="ce5" table:formula="of:=['Sheet-Data'.G271]" office:value-type="float" office:value="0">
            <text:p>0</text:p>
          </table:table-cell>
          <table:table-cell table:formula="of:=['Sheet-Data'.L271]" office:value-type="float" office:value="0">
            <text:p>0</text:p>
          </table:table-cell>
          <table:table-cell table:formula="of:=['Sheet-Data'.H27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72];&quot; &quot;;['Sheet-Data'.B272];&quot; &quot;;['Sheet-Data'.C272];&quot; &quot;;['Sheet-Data'.D272];&quot; &quot;;IF(EXACT(['Sheet-Data'.E272];&quot;true&quot;);&quot;cell-a-time &quot;;&quot;&quot;);['Sheet-Data'.F272]))" office:value-type="string" office:string-value="    ">
            <text:p><text:s text:c="4"/></text:p>
          </table:table-cell>
          <table:table-cell table:style-name="ce5" table:formula="of:=['Sheet-Data'.G272]" office:value-type="float" office:value="0">
            <text:p>0</text:p>
          </table:table-cell>
          <table:table-cell table:formula="of:=['Sheet-Data'.L272]" office:value-type="float" office:value="0">
            <text:p>0</text:p>
          </table:table-cell>
          <table:table-cell table:formula="of:=['Sheet-Data'.H27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73];&quot; &quot;;['Sheet-Data'.B273];&quot; &quot;;['Sheet-Data'.C273];&quot; &quot;;['Sheet-Data'.D273];&quot; &quot;;IF(EXACT(['Sheet-Data'.E273];&quot;true&quot;);&quot;cell-a-time &quot;;&quot;&quot;);['Sheet-Data'.F273]))" office:value-type="string" office:string-value="    ">
            <text:p><text:s text:c="4"/></text:p>
          </table:table-cell>
          <table:table-cell table:style-name="ce5" table:formula="of:=['Sheet-Data'.G273]" office:value-type="float" office:value="0">
            <text:p>0</text:p>
          </table:table-cell>
          <table:table-cell table:formula="of:=['Sheet-Data'.L273]" office:value-type="float" office:value="0">
            <text:p>0</text:p>
          </table:table-cell>
          <table:table-cell table:formula="of:=['Sheet-Data'.H27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74];&quot; &quot;;['Sheet-Data'.B274];&quot; &quot;;['Sheet-Data'.C274];&quot; &quot;;['Sheet-Data'.D274];&quot; &quot;;IF(EXACT(['Sheet-Data'.E274];&quot;true&quot;);&quot;cell-a-time &quot;;&quot;&quot;);['Sheet-Data'.F274]))" office:value-type="string" office:string-value="    ">
            <text:p><text:s text:c="4"/></text:p>
          </table:table-cell>
          <table:table-cell table:style-name="ce5" table:formula="of:=['Sheet-Data'.G274]" office:value-type="float" office:value="0">
            <text:p>0</text:p>
          </table:table-cell>
          <table:table-cell table:formula="of:=['Sheet-Data'.L274]" office:value-type="float" office:value="0">
            <text:p>0</text:p>
          </table:table-cell>
          <table:table-cell table:formula="of:=['Sheet-Data'.H27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75];&quot; &quot;;['Sheet-Data'.B275];&quot; &quot;;['Sheet-Data'.C275];&quot; &quot;;['Sheet-Data'.D275];&quot; &quot;;IF(EXACT(['Sheet-Data'.E275];&quot;true&quot;);&quot;cell-a-time &quot;;&quot;&quot;);['Sheet-Data'.F275]))" office:value-type="string" office:string-value="    ">
            <text:p><text:s text:c="4"/></text:p>
          </table:table-cell>
          <table:table-cell table:style-name="ce5" table:formula="of:=['Sheet-Data'.G275]" office:value-type="float" office:value="0">
            <text:p>0</text:p>
          </table:table-cell>
          <table:table-cell table:formula="of:=['Sheet-Data'.L275]" office:value-type="float" office:value="0">
            <text:p>0</text:p>
          </table:table-cell>
          <table:table-cell table:formula="of:=['Sheet-Data'.H27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76];&quot; &quot;;['Sheet-Data'.B276];&quot; &quot;;['Sheet-Data'.C276];&quot; &quot;;['Sheet-Data'.D276];&quot; &quot;;IF(EXACT(['Sheet-Data'.E276];&quot;true&quot;);&quot;cell-a-time &quot;;&quot;&quot;);['Sheet-Data'.F276]))" office:value-type="string" office:string-value="    ">
            <text:p><text:s text:c="4"/></text:p>
          </table:table-cell>
          <table:table-cell table:style-name="ce5" table:formula="of:=['Sheet-Data'.G276]" office:value-type="float" office:value="0">
            <text:p>0</text:p>
          </table:table-cell>
          <table:table-cell table:formula="of:=['Sheet-Data'.L276]" office:value-type="float" office:value="0">
            <text:p>0</text:p>
          </table:table-cell>
          <table:table-cell table:formula="of:=['Sheet-Data'.H27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77];&quot; &quot;;['Sheet-Data'.B277];&quot; &quot;;['Sheet-Data'.C277];&quot; &quot;;['Sheet-Data'.D277];&quot; &quot;;IF(EXACT(['Sheet-Data'.E277];&quot;true&quot;);&quot;cell-a-time &quot;;&quot;&quot;);['Sheet-Data'.F277]))" office:value-type="string" office:string-value="    ">
            <text:p><text:s text:c="4"/></text:p>
          </table:table-cell>
          <table:table-cell table:style-name="ce5" table:formula="of:=['Sheet-Data'.G277]" office:value-type="float" office:value="0">
            <text:p>0</text:p>
          </table:table-cell>
          <table:table-cell table:formula="of:=['Sheet-Data'.L277]" office:value-type="float" office:value="0">
            <text:p>0</text:p>
          </table:table-cell>
          <table:table-cell table:formula="of:=['Sheet-Data'.H27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78];&quot; &quot;;['Sheet-Data'.B278];&quot; &quot;;['Sheet-Data'.C278];&quot; &quot;;['Sheet-Data'.D278];&quot; &quot;;IF(EXACT(['Sheet-Data'.E278];&quot;true&quot;);&quot;cell-a-time &quot;;&quot;&quot;);['Sheet-Data'.F278]))" office:value-type="string" office:string-value="    ">
            <text:p><text:s text:c="4"/></text:p>
          </table:table-cell>
          <table:table-cell table:style-name="ce5" table:formula="of:=['Sheet-Data'.G278]" office:value-type="float" office:value="0">
            <text:p>0</text:p>
          </table:table-cell>
          <table:table-cell table:formula="of:=['Sheet-Data'.L278]" office:value-type="float" office:value="0">
            <text:p>0</text:p>
          </table:table-cell>
          <table:table-cell table:formula="of:=['Sheet-Data'.H27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79];&quot; &quot;;['Sheet-Data'.B279];&quot; &quot;;['Sheet-Data'.C279];&quot; &quot;;['Sheet-Data'.D279];&quot; &quot;;IF(EXACT(['Sheet-Data'.E279];&quot;true&quot;);&quot;cell-a-time &quot;;&quot;&quot;);['Sheet-Data'.F279]))" office:value-type="string" office:string-value="    ">
            <text:p><text:s text:c="4"/></text:p>
          </table:table-cell>
          <table:table-cell table:style-name="ce5" table:formula="of:=['Sheet-Data'.G279]" office:value-type="float" office:value="0">
            <text:p>0</text:p>
          </table:table-cell>
          <table:table-cell table:formula="of:=['Sheet-Data'.L279]" office:value-type="float" office:value="0">
            <text:p>0</text:p>
          </table:table-cell>
          <table:table-cell table:formula="of:=['Sheet-Data'.H27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80];&quot; &quot;;['Sheet-Data'.B280];&quot; &quot;;['Sheet-Data'.C280];&quot; &quot;;['Sheet-Data'.D280];&quot; &quot;;IF(EXACT(['Sheet-Data'.E280];&quot;true&quot;);&quot;cell-a-time &quot;;&quot;&quot;);['Sheet-Data'.F280]))" office:value-type="string" office:string-value="    ">
            <text:p><text:s text:c="4"/></text:p>
          </table:table-cell>
          <table:table-cell table:style-name="ce5" table:formula="of:=['Sheet-Data'.G280]" office:value-type="float" office:value="0">
            <text:p>0</text:p>
          </table:table-cell>
          <table:table-cell table:formula="of:=['Sheet-Data'.L280]" office:value-type="float" office:value="0">
            <text:p>0</text:p>
          </table:table-cell>
          <table:table-cell table:formula="of:=['Sheet-Data'.H28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81];&quot; &quot;;['Sheet-Data'.B281];&quot; &quot;;['Sheet-Data'.C281];&quot; &quot;;['Sheet-Data'.D281];&quot; &quot;;IF(EXACT(['Sheet-Data'.E281];&quot;true&quot;);&quot;cell-a-time &quot;;&quot;&quot;);['Sheet-Data'.F281]))" office:value-type="string" office:string-value="    ">
            <text:p><text:s text:c="4"/></text:p>
          </table:table-cell>
          <table:table-cell table:style-name="ce5" table:formula="of:=['Sheet-Data'.G281]" office:value-type="float" office:value="0">
            <text:p>0</text:p>
          </table:table-cell>
          <table:table-cell table:formula="of:=['Sheet-Data'.L281]" office:value-type="float" office:value="0">
            <text:p>0</text:p>
          </table:table-cell>
          <table:table-cell table:formula="of:=['Sheet-Data'.H28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82];&quot; &quot;;['Sheet-Data'.B282];&quot; &quot;;['Sheet-Data'.C282];&quot; &quot;;['Sheet-Data'.D282];&quot; &quot;;IF(EXACT(['Sheet-Data'.E282];&quot;true&quot;);&quot;cell-a-time &quot;;&quot;&quot;);['Sheet-Data'.F282]))" office:value-type="string" office:string-value="    ">
            <text:p><text:s text:c="4"/></text:p>
          </table:table-cell>
          <table:table-cell table:style-name="ce5" table:formula="of:=['Sheet-Data'.G282]" office:value-type="float" office:value="0">
            <text:p>0</text:p>
          </table:table-cell>
          <table:table-cell table:formula="of:=['Sheet-Data'.L282]" office:value-type="float" office:value="0">
            <text:p>0</text:p>
          </table:table-cell>
          <table:table-cell table:formula="of:=['Sheet-Data'.H28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83];&quot; &quot;;['Sheet-Data'.B283];&quot; &quot;;['Sheet-Data'.C283];&quot; &quot;;['Sheet-Data'.D283];&quot; &quot;;IF(EXACT(['Sheet-Data'.E283];&quot;true&quot;);&quot;cell-a-time &quot;;&quot;&quot;);['Sheet-Data'.F283]))" office:value-type="string" office:string-value="    ">
            <text:p><text:s text:c="4"/></text:p>
          </table:table-cell>
          <table:table-cell table:style-name="ce5" table:formula="of:=['Sheet-Data'.G283]" office:value-type="float" office:value="0">
            <text:p>0</text:p>
          </table:table-cell>
          <table:table-cell table:formula="of:=['Sheet-Data'.L283]" office:value-type="float" office:value="0">
            <text:p>0</text:p>
          </table:table-cell>
          <table:table-cell table:formula="of:=['Sheet-Data'.H28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84];&quot; &quot;;['Sheet-Data'.B284];&quot; &quot;;['Sheet-Data'.C284];&quot; &quot;;['Sheet-Data'.D284];&quot; &quot;;IF(EXACT(['Sheet-Data'.E284];&quot;true&quot;);&quot;cell-a-time &quot;;&quot;&quot;);['Sheet-Data'.F284]))" office:value-type="string" office:string-value="    ">
            <text:p><text:s text:c="4"/></text:p>
          </table:table-cell>
          <table:table-cell table:style-name="ce5" table:formula="of:=['Sheet-Data'.G284]" office:value-type="float" office:value="0">
            <text:p>0</text:p>
          </table:table-cell>
          <table:table-cell table:formula="of:=['Sheet-Data'.L284]" office:value-type="float" office:value="0">
            <text:p>0</text:p>
          </table:table-cell>
          <table:table-cell table:formula="of:=['Sheet-Data'.H28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85];&quot; &quot;;['Sheet-Data'.B285];&quot; &quot;;['Sheet-Data'.C285];&quot; &quot;;['Sheet-Data'.D285];&quot; &quot;;IF(EXACT(['Sheet-Data'.E285];&quot;true&quot;);&quot;cell-a-time &quot;;&quot;&quot;);['Sheet-Data'.F285]))" office:value-type="string" office:string-value="    ">
            <text:p><text:s text:c="4"/></text:p>
          </table:table-cell>
          <table:table-cell table:style-name="ce5" table:formula="of:=['Sheet-Data'.G285]" office:value-type="float" office:value="0">
            <text:p>0</text:p>
          </table:table-cell>
          <table:table-cell table:formula="of:=['Sheet-Data'.L285]" office:value-type="float" office:value="0">
            <text:p>0</text:p>
          </table:table-cell>
          <table:table-cell table:formula="of:=['Sheet-Data'.H28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86];&quot; &quot;;['Sheet-Data'.B286];&quot; &quot;;['Sheet-Data'.C286];&quot; &quot;;['Sheet-Data'.D286];&quot; &quot;;IF(EXACT(['Sheet-Data'.E286];&quot;true&quot;);&quot;cell-a-time &quot;;&quot;&quot;);['Sheet-Data'.F286]))" office:value-type="string" office:string-value="    ">
            <text:p><text:s text:c="4"/></text:p>
          </table:table-cell>
          <table:table-cell table:style-name="ce5" table:formula="of:=['Sheet-Data'.G286]" office:value-type="float" office:value="0">
            <text:p>0</text:p>
          </table:table-cell>
          <table:table-cell table:formula="of:=['Sheet-Data'.L286]" office:value-type="float" office:value="0">
            <text:p>0</text:p>
          </table:table-cell>
          <table:table-cell table:formula="of:=['Sheet-Data'.H28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87];&quot; &quot;;['Sheet-Data'.B287];&quot; &quot;;['Sheet-Data'.C287];&quot; &quot;;['Sheet-Data'.D287];&quot; &quot;;IF(EXACT(['Sheet-Data'.E287];&quot;true&quot;);&quot;cell-a-time &quot;;&quot;&quot;);['Sheet-Data'.F287]))" office:value-type="string" office:string-value="    ">
            <text:p><text:s text:c="4"/></text:p>
          </table:table-cell>
          <table:table-cell table:style-name="ce5" table:formula="of:=['Sheet-Data'.G287]" office:value-type="float" office:value="0">
            <text:p>0</text:p>
          </table:table-cell>
          <table:table-cell table:formula="of:=['Sheet-Data'.L287]" office:value-type="float" office:value="0">
            <text:p>0</text:p>
          </table:table-cell>
          <table:table-cell table:formula="of:=['Sheet-Data'.H28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88];&quot; &quot;;['Sheet-Data'.B288];&quot; &quot;;['Sheet-Data'.C288];&quot; &quot;;['Sheet-Data'.D288];&quot; &quot;;IF(EXACT(['Sheet-Data'.E288];&quot;true&quot;);&quot;cell-a-time &quot;;&quot;&quot;);['Sheet-Data'.F288]))" office:value-type="string" office:string-value="    ">
            <text:p><text:s text:c="4"/></text:p>
          </table:table-cell>
          <table:table-cell table:style-name="ce5" table:formula="of:=['Sheet-Data'.G288]" office:value-type="float" office:value="0">
            <text:p>0</text:p>
          </table:table-cell>
          <table:table-cell table:formula="of:=['Sheet-Data'.L288]" office:value-type="float" office:value="0">
            <text:p>0</text:p>
          </table:table-cell>
          <table:table-cell table:formula="of:=['Sheet-Data'.H28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89];&quot; &quot;;['Sheet-Data'.B289];&quot; &quot;;['Sheet-Data'.C289];&quot; &quot;;['Sheet-Data'.D289];&quot; &quot;;IF(EXACT(['Sheet-Data'.E289];&quot;true&quot;);&quot;cell-a-time &quot;;&quot;&quot;);['Sheet-Data'.F289]))" office:value-type="string" office:string-value="    ">
            <text:p><text:s text:c="4"/></text:p>
          </table:table-cell>
          <table:table-cell table:style-name="ce5" table:formula="of:=['Sheet-Data'.G289]" office:value-type="float" office:value="0">
            <text:p>0</text:p>
          </table:table-cell>
          <table:table-cell table:formula="of:=['Sheet-Data'.L289]" office:value-type="float" office:value="0">
            <text:p>0</text:p>
          </table:table-cell>
          <table:table-cell table:formula="of:=['Sheet-Data'.H28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90];&quot; &quot;;['Sheet-Data'.B290];&quot; &quot;;['Sheet-Data'.C290];&quot; &quot;;['Sheet-Data'.D290];&quot; &quot;;IF(EXACT(['Sheet-Data'.E290];&quot;true&quot;);&quot;cell-a-time &quot;;&quot;&quot;);['Sheet-Data'.F290]))" office:value-type="string" office:string-value="    ">
            <text:p><text:s text:c="4"/></text:p>
          </table:table-cell>
          <table:table-cell table:style-name="ce5" table:formula="of:=['Sheet-Data'.G290]" office:value-type="float" office:value="0">
            <text:p>0</text:p>
          </table:table-cell>
          <table:table-cell table:formula="of:=['Sheet-Data'.L290]" office:value-type="float" office:value="0">
            <text:p>0</text:p>
          </table:table-cell>
          <table:table-cell table:formula="of:=['Sheet-Data'.H29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91];&quot; &quot;;['Sheet-Data'.B291];&quot; &quot;;['Sheet-Data'.C291];&quot; &quot;;['Sheet-Data'.D291];&quot; &quot;;IF(EXACT(['Sheet-Data'.E291];&quot;true&quot;);&quot;cell-a-time &quot;;&quot;&quot;);['Sheet-Data'.F291]))" office:value-type="string" office:string-value="    ">
            <text:p><text:s text:c="4"/></text:p>
          </table:table-cell>
          <table:table-cell table:style-name="ce5" table:formula="of:=['Sheet-Data'.G291]" office:value-type="float" office:value="0">
            <text:p>0</text:p>
          </table:table-cell>
          <table:table-cell table:formula="of:=['Sheet-Data'.L291]" office:value-type="float" office:value="0">
            <text:p>0</text:p>
          </table:table-cell>
          <table:table-cell table:formula="of:=['Sheet-Data'.H29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92];&quot; &quot;;['Sheet-Data'.B292];&quot; &quot;;['Sheet-Data'.C292];&quot; &quot;;['Sheet-Data'.D292];&quot; &quot;;IF(EXACT(['Sheet-Data'.E292];&quot;true&quot;);&quot;cell-a-time &quot;;&quot;&quot;);['Sheet-Data'.F292]))" office:value-type="string" office:string-value="    ">
            <text:p><text:s text:c="4"/></text:p>
          </table:table-cell>
          <table:table-cell table:style-name="ce5" table:formula="of:=['Sheet-Data'.G292]" office:value-type="float" office:value="0">
            <text:p>0</text:p>
          </table:table-cell>
          <table:table-cell table:formula="of:=['Sheet-Data'.L292]" office:value-type="float" office:value="0">
            <text:p>0</text:p>
          </table:table-cell>
          <table:table-cell table:formula="of:=['Sheet-Data'.H29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93];&quot; &quot;;['Sheet-Data'.B293];&quot; &quot;;['Sheet-Data'.C293];&quot; &quot;;['Sheet-Data'.D293];&quot; &quot;;IF(EXACT(['Sheet-Data'.E293];&quot;true&quot;);&quot;cell-a-time &quot;;&quot;&quot;);['Sheet-Data'.F293]))" office:value-type="string" office:string-value="    ">
            <text:p><text:s text:c="4"/></text:p>
          </table:table-cell>
          <table:table-cell table:style-name="ce5" table:formula="of:=['Sheet-Data'.G293]" office:value-type="float" office:value="0">
            <text:p>0</text:p>
          </table:table-cell>
          <table:table-cell table:formula="of:=['Sheet-Data'.L293]" office:value-type="float" office:value="0">
            <text:p>0</text:p>
          </table:table-cell>
          <table:table-cell table:formula="of:=['Sheet-Data'.H29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94];&quot; &quot;;['Sheet-Data'.B294];&quot; &quot;;['Sheet-Data'.C294];&quot; &quot;;['Sheet-Data'.D294];&quot; &quot;;IF(EXACT(['Sheet-Data'.E294];&quot;true&quot;);&quot;cell-a-time &quot;;&quot;&quot;);['Sheet-Data'.F294]))" office:value-type="string" office:string-value="    ">
            <text:p><text:s text:c="4"/></text:p>
          </table:table-cell>
          <table:table-cell table:style-name="ce5" table:formula="of:=['Sheet-Data'.G294]" office:value-type="float" office:value="0">
            <text:p>0</text:p>
          </table:table-cell>
          <table:table-cell table:formula="of:=['Sheet-Data'.L294]" office:value-type="float" office:value="0">
            <text:p>0</text:p>
          </table:table-cell>
          <table:table-cell table:formula="of:=['Sheet-Data'.H29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95];&quot; &quot;;['Sheet-Data'.B295];&quot; &quot;;['Sheet-Data'.C295];&quot; &quot;;['Sheet-Data'.D295];&quot; &quot;;IF(EXACT(['Sheet-Data'.E295];&quot;true&quot;);&quot;cell-a-time &quot;;&quot;&quot;);['Sheet-Data'.F295]))" office:value-type="string" office:string-value="    ">
            <text:p><text:s text:c="4"/></text:p>
          </table:table-cell>
          <table:table-cell table:style-name="ce5" table:formula="of:=['Sheet-Data'.G295]" office:value-type="float" office:value="0">
            <text:p>0</text:p>
          </table:table-cell>
          <table:table-cell table:formula="of:=['Sheet-Data'.L295]" office:value-type="float" office:value="0">
            <text:p>0</text:p>
          </table:table-cell>
          <table:table-cell table:formula="of:=['Sheet-Data'.H29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96];&quot; &quot;;['Sheet-Data'.B296];&quot; &quot;;['Sheet-Data'.C296];&quot; &quot;;['Sheet-Data'.D296];&quot; &quot;;IF(EXACT(['Sheet-Data'.E296];&quot;true&quot;);&quot;cell-a-time &quot;;&quot;&quot;);['Sheet-Data'.F296]))" office:value-type="string" office:string-value="    ">
            <text:p><text:s text:c="4"/></text:p>
          </table:table-cell>
          <table:table-cell table:style-name="ce5" table:formula="of:=['Sheet-Data'.G296]" office:value-type="float" office:value="0">
            <text:p>0</text:p>
          </table:table-cell>
          <table:table-cell table:formula="of:=['Sheet-Data'.L296]" office:value-type="float" office:value="0">
            <text:p>0</text:p>
          </table:table-cell>
          <table:table-cell table:formula="of:=['Sheet-Data'.H29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97];&quot; &quot;;['Sheet-Data'.B297];&quot; &quot;;['Sheet-Data'.C297];&quot; &quot;;['Sheet-Data'.D297];&quot; &quot;;IF(EXACT(['Sheet-Data'.E297];&quot;true&quot;);&quot;cell-a-time &quot;;&quot;&quot;);['Sheet-Data'.F297]))" office:value-type="string" office:string-value="    ">
            <text:p><text:s text:c="4"/></text:p>
          </table:table-cell>
          <table:table-cell table:style-name="ce5" table:formula="of:=['Sheet-Data'.G297]" office:value-type="float" office:value="0">
            <text:p>0</text:p>
          </table:table-cell>
          <table:table-cell table:formula="of:=['Sheet-Data'.L297]" office:value-type="float" office:value="0">
            <text:p>0</text:p>
          </table:table-cell>
          <table:table-cell table:formula="of:=['Sheet-Data'.H29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98];&quot; &quot;;['Sheet-Data'.B298];&quot; &quot;;['Sheet-Data'.C298];&quot; &quot;;['Sheet-Data'.D298];&quot; &quot;;IF(EXACT(['Sheet-Data'.E298];&quot;true&quot;);&quot;cell-a-time &quot;;&quot;&quot;);['Sheet-Data'.F298]))" office:value-type="string" office:string-value="    ">
            <text:p><text:s text:c="4"/></text:p>
          </table:table-cell>
          <table:table-cell table:style-name="ce5" table:formula="of:=['Sheet-Data'.G298]" office:value-type="float" office:value="0">
            <text:p>0</text:p>
          </table:table-cell>
          <table:table-cell table:formula="of:=['Sheet-Data'.L298]" office:value-type="float" office:value="0">
            <text:p>0</text:p>
          </table:table-cell>
          <table:table-cell table:formula="of:=['Sheet-Data'.H29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299];&quot; &quot;;['Sheet-Data'.B299];&quot; &quot;;['Sheet-Data'.C299];&quot; &quot;;['Sheet-Data'.D299];&quot; &quot;;IF(EXACT(['Sheet-Data'.E299];&quot;true&quot;);&quot;cell-a-time &quot;;&quot;&quot;);['Sheet-Data'.F299]))" office:value-type="string" office:string-value="    ">
            <text:p><text:s text:c="4"/></text:p>
          </table:table-cell>
          <table:table-cell table:style-name="ce5" table:formula="of:=['Sheet-Data'.G299]" office:value-type="float" office:value="0">
            <text:p>0</text:p>
          </table:table-cell>
          <table:table-cell table:formula="of:=['Sheet-Data'.L299]" office:value-type="float" office:value="0">
            <text:p>0</text:p>
          </table:table-cell>
          <table:table-cell table:formula="of:=['Sheet-Data'.H29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00];&quot; &quot;;['Sheet-Data'.B300];&quot; &quot;;['Sheet-Data'.C300];&quot; &quot;;['Sheet-Data'.D300];&quot; &quot;;IF(EXACT(['Sheet-Data'.E300];&quot;true&quot;);&quot;cell-a-time &quot;;&quot;&quot;);['Sheet-Data'.F300]))" office:value-type="string" office:string-value="    ">
            <text:p><text:s text:c="4"/></text:p>
          </table:table-cell>
          <table:table-cell table:style-name="ce5" table:formula="of:=['Sheet-Data'.G300]" office:value-type="float" office:value="0">
            <text:p>0</text:p>
          </table:table-cell>
          <table:table-cell table:formula="of:=['Sheet-Data'.L300]" office:value-type="float" office:value="0">
            <text:p>0</text:p>
          </table:table-cell>
          <table:table-cell table:formula="of:=['Sheet-Data'.H30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01];&quot; &quot;;['Sheet-Data'.B301];&quot; &quot;;['Sheet-Data'.C301];&quot; &quot;;['Sheet-Data'.D301];&quot; &quot;;IF(EXACT(['Sheet-Data'.E301];&quot;true&quot;);&quot;cell-a-time &quot;;&quot;&quot;);['Sheet-Data'.F301]))" office:value-type="string" office:string-value="    ">
            <text:p><text:s text:c="4"/></text:p>
          </table:table-cell>
          <table:table-cell table:style-name="ce5" table:formula="of:=['Sheet-Data'.G301]" office:value-type="float" office:value="0">
            <text:p>0</text:p>
          </table:table-cell>
          <table:table-cell table:formula="of:=['Sheet-Data'.L301]" office:value-type="float" office:value="0">
            <text:p>0</text:p>
          </table:table-cell>
          <table:table-cell table:formula="of:=['Sheet-Data'.H30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02];&quot; &quot;;['Sheet-Data'.B302];&quot; &quot;;['Sheet-Data'.C302];&quot; &quot;;['Sheet-Data'.D302];&quot; &quot;;IF(EXACT(['Sheet-Data'.E302];&quot;true&quot;);&quot;cell-a-time &quot;;&quot;&quot;);['Sheet-Data'.F302]))" office:value-type="string" office:string-value="    ">
            <text:p><text:s text:c="4"/></text:p>
          </table:table-cell>
          <table:table-cell table:style-name="ce5" table:formula="of:=['Sheet-Data'.G302]" office:value-type="float" office:value="0">
            <text:p>0</text:p>
          </table:table-cell>
          <table:table-cell table:formula="of:=['Sheet-Data'.L302]" office:value-type="float" office:value="0">
            <text:p>0</text:p>
          </table:table-cell>
          <table:table-cell table:formula="of:=['Sheet-Data'.H30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03];&quot; &quot;;['Sheet-Data'.B303];&quot; &quot;;['Sheet-Data'.C303];&quot; &quot;;['Sheet-Data'.D303];&quot; &quot;;IF(EXACT(['Sheet-Data'.E303];&quot;true&quot;);&quot;cell-a-time &quot;;&quot;&quot;);['Sheet-Data'.F303]))" office:value-type="string" office:string-value="    ">
            <text:p><text:s text:c="4"/></text:p>
          </table:table-cell>
          <table:table-cell table:style-name="ce5" table:formula="of:=['Sheet-Data'.G303]" office:value-type="float" office:value="0">
            <text:p>0</text:p>
          </table:table-cell>
          <table:table-cell table:formula="of:=['Sheet-Data'.L303]" office:value-type="float" office:value="0">
            <text:p>0</text:p>
          </table:table-cell>
          <table:table-cell table:formula="of:=['Sheet-Data'.H30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04];&quot; &quot;;['Sheet-Data'.B304];&quot; &quot;;['Sheet-Data'.C304];&quot; &quot;;['Sheet-Data'.D304];&quot; &quot;;IF(EXACT(['Sheet-Data'.E304];&quot;true&quot;);&quot;cell-a-time &quot;;&quot;&quot;);['Sheet-Data'.F304]))" office:value-type="string" office:string-value="    ">
            <text:p><text:s text:c="4"/></text:p>
          </table:table-cell>
          <table:table-cell table:style-name="ce5" table:formula="of:=['Sheet-Data'.G304]" office:value-type="float" office:value="0">
            <text:p>0</text:p>
          </table:table-cell>
          <table:table-cell table:formula="of:=['Sheet-Data'.L304]" office:value-type="float" office:value="0">
            <text:p>0</text:p>
          </table:table-cell>
          <table:table-cell table:formula="of:=['Sheet-Data'.H30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05];&quot; &quot;;['Sheet-Data'.B305];&quot; &quot;;['Sheet-Data'.C305];&quot; &quot;;['Sheet-Data'.D305];&quot; &quot;;IF(EXACT(['Sheet-Data'.E305];&quot;true&quot;);&quot;cell-a-time &quot;;&quot;&quot;);['Sheet-Data'.F305]))" office:value-type="string" office:string-value="    ">
            <text:p><text:s text:c="4"/></text:p>
          </table:table-cell>
          <table:table-cell table:style-name="ce5" table:formula="of:=['Sheet-Data'.G305]" office:value-type="float" office:value="0">
            <text:p>0</text:p>
          </table:table-cell>
          <table:table-cell table:formula="of:=['Sheet-Data'.L305]" office:value-type="float" office:value="0">
            <text:p>0</text:p>
          </table:table-cell>
          <table:table-cell table:formula="of:=['Sheet-Data'.H30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06];&quot; &quot;;['Sheet-Data'.B306];&quot; &quot;;['Sheet-Data'.C306];&quot; &quot;;['Sheet-Data'.D306];&quot; &quot;;IF(EXACT(['Sheet-Data'.E306];&quot;true&quot;);&quot;cell-a-time &quot;;&quot;&quot;);['Sheet-Data'.F306]))" office:value-type="string" office:string-value="    ">
            <text:p><text:s text:c="4"/></text:p>
          </table:table-cell>
          <table:table-cell table:style-name="ce5" table:formula="of:=['Sheet-Data'.G306]" office:value-type="float" office:value="0">
            <text:p>0</text:p>
          </table:table-cell>
          <table:table-cell table:formula="of:=['Sheet-Data'.L306]" office:value-type="float" office:value="0">
            <text:p>0</text:p>
          </table:table-cell>
          <table:table-cell table:formula="of:=['Sheet-Data'.H30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07];&quot; &quot;;['Sheet-Data'.B307];&quot; &quot;;['Sheet-Data'.C307];&quot; &quot;;['Sheet-Data'.D307];&quot; &quot;;IF(EXACT(['Sheet-Data'.E307];&quot;true&quot;);&quot;cell-a-time &quot;;&quot;&quot;);['Sheet-Data'.F307]))" office:value-type="string" office:string-value="    ">
            <text:p><text:s text:c="4"/></text:p>
          </table:table-cell>
          <table:table-cell table:style-name="ce5" table:formula="of:=['Sheet-Data'.G307]" office:value-type="float" office:value="0">
            <text:p>0</text:p>
          </table:table-cell>
          <table:table-cell table:formula="of:=['Sheet-Data'.L307]" office:value-type="float" office:value="0">
            <text:p>0</text:p>
          </table:table-cell>
          <table:table-cell table:formula="of:=['Sheet-Data'.H30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08];&quot; &quot;;['Sheet-Data'.B308];&quot; &quot;;['Sheet-Data'.C308];&quot; &quot;;['Sheet-Data'.D308];&quot; &quot;;IF(EXACT(['Sheet-Data'.E308];&quot;true&quot;);&quot;cell-a-time &quot;;&quot;&quot;);['Sheet-Data'.F308]))" office:value-type="string" office:string-value="    ">
            <text:p><text:s text:c="4"/></text:p>
          </table:table-cell>
          <table:table-cell table:style-name="ce5" table:formula="of:=['Sheet-Data'.G308]" office:value-type="float" office:value="0">
            <text:p>0</text:p>
          </table:table-cell>
          <table:table-cell table:formula="of:=['Sheet-Data'.L308]" office:value-type="float" office:value="0">
            <text:p>0</text:p>
          </table:table-cell>
          <table:table-cell table:formula="of:=['Sheet-Data'.H30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09];&quot; &quot;;['Sheet-Data'.B309];&quot; &quot;;['Sheet-Data'.C309];&quot; &quot;;['Sheet-Data'.D309];&quot; &quot;;IF(EXACT(['Sheet-Data'.E309];&quot;true&quot;);&quot;cell-a-time &quot;;&quot;&quot;);['Sheet-Data'.F309]))" office:value-type="string" office:string-value="    ">
            <text:p><text:s text:c="4"/></text:p>
          </table:table-cell>
          <table:table-cell table:style-name="ce5" table:formula="of:=['Sheet-Data'.G309]" office:value-type="float" office:value="0">
            <text:p>0</text:p>
          </table:table-cell>
          <table:table-cell table:formula="of:=['Sheet-Data'.L309]" office:value-type="float" office:value="0">
            <text:p>0</text:p>
          </table:table-cell>
          <table:table-cell table:formula="of:=['Sheet-Data'.H30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10];&quot; &quot;;['Sheet-Data'.B310];&quot; &quot;;['Sheet-Data'.C310];&quot; &quot;;['Sheet-Data'.D310];&quot; &quot;;IF(EXACT(['Sheet-Data'.E310];&quot;true&quot;);&quot;cell-a-time &quot;;&quot;&quot;);['Sheet-Data'.F310]))" office:value-type="string" office:string-value="    ">
            <text:p><text:s text:c="4"/></text:p>
          </table:table-cell>
          <table:table-cell table:style-name="ce5" table:formula="of:=['Sheet-Data'.G310]" office:value-type="float" office:value="0">
            <text:p>0</text:p>
          </table:table-cell>
          <table:table-cell table:formula="of:=['Sheet-Data'.L310]" office:value-type="float" office:value="0">
            <text:p>0</text:p>
          </table:table-cell>
          <table:table-cell table:formula="of:=['Sheet-Data'.H31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11];&quot; &quot;;['Sheet-Data'.B311];&quot; &quot;;['Sheet-Data'.C311];&quot; &quot;;['Sheet-Data'.D311];&quot; &quot;;IF(EXACT(['Sheet-Data'.E311];&quot;true&quot;);&quot;cell-a-time &quot;;&quot;&quot;);['Sheet-Data'.F311]))" office:value-type="string" office:string-value="    ">
            <text:p><text:s text:c="4"/></text:p>
          </table:table-cell>
          <table:table-cell table:style-name="ce5" table:formula="of:=['Sheet-Data'.G311]" office:value-type="float" office:value="0">
            <text:p>0</text:p>
          </table:table-cell>
          <table:table-cell table:formula="of:=['Sheet-Data'.L311]" office:value-type="float" office:value="0">
            <text:p>0</text:p>
          </table:table-cell>
          <table:table-cell table:formula="of:=['Sheet-Data'.H31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12];&quot; &quot;;['Sheet-Data'.B312];&quot; &quot;;['Sheet-Data'.C312];&quot; &quot;;['Sheet-Data'.D312];&quot; &quot;;IF(EXACT(['Sheet-Data'.E312];&quot;true&quot;);&quot;cell-a-time &quot;;&quot;&quot;);['Sheet-Data'.F312]))" office:value-type="string" office:string-value="    ">
            <text:p><text:s text:c="4"/></text:p>
          </table:table-cell>
          <table:table-cell table:style-name="ce5" table:formula="of:=['Sheet-Data'.G312]" office:value-type="float" office:value="0">
            <text:p>0</text:p>
          </table:table-cell>
          <table:table-cell table:formula="of:=['Sheet-Data'.L312]" office:value-type="float" office:value="0">
            <text:p>0</text:p>
          </table:table-cell>
          <table:table-cell table:formula="of:=['Sheet-Data'.H31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13];&quot; &quot;;['Sheet-Data'.B313];&quot; &quot;;['Sheet-Data'.C313];&quot; &quot;;['Sheet-Data'.D313];&quot; &quot;;IF(EXACT(['Sheet-Data'.E313];&quot;true&quot;);&quot;cell-a-time &quot;;&quot;&quot;);['Sheet-Data'.F313]))" office:value-type="string" office:string-value="    ">
            <text:p><text:s text:c="4"/></text:p>
          </table:table-cell>
          <table:table-cell table:style-name="ce5" table:formula="of:=['Sheet-Data'.G313]" office:value-type="float" office:value="0">
            <text:p>0</text:p>
          </table:table-cell>
          <table:table-cell table:formula="of:=['Sheet-Data'.L313]" office:value-type="float" office:value="0">
            <text:p>0</text:p>
          </table:table-cell>
          <table:table-cell table:formula="of:=['Sheet-Data'.H31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14];&quot; &quot;;['Sheet-Data'.B314];&quot; &quot;;['Sheet-Data'.C314];&quot; &quot;;['Sheet-Data'.D314];&quot; &quot;;IF(EXACT(['Sheet-Data'.E314];&quot;true&quot;);&quot;cell-a-time &quot;;&quot;&quot;);['Sheet-Data'.F314]))" office:value-type="string" office:string-value="    ">
            <text:p><text:s text:c="4"/></text:p>
          </table:table-cell>
          <table:table-cell table:style-name="ce5" table:formula="of:=['Sheet-Data'.G314]" office:value-type="float" office:value="0">
            <text:p>0</text:p>
          </table:table-cell>
          <table:table-cell table:formula="of:=['Sheet-Data'.L314]" office:value-type="float" office:value="0">
            <text:p>0</text:p>
          </table:table-cell>
          <table:table-cell table:formula="of:=['Sheet-Data'.H31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15];&quot; &quot;;['Sheet-Data'.B315];&quot; &quot;;['Sheet-Data'.C315];&quot; &quot;;['Sheet-Data'.D315];&quot; &quot;;IF(EXACT(['Sheet-Data'.E315];&quot;true&quot;);&quot;cell-a-time &quot;;&quot;&quot;);['Sheet-Data'.F315]))" office:value-type="string" office:string-value="    ">
            <text:p><text:s text:c="4"/></text:p>
          </table:table-cell>
          <table:table-cell table:style-name="ce5" table:formula="of:=['Sheet-Data'.G315]" office:value-type="float" office:value="0">
            <text:p>0</text:p>
          </table:table-cell>
          <table:table-cell table:formula="of:=['Sheet-Data'.L315]" office:value-type="float" office:value="0">
            <text:p>0</text:p>
          </table:table-cell>
          <table:table-cell table:formula="of:=['Sheet-Data'.H31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16];&quot; &quot;;['Sheet-Data'.B316];&quot; &quot;;['Sheet-Data'.C316];&quot; &quot;;['Sheet-Data'.D316];&quot; &quot;;IF(EXACT(['Sheet-Data'.E316];&quot;true&quot;);&quot;cell-a-time &quot;;&quot;&quot;);['Sheet-Data'.F316]))" office:value-type="string" office:string-value="    ">
            <text:p><text:s text:c="4"/></text:p>
          </table:table-cell>
          <table:table-cell table:style-name="ce5" table:formula="of:=['Sheet-Data'.G316]" office:value-type="float" office:value="0">
            <text:p>0</text:p>
          </table:table-cell>
          <table:table-cell table:formula="of:=['Sheet-Data'.L316]" office:value-type="float" office:value="0">
            <text:p>0</text:p>
          </table:table-cell>
          <table:table-cell table:formula="of:=['Sheet-Data'.H31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17];&quot; &quot;;['Sheet-Data'.B317];&quot; &quot;;['Sheet-Data'.C317];&quot; &quot;;['Sheet-Data'.D317];&quot; &quot;;IF(EXACT(['Sheet-Data'.E317];&quot;true&quot;);&quot;cell-a-time &quot;;&quot;&quot;);['Sheet-Data'.F317]))" office:value-type="string" office:string-value="    ">
            <text:p><text:s text:c="4"/></text:p>
          </table:table-cell>
          <table:table-cell table:style-name="ce5" table:formula="of:=['Sheet-Data'.G317]" office:value-type="float" office:value="0">
            <text:p>0</text:p>
          </table:table-cell>
          <table:table-cell table:formula="of:=['Sheet-Data'.L317]" office:value-type="float" office:value="0">
            <text:p>0</text:p>
          </table:table-cell>
          <table:table-cell table:formula="of:=['Sheet-Data'.H31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18];&quot; &quot;;['Sheet-Data'.B318];&quot; &quot;;['Sheet-Data'.C318];&quot; &quot;;['Sheet-Data'.D318];&quot; &quot;;IF(EXACT(['Sheet-Data'.E318];&quot;true&quot;);&quot;cell-a-time &quot;;&quot;&quot;);['Sheet-Data'.F318]))" office:value-type="string" office:string-value="    ">
            <text:p><text:s text:c="4"/></text:p>
          </table:table-cell>
          <table:table-cell table:style-name="ce5" table:formula="of:=['Sheet-Data'.G318]" office:value-type="float" office:value="0">
            <text:p>0</text:p>
          </table:table-cell>
          <table:table-cell table:formula="of:=['Sheet-Data'.L318]" office:value-type="float" office:value="0">
            <text:p>0</text:p>
          </table:table-cell>
          <table:table-cell table:formula="of:=['Sheet-Data'.H31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19];&quot; &quot;;['Sheet-Data'.B319];&quot; &quot;;['Sheet-Data'.C319];&quot; &quot;;['Sheet-Data'.D319];&quot; &quot;;IF(EXACT(['Sheet-Data'.E319];&quot;true&quot;);&quot;cell-a-time &quot;;&quot;&quot;);['Sheet-Data'.F319]))" office:value-type="string" office:string-value="    ">
            <text:p><text:s text:c="4"/></text:p>
          </table:table-cell>
          <table:table-cell table:style-name="ce5" table:formula="of:=['Sheet-Data'.G319]" office:value-type="float" office:value="0">
            <text:p>0</text:p>
          </table:table-cell>
          <table:table-cell table:formula="of:=['Sheet-Data'.L319]" office:value-type="float" office:value="0">
            <text:p>0</text:p>
          </table:table-cell>
          <table:table-cell table:formula="of:=['Sheet-Data'.H31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20];&quot; &quot;;['Sheet-Data'.B320];&quot; &quot;;['Sheet-Data'.C320];&quot; &quot;;['Sheet-Data'.D320];&quot; &quot;;IF(EXACT(['Sheet-Data'.E320];&quot;true&quot;);&quot;cell-a-time &quot;;&quot;&quot;);['Sheet-Data'.F320]))" office:value-type="string" office:string-value="    ">
            <text:p><text:s text:c="4"/></text:p>
          </table:table-cell>
          <table:table-cell table:style-name="ce5" table:formula="of:=['Sheet-Data'.G320]" office:value-type="float" office:value="0">
            <text:p>0</text:p>
          </table:table-cell>
          <table:table-cell table:formula="of:=['Sheet-Data'.L320]" office:value-type="float" office:value="0">
            <text:p>0</text:p>
          </table:table-cell>
          <table:table-cell table:formula="of:=['Sheet-Data'.H32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21];&quot; &quot;;['Sheet-Data'.B321];&quot; &quot;;['Sheet-Data'.C321];&quot; &quot;;['Sheet-Data'.D321];&quot; &quot;;IF(EXACT(['Sheet-Data'.E321];&quot;true&quot;);&quot;cell-a-time &quot;;&quot;&quot;);['Sheet-Data'.F321]))" office:value-type="string" office:string-value="    ">
            <text:p><text:s text:c="4"/></text:p>
          </table:table-cell>
          <table:table-cell table:style-name="ce5" table:formula="of:=['Sheet-Data'.G321]" office:value-type="float" office:value="0">
            <text:p>0</text:p>
          </table:table-cell>
          <table:table-cell table:formula="of:=['Sheet-Data'.L321]" office:value-type="float" office:value="0">
            <text:p>0</text:p>
          </table:table-cell>
          <table:table-cell table:formula="of:=['Sheet-Data'.H32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22];&quot; &quot;;['Sheet-Data'.B322];&quot; &quot;;['Sheet-Data'.C322];&quot; &quot;;['Sheet-Data'.D322];&quot; &quot;;IF(EXACT(['Sheet-Data'.E322];&quot;true&quot;);&quot;cell-a-time &quot;;&quot;&quot;);['Sheet-Data'.F322]))" office:value-type="string" office:string-value="    ">
            <text:p><text:s text:c="4"/></text:p>
          </table:table-cell>
          <table:table-cell table:style-name="ce5" table:formula="of:=['Sheet-Data'.G322]" office:value-type="float" office:value="0">
            <text:p>0</text:p>
          </table:table-cell>
          <table:table-cell table:formula="of:=['Sheet-Data'.L322]" office:value-type="float" office:value="0">
            <text:p>0</text:p>
          </table:table-cell>
          <table:table-cell table:formula="of:=['Sheet-Data'.H32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23];&quot; &quot;;['Sheet-Data'.B323];&quot; &quot;;['Sheet-Data'.C323];&quot; &quot;;['Sheet-Data'.D323];&quot; &quot;;IF(EXACT(['Sheet-Data'.E323];&quot;true&quot;);&quot;cell-a-time &quot;;&quot;&quot;);['Sheet-Data'.F323]))" office:value-type="string" office:string-value="    ">
            <text:p><text:s text:c="4"/></text:p>
          </table:table-cell>
          <table:table-cell table:style-name="ce5" table:formula="of:=['Sheet-Data'.G323]" office:value-type="float" office:value="0">
            <text:p>0</text:p>
          </table:table-cell>
          <table:table-cell table:formula="of:=['Sheet-Data'.L323]" office:value-type="float" office:value="0">
            <text:p>0</text:p>
          </table:table-cell>
          <table:table-cell table:formula="of:=['Sheet-Data'.H32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24];&quot; &quot;;['Sheet-Data'.B324];&quot; &quot;;['Sheet-Data'.C324];&quot; &quot;;['Sheet-Data'.D324];&quot; &quot;;IF(EXACT(['Sheet-Data'.E324];&quot;true&quot;);&quot;cell-a-time &quot;;&quot;&quot;);['Sheet-Data'.F324]))" office:value-type="string" office:string-value="    ">
            <text:p><text:s text:c="4"/></text:p>
          </table:table-cell>
          <table:table-cell table:style-name="ce5" table:formula="of:=['Sheet-Data'.G324]" office:value-type="float" office:value="0">
            <text:p>0</text:p>
          </table:table-cell>
          <table:table-cell table:formula="of:=['Sheet-Data'.L324]" office:value-type="float" office:value="0">
            <text:p>0</text:p>
          </table:table-cell>
          <table:table-cell table:formula="of:=['Sheet-Data'.H32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25];&quot; &quot;;['Sheet-Data'.B325];&quot; &quot;;['Sheet-Data'.C325];&quot; &quot;;['Sheet-Data'.D325];&quot; &quot;;IF(EXACT(['Sheet-Data'.E325];&quot;true&quot;);&quot;cell-a-time &quot;;&quot;&quot;);['Sheet-Data'.F325]))" office:value-type="string" office:string-value="    ">
            <text:p><text:s text:c="4"/></text:p>
          </table:table-cell>
          <table:table-cell table:style-name="ce5" table:formula="of:=['Sheet-Data'.G325]" office:value-type="float" office:value="0">
            <text:p>0</text:p>
          </table:table-cell>
          <table:table-cell table:formula="of:=['Sheet-Data'.L325]" office:value-type="float" office:value="0">
            <text:p>0</text:p>
          </table:table-cell>
          <table:table-cell table:formula="of:=['Sheet-Data'.H32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26];&quot; &quot;;['Sheet-Data'.B326];&quot; &quot;;['Sheet-Data'.C326];&quot; &quot;;['Sheet-Data'.D326];&quot; &quot;;IF(EXACT(['Sheet-Data'.E326];&quot;true&quot;);&quot;cell-a-time &quot;;&quot;&quot;);['Sheet-Data'.F326]))" office:value-type="string" office:string-value="    ">
            <text:p><text:s text:c="4"/></text:p>
          </table:table-cell>
          <table:table-cell table:style-name="ce5" table:formula="of:=['Sheet-Data'.G326]" office:value-type="float" office:value="0">
            <text:p>0</text:p>
          </table:table-cell>
          <table:table-cell table:formula="of:=['Sheet-Data'.L326]" office:value-type="float" office:value="0">
            <text:p>0</text:p>
          </table:table-cell>
          <table:table-cell table:formula="of:=['Sheet-Data'.H32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27];&quot; &quot;;['Sheet-Data'.B327];&quot; &quot;;['Sheet-Data'.C327];&quot; &quot;;['Sheet-Data'.D327];&quot; &quot;;IF(EXACT(['Sheet-Data'.E327];&quot;true&quot;);&quot;cell-a-time &quot;;&quot;&quot;);['Sheet-Data'.F327]))" office:value-type="string" office:string-value="    ">
            <text:p><text:s text:c="4"/></text:p>
          </table:table-cell>
          <table:table-cell table:style-name="ce5" table:formula="of:=['Sheet-Data'.G327]" office:value-type="float" office:value="0">
            <text:p>0</text:p>
          </table:table-cell>
          <table:table-cell table:formula="of:=['Sheet-Data'.L327]" office:value-type="float" office:value="0">
            <text:p>0</text:p>
          </table:table-cell>
          <table:table-cell table:formula="of:=['Sheet-Data'.H32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28];&quot; &quot;;['Sheet-Data'.B328];&quot; &quot;;['Sheet-Data'.C328];&quot; &quot;;['Sheet-Data'.D328];&quot; &quot;;IF(EXACT(['Sheet-Data'.E328];&quot;true&quot;);&quot;cell-a-time &quot;;&quot;&quot;);['Sheet-Data'.F328]))" office:value-type="string" office:string-value="    ">
            <text:p><text:s text:c="4"/></text:p>
          </table:table-cell>
          <table:table-cell table:style-name="ce5" table:formula="of:=['Sheet-Data'.G328]" office:value-type="float" office:value="0">
            <text:p>0</text:p>
          </table:table-cell>
          <table:table-cell table:formula="of:=['Sheet-Data'.L328]" office:value-type="float" office:value="0">
            <text:p>0</text:p>
          </table:table-cell>
          <table:table-cell table:formula="of:=['Sheet-Data'.H32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29];&quot; &quot;;['Sheet-Data'.B329];&quot; &quot;;['Sheet-Data'.C329];&quot; &quot;;['Sheet-Data'.D329];&quot; &quot;;IF(EXACT(['Sheet-Data'.E329];&quot;true&quot;);&quot;cell-a-time &quot;;&quot;&quot;);['Sheet-Data'.F329]))" office:value-type="string" office:string-value="    ">
            <text:p><text:s text:c="4"/></text:p>
          </table:table-cell>
          <table:table-cell table:style-name="ce5" table:formula="of:=['Sheet-Data'.G329]" office:value-type="float" office:value="0">
            <text:p>0</text:p>
          </table:table-cell>
          <table:table-cell table:formula="of:=['Sheet-Data'.L329]" office:value-type="float" office:value="0">
            <text:p>0</text:p>
          </table:table-cell>
          <table:table-cell table:formula="of:=['Sheet-Data'.H32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30];&quot; &quot;;['Sheet-Data'.B330];&quot; &quot;;['Sheet-Data'.C330];&quot; &quot;;['Sheet-Data'.D330];&quot; &quot;;IF(EXACT(['Sheet-Data'.E330];&quot;true&quot;);&quot;cell-a-time &quot;;&quot;&quot;);['Sheet-Data'.F330]))" office:value-type="string" office:string-value="    ">
            <text:p><text:s text:c="4"/></text:p>
          </table:table-cell>
          <table:table-cell table:style-name="ce5" table:formula="of:=['Sheet-Data'.G330]" office:value-type="float" office:value="0">
            <text:p>0</text:p>
          </table:table-cell>
          <table:table-cell table:formula="of:=['Sheet-Data'.L330]" office:value-type="float" office:value="0">
            <text:p>0</text:p>
          </table:table-cell>
          <table:table-cell table:formula="of:=['Sheet-Data'.H33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31];&quot; &quot;;['Sheet-Data'.B331];&quot; &quot;;['Sheet-Data'.C331];&quot; &quot;;['Sheet-Data'.D331];&quot; &quot;;IF(EXACT(['Sheet-Data'.E331];&quot;true&quot;);&quot;cell-a-time &quot;;&quot;&quot;);['Sheet-Data'.F331]))" office:value-type="string" office:string-value="    ">
            <text:p><text:s text:c="4"/></text:p>
          </table:table-cell>
          <table:table-cell table:style-name="ce5" table:formula="of:=['Sheet-Data'.G331]" office:value-type="float" office:value="0">
            <text:p>0</text:p>
          </table:table-cell>
          <table:table-cell table:formula="of:=['Sheet-Data'.L331]" office:value-type="float" office:value="0">
            <text:p>0</text:p>
          </table:table-cell>
          <table:table-cell table:formula="of:=['Sheet-Data'.H33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32];&quot; &quot;;['Sheet-Data'.B332];&quot; &quot;;['Sheet-Data'.C332];&quot; &quot;;['Sheet-Data'.D332];&quot; &quot;;IF(EXACT(['Sheet-Data'.E332];&quot;true&quot;);&quot;cell-a-time &quot;;&quot;&quot;);['Sheet-Data'.F332]))" office:value-type="string" office:string-value="    ">
            <text:p><text:s text:c="4"/></text:p>
          </table:table-cell>
          <table:table-cell table:style-name="ce5" table:formula="of:=['Sheet-Data'.G332]" office:value-type="float" office:value="0">
            <text:p>0</text:p>
          </table:table-cell>
          <table:table-cell table:formula="of:=['Sheet-Data'.L332]" office:value-type="float" office:value="0">
            <text:p>0</text:p>
          </table:table-cell>
          <table:table-cell table:formula="of:=['Sheet-Data'.H33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33];&quot; &quot;;['Sheet-Data'.B333];&quot; &quot;;['Sheet-Data'.C333];&quot; &quot;;['Sheet-Data'.D333];&quot; &quot;;IF(EXACT(['Sheet-Data'.E333];&quot;true&quot;);&quot;cell-a-time &quot;;&quot;&quot;);['Sheet-Data'.F333]))" office:value-type="string" office:string-value="    ">
            <text:p><text:s text:c="4"/></text:p>
          </table:table-cell>
          <table:table-cell table:style-name="ce5" table:formula="of:=['Sheet-Data'.G333]" office:value-type="float" office:value="0">
            <text:p>0</text:p>
          </table:table-cell>
          <table:table-cell table:formula="of:=['Sheet-Data'.L333]" office:value-type="float" office:value="0">
            <text:p>0</text:p>
          </table:table-cell>
          <table:table-cell table:formula="of:=['Sheet-Data'.H33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34];&quot; &quot;;['Sheet-Data'.B334];&quot; &quot;;['Sheet-Data'.C334];&quot; &quot;;['Sheet-Data'.D334];&quot; &quot;;IF(EXACT(['Sheet-Data'.E334];&quot;true&quot;);&quot;cell-a-time &quot;;&quot;&quot;);['Sheet-Data'.F334]))" office:value-type="string" office:string-value="    ">
            <text:p><text:s text:c="4"/></text:p>
          </table:table-cell>
          <table:table-cell table:style-name="ce5" table:formula="of:=['Sheet-Data'.G334]" office:value-type="float" office:value="0">
            <text:p>0</text:p>
          </table:table-cell>
          <table:table-cell table:formula="of:=['Sheet-Data'.L334]" office:value-type="float" office:value="0">
            <text:p>0</text:p>
          </table:table-cell>
          <table:table-cell table:formula="of:=['Sheet-Data'.H33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35];&quot; &quot;;['Sheet-Data'.B335];&quot; &quot;;['Sheet-Data'.C335];&quot; &quot;;['Sheet-Data'.D335];&quot; &quot;;IF(EXACT(['Sheet-Data'.E335];&quot;true&quot;);&quot;cell-a-time &quot;;&quot;&quot;);['Sheet-Data'.F335]))" office:value-type="string" office:string-value="    ">
            <text:p><text:s text:c="4"/></text:p>
          </table:table-cell>
          <table:table-cell table:style-name="ce5" table:formula="of:=['Sheet-Data'.G335]" office:value-type="float" office:value="0">
            <text:p>0</text:p>
          </table:table-cell>
          <table:table-cell table:formula="of:=['Sheet-Data'.L335]" office:value-type="float" office:value="0">
            <text:p>0</text:p>
          </table:table-cell>
          <table:table-cell table:formula="of:=['Sheet-Data'.H33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36];&quot; &quot;;['Sheet-Data'.B336];&quot; &quot;;['Sheet-Data'.C336];&quot; &quot;;['Sheet-Data'.D336];&quot; &quot;;IF(EXACT(['Sheet-Data'.E336];&quot;true&quot;);&quot;cell-a-time &quot;;&quot;&quot;);['Sheet-Data'.F336]))" office:value-type="string" office:string-value="    ">
            <text:p><text:s text:c="4"/></text:p>
          </table:table-cell>
          <table:table-cell table:style-name="ce5" table:formula="of:=['Sheet-Data'.G336]" office:value-type="float" office:value="0">
            <text:p>0</text:p>
          </table:table-cell>
          <table:table-cell table:formula="of:=['Sheet-Data'.L336]" office:value-type="float" office:value="0">
            <text:p>0</text:p>
          </table:table-cell>
          <table:table-cell table:formula="of:=['Sheet-Data'.H33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37];&quot; &quot;;['Sheet-Data'.B337];&quot; &quot;;['Sheet-Data'.C337];&quot; &quot;;['Sheet-Data'.D337];&quot; &quot;;IF(EXACT(['Sheet-Data'.E337];&quot;true&quot;);&quot;cell-a-time &quot;;&quot;&quot;);['Sheet-Data'.F337]))" office:value-type="string" office:string-value="    ">
            <text:p><text:s text:c="4"/></text:p>
          </table:table-cell>
          <table:table-cell table:style-name="ce5" table:formula="of:=['Sheet-Data'.G337]" office:value-type="float" office:value="0">
            <text:p>0</text:p>
          </table:table-cell>
          <table:table-cell table:formula="of:=['Sheet-Data'.L337]" office:value-type="float" office:value="0">
            <text:p>0</text:p>
          </table:table-cell>
          <table:table-cell table:formula="of:=['Sheet-Data'.H33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38];&quot; &quot;;['Sheet-Data'.B338];&quot; &quot;;['Sheet-Data'.C338];&quot; &quot;;['Sheet-Data'.D338];&quot; &quot;;IF(EXACT(['Sheet-Data'.E338];&quot;true&quot;);&quot;cell-a-time &quot;;&quot;&quot;);['Sheet-Data'.F338]))" office:value-type="string" office:string-value="    ">
            <text:p><text:s text:c="4"/></text:p>
          </table:table-cell>
          <table:table-cell table:style-name="ce5" table:formula="of:=['Sheet-Data'.G338]" office:value-type="float" office:value="0">
            <text:p>0</text:p>
          </table:table-cell>
          <table:table-cell table:formula="of:=['Sheet-Data'.L338]" office:value-type="float" office:value="0">
            <text:p>0</text:p>
          </table:table-cell>
          <table:table-cell table:formula="of:=['Sheet-Data'.H33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39];&quot; &quot;;['Sheet-Data'.B339];&quot; &quot;;['Sheet-Data'.C339];&quot; &quot;;['Sheet-Data'.D339];&quot; &quot;;IF(EXACT(['Sheet-Data'.E339];&quot;true&quot;);&quot;cell-a-time &quot;;&quot;&quot;);['Sheet-Data'.F339]))" office:value-type="string" office:string-value="    ">
            <text:p><text:s text:c="4"/></text:p>
          </table:table-cell>
          <table:table-cell table:style-name="ce5" table:formula="of:=['Sheet-Data'.G339]" office:value-type="float" office:value="0">
            <text:p>0</text:p>
          </table:table-cell>
          <table:table-cell table:formula="of:=['Sheet-Data'.L339]" office:value-type="float" office:value="0">
            <text:p>0</text:p>
          </table:table-cell>
          <table:table-cell table:formula="of:=['Sheet-Data'.H33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40];&quot; &quot;;['Sheet-Data'.B340];&quot; &quot;;['Sheet-Data'.C340];&quot; &quot;;['Sheet-Data'.D340];&quot; &quot;;IF(EXACT(['Sheet-Data'.E340];&quot;true&quot;);&quot;cell-a-time &quot;;&quot;&quot;);['Sheet-Data'.F340]))" office:value-type="string" office:string-value="    ">
            <text:p><text:s text:c="4"/></text:p>
          </table:table-cell>
          <table:table-cell table:style-name="ce5" table:formula="of:=['Sheet-Data'.G340]" office:value-type="float" office:value="0">
            <text:p>0</text:p>
          </table:table-cell>
          <table:table-cell table:formula="of:=['Sheet-Data'.L340]" office:value-type="float" office:value="0">
            <text:p>0</text:p>
          </table:table-cell>
          <table:table-cell table:formula="of:=['Sheet-Data'.H34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41];&quot; &quot;;['Sheet-Data'.B341];&quot; &quot;;['Sheet-Data'.C341];&quot; &quot;;['Sheet-Data'.D341];&quot; &quot;;IF(EXACT(['Sheet-Data'.E341];&quot;true&quot;);&quot;cell-a-time &quot;;&quot;&quot;);['Sheet-Data'.F341]))" office:value-type="string" office:string-value="    ">
            <text:p><text:s text:c="4"/></text:p>
          </table:table-cell>
          <table:table-cell table:style-name="ce5" table:formula="of:=['Sheet-Data'.G341]" office:value-type="float" office:value="0">
            <text:p>0</text:p>
          </table:table-cell>
          <table:table-cell table:formula="of:=['Sheet-Data'.L341]" office:value-type="float" office:value="0">
            <text:p>0</text:p>
          </table:table-cell>
          <table:table-cell table:formula="of:=['Sheet-Data'.H34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42];&quot; &quot;;['Sheet-Data'.B342];&quot; &quot;;['Sheet-Data'.C342];&quot; &quot;;['Sheet-Data'.D342];&quot; &quot;;IF(EXACT(['Sheet-Data'.E342];&quot;true&quot;);&quot;cell-a-time &quot;;&quot;&quot;);['Sheet-Data'.F342]))" office:value-type="string" office:string-value="    ">
            <text:p><text:s text:c="4"/></text:p>
          </table:table-cell>
          <table:table-cell table:style-name="ce5" table:formula="of:=['Sheet-Data'.G342]" office:value-type="float" office:value="0">
            <text:p>0</text:p>
          </table:table-cell>
          <table:table-cell table:formula="of:=['Sheet-Data'.L342]" office:value-type="float" office:value="0">
            <text:p>0</text:p>
          </table:table-cell>
          <table:table-cell table:formula="of:=['Sheet-Data'.H34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43];&quot; &quot;;['Sheet-Data'.B343];&quot; &quot;;['Sheet-Data'.C343];&quot; &quot;;['Sheet-Data'.D343];&quot; &quot;;IF(EXACT(['Sheet-Data'.E343];&quot;true&quot;);&quot;cell-a-time &quot;;&quot;&quot;);['Sheet-Data'.F343]))" office:value-type="string" office:string-value="    ">
            <text:p><text:s text:c="4"/></text:p>
          </table:table-cell>
          <table:table-cell table:style-name="ce5" table:formula="of:=['Sheet-Data'.G343]" office:value-type="float" office:value="0">
            <text:p>0</text:p>
          </table:table-cell>
          <table:table-cell table:formula="of:=['Sheet-Data'.L343]" office:value-type="float" office:value="0">
            <text:p>0</text:p>
          </table:table-cell>
          <table:table-cell table:formula="of:=['Sheet-Data'.H34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44];&quot; &quot;;['Sheet-Data'.B344];&quot; &quot;;['Sheet-Data'.C344];&quot; &quot;;['Sheet-Data'.D344];&quot; &quot;;IF(EXACT(['Sheet-Data'.E344];&quot;true&quot;);&quot;cell-a-time &quot;;&quot;&quot;);['Sheet-Data'.F344]))" office:value-type="string" office:string-value="    ">
            <text:p><text:s text:c="4"/></text:p>
          </table:table-cell>
          <table:table-cell table:style-name="ce5" table:formula="of:=['Sheet-Data'.G344]" office:value-type="float" office:value="0">
            <text:p>0</text:p>
          </table:table-cell>
          <table:table-cell table:formula="of:=['Sheet-Data'.L344]" office:value-type="float" office:value="0">
            <text:p>0</text:p>
          </table:table-cell>
          <table:table-cell table:formula="of:=['Sheet-Data'.H34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45];&quot; &quot;;['Sheet-Data'.B345];&quot; &quot;;['Sheet-Data'.C345];&quot; &quot;;['Sheet-Data'.D345];&quot; &quot;;IF(EXACT(['Sheet-Data'.E345];&quot;true&quot;);&quot;cell-a-time &quot;;&quot;&quot;);['Sheet-Data'.F345]))" office:value-type="string" office:string-value="    ">
            <text:p><text:s text:c="4"/></text:p>
          </table:table-cell>
          <table:table-cell table:style-name="ce5" table:formula="of:=['Sheet-Data'.G345]" office:value-type="float" office:value="0">
            <text:p>0</text:p>
          </table:table-cell>
          <table:table-cell table:formula="of:=['Sheet-Data'.L345]" office:value-type="float" office:value="0">
            <text:p>0</text:p>
          </table:table-cell>
          <table:table-cell table:formula="of:=['Sheet-Data'.H34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46];&quot; &quot;;['Sheet-Data'.B346];&quot; &quot;;['Sheet-Data'.C346];&quot; &quot;;['Sheet-Data'.D346];&quot; &quot;;IF(EXACT(['Sheet-Data'.E346];&quot;true&quot;);&quot;cell-a-time &quot;;&quot;&quot;);['Sheet-Data'.F346]))" office:value-type="string" office:string-value="    ">
            <text:p><text:s text:c="4"/></text:p>
          </table:table-cell>
          <table:table-cell table:style-name="ce5" table:formula="of:=['Sheet-Data'.G346]" office:value-type="float" office:value="0">
            <text:p>0</text:p>
          </table:table-cell>
          <table:table-cell table:formula="of:=['Sheet-Data'.L346]" office:value-type="float" office:value="0">
            <text:p>0</text:p>
          </table:table-cell>
          <table:table-cell table:formula="of:=['Sheet-Data'.H34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47];&quot; &quot;;['Sheet-Data'.B347];&quot; &quot;;['Sheet-Data'.C347];&quot; &quot;;['Sheet-Data'.D347];&quot; &quot;;IF(EXACT(['Sheet-Data'.E347];&quot;true&quot;);&quot;cell-a-time &quot;;&quot;&quot;);['Sheet-Data'.F347]))" office:value-type="string" office:string-value="    ">
            <text:p><text:s text:c="4"/></text:p>
          </table:table-cell>
          <table:table-cell table:style-name="ce5" table:formula="of:=['Sheet-Data'.G347]" office:value-type="float" office:value="0">
            <text:p>0</text:p>
          </table:table-cell>
          <table:table-cell table:formula="of:=['Sheet-Data'.L347]" office:value-type="float" office:value="0">
            <text:p>0</text:p>
          </table:table-cell>
          <table:table-cell table:formula="of:=['Sheet-Data'.H34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48];&quot; &quot;;['Sheet-Data'.B348];&quot; &quot;;['Sheet-Data'.C348];&quot; &quot;;['Sheet-Data'.D348];&quot; &quot;;IF(EXACT(['Sheet-Data'.E348];&quot;true&quot;);&quot;cell-a-time &quot;;&quot;&quot;);['Sheet-Data'.F348]))" office:value-type="string" office:string-value="    ">
            <text:p><text:s text:c="4"/></text:p>
          </table:table-cell>
          <table:table-cell table:style-name="ce5" table:formula="of:=['Sheet-Data'.G348]" office:value-type="float" office:value="0">
            <text:p>0</text:p>
          </table:table-cell>
          <table:table-cell table:formula="of:=['Sheet-Data'.L348]" office:value-type="float" office:value="0">
            <text:p>0</text:p>
          </table:table-cell>
          <table:table-cell table:formula="of:=['Sheet-Data'.H34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49];&quot; &quot;;['Sheet-Data'.B349];&quot; &quot;;['Sheet-Data'.C349];&quot; &quot;;['Sheet-Data'.D349];&quot; &quot;;IF(EXACT(['Sheet-Data'.E349];&quot;true&quot;);&quot;cell-a-time &quot;;&quot;&quot;);['Sheet-Data'.F349]))" office:value-type="string" office:string-value="    ">
            <text:p><text:s text:c="4"/></text:p>
          </table:table-cell>
          <table:table-cell table:style-name="ce5" table:formula="of:=['Sheet-Data'.G349]" office:value-type="float" office:value="0">
            <text:p>0</text:p>
          </table:table-cell>
          <table:table-cell table:formula="of:=['Sheet-Data'.L349]" office:value-type="float" office:value="0">
            <text:p>0</text:p>
          </table:table-cell>
          <table:table-cell table:formula="of:=['Sheet-Data'.H34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50];&quot; &quot;;['Sheet-Data'.B350];&quot; &quot;;['Sheet-Data'.C350];&quot; &quot;;['Sheet-Data'.D350];&quot; &quot;;IF(EXACT(['Sheet-Data'.E350];&quot;true&quot;);&quot;cell-a-time &quot;;&quot;&quot;);['Sheet-Data'.F350]))" office:value-type="string" office:string-value="    ">
            <text:p><text:s text:c="4"/></text:p>
          </table:table-cell>
          <table:table-cell table:style-name="ce5" table:formula="of:=['Sheet-Data'.G350]" office:value-type="float" office:value="0">
            <text:p>0</text:p>
          </table:table-cell>
          <table:table-cell table:formula="of:=['Sheet-Data'.L350]" office:value-type="float" office:value="0">
            <text:p>0</text:p>
          </table:table-cell>
          <table:table-cell table:formula="of:=['Sheet-Data'.H35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51];&quot; &quot;;['Sheet-Data'.B351];&quot; &quot;;['Sheet-Data'.C351];&quot; &quot;;['Sheet-Data'.D351];&quot; &quot;;IF(EXACT(['Sheet-Data'.E351];&quot;true&quot;);&quot;cell-a-time &quot;;&quot;&quot;);['Sheet-Data'.F351]))" office:value-type="string" office:string-value="    ">
            <text:p><text:s text:c="4"/></text:p>
          </table:table-cell>
          <table:table-cell table:style-name="ce5" table:formula="of:=['Sheet-Data'.G351]" office:value-type="float" office:value="0">
            <text:p>0</text:p>
          </table:table-cell>
          <table:table-cell table:formula="of:=['Sheet-Data'.L351]" office:value-type="float" office:value="0">
            <text:p>0</text:p>
          </table:table-cell>
          <table:table-cell table:formula="of:=['Sheet-Data'.H35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52];&quot; &quot;;['Sheet-Data'.B352];&quot; &quot;;['Sheet-Data'.C352];&quot; &quot;;['Sheet-Data'.D352];&quot; &quot;;IF(EXACT(['Sheet-Data'.E352];&quot;true&quot;);&quot;cell-a-time &quot;;&quot;&quot;);['Sheet-Data'.F352]))" office:value-type="string" office:string-value="    ">
            <text:p><text:s text:c="4"/></text:p>
          </table:table-cell>
          <table:table-cell table:style-name="ce5" table:formula="of:=['Sheet-Data'.G352]" office:value-type="float" office:value="0">
            <text:p>0</text:p>
          </table:table-cell>
          <table:table-cell table:formula="of:=['Sheet-Data'.L352]" office:value-type="float" office:value="0">
            <text:p>0</text:p>
          </table:table-cell>
          <table:table-cell table:formula="of:=['Sheet-Data'.H35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53];&quot; &quot;;['Sheet-Data'.B353];&quot; &quot;;['Sheet-Data'.C353];&quot; &quot;;['Sheet-Data'.D353];&quot; &quot;;IF(EXACT(['Sheet-Data'.E353];&quot;true&quot;);&quot;cell-a-time &quot;;&quot;&quot;);['Sheet-Data'.F353]))" office:value-type="string" office:string-value="    ">
            <text:p><text:s text:c="4"/></text:p>
          </table:table-cell>
          <table:table-cell table:style-name="ce5" table:formula="of:=['Sheet-Data'.G353]" office:value-type="float" office:value="0">
            <text:p>0</text:p>
          </table:table-cell>
          <table:table-cell table:formula="of:=['Sheet-Data'.L353]" office:value-type="float" office:value="0">
            <text:p>0</text:p>
          </table:table-cell>
          <table:table-cell table:formula="of:=['Sheet-Data'.H35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54];&quot; &quot;;['Sheet-Data'.B354];&quot; &quot;;['Sheet-Data'.C354];&quot; &quot;;['Sheet-Data'.D354];&quot; &quot;;IF(EXACT(['Sheet-Data'.E354];&quot;true&quot;);&quot;cell-a-time &quot;;&quot;&quot;);['Sheet-Data'.F354]))" office:value-type="string" office:string-value="    ">
            <text:p><text:s text:c="4"/></text:p>
          </table:table-cell>
          <table:table-cell table:style-name="ce5" table:formula="of:=['Sheet-Data'.G354]" office:value-type="float" office:value="0">
            <text:p>0</text:p>
          </table:table-cell>
          <table:table-cell table:formula="of:=['Sheet-Data'.L354]" office:value-type="float" office:value="0">
            <text:p>0</text:p>
          </table:table-cell>
          <table:table-cell table:formula="of:=['Sheet-Data'.H35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55];&quot; &quot;;['Sheet-Data'.B355];&quot; &quot;;['Sheet-Data'.C355];&quot; &quot;;['Sheet-Data'.D355];&quot; &quot;;IF(EXACT(['Sheet-Data'.E355];&quot;true&quot;);&quot;cell-a-time &quot;;&quot;&quot;);['Sheet-Data'.F355]))" office:value-type="string" office:string-value="    ">
            <text:p><text:s text:c="4"/></text:p>
          </table:table-cell>
          <table:table-cell table:style-name="ce5" table:formula="of:=['Sheet-Data'.G355]" office:value-type="float" office:value="0">
            <text:p>0</text:p>
          </table:table-cell>
          <table:table-cell table:formula="of:=['Sheet-Data'.L355]" office:value-type="float" office:value="0">
            <text:p>0</text:p>
          </table:table-cell>
          <table:table-cell table:formula="of:=['Sheet-Data'.H35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56];&quot; &quot;;['Sheet-Data'.B356];&quot; &quot;;['Sheet-Data'.C356];&quot; &quot;;['Sheet-Data'.D356];&quot; &quot;;IF(EXACT(['Sheet-Data'.E356];&quot;true&quot;);&quot;cell-a-time &quot;;&quot;&quot;);['Sheet-Data'.F356]))" office:value-type="string" office:string-value="    ">
            <text:p><text:s text:c="4"/></text:p>
          </table:table-cell>
          <table:table-cell table:style-name="ce5" table:formula="of:=['Sheet-Data'.G356]" office:value-type="float" office:value="0">
            <text:p>0</text:p>
          </table:table-cell>
          <table:table-cell table:formula="of:=['Sheet-Data'.L356]" office:value-type="float" office:value="0">
            <text:p>0</text:p>
          </table:table-cell>
          <table:table-cell table:formula="of:=['Sheet-Data'.H35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57];&quot; &quot;;['Sheet-Data'.B357];&quot; &quot;;['Sheet-Data'.C357];&quot; &quot;;['Sheet-Data'.D357];&quot; &quot;;IF(EXACT(['Sheet-Data'.E357];&quot;true&quot;);&quot;cell-a-time &quot;;&quot;&quot;);['Sheet-Data'.F357]))" office:value-type="string" office:string-value="    ">
            <text:p><text:s text:c="4"/></text:p>
          </table:table-cell>
          <table:table-cell table:style-name="ce5" table:formula="of:=['Sheet-Data'.G357]" office:value-type="float" office:value="0">
            <text:p>0</text:p>
          </table:table-cell>
          <table:table-cell table:formula="of:=['Sheet-Data'.L357]" office:value-type="float" office:value="0">
            <text:p>0</text:p>
          </table:table-cell>
          <table:table-cell table:formula="of:=['Sheet-Data'.H35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58];&quot; &quot;;['Sheet-Data'.B358];&quot; &quot;;['Sheet-Data'.C358];&quot; &quot;;['Sheet-Data'.D358];&quot; &quot;;IF(EXACT(['Sheet-Data'.E358];&quot;true&quot;);&quot;cell-a-time &quot;;&quot;&quot;);['Sheet-Data'.F358]))" office:value-type="string" office:string-value="    ">
            <text:p><text:s text:c="4"/></text:p>
          </table:table-cell>
          <table:table-cell table:style-name="ce5" table:formula="of:=['Sheet-Data'.G358]" office:value-type="float" office:value="0">
            <text:p>0</text:p>
          </table:table-cell>
          <table:table-cell table:formula="of:=['Sheet-Data'.L358]" office:value-type="float" office:value="0">
            <text:p>0</text:p>
          </table:table-cell>
          <table:table-cell table:formula="of:=['Sheet-Data'.H35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59];&quot; &quot;;['Sheet-Data'.B359];&quot; &quot;;['Sheet-Data'.C359];&quot; &quot;;['Sheet-Data'.D359];&quot; &quot;;IF(EXACT(['Sheet-Data'.E359];&quot;true&quot;);&quot;cell-a-time &quot;;&quot;&quot;);['Sheet-Data'.F359]))" office:value-type="string" office:string-value="    ">
            <text:p><text:s text:c="4"/></text:p>
          </table:table-cell>
          <table:table-cell table:style-name="ce5" table:formula="of:=['Sheet-Data'.G359]" office:value-type="float" office:value="0">
            <text:p>0</text:p>
          </table:table-cell>
          <table:table-cell table:formula="of:=['Sheet-Data'.L359]" office:value-type="float" office:value="0">
            <text:p>0</text:p>
          </table:table-cell>
          <table:table-cell table:formula="of:=['Sheet-Data'.H35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60];&quot; &quot;;['Sheet-Data'.B360];&quot; &quot;;['Sheet-Data'.C360];&quot; &quot;;['Sheet-Data'.D360];&quot; &quot;;IF(EXACT(['Sheet-Data'.E360];&quot;true&quot;);&quot;cell-a-time &quot;;&quot;&quot;);['Sheet-Data'.F360]))" office:value-type="string" office:string-value="    ">
            <text:p><text:s text:c="4"/></text:p>
          </table:table-cell>
          <table:table-cell table:style-name="ce5" table:formula="of:=['Sheet-Data'.G360]" office:value-type="float" office:value="0">
            <text:p>0</text:p>
          </table:table-cell>
          <table:table-cell table:formula="of:=['Sheet-Data'.L360]" office:value-type="float" office:value="0">
            <text:p>0</text:p>
          </table:table-cell>
          <table:table-cell table:formula="of:=['Sheet-Data'.H36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61];&quot; &quot;;['Sheet-Data'.B361];&quot; &quot;;['Sheet-Data'.C361];&quot; &quot;;['Sheet-Data'.D361];&quot; &quot;;IF(EXACT(['Sheet-Data'.E361];&quot;true&quot;);&quot;cell-a-time &quot;;&quot;&quot;);['Sheet-Data'.F361]))" office:value-type="string" office:string-value="    ">
            <text:p><text:s text:c="4"/></text:p>
          </table:table-cell>
          <table:table-cell table:style-name="ce5" table:formula="of:=['Sheet-Data'.G361]" office:value-type="float" office:value="0">
            <text:p>0</text:p>
          </table:table-cell>
          <table:table-cell table:formula="of:=['Sheet-Data'.L361]" office:value-type="float" office:value="0">
            <text:p>0</text:p>
          </table:table-cell>
          <table:table-cell table:formula="of:=['Sheet-Data'.H36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62];&quot; &quot;;['Sheet-Data'.B362];&quot; &quot;;['Sheet-Data'.C362];&quot; &quot;;['Sheet-Data'.D362];&quot; &quot;;IF(EXACT(['Sheet-Data'.E362];&quot;true&quot;);&quot;cell-a-time &quot;;&quot;&quot;);['Sheet-Data'.F362]))" office:value-type="string" office:string-value="    ">
            <text:p><text:s text:c="4"/></text:p>
          </table:table-cell>
          <table:table-cell table:style-name="ce5" table:formula="of:=['Sheet-Data'.G362]" office:value-type="float" office:value="0">
            <text:p>0</text:p>
          </table:table-cell>
          <table:table-cell table:formula="of:=['Sheet-Data'.L362]" office:value-type="float" office:value="0">
            <text:p>0</text:p>
          </table:table-cell>
          <table:table-cell table:formula="of:=['Sheet-Data'.H36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63];&quot; &quot;;['Sheet-Data'.B363];&quot; &quot;;['Sheet-Data'.C363];&quot; &quot;;['Sheet-Data'.D363];&quot; &quot;;IF(EXACT(['Sheet-Data'.E363];&quot;true&quot;);&quot;cell-a-time &quot;;&quot;&quot;);['Sheet-Data'.F363]))" office:value-type="string" office:string-value="    ">
            <text:p><text:s text:c="4"/></text:p>
          </table:table-cell>
          <table:table-cell table:style-name="ce5" table:formula="of:=['Sheet-Data'.G363]" office:value-type="float" office:value="0">
            <text:p>0</text:p>
          </table:table-cell>
          <table:table-cell table:formula="of:=['Sheet-Data'.L363]" office:value-type="float" office:value="0">
            <text:p>0</text:p>
          </table:table-cell>
          <table:table-cell table:formula="of:=['Sheet-Data'.H36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64];&quot; &quot;;['Sheet-Data'.B364];&quot; &quot;;['Sheet-Data'.C364];&quot; &quot;;['Sheet-Data'.D364];&quot; &quot;;IF(EXACT(['Sheet-Data'.E364];&quot;true&quot;);&quot;cell-a-time &quot;;&quot;&quot;);['Sheet-Data'.F364]))" office:value-type="string" office:string-value="    ">
            <text:p><text:s text:c="4"/></text:p>
          </table:table-cell>
          <table:table-cell table:style-name="ce5" table:formula="of:=['Sheet-Data'.G364]" office:value-type="float" office:value="0">
            <text:p>0</text:p>
          </table:table-cell>
          <table:table-cell table:formula="of:=['Sheet-Data'.L364]" office:value-type="float" office:value="0">
            <text:p>0</text:p>
          </table:table-cell>
          <table:table-cell table:formula="of:=['Sheet-Data'.H36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65];&quot; &quot;;['Sheet-Data'.B365];&quot; &quot;;['Sheet-Data'.C365];&quot; &quot;;['Sheet-Data'.D365];&quot; &quot;;IF(EXACT(['Sheet-Data'.E365];&quot;true&quot;);&quot;cell-a-time &quot;;&quot;&quot;);['Sheet-Data'.F365]))" office:value-type="string" office:string-value="    ">
            <text:p><text:s text:c="4"/></text:p>
          </table:table-cell>
          <table:table-cell table:style-name="ce5" table:formula="of:=['Sheet-Data'.G365]" office:value-type="float" office:value="0">
            <text:p>0</text:p>
          </table:table-cell>
          <table:table-cell table:formula="of:=['Sheet-Data'.L365]" office:value-type="float" office:value="0">
            <text:p>0</text:p>
          </table:table-cell>
          <table:table-cell table:formula="of:=['Sheet-Data'.H36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66];&quot; &quot;;['Sheet-Data'.B366];&quot; &quot;;['Sheet-Data'.C366];&quot; &quot;;['Sheet-Data'.D366];&quot; &quot;;IF(EXACT(['Sheet-Data'.E366];&quot;true&quot;);&quot;cell-a-time &quot;;&quot;&quot;);['Sheet-Data'.F366]))" office:value-type="string" office:string-value="    ">
            <text:p><text:s text:c="4"/></text:p>
          </table:table-cell>
          <table:table-cell table:style-name="ce5" table:formula="of:=['Sheet-Data'.G366]" office:value-type="float" office:value="0">
            <text:p>0</text:p>
          </table:table-cell>
          <table:table-cell table:formula="of:=['Sheet-Data'.L366]" office:value-type="float" office:value="0">
            <text:p>0</text:p>
          </table:table-cell>
          <table:table-cell table:formula="of:=['Sheet-Data'.H36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67];&quot; &quot;;['Sheet-Data'.B367];&quot; &quot;;['Sheet-Data'.C367];&quot; &quot;;['Sheet-Data'.D367];&quot; &quot;;IF(EXACT(['Sheet-Data'.E367];&quot;true&quot;);&quot;cell-a-time &quot;;&quot;&quot;);['Sheet-Data'.F367]))" office:value-type="string" office:string-value="    ">
            <text:p><text:s text:c="4"/></text:p>
          </table:table-cell>
          <table:table-cell table:style-name="ce5" table:formula="of:=['Sheet-Data'.G367]" office:value-type="float" office:value="0">
            <text:p>0</text:p>
          </table:table-cell>
          <table:table-cell table:formula="of:=['Sheet-Data'.L367]" office:value-type="float" office:value="0">
            <text:p>0</text:p>
          </table:table-cell>
          <table:table-cell table:formula="of:=['Sheet-Data'.H36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68];&quot; &quot;;['Sheet-Data'.B368];&quot; &quot;;['Sheet-Data'.C368];&quot; &quot;;['Sheet-Data'.D368];&quot; &quot;;IF(EXACT(['Sheet-Data'.E368];&quot;true&quot;);&quot;cell-a-time &quot;;&quot;&quot;);['Sheet-Data'.F368]))" office:value-type="string" office:string-value="    ">
            <text:p><text:s text:c="4"/></text:p>
          </table:table-cell>
          <table:table-cell table:style-name="ce5" table:formula="of:=['Sheet-Data'.G368]" office:value-type="float" office:value="0">
            <text:p>0</text:p>
          </table:table-cell>
          <table:table-cell table:formula="of:=['Sheet-Data'.L368]" office:value-type="float" office:value="0">
            <text:p>0</text:p>
          </table:table-cell>
          <table:table-cell table:formula="of:=['Sheet-Data'.H36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69];&quot; &quot;;['Sheet-Data'.B369];&quot; &quot;;['Sheet-Data'.C369];&quot; &quot;;['Sheet-Data'.D369];&quot; &quot;;IF(EXACT(['Sheet-Data'.E369];&quot;true&quot;);&quot;cell-a-time &quot;;&quot;&quot;);['Sheet-Data'.F369]))" office:value-type="string" office:string-value="    ">
            <text:p><text:s text:c="4"/></text:p>
          </table:table-cell>
          <table:table-cell table:style-name="ce5" table:formula="of:=['Sheet-Data'.G369]" office:value-type="float" office:value="0">
            <text:p>0</text:p>
          </table:table-cell>
          <table:table-cell table:formula="of:=['Sheet-Data'.L369]" office:value-type="float" office:value="0">
            <text:p>0</text:p>
          </table:table-cell>
          <table:table-cell table:formula="of:=['Sheet-Data'.H36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70];&quot; &quot;;['Sheet-Data'.B370];&quot; &quot;;['Sheet-Data'.C370];&quot; &quot;;['Sheet-Data'.D370];&quot; &quot;;IF(EXACT(['Sheet-Data'.E370];&quot;true&quot;);&quot;cell-a-time &quot;;&quot;&quot;);['Sheet-Data'.F370]))" office:value-type="string" office:string-value="    ">
            <text:p><text:s text:c="4"/></text:p>
          </table:table-cell>
          <table:table-cell table:style-name="ce5" table:formula="of:=['Sheet-Data'.G370]" office:value-type="float" office:value="0">
            <text:p>0</text:p>
          </table:table-cell>
          <table:table-cell table:formula="of:=['Sheet-Data'.L370]" office:value-type="float" office:value="0">
            <text:p>0</text:p>
          </table:table-cell>
          <table:table-cell table:formula="of:=['Sheet-Data'.H37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71];&quot; &quot;;['Sheet-Data'.B371];&quot; &quot;;['Sheet-Data'.C371];&quot; &quot;;['Sheet-Data'.D371];&quot; &quot;;IF(EXACT(['Sheet-Data'.E371];&quot;true&quot;);&quot;cell-a-time &quot;;&quot;&quot;);['Sheet-Data'.F371]))" office:value-type="string" office:string-value="    ">
            <text:p><text:s text:c="4"/></text:p>
          </table:table-cell>
          <table:table-cell table:style-name="ce5" table:formula="of:=['Sheet-Data'.G371]" office:value-type="float" office:value="0">
            <text:p>0</text:p>
          </table:table-cell>
          <table:table-cell table:formula="of:=['Sheet-Data'.L371]" office:value-type="float" office:value="0">
            <text:p>0</text:p>
          </table:table-cell>
          <table:table-cell table:formula="of:=['Sheet-Data'.H37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72];&quot; &quot;;['Sheet-Data'.B372];&quot; &quot;;['Sheet-Data'.C372];&quot; &quot;;['Sheet-Data'.D372];&quot; &quot;;IF(EXACT(['Sheet-Data'.E372];&quot;true&quot;);&quot;cell-a-time &quot;;&quot;&quot;);['Sheet-Data'.F372]))" office:value-type="string" office:string-value="    ">
            <text:p><text:s text:c="4"/></text:p>
          </table:table-cell>
          <table:table-cell table:style-name="ce5" table:formula="of:=['Sheet-Data'.G372]" office:value-type="float" office:value="0">
            <text:p>0</text:p>
          </table:table-cell>
          <table:table-cell table:formula="of:=['Sheet-Data'.L372]" office:value-type="float" office:value="0">
            <text:p>0</text:p>
          </table:table-cell>
          <table:table-cell table:formula="of:=['Sheet-Data'.H37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73];&quot; &quot;;['Sheet-Data'.B373];&quot; &quot;;['Sheet-Data'.C373];&quot; &quot;;['Sheet-Data'.D373];&quot; &quot;;IF(EXACT(['Sheet-Data'.E373];&quot;true&quot;);&quot;cell-a-time &quot;;&quot;&quot;);['Sheet-Data'.F373]))" office:value-type="string" office:string-value="    ">
            <text:p><text:s text:c="4"/></text:p>
          </table:table-cell>
          <table:table-cell table:style-name="ce5" table:formula="of:=['Sheet-Data'.G373]" office:value-type="float" office:value="0">
            <text:p>0</text:p>
          </table:table-cell>
          <table:table-cell table:formula="of:=['Sheet-Data'.L373]" office:value-type="float" office:value="0">
            <text:p>0</text:p>
          </table:table-cell>
          <table:table-cell table:formula="of:=['Sheet-Data'.H37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74];&quot; &quot;;['Sheet-Data'.B374];&quot; &quot;;['Sheet-Data'.C374];&quot; &quot;;['Sheet-Data'.D374];&quot; &quot;;IF(EXACT(['Sheet-Data'.E374];&quot;true&quot;);&quot;cell-a-time &quot;;&quot;&quot;);['Sheet-Data'.F374]))" office:value-type="string" office:string-value="    ">
            <text:p><text:s text:c="4"/></text:p>
          </table:table-cell>
          <table:table-cell table:style-name="ce5" table:formula="of:=['Sheet-Data'.G374]" office:value-type="float" office:value="0">
            <text:p>0</text:p>
          </table:table-cell>
          <table:table-cell table:formula="of:=['Sheet-Data'.L374]" office:value-type="float" office:value="0">
            <text:p>0</text:p>
          </table:table-cell>
          <table:table-cell table:formula="of:=['Sheet-Data'.H37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75];&quot; &quot;;['Sheet-Data'.B375];&quot; &quot;;['Sheet-Data'.C375];&quot; &quot;;['Sheet-Data'.D375];&quot; &quot;;IF(EXACT(['Sheet-Data'.E375];&quot;true&quot;);&quot;cell-a-time &quot;;&quot;&quot;);['Sheet-Data'.F375]))" office:value-type="string" office:string-value="    ">
            <text:p><text:s text:c="4"/></text:p>
          </table:table-cell>
          <table:table-cell table:style-name="ce5" table:formula="of:=['Sheet-Data'.G375]" office:value-type="float" office:value="0">
            <text:p>0</text:p>
          </table:table-cell>
          <table:table-cell table:formula="of:=['Sheet-Data'.L375]" office:value-type="float" office:value="0">
            <text:p>0</text:p>
          </table:table-cell>
          <table:table-cell table:formula="of:=['Sheet-Data'.H37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76];&quot; &quot;;['Sheet-Data'.B376];&quot; &quot;;['Sheet-Data'.C376];&quot; &quot;;['Sheet-Data'.D376];&quot; &quot;;IF(EXACT(['Sheet-Data'.E376];&quot;true&quot;);&quot;cell-a-time &quot;;&quot;&quot;);['Sheet-Data'.F376]))" office:value-type="string" office:string-value="    ">
            <text:p><text:s text:c="4"/></text:p>
          </table:table-cell>
          <table:table-cell table:style-name="ce5" table:formula="of:=['Sheet-Data'.G376]" office:value-type="float" office:value="0">
            <text:p>0</text:p>
          </table:table-cell>
          <table:table-cell table:formula="of:=['Sheet-Data'.L376]" office:value-type="float" office:value="0">
            <text:p>0</text:p>
          </table:table-cell>
          <table:table-cell table:formula="of:=['Sheet-Data'.H37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77];&quot; &quot;;['Sheet-Data'.B377];&quot; &quot;;['Sheet-Data'.C377];&quot; &quot;;['Sheet-Data'.D377];&quot; &quot;;IF(EXACT(['Sheet-Data'.E377];&quot;true&quot;);&quot;cell-a-time &quot;;&quot;&quot;);['Sheet-Data'.F377]))" office:value-type="string" office:string-value="    ">
            <text:p><text:s text:c="4"/></text:p>
          </table:table-cell>
          <table:table-cell table:style-name="ce5" table:formula="of:=['Sheet-Data'.G377]" office:value-type="float" office:value="0">
            <text:p>0</text:p>
          </table:table-cell>
          <table:table-cell table:formula="of:=['Sheet-Data'.L377]" office:value-type="float" office:value="0">
            <text:p>0</text:p>
          </table:table-cell>
          <table:table-cell table:formula="of:=['Sheet-Data'.H37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78];&quot; &quot;;['Sheet-Data'.B378];&quot; &quot;;['Sheet-Data'.C378];&quot; &quot;;['Sheet-Data'.D378];&quot; &quot;;IF(EXACT(['Sheet-Data'.E378];&quot;true&quot;);&quot;cell-a-time &quot;;&quot;&quot;);['Sheet-Data'.F378]))" office:value-type="string" office:string-value="    ">
            <text:p><text:s text:c="4"/></text:p>
          </table:table-cell>
          <table:table-cell table:style-name="ce5" table:formula="of:=['Sheet-Data'.G378]" office:value-type="float" office:value="0">
            <text:p>0</text:p>
          </table:table-cell>
          <table:table-cell table:formula="of:=['Sheet-Data'.L378]" office:value-type="float" office:value="0">
            <text:p>0</text:p>
          </table:table-cell>
          <table:table-cell table:formula="of:=['Sheet-Data'.H37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79];&quot; &quot;;['Sheet-Data'.B379];&quot; &quot;;['Sheet-Data'.C379];&quot; &quot;;['Sheet-Data'.D379];&quot; &quot;;IF(EXACT(['Sheet-Data'.E379];&quot;true&quot;);&quot;cell-a-time &quot;;&quot;&quot;);['Sheet-Data'.F379]))" office:value-type="string" office:string-value="    ">
            <text:p><text:s text:c="4"/></text:p>
          </table:table-cell>
          <table:table-cell table:style-name="ce5" table:formula="of:=['Sheet-Data'.G379]" office:value-type="float" office:value="0">
            <text:p>0</text:p>
          </table:table-cell>
          <table:table-cell table:formula="of:=['Sheet-Data'.L379]" office:value-type="float" office:value="0">
            <text:p>0</text:p>
          </table:table-cell>
          <table:table-cell table:formula="of:=['Sheet-Data'.H37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80];&quot; &quot;;['Sheet-Data'.B380];&quot; &quot;;['Sheet-Data'.C380];&quot; &quot;;['Sheet-Data'.D380];&quot; &quot;;IF(EXACT(['Sheet-Data'.E380];&quot;true&quot;);&quot;cell-a-time &quot;;&quot;&quot;);['Sheet-Data'.F380]))" office:value-type="string" office:string-value="    ">
            <text:p><text:s text:c="4"/></text:p>
          </table:table-cell>
          <table:table-cell table:style-name="ce5" table:formula="of:=['Sheet-Data'.G380]" office:value-type="float" office:value="0">
            <text:p>0</text:p>
          </table:table-cell>
          <table:table-cell table:formula="of:=['Sheet-Data'.L380]" office:value-type="float" office:value="0">
            <text:p>0</text:p>
          </table:table-cell>
          <table:table-cell table:formula="of:=['Sheet-Data'.H38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81];&quot; &quot;;['Sheet-Data'.B381];&quot; &quot;;['Sheet-Data'.C381];&quot; &quot;;['Sheet-Data'.D381];&quot; &quot;;IF(EXACT(['Sheet-Data'.E381];&quot;true&quot;);&quot;cell-a-time &quot;;&quot;&quot;);['Sheet-Data'.F381]))" office:value-type="string" office:string-value="    ">
            <text:p><text:s text:c="4"/></text:p>
          </table:table-cell>
          <table:table-cell table:style-name="ce5" table:formula="of:=['Sheet-Data'.G381]" office:value-type="float" office:value="0">
            <text:p>0</text:p>
          </table:table-cell>
          <table:table-cell table:formula="of:=['Sheet-Data'.L381]" office:value-type="float" office:value="0">
            <text:p>0</text:p>
          </table:table-cell>
          <table:table-cell table:formula="of:=['Sheet-Data'.H38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82];&quot; &quot;;['Sheet-Data'.B382];&quot; &quot;;['Sheet-Data'.C382];&quot; &quot;;['Sheet-Data'.D382];&quot; &quot;;IF(EXACT(['Sheet-Data'.E382];&quot;true&quot;);&quot;cell-a-time &quot;;&quot;&quot;);['Sheet-Data'.F382]))" office:value-type="string" office:string-value="    ">
            <text:p><text:s text:c="4"/></text:p>
          </table:table-cell>
          <table:table-cell table:style-name="ce5" table:formula="of:=['Sheet-Data'.G382]" office:value-type="float" office:value="0">
            <text:p>0</text:p>
          </table:table-cell>
          <table:table-cell table:formula="of:=['Sheet-Data'.L382]" office:value-type="float" office:value="0">
            <text:p>0</text:p>
          </table:table-cell>
          <table:table-cell table:formula="of:=['Sheet-Data'.H38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83];&quot; &quot;;['Sheet-Data'.B383];&quot; &quot;;['Sheet-Data'.C383];&quot; &quot;;['Sheet-Data'.D383];&quot; &quot;;IF(EXACT(['Sheet-Data'.E383];&quot;true&quot;);&quot;cell-a-time &quot;;&quot;&quot;);['Sheet-Data'.F383]))" office:value-type="string" office:string-value="    ">
            <text:p><text:s text:c="4"/></text:p>
          </table:table-cell>
          <table:table-cell table:style-name="ce5" table:formula="of:=['Sheet-Data'.G383]" office:value-type="float" office:value="0">
            <text:p>0</text:p>
          </table:table-cell>
          <table:table-cell table:formula="of:=['Sheet-Data'.L383]" office:value-type="float" office:value="0">
            <text:p>0</text:p>
          </table:table-cell>
          <table:table-cell table:formula="of:=['Sheet-Data'.H38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84];&quot; &quot;;['Sheet-Data'.B384];&quot; &quot;;['Sheet-Data'.C384];&quot; &quot;;['Sheet-Data'.D384];&quot; &quot;;IF(EXACT(['Sheet-Data'.E384];&quot;true&quot;);&quot;cell-a-time &quot;;&quot;&quot;);['Sheet-Data'.F384]))" office:value-type="string" office:string-value="    ">
            <text:p><text:s text:c="4"/></text:p>
          </table:table-cell>
          <table:table-cell table:style-name="ce5" table:formula="of:=['Sheet-Data'.G384]" office:value-type="float" office:value="0">
            <text:p>0</text:p>
          </table:table-cell>
          <table:table-cell table:formula="of:=['Sheet-Data'.L384]" office:value-type="float" office:value="0">
            <text:p>0</text:p>
          </table:table-cell>
          <table:table-cell table:formula="of:=['Sheet-Data'.H38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85];&quot; &quot;;['Sheet-Data'.B385];&quot; &quot;;['Sheet-Data'.C385];&quot; &quot;;['Sheet-Data'.D385];&quot; &quot;;IF(EXACT(['Sheet-Data'.E385];&quot;true&quot;);&quot;cell-a-time &quot;;&quot;&quot;);['Sheet-Data'.F385]))" office:value-type="string" office:string-value="    ">
            <text:p><text:s text:c="4"/></text:p>
          </table:table-cell>
          <table:table-cell table:style-name="ce5" table:formula="of:=['Sheet-Data'.G385]" office:value-type="float" office:value="0">
            <text:p>0</text:p>
          </table:table-cell>
          <table:table-cell table:formula="of:=['Sheet-Data'.L385]" office:value-type="float" office:value="0">
            <text:p>0</text:p>
          </table:table-cell>
          <table:table-cell table:formula="of:=['Sheet-Data'.H38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86];&quot; &quot;;['Sheet-Data'.B386];&quot; &quot;;['Sheet-Data'.C386];&quot; &quot;;['Sheet-Data'.D386];&quot; &quot;;IF(EXACT(['Sheet-Data'.E386];&quot;true&quot;);&quot;cell-a-time &quot;;&quot;&quot;);['Sheet-Data'.F386]))" office:value-type="string" office:string-value="    ">
            <text:p><text:s text:c="4"/></text:p>
          </table:table-cell>
          <table:table-cell table:style-name="ce5" table:formula="of:=['Sheet-Data'.G386]" office:value-type="float" office:value="0">
            <text:p>0</text:p>
          </table:table-cell>
          <table:table-cell table:formula="of:=['Sheet-Data'.L386]" office:value-type="float" office:value="0">
            <text:p>0</text:p>
          </table:table-cell>
          <table:table-cell table:formula="of:=['Sheet-Data'.H38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87];&quot; &quot;;['Sheet-Data'.B387];&quot; &quot;;['Sheet-Data'.C387];&quot; &quot;;['Sheet-Data'.D387];&quot; &quot;;IF(EXACT(['Sheet-Data'.E387];&quot;true&quot;);&quot;cell-a-time &quot;;&quot;&quot;);['Sheet-Data'.F387]))" office:value-type="string" office:string-value="    ">
            <text:p><text:s text:c="4"/></text:p>
          </table:table-cell>
          <table:table-cell table:style-name="ce5" table:formula="of:=['Sheet-Data'.G387]" office:value-type="float" office:value="0">
            <text:p>0</text:p>
          </table:table-cell>
          <table:table-cell table:formula="of:=['Sheet-Data'.L387]" office:value-type="float" office:value="0">
            <text:p>0</text:p>
          </table:table-cell>
          <table:table-cell table:formula="of:=['Sheet-Data'.H38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88];&quot; &quot;;['Sheet-Data'.B388];&quot; &quot;;['Sheet-Data'.C388];&quot; &quot;;['Sheet-Data'.D388];&quot; &quot;;IF(EXACT(['Sheet-Data'.E388];&quot;true&quot;);&quot;cell-a-time &quot;;&quot;&quot;);['Sheet-Data'.F388]))" office:value-type="string" office:string-value="    ">
            <text:p><text:s text:c="4"/></text:p>
          </table:table-cell>
          <table:table-cell table:style-name="ce5" table:formula="of:=['Sheet-Data'.G388]" office:value-type="float" office:value="0">
            <text:p>0</text:p>
          </table:table-cell>
          <table:table-cell table:formula="of:=['Sheet-Data'.L388]" office:value-type="float" office:value="0">
            <text:p>0</text:p>
          </table:table-cell>
          <table:table-cell table:formula="of:=['Sheet-Data'.H38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89];&quot; &quot;;['Sheet-Data'.B389];&quot; &quot;;['Sheet-Data'.C389];&quot; &quot;;['Sheet-Data'.D389];&quot; &quot;;IF(EXACT(['Sheet-Data'.E389];&quot;true&quot;);&quot;cell-a-time &quot;;&quot;&quot;);['Sheet-Data'.F389]))" office:value-type="string" office:string-value="    ">
            <text:p><text:s text:c="4"/></text:p>
          </table:table-cell>
          <table:table-cell table:style-name="ce5" table:formula="of:=['Sheet-Data'.G389]" office:value-type="float" office:value="0">
            <text:p>0</text:p>
          </table:table-cell>
          <table:table-cell table:formula="of:=['Sheet-Data'.L389]" office:value-type="float" office:value="0">
            <text:p>0</text:p>
          </table:table-cell>
          <table:table-cell table:formula="of:=['Sheet-Data'.H38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90];&quot; &quot;;['Sheet-Data'.B390];&quot; &quot;;['Sheet-Data'.C390];&quot; &quot;;['Sheet-Data'.D390];&quot; &quot;;IF(EXACT(['Sheet-Data'.E390];&quot;true&quot;);&quot;cell-a-time &quot;;&quot;&quot;);['Sheet-Data'.F390]))" office:value-type="string" office:string-value="    ">
            <text:p><text:s text:c="4"/></text:p>
          </table:table-cell>
          <table:table-cell table:style-name="ce5" table:formula="of:=['Sheet-Data'.G390]" office:value-type="float" office:value="0">
            <text:p>0</text:p>
          </table:table-cell>
          <table:table-cell table:formula="of:=['Sheet-Data'.L390]" office:value-type="float" office:value="0">
            <text:p>0</text:p>
          </table:table-cell>
          <table:table-cell table:formula="of:=['Sheet-Data'.H39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91];&quot; &quot;;['Sheet-Data'.B391];&quot; &quot;;['Sheet-Data'.C391];&quot; &quot;;['Sheet-Data'.D391];&quot; &quot;;IF(EXACT(['Sheet-Data'.E391];&quot;true&quot;);&quot;cell-a-time &quot;;&quot;&quot;);['Sheet-Data'.F391]))" office:value-type="string" office:string-value="    ">
            <text:p><text:s text:c="4"/></text:p>
          </table:table-cell>
          <table:table-cell table:style-name="ce5" table:formula="of:=['Sheet-Data'.G391]" office:value-type="float" office:value="0">
            <text:p>0</text:p>
          </table:table-cell>
          <table:table-cell table:formula="of:=['Sheet-Data'.L391]" office:value-type="float" office:value="0">
            <text:p>0</text:p>
          </table:table-cell>
          <table:table-cell table:formula="of:=['Sheet-Data'.H39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92];&quot; &quot;;['Sheet-Data'.B392];&quot; &quot;;['Sheet-Data'.C392];&quot; &quot;;['Sheet-Data'.D392];&quot; &quot;;IF(EXACT(['Sheet-Data'.E392];&quot;true&quot;);&quot;cell-a-time &quot;;&quot;&quot;);['Sheet-Data'.F392]))" office:value-type="string" office:string-value="    ">
            <text:p><text:s text:c="4"/></text:p>
          </table:table-cell>
          <table:table-cell table:style-name="ce5" table:formula="of:=['Sheet-Data'.G392]" office:value-type="float" office:value="0">
            <text:p>0</text:p>
          </table:table-cell>
          <table:table-cell table:formula="of:=['Sheet-Data'.L392]" office:value-type="float" office:value="0">
            <text:p>0</text:p>
          </table:table-cell>
          <table:table-cell table:formula="of:=['Sheet-Data'.H39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93];&quot; &quot;;['Sheet-Data'.B393];&quot; &quot;;['Sheet-Data'.C393];&quot; &quot;;['Sheet-Data'.D393];&quot; &quot;;IF(EXACT(['Sheet-Data'.E393];&quot;true&quot;);&quot;cell-a-time &quot;;&quot;&quot;);['Sheet-Data'.F393]))" office:value-type="string" office:string-value="    ">
            <text:p><text:s text:c="4"/></text:p>
          </table:table-cell>
          <table:table-cell table:style-name="ce5" table:formula="of:=['Sheet-Data'.G393]" office:value-type="float" office:value="0">
            <text:p>0</text:p>
          </table:table-cell>
          <table:table-cell table:formula="of:=['Sheet-Data'.L393]" office:value-type="float" office:value="0">
            <text:p>0</text:p>
          </table:table-cell>
          <table:table-cell table:formula="of:=['Sheet-Data'.H39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94];&quot; &quot;;['Sheet-Data'.B394];&quot; &quot;;['Sheet-Data'.C394];&quot; &quot;;['Sheet-Data'.D394];&quot; &quot;;IF(EXACT(['Sheet-Data'.E394];&quot;true&quot;);&quot;cell-a-time &quot;;&quot;&quot;);['Sheet-Data'.F394]))" office:value-type="string" office:string-value="    ">
            <text:p><text:s text:c="4"/></text:p>
          </table:table-cell>
          <table:table-cell table:style-name="ce5" table:formula="of:=['Sheet-Data'.G394]" office:value-type="float" office:value="0">
            <text:p>0</text:p>
          </table:table-cell>
          <table:table-cell table:formula="of:=['Sheet-Data'.L394]" office:value-type="float" office:value="0">
            <text:p>0</text:p>
          </table:table-cell>
          <table:table-cell table:formula="of:=['Sheet-Data'.H39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95];&quot; &quot;;['Sheet-Data'.B395];&quot; &quot;;['Sheet-Data'.C395];&quot; &quot;;['Sheet-Data'.D395];&quot; &quot;;IF(EXACT(['Sheet-Data'.E395];&quot;true&quot;);&quot;cell-a-time &quot;;&quot;&quot;);['Sheet-Data'.F395]))" office:value-type="string" office:string-value="    ">
            <text:p><text:s text:c="4"/></text:p>
          </table:table-cell>
          <table:table-cell table:style-name="ce5" table:formula="of:=['Sheet-Data'.G395]" office:value-type="float" office:value="0">
            <text:p>0</text:p>
          </table:table-cell>
          <table:table-cell table:formula="of:=['Sheet-Data'.L395]" office:value-type="float" office:value="0">
            <text:p>0</text:p>
          </table:table-cell>
          <table:table-cell table:formula="of:=['Sheet-Data'.H39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96];&quot; &quot;;['Sheet-Data'.B396];&quot; &quot;;['Sheet-Data'.C396];&quot; &quot;;['Sheet-Data'.D396];&quot; &quot;;IF(EXACT(['Sheet-Data'.E396];&quot;true&quot;);&quot;cell-a-time &quot;;&quot;&quot;);['Sheet-Data'.F396]))" office:value-type="string" office:string-value="    ">
            <text:p><text:s text:c="4"/></text:p>
          </table:table-cell>
          <table:table-cell table:style-name="ce5" table:formula="of:=['Sheet-Data'.G396]" office:value-type="float" office:value="0">
            <text:p>0</text:p>
          </table:table-cell>
          <table:table-cell table:formula="of:=['Sheet-Data'.L396]" office:value-type="float" office:value="0">
            <text:p>0</text:p>
          </table:table-cell>
          <table:table-cell table:formula="of:=['Sheet-Data'.H39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97];&quot; &quot;;['Sheet-Data'.B397];&quot; &quot;;['Sheet-Data'.C397];&quot; &quot;;['Sheet-Data'.D397];&quot; &quot;;IF(EXACT(['Sheet-Data'.E397];&quot;true&quot;);&quot;cell-a-time &quot;;&quot;&quot;);['Sheet-Data'.F397]))" office:value-type="string" office:string-value="    ">
            <text:p><text:s text:c="4"/></text:p>
          </table:table-cell>
          <table:table-cell table:style-name="ce5" table:formula="of:=['Sheet-Data'.G397]" office:value-type="float" office:value="0">
            <text:p>0</text:p>
          </table:table-cell>
          <table:table-cell table:formula="of:=['Sheet-Data'.L397]" office:value-type="float" office:value="0">
            <text:p>0</text:p>
          </table:table-cell>
          <table:table-cell table:formula="of:=['Sheet-Data'.H39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98];&quot; &quot;;['Sheet-Data'.B398];&quot; &quot;;['Sheet-Data'.C398];&quot; &quot;;['Sheet-Data'.D398];&quot; &quot;;IF(EXACT(['Sheet-Data'.E398];&quot;true&quot;);&quot;cell-a-time &quot;;&quot;&quot;);['Sheet-Data'.F398]))" office:value-type="string" office:string-value="    ">
            <text:p><text:s text:c="4"/></text:p>
          </table:table-cell>
          <table:table-cell table:style-name="ce5" table:formula="of:=['Sheet-Data'.G398]" office:value-type="float" office:value="0">
            <text:p>0</text:p>
          </table:table-cell>
          <table:table-cell table:formula="of:=['Sheet-Data'.L398]" office:value-type="float" office:value="0">
            <text:p>0</text:p>
          </table:table-cell>
          <table:table-cell table:formula="of:=['Sheet-Data'.H39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399];&quot; &quot;;['Sheet-Data'.B399];&quot; &quot;;['Sheet-Data'.C399];&quot; &quot;;['Sheet-Data'.D399];&quot; &quot;;IF(EXACT(['Sheet-Data'.E399];&quot;true&quot;);&quot;cell-a-time &quot;;&quot;&quot;);['Sheet-Data'.F399]))" office:value-type="string" office:string-value="    ">
            <text:p><text:s text:c="4"/></text:p>
          </table:table-cell>
          <table:table-cell table:style-name="ce5" table:formula="of:=['Sheet-Data'.G399]" office:value-type="float" office:value="0">
            <text:p>0</text:p>
          </table:table-cell>
          <table:table-cell table:formula="of:=['Sheet-Data'.L399]" office:value-type="float" office:value="0">
            <text:p>0</text:p>
          </table:table-cell>
          <table:table-cell table:formula="of:=['Sheet-Data'.H39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00];&quot; &quot;;['Sheet-Data'.B400];&quot; &quot;;['Sheet-Data'.C400];&quot; &quot;;['Sheet-Data'.D400];&quot; &quot;;IF(EXACT(['Sheet-Data'.E400];&quot;true&quot;);&quot;cell-a-time &quot;;&quot;&quot;);['Sheet-Data'.F400]))" office:value-type="string" office:string-value="    ">
            <text:p><text:s text:c="4"/></text:p>
          </table:table-cell>
          <table:table-cell table:style-name="ce5" table:formula="of:=['Sheet-Data'.G400]" office:value-type="float" office:value="0">
            <text:p>0</text:p>
          </table:table-cell>
          <table:table-cell table:formula="of:=['Sheet-Data'.L400]" office:value-type="float" office:value="0">
            <text:p>0</text:p>
          </table:table-cell>
          <table:table-cell table:formula="of:=['Sheet-Data'.H40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01];&quot; &quot;;['Sheet-Data'.B401];&quot; &quot;;['Sheet-Data'.C401];&quot; &quot;;['Sheet-Data'.D401];&quot; &quot;;IF(EXACT(['Sheet-Data'.E401];&quot;true&quot;);&quot;cell-a-time &quot;;&quot;&quot;);['Sheet-Data'.F401]))" office:value-type="string" office:string-value="    ">
            <text:p><text:s text:c="4"/></text:p>
          </table:table-cell>
          <table:table-cell table:style-name="ce5" table:formula="of:=['Sheet-Data'.G401]" office:value-type="float" office:value="0">
            <text:p>0</text:p>
          </table:table-cell>
          <table:table-cell table:formula="of:=['Sheet-Data'.L401]" office:value-type="float" office:value="0">
            <text:p>0</text:p>
          </table:table-cell>
          <table:table-cell table:formula="of:=['Sheet-Data'.H40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02];&quot; &quot;;['Sheet-Data'.B402];&quot; &quot;;['Sheet-Data'.C402];&quot; &quot;;['Sheet-Data'.D402];&quot; &quot;;IF(EXACT(['Sheet-Data'.E402];&quot;true&quot;);&quot;cell-a-time &quot;;&quot;&quot;);['Sheet-Data'.F402]))" office:value-type="string" office:string-value="    ">
            <text:p><text:s text:c="4"/></text:p>
          </table:table-cell>
          <table:table-cell table:style-name="ce5" table:formula="of:=['Sheet-Data'.G402]" office:value-type="float" office:value="0">
            <text:p>0</text:p>
          </table:table-cell>
          <table:table-cell table:formula="of:=['Sheet-Data'.L402]" office:value-type="float" office:value="0">
            <text:p>0</text:p>
          </table:table-cell>
          <table:table-cell table:formula="of:=['Sheet-Data'.H40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03];&quot; &quot;;['Sheet-Data'.B403];&quot; &quot;;['Sheet-Data'.C403];&quot; &quot;;['Sheet-Data'.D403];&quot; &quot;;IF(EXACT(['Sheet-Data'.E403];&quot;true&quot;);&quot;cell-a-time &quot;;&quot;&quot;);['Sheet-Data'.F403]))" office:value-type="string" office:string-value="    ">
            <text:p><text:s text:c="4"/></text:p>
          </table:table-cell>
          <table:table-cell table:style-name="ce5" table:formula="of:=['Sheet-Data'.G403]" office:value-type="float" office:value="0">
            <text:p>0</text:p>
          </table:table-cell>
          <table:table-cell table:formula="of:=['Sheet-Data'.L403]" office:value-type="float" office:value="0">
            <text:p>0</text:p>
          </table:table-cell>
          <table:table-cell table:formula="of:=['Sheet-Data'.H40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04];&quot; &quot;;['Sheet-Data'.B404];&quot; &quot;;['Sheet-Data'.C404];&quot; &quot;;['Sheet-Data'.D404];&quot; &quot;;IF(EXACT(['Sheet-Data'.E404];&quot;true&quot;);&quot;cell-a-time &quot;;&quot;&quot;);['Sheet-Data'.F404]))" office:value-type="string" office:string-value="    ">
            <text:p><text:s text:c="4"/></text:p>
          </table:table-cell>
          <table:table-cell table:style-name="ce5" table:formula="of:=['Sheet-Data'.G404]" office:value-type="float" office:value="0">
            <text:p>0</text:p>
          </table:table-cell>
          <table:table-cell table:formula="of:=['Sheet-Data'.L404]" office:value-type="float" office:value="0">
            <text:p>0</text:p>
          </table:table-cell>
          <table:table-cell table:formula="of:=['Sheet-Data'.H40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05];&quot; &quot;;['Sheet-Data'.B405];&quot; &quot;;['Sheet-Data'.C405];&quot; &quot;;['Sheet-Data'.D405];&quot; &quot;;IF(EXACT(['Sheet-Data'.E405];&quot;true&quot;);&quot;cell-a-time &quot;;&quot;&quot;);['Sheet-Data'.F405]))" office:value-type="string" office:string-value="    ">
            <text:p><text:s text:c="4"/></text:p>
          </table:table-cell>
          <table:table-cell table:style-name="ce5" table:formula="of:=['Sheet-Data'.G405]" office:value-type="float" office:value="0">
            <text:p>0</text:p>
          </table:table-cell>
          <table:table-cell table:formula="of:=['Sheet-Data'.L405]" office:value-type="float" office:value="0">
            <text:p>0</text:p>
          </table:table-cell>
          <table:table-cell table:formula="of:=['Sheet-Data'.H40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06];&quot; &quot;;['Sheet-Data'.B406];&quot; &quot;;['Sheet-Data'.C406];&quot; &quot;;['Sheet-Data'.D406];&quot; &quot;;IF(EXACT(['Sheet-Data'.E406];&quot;true&quot;);&quot;cell-a-time &quot;;&quot;&quot;);['Sheet-Data'.F406]))" office:value-type="string" office:string-value="    ">
            <text:p><text:s text:c="4"/></text:p>
          </table:table-cell>
          <table:table-cell table:style-name="ce5" table:formula="of:=['Sheet-Data'.G406]" office:value-type="float" office:value="0">
            <text:p>0</text:p>
          </table:table-cell>
          <table:table-cell table:formula="of:=['Sheet-Data'.L406]" office:value-type="float" office:value="0">
            <text:p>0</text:p>
          </table:table-cell>
          <table:table-cell table:formula="of:=['Sheet-Data'.H40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07];&quot; &quot;;['Sheet-Data'.B407];&quot; &quot;;['Sheet-Data'.C407];&quot; &quot;;['Sheet-Data'.D407];&quot; &quot;;IF(EXACT(['Sheet-Data'.E407];&quot;true&quot;);&quot;cell-a-time &quot;;&quot;&quot;);['Sheet-Data'.F407]))" office:value-type="string" office:string-value="    ">
            <text:p><text:s text:c="4"/></text:p>
          </table:table-cell>
          <table:table-cell table:style-name="ce5" table:formula="of:=['Sheet-Data'.G407]" office:value-type="float" office:value="0">
            <text:p>0</text:p>
          </table:table-cell>
          <table:table-cell table:formula="of:=['Sheet-Data'.L407]" office:value-type="float" office:value="0">
            <text:p>0</text:p>
          </table:table-cell>
          <table:table-cell table:formula="of:=['Sheet-Data'.H40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08];&quot; &quot;;['Sheet-Data'.B408];&quot; &quot;;['Sheet-Data'.C408];&quot; &quot;;['Sheet-Data'.D408];&quot; &quot;;IF(EXACT(['Sheet-Data'.E408];&quot;true&quot;);&quot;cell-a-time &quot;;&quot;&quot;);['Sheet-Data'.F408]))" office:value-type="string" office:string-value="    ">
            <text:p><text:s text:c="4"/></text:p>
          </table:table-cell>
          <table:table-cell table:style-name="ce5" table:formula="of:=['Sheet-Data'.G408]" office:value-type="float" office:value="0">
            <text:p>0</text:p>
          </table:table-cell>
          <table:table-cell table:formula="of:=['Sheet-Data'.L408]" office:value-type="float" office:value="0">
            <text:p>0</text:p>
          </table:table-cell>
          <table:table-cell table:formula="of:=['Sheet-Data'.H40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09];&quot; &quot;;['Sheet-Data'.B409];&quot; &quot;;['Sheet-Data'.C409];&quot; &quot;;['Sheet-Data'.D409];&quot; &quot;;IF(EXACT(['Sheet-Data'.E409];&quot;true&quot;);&quot;cell-a-time &quot;;&quot;&quot;);['Sheet-Data'.F409]))" office:value-type="string" office:string-value="    ">
            <text:p><text:s text:c="4"/></text:p>
          </table:table-cell>
          <table:table-cell table:style-name="ce5" table:formula="of:=['Sheet-Data'.G409]" office:value-type="float" office:value="0">
            <text:p>0</text:p>
          </table:table-cell>
          <table:table-cell table:formula="of:=['Sheet-Data'.L409]" office:value-type="float" office:value="0">
            <text:p>0</text:p>
          </table:table-cell>
          <table:table-cell table:formula="of:=['Sheet-Data'.H40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10];&quot; &quot;;['Sheet-Data'.B410];&quot; &quot;;['Sheet-Data'.C410];&quot; &quot;;['Sheet-Data'.D410];&quot; &quot;;IF(EXACT(['Sheet-Data'.E410];&quot;true&quot;);&quot;cell-a-time &quot;;&quot;&quot;);['Sheet-Data'.F410]))" office:value-type="string" office:string-value="    ">
            <text:p><text:s text:c="4"/></text:p>
          </table:table-cell>
          <table:table-cell table:style-name="ce5" table:formula="of:=['Sheet-Data'.G410]" office:value-type="float" office:value="0">
            <text:p>0</text:p>
          </table:table-cell>
          <table:table-cell table:formula="of:=['Sheet-Data'.L410]" office:value-type="float" office:value="0">
            <text:p>0</text:p>
          </table:table-cell>
          <table:table-cell table:formula="of:=['Sheet-Data'.H41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11];&quot; &quot;;['Sheet-Data'.B411];&quot; &quot;;['Sheet-Data'.C411];&quot; &quot;;['Sheet-Data'.D411];&quot; &quot;;IF(EXACT(['Sheet-Data'.E411];&quot;true&quot;);&quot;cell-a-time &quot;;&quot;&quot;);['Sheet-Data'.F411]))" office:value-type="string" office:string-value="    ">
            <text:p><text:s text:c="4"/></text:p>
          </table:table-cell>
          <table:table-cell table:style-name="ce5" table:formula="of:=['Sheet-Data'.G411]" office:value-type="float" office:value="0">
            <text:p>0</text:p>
          </table:table-cell>
          <table:table-cell table:formula="of:=['Sheet-Data'.L411]" office:value-type="float" office:value="0">
            <text:p>0</text:p>
          </table:table-cell>
          <table:table-cell table:formula="of:=['Sheet-Data'.H41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12];&quot; &quot;;['Sheet-Data'.B412];&quot; &quot;;['Sheet-Data'.C412];&quot; &quot;;['Sheet-Data'.D412];&quot; &quot;;IF(EXACT(['Sheet-Data'.E412];&quot;true&quot;);&quot;cell-a-time &quot;;&quot;&quot;);['Sheet-Data'.F412]))" office:value-type="string" office:string-value="    ">
            <text:p><text:s text:c="4"/></text:p>
          </table:table-cell>
          <table:table-cell table:style-name="ce5" table:formula="of:=['Sheet-Data'.G412]" office:value-type="float" office:value="0">
            <text:p>0</text:p>
          </table:table-cell>
          <table:table-cell table:formula="of:=['Sheet-Data'.L412]" office:value-type="float" office:value="0">
            <text:p>0</text:p>
          </table:table-cell>
          <table:table-cell table:formula="of:=['Sheet-Data'.H41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13];&quot; &quot;;['Sheet-Data'.B413];&quot; &quot;;['Sheet-Data'.C413];&quot; &quot;;['Sheet-Data'.D413];&quot; &quot;;IF(EXACT(['Sheet-Data'.E413];&quot;true&quot;);&quot;cell-a-time &quot;;&quot;&quot;);['Sheet-Data'.F413]))" office:value-type="string" office:string-value="    ">
            <text:p><text:s text:c="4"/></text:p>
          </table:table-cell>
          <table:table-cell table:style-name="ce5" table:formula="of:=['Sheet-Data'.G413]" office:value-type="float" office:value="0">
            <text:p>0</text:p>
          </table:table-cell>
          <table:table-cell table:formula="of:=['Sheet-Data'.L413]" office:value-type="float" office:value="0">
            <text:p>0</text:p>
          </table:table-cell>
          <table:table-cell table:formula="of:=['Sheet-Data'.H41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14];&quot; &quot;;['Sheet-Data'.B414];&quot; &quot;;['Sheet-Data'.C414];&quot; &quot;;['Sheet-Data'.D414];&quot; &quot;;IF(EXACT(['Sheet-Data'.E414];&quot;true&quot;);&quot;cell-a-time &quot;;&quot;&quot;);['Sheet-Data'.F414]))" office:value-type="string" office:string-value="    ">
            <text:p><text:s text:c="4"/></text:p>
          </table:table-cell>
          <table:table-cell table:style-name="ce5" table:formula="of:=['Sheet-Data'.G414]" office:value-type="float" office:value="0">
            <text:p>0</text:p>
          </table:table-cell>
          <table:table-cell table:formula="of:=['Sheet-Data'.L414]" office:value-type="float" office:value="0">
            <text:p>0</text:p>
          </table:table-cell>
          <table:table-cell table:formula="of:=['Sheet-Data'.H41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15];&quot; &quot;;['Sheet-Data'.B415];&quot; &quot;;['Sheet-Data'.C415];&quot; &quot;;['Sheet-Data'.D415];&quot; &quot;;IF(EXACT(['Sheet-Data'.E415];&quot;true&quot;);&quot;cell-a-time &quot;;&quot;&quot;);['Sheet-Data'.F415]))" office:value-type="string" office:string-value="    ">
            <text:p><text:s text:c="4"/></text:p>
          </table:table-cell>
          <table:table-cell table:style-name="ce5" table:formula="of:=['Sheet-Data'.G415]" office:value-type="float" office:value="0">
            <text:p>0</text:p>
          </table:table-cell>
          <table:table-cell table:formula="of:=['Sheet-Data'.L415]" office:value-type="float" office:value="0">
            <text:p>0</text:p>
          </table:table-cell>
          <table:table-cell table:formula="of:=['Sheet-Data'.H41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16];&quot; &quot;;['Sheet-Data'.B416];&quot; &quot;;['Sheet-Data'.C416];&quot; &quot;;['Sheet-Data'.D416];&quot; &quot;;IF(EXACT(['Sheet-Data'.E416];&quot;true&quot;);&quot;cell-a-time &quot;;&quot;&quot;);['Sheet-Data'.F416]))" office:value-type="string" office:string-value="    ">
            <text:p><text:s text:c="4"/></text:p>
          </table:table-cell>
          <table:table-cell table:style-name="ce5" table:formula="of:=['Sheet-Data'.G416]" office:value-type="float" office:value="0">
            <text:p>0</text:p>
          </table:table-cell>
          <table:table-cell table:formula="of:=['Sheet-Data'.L416]" office:value-type="float" office:value="0">
            <text:p>0</text:p>
          </table:table-cell>
          <table:table-cell table:formula="of:=['Sheet-Data'.H41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17];&quot; &quot;;['Sheet-Data'.B417];&quot; &quot;;['Sheet-Data'.C417];&quot; &quot;;['Sheet-Data'.D417];&quot; &quot;;IF(EXACT(['Sheet-Data'.E417];&quot;true&quot;);&quot;cell-a-time &quot;;&quot;&quot;);['Sheet-Data'.F417]))" office:value-type="string" office:string-value="    ">
            <text:p><text:s text:c="4"/></text:p>
          </table:table-cell>
          <table:table-cell table:style-name="ce5" table:formula="of:=['Sheet-Data'.G417]" office:value-type="float" office:value="0">
            <text:p>0</text:p>
          </table:table-cell>
          <table:table-cell table:formula="of:=['Sheet-Data'.L417]" office:value-type="float" office:value="0">
            <text:p>0</text:p>
          </table:table-cell>
          <table:table-cell table:formula="of:=['Sheet-Data'.H41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18];&quot; &quot;;['Sheet-Data'.B418];&quot; &quot;;['Sheet-Data'.C418];&quot; &quot;;['Sheet-Data'.D418];&quot; &quot;;IF(EXACT(['Sheet-Data'.E418];&quot;true&quot;);&quot;cell-a-time &quot;;&quot;&quot;);['Sheet-Data'.F418]))" office:value-type="string" office:string-value="    ">
            <text:p><text:s text:c="4"/></text:p>
          </table:table-cell>
          <table:table-cell table:style-name="ce5" table:formula="of:=['Sheet-Data'.G418]" office:value-type="float" office:value="0">
            <text:p>0</text:p>
          </table:table-cell>
          <table:table-cell table:formula="of:=['Sheet-Data'.L418]" office:value-type="float" office:value="0">
            <text:p>0</text:p>
          </table:table-cell>
          <table:table-cell table:formula="of:=['Sheet-Data'.H41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19];&quot; &quot;;['Sheet-Data'.B419];&quot; &quot;;['Sheet-Data'.C419];&quot; &quot;;['Sheet-Data'.D419];&quot; &quot;;IF(EXACT(['Sheet-Data'.E419];&quot;true&quot;);&quot;cell-a-time &quot;;&quot;&quot;);['Sheet-Data'.F419]))" office:value-type="string" office:string-value="    ">
            <text:p><text:s text:c="4"/></text:p>
          </table:table-cell>
          <table:table-cell table:style-name="ce5" table:formula="of:=['Sheet-Data'.G419]" office:value-type="float" office:value="0">
            <text:p>0</text:p>
          </table:table-cell>
          <table:table-cell table:formula="of:=['Sheet-Data'.L419]" office:value-type="float" office:value="0">
            <text:p>0</text:p>
          </table:table-cell>
          <table:table-cell table:formula="of:=['Sheet-Data'.H41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20];&quot; &quot;;['Sheet-Data'.B420];&quot; &quot;;['Sheet-Data'.C420];&quot; &quot;;['Sheet-Data'.D420];&quot; &quot;;IF(EXACT(['Sheet-Data'.E420];&quot;true&quot;);&quot;cell-a-time &quot;;&quot;&quot;);['Sheet-Data'.F420]))" office:value-type="string" office:string-value="    ">
            <text:p><text:s text:c="4"/></text:p>
          </table:table-cell>
          <table:table-cell table:style-name="ce5" table:formula="of:=['Sheet-Data'.G420]" office:value-type="float" office:value="0">
            <text:p>0</text:p>
          </table:table-cell>
          <table:table-cell table:formula="of:=['Sheet-Data'.L420]" office:value-type="float" office:value="0">
            <text:p>0</text:p>
          </table:table-cell>
          <table:table-cell table:formula="of:=['Sheet-Data'.H42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21];&quot; &quot;;['Sheet-Data'.B421];&quot; &quot;;['Sheet-Data'.C421];&quot; &quot;;['Sheet-Data'.D421];&quot; &quot;;IF(EXACT(['Sheet-Data'.E421];&quot;true&quot;);&quot;cell-a-time &quot;;&quot;&quot;);['Sheet-Data'.F421]))" office:value-type="string" office:string-value="    ">
            <text:p><text:s text:c="4"/></text:p>
          </table:table-cell>
          <table:table-cell table:style-name="ce5" table:formula="of:=['Sheet-Data'.G421]" office:value-type="float" office:value="0">
            <text:p>0</text:p>
          </table:table-cell>
          <table:table-cell table:formula="of:=['Sheet-Data'.L421]" office:value-type="float" office:value="0">
            <text:p>0</text:p>
          </table:table-cell>
          <table:table-cell table:formula="of:=['Sheet-Data'.H42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22];&quot; &quot;;['Sheet-Data'.B422];&quot; &quot;;['Sheet-Data'.C422];&quot; &quot;;['Sheet-Data'.D422];&quot; &quot;;IF(EXACT(['Sheet-Data'.E422];&quot;true&quot;);&quot;cell-a-time &quot;;&quot;&quot;);['Sheet-Data'.F422]))" office:value-type="string" office:string-value="    ">
            <text:p><text:s text:c="4"/></text:p>
          </table:table-cell>
          <table:table-cell table:style-name="ce5" table:formula="of:=['Sheet-Data'.G422]" office:value-type="float" office:value="0">
            <text:p>0</text:p>
          </table:table-cell>
          <table:table-cell table:formula="of:=['Sheet-Data'.L422]" office:value-type="float" office:value="0">
            <text:p>0</text:p>
          </table:table-cell>
          <table:table-cell table:formula="of:=['Sheet-Data'.H42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23];&quot; &quot;;['Sheet-Data'.B423];&quot; &quot;;['Sheet-Data'.C423];&quot; &quot;;['Sheet-Data'.D423];&quot; &quot;;IF(EXACT(['Sheet-Data'.E423];&quot;true&quot;);&quot;cell-a-time &quot;;&quot;&quot;);['Sheet-Data'.F423]))" office:value-type="string" office:string-value="    ">
            <text:p><text:s text:c="4"/></text:p>
          </table:table-cell>
          <table:table-cell table:style-name="ce5" table:formula="of:=['Sheet-Data'.G423]" office:value-type="float" office:value="0">
            <text:p>0</text:p>
          </table:table-cell>
          <table:table-cell table:formula="of:=['Sheet-Data'.L423]" office:value-type="float" office:value="0">
            <text:p>0</text:p>
          </table:table-cell>
          <table:table-cell table:formula="of:=['Sheet-Data'.H42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24];&quot; &quot;;['Sheet-Data'.B424];&quot; &quot;;['Sheet-Data'.C424];&quot; &quot;;['Sheet-Data'.D424];&quot; &quot;;IF(EXACT(['Sheet-Data'.E424];&quot;true&quot;);&quot;cell-a-time &quot;;&quot;&quot;);['Sheet-Data'.F424]))" office:value-type="string" office:string-value="    ">
            <text:p><text:s text:c="4"/></text:p>
          </table:table-cell>
          <table:table-cell table:style-name="ce5" table:formula="of:=['Sheet-Data'.G424]" office:value-type="float" office:value="0">
            <text:p>0</text:p>
          </table:table-cell>
          <table:table-cell table:formula="of:=['Sheet-Data'.L424]" office:value-type="float" office:value="0">
            <text:p>0</text:p>
          </table:table-cell>
          <table:table-cell table:formula="of:=['Sheet-Data'.H42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25];&quot; &quot;;['Sheet-Data'.B425];&quot; &quot;;['Sheet-Data'.C425];&quot; &quot;;['Sheet-Data'.D425];&quot; &quot;;IF(EXACT(['Sheet-Data'.E425];&quot;true&quot;);&quot;cell-a-time &quot;;&quot;&quot;);['Sheet-Data'.F425]))" office:value-type="string" office:string-value="    ">
            <text:p><text:s text:c="4"/></text:p>
          </table:table-cell>
          <table:table-cell table:style-name="ce5" table:formula="of:=['Sheet-Data'.G425]" office:value-type="float" office:value="0">
            <text:p>0</text:p>
          </table:table-cell>
          <table:table-cell table:formula="of:=['Sheet-Data'.L425]" office:value-type="float" office:value="0">
            <text:p>0</text:p>
          </table:table-cell>
          <table:table-cell table:formula="of:=['Sheet-Data'.H42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26];&quot; &quot;;['Sheet-Data'.B426];&quot; &quot;;['Sheet-Data'.C426];&quot; &quot;;['Sheet-Data'.D426];&quot; &quot;;IF(EXACT(['Sheet-Data'.E426];&quot;true&quot;);&quot;cell-a-time &quot;;&quot;&quot;);['Sheet-Data'.F426]))" office:value-type="string" office:string-value="    ">
            <text:p><text:s text:c="4"/></text:p>
          </table:table-cell>
          <table:table-cell table:style-name="ce5" table:formula="of:=['Sheet-Data'.G426]" office:value-type="float" office:value="0">
            <text:p>0</text:p>
          </table:table-cell>
          <table:table-cell table:formula="of:=['Sheet-Data'.L426]" office:value-type="float" office:value="0">
            <text:p>0</text:p>
          </table:table-cell>
          <table:table-cell table:formula="of:=['Sheet-Data'.H42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27];&quot; &quot;;['Sheet-Data'.B427];&quot; &quot;;['Sheet-Data'.C427];&quot; &quot;;['Sheet-Data'.D427];&quot; &quot;;IF(EXACT(['Sheet-Data'.E427];&quot;true&quot;);&quot;cell-a-time &quot;;&quot;&quot;);['Sheet-Data'.F427]))" office:value-type="string" office:string-value="    ">
            <text:p><text:s text:c="4"/></text:p>
          </table:table-cell>
          <table:table-cell table:style-name="ce5" table:formula="of:=['Sheet-Data'.G427]" office:value-type="float" office:value="0">
            <text:p>0</text:p>
          </table:table-cell>
          <table:table-cell table:formula="of:=['Sheet-Data'.L427]" office:value-type="float" office:value="0">
            <text:p>0</text:p>
          </table:table-cell>
          <table:table-cell table:formula="of:=['Sheet-Data'.H42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28];&quot; &quot;;['Sheet-Data'.B428];&quot; &quot;;['Sheet-Data'.C428];&quot; &quot;;['Sheet-Data'.D428];&quot; &quot;;IF(EXACT(['Sheet-Data'.E428];&quot;true&quot;);&quot;cell-a-time &quot;;&quot;&quot;);['Sheet-Data'.F428]))" office:value-type="string" office:string-value="    ">
            <text:p><text:s text:c="4"/></text:p>
          </table:table-cell>
          <table:table-cell table:style-name="ce5" table:formula="of:=['Sheet-Data'.G428]" office:value-type="float" office:value="0">
            <text:p>0</text:p>
          </table:table-cell>
          <table:table-cell table:formula="of:=['Sheet-Data'.L428]" office:value-type="float" office:value="0">
            <text:p>0</text:p>
          </table:table-cell>
          <table:table-cell table:formula="of:=['Sheet-Data'.H42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29];&quot; &quot;;['Sheet-Data'.B429];&quot; &quot;;['Sheet-Data'.C429];&quot; &quot;;['Sheet-Data'.D429];&quot; &quot;;IF(EXACT(['Sheet-Data'.E429];&quot;true&quot;);&quot;cell-a-time &quot;;&quot;&quot;);['Sheet-Data'.F429]))" office:value-type="string" office:string-value="    ">
            <text:p><text:s text:c="4"/></text:p>
          </table:table-cell>
          <table:table-cell table:style-name="ce5" table:formula="of:=['Sheet-Data'.G429]" office:value-type="float" office:value="0">
            <text:p>0</text:p>
          </table:table-cell>
          <table:table-cell table:formula="of:=['Sheet-Data'.L429]" office:value-type="float" office:value="0">
            <text:p>0</text:p>
          </table:table-cell>
          <table:table-cell table:formula="of:=['Sheet-Data'.H42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30];&quot; &quot;;['Sheet-Data'.B430];&quot; &quot;;['Sheet-Data'.C430];&quot; &quot;;['Sheet-Data'.D430];&quot; &quot;;IF(EXACT(['Sheet-Data'.E430];&quot;true&quot;);&quot;cell-a-time &quot;;&quot;&quot;);['Sheet-Data'.F430]))" office:value-type="string" office:string-value="    ">
            <text:p><text:s text:c="4"/></text:p>
          </table:table-cell>
          <table:table-cell table:style-name="ce5" table:formula="of:=['Sheet-Data'.G430]" office:value-type="float" office:value="0">
            <text:p>0</text:p>
          </table:table-cell>
          <table:table-cell table:formula="of:=['Sheet-Data'.L430]" office:value-type="float" office:value="0">
            <text:p>0</text:p>
          </table:table-cell>
          <table:table-cell table:formula="of:=['Sheet-Data'.H43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31];&quot; &quot;;['Sheet-Data'.B431];&quot; &quot;;['Sheet-Data'.C431];&quot; &quot;;['Sheet-Data'.D431];&quot; &quot;;IF(EXACT(['Sheet-Data'.E431];&quot;true&quot;);&quot;cell-a-time &quot;;&quot;&quot;);['Sheet-Data'.F431]))" office:value-type="string" office:string-value="    ">
            <text:p><text:s text:c="4"/></text:p>
          </table:table-cell>
          <table:table-cell table:style-name="ce5" table:formula="of:=['Sheet-Data'.G431]" office:value-type="float" office:value="0">
            <text:p>0</text:p>
          </table:table-cell>
          <table:table-cell table:formula="of:=['Sheet-Data'.L431]" office:value-type="float" office:value="0">
            <text:p>0</text:p>
          </table:table-cell>
          <table:table-cell table:formula="of:=['Sheet-Data'.H43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32];&quot; &quot;;['Sheet-Data'.B432];&quot; &quot;;['Sheet-Data'.C432];&quot; &quot;;['Sheet-Data'.D432];&quot; &quot;;IF(EXACT(['Sheet-Data'.E432];&quot;true&quot;);&quot;cell-a-time &quot;;&quot;&quot;);['Sheet-Data'.F432]))" office:value-type="string" office:string-value="    ">
            <text:p><text:s text:c="4"/></text:p>
          </table:table-cell>
          <table:table-cell table:style-name="ce5" table:formula="of:=['Sheet-Data'.G432]" office:value-type="float" office:value="0">
            <text:p>0</text:p>
          </table:table-cell>
          <table:table-cell table:formula="of:=['Sheet-Data'.L432]" office:value-type="float" office:value="0">
            <text:p>0</text:p>
          </table:table-cell>
          <table:table-cell table:formula="of:=['Sheet-Data'.H43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33];&quot; &quot;;['Sheet-Data'.B433];&quot; &quot;;['Sheet-Data'.C433];&quot; &quot;;['Sheet-Data'.D433];&quot; &quot;;IF(EXACT(['Sheet-Data'.E433];&quot;true&quot;);&quot;cell-a-time &quot;;&quot;&quot;);['Sheet-Data'.F433]))" office:value-type="string" office:string-value="    ">
            <text:p><text:s text:c="4"/></text:p>
          </table:table-cell>
          <table:table-cell table:style-name="ce5" table:formula="of:=['Sheet-Data'.G433]" office:value-type="float" office:value="0">
            <text:p>0</text:p>
          </table:table-cell>
          <table:table-cell table:formula="of:=['Sheet-Data'.L433]" office:value-type="float" office:value="0">
            <text:p>0</text:p>
          </table:table-cell>
          <table:table-cell table:formula="of:=['Sheet-Data'.H43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34];&quot; &quot;;['Sheet-Data'.B434];&quot; &quot;;['Sheet-Data'.C434];&quot; &quot;;['Sheet-Data'.D434];&quot; &quot;;IF(EXACT(['Sheet-Data'.E434];&quot;true&quot;);&quot;cell-a-time &quot;;&quot;&quot;);['Sheet-Data'.F434]))" office:value-type="string" office:string-value="    ">
            <text:p><text:s text:c="4"/></text:p>
          </table:table-cell>
          <table:table-cell table:style-name="ce5" table:formula="of:=['Sheet-Data'.G434]" office:value-type="float" office:value="0">
            <text:p>0</text:p>
          </table:table-cell>
          <table:table-cell table:formula="of:=['Sheet-Data'.L434]" office:value-type="float" office:value="0">
            <text:p>0</text:p>
          </table:table-cell>
          <table:table-cell table:formula="of:=['Sheet-Data'.H43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35];&quot; &quot;;['Sheet-Data'.B435];&quot; &quot;;['Sheet-Data'.C435];&quot; &quot;;['Sheet-Data'.D435];&quot; &quot;;IF(EXACT(['Sheet-Data'.E435];&quot;true&quot;);&quot;cell-a-time &quot;;&quot;&quot;);['Sheet-Data'.F435]))" office:value-type="string" office:string-value="    ">
            <text:p><text:s text:c="4"/></text:p>
          </table:table-cell>
          <table:table-cell table:style-name="ce5" table:formula="of:=['Sheet-Data'.G435]" office:value-type="float" office:value="0">
            <text:p>0</text:p>
          </table:table-cell>
          <table:table-cell table:formula="of:=['Sheet-Data'.L435]" office:value-type="float" office:value="0">
            <text:p>0</text:p>
          </table:table-cell>
          <table:table-cell table:formula="of:=['Sheet-Data'.H43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36];&quot; &quot;;['Sheet-Data'.B436];&quot; &quot;;['Sheet-Data'.C436];&quot; &quot;;['Sheet-Data'.D436];&quot; &quot;;IF(EXACT(['Sheet-Data'.E436];&quot;true&quot;);&quot;cell-a-time &quot;;&quot;&quot;);['Sheet-Data'.F436]))" office:value-type="string" office:string-value="    ">
            <text:p><text:s text:c="4"/></text:p>
          </table:table-cell>
          <table:table-cell table:style-name="ce5" table:formula="of:=['Sheet-Data'.G436]" office:value-type="float" office:value="0">
            <text:p>0</text:p>
          </table:table-cell>
          <table:table-cell table:formula="of:=['Sheet-Data'.L436]" office:value-type="float" office:value="0">
            <text:p>0</text:p>
          </table:table-cell>
          <table:table-cell table:formula="of:=['Sheet-Data'.H43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37];&quot; &quot;;['Sheet-Data'.B437];&quot; &quot;;['Sheet-Data'.C437];&quot; &quot;;['Sheet-Data'.D437];&quot; &quot;;IF(EXACT(['Sheet-Data'.E437];&quot;true&quot;);&quot;cell-a-time &quot;;&quot;&quot;);['Sheet-Data'.F437]))" office:value-type="string" office:string-value="    ">
            <text:p><text:s text:c="4"/></text:p>
          </table:table-cell>
          <table:table-cell table:style-name="ce5" table:formula="of:=['Sheet-Data'.G437]" office:value-type="float" office:value="0">
            <text:p>0</text:p>
          </table:table-cell>
          <table:table-cell table:formula="of:=['Sheet-Data'.L437]" office:value-type="float" office:value="0">
            <text:p>0</text:p>
          </table:table-cell>
          <table:table-cell table:formula="of:=['Sheet-Data'.H43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38];&quot; &quot;;['Sheet-Data'.B438];&quot; &quot;;['Sheet-Data'.C438];&quot; &quot;;['Sheet-Data'.D438];&quot; &quot;;IF(EXACT(['Sheet-Data'.E438];&quot;true&quot;);&quot;cell-a-time &quot;;&quot;&quot;);['Sheet-Data'.F438]))" office:value-type="string" office:string-value="    ">
            <text:p><text:s text:c="4"/></text:p>
          </table:table-cell>
          <table:table-cell table:style-name="ce5" table:formula="of:=['Sheet-Data'.G438]" office:value-type="float" office:value="0">
            <text:p>0</text:p>
          </table:table-cell>
          <table:table-cell table:formula="of:=['Sheet-Data'.L438]" office:value-type="float" office:value="0">
            <text:p>0</text:p>
          </table:table-cell>
          <table:table-cell table:formula="of:=['Sheet-Data'.H43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39];&quot; &quot;;['Sheet-Data'.B439];&quot; &quot;;['Sheet-Data'.C439];&quot; &quot;;['Sheet-Data'.D439];&quot; &quot;;IF(EXACT(['Sheet-Data'.E439];&quot;true&quot;);&quot;cell-a-time &quot;;&quot;&quot;);['Sheet-Data'.F439]))" office:value-type="string" office:string-value="    ">
            <text:p><text:s text:c="4"/></text:p>
          </table:table-cell>
          <table:table-cell table:style-name="ce5" table:formula="of:=['Sheet-Data'.G439]" office:value-type="float" office:value="0">
            <text:p>0</text:p>
          </table:table-cell>
          <table:table-cell table:formula="of:=['Sheet-Data'.L439]" office:value-type="float" office:value="0">
            <text:p>0</text:p>
          </table:table-cell>
          <table:table-cell table:formula="of:=['Sheet-Data'.H43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40];&quot; &quot;;['Sheet-Data'.B440];&quot; &quot;;['Sheet-Data'.C440];&quot; &quot;;['Sheet-Data'.D440];&quot; &quot;;IF(EXACT(['Sheet-Data'.E440];&quot;true&quot;);&quot;cell-a-time &quot;;&quot;&quot;);['Sheet-Data'.F440]))" office:value-type="string" office:string-value="    ">
            <text:p><text:s text:c="4"/></text:p>
          </table:table-cell>
          <table:table-cell table:style-name="ce5" table:formula="of:=['Sheet-Data'.G440]" office:value-type="float" office:value="0">
            <text:p>0</text:p>
          </table:table-cell>
          <table:table-cell table:formula="of:=['Sheet-Data'.L440]" office:value-type="float" office:value="0">
            <text:p>0</text:p>
          </table:table-cell>
          <table:table-cell table:formula="of:=['Sheet-Data'.H44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41];&quot; &quot;;['Sheet-Data'.B441];&quot; &quot;;['Sheet-Data'.C441];&quot; &quot;;['Sheet-Data'.D441];&quot; &quot;;IF(EXACT(['Sheet-Data'.E441];&quot;true&quot;);&quot;cell-a-time &quot;;&quot;&quot;);['Sheet-Data'.F441]))" office:value-type="string" office:string-value="    ">
            <text:p><text:s text:c="4"/></text:p>
          </table:table-cell>
          <table:table-cell table:style-name="ce5" table:formula="of:=['Sheet-Data'.G441]" office:value-type="float" office:value="0">
            <text:p>0</text:p>
          </table:table-cell>
          <table:table-cell table:formula="of:=['Sheet-Data'.L441]" office:value-type="float" office:value="0">
            <text:p>0</text:p>
          </table:table-cell>
          <table:table-cell table:formula="of:=['Sheet-Data'.H44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42];&quot; &quot;;['Sheet-Data'.B442];&quot; &quot;;['Sheet-Data'.C442];&quot; &quot;;['Sheet-Data'.D442];&quot; &quot;;IF(EXACT(['Sheet-Data'.E442];&quot;true&quot;);&quot;cell-a-time &quot;;&quot;&quot;);['Sheet-Data'.F442]))" office:value-type="string" office:string-value="    ">
            <text:p><text:s text:c="4"/></text:p>
          </table:table-cell>
          <table:table-cell table:style-name="ce5" table:formula="of:=['Sheet-Data'.G442]" office:value-type="float" office:value="0">
            <text:p>0</text:p>
          </table:table-cell>
          <table:table-cell table:formula="of:=['Sheet-Data'.L442]" office:value-type="float" office:value="0">
            <text:p>0</text:p>
          </table:table-cell>
          <table:table-cell table:formula="of:=['Sheet-Data'.H44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43];&quot; &quot;;['Sheet-Data'.B443];&quot; &quot;;['Sheet-Data'.C443];&quot; &quot;;['Sheet-Data'.D443];&quot; &quot;;IF(EXACT(['Sheet-Data'.E443];&quot;true&quot;);&quot;cell-a-time &quot;;&quot;&quot;);['Sheet-Data'.F443]))" office:value-type="string" office:string-value="    ">
            <text:p><text:s text:c="4"/></text:p>
          </table:table-cell>
          <table:table-cell table:style-name="ce5" table:formula="of:=['Sheet-Data'.G443]" office:value-type="float" office:value="0">
            <text:p>0</text:p>
          </table:table-cell>
          <table:table-cell table:formula="of:=['Sheet-Data'.L443]" office:value-type="float" office:value="0">
            <text:p>0</text:p>
          </table:table-cell>
          <table:table-cell table:formula="of:=['Sheet-Data'.H44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44];&quot; &quot;;['Sheet-Data'.B444];&quot; &quot;;['Sheet-Data'.C444];&quot; &quot;;['Sheet-Data'.D444];&quot; &quot;;IF(EXACT(['Sheet-Data'.E444];&quot;true&quot;);&quot;cell-a-time &quot;;&quot;&quot;);['Sheet-Data'.F444]))" office:value-type="string" office:string-value="    ">
            <text:p><text:s text:c="4"/></text:p>
          </table:table-cell>
          <table:table-cell table:style-name="ce5" table:formula="of:=['Sheet-Data'.G444]" office:value-type="float" office:value="0">
            <text:p>0</text:p>
          </table:table-cell>
          <table:table-cell table:formula="of:=['Sheet-Data'.L444]" office:value-type="float" office:value="0">
            <text:p>0</text:p>
          </table:table-cell>
          <table:table-cell table:formula="of:=['Sheet-Data'.H44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45];&quot; &quot;;['Sheet-Data'.B445];&quot; &quot;;['Sheet-Data'.C445];&quot; &quot;;['Sheet-Data'.D445];&quot; &quot;;IF(EXACT(['Sheet-Data'.E445];&quot;true&quot;);&quot;cell-a-time &quot;;&quot;&quot;);['Sheet-Data'.F445]))" office:value-type="string" office:string-value="    ">
            <text:p><text:s text:c="4"/></text:p>
          </table:table-cell>
          <table:table-cell table:style-name="ce5" table:formula="of:=['Sheet-Data'.G445]" office:value-type="float" office:value="0">
            <text:p>0</text:p>
          </table:table-cell>
          <table:table-cell table:formula="of:=['Sheet-Data'.L445]" office:value-type="float" office:value="0">
            <text:p>0</text:p>
          </table:table-cell>
          <table:table-cell table:formula="of:=['Sheet-Data'.H44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46];&quot; &quot;;['Sheet-Data'.B446];&quot; &quot;;['Sheet-Data'.C446];&quot; &quot;;['Sheet-Data'.D446];&quot; &quot;;IF(EXACT(['Sheet-Data'.E446];&quot;true&quot;);&quot;cell-a-time &quot;;&quot;&quot;);['Sheet-Data'.F446]))" office:value-type="string" office:string-value="    ">
            <text:p><text:s text:c="4"/></text:p>
          </table:table-cell>
          <table:table-cell table:style-name="ce5" table:formula="of:=['Sheet-Data'.G446]" office:value-type="float" office:value="0">
            <text:p>0</text:p>
          </table:table-cell>
          <table:table-cell table:formula="of:=['Sheet-Data'.L446]" office:value-type="float" office:value="0">
            <text:p>0</text:p>
          </table:table-cell>
          <table:table-cell table:formula="of:=['Sheet-Data'.H44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47];&quot; &quot;;['Sheet-Data'.B447];&quot; &quot;;['Sheet-Data'.C447];&quot; &quot;;['Sheet-Data'.D447];&quot; &quot;;IF(EXACT(['Sheet-Data'.E447];&quot;true&quot;);&quot;cell-a-time &quot;;&quot;&quot;);['Sheet-Data'.F447]))" office:value-type="string" office:string-value="    ">
            <text:p><text:s text:c="4"/></text:p>
          </table:table-cell>
          <table:table-cell table:style-name="ce5" table:formula="of:=['Sheet-Data'.G447]" office:value-type="float" office:value="0">
            <text:p>0</text:p>
          </table:table-cell>
          <table:table-cell table:formula="of:=['Sheet-Data'.L447]" office:value-type="float" office:value="0">
            <text:p>0</text:p>
          </table:table-cell>
          <table:table-cell table:formula="of:=['Sheet-Data'.H44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48];&quot; &quot;;['Sheet-Data'.B448];&quot; &quot;;['Sheet-Data'.C448];&quot; &quot;;['Sheet-Data'.D448];&quot; &quot;;IF(EXACT(['Sheet-Data'.E448];&quot;true&quot;);&quot;cell-a-time &quot;;&quot;&quot;);['Sheet-Data'.F448]))" office:value-type="string" office:string-value="    ">
            <text:p><text:s text:c="4"/></text:p>
          </table:table-cell>
          <table:table-cell table:style-name="ce5" table:formula="of:=['Sheet-Data'.G448]" office:value-type="float" office:value="0">
            <text:p>0</text:p>
          </table:table-cell>
          <table:table-cell table:formula="of:=['Sheet-Data'.L448]" office:value-type="float" office:value="0">
            <text:p>0</text:p>
          </table:table-cell>
          <table:table-cell table:formula="of:=['Sheet-Data'.H44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49];&quot; &quot;;['Sheet-Data'.B449];&quot; &quot;;['Sheet-Data'.C449];&quot; &quot;;['Sheet-Data'.D449];&quot; &quot;;IF(EXACT(['Sheet-Data'.E449];&quot;true&quot;);&quot;cell-a-time &quot;;&quot;&quot;);['Sheet-Data'.F449]))" office:value-type="string" office:string-value="    ">
            <text:p><text:s text:c="4"/></text:p>
          </table:table-cell>
          <table:table-cell table:style-name="ce5" table:formula="of:=['Sheet-Data'.G449]" office:value-type="float" office:value="0">
            <text:p>0</text:p>
          </table:table-cell>
          <table:table-cell table:formula="of:=['Sheet-Data'.L449]" office:value-type="float" office:value="0">
            <text:p>0</text:p>
          </table:table-cell>
          <table:table-cell table:formula="of:=['Sheet-Data'.H44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50];&quot; &quot;;['Sheet-Data'.B450];&quot; &quot;;['Sheet-Data'.C450];&quot; &quot;;['Sheet-Data'.D450];&quot; &quot;;IF(EXACT(['Sheet-Data'.E450];&quot;true&quot;);&quot;cell-a-time &quot;;&quot;&quot;);['Sheet-Data'.F450]))" office:value-type="string" office:string-value="    ">
            <text:p><text:s text:c="4"/></text:p>
          </table:table-cell>
          <table:table-cell table:style-name="ce5" table:formula="of:=['Sheet-Data'.G450]" office:value-type="float" office:value="0">
            <text:p>0</text:p>
          </table:table-cell>
          <table:table-cell table:formula="of:=['Sheet-Data'.L450]" office:value-type="float" office:value="0">
            <text:p>0</text:p>
          </table:table-cell>
          <table:table-cell table:formula="of:=['Sheet-Data'.H45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51];&quot; &quot;;['Sheet-Data'.B451];&quot; &quot;;['Sheet-Data'.C451];&quot; &quot;;['Sheet-Data'.D451];&quot; &quot;;IF(EXACT(['Sheet-Data'.E451];&quot;true&quot;);&quot;cell-a-time &quot;;&quot;&quot;);['Sheet-Data'.F451]))" office:value-type="string" office:string-value="    ">
            <text:p><text:s text:c="4"/></text:p>
          </table:table-cell>
          <table:table-cell table:style-name="ce5" table:formula="of:=['Sheet-Data'.G451]" office:value-type="float" office:value="0">
            <text:p>0</text:p>
          </table:table-cell>
          <table:table-cell table:formula="of:=['Sheet-Data'.L451]" office:value-type="float" office:value="0">
            <text:p>0</text:p>
          </table:table-cell>
          <table:table-cell table:formula="of:=['Sheet-Data'.H45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52];&quot; &quot;;['Sheet-Data'.B452];&quot; &quot;;['Sheet-Data'.C452];&quot; &quot;;['Sheet-Data'.D452];&quot; &quot;;IF(EXACT(['Sheet-Data'.E452];&quot;true&quot;);&quot;cell-a-time &quot;;&quot;&quot;);['Sheet-Data'.F452]))" office:value-type="string" office:string-value="    ">
            <text:p><text:s text:c="4"/></text:p>
          </table:table-cell>
          <table:table-cell table:style-name="ce5" table:formula="of:=['Sheet-Data'.G452]" office:value-type="float" office:value="0">
            <text:p>0</text:p>
          </table:table-cell>
          <table:table-cell table:formula="of:=['Sheet-Data'.L452]" office:value-type="float" office:value="0">
            <text:p>0</text:p>
          </table:table-cell>
          <table:table-cell table:formula="of:=['Sheet-Data'.H45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53];&quot; &quot;;['Sheet-Data'.B453];&quot; &quot;;['Sheet-Data'.C453];&quot; &quot;;['Sheet-Data'.D453];&quot; &quot;;IF(EXACT(['Sheet-Data'.E453];&quot;true&quot;);&quot;cell-a-time &quot;;&quot;&quot;);['Sheet-Data'.F453]))" office:value-type="string" office:string-value="    ">
            <text:p><text:s text:c="4"/></text:p>
          </table:table-cell>
          <table:table-cell table:style-name="ce5" table:formula="of:=['Sheet-Data'.G453]" office:value-type="float" office:value="0">
            <text:p>0</text:p>
          </table:table-cell>
          <table:table-cell table:formula="of:=['Sheet-Data'.L453]" office:value-type="float" office:value="0">
            <text:p>0</text:p>
          </table:table-cell>
          <table:table-cell table:formula="of:=['Sheet-Data'.H45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54];&quot; &quot;;['Sheet-Data'.B454];&quot; &quot;;['Sheet-Data'.C454];&quot; &quot;;['Sheet-Data'.D454];&quot; &quot;;IF(EXACT(['Sheet-Data'.E454];&quot;true&quot;);&quot;cell-a-time &quot;;&quot;&quot;);['Sheet-Data'.F454]))" office:value-type="string" office:string-value="    ">
            <text:p><text:s text:c="4"/></text:p>
          </table:table-cell>
          <table:table-cell table:style-name="ce5" table:formula="of:=['Sheet-Data'.G454]" office:value-type="float" office:value="0">
            <text:p>0</text:p>
          </table:table-cell>
          <table:table-cell table:formula="of:=['Sheet-Data'.L454]" office:value-type="float" office:value="0">
            <text:p>0</text:p>
          </table:table-cell>
          <table:table-cell table:formula="of:=['Sheet-Data'.H45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55];&quot; &quot;;['Sheet-Data'.B455];&quot; &quot;;['Sheet-Data'.C455];&quot; &quot;;['Sheet-Data'.D455];&quot; &quot;;IF(EXACT(['Sheet-Data'.E455];&quot;true&quot;);&quot;cell-a-time &quot;;&quot;&quot;);['Sheet-Data'.F455]))" office:value-type="string" office:string-value="    ">
            <text:p><text:s text:c="4"/></text:p>
          </table:table-cell>
          <table:table-cell table:style-name="ce5" table:formula="of:=['Sheet-Data'.G455]" office:value-type="float" office:value="0">
            <text:p>0</text:p>
          </table:table-cell>
          <table:table-cell table:formula="of:=['Sheet-Data'.L455]" office:value-type="float" office:value="0">
            <text:p>0</text:p>
          </table:table-cell>
          <table:table-cell table:formula="of:=['Sheet-Data'.H45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56];&quot; &quot;;['Sheet-Data'.B456];&quot; &quot;;['Sheet-Data'.C456];&quot; &quot;;['Sheet-Data'.D456];&quot; &quot;;IF(EXACT(['Sheet-Data'.E456];&quot;true&quot;);&quot;cell-a-time &quot;;&quot;&quot;);['Sheet-Data'.F456]))" office:value-type="string" office:string-value="    ">
            <text:p><text:s text:c="4"/></text:p>
          </table:table-cell>
          <table:table-cell table:style-name="ce5" table:formula="of:=['Sheet-Data'.G456]" office:value-type="float" office:value="0">
            <text:p>0</text:p>
          </table:table-cell>
          <table:table-cell table:formula="of:=['Sheet-Data'.L456]" office:value-type="float" office:value="0">
            <text:p>0</text:p>
          </table:table-cell>
          <table:table-cell table:formula="of:=['Sheet-Data'.H45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57];&quot; &quot;;['Sheet-Data'.B457];&quot; &quot;;['Sheet-Data'.C457];&quot; &quot;;['Sheet-Data'.D457];&quot; &quot;;IF(EXACT(['Sheet-Data'.E457];&quot;true&quot;);&quot;cell-a-time &quot;;&quot;&quot;);['Sheet-Data'.F457]))" office:value-type="string" office:string-value="    ">
            <text:p><text:s text:c="4"/></text:p>
          </table:table-cell>
          <table:table-cell table:style-name="ce5" table:formula="of:=['Sheet-Data'.G457]" office:value-type="float" office:value="0">
            <text:p>0</text:p>
          </table:table-cell>
          <table:table-cell table:formula="of:=['Sheet-Data'.L457]" office:value-type="float" office:value="0">
            <text:p>0</text:p>
          </table:table-cell>
          <table:table-cell table:formula="of:=['Sheet-Data'.H45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58];&quot; &quot;;['Sheet-Data'.B458];&quot; &quot;;['Sheet-Data'.C458];&quot; &quot;;['Sheet-Data'.D458];&quot; &quot;;IF(EXACT(['Sheet-Data'.E458];&quot;true&quot;);&quot;cell-a-time &quot;;&quot;&quot;);['Sheet-Data'.F458]))" office:value-type="string" office:string-value="    ">
            <text:p><text:s text:c="4"/></text:p>
          </table:table-cell>
          <table:table-cell table:style-name="ce5" table:formula="of:=['Sheet-Data'.G458]" office:value-type="float" office:value="0">
            <text:p>0</text:p>
          </table:table-cell>
          <table:table-cell table:formula="of:=['Sheet-Data'.L458]" office:value-type="float" office:value="0">
            <text:p>0</text:p>
          </table:table-cell>
          <table:table-cell table:formula="of:=['Sheet-Data'.H45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59];&quot; &quot;;['Sheet-Data'.B459];&quot; &quot;;['Sheet-Data'.C459];&quot; &quot;;['Sheet-Data'.D459];&quot; &quot;;IF(EXACT(['Sheet-Data'.E459];&quot;true&quot;);&quot;cell-a-time &quot;;&quot;&quot;);['Sheet-Data'.F459]))" office:value-type="string" office:string-value="    ">
            <text:p><text:s text:c="4"/></text:p>
          </table:table-cell>
          <table:table-cell table:style-name="ce5" table:formula="of:=['Sheet-Data'.G459]" office:value-type="float" office:value="0">
            <text:p>0</text:p>
          </table:table-cell>
          <table:table-cell table:formula="of:=['Sheet-Data'.L459]" office:value-type="float" office:value="0">
            <text:p>0</text:p>
          </table:table-cell>
          <table:table-cell table:formula="of:=['Sheet-Data'.H45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60];&quot; &quot;;['Sheet-Data'.B460];&quot; &quot;;['Sheet-Data'.C460];&quot; &quot;;['Sheet-Data'.D460];&quot; &quot;;IF(EXACT(['Sheet-Data'.E460];&quot;true&quot;);&quot;cell-a-time &quot;;&quot;&quot;);['Sheet-Data'.F460]))" office:value-type="string" office:string-value="    ">
            <text:p><text:s text:c="4"/></text:p>
          </table:table-cell>
          <table:table-cell table:style-name="ce5" table:formula="of:=['Sheet-Data'.G460]" office:value-type="float" office:value="0">
            <text:p>0</text:p>
          </table:table-cell>
          <table:table-cell table:formula="of:=['Sheet-Data'.L460]" office:value-type="float" office:value="0">
            <text:p>0</text:p>
          </table:table-cell>
          <table:table-cell table:formula="of:=['Sheet-Data'.H46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61];&quot; &quot;;['Sheet-Data'.B461];&quot; &quot;;['Sheet-Data'.C461];&quot; &quot;;['Sheet-Data'.D461];&quot; &quot;;IF(EXACT(['Sheet-Data'.E461];&quot;true&quot;);&quot;cell-a-time &quot;;&quot;&quot;);['Sheet-Data'.F461]))" office:value-type="string" office:string-value="    ">
            <text:p><text:s text:c="4"/></text:p>
          </table:table-cell>
          <table:table-cell table:style-name="ce5" table:formula="of:=['Sheet-Data'.G461]" office:value-type="float" office:value="0">
            <text:p>0</text:p>
          </table:table-cell>
          <table:table-cell table:formula="of:=['Sheet-Data'.L461]" office:value-type="float" office:value="0">
            <text:p>0</text:p>
          </table:table-cell>
          <table:table-cell table:formula="of:=['Sheet-Data'.H46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62];&quot; &quot;;['Sheet-Data'.B462];&quot; &quot;;['Sheet-Data'.C462];&quot; &quot;;['Sheet-Data'.D462];&quot; &quot;;IF(EXACT(['Sheet-Data'.E462];&quot;true&quot;);&quot;cell-a-time &quot;;&quot;&quot;);['Sheet-Data'.F462]))" office:value-type="string" office:string-value="    ">
            <text:p><text:s text:c="4"/></text:p>
          </table:table-cell>
          <table:table-cell table:style-name="ce5" table:formula="of:=['Sheet-Data'.G462]" office:value-type="float" office:value="0">
            <text:p>0</text:p>
          </table:table-cell>
          <table:table-cell table:formula="of:=['Sheet-Data'.L462]" office:value-type="float" office:value="0">
            <text:p>0</text:p>
          </table:table-cell>
          <table:table-cell table:formula="of:=['Sheet-Data'.H46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63];&quot; &quot;;['Sheet-Data'.B463];&quot; &quot;;['Sheet-Data'.C463];&quot; &quot;;['Sheet-Data'.D463];&quot; &quot;;IF(EXACT(['Sheet-Data'.E463];&quot;true&quot;);&quot;cell-a-time &quot;;&quot;&quot;);['Sheet-Data'.F463]))" office:value-type="string" office:string-value="    ">
            <text:p><text:s text:c="4"/></text:p>
          </table:table-cell>
          <table:table-cell table:style-name="ce5" table:formula="of:=['Sheet-Data'.G463]" office:value-type="float" office:value="0">
            <text:p>0</text:p>
          </table:table-cell>
          <table:table-cell table:formula="of:=['Sheet-Data'.L463]" office:value-type="float" office:value="0">
            <text:p>0</text:p>
          </table:table-cell>
          <table:table-cell table:formula="of:=['Sheet-Data'.H46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64];&quot; &quot;;['Sheet-Data'.B464];&quot; &quot;;['Sheet-Data'.C464];&quot; &quot;;['Sheet-Data'.D464];&quot; &quot;;IF(EXACT(['Sheet-Data'.E464];&quot;true&quot;);&quot;cell-a-time &quot;;&quot;&quot;);['Sheet-Data'.F464]))" office:value-type="string" office:string-value="    ">
            <text:p><text:s text:c="4"/></text:p>
          </table:table-cell>
          <table:table-cell table:style-name="ce5" table:formula="of:=['Sheet-Data'.G464]" office:value-type="float" office:value="0">
            <text:p>0</text:p>
          </table:table-cell>
          <table:table-cell table:formula="of:=['Sheet-Data'.L464]" office:value-type="float" office:value="0">
            <text:p>0</text:p>
          </table:table-cell>
          <table:table-cell table:formula="of:=['Sheet-Data'.H46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65];&quot; &quot;;['Sheet-Data'.B465];&quot; &quot;;['Sheet-Data'.C465];&quot; &quot;;['Sheet-Data'.D465];&quot; &quot;;IF(EXACT(['Sheet-Data'.E465];&quot;true&quot;);&quot;cell-a-time &quot;;&quot;&quot;);['Sheet-Data'.F465]))" office:value-type="string" office:string-value="    ">
            <text:p><text:s text:c="4"/></text:p>
          </table:table-cell>
          <table:table-cell table:style-name="ce5" table:formula="of:=['Sheet-Data'.G465]" office:value-type="float" office:value="0">
            <text:p>0</text:p>
          </table:table-cell>
          <table:table-cell table:formula="of:=['Sheet-Data'.L465]" office:value-type="float" office:value="0">
            <text:p>0</text:p>
          </table:table-cell>
          <table:table-cell table:formula="of:=['Sheet-Data'.H46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66];&quot; &quot;;['Sheet-Data'.B466];&quot; &quot;;['Sheet-Data'.C466];&quot; &quot;;['Sheet-Data'.D466];&quot; &quot;;IF(EXACT(['Sheet-Data'.E466];&quot;true&quot;);&quot;cell-a-time &quot;;&quot;&quot;);['Sheet-Data'.F466]))" office:value-type="string" office:string-value="    ">
            <text:p><text:s text:c="4"/></text:p>
          </table:table-cell>
          <table:table-cell table:style-name="ce5" table:formula="of:=['Sheet-Data'.G466]" office:value-type="float" office:value="0">
            <text:p>0</text:p>
          </table:table-cell>
          <table:table-cell table:formula="of:=['Sheet-Data'.L466]" office:value-type="float" office:value="0">
            <text:p>0</text:p>
          </table:table-cell>
          <table:table-cell table:formula="of:=['Sheet-Data'.H46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67];&quot; &quot;;['Sheet-Data'.B467];&quot; &quot;;['Sheet-Data'.C467];&quot; &quot;;['Sheet-Data'.D467];&quot; &quot;;IF(EXACT(['Sheet-Data'.E467];&quot;true&quot;);&quot;cell-a-time &quot;;&quot;&quot;);['Sheet-Data'.F467]))" office:value-type="string" office:string-value="    ">
            <text:p><text:s text:c="4"/></text:p>
          </table:table-cell>
          <table:table-cell table:style-name="ce5" table:formula="of:=['Sheet-Data'.G467]" office:value-type="float" office:value="0">
            <text:p>0</text:p>
          </table:table-cell>
          <table:table-cell table:formula="of:=['Sheet-Data'.L467]" office:value-type="float" office:value="0">
            <text:p>0</text:p>
          </table:table-cell>
          <table:table-cell table:formula="of:=['Sheet-Data'.H46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68];&quot; &quot;;['Sheet-Data'.B468];&quot; &quot;;['Sheet-Data'.C468];&quot; &quot;;['Sheet-Data'.D468];&quot; &quot;;IF(EXACT(['Sheet-Data'.E468];&quot;true&quot;);&quot;cell-a-time &quot;;&quot;&quot;);['Sheet-Data'.F468]))" office:value-type="string" office:string-value="    ">
            <text:p><text:s text:c="4"/></text:p>
          </table:table-cell>
          <table:table-cell table:style-name="ce5" table:formula="of:=['Sheet-Data'.G468]" office:value-type="float" office:value="0">
            <text:p>0</text:p>
          </table:table-cell>
          <table:table-cell table:formula="of:=['Sheet-Data'.L468]" office:value-type="float" office:value="0">
            <text:p>0</text:p>
          </table:table-cell>
          <table:table-cell table:formula="of:=['Sheet-Data'.H46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69];&quot; &quot;;['Sheet-Data'.B469];&quot; &quot;;['Sheet-Data'.C469];&quot; &quot;;['Sheet-Data'.D469];&quot; &quot;;IF(EXACT(['Sheet-Data'.E469];&quot;true&quot;);&quot;cell-a-time &quot;;&quot;&quot;);['Sheet-Data'.F469]))" office:value-type="string" office:string-value="    ">
            <text:p><text:s text:c="4"/></text:p>
          </table:table-cell>
          <table:table-cell table:style-name="ce5" table:formula="of:=['Sheet-Data'.G469]" office:value-type="float" office:value="0">
            <text:p>0</text:p>
          </table:table-cell>
          <table:table-cell table:formula="of:=['Sheet-Data'.L469]" office:value-type="float" office:value="0">
            <text:p>0</text:p>
          </table:table-cell>
          <table:table-cell table:formula="of:=['Sheet-Data'.H46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70];&quot; &quot;;['Sheet-Data'.B470];&quot; &quot;;['Sheet-Data'.C470];&quot; &quot;;['Sheet-Data'.D470];&quot; &quot;;IF(EXACT(['Sheet-Data'.E470];&quot;true&quot;);&quot;cell-a-time &quot;;&quot;&quot;);['Sheet-Data'.F470]))" office:value-type="string" office:string-value="    ">
            <text:p><text:s text:c="4"/></text:p>
          </table:table-cell>
          <table:table-cell table:style-name="ce5" table:formula="of:=['Sheet-Data'.G470]" office:value-type="float" office:value="0">
            <text:p>0</text:p>
          </table:table-cell>
          <table:table-cell table:formula="of:=['Sheet-Data'.L470]" office:value-type="float" office:value="0">
            <text:p>0</text:p>
          </table:table-cell>
          <table:table-cell table:formula="of:=['Sheet-Data'.H47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71];&quot; &quot;;['Sheet-Data'.B471];&quot; &quot;;['Sheet-Data'.C471];&quot; &quot;;['Sheet-Data'.D471];&quot; &quot;;IF(EXACT(['Sheet-Data'.E471];&quot;true&quot;);&quot;cell-a-time &quot;;&quot;&quot;);['Sheet-Data'.F471]))" office:value-type="string" office:string-value="    ">
            <text:p><text:s text:c="4"/></text:p>
          </table:table-cell>
          <table:table-cell table:style-name="ce5" table:formula="of:=['Sheet-Data'.G471]" office:value-type="float" office:value="0">
            <text:p>0</text:p>
          </table:table-cell>
          <table:table-cell table:formula="of:=['Sheet-Data'.L471]" office:value-type="float" office:value="0">
            <text:p>0</text:p>
          </table:table-cell>
          <table:table-cell table:formula="of:=['Sheet-Data'.H47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72];&quot; &quot;;['Sheet-Data'.B472];&quot; &quot;;['Sheet-Data'.C472];&quot; &quot;;['Sheet-Data'.D472];&quot; &quot;;IF(EXACT(['Sheet-Data'.E472];&quot;true&quot;);&quot;cell-a-time &quot;;&quot;&quot;);['Sheet-Data'.F472]))" office:value-type="string" office:string-value="    ">
            <text:p><text:s text:c="4"/></text:p>
          </table:table-cell>
          <table:table-cell table:style-name="ce5" table:formula="of:=['Sheet-Data'.G472]" office:value-type="float" office:value="0">
            <text:p>0</text:p>
          </table:table-cell>
          <table:table-cell table:formula="of:=['Sheet-Data'.L472]" office:value-type="float" office:value="0">
            <text:p>0</text:p>
          </table:table-cell>
          <table:table-cell table:formula="of:=['Sheet-Data'.H47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73];&quot; &quot;;['Sheet-Data'.B473];&quot; &quot;;['Sheet-Data'.C473];&quot; &quot;;['Sheet-Data'.D473];&quot; &quot;;IF(EXACT(['Sheet-Data'.E473];&quot;true&quot;);&quot;cell-a-time &quot;;&quot;&quot;);['Sheet-Data'.F473]))" office:value-type="string" office:string-value="    ">
            <text:p><text:s text:c="4"/></text:p>
          </table:table-cell>
          <table:table-cell table:style-name="ce5" table:formula="of:=['Sheet-Data'.G473]" office:value-type="float" office:value="0">
            <text:p>0</text:p>
          </table:table-cell>
          <table:table-cell table:formula="of:=['Sheet-Data'.L473]" office:value-type="float" office:value="0">
            <text:p>0</text:p>
          </table:table-cell>
          <table:table-cell table:formula="of:=['Sheet-Data'.H47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74];&quot; &quot;;['Sheet-Data'.B474];&quot; &quot;;['Sheet-Data'.C474];&quot; &quot;;['Sheet-Data'.D474];&quot; &quot;;IF(EXACT(['Sheet-Data'.E474];&quot;true&quot;);&quot;cell-a-time &quot;;&quot;&quot;);['Sheet-Data'.F474]))" office:value-type="string" office:string-value="    ">
            <text:p><text:s text:c="4"/></text:p>
          </table:table-cell>
          <table:table-cell table:style-name="ce5" table:formula="of:=['Sheet-Data'.G474]" office:value-type="float" office:value="0">
            <text:p>0</text:p>
          </table:table-cell>
          <table:table-cell table:formula="of:=['Sheet-Data'.L474]" office:value-type="float" office:value="0">
            <text:p>0</text:p>
          </table:table-cell>
          <table:table-cell table:formula="of:=['Sheet-Data'.H47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75];&quot; &quot;;['Sheet-Data'.B475];&quot; &quot;;['Sheet-Data'.C475];&quot; &quot;;['Sheet-Data'.D475];&quot; &quot;;IF(EXACT(['Sheet-Data'.E475];&quot;true&quot;);&quot;cell-a-time &quot;;&quot;&quot;);['Sheet-Data'.F475]))" office:value-type="string" office:string-value="    ">
            <text:p><text:s text:c="4"/></text:p>
          </table:table-cell>
          <table:table-cell table:style-name="ce5" table:formula="of:=['Sheet-Data'.G475]" office:value-type="float" office:value="0">
            <text:p>0</text:p>
          </table:table-cell>
          <table:table-cell table:formula="of:=['Sheet-Data'.L475]" office:value-type="float" office:value="0">
            <text:p>0</text:p>
          </table:table-cell>
          <table:table-cell table:formula="of:=['Sheet-Data'.H47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76];&quot; &quot;;['Sheet-Data'.B476];&quot; &quot;;['Sheet-Data'.C476];&quot; &quot;;['Sheet-Data'.D476];&quot; &quot;;IF(EXACT(['Sheet-Data'.E476];&quot;true&quot;);&quot;cell-a-time &quot;;&quot;&quot;);['Sheet-Data'.F476]))" office:value-type="string" office:string-value="    ">
            <text:p><text:s text:c="4"/></text:p>
          </table:table-cell>
          <table:table-cell table:style-name="ce5" table:formula="of:=['Sheet-Data'.G476]" office:value-type="float" office:value="0">
            <text:p>0</text:p>
          </table:table-cell>
          <table:table-cell table:formula="of:=['Sheet-Data'.L476]" office:value-type="float" office:value="0">
            <text:p>0</text:p>
          </table:table-cell>
          <table:table-cell table:formula="of:=['Sheet-Data'.H47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77];&quot; &quot;;['Sheet-Data'.B477];&quot; &quot;;['Sheet-Data'.C477];&quot; &quot;;['Sheet-Data'.D477];&quot; &quot;;IF(EXACT(['Sheet-Data'.E477];&quot;true&quot;);&quot;cell-a-time &quot;;&quot;&quot;);['Sheet-Data'.F477]))" office:value-type="string" office:string-value="    ">
            <text:p><text:s text:c="4"/></text:p>
          </table:table-cell>
          <table:table-cell table:style-name="ce5" table:formula="of:=['Sheet-Data'.G477]" office:value-type="float" office:value="0">
            <text:p>0</text:p>
          </table:table-cell>
          <table:table-cell table:formula="of:=['Sheet-Data'.L477]" office:value-type="float" office:value="0">
            <text:p>0</text:p>
          </table:table-cell>
          <table:table-cell table:formula="of:=['Sheet-Data'.H47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78];&quot; &quot;;['Sheet-Data'.B478];&quot; &quot;;['Sheet-Data'.C478];&quot; &quot;;['Sheet-Data'.D478];&quot; &quot;;IF(EXACT(['Sheet-Data'.E478];&quot;true&quot;);&quot;cell-a-time &quot;;&quot;&quot;);['Sheet-Data'.F478]))" office:value-type="string" office:string-value="    ">
            <text:p><text:s text:c="4"/></text:p>
          </table:table-cell>
          <table:table-cell table:style-name="ce5" table:formula="of:=['Sheet-Data'.G478]" office:value-type="float" office:value="0">
            <text:p>0</text:p>
          </table:table-cell>
          <table:table-cell table:formula="of:=['Sheet-Data'.L478]" office:value-type="float" office:value="0">
            <text:p>0</text:p>
          </table:table-cell>
          <table:table-cell table:formula="of:=['Sheet-Data'.H47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79];&quot; &quot;;['Sheet-Data'.B479];&quot; &quot;;['Sheet-Data'.C479];&quot; &quot;;['Sheet-Data'.D479];&quot; &quot;;IF(EXACT(['Sheet-Data'.E479];&quot;true&quot;);&quot;cell-a-time &quot;;&quot;&quot;);['Sheet-Data'.F479]))" office:value-type="string" office:string-value="    ">
            <text:p><text:s text:c="4"/></text:p>
          </table:table-cell>
          <table:table-cell table:style-name="ce5" table:formula="of:=['Sheet-Data'.G479]" office:value-type="float" office:value="0">
            <text:p>0</text:p>
          </table:table-cell>
          <table:table-cell table:formula="of:=['Sheet-Data'.L479]" office:value-type="float" office:value="0">
            <text:p>0</text:p>
          </table:table-cell>
          <table:table-cell table:formula="of:=['Sheet-Data'.H47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80];&quot; &quot;;['Sheet-Data'.B480];&quot; &quot;;['Sheet-Data'.C480];&quot; &quot;;['Sheet-Data'.D480];&quot; &quot;;IF(EXACT(['Sheet-Data'.E480];&quot;true&quot;);&quot;cell-a-time &quot;;&quot;&quot;);['Sheet-Data'.F480]))" office:value-type="string" office:string-value="    ">
            <text:p><text:s text:c="4"/></text:p>
          </table:table-cell>
          <table:table-cell table:style-name="ce5" table:formula="of:=['Sheet-Data'.G480]" office:value-type="float" office:value="0">
            <text:p>0</text:p>
          </table:table-cell>
          <table:table-cell table:formula="of:=['Sheet-Data'.L480]" office:value-type="float" office:value="0">
            <text:p>0</text:p>
          </table:table-cell>
          <table:table-cell table:formula="of:=['Sheet-Data'.H48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81];&quot; &quot;;['Sheet-Data'.B481];&quot; &quot;;['Sheet-Data'.C481];&quot; &quot;;['Sheet-Data'.D481];&quot; &quot;;IF(EXACT(['Sheet-Data'.E481];&quot;true&quot;);&quot;cell-a-time &quot;;&quot;&quot;);['Sheet-Data'.F481]))" office:value-type="string" office:string-value="    ">
            <text:p><text:s text:c="4"/></text:p>
          </table:table-cell>
          <table:table-cell table:style-name="ce5" table:formula="of:=['Sheet-Data'.G481]" office:value-type="float" office:value="0">
            <text:p>0</text:p>
          </table:table-cell>
          <table:table-cell table:formula="of:=['Sheet-Data'.L481]" office:value-type="float" office:value="0">
            <text:p>0</text:p>
          </table:table-cell>
          <table:table-cell table:formula="of:=['Sheet-Data'.H48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82];&quot; &quot;;['Sheet-Data'.B482];&quot; &quot;;['Sheet-Data'.C482];&quot; &quot;;['Sheet-Data'.D482];&quot; &quot;;IF(EXACT(['Sheet-Data'.E482];&quot;true&quot;);&quot;cell-a-time &quot;;&quot;&quot;);['Sheet-Data'.F482]))" office:value-type="string" office:string-value="    ">
            <text:p><text:s text:c="4"/></text:p>
          </table:table-cell>
          <table:table-cell table:style-name="ce5" table:formula="of:=['Sheet-Data'.G482]" office:value-type="float" office:value="0">
            <text:p>0</text:p>
          </table:table-cell>
          <table:table-cell table:formula="of:=['Sheet-Data'.L482]" office:value-type="float" office:value="0">
            <text:p>0</text:p>
          </table:table-cell>
          <table:table-cell table:formula="of:=['Sheet-Data'.H48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83];&quot; &quot;;['Sheet-Data'.B483];&quot; &quot;;['Sheet-Data'.C483];&quot; &quot;;['Sheet-Data'.D483];&quot; &quot;;IF(EXACT(['Sheet-Data'.E483];&quot;true&quot;);&quot;cell-a-time &quot;;&quot;&quot;);['Sheet-Data'.F483]))" office:value-type="string" office:string-value="    ">
            <text:p><text:s text:c="4"/></text:p>
          </table:table-cell>
          <table:table-cell table:style-name="ce5" table:formula="of:=['Sheet-Data'.G483]" office:value-type="float" office:value="0">
            <text:p>0</text:p>
          </table:table-cell>
          <table:table-cell table:formula="of:=['Sheet-Data'.L483]" office:value-type="float" office:value="0">
            <text:p>0</text:p>
          </table:table-cell>
          <table:table-cell table:formula="of:=['Sheet-Data'.H48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84];&quot; &quot;;['Sheet-Data'.B484];&quot; &quot;;['Sheet-Data'.C484];&quot; &quot;;['Sheet-Data'.D484];&quot; &quot;;IF(EXACT(['Sheet-Data'.E484];&quot;true&quot;);&quot;cell-a-time &quot;;&quot;&quot;);['Sheet-Data'.F484]))" office:value-type="string" office:string-value="    ">
            <text:p><text:s text:c="4"/></text:p>
          </table:table-cell>
          <table:table-cell table:style-name="ce5" table:formula="of:=['Sheet-Data'.G484]" office:value-type="float" office:value="0">
            <text:p>0</text:p>
          </table:table-cell>
          <table:table-cell table:formula="of:=['Sheet-Data'.L484]" office:value-type="float" office:value="0">
            <text:p>0</text:p>
          </table:table-cell>
          <table:table-cell table:formula="of:=['Sheet-Data'.H48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85];&quot; &quot;;['Sheet-Data'.B485];&quot; &quot;;['Sheet-Data'.C485];&quot; &quot;;['Sheet-Data'.D485];&quot; &quot;;IF(EXACT(['Sheet-Data'.E485];&quot;true&quot;);&quot;cell-a-time &quot;;&quot;&quot;);['Sheet-Data'.F485]))" office:value-type="string" office:string-value="    ">
            <text:p><text:s text:c="4"/></text:p>
          </table:table-cell>
          <table:table-cell table:style-name="ce5" table:formula="of:=['Sheet-Data'.G485]" office:value-type="float" office:value="0">
            <text:p>0</text:p>
          </table:table-cell>
          <table:table-cell table:formula="of:=['Sheet-Data'.L485]" office:value-type="float" office:value="0">
            <text:p>0</text:p>
          </table:table-cell>
          <table:table-cell table:formula="of:=['Sheet-Data'.H48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86];&quot; &quot;;['Sheet-Data'.B486];&quot; &quot;;['Sheet-Data'.C486];&quot; &quot;;['Sheet-Data'.D486];&quot; &quot;;IF(EXACT(['Sheet-Data'.E486];&quot;true&quot;);&quot;cell-a-time &quot;;&quot;&quot;);['Sheet-Data'.F486]))" office:value-type="string" office:string-value="    ">
            <text:p><text:s text:c="4"/></text:p>
          </table:table-cell>
          <table:table-cell table:style-name="ce5" table:formula="of:=['Sheet-Data'.G486]" office:value-type="float" office:value="0">
            <text:p>0</text:p>
          </table:table-cell>
          <table:table-cell table:formula="of:=['Sheet-Data'.L486]" office:value-type="float" office:value="0">
            <text:p>0</text:p>
          </table:table-cell>
          <table:table-cell table:formula="of:=['Sheet-Data'.H48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87];&quot; &quot;;['Sheet-Data'.B487];&quot; &quot;;['Sheet-Data'.C487];&quot; &quot;;['Sheet-Data'.D487];&quot; &quot;;IF(EXACT(['Sheet-Data'.E487];&quot;true&quot;);&quot;cell-a-time &quot;;&quot;&quot;);['Sheet-Data'.F487]))" office:value-type="string" office:string-value="    ">
            <text:p><text:s text:c="4"/></text:p>
          </table:table-cell>
          <table:table-cell table:style-name="ce5" table:formula="of:=['Sheet-Data'.G487]" office:value-type="float" office:value="0">
            <text:p>0</text:p>
          </table:table-cell>
          <table:table-cell table:formula="of:=['Sheet-Data'.L487]" office:value-type="float" office:value="0">
            <text:p>0</text:p>
          </table:table-cell>
          <table:table-cell table:formula="of:=['Sheet-Data'.H48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88];&quot; &quot;;['Sheet-Data'.B488];&quot; &quot;;['Sheet-Data'.C488];&quot; &quot;;['Sheet-Data'.D488];&quot; &quot;;IF(EXACT(['Sheet-Data'.E488];&quot;true&quot;);&quot;cell-a-time &quot;;&quot;&quot;);['Sheet-Data'.F488]))" office:value-type="string" office:string-value="    ">
            <text:p><text:s text:c="4"/></text:p>
          </table:table-cell>
          <table:table-cell table:style-name="ce5" table:formula="of:=['Sheet-Data'.G488]" office:value-type="float" office:value="0">
            <text:p>0</text:p>
          </table:table-cell>
          <table:table-cell table:formula="of:=['Sheet-Data'.L488]" office:value-type="float" office:value="0">
            <text:p>0</text:p>
          </table:table-cell>
          <table:table-cell table:formula="of:=['Sheet-Data'.H48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89];&quot; &quot;;['Sheet-Data'.B489];&quot; &quot;;['Sheet-Data'.C489];&quot; &quot;;['Sheet-Data'.D489];&quot; &quot;;IF(EXACT(['Sheet-Data'.E489];&quot;true&quot;);&quot;cell-a-time &quot;;&quot;&quot;);['Sheet-Data'.F489]))" office:value-type="string" office:string-value="    ">
            <text:p><text:s text:c="4"/></text:p>
          </table:table-cell>
          <table:table-cell table:style-name="ce5" table:formula="of:=['Sheet-Data'.G489]" office:value-type="float" office:value="0">
            <text:p>0</text:p>
          </table:table-cell>
          <table:table-cell table:formula="of:=['Sheet-Data'.L489]" office:value-type="float" office:value="0">
            <text:p>0</text:p>
          </table:table-cell>
          <table:table-cell table:formula="of:=['Sheet-Data'.H48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90];&quot; &quot;;['Sheet-Data'.B490];&quot; &quot;;['Sheet-Data'.C490];&quot; &quot;;['Sheet-Data'.D490];&quot; &quot;;IF(EXACT(['Sheet-Data'.E490];&quot;true&quot;);&quot;cell-a-time &quot;;&quot;&quot;);['Sheet-Data'.F490]))" office:value-type="string" office:string-value="    ">
            <text:p><text:s text:c="4"/></text:p>
          </table:table-cell>
          <table:table-cell table:style-name="ce5" table:formula="of:=['Sheet-Data'.G490]" office:value-type="float" office:value="0">
            <text:p>0</text:p>
          </table:table-cell>
          <table:table-cell table:formula="of:=['Sheet-Data'.L490]" office:value-type="float" office:value="0">
            <text:p>0</text:p>
          </table:table-cell>
          <table:table-cell table:formula="of:=['Sheet-Data'.H49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91];&quot; &quot;;['Sheet-Data'.B491];&quot; &quot;;['Sheet-Data'.C491];&quot; &quot;;['Sheet-Data'.D491];&quot; &quot;;IF(EXACT(['Sheet-Data'.E491];&quot;true&quot;);&quot;cell-a-time &quot;;&quot;&quot;);['Sheet-Data'.F491]))" office:value-type="string" office:string-value="    ">
            <text:p><text:s text:c="4"/></text:p>
          </table:table-cell>
          <table:table-cell table:style-name="ce5" table:formula="of:=['Sheet-Data'.G491]" office:value-type="float" office:value="0">
            <text:p>0</text:p>
          </table:table-cell>
          <table:table-cell table:formula="of:=['Sheet-Data'.L491]" office:value-type="float" office:value="0">
            <text:p>0</text:p>
          </table:table-cell>
          <table:table-cell table:formula="of:=['Sheet-Data'.H49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92];&quot; &quot;;['Sheet-Data'.B492];&quot; &quot;;['Sheet-Data'.C492];&quot; &quot;;['Sheet-Data'.D492];&quot; &quot;;IF(EXACT(['Sheet-Data'.E492];&quot;true&quot;);&quot;cell-a-time &quot;;&quot;&quot;);['Sheet-Data'.F492]))" office:value-type="string" office:string-value="    ">
            <text:p><text:s text:c="4"/></text:p>
          </table:table-cell>
          <table:table-cell table:style-name="ce5" table:formula="of:=['Sheet-Data'.G492]" office:value-type="float" office:value="0">
            <text:p>0</text:p>
          </table:table-cell>
          <table:table-cell table:formula="of:=['Sheet-Data'.L492]" office:value-type="float" office:value="0">
            <text:p>0</text:p>
          </table:table-cell>
          <table:table-cell table:formula="of:=['Sheet-Data'.H49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93];&quot; &quot;;['Sheet-Data'.B493];&quot; &quot;;['Sheet-Data'.C493];&quot; &quot;;['Sheet-Data'.D493];&quot; &quot;;IF(EXACT(['Sheet-Data'.E493];&quot;true&quot;);&quot;cell-a-time &quot;;&quot;&quot;);['Sheet-Data'.F493]))" office:value-type="string" office:string-value="    ">
            <text:p><text:s text:c="4"/></text:p>
          </table:table-cell>
          <table:table-cell table:style-name="ce5" table:formula="of:=['Sheet-Data'.G493]" office:value-type="float" office:value="0">
            <text:p>0</text:p>
          </table:table-cell>
          <table:table-cell table:formula="of:=['Sheet-Data'.L493]" office:value-type="float" office:value="0">
            <text:p>0</text:p>
          </table:table-cell>
          <table:table-cell table:formula="of:=['Sheet-Data'.H49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94];&quot; &quot;;['Sheet-Data'.B494];&quot; &quot;;['Sheet-Data'.C494];&quot; &quot;;['Sheet-Data'.D494];&quot; &quot;;IF(EXACT(['Sheet-Data'.E494];&quot;true&quot;);&quot;cell-a-time &quot;;&quot;&quot;);['Sheet-Data'.F494]))" office:value-type="string" office:string-value="    ">
            <text:p><text:s text:c="4"/></text:p>
          </table:table-cell>
          <table:table-cell table:style-name="ce5" table:formula="of:=['Sheet-Data'.G494]" office:value-type="float" office:value="0">
            <text:p>0</text:p>
          </table:table-cell>
          <table:table-cell table:formula="of:=['Sheet-Data'.L494]" office:value-type="float" office:value="0">
            <text:p>0</text:p>
          </table:table-cell>
          <table:table-cell table:formula="of:=['Sheet-Data'.H49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95];&quot; &quot;;['Sheet-Data'.B495];&quot; &quot;;['Sheet-Data'.C495];&quot; &quot;;['Sheet-Data'.D495];&quot; &quot;;IF(EXACT(['Sheet-Data'.E495];&quot;true&quot;);&quot;cell-a-time &quot;;&quot;&quot;);['Sheet-Data'.F495]))" office:value-type="string" office:string-value="    ">
            <text:p><text:s text:c="4"/></text:p>
          </table:table-cell>
          <table:table-cell table:style-name="ce5" table:formula="of:=['Sheet-Data'.G495]" office:value-type="float" office:value="0">
            <text:p>0</text:p>
          </table:table-cell>
          <table:table-cell table:formula="of:=['Sheet-Data'.L495]" office:value-type="float" office:value="0">
            <text:p>0</text:p>
          </table:table-cell>
          <table:table-cell table:formula="of:=['Sheet-Data'.H49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96];&quot; &quot;;['Sheet-Data'.B496];&quot; &quot;;['Sheet-Data'.C496];&quot; &quot;;['Sheet-Data'.D496];&quot; &quot;;IF(EXACT(['Sheet-Data'.E496];&quot;true&quot;);&quot;cell-a-time &quot;;&quot;&quot;);['Sheet-Data'.F496]))" office:value-type="string" office:string-value="    ">
            <text:p><text:s text:c="4"/></text:p>
          </table:table-cell>
          <table:table-cell table:style-name="ce5" table:formula="of:=['Sheet-Data'.G496]" office:value-type="float" office:value="0">
            <text:p>0</text:p>
          </table:table-cell>
          <table:table-cell table:formula="of:=['Sheet-Data'.L496]" office:value-type="float" office:value="0">
            <text:p>0</text:p>
          </table:table-cell>
          <table:table-cell table:formula="of:=['Sheet-Data'.H49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97];&quot; &quot;;['Sheet-Data'.B497];&quot; &quot;;['Sheet-Data'.C497];&quot; &quot;;['Sheet-Data'.D497];&quot; &quot;;IF(EXACT(['Sheet-Data'.E497];&quot;true&quot;);&quot;cell-a-time &quot;;&quot;&quot;);['Sheet-Data'.F497]))" office:value-type="string" office:string-value="    ">
            <text:p><text:s text:c="4"/></text:p>
          </table:table-cell>
          <table:table-cell table:style-name="ce5" table:formula="of:=['Sheet-Data'.G497]" office:value-type="float" office:value="0">
            <text:p>0</text:p>
          </table:table-cell>
          <table:table-cell table:formula="of:=['Sheet-Data'.L497]" office:value-type="float" office:value="0">
            <text:p>0</text:p>
          </table:table-cell>
          <table:table-cell table:formula="of:=['Sheet-Data'.H49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98];&quot; &quot;;['Sheet-Data'.B498];&quot; &quot;;['Sheet-Data'.C498];&quot; &quot;;['Sheet-Data'.D498];&quot; &quot;;IF(EXACT(['Sheet-Data'.E498];&quot;true&quot;);&quot;cell-a-time &quot;;&quot;&quot;);['Sheet-Data'.F498]))" office:value-type="string" office:string-value="    ">
            <text:p><text:s text:c="4"/></text:p>
          </table:table-cell>
          <table:table-cell table:style-name="ce5" table:formula="of:=['Sheet-Data'.G498]" office:value-type="float" office:value="0">
            <text:p>0</text:p>
          </table:table-cell>
          <table:table-cell table:formula="of:=['Sheet-Data'.L498]" office:value-type="float" office:value="0">
            <text:p>0</text:p>
          </table:table-cell>
          <table:table-cell table:formula="of:=['Sheet-Data'.H49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499];&quot; &quot;;['Sheet-Data'.B499];&quot; &quot;;['Sheet-Data'.C499];&quot; &quot;;['Sheet-Data'.D499];&quot; &quot;;IF(EXACT(['Sheet-Data'.E499];&quot;true&quot;);&quot;cell-a-time &quot;;&quot;&quot;);['Sheet-Data'.F499]))" office:value-type="string" office:string-value="    ">
            <text:p><text:s text:c="4"/></text:p>
          </table:table-cell>
          <table:table-cell table:style-name="ce5" table:formula="of:=['Sheet-Data'.G499]" office:value-type="float" office:value="0">
            <text:p>0</text:p>
          </table:table-cell>
          <table:table-cell table:formula="of:=['Sheet-Data'.L499]" office:value-type="float" office:value="0">
            <text:p>0</text:p>
          </table:table-cell>
          <table:table-cell table:formula="of:=['Sheet-Data'.H49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00];&quot; &quot;;['Sheet-Data'.B500];&quot; &quot;;['Sheet-Data'.C500];&quot; &quot;;['Sheet-Data'.D500];&quot; &quot;;IF(EXACT(['Sheet-Data'.E500];&quot;true&quot;);&quot;cell-a-time &quot;;&quot;&quot;);['Sheet-Data'.F500]))" office:value-type="string" office:string-value="    ">
            <text:p><text:s text:c="4"/></text:p>
          </table:table-cell>
          <table:table-cell table:style-name="ce5" table:formula="of:=['Sheet-Data'.G500]" office:value-type="float" office:value="0">
            <text:p>0</text:p>
          </table:table-cell>
          <table:table-cell table:formula="of:=['Sheet-Data'.L500]" office:value-type="float" office:value="0">
            <text:p>0</text:p>
          </table:table-cell>
          <table:table-cell table:formula="of:=['Sheet-Data'.H50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01];&quot; &quot;;['Sheet-Data'.B501];&quot; &quot;;['Sheet-Data'.C501];&quot; &quot;;['Sheet-Data'.D501];&quot; &quot;;IF(EXACT(['Sheet-Data'.E501];&quot;true&quot;);&quot;cell-a-time &quot;;&quot;&quot;);['Sheet-Data'.F501]))" office:value-type="string" office:string-value="    ">
            <text:p><text:s text:c="4"/></text:p>
          </table:table-cell>
          <table:table-cell table:style-name="ce5" table:formula="of:=['Sheet-Data'.G501]" office:value-type="float" office:value="0">
            <text:p>0</text:p>
          </table:table-cell>
          <table:table-cell table:formula="of:=['Sheet-Data'.L501]" office:value-type="float" office:value="0">
            <text:p>0</text:p>
          </table:table-cell>
          <table:table-cell table:formula="of:=['Sheet-Data'.H50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02];&quot; &quot;;['Sheet-Data'.B502];&quot; &quot;;['Sheet-Data'.C502];&quot; &quot;;['Sheet-Data'.D502];&quot; &quot;;IF(EXACT(['Sheet-Data'.E502];&quot;true&quot;);&quot;cell-a-time &quot;;&quot;&quot;);['Sheet-Data'.F502]))" office:value-type="string" office:string-value="    ">
            <text:p><text:s text:c="4"/></text:p>
          </table:table-cell>
          <table:table-cell table:style-name="ce5" table:formula="of:=['Sheet-Data'.G502]" office:value-type="float" office:value="0">
            <text:p>0</text:p>
          </table:table-cell>
          <table:table-cell table:formula="of:=['Sheet-Data'.L502]" office:value-type="float" office:value="0">
            <text:p>0</text:p>
          </table:table-cell>
          <table:table-cell table:formula="of:=['Sheet-Data'.H50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03];&quot; &quot;;['Sheet-Data'.B503];&quot; &quot;;['Sheet-Data'.C503];&quot; &quot;;['Sheet-Data'.D503];&quot; &quot;;IF(EXACT(['Sheet-Data'.E503];&quot;true&quot;);&quot;cell-a-time &quot;;&quot;&quot;);['Sheet-Data'.F503]))" office:value-type="string" office:string-value="    ">
            <text:p><text:s text:c="4"/></text:p>
          </table:table-cell>
          <table:table-cell table:style-name="ce5" table:formula="of:=['Sheet-Data'.G503]" office:value-type="float" office:value="0">
            <text:p>0</text:p>
          </table:table-cell>
          <table:table-cell table:formula="of:=['Sheet-Data'.L503]" office:value-type="float" office:value="0">
            <text:p>0</text:p>
          </table:table-cell>
          <table:table-cell table:formula="of:=['Sheet-Data'.H50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04];&quot; &quot;;['Sheet-Data'.B504];&quot; &quot;;['Sheet-Data'.C504];&quot; &quot;;['Sheet-Data'.D504];&quot; &quot;;IF(EXACT(['Sheet-Data'.E504];&quot;true&quot;);&quot;cell-a-time &quot;;&quot;&quot;);['Sheet-Data'.F504]))" office:value-type="string" office:string-value="    ">
            <text:p><text:s text:c="4"/></text:p>
          </table:table-cell>
          <table:table-cell table:style-name="ce5" table:formula="of:=['Sheet-Data'.G504]" office:value-type="float" office:value="0">
            <text:p>0</text:p>
          </table:table-cell>
          <table:table-cell table:formula="of:=['Sheet-Data'.L504]" office:value-type="float" office:value="0">
            <text:p>0</text:p>
          </table:table-cell>
          <table:table-cell table:formula="of:=['Sheet-Data'.H50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05];&quot; &quot;;['Sheet-Data'.B505];&quot; &quot;;['Sheet-Data'.C505];&quot; &quot;;['Sheet-Data'.D505];&quot; &quot;;IF(EXACT(['Sheet-Data'.E505];&quot;true&quot;);&quot;cell-a-time &quot;;&quot;&quot;);['Sheet-Data'.F505]))" office:value-type="string" office:string-value="    ">
            <text:p><text:s text:c="4"/></text:p>
          </table:table-cell>
          <table:table-cell table:style-name="ce5" table:formula="of:=['Sheet-Data'.G505]" office:value-type="float" office:value="0">
            <text:p>0</text:p>
          </table:table-cell>
          <table:table-cell table:formula="of:=['Sheet-Data'.L505]" office:value-type="float" office:value="0">
            <text:p>0</text:p>
          </table:table-cell>
          <table:table-cell table:formula="of:=['Sheet-Data'.H50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06];&quot; &quot;;['Sheet-Data'.B506];&quot; &quot;;['Sheet-Data'.C506];&quot; &quot;;['Sheet-Data'.D506];&quot; &quot;;IF(EXACT(['Sheet-Data'.E506];&quot;true&quot;);&quot;cell-a-time &quot;;&quot;&quot;);['Sheet-Data'.F506]))" office:value-type="string" office:string-value="    ">
            <text:p><text:s text:c="4"/></text:p>
          </table:table-cell>
          <table:table-cell table:style-name="ce5" table:formula="of:=['Sheet-Data'.G506]" office:value-type="float" office:value="0">
            <text:p>0</text:p>
          </table:table-cell>
          <table:table-cell table:formula="of:=['Sheet-Data'.L506]" office:value-type="float" office:value="0">
            <text:p>0</text:p>
          </table:table-cell>
          <table:table-cell table:formula="of:=['Sheet-Data'.H50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07];&quot; &quot;;['Sheet-Data'.B507];&quot; &quot;;['Sheet-Data'.C507];&quot; &quot;;['Sheet-Data'.D507];&quot; &quot;;IF(EXACT(['Sheet-Data'.E507];&quot;true&quot;);&quot;cell-a-time &quot;;&quot;&quot;);['Sheet-Data'.F507]))" office:value-type="string" office:string-value="    ">
            <text:p><text:s text:c="4"/></text:p>
          </table:table-cell>
          <table:table-cell table:style-name="ce5" table:formula="of:=['Sheet-Data'.G507]" office:value-type="float" office:value="0">
            <text:p>0</text:p>
          </table:table-cell>
          <table:table-cell table:formula="of:=['Sheet-Data'.L507]" office:value-type="float" office:value="0">
            <text:p>0</text:p>
          </table:table-cell>
          <table:table-cell table:formula="of:=['Sheet-Data'.H50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08];&quot; &quot;;['Sheet-Data'.B508];&quot; &quot;;['Sheet-Data'.C508];&quot; &quot;;['Sheet-Data'.D508];&quot; &quot;;IF(EXACT(['Sheet-Data'.E508];&quot;true&quot;);&quot;cell-a-time &quot;;&quot;&quot;);['Sheet-Data'.F508]))" office:value-type="string" office:string-value="    ">
            <text:p><text:s text:c="4"/></text:p>
          </table:table-cell>
          <table:table-cell table:style-name="ce5" table:formula="of:=['Sheet-Data'.G508]" office:value-type="float" office:value="0">
            <text:p>0</text:p>
          </table:table-cell>
          <table:table-cell table:formula="of:=['Sheet-Data'.L508]" office:value-type="float" office:value="0">
            <text:p>0</text:p>
          </table:table-cell>
          <table:table-cell table:formula="of:=['Sheet-Data'.H50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09];&quot; &quot;;['Sheet-Data'.B509];&quot; &quot;;['Sheet-Data'.C509];&quot; &quot;;['Sheet-Data'.D509];&quot; &quot;;IF(EXACT(['Sheet-Data'.E509];&quot;true&quot;);&quot;cell-a-time &quot;;&quot;&quot;);['Sheet-Data'.F509]))" office:value-type="string" office:string-value="    ">
            <text:p><text:s text:c="4"/></text:p>
          </table:table-cell>
          <table:table-cell table:style-name="ce5" table:formula="of:=['Sheet-Data'.G509]" office:value-type="float" office:value="0">
            <text:p>0</text:p>
          </table:table-cell>
          <table:table-cell table:formula="of:=['Sheet-Data'.L509]" office:value-type="float" office:value="0">
            <text:p>0</text:p>
          </table:table-cell>
          <table:table-cell table:formula="of:=['Sheet-Data'.H50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10];&quot; &quot;;['Sheet-Data'.B510];&quot; &quot;;['Sheet-Data'.C510];&quot; &quot;;['Sheet-Data'.D510];&quot; &quot;;IF(EXACT(['Sheet-Data'.E510];&quot;true&quot;);&quot;cell-a-time &quot;;&quot;&quot;);['Sheet-Data'.F510]))" office:value-type="string" office:string-value="    ">
            <text:p><text:s text:c="4"/></text:p>
          </table:table-cell>
          <table:table-cell table:style-name="ce5" table:formula="of:=['Sheet-Data'.G510]" office:value-type="float" office:value="0">
            <text:p>0</text:p>
          </table:table-cell>
          <table:table-cell table:formula="of:=['Sheet-Data'.L510]" office:value-type="float" office:value="0">
            <text:p>0</text:p>
          </table:table-cell>
          <table:table-cell table:formula="of:=['Sheet-Data'.H51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11];&quot; &quot;;['Sheet-Data'.B511];&quot; &quot;;['Sheet-Data'.C511];&quot; &quot;;['Sheet-Data'.D511];&quot; &quot;;IF(EXACT(['Sheet-Data'.E511];&quot;true&quot;);&quot;cell-a-time &quot;;&quot;&quot;);['Sheet-Data'.F511]))" office:value-type="string" office:string-value="    ">
            <text:p><text:s text:c="4"/></text:p>
          </table:table-cell>
          <table:table-cell table:style-name="ce5" table:formula="of:=['Sheet-Data'.G511]" office:value-type="float" office:value="0">
            <text:p>0</text:p>
          </table:table-cell>
          <table:table-cell table:formula="of:=['Sheet-Data'.L511]" office:value-type="float" office:value="0">
            <text:p>0</text:p>
          </table:table-cell>
          <table:table-cell table:formula="of:=['Sheet-Data'.H51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12];&quot; &quot;;['Sheet-Data'.B512];&quot; &quot;;['Sheet-Data'.C512];&quot; &quot;;['Sheet-Data'.D512];&quot; &quot;;IF(EXACT(['Sheet-Data'.E512];&quot;true&quot;);&quot;cell-a-time &quot;;&quot;&quot;);['Sheet-Data'.F512]))" office:value-type="string" office:string-value="    ">
            <text:p><text:s text:c="4"/></text:p>
          </table:table-cell>
          <table:table-cell table:style-name="ce5" table:formula="of:=['Sheet-Data'.G512]" office:value-type="float" office:value="0">
            <text:p>0</text:p>
          </table:table-cell>
          <table:table-cell table:formula="of:=['Sheet-Data'.L512]" office:value-type="float" office:value="0">
            <text:p>0</text:p>
          </table:table-cell>
          <table:table-cell table:formula="of:=['Sheet-Data'.H51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13];&quot; &quot;;['Sheet-Data'.B513];&quot; &quot;;['Sheet-Data'.C513];&quot; &quot;;['Sheet-Data'.D513];&quot; &quot;;IF(EXACT(['Sheet-Data'.E513];&quot;true&quot;);&quot;cell-a-time &quot;;&quot;&quot;);['Sheet-Data'.F513]))" office:value-type="string" office:string-value="    ">
            <text:p><text:s text:c="4"/></text:p>
          </table:table-cell>
          <table:table-cell table:style-name="ce5" table:formula="of:=['Sheet-Data'.G513]" office:value-type="float" office:value="0">
            <text:p>0</text:p>
          </table:table-cell>
          <table:table-cell table:formula="of:=['Sheet-Data'.L513]" office:value-type="float" office:value="0">
            <text:p>0</text:p>
          </table:table-cell>
          <table:table-cell table:formula="of:=['Sheet-Data'.H51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14];&quot; &quot;;['Sheet-Data'.B514];&quot; &quot;;['Sheet-Data'.C514];&quot; &quot;;['Sheet-Data'.D514];&quot; &quot;;IF(EXACT(['Sheet-Data'.E514];&quot;true&quot;);&quot;cell-a-time &quot;;&quot;&quot;);['Sheet-Data'.F514]))" office:value-type="string" office:string-value="    ">
            <text:p><text:s text:c="4"/></text:p>
          </table:table-cell>
          <table:table-cell table:style-name="ce5" table:formula="of:=['Sheet-Data'.G514]" office:value-type="float" office:value="0">
            <text:p>0</text:p>
          </table:table-cell>
          <table:table-cell table:formula="of:=['Sheet-Data'.L514]" office:value-type="float" office:value="0">
            <text:p>0</text:p>
          </table:table-cell>
          <table:table-cell table:formula="of:=['Sheet-Data'.H51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15];&quot; &quot;;['Sheet-Data'.B515];&quot; &quot;;['Sheet-Data'.C515];&quot; &quot;;['Sheet-Data'.D515];&quot; &quot;;IF(EXACT(['Sheet-Data'.E515];&quot;true&quot;);&quot;cell-a-time &quot;;&quot;&quot;);['Sheet-Data'.F515]))" office:value-type="string" office:string-value="    ">
            <text:p><text:s text:c="4"/></text:p>
          </table:table-cell>
          <table:table-cell table:style-name="ce5" table:formula="of:=['Sheet-Data'.G515]" office:value-type="float" office:value="0">
            <text:p>0</text:p>
          </table:table-cell>
          <table:table-cell table:formula="of:=['Sheet-Data'.L515]" office:value-type="float" office:value="0">
            <text:p>0</text:p>
          </table:table-cell>
          <table:table-cell table:formula="of:=['Sheet-Data'.H51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16];&quot; &quot;;['Sheet-Data'.B516];&quot; &quot;;['Sheet-Data'.C516];&quot; &quot;;['Sheet-Data'.D516];&quot; &quot;;IF(EXACT(['Sheet-Data'.E516];&quot;true&quot;);&quot;cell-a-time &quot;;&quot;&quot;);['Sheet-Data'.F516]))" office:value-type="string" office:string-value="    ">
            <text:p><text:s text:c="4"/></text:p>
          </table:table-cell>
          <table:table-cell table:style-name="ce5" table:formula="of:=['Sheet-Data'.G516]" office:value-type="float" office:value="0">
            <text:p>0</text:p>
          </table:table-cell>
          <table:table-cell table:formula="of:=['Sheet-Data'.L516]" office:value-type="float" office:value="0">
            <text:p>0</text:p>
          </table:table-cell>
          <table:table-cell table:formula="of:=['Sheet-Data'.H51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17];&quot; &quot;;['Sheet-Data'.B517];&quot; &quot;;['Sheet-Data'.C517];&quot; &quot;;['Sheet-Data'.D517];&quot; &quot;;IF(EXACT(['Sheet-Data'.E517];&quot;true&quot;);&quot;cell-a-time &quot;;&quot;&quot;);['Sheet-Data'.F517]))" office:value-type="string" office:string-value="    ">
            <text:p><text:s text:c="4"/></text:p>
          </table:table-cell>
          <table:table-cell table:style-name="ce5" table:formula="of:=['Sheet-Data'.G517]" office:value-type="float" office:value="0">
            <text:p>0</text:p>
          </table:table-cell>
          <table:table-cell table:formula="of:=['Sheet-Data'.L517]" office:value-type="float" office:value="0">
            <text:p>0</text:p>
          </table:table-cell>
          <table:table-cell table:formula="of:=['Sheet-Data'.H51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18];&quot; &quot;;['Sheet-Data'.B518];&quot; &quot;;['Sheet-Data'.C518];&quot; &quot;;['Sheet-Data'.D518];&quot; &quot;;IF(EXACT(['Sheet-Data'.E518];&quot;true&quot;);&quot;cell-a-time &quot;;&quot;&quot;);['Sheet-Data'.F518]))" office:value-type="string" office:string-value="    ">
            <text:p><text:s text:c="4"/></text:p>
          </table:table-cell>
          <table:table-cell table:style-name="ce5" table:formula="of:=['Sheet-Data'.G518]" office:value-type="float" office:value="0">
            <text:p>0</text:p>
          </table:table-cell>
          <table:table-cell table:formula="of:=['Sheet-Data'.L518]" office:value-type="float" office:value="0">
            <text:p>0</text:p>
          </table:table-cell>
          <table:table-cell table:formula="of:=['Sheet-Data'.H51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19];&quot; &quot;;['Sheet-Data'.B519];&quot; &quot;;['Sheet-Data'.C519];&quot; &quot;;['Sheet-Data'.D519];&quot; &quot;;IF(EXACT(['Sheet-Data'.E519];&quot;true&quot;);&quot;cell-a-time &quot;;&quot;&quot;);['Sheet-Data'.F519]))" office:value-type="string" office:string-value="    ">
            <text:p><text:s text:c="4"/></text:p>
          </table:table-cell>
          <table:table-cell table:style-name="ce5" table:formula="of:=['Sheet-Data'.G519]" office:value-type="float" office:value="0">
            <text:p>0</text:p>
          </table:table-cell>
          <table:table-cell table:formula="of:=['Sheet-Data'.L519]" office:value-type="float" office:value="0">
            <text:p>0</text:p>
          </table:table-cell>
          <table:table-cell table:formula="of:=['Sheet-Data'.H51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20];&quot; &quot;;['Sheet-Data'.B520];&quot; &quot;;['Sheet-Data'.C520];&quot; &quot;;['Sheet-Data'.D520];&quot; &quot;;IF(EXACT(['Sheet-Data'.E520];&quot;true&quot;);&quot;cell-a-time &quot;;&quot;&quot;);['Sheet-Data'.F520]))" office:value-type="string" office:string-value="    ">
            <text:p><text:s text:c="4"/></text:p>
          </table:table-cell>
          <table:table-cell table:style-name="ce5" table:formula="of:=['Sheet-Data'.G520]" office:value-type="float" office:value="0">
            <text:p>0</text:p>
          </table:table-cell>
          <table:table-cell table:formula="of:=['Sheet-Data'.L520]" office:value-type="float" office:value="0">
            <text:p>0</text:p>
          </table:table-cell>
          <table:table-cell table:formula="of:=['Sheet-Data'.H52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21];&quot; &quot;;['Sheet-Data'.B521];&quot; &quot;;['Sheet-Data'.C521];&quot; &quot;;['Sheet-Data'.D521];&quot; &quot;;IF(EXACT(['Sheet-Data'.E521];&quot;true&quot;);&quot;cell-a-time &quot;;&quot;&quot;);['Sheet-Data'.F521]))" office:value-type="string" office:string-value="    ">
            <text:p><text:s text:c="4"/></text:p>
          </table:table-cell>
          <table:table-cell table:style-name="ce5" table:formula="of:=['Sheet-Data'.G521]" office:value-type="float" office:value="0">
            <text:p>0</text:p>
          </table:table-cell>
          <table:table-cell table:formula="of:=['Sheet-Data'.L521]" office:value-type="float" office:value="0">
            <text:p>0</text:p>
          </table:table-cell>
          <table:table-cell table:formula="of:=['Sheet-Data'.H52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22];&quot; &quot;;['Sheet-Data'.B522];&quot; &quot;;['Sheet-Data'.C522];&quot; &quot;;['Sheet-Data'.D522];&quot; &quot;;IF(EXACT(['Sheet-Data'.E522];&quot;true&quot;);&quot;cell-a-time &quot;;&quot;&quot;);['Sheet-Data'.F522]))" office:value-type="string" office:string-value="    ">
            <text:p><text:s text:c="4"/></text:p>
          </table:table-cell>
          <table:table-cell table:style-name="ce5" table:formula="of:=['Sheet-Data'.G522]" office:value-type="float" office:value="0">
            <text:p>0</text:p>
          </table:table-cell>
          <table:table-cell table:formula="of:=['Sheet-Data'.L522]" office:value-type="float" office:value="0">
            <text:p>0</text:p>
          </table:table-cell>
          <table:table-cell table:formula="of:=['Sheet-Data'.H52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23];&quot; &quot;;['Sheet-Data'.B523];&quot; &quot;;['Sheet-Data'.C523];&quot; &quot;;['Sheet-Data'.D523];&quot; &quot;;IF(EXACT(['Sheet-Data'.E523];&quot;true&quot;);&quot;cell-a-time &quot;;&quot;&quot;);['Sheet-Data'.F523]))" office:value-type="string" office:string-value="    ">
            <text:p><text:s text:c="4"/></text:p>
          </table:table-cell>
          <table:table-cell table:style-name="ce5" table:formula="of:=['Sheet-Data'.G523]" office:value-type="float" office:value="0">
            <text:p>0</text:p>
          </table:table-cell>
          <table:table-cell table:formula="of:=['Sheet-Data'.L523]" office:value-type="float" office:value="0">
            <text:p>0</text:p>
          </table:table-cell>
          <table:table-cell table:formula="of:=['Sheet-Data'.H52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24];&quot; &quot;;['Sheet-Data'.B524];&quot; &quot;;['Sheet-Data'.C524];&quot; &quot;;['Sheet-Data'.D524];&quot; &quot;;IF(EXACT(['Sheet-Data'.E524];&quot;true&quot;);&quot;cell-a-time &quot;;&quot;&quot;);['Sheet-Data'.F524]))" office:value-type="string" office:string-value="    ">
            <text:p><text:s text:c="4"/></text:p>
          </table:table-cell>
          <table:table-cell table:style-name="ce5" table:formula="of:=['Sheet-Data'.G524]" office:value-type="float" office:value="0">
            <text:p>0</text:p>
          </table:table-cell>
          <table:table-cell table:formula="of:=['Sheet-Data'.L524]" office:value-type="float" office:value="0">
            <text:p>0</text:p>
          </table:table-cell>
          <table:table-cell table:formula="of:=['Sheet-Data'.H52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25];&quot; &quot;;['Sheet-Data'.B525];&quot; &quot;;['Sheet-Data'.C525];&quot; &quot;;['Sheet-Data'.D525];&quot; &quot;;IF(EXACT(['Sheet-Data'.E525];&quot;true&quot;);&quot;cell-a-time &quot;;&quot;&quot;);['Sheet-Data'.F525]))" office:value-type="string" office:string-value="    ">
            <text:p><text:s text:c="4"/></text:p>
          </table:table-cell>
          <table:table-cell table:style-name="ce5" table:formula="of:=['Sheet-Data'.G525]" office:value-type="float" office:value="0">
            <text:p>0</text:p>
          </table:table-cell>
          <table:table-cell table:formula="of:=['Sheet-Data'.L525]" office:value-type="float" office:value="0">
            <text:p>0</text:p>
          </table:table-cell>
          <table:table-cell table:formula="of:=['Sheet-Data'.H52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26];&quot; &quot;;['Sheet-Data'.B526];&quot; &quot;;['Sheet-Data'.C526];&quot; &quot;;['Sheet-Data'.D526];&quot; &quot;;IF(EXACT(['Sheet-Data'.E526];&quot;true&quot;);&quot;cell-a-time &quot;;&quot;&quot;);['Sheet-Data'.F526]))" office:value-type="string" office:string-value="    ">
            <text:p><text:s text:c="4"/></text:p>
          </table:table-cell>
          <table:table-cell table:style-name="ce5" table:formula="of:=['Sheet-Data'.G526]" office:value-type="float" office:value="0">
            <text:p>0</text:p>
          </table:table-cell>
          <table:table-cell table:formula="of:=['Sheet-Data'.L526]" office:value-type="float" office:value="0">
            <text:p>0</text:p>
          </table:table-cell>
          <table:table-cell table:formula="of:=['Sheet-Data'.H52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27];&quot; &quot;;['Sheet-Data'.B527];&quot; &quot;;['Sheet-Data'.C527];&quot; &quot;;['Sheet-Data'.D527];&quot; &quot;;IF(EXACT(['Sheet-Data'.E527];&quot;true&quot;);&quot;cell-a-time &quot;;&quot;&quot;);['Sheet-Data'.F527]))" office:value-type="string" office:string-value="    ">
            <text:p><text:s text:c="4"/></text:p>
          </table:table-cell>
          <table:table-cell table:style-name="ce5" table:formula="of:=['Sheet-Data'.G527]" office:value-type="float" office:value="0">
            <text:p>0</text:p>
          </table:table-cell>
          <table:table-cell table:formula="of:=['Sheet-Data'.L527]" office:value-type="float" office:value="0">
            <text:p>0</text:p>
          </table:table-cell>
          <table:table-cell table:formula="of:=['Sheet-Data'.H52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28];&quot; &quot;;['Sheet-Data'.B528];&quot; &quot;;['Sheet-Data'.C528];&quot; &quot;;['Sheet-Data'.D528];&quot; &quot;;IF(EXACT(['Sheet-Data'.E528];&quot;true&quot;);&quot;cell-a-time &quot;;&quot;&quot;);['Sheet-Data'.F528]))" office:value-type="string" office:string-value="    ">
            <text:p><text:s text:c="4"/></text:p>
          </table:table-cell>
          <table:table-cell table:style-name="ce5" table:formula="of:=['Sheet-Data'.G528]" office:value-type="float" office:value="0">
            <text:p>0</text:p>
          </table:table-cell>
          <table:table-cell table:formula="of:=['Sheet-Data'.L528]" office:value-type="float" office:value="0">
            <text:p>0</text:p>
          </table:table-cell>
          <table:table-cell table:formula="of:=['Sheet-Data'.H52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29];&quot; &quot;;['Sheet-Data'.B529];&quot; &quot;;['Sheet-Data'.C529];&quot; &quot;;['Sheet-Data'.D529];&quot; &quot;;IF(EXACT(['Sheet-Data'.E529];&quot;true&quot;);&quot;cell-a-time &quot;;&quot;&quot;);['Sheet-Data'.F529]))" office:value-type="string" office:string-value="    ">
            <text:p><text:s text:c="4"/></text:p>
          </table:table-cell>
          <table:table-cell table:style-name="ce5" table:formula="of:=['Sheet-Data'.G529]" office:value-type="float" office:value="0">
            <text:p>0</text:p>
          </table:table-cell>
          <table:table-cell table:formula="of:=['Sheet-Data'.L529]" office:value-type="float" office:value="0">
            <text:p>0</text:p>
          </table:table-cell>
          <table:table-cell table:formula="of:=['Sheet-Data'.H52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30];&quot; &quot;;['Sheet-Data'.B530];&quot; &quot;;['Sheet-Data'.C530];&quot; &quot;;['Sheet-Data'.D530];&quot; &quot;;IF(EXACT(['Sheet-Data'.E530];&quot;true&quot;);&quot;cell-a-time &quot;;&quot;&quot;);['Sheet-Data'.F530]))" office:value-type="string" office:string-value="    ">
            <text:p><text:s text:c="4"/></text:p>
          </table:table-cell>
          <table:table-cell table:style-name="ce5" table:formula="of:=['Sheet-Data'.G530]" office:value-type="float" office:value="0">
            <text:p>0</text:p>
          </table:table-cell>
          <table:table-cell table:formula="of:=['Sheet-Data'.L530]" office:value-type="float" office:value="0">
            <text:p>0</text:p>
          </table:table-cell>
          <table:table-cell table:formula="of:=['Sheet-Data'.H53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31];&quot; &quot;;['Sheet-Data'.B531];&quot; &quot;;['Sheet-Data'.C531];&quot; &quot;;['Sheet-Data'.D531];&quot; &quot;;IF(EXACT(['Sheet-Data'.E531];&quot;true&quot;);&quot;cell-a-time &quot;;&quot;&quot;);['Sheet-Data'.F531]))" office:value-type="string" office:string-value="    ">
            <text:p><text:s text:c="4"/></text:p>
          </table:table-cell>
          <table:table-cell table:style-name="ce5" table:formula="of:=['Sheet-Data'.G531]" office:value-type="float" office:value="0">
            <text:p>0</text:p>
          </table:table-cell>
          <table:table-cell table:formula="of:=['Sheet-Data'.L531]" office:value-type="float" office:value="0">
            <text:p>0</text:p>
          </table:table-cell>
          <table:table-cell table:formula="of:=['Sheet-Data'.H53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32];&quot; &quot;;['Sheet-Data'.B532];&quot; &quot;;['Sheet-Data'.C532];&quot; &quot;;['Sheet-Data'.D532];&quot; &quot;;IF(EXACT(['Sheet-Data'.E532];&quot;true&quot;);&quot;cell-a-time &quot;;&quot;&quot;);['Sheet-Data'.F532]))" office:value-type="string" office:string-value="    ">
            <text:p><text:s text:c="4"/></text:p>
          </table:table-cell>
          <table:table-cell table:style-name="ce5" table:formula="of:=['Sheet-Data'.G532]" office:value-type="float" office:value="0">
            <text:p>0</text:p>
          </table:table-cell>
          <table:table-cell table:formula="of:=['Sheet-Data'.L532]" office:value-type="float" office:value="0">
            <text:p>0</text:p>
          </table:table-cell>
          <table:table-cell table:formula="of:=['Sheet-Data'.H53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33];&quot; &quot;;['Sheet-Data'.B533];&quot; &quot;;['Sheet-Data'.C533];&quot; &quot;;['Sheet-Data'.D533];&quot; &quot;;IF(EXACT(['Sheet-Data'.E533];&quot;true&quot;);&quot;cell-a-time &quot;;&quot;&quot;);['Sheet-Data'.F533]))" office:value-type="string" office:string-value="    ">
            <text:p><text:s text:c="4"/></text:p>
          </table:table-cell>
          <table:table-cell table:style-name="ce5" table:formula="of:=['Sheet-Data'.G533]" office:value-type="float" office:value="0">
            <text:p>0</text:p>
          </table:table-cell>
          <table:table-cell table:formula="of:=['Sheet-Data'.L533]" office:value-type="float" office:value="0">
            <text:p>0</text:p>
          </table:table-cell>
          <table:table-cell table:formula="of:=['Sheet-Data'.H53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34];&quot; &quot;;['Sheet-Data'.B534];&quot; &quot;;['Sheet-Data'.C534];&quot; &quot;;['Sheet-Data'.D534];&quot; &quot;;IF(EXACT(['Sheet-Data'.E534];&quot;true&quot;);&quot;cell-a-time &quot;;&quot;&quot;);['Sheet-Data'.F534]))" office:value-type="string" office:string-value="    ">
            <text:p><text:s text:c="4"/></text:p>
          </table:table-cell>
          <table:table-cell table:style-name="ce5" table:formula="of:=['Sheet-Data'.G534]" office:value-type="float" office:value="0">
            <text:p>0</text:p>
          </table:table-cell>
          <table:table-cell table:formula="of:=['Sheet-Data'.L534]" office:value-type="float" office:value="0">
            <text:p>0</text:p>
          </table:table-cell>
          <table:table-cell table:formula="of:=['Sheet-Data'.H53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35];&quot; &quot;;['Sheet-Data'.B535];&quot; &quot;;['Sheet-Data'.C535];&quot; &quot;;['Sheet-Data'.D535];&quot; &quot;;IF(EXACT(['Sheet-Data'.E535];&quot;true&quot;);&quot;cell-a-time &quot;;&quot;&quot;);['Sheet-Data'.F535]))" office:value-type="string" office:string-value="    ">
            <text:p><text:s text:c="4"/></text:p>
          </table:table-cell>
          <table:table-cell table:style-name="ce5" table:formula="of:=['Sheet-Data'.G535]" office:value-type="float" office:value="0">
            <text:p>0</text:p>
          </table:table-cell>
          <table:table-cell table:formula="of:=['Sheet-Data'.L535]" office:value-type="float" office:value="0">
            <text:p>0</text:p>
          </table:table-cell>
          <table:table-cell table:formula="of:=['Sheet-Data'.H53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36];&quot; &quot;;['Sheet-Data'.B536];&quot; &quot;;['Sheet-Data'.C536];&quot; &quot;;['Sheet-Data'.D536];&quot; &quot;;IF(EXACT(['Sheet-Data'.E536];&quot;true&quot;);&quot;cell-a-time &quot;;&quot;&quot;);['Sheet-Data'.F536]))" office:value-type="string" office:string-value="    ">
            <text:p><text:s text:c="4"/></text:p>
          </table:table-cell>
          <table:table-cell table:style-name="ce5" table:formula="of:=['Sheet-Data'.G536]" office:value-type="float" office:value="0">
            <text:p>0</text:p>
          </table:table-cell>
          <table:table-cell table:formula="of:=['Sheet-Data'.L536]" office:value-type="float" office:value="0">
            <text:p>0</text:p>
          </table:table-cell>
          <table:table-cell table:formula="of:=['Sheet-Data'.H53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37];&quot; &quot;;['Sheet-Data'.B537];&quot; &quot;;['Sheet-Data'.C537];&quot; &quot;;['Sheet-Data'.D537];&quot; &quot;;IF(EXACT(['Sheet-Data'.E537];&quot;true&quot;);&quot;cell-a-time &quot;;&quot;&quot;);['Sheet-Data'.F537]))" office:value-type="string" office:string-value="    ">
            <text:p><text:s text:c="4"/></text:p>
          </table:table-cell>
          <table:table-cell table:style-name="ce5" table:formula="of:=['Sheet-Data'.G537]" office:value-type="float" office:value="0">
            <text:p>0</text:p>
          </table:table-cell>
          <table:table-cell table:formula="of:=['Sheet-Data'.L537]" office:value-type="float" office:value="0">
            <text:p>0</text:p>
          </table:table-cell>
          <table:table-cell table:formula="of:=['Sheet-Data'.H53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38];&quot; &quot;;['Sheet-Data'.B538];&quot; &quot;;['Sheet-Data'.C538];&quot; &quot;;['Sheet-Data'.D538];&quot; &quot;;IF(EXACT(['Sheet-Data'.E538];&quot;true&quot;);&quot;cell-a-time &quot;;&quot;&quot;);['Sheet-Data'.F538]))" office:value-type="string" office:string-value="    ">
            <text:p><text:s text:c="4"/></text:p>
          </table:table-cell>
          <table:table-cell table:style-name="ce5" table:formula="of:=['Sheet-Data'.G538]" office:value-type="float" office:value="0">
            <text:p>0</text:p>
          </table:table-cell>
          <table:table-cell table:formula="of:=['Sheet-Data'.L538]" office:value-type="float" office:value="0">
            <text:p>0</text:p>
          </table:table-cell>
          <table:table-cell table:formula="of:=['Sheet-Data'.H53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39];&quot; &quot;;['Sheet-Data'.B539];&quot; &quot;;['Sheet-Data'.C539];&quot; &quot;;['Sheet-Data'.D539];&quot; &quot;;IF(EXACT(['Sheet-Data'.E539];&quot;true&quot;);&quot;cell-a-time &quot;;&quot;&quot;);['Sheet-Data'.F539]))" office:value-type="string" office:string-value="    ">
            <text:p><text:s text:c="4"/></text:p>
          </table:table-cell>
          <table:table-cell table:style-name="ce5" table:formula="of:=['Sheet-Data'.G539]" office:value-type="float" office:value="0">
            <text:p>0</text:p>
          </table:table-cell>
          <table:table-cell table:formula="of:=['Sheet-Data'.L539]" office:value-type="float" office:value="0">
            <text:p>0</text:p>
          </table:table-cell>
          <table:table-cell table:formula="of:=['Sheet-Data'.H53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40];&quot; &quot;;['Sheet-Data'.B540];&quot; &quot;;['Sheet-Data'.C540];&quot; &quot;;['Sheet-Data'.D540];&quot; &quot;;IF(EXACT(['Sheet-Data'.E540];&quot;true&quot;);&quot;cell-a-time &quot;;&quot;&quot;);['Sheet-Data'.F540]))" office:value-type="string" office:string-value="    ">
            <text:p><text:s text:c="4"/></text:p>
          </table:table-cell>
          <table:table-cell table:style-name="ce5" table:formula="of:=['Sheet-Data'.G540]" office:value-type="float" office:value="0">
            <text:p>0</text:p>
          </table:table-cell>
          <table:table-cell table:formula="of:=['Sheet-Data'.L540]" office:value-type="float" office:value="0">
            <text:p>0</text:p>
          </table:table-cell>
          <table:table-cell table:formula="of:=['Sheet-Data'.H54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41];&quot; &quot;;['Sheet-Data'.B541];&quot; &quot;;['Sheet-Data'.C541];&quot; &quot;;['Sheet-Data'.D541];&quot; &quot;;IF(EXACT(['Sheet-Data'.E541];&quot;true&quot;);&quot;cell-a-time &quot;;&quot;&quot;);['Sheet-Data'.F541]))" office:value-type="string" office:string-value="    ">
            <text:p><text:s text:c="4"/></text:p>
          </table:table-cell>
          <table:table-cell table:style-name="ce5" table:formula="of:=['Sheet-Data'.G541]" office:value-type="float" office:value="0">
            <text:p>0</text:p>
          </table:table-cell>
          <table:table-cell table:formula="of:=['Sheet-Data'.L541]" office:value-type="float" office:value="0">
            <text:p>0</text:p>
          </table:table-cell>
          <table:table-cell table:formula="of:=['Sheet-Data'.H54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42];&quot; &quot;;['Sheet-Data'.B542];&quot; &quot;;['Sheet-Data'.C542];&quot; &quot;;['Sheet-Data'.D542];&quot; &quot;;IF(EXACT(['Sheet-Data'.E542];&quot;true&quot;);&quot;cell-a-time &quot;;&quot;&quot;);['Sheet-Data'.F542]))" office:value-type="string" office:string-value="    ">
            <text:p><text:s text:c="4"/></text:p>
          </table:table-cell>
          <table:table-cell table:style-name="ce5" table:formula="of:=['Sheet-Data'.G542]" office:value-type="float" office:value="0">
            <text:p>0</text:p>
          </table:table-cell>
          <table:table-cell table:formula="of:=['Sheet-Data'.L542]" office:value-type="float" office:value="0">
            <text:p>0</text:p>
          </table:table-cell>
          <table:table-cell table:formula="of:=['Sheet-Data'.H54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43];&quot; &quot;;['Sheet-Data'.B543];&quot; &quot;;['Sheet-Data'.C543];&quot; &quot;;['Sheet-Data'.D543];&quot; &quot;;IF(EXACT(['Sheet-Data'.E543];&quot;true&quot;);&quot;cell-a-time &quot;;&quot;&quot;);['Sheet-Data'.F543]))" office:value-type="string" office:string-value="    ">
            <text:p><text:s text:c="4"/></text:p>
          </table:table-cell>
          <table:table-cell table:style-name="ce5" table:formula="of:=['Sheet-Data'.G543]" office:value-type="float" office:value="0">
            <text:p>0</text:p>
          </table:table-cell>
          <table:table-cell table:formula="of:=['Sheet-Data'.L543]" office:value-type="float" office:value="0">
            <text:p>0</text:p>
          </table:table-cell>
          <table:table-cell table:formula="of:=['Sheet-Data'.H54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44];&quot; &quot;;['Sheet-Data'.B544];&quot; &quot;;['Sheet-Data'.C544];&quot; &quot;;['Sheet-Data'.D544];&quot; &quot;;IF(EXACT(['Sheet-Data'.E544];&quot;true&quot;);&quot;cell-a-time &quot;;&quot;&quot;);['Sheet-Data'.F544]))" office:value-type="string" office:string-value="    ">
            <text:p><text:s text:c="4"/></text:p>
          </table:table-cell>
          <table:table-cell table:style-name="ce5" table:formula="of:=['Sheet-Data'.G544]" office:value-type="float" office:value="0">
            <text:p>0</text:p>
          </table:table-cell>
          <table:table-cell table:formula="of:=['Sheet-Data'.L544]" office:value-type="float" office:value="0">
            <text:p>0</text:p>
          </table:table-cell>
          <table:table-cell table:formula="of:=['Sheet-Data'.H54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45];&quot; &quot;;['Sheet-Data'.B545];&quot; &quot;;['Sheet-Data'.C545];&quot; &quot;;['Sheet-Data'.D545];&quot; &quot;;IF(EXACT(['Sheet-Data'.E545];&quot;true&quot;);&quot;cell-a-time &quot;;&quot;&quot;);['Sheet-Data'.F545]))" office:value-type="string" office:string-value="    ">
            <text:p><text:s text:c="4"/></text:p>
          </table:table-cell>
          <table:table-cell table:style-name="ce5" table:formula="of:=['Sheet-Data'.G545]" office:value-type="float" office:value="0">
            <text:p>0</text:p>
          </table:table-cell>
          <table:table-cell table:formula="of:=['Sheet-Data'.L545]" office:value-type="float" office:value="0">
            <text:p>0</text:p>
          </table:table-cell>
          <table:table-cell table:formula="of:=['Sheet-Data'.H54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46];&quot; &quot;;['Sheet-Data'.B546];&quot; &quot;;['Sheet-Data'.C546];&quot; &quot;;['Sheet-Data'.D546];&quot; &quot;;IF(EXACT(['Sheet-Data'.E546];&quot;true&quot;);&quot;cell-a-time &quot;;&quot;&quot;);['Sheet-Data'.F546]))" office:value-type="string" office:string-value="    ">
            <text:p><text:s text:c="4"/></text:p>
          </table:table-cell>
          <table:table-cell table:style-name="ce5" table:formula="of:=['Sheet-Data'.G546]" office:value-type="float" office:value="0">
            <text:p>0</text:p>
          </table:table-cell>
          <table:table-cell table:formula="of:=['Sheet-Data'.L546]" office:value-type="float" office:value="0">
            <text:p>0</text:p>
          </table:table-cell>
          <table:table-cell table:formula="of:=['Sheet-Data'.H54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47];&quot; &quot;;['Sheet-Data'.B547];&quot; &quot;;['Sheet-Data'.C547];&quot; &quot;;['Sheet-Data'.D547];&quot; &quot;;IF(EXACT(['Sheet-Data'.E547];&quot;true&quot;);&quot;cell-a-time &quot;;&quot;&quot;);['Sheet-Data'.F547]))" office:value-type="string" office:string-value="    ">
            <text:p><text:s text:c="4"/></text:p>
          </table:table-cell>
          <table:table-cell table:style-name="ce5" table:formula="of:=['Sheet-Data'.G547]" office:value-type="float" office:value="0">
            <text:p>0</text:p>
          </table:table-cell>
          <table:table-cell table:formula="of:=['Sheet-Data'.L547]" office:value-type="float" office:value="0">
            <text:p>0</text:p>
          </table:table-cell>
          <table:table-cell table:formula="of:=['Sheet-Data'.H54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48];&quot; &quot;;['Sheet-Data'.B548];&quot; &quot;;['Sheet-Data'.C548];&quot; &quot;;['Sheet-Data'.D548];&quot; &quot;;IF(EXACT(['Sheet-Data'.E548];&quot;true&quot;);&quot;cell-a-time &quot;;&quot;&quot;);['Sheet-Data'.F548]))" office:value-type="string" office:string-value="    ">
            <text:p><text:s text:c="4"/></text:p>
          </table:table-cell>
          <table:table-cell table:style-name="ce5" table:formula="of:=['Sheet-Data'.G548]" office:value-type="float" office:value="0">
            <text:p>0</text:p>
          </table:table-cell>
          <table:table-cell table:formula="of:=['Sheet-Data'.L548]" office:value-type="float" office:value="0">
            <text:p>0</text:p>
          </table:table-cell>
          <table:table-cell table:formula="of:=['Sheet-Data'.H54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49];&quot; &quot;;['Sheet-Data'.B549];&quot; &quot;;['Sheet-Data'.C549];&quot; &quot;;['Sheet-Data'.D549];&quot; &quot;;IF(EXACT(['Sheet-Data'.E549];&quot;true&quot;);&quot;cell-a-time &quot;;&quot;&quot;);['Sheet-Data'.F549]))" office:value-type="string" office:string-value="    ">
            <text:p><text:s text:c="4"/></text:p>
          </table:table-cell>
          <table:table-cell table:style-name="ce5" table:formula="of:=['Sheet-Data'.G549]" office:value-type="float" office:value="0">
            <text:p>0</text:p>
          </table:table-cell>
          <table:table-cell table:formula="of:=['Sheet-Data'.L549]" office:value-type="float" office:value="0">
            <text:p>0</text:p>
          </table:table-cell>
          <table:table-cell table:formula="of:=['Sheet-Data'.H54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50];&quot; &quot;;['Sheet-Data'.B550];&quot; &quot;;['Sheet-Data'.C550];&quot; &quot;;['Sheet-Data'.D550];&quot; &quot;;IF(EXACT(['Sheet-Data'.E550];&quot;true&quot;);&quot;cell-a-time &quot;;&quot;&quot;);['Sheet-Data'.F550]))" office:value-type="string" office:string-value="    ">
            <text:p><text:s text:c="4"/></text:p>
          </table:table-cell>
          <table:table-cell table:style-name="ce5" table:formula="of:=['Sheet-Data'.G550]" office:value-type="float" office:value="0">
            <text:p>0</text:p>
          </table:table-cell>
          <table:table-cell table:formula="of:=['Sheet-Data'.L550]" office:value-type="float" office:value="0">
            <text:p>0</text:p>
          </table:table-cell>
          <table:table-cell table:formula="of:=['Sheet-Data'.H55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51];&quot; &quot;;['Sheet-Data'.B551];&quot; &quot;;['Sheet-Data'.C551];&quot; &quot;;['Sheet-Data'.D551];&quot; &quot;;IF(EXACT(['Sheet-Data'.E551];&quot;true&quot;);&quot;cell-a-time &quot;;&quot;&quot;);['Sheet-Data'.F551]))" office:value-type="string" office:string-value="    ">
            <text:p><text:s text:c="4"/></text:p>
          </table:table-cell>
          <table:table-cell table:style-name="ce5" table:formula="of:=['Sheet-Data'.G551]" office:value-type="float" office:value="0">
            <text:p>0</text:p>
          </table:table-cell>
          <table:table-cell table:formula="of:=['Sheet-Data'.L551]" office:value-type="float" office:value="0">
            <text:p>0</text:p>
          </table:table-cell>
          <table:table-cell table:formula="of:=['Sheet-Data'.H55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52];&quot; &quot;;['Sheet-Data'.B552];&quot; &quot;;['Sheet-Data'.C552];&quot; &quot;;['Sheet-Data'.D552];&quot; &quot;;IF(EXACT(['Sheet-Data'.E552];&quot;true&quot;);&quot;cell-a-time &quot;;&quot;&quot;);['Sheet-Data'.F552]))" office:value-type="string" office:string-value="    ">
            <text:p><text:s text:c="4"/></text:p>
          </table:table-cell>
          <table:table-cell table:style-name="ce5" table:formula="of:=['Sheet-Data'.G552]" office:value-type="float" office:value="0">
            <text:p>0</text:p>
          </table:table-cell>
          <table:table-cell table:formula="of:=['Sheet-Data'.L552]" office:value-type="float" office:value="0">
            <text:p>0</text:p>
          </table:table-cell>
          <table:table-cell table:formula="of:=['Sheet-Data'.H55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53];&quot; &quot;;['Sheet-Data'.B553];&quot; &quot;;['Sheet-Data'.C553];&quot; &quot;;['Sheet-Data'.D553];&quot; &quot;;IF(EXACT(['Sheet-Data'.E553];&quot;true&quot;);&quot;cell-a-time &quot;;&quot;&quot;);['Sheet-Data'.F553]))" office:value-type="string" office:string-value="    ">
            <text:p><text:s text:c="4"/></text:p>
          </table:table-cell>
          <table:table-cell table:style-name="ce5" table:formula="of:=['Sheet-Data'.G553]" office:value-type="float" office:value="0">
            <text:p>0</text:p>
          </table:table-cell>
          <table:table-cell table:formula="of:=['Sheet-Data'.L553]" office:value-type="float" office:value="0">
            <text:p>0</text:p>
          </table:table-cell>
          <table:table-cell table:formula="of:=['Sheet-Data'.H55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54];&quot; &quot;;['Sheet-Data'.B554];&quot; &quot;;['Sheet-Data'.C554];&quot; &quot;;['Sheet-Data'.D554];&quot; &quot;;IF(EXACT(['Sheet-Data'.E554];&quot;true&quot;);&quot;cell-a-time &quot;;&quot;&quot;);['Sheet-Data'.F554]))" office:value-type="string" office:string-value="    ">
            <text:p><text:s text:c="4"/></text:p>
          </table:table-cell>
          <table:table-cell table:style-name="ce5" table:formula="of:=['Sheet-Data'.G554]" office:value-type="float" office:value="0">
            <text:p>0</text:p>
          </table:table-cell>
          <table:table-cell table:formula="of:=['Sheet-Data'.L554]" office:value-type="float" office:value="0">
            <text:p>0</text:p>
          </table:table-cell>
          <table:table-cell table:formula="of:=['Sheet-Data'.H55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55];&quot; &quot;;['Sheet-Data'.B555];&quot; &quot;;['Sheet-Data'.C555];&quot; &quot;;['Sheet-Data'.D555];&quot; &quot;;IF(EXACT(['Sheet-Data'.E555];&quot;true&quot;);&quot;cell-a-time &quot;;&quot;&quot;);['Sheet-Data'.F555]))" office:value-type="string" office:string-value="    ">
            <text:p><text:s text:c="4"/></text:p>
          </table:table-cell>
          <table:table-cell table:style-name="ce5" table:formula="of:=['Sheet-Data'.G555]" office:value-type="float" office:value="0">
            <text:p>0</text:p>
          </table:table-cell>
          <table:table-cell table:formula="of:=['Sheet-Data'.L555]" office:value-type="float" office:value="0">
            <text:p>0</text:p>
          </table:table-cell>
          <table:table-cell table:formula="of:=['Sheet-Data'.H55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56];&quot; &quot;;['Sheet-Data'.B556];&quot; &quot;;['Sheet-Data'.C556];&quot; &quot;;['Sheet-Data'.D556];&quot; &quot;;IF(EXACT(['Sheet-Data'.E556];&quot;true&quot;);&quot;cell-a-time &quot;;&quot;&quot;);['Sheet-Data'.F556]))" office:value-type="string" office:string-value="    ">
            <text:p><text:s text:c="4"/></text:p>
          </table:table-cell>
          <table:table-cell table:style-name="ce5" table:formula="of:=['Sheet-Data'.G556]" office:value-type="float" office:value="0">
            <text:p>0</text:p>
          </table:table-cell>
          <table:table-cell table:formula="of:=['Sheet-Data'.L556]" office:value-type="float" office:value="0">
            <text:p>0</text:p>
          </table:table-cell>
          <table:table-cell table:formula="of:=['Sheet-Data'.H55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57];&quot; &quot;;['Sheet-Data'.B557];&quot; &quot;;['Sheet-Data'.C557];&quot; &quot;;['Sheet-Data'.D557];&quot; &quot;;IF(EXACT(['Sheet-Data'.E557];&quot;true&quot;);&quot;cell-a-time &quot;;&quot;&quot;);['Sheet-Data'.F557]))" office:value-type="string" office:string-value="    ">
            <text:p><text:s text:c="4"/></text:p>
          </table:table-cell>
          <table:table-cell table:style-name="ce5" table:formula="of:=['Sheet-Data'.G557]" office:value-type="float" office:value="0">
            <text:p>0</text:p>
          </table:table-cell>
          <table:table-cell table:formula="of:=['Sheet-Data'.L557]" office:value-type="float" office:value="0">
            <text:p>0</text:p>
          </table:table-cell>
          <table:table-cell table:formula="of:=['Sheet-Data'.H55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58];&quot; &quot;;['Sheet-Data'.B558];&quot; &quot;;['Sheet-Data'.C558];&quot; &quot;;['Sheet-Data'.D558];&quot; &quot;;IF(EXACT(['Sheet-Data'.E558];&quot;true&quot;);&quot;cell-a-time &quot;;&quot;&quot;);['Sheet-Data'.F558]))" office:value-type="string" office:string-value="    ">
            <text:p><text:s text:c="4"/></text:p>
          </table:table-cell>
          <table:table-cell table:style-name="ce5" table:formula="of:=['Sheet-Data'.G558]" office:value-type="float" office:value="0">
            <text:p>0</text:p>
          </table:table-cell>
          <table:table-cell table:formula="of:=['Sheet-Data'.L558]" office:value-type="float" office:value="0">
            <text:p>0</text:p>
          </table:table-cell>
          <table:table-cell table:formula="of:=['Sheet-Data'.H55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59];&quot; &quot;;['Sheet-Data'.B559];&quot; &quot;;['Sheet-Data'.C559];&quot; &quot;;['Sheet-Data'.D559];&quot; &quot;;IF(EXACT(['Sheet-Data'.E559];&quot;true&quot;);&quot;cell-a-time &quot;;&quot;&quot;);['Sheet-Data'.F559]))" office:value-type="string" office:string-value="    ">
            <text:p><text:s text:c="4"/></text:p>
          </table:table-cell>
          <table:table-cell table:style-name="ce5" table:formula="of:=['Sheet-Data'.G559]" office:value-type="float" office:value="0">
            <text:p>0</text:p>
          </table:table-cell>
          <table:table-cell table:formula="of:=['Sheet-Data'.L559]" office:value-type="float" office:value="0">
            <text:p>0</text:p>
          </table:table-cell>
          <table:table-cell table:formula="of:=['Sheet-Data'.H55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60];&quot; &quot;;['Sheet-Data'.B560];&quot; &quot;;['Sheet-Data'.C560];&quot; &quot;;['Sheet-Data'.D560];&quot; &quot;;IF(EXACT(['Sheet-Data'.E560];&quot;true&quot;);&quot;cell-a-time &quot;;&quot;&quot;);['Sheet-Data'.F560]))" office:value-type="string" office:string-value="    ">
            <text:p><text:s text:c="4"/></text:p>
          </table:table-cell>
          <table:table-cell table:style-name="ce5" table:formula="of:=['Sheet-Data'.G560]" office:value-type="float" office:value="0">
            <text:p>0</text:p>
          </table:table-cell>
          <table:table-cell table:formula="of:=['Sheet-Data'.L560]" office:value-type="float" office:value="0">
            <text:p>0</text:p>
          </table:table-cell>
          <table:table-cell table:formula="of:=['Sheet-Data'.H56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61];&quot; &quot;;['Sheet-Data'.B561];&quot; &quot;;['Sheet-Data'.C561];&quot; &quot;;['Sheet-Data'.D561];&quot; &quot;;IF(EXACT(['Sheet-Data'.E561];&quot;true&quot;);&quot;cell-a-time &quot;;&quot;&quot;);['Sheet-Data'.F561]))" office:value-type="string" office:string-value="    ">
            <text:p><text:s text:c="4"/></text:p>
          </table:table-cell>
          <table:table-cell table:style-name="ce5" table:formula="of:=['Sheet-Data'.G561]" office:value-type="float" office:value="0">
            <text:p>0</text:p>
          </table:table-cell>
          <table:table-cell table:formula="of:=['Sheet-Data'.L561]" office:value-type="float" office:value="0">
            <text:p>0</text:p>
          </table:table-cell>
          <table:table-cell table:formula="of:=['Sheet-Data'.H56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62];&quot; &quot;;['Sheet-Data'.B562];&quot; &quot;;['Sheet-Data'.C562];&quot; &quot;;['Sheet-Data'.D562];&quot; &quot;;IF(EXACT(['Sheet-Data'.E562];&quot;true&quot;);&quot;cell-a-time &quot;;&quot;&quot;);['Sheet-Data'.F562]))" office:value-type="string" office:string-value="    ">
            <text:p><text:s text:c="4"/></text:p>
          </table:table-cell>
          <table:table-cell table:style-name="ce5" table:formula="of:=['Sheet-Data'.G562]" office:value-type="float" office:value="0">
            <text:p>0</text:p>
          </table:table-cell>
          <table:table-cell table:formula="of:=['Sheet-Data'.L562]" office:value-type="float" office:value="0">
            <text:p>0</text:p>
          </table:table-cell>
          <table:table-cell table:formula="of:=['Sheet-Data'.H56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63];&quot; &quot;;['Sheet-Data'.B563];&quot; &quot;;['Sheet-Data'.C563];&quot; &quot;;['Sheet-Data'.D563];&quot; &quot;;IF(EXACT(['Sheet-Data'.E563];&quot;true&quot;);&quot;cell-a-time &quot;;&quot;&quot;);['Sheet-Data'.F563]))" office:value-type="string" office:string-value="    ">
            <text:p><text:s text:c="4"/></text:p>
          </table:table-cell>
          <table:table-cell table:style-name="ce5" table:formula="of:=['Sheet-Data'.G563]" office:value-type="float" office:value="0">
            <text:p>0</text:p>
          </table:table-cell>
          <table:table-cell table:formula="of:=['Sheet-Data'.L563]" office:value-type="float" office:value="0">
            <text:p>0</text:p>
          </table:table-cell>
          <table:table-cell table:formula="of:=['Sheet-Data'.H56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64];&quot; &quot;;['Sheet-Data'.B564];&quot; &quot;;['Sheet-Data'.C564];&quot; &quot;;['Sheet-Data'.D564];&quot; &quot;;IF(EXACT(['Sheet-Data'.E564];&quot;true&quot;);&quot;cell-a-time &quot;;&quot;&quot;);['Sheet-Data'.F564]))" office:value-type="string" office:string-value="    ">
            <text:p><text:s text:c="4"/></text:p>
          </table:table-cell>
          <table:table-cell table:style-name="ce5" table:formula="of:=['Sheet-Data'.G564]" office:value-type="float" office:value="0">
            <text:p>0</text:p>
          </table:table-cell>
          <table:table-cell table:formula="of:=['Sheet-Data'.L564]" office:value-type="float" office:value="0">
            <text:p>0</text:p>
          </table:table-cell>
          <table:table-cell table:formula="of:=['Sheet-Data'.H56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65];&quot; &quot;;['Sheet-Data'.B565];&quot; &quot;;['Sheet-Data'.C565];&quot; &quot;;['Sheet-Data'.D565];&quot; &quot;;IF(EXACT(['Sheet-Data'.E565];&quot;true&quot;);&quot;cell-a-time &quot;;&quot;&quot;);['Sheet-Data'.F565]))" office:value-type="string" office:string-value="    ">
            <text:p><text:s text:c="4"/></text:p>
          </table:table-cell>
          <table:table-cell table:style-name="ce5" table:formula="of:=['Sheet-Data'.G565]" office:value-type="float" office:value="0">
            <text:p>0</text:p>
          </table:table-cell>
          <table:table-cell table:formula="of:=['Sheet-Data'.L565]" office:value-type="float" office:value="0">
            <text:p>0</text:p>
          </table:table-cell>
          <table:table-cell table:formula="of:=['Sheet-Data'.H56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66];&quot; &quot;;['Sheet-Data'.B566];&quot; &quot;;['Sheet-Data'.C566];&quot; &quot;;['Sheet-Data'.D566];&quot; &quot;;IF(EXACT(['Sheet-Data'.E566];&quot;true&quot;);&quot;cell-a-time &quot;;&quot;&quot;);['Sheet-Data'.F566]))" office:value-type="string" office:string-value="    ">
            <text:p><text:s text:c="4"/></text:p>
          </table:table-cell>
          <table:table-cell table:style-name="ce5" table:formula="of:=['Sheet-Data'.G566]" office:value-type="float" office:value="0">
            <text:p>0</text:p>
          </table:table-cell>
          <table:table-cell table:formula="of:=['Sheet-Data'.L566]" office:value-type="float" office:value="0">
            <text:p>0</text:p>
          </table:table-cell>
          <table:table-cell table:formula="of:=['Sheet-Data'.H56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67];&quot; &quot;;['Sheet-Data'.B567];&quot; &quot;;['Sheet-Data'.C567];&quot; &quot;;['Sheet-Data'.D567];&quot; &quot;;IF(EXACT(['Sheet-Data'.E567];&quot;true&quot;);&quot;cell-a-time &quot;;&quot;&quot;);['Sheet-Data'.F567]))" office:value-type="string" office:string-value="    ">
            <text:p><text:s text:c="4"/></text:p>
          </table:table-cell>
          <table:table-cell table:style-name="ce5" table:formula="of:=['Sheet-Data'.G567]" office:value-type="float" office:value="0">
            <text:p>0</text:p>
          </table:table-cell>
          <table:table-cell table:formula="of:=['Sheet-Data'.L567]" office:value-type="float" office:value="0">
            <text:p>0</text:p>
          </table:table-cell>
          <table:table-cell table:formula="of:=['Sheet-Data'.H56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68];&quot; &quot;;['Sheet-Data'.B568];&quot; &quot;;['Sheet-Data'.C568];&quot; &quot;;['Sheet-Data'.D568];&quot; &quot;;IF(EXACT(['Sheet-Data'.E568];&quot;true&quot;);&quot;cell-a-time &quot;;&quot;&quot;);['Sheet-Data'.F568]))" office:value-type="string" office:string-value="    ">
            <text:p><text:s text:c="4"/></text:p>
          </table:table-cell>
          <table:table-cell table:style-name="ce5" table:formula="of:=['Sheet-Data'.G568]" office:value-type="float" office:value="0">
            <text:p>0</text:p>
          </table:table-cell>
          <table:table-cell table:formula="of:=['Sheet-Data'.L568]" office:value-type="float" office:value="0">
            <text:p>0</text:p>
          </table:table-cell>
          <table:table-cell table:formula="of:=['Sheet-Data'.H56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69];&quot; &quot;;['Sheet-Data'.B569];&quot; &quot;;['Sheet-Data'.C569];&quot; &quot;;['Sheet-Data'.D569];&quot; &quot;;IF(EXACT(['Sheet-Data'.E569];&quot;true&quot;);&quot;cell-a-time &quot;;&quot;&quot;);['Sheet-Data'.F569]))" office:value-type="string" office:string-value="    ">
            <text:p><text:s text:c="4"/></text:p>
          </table:table-cell>
          <table:table-cell table:style-name="ce5" table:formula="of:=['Sheet-Data'.G569]" office:value-type="float" office:value="0">
            <text:p>0</text:p>
          </table:table-cell>
          <table:table-cell table:formula="of:=['Sheet-Data'.L569]" office:value-type="float" office:value="0">
            <text:p>0</text:p>
          </table:table-cell>
          <table:table-cell table:formula="of:=['Sheet-Data'.H56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70];&quot; &quot;;['Sheet-Data'.B570];&quot; &quot;;['Sheet-Data'.C570];&quot; &quot;;['Sheet-Data'.D570];&quot; &quot;;IF(EXACT(['Sheet-Data'.E570];&quot;true&quot;);&quot;cell-a-time &quot;;&quot;&quot;);['Sheet-Data'.F570]))" office:value-type="string" office:string-value="    ">
            <text:p><text:s text:c="4"/></text:p>
          </table:table-cell>
          <table:table-cell table:style-name="ce5" table:formula="of:=['Sheet-Data'.G570]" office:value-type="float" office:value="0">
            <text:p>0</text:p>
          </table:table-cell>
          <table:table-cell table:formula="of:=['Sheet-Data'.L570]" office:value-type="float" office:value="0">
            <text:p>0</text:p>
          </table:table-cell>
          <table:table-cell table:formula="of:=['Sheet-Data'.H57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71];&quot; &quot;;['Sheet-Data'.B571];&quot; &quot;;['Sheet-Data'.C571];&quot; &quot;;['Sheet-Data'.D571];&quot; &quot;;IF(EXACT(['Sheet-Data'.E571];&quot;true&quot;);&quot;cell-a-time &quot;;&quot;&quot;);['Sheet-Data'.F571]))" office:value-type="string" office:string-value="    ">
            <text:p><text:s text:c="4"/></text:p>
          </table:table-cell>
          <table:table-cell table:style-name="ce5" table:formula="of:=['Sheet-Data'.G571]" office:value-type="float" office:value="0">
            <text:p>0</text:p>
          </table:table-cell>
          <table:table-cell table:formula="of:=['Sheet-Data'.L571]" office:value-type="float" office:value="0">
            <text:p>0</text:p>
          </table:table-cell>
          <table:table-cell table:formula="of:=['Sheet-Data'.H57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72];&quot; &quot;;['Sheet-Data'.B572];&quot; &quot;;['Sheet-Data'.C572];&quot; &quot;;['Sheet-Data'.D572];&quot; &quot;;IF(EXACT(['Sheet-Data'.E572];&quot;true&quot;);&quot;cell-a-time &quot;;&quot;&quot;);['Sheet-Data'.F572]))" office:value-type="string" office:string-value="    ">
            <text:p><text:s text:c="4"/></text:p>
          </table:table-cell>
          <table:table-cell table:style-name="ce5" table:formula="of:=['Sheet-Data'.G572]" office:value-type="float" office:value="0">
            <text:p>0</text:p>
          </table:table-cell>
          <table:table-cell table:formula="of:=['Sheet-Data'.L572]" office:value-type="float" office:value="0">
            <text:p>0</text:p>
          </table:table-cell>
          <table:table-cell table:formula="of:=['Sheet-Data'.H57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73];&quot; &quot;;['Sheet-Data'.B573];&quot; &quot;;['Sheet-Data'.C573];&quot; &quot;;['Sheet-Data'.D573];&quot; &quot;;IF(EXACT(['Sheet-Data'.E573];&quot;true&quot;);&quot;cell-a-time &quot;;&quot;&quot;);['Sheet-Data'.F573]))" office:value-type="string" office:string-value="    ">
            <text:p><text:s text:c="4"/></text:p>
          </table:table-cell>
          <table:table-cell table:style-name="ce5" table:formula="of:=['Sheet-Data'.G573]" office:value-type="float" office:value="0">
            <text:p>0</text:p>
          </table:table-cell>
          <table:table-cell table:formula="of:=['Sheet-Data'.L573]" office:value-type="float" office:value="0">
            <text:p>0</text:p>
          </table:table-cell>
          <table:table-cell table:formula="of:=['Sheet-Data'.H57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74];&quot; &quot;;['Sheet-Data'.B574];&quot; &quot;;['Sheet-Data'.C574];&quot; &quot;;['Sheet-Data'.D574];&quot; &quot;;IF(EXACT(['Sheet-Data'.E574];&quot;true&quot;);&quot;cell-a-time &quot;;&quot;&quot;);['Sheet-Data'.F574]))" office:value-type="string" office:string-value="    ">
            <text:p><text:s text:c="4"/></text:p>
          </table:table-cell>
          <table:table-cell table:style-name="ce5" table:formula="of:=['Sheet-Data'.G574]" office:value-type="float" office:value="0">
            <text:p>0</text:p>
          </table:table-cell>
          <table:table-cell table:formula="of:=['Sheet-Data'.L574]" office:value-type="float" office:value="0">
            <text:p>0</text:p>
          </table:table-cell>
          <table:table-cell table:formula="of:=['Sheet-Data'.H57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75];&quot; &quot;;['Sheet-Data'.B575];&quot; &quot;;['Sheet-Data'.C575];&quot; &quot;;['Sheet-Data'.D575];&quot; &quot;;IF(EXACT(['Sheet-Data'.E575];&quot;true&quot;);&quot;cell-a-time &quot;;&quot;&quot;);['Sheet-Data'.F575]))" office:value-type="string" office:string-value="    ">
            <text:p><text:s text:c="4"/></text:p>
          </table:table-cell>
          <table:table-cell table:style-name="ce5" table:formula="of:=['Sheet-Data'.G575]" office:value-type="float" office:value="0">
            <text:p>0</text:p>
          </table:table-cell>
          <table:table-cell table:formula="of:=['Sheet-Data'.L575]" office:value-type="float" office:value="0">
            <text:p>0</text:p>
          </table:table-cell>
          <table:table-cell table:formula="of:=['Sheet-Data'.H57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76];&quot; &quot;;['Sheet-Data'.B576];&quot; &quot;;['Sheet-Data'.C576];&quot; &quot;;['Sheet-Data'.D576];&quot; &quot;;IF(EXACT(['Sheet-Data'.E576];&quot;true&quot;);&quot;cell-a-time &quot;;&quot;&quot;);['Sheet-Data'.F576]))" office:value-type="string" office:string-value="    ">
            <text:p><text:s text:c="4"/></text:p>
          </table:table-cell>
          <table:table-cell table:style-name="ce5" table:formula="of:=['Sheet-Data'.G576]" office:value-type="float" office:value="0">
            <text:p>0</text:p>
          </table:table-cell>
          <table:table-cell table:formula="of:=['Sheet-Data'.L576]" office:value-type="float" office:value="0">
            <text:p>0</text:p>
          </table:table-cell>
          <table:table-cell table:formula="of:=['Sheet-Data'.H57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77];&quot; &quot;;['Sheet-Data'.B577];&quot; &quot;;['Sheet-Data'.C577];&quot; &quot;;['Sheet-Data'.D577];&quot; &quot;;IF(EXACT(['Sheet-Data'.E577];&quot;true&quot;);&quot;cell-a-time &quot;;&quot;&quot;);['Sheet-Data'.F577]))" office:value-type="string" office:string-value="    ">
            <text:p><text:s text:c="4"/></text:p>
          </table:table-cell>
          <table:table-cell table:style-name="ce5" table:formula="of:=['Sheet-Data'.G577]" office:value-type="float" office:value="0">
            <text:p>0</text:p>
          </table:table-cell>
          <table:table-cell table:formula="of:=['Sheet-Data'.L577]" office:value-type="float" office:value="0">
            <text:p>0</text:p>
          </table:table-cell>
          <table:table-cell table:formula="of:=['Sheet-Data'.H57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78];&quot; &quot;;['Sheet-Data'.B578];&quot; &quot;;['Sheet-Data'.C578];&quot; &quot;;['Sheet-Data'.D578];&quot; &quot;;IF(EXACT(['Sheet-Data'.E578];&quot;true&quot;);&quot;cell-a-time &quot;;&quot;&quot;);['Sheet-Data'.F578]))" office:value-type="string" office:string-value="    ">
            <text:p><text:s text:c="4"/></text:p>
          </table:table-cell>
          <table:table-cell table:style-name="ce5" table:formula="of:=['Sheet-Data'.G578]" office:value-type="float" office:value="0">
            <text:p>0</text:p>
          </table:table-cell>
          <table:table-cell table:formula="of:=['Sheet-Data'.L578]" office:value-type="float" office:value="0">
            <text:p>0</text:p>
          </table:table-cell>
          <table:table-cell table:formula="of:=['Sheet-Data'.H57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79];&quot; &quot;;['Sheet-Data'.B579];&quot; &quot;;['Sheet-Data'.C579];&quot; &quot;;['Sheet-Data'.D579];&quot; &quot;;IF(EXACT(['Sheet-Data'.E579];&quot;true&quot;);&quot;cell-a-time &quot;;&quot;&quot;);['Sheet-Data'.F579]))" office:value-type="string" office:string-value="    ">
            <text:p><text:s text:c="4"/></text:p>
          </table:table-cell>
          <table:table-cell table:style-name="ce5" table:formula="of:=['Sheet-Data'.G579]" office:value-type="float" office:value="0">
            <text:p>0</text:p>
          </table:table-cell>
          <table:table-cell table:formula="of:=['Sheet-Data'.L579]" office:value-type="float" office:value="0">
            <text:p>0</text:p>
          </table:table-cell>
          <table:table-cell table:formula="of:=['Sheet-Data'.H57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80];&quot; &quot;;['Sheet-Data'.B580];&quot; &quot;;['Sheet-Data'.C580];&quot; &quot;;['Sheet-Data'.D580];&quot; &quot;;IF(EXACT(['Sheet-Data'.E580];&quot;true&quot;);&quot;cell-a-time &quot;;&quot;&quot;);['Sheet-Data'.F580]))" office:value-type="string" office:string-value="    ">
            <text:p><text:s text:c="4"/></text:p>
          </table:table-cell>
          <table:table-cell table:style-name="ce5" table:formula="of:=['Sheet-Data'.G580]" office:value-type="float" office:value="0">
            <text:p>0</text:p>
          </table:table-cell>
          <table:table-cell table:formula="of:=['Sheet-Data'.L580]" office:value-type="float" office:value="0">
            <text:p>0</text:p>
          </table:table-cell>
          <table:table-cell table:formula="of:=['Sheet-Data'.H58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81];&quot; &quot;;['Sheet-Data'.B581];&quot; &quot;;['Sheet-Data'.C581];&quot; &quot;;['Sheet-Data'.D581];&quot; &quot;;IF(EXACT(['Sheet-Data'.E581];&quot;true&quot;);&quot;cell-a-time &quot;;&quot;&quot;);['Sheet-Data'.F581]))" office:value-type="string" office:string-value="    ">
            <text:p><text:s text:c="4"/></text:p>
          </table:table-cell>
          <table:table-cell table:style-name="ce5" table:formula="of:=['Sheet-Data'.G581]" office:value-type="float" office:value="0">
            <text:p>0</text:p>
          </table:table-cell>
          <table:table-cell table:formula="of:=['Sheet-Data'.L581]" office:value-type="float" office:value="0">
            <text:p>0</text:p>
          </table:table-cell>
          <table:table-cell table:formula="of:=['Sheet-Data'.H58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82];&quot; &quot;;['Sheet-Data'.B582];&quot; &quot;;['Sheet-Data'.C582];&quot; &quot;;['Sheet-Data'.D582];&quot; &quot;;IF(EXACT(['Sheet-Data'.E582];&quot;true&quot;);&quot;cell-a-time &quot;;&quot;&quot;);['Sheet-Data'.F582]))" office:value-type="string" office:string-value="    ">
            <text:p><text:s text:c="4"/></text:p>
          </table:table-cell>
          <table:table-cell table:style-name="ce5" table:formula="of:=['Sheet-Data'.G582]" office:value-type="float" office:value="0">
            <text:p>0</text:p>
          </table:table-cell>
          <table:table-cell table:formula="of:=['Sheet-Data'.L582]" office:value-type="float" office:value="0">
            <text:p>0</text:p>
          </table:table-cell>
          <table:table-cell table:formula="of:=['Sheet-Data'.H58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83];&quot; &quot;;['Sheet-Data'.B583];&quot; &quot;;['Sheet-Data'.C583];&quot; &quot;;['Sheet-Data'.D583];&quot; &quot;;IF(EXACT(['Sheet-Data'.E583];&quot;true&quot;);&quot;cell-a-time &quot;;&quot;&quot;);['Sheet-Data'.F583]))" office:value-type="string" office:string-value="    ">
            <text:p><text:s text:c="4"/></text:p>
          </table:table-cell>
          <table:table-cell table:style-name="ce5" table:formula="of:=['Sheet-Data'.G583]" office:value-type="float" office:value="0">
            <text:p>0</text:p>
          </table:table-cell>
          <table:table-cell table:formula="of:=['Sheet-Data'.L583]" office:value-type="float" office:value="0">
            <text:p>0</text:p>
          </table:table-cell>
          <table:table-cell table:formula="of:=['Sheet-Data'.H58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84];&quot; &quot;;['Sheet-Data'.B584];&quot; &quot;;['Sheet-Data'.C584];&quot; &quot;;['Sheet-Data'.D584];&quot; &quot;;IF(EXACT(['Sheet-Data'.E584];&quot;true&quot;);&quot;cell-a-time &quot;;&quot;&quot;);['Sheet-Data'.F584]))" office:value-type="string" office:string-value="    ">
            <text:p><text:s text:c="4"/></text:p>
          </table:table-cell>
          <table:table-cell table:style-name="ce5" table:formula="of:=['Sheet-Data'.G584]" office:value-type="float" office:value="0">
            <text:p>0</text:p>
          </table:table-cell>
          <table:table-cell table:formula="of:=['Sheet-Data'.L584]" office:value-type="float" office:value="0">
            <text:p>0</text:p>
          </table:table-cell>
          <table:table-cell table:formula="of:=['Sheet-Data'.H58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85];&quot; &quot;;['Sheet-Data'.B585];&quot; &quot;;['Sheet-Data'.C585];&quot; &quot;;['Sheet-Data'.D585];&quot; &quot;;IF(EXACT(['Sheet-Data'.E585];&quot;true&quot;);&quot;cell-a-time &quot;;&quot;&quot;);['Sheet-Data'.F585]))" office:value-type="string" office:string-value="    ">
            <text:p><text:s text:c="4"/></text:p>
          </table:table-cell>
          <table:table-cell table:style-name="ce5" table:formula="of:=['Sheet-Data'.G585]" office:value-type="float" office:value="0">
            <text:p>0</text:p>
          </table:table-cell>
          <table:table-cell table:formula="of:=['Sheet-Data'.L585]" office:value-type="float" office:value="0">
            <text:p>0</text:p>
          </table:table-cell>
          <table:table-cell table:formula="of:=['Sheet-Data'.H58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86];&quot; &quot;;['Sheet-Data'.B586];&quot; &quot;;['Sheet-Data'.C586];&quot; &quot;;['Sheet-Data'.D586];&quot; &quot;;IF(EXACT(['Sheet-Data'.E586];&quot;true&quot;);&quot;cell-a-time &quot;;&quot;&quot;);['Sheet-Data'.F586]))" office:value-type="string" office:string-value="    ">
            <text:p><text:s text:c="4"/></text:p>
          </table:table-cell>
          <table:table-cell table:style-name="ce5" table:formula="of:=['Sheet-Data'.G586]" office:value-type="float" office:value="0">
            <text:p>0</text:p>
          </table:table-cell>
          <table:table-cell table:formula="of:=['Sheet-Data'.L586]" office:value-type="float" office:value="0">
            <text:p>0</text:p>
          </table:table-cell>
          <table:table-cell table:formula="of:=['Sheet-Data'.H58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87];&quot; &quot;;['Sheet-Data'.B587];&quot; &quot;;['Sheet-Data'.C587];&quot; &quot;;['Sheet-Data'.D587];&quot; &quot;;IF(EXACT(['Sheet-Data'.E587];&quot;true&quot;);&quot;cell-a-time &quot;;&quot;&quot;);['Sheet-Data'.F587]))" office:value-type="string" office:string-value="    ">
            <text:p><text:s text:c="4"/></text:p>
          </table:table-cell>
          <table:table-cell table:style-name="ce5" table:formula="of:=['Sheet-Data'.G587]" office:value-type="float" office:value="0">
            <text:p>0</text:p>
          </table:table-cell>
          <table:table-cell table:formula="of:=['Sheet-Data'.L587]" office:value-type="float" office:value="0">
            <text:p>0</text:p>
          </table:table-cell>
          <table:table-cell table:formula="of:=['Sheet-Data'.H58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88];&quot; &quot;;['Sheet-Data'.B588];&quot; &quot;;['Sheet-Data'.C588];&quot; &quot;;['Sheet-Data'.D588];&quot; &quot;;IF(EXACT(['Sheet-Data'.E588];&quot;true&quot;);&quot;cell-a-time &quot;;&quot;&quot;);['Sheet-Data'.F588]))" office:value-type="string" office:string-value="    ">
            <text:p><text:s text:c="4"/></text:p>
          </table:table-cell>
          <table:table-cell table:style-name="ce5" table:formula="of:=['Sheet-Data'.G588]" office:value-type="float" office:value="0">
            <text:p>0</text:p>
          </table:table-cell>
          <table:table-cell table:formula="of:=['Sheet-Data'.L588]" office:value-type="float" office:value="0">
            <text:p>0</text:p>
          </table:table-cell>
          <table:table-cell table:formula="of:=['Sheet-Data'.H58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89];&quot; &quot;;['Sheet-Data'.B589];&quot; &quot;;['Sheet-Data'.C589];&quot; &quot;;['Sheet-Data'.D589];&quot; &quot;;IF(EXACT(['Sheet-Data'.E589];&quot;true&quot;);&quot;cell-a-time &quot;;&quot;&quot;);['Sheet-Data'.F589]))" office:value-type="string" office:string-value="    ">
            <text:p><text:s text:c="4"/></text:p>
          </table:table-cell>
          <table:table-cell table:style-name="ce5" table:formula="of:=['Sheet-Data'.G589]" office:value-type="float" office:value="0">
            <text:p>0</text:p>
          </table:table-cell>
          <table:table-cell table:formula="of:=['Sheet-Data'.L589]" office:value-type="float" office:value="0">
            <text:p>0</text:p>
          </table:table-cell>
          <table:table-cell table:formula="of:=['Sheet-Data'.H58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90];&quot; &quot;;['Sheet-Data'.B590];&quot; &quot;;['Sheet-Data'.C590];&quot; &quot;;['Sheet-Data'.D590];&quot; &quot;;IF(EXACT(['Sheet-Data'.E590];&quot;true&quot;);&quot;cell-a-time &quot;;&quot;&quot;);['Sheet-Data'.F590]))" office:value-type="string" office:string-value="    ">
            <text:p><text:s text:c="4"/></text:p>
          </table:table-cell>
          <table:table-cell table:style-name="ce5" table:formula="of:=['Sheet-Data'.G590]" office:value-type="float" office:value="0">
            <text:p>0</text:p>
          </table:table-cell>
          <table:table-cell table:formula="of:=['Sheet-Data'.L590]" office:value-type="float" office:value="0">
            <text:p>0</text:p>
          </table:table-cell>
          <table:table-cell table:formula="of:=['Sheet-Data'.H59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91];&quot; &quot;;['Sheet-Data'.B591];&quot; &quot;;['Sheet-Data'.C591];&quot; &quot;;['Sheet-Data'.D591];&quot; &quot;;IF(EXACT(['Sheet-Data'.E591];&quot;true&quot;);&quot;cell-a-time &quot;;&quot;&quot;);['Sheet-Data'.F591]))" office:value-type="string" office:string-value="    ">
            <text:p><text:s text:c="4"/></text:p>
          </table:table-cell>
          <table:table-cell table:style-name="ce5" table:formula="of:=['Sheet-Data'.G591]" office:value-type="float" office:value="0">
            <text:p>0</text:p>
          </table:table-cell>
          <table:table-cell table:formula="of:=['Sheet-Data'.L591]" office:value-type="float" office:value="0">
            <text:p>0</text:p>
          </table:table-cell>
          <table:table-cell table:formula="of:=['Sheet-Data'.H59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92];&quot; &quot;;['Sheet-Data'.B592];&quot; &quot;;['Sheet-Data'.C592];&quot; &quot;;['Sheet-Data'.D592];&quot; &quot;;IF(EXACT(['Sheet-Data'.E592];&quot;true&quot;);&quot;cell-a-time &quot;;&quot;&quot;);['Sheet-Data'.F592]))" office:value-type="string" office:string-value="    ">
            <text:p><text:s text:c="4"/></text:p>
          </table:table-cell>
          <table:table-cell table:style-name="ce5" table:formula="of:=['Sheet-Data'.G592]" office:value-type="float" office:value="0">
            <text:p>0</text:p>
          </table:table-cell>
          <table:table-cell table:formula="of:=['Sheet-Data'.L592]" office:value-type="float" office:value="0">
            <text:p>0</text:p>
          </table:table-cell>
          <table:table-cell table:formula="of:=['Sheet-Data'.H59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93];&quot; &quot;;['Sheet-Data'.B593];&quot; &quot;;['Sheet-Data'.C593];&quot; &quot;;['Sheet-Data'.D593];&quot; &quot;;IF(EXACT(['Sheet-Data'.E593];&quot;true&quot;);&quot;cell-a-time &quot;;&quot;&quot;);['Sheet-Data'.F593]))" office:value-type="string" office:string-value="    ">
            <text:p><text:s text:c="4"/></text:p>
          </table:table-cell>
          <table:table-cell table:style-name="ce5" table:formula="of:=['Sheet-Data'.G593]" office:value-type="float" office:value="0">
            <text:p>0</text:p>
          </table:table-cell>
          <table:table-cell table:formula="of:=['Sheet-Data'.L593]" office:value-type="float" office:value="0">
            <text:p>0</text:p>
          </table:table-cell>
          <table:table-cell table:formula="of:=['Sheet-Data'.H59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94];&quot; &quot;;['Sheet-Data'.B594];&quot; &quot;;['Sheet-Data'.C594];&quot; &quot;;['Sheet-Data'.D594];&quot; &quot;;IF(EXACT(['Sheet-Data'.E594];&quot;true&quot;);&quot;cell-a-time &quot;;&quot;&quot;);['Sheet-Data'.F594]))" office:value-type="string" office:string-value="    ">
            <text:p><text:s text:c="4"/></text:p>
          </table:table-cell>
          <table:table-cell table:style-name="ce5" table:formula="of:=['Sheet-Data'.G594]" office:value-type="float" office:value="0">
            <text:p>0</text:p>
          </table:table-cell>
          <table:table-cell table:formula="of:=['Sheet-Data'.L594]" office:value-type="float" office:value="0">
            <text:p>0</text:p>
          </table:table-cell>
          <table:table-cell table:formula="of:=['Sheet-Data'.H59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95];&quot; &quot;;['Sheet-Data'.B595];&quot; &quot;;['Sheet-Data'.C595];&quot; &quot;;['Sheet-Data'.D595];&quot; &quot;;IF(EXACT(['Sheet-Data'.E595];&quot;true&quot;);&quot;cell-a-time &quot;;&quot;&quot;);['Sheet-Data'.F595]))" office:value-type="string" office:string-value="    ">
            <text:p><text:s text:c="4"/></text:p>
          </table:table-cell>
          <table:table-cell table:style-name="ce5" table:formula="of:=['Sheet-Data'.G595]" office:value-type="float" office:value="0">
            <text:p>0</text:p>
          </table:table-cell>
          <table:table-cell table:formula="of:=['Sheet-Data'.L595]" office:value-type="float" office:value="0">
            <text:p>0</text:p>
          </table:table-cell>
          <table:table-cell table:formula="of:=['Sheet-Data'.H59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96];&quot; &quot;;['Sheet-Data'.B596];&quot; &quot;;['Sheet-Data'.C596];&quot; &quot;;['Sheet-Data'.D596];&quot; &quot;;IF(EXACT(['Sheet-Data'.E596];&quot;true&quot;);&quot;cell-a-time &quot;;&quot;&quot;);['Sheet-Data'.F596]))" office:value-type="string" office:string-value="    ">
            <text:p><text:s text:c="4"/></text:p>
          </table:table-cell>
          <table:table-cell table:style-name="ce5" table:formula="of:=['Sheet-Data'.G596]" office:value-type="float" office:value="0">
            <text:p>0</text:p>
          </table:table-cell>
          <table:table-cell table:formula="of:=['Sheet-Data'.L596]" office:value-type="float" office:value="0">
            <text:p>0</text:p>
          </table:table-cell>
          <table:table-cell table:formula="of:=['Sheet-Data'.H59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97];&quot; &quot;;['Sheet-Data'.B597];&quot; &quot;;['Sheet-Data'.C597];&quot; &quot;;['Sheet-Data'.D597];&quot; &quot;;IF(EXACT(['Sheet-Data'.E597];&quot;true&quot;);&quot;cell-a-time &quot;;&quot;&quot;);['Sheet-Data'.F597]))" office:value-type="string" office:string-value="    ">
            <text:p><text:s text:c="4"/></text:p>
          </table:table-cell>
          <table:table-cell table:style-name="ce5" table:formula="of:=['Sheet-Data'.G597]" office:value-type="float" office:value="0">
            <text:p>0</text:p>
          </table:table-cell>
          <table:table-cell table:formula="of:=['Sheet-Data'.L597]" office:value-type="float" office:value="0">
            <text:p>0</text:p>
          </table:table-cell>
          <table:table-cell table:formula="of:=['Sheet-Data'.H59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98];&quot; &quot;;['Sheet-Data'.B598];&quot; &quot;;['Sheet-Data'.C598];&quot; &quot;;['Sheet-Data'.D598];&quot; &quot;;IF(EXACT(['Sheet-Data'.E598];&quot;true&quot;);&quot;cell-a-time &quot;;&quot;&quot;);['Sheet-Data'.F598]))" office:value-type="string" office:string-value="    ">
            <text:p><text:s text:c="4"/></text:p>
          </table:table-cell>
          <table:table-cell table:style-name="ce5" table:formula="of:=['Sheet-Data'.G598]" office:value-type="float" office:value="0">
            <text:p>0</text:p>
          </table:table-cell>
          <table:table-cell table:formula="of:=['Sheet-Data'.L598]" office:value-type="float" office:value="0">
            <text:p>0</text:p>
          </table:table-cell>
          <table:table-cell table:formula="of:=['Sheet-Data'.H59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599];&quot; &quot;;['Sheet-Data'.B599];&quot; &quot;;['Sheet-Data'.C599];&quot; &quot;;['Sheet-Data'.D599];&quot; &quot;;IF(EXACT(['Sheet-Data'.E599];&quot;true&quot;);&quot;cell-a-time &quot;;&quot;&quot;);['Sheet-Data'.F599]))" office:value-type="string" office:string-value="    ">
            <text:p><text:s text:c="4"/></text:p>
          </table:table-cell>
          <table:table-cell table:style-name="ce5" table:formula="of:=['Sheet-Data'.G599]" office:value-type="float" office:value="0">
            <text:p>0</text:p>
          </table:table-cell>
          <table:table-cell table:formula="of:=['Sheet-Data'.L599]" office:value-type="float" office:value="0">
            <text:p>0</text:p>
          </table:table-cell>
          <table:table-cell table:formula="of:=['Sheet-Data'.H59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00];&quot; &quot;;['Sheet-Data'.B600];&quot; &quot;;['Sheet-Data'.C600];&quot; &quot;;['Sheet-Data'.D600];&quot; &quot;;IF(EXACT(['Sheet-Data'.E600];&quot;true&quot;);&quot;cell-a-time &quot;;&quot;&quot;);['Sheet-Data'.F600]))" office:value-type="string" office:string-value="    ">
            <text:p><text:s text:c="4"/></text:p>
          </table:table-cell>
          <table:table-cell table:style-name="ce5" table:formula="of:=['Sheet-Data'.G600]" office:value-type="float" office:value="0">
            <text:p>0</text:p>
          </table:table-cell>
          <table:table-cell table:formula="of:=['Sheet-Data'.L600]" office:value-type="float" office:value="0">
            <text:p>0</text:p>
          </table:table-cell>
          <table:table-cell table:formula="of:=['Sheet-Data'.H60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01];&quot; &quot;;['Sheet-Data'.B601];&quot; &quot;;['Sheet-Data'.C601];&quot; &quot;;['Sheet-Data'.D601];&quot; &quot;;IF(EXACT(['Sheet-Data'.E601];&quot;true&quot;);&quot;cell-a-time &quot;;&quot;&quot;);['Sheet-Data'.F601]))" office:value-type="string" office:string-value="    ">
            <text:p><text:s text:c="4"/></text:p>
          </table:table-cell>
          <table:table-cell table:style-name="ce5" table:formula="of:=['Sheet-Data'.G601]" office:value-type="float" office:value="0">
            <text:p>0</text:p>
          </table:table-cell>
          <table:table-cell table:formula="of:=['Sheet-Data'.L601]" office:value-type="float" office:value="0">
            <text:p>0</text:p>
          </table:table-cell>
          <table:table-cell table:formula="of:=['Sheet-Data'.H60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02];&quot; &quot;;['Sheet-Data'.B602];&quot; &quot;;['Sheet-Data'.C602];&quot; &quot;;['Sheet-Data'.D602];&quot; &quot;;IF(EXACT(['Sheet-Data'.E602];&quot;true&quot;);&quot;cell-a-time &quot;;&quot;&quot;);['Sheet-Data'.F602]))" office:value-type="string" office:string-value="    ">
            <text:p><text:s text:c="4"/></text:p>
          </table:table-cell>
          <table:table-cell table:style-name="ce5" table:formula="of:=['Sheet-Data'.G602]" office:value-type="float" office:value="0">
            <text:p>0</text:p>
          </table:table-cell>
          <table:table-cell table:formula="of:=['Sheet-Data'.L602]" office:value-type="float" office:value="0">
            <text:p>0</text:p>
          </table:table-cell>
          <table:table-cell table:formula="of:=['Sheet-Data'.H60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03];&quot; &quot;;['Sheet-Data'.B603];&quot; &quot;;['Sheet-Data'.C603];&quot; &quot;;['Sheet-Data'.D603];&quot; &quot;;IF(EXACT(['Sheet-Data'.E603];&quot;true&quot;);&quot;cell-a-time &quot;;&quot;&quot;);['Sheet-Data'.F603]))" office:value-type="string" office:string-value="    ">
            <text:p><text:s text:c="4"/></text:p>
          </table:table-cell>
          <table:table-cell table:style-name="ce5" table:formula="of:=['Sheet-Data'.G603]" office:value-type="float" office:value="0">
            <text:p>0</text:p>
          </table:table-cell>
          <table:table-cell table:formula="of:=['Sheet-Data'.L603]" office:value-type="float" office:value="0">
            <text:p>0</text:p>
          </table:table-cell>
          <table:table-cell table:formula="of:=['Sheet-Data'.H60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04];&quot; &quot;;['Sheet-Data'.B604];&quot; &quot;;['Sheet-Data'.C604];&quot; &quot;;['Sheet-Data'.D604];&quot; &quot;;IF(EXACT(['Sheet-Data'.E604];&quot;true&quot;);&quot;cell-a-time &quot;;&quot;&quot;);['Sheet-Data'.F604]))" office:value-type="string" office:string-value="    ">
            <text:p><text:s text:c="4"/></text:p>
          </table:table-cell>
          <table:table-cell table:style-name="ce5" table:formula="of:=['Sheet-Data'.G604]" office:value-type="float" office:value="0">
            <text:p>0</text:p>
          </table:table-cell>
          <table:table-cell table:formula="of:=['Sheet-Data'.L604]" office:value-type="float" office:value="0">
            <text:p>0</text:p>
          </table:table-cell>
          <table:table-cell table:formula="of:=['Sheet-Data'.H60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05];&quot; &quot;;['Sheet-Data'.B605];&quot; &quot;;['Sheet-Data'.C605];&quot; &quot;;['Sheet-Data'.D605];&quot; &quot;;IF(EXACT(['Sheet-Data'.E605];&quot;true&quot;);&quot;cell-a-time &quot;;&quot;&quot;);['Sheet-Data'.F605]))" office:value-type="string" office:string-value="    ">
            <text:p><text:s text:c="4"/></text:p>
          </table:table-cell>
          <table:table-cell table:style-name="ce5" table:formula="of:=['Sheet-Data'.G605]" office:value-type="float" office:value="0">
            <text:p>0</text:p>
          </table:table-cell>
          <table:table-cell table:formula="of:=['Sheet-Data'.L605]" office:value-type="float" office:value="0">
            <text:p>0</text:p>
          </table:table-cell>
          <table:table-cell table:formula="of:=['Sheet-Data'.H60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06];&quot; &quot;;['Sheet-Data'.B606];&quot; &quot;;['Sheet-Data'.C606];&quot; &quot;;['Sheet-Data'.D606];&quot; &quot;;IF(EXACT(['Sheet-Data'.E606];&quot;true&quot;);&quot;cell-a-time &quot;;&quot;&quot;);['Sheet-Data'.F606]))" office:value-type="string" office:string-value="    ">
            <text:p><text:s text:c="4"/></text:p>
          </table:table-cell>
          <table:table-cell table:style-name="ce5" table:formula="of:=['Sheet-Data'.G606]" office:value-type="float" office:value="0">
            <text:p>0</text:p>
          </table:table-cell>
          <table:table-cell table:formula="of:=['Sheet-Data'.L606]" office:value-type="float" office:value="0">
            <text:p>0</text:p>
          </table:table-cell>
          <table:table-cell table:formula="of:=['Sheet-Data'.H60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07];&quot; &quot;;['Sheet-Data'.B607];&quot; &quot;;['Sheet-Data'.C607];&quot; &quot;;['Sheet-Data'.D607];&quot; &quot;;IF(EXACT(['Sheet-Data'.E607];&quot;true&quot;);&quot;cell-a-time &quot;;&quot;&quot;);['Sheet-Data'.F607]))" office:value-type="string" office:string-value="    ">
            <text:p><text:s text:c="4"/></text:p>
          </table:table-cell>
          <table:table-cell table:style-name="ce5" table:formula="of:=['Sheet-Data'.G607]" office:value-type="float" office:value="0">
            <text:p>0</text:p>
          </table:table-cell>
          <table:table-cell table:formula="of:=['Sheet-Data'.L607]" office:value-type="float" office:value="0">
            <text:p>0</text:p>
          </table:table-cell>
          <table:table-cell table:formula="of:=['Sheet-Data'.H60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08];&quot; &quot;;['Sheet-Data'.B608];&quot; &quot;;['Sheet-Data'.C608];&quot; &quot;;['Sheet-Data'.D608];&quot; &quot;;IF(EXACT(['Sheet-Data'.E608];&quot;true&quot;);&quot;cell-a-time &quot;;&quot;&quot;);['Sheet-Data'.F608]))" office:value-type="string" office:string-value="    ">
            <text:p><text:s text:c="4"/></text:p>
          </table:table-cell>
          <table:table-cell table:style-name="ce5" table:formula="of:=['Sheet-Data'.G608]" office:value-type="float" office:value="0">
            <text:p>0</text:p>
          </table:table-cell>
          <table:table-cell table:formula="of:=['Sheet-Data'.L608]" office:value-type="float" office:value="0">
            <text:p>0</text:p>
          </table:table-cell>
          <table:table-cell table:formula="of:=['Sheet-Data'.H60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09];&quot; &quot;;['Sheet-Data'.B609];&quot; &quot;;['Sheet-Data'.C609];&quot; &quot;;['Sheet-Data'.D609];&quot; &quot;;IF(EXACT(['Sheet-Data'.E609];&quot;true&quot;);&quot;cell-a-time &quot;;&quot;&quot;);['Sheet-Data'.F609]))" office:value-type="string" office:string-value="    ">
            <text:p><text:s text:c="4"/></text:p>
          </table:table-cell>
          <table:table-cell table:style-name="ce5" table:formula="of:=['Sheet-Data'.G609]" office:value-type="float" office:value="0">
            <text:p>0</text:p>
          </table:table-cell>
          <table:table-cell table:formula="of:=['Sheet-Data'.L609]" office:value-type="float" office:value="0">
            <text:p>0</text:p>
          </table:table-cell>
          <table:table-cell table:formula="of:=['Sheet-Data'.H60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10];&quot; &quot;;['Sheet-Data'.B610];&quot; &quot;;['Sheet-Data'.C610];&quot; &quot;;['Sheet-Data'.D610];&quot; &quot;;IF(EXACT(['Sheet-Data'.E610];&quot;true&quot;);&quot;cell-a-time &quot;;&quot;&quot;);['Sheet-Data'.F610]))" office:value-type="string" office:string-value="    ">
            <text:p><text:s text:c="4"/></text:p>
          </table:table-cell>
          <table:table-cell table:style-name="ce5" table:formula="of:=['Sheet-Data'.G610]" office:value-type="float" office:value="0">
            <text:p>0</text:p>
          </table:table-cell>
          <table:table-cell table:formula="of:=['Sheet-Data'.L610]" office:value-type="float" office:value="0">
            <text:p>0</text:p>
          </table:table-cell>
          <table:table-cell table:formula="of:=['Sheet-Data'.H61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11];&quot; &quot;;['Sheet-Data'.B611];&quot; &quot;;['Sheet-Data'.C611];&quot; &quot;;['Sheet-Data'.D611];&quot; &quot;;IF(EXACT(['Sheet-Data'.E611];&quot;true&quot;);&quot;cell-a-time &quot;;&quot;&quot;);['Sheet-Data'.F611]))" office:value-type="string" office:string-value="    ">
            <text:p><text:s text:c="4"/></text:p>
          </table:table-cell>
          <table:table-cell table:style-name="ce5" table:formula="of:=['Sheet-Data'.G611]" office:value-type="float" office:value="0">
            <text:p>0</text:p>
          </table:table-cell>
          <table:table-cell table:formula="of:=['Sheet-Data'.L611]" office:value-type="float" office:value="0">
            <text:p>0</text:p>
          </table:table-cell>
          <table:table-cell table:formula="of:=['Sheet-Data'.H61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12];&quot; &quot;;['Sheet-Data'.B612];&quot; &quot;;['Sheet-Data'.C612];&quot; &quot;;['Sheet-Data'.D612];&quot; &quot;;IF(EXACT(['Sheet-Data'.E612];&quot;true&quot;);&quot;cell-a-time &quot;;&quot;&quot;);['Sheet-Data'.F612]))" office:value-type="string" office:string-value="    ">
            <text:p><text:s text:c="4"/></text:p>
          </table:table-cell>
          <table:table-cell table:style-name="ce5" table:formula="of:=['Sheet-Data'.G612]" office:value-type="float" office:value="0">
            <text:p>0</text:p>
          </table:table-cell>
          <table:table-cell table:formula="of:=['Sheet-Data'.L612]" office:value-type="float" office:value="0">
            <text:p>0</text:p>
          </table:table-cell>
          <table:table-cell table:formula="of:=['Sheet-Data'.H61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13];&quot; &quot;;['Sheet-Data'.B613];&quot; &quot;;['Sheet-Data'.C613];&quot; &quot;;['Sheet-Data'.D613];&quot; &quot;;IF(EXACT(['Sheet-Data'.E613];&quot;true&quot;);&quot;cell-a-time &quot;;&quot;&quot;);['Sheet-Data'.F613]))" office:value-type="string" office:string-value="    ">
            <text:p><text:s text:c="4"/></text:p>
          </table:table-cell>
          <table:table-cell table:style-name="ce5" table:formula="of:=['Sheet-Data'.G613]" office:value-type="float" office:value="0">
            <text:p>0</text:p>
          </table:table-cell>
          <table:table-cell table:formula="of:=['Sheet-Data'.L613]" office:value-type="float" office:value="0">
            <text:p>0</text:p>
          </table:table-cell>
          <table:table-cell table:formula="of:=['Sheet-Data'.H61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14];&quot; &quot;;['Sheet-Data'.B614];&quot; &quot;;['Sheet-Data'.C614];&quot; &quot;;['Sheet-Data'.D614];&quot; &quot;;IF(EXACT(['Sheet-Data'.E614];&quot;true&quot;);&quot;cell-a-time &quot;;&quot;&quot;);['Sheet-Data'.F614]))" office:value-type="string" office:string-value="    ">
            <text:p><text:s text:c="4"/></text:p>
          </table:table-cell>
          <table:table-cell table:style-name="ce5" table:formula="of:=['Sheet-Data'.G614]" office:value-type="float" office:value="0">
            <text:p>0</text:p>
          </table:table-cell>
          <table:table-cell table:formula="of:=['Sheet-Data'.L614]" office:value-type="float" office:value="0">
            <text:p>0</text:p>
          </table:table-cell>
          <table:table-cell table:formula="of:=['Sheet-Data'.H61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15];&quot; &quot;;['Sheet-Data'.B615];&quot; &quot;;['Sheet-Data'.C615];&quot; &quot;;['Sheet-Data'.D615];&quot; &quot;;IF(EXACT(['Sheet-Data'.E615];&quot;true&quot;);&quot;cell-a-time &quot;;&quot;&quot;);['Sheet-Data'.F615]))" office:value-type="string" office:string-value="    ">
            <text:p><text:s text:c="4"/></text:p>
          </table:table-cell>
          <table:table-cell table:style-name="ce5" table:formula="of:=['Sheet-Data'.G615]" office:value-type="float" office:value="0">
            <text:p>0</text:p>
          </table:table-cell>
          <table:table-cell table:formula="of:=['Sheet-Data'.L615]" office:value-type="float" office:value="0">
            <text:p>0</text:p>
          </table:table-cell>
          <table:table-cell table:formula="of:=['Sheet-Data'.H61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16];&quot; &quot;;['Sheet-Data'.B616];&quot; &quot;;['Sheet-Data'.C616];&quot; &quot;;['Sheet-Data'.D616];&quot; &quot;;IF(EXACT(['Sheet-Data'.E616];&quot;true&quot;);&quot;cell-a-time &quot;;&quot;&quot;);['Sheet-Data'.F616]))" office:value-type="string" office:string-value="    ">
            <text:p><text:s text:c="4"/></text:p>
          </table:table-cell>
          <table:table-cell table:style-name="ce5" table:formula="of:=['Sheet-Data'.G616]" office:value-type="float" office:value="0">
            <text:p>0</text:p>
          </table:table-cell>
          <table:table-cell table:formula="of:=['Sheet-Data'.L616]" office:value-type="float" office:value="0">
            <text:p>0</text:p>
          </table:table-cell>
          <table:table-cell table:formula="of:=['Sheet-Data'.H61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17];&quot; &quot;;['Sheet-Data'.B617];&quot; &quot;;['Sheet-Data'.C617];&quot; &quot;;['Sheet-Data'.D617];&quot; &quot;;IF(EXACT(['Sheet-Data'.E617];&quot;true&quot;);&quot;cell-a-time &quot;;&quot;&quot;);['Sheet-Data'.F617]))" office:value-type="string" office:string-value="    ">
            <text:p><text:s text:c="4"/></text:p>
          </table:table-cell>
          <table:table-cell table:style-name="ce5" table:formula="of:=['Sheet-Data'.G617]" office:value-type="float" office:value="0">
            <text:p>0</text:p>
          </table:table-cell>
          <table:table-cell table:formula="of:=['Sheet-Data'.L617]" office:value-type="float" office:value="0">
            <text:p>0</text:p>
          </table:table-cell>
          <table:table-cell table:formula="of:=['Sheet-Data'.H61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18];&quot; &quot;;['Sheet-Data'.B618];&quot; &quot;;['Sheet-Data'.C618];&quot; &quot;;['Sheet-Data'.D618];&quot; &quot;;IF(EXACT(['Sheet-Data'.E618];&quot;true&quot;);&quot;cell-a-time &quot;;&quot;&quot;);['Sheet-Data'.F618]))" office:value-type="string" office:string-value="    ">
            <text:p><text:s text:c="4"/></text:p>
          </table:table-cell>
          <table:table-cell table:style-name="ce5" table:formula="of:=['Sheet-Data'.G618]" office:value-type="float" office:value="0">
            <text:p>0</text:p>
          </table:table-cell>
          <table:table-cell table:formula="of:=['Sheet-Data'.L618]" office:value-type="float" office:value="0">
            <text:p>0</text:p>
          </table:table-cell>
          <table:table-cell table:formula="of:=['Sheet-Data'.H61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19];&quot; &quot;;['Sheet-Data'.B619];&quot; &quot;;['Sheet-Data'.C619];&quot; &quot;;['Sheet-Data'.D619];&quot; &quot;;IF(EXACT(['Sheet-Data'.E619];&quot;true&quot;);&quot;cell-a-time &quot;;&quot;&quot;);['Sheet-Data'.F619]))" office:value-type="string" office:string-value="    ">
            <text:p><text:s text:c="4"/></text:p>
          </table:table-cell>
          <table:table-cell table:style-name="ce5" table:formula="of:=['Sheet-Data'.G619]" office:value-type="float" office:value="0">
            <text:p>0</text:p>
          </table:table-cell>
          <table:table-cell table:formula="of:=['Sheet-Data'.L619]" office:value-type="float" office:value="0">
            <text:p>0</text:p>
          </table:table-cell>
          <table:table-cell table:formula="of:=['Sheet-Data'.H61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20];&quot; &quot;;['Sheet-Data'.B620];&quot; &quot;;['Sheet-Data'.C620];&quot; &quot;;['Sheet-Data'.D620];&quot; &quot;;IF(EXACT(['Sheet-Data'.E620];&quot;true&quot;);&quot;cell-a-time &quot;;&quot;&quot;);['Sheet-Data'.F620]))" office:value-type="string" office:string-value="    ">
            <text:p><text:s text:c="4"/></text:p>
          </table:table-cell>
          <table:table-cell table:style-name="ce5" table:formula="of:=['Sheet-Data'.G620]" office:value-type="float" office:value="0">
            <text:p>0</text:p>
          </table:table-cell>
          <table:table-cell table:formula="of:=['Sheet-Data'.L620]" office:value-type="float" office:value="0">
            <text:p>0</text:p>
          </table:table-cell>
          <table:table-cell table:formula="of:=['Sheet-Data'.H62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21];&quot; &quot;;['Sheet-Data'.B621];&quot; &quot;;['Sheet-Data'.C621];&quot; &quot;;['Sheet-Data'.D621];&quot; &quot;;IF(EXACT(['Sheet-Data'.E621];&quot;true&quot;);&quot;cell-a-time &quot;;&quot;&quot;);['Sheet-Data'.F621]))" office:value-type="string" office:string-value="    ">
            <text:p><text:s text:c="4"/></text:p>
          </table:table-cell>
          <table:table-cell table:style-name="ce5" table:formula="of:=['Sheet-Data'.G621]" office:value-type="float" office:value="0">
            <text:p>0</text:p>
          </table:table-cell>
          <table:table-cell table:formula="of:=['Sheet-Data'.L621]" office:value-type="float" office:value="0">
            <text:p>0</text:p>
          </table:table-cell>
          <table:table-cell table:formula="of:=['Sheet-Data'.H62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22];&quot; &quot;;['Sheet-Data'.B622];&quot; &quot;;['Sheet-Data'.C622];&quot; &quot;;['Sheet-Data'.D622];&quot; &quot;;IF(EXACT(['Sheet-Data'.E622];&quot;true&quot;);&quot;cell-a-time &quot;;&quot;&quot;);['Sheet-Data'.F622]))" office:value-type="string" office:string-value="    ">
            <text:p><text:s text:c="4"/></text:p>
          </table:table-cell>
          <table:table-cell table:style-name="ce5" table:formula="of:=['Sheet-Data'.G622]" office:value-type="float" office:value="0">
            <text:p>0</text:p>
          </table:table-cell>
          <table:table-cell table:formula="of:=['Sheet-Data'.L622]" office:value-type="float" office:value="0">
            <text:p>0</text:p>
          </table:table-cell>
          <table:table-cell table:formula="of:=['Sheet-Data'.H62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23];&quot; &quot;;['Sheet-Data'.B623];&quot; &quot;;['Sheet-Data'.C623];&quot; &quot;;['Sheet-Data'.D623];&quot; &quot;;IF(EXACT(['Sheet-Data'.E623];&quot;true&quot;);&quot;cell-a-time &quot;;&quot;&quot;);['Sheet-Data'.F623]))" office:value-type="string" office:string-value="    ">
            <text:p><text:s text:c="4"/></text:p>
          </table:table-cell>
          <table:table-cell table:style-name="ce5" table:formula="of:=['Sheet-Data'.G623]" office:value-type="float" office:value="0">
            <text:p>0</text:p>
          </table:table-cell>
          <table:table-cell table:formula="of:=['Sheet-Data'.L623]" office:value-type="float" office:value="0">
            <text:p>0</text:p>
          </table:table-cell>
          <table:table-cell table:formula="of:=['Sheet-Data'.H62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24];&quot; &quot;;['Sheet-Data'.B624];&quot; &quot;;['Sheet-Data'.C624];&quot; &quot;;['Sheet-Data'.D624];&quot; &quot;;IF(EXACT(['Sheet-Data'.E624];&quot;true&quot;);&quot;cell-a-time &quot;;&quot;&quot;);['Sheet-Data'.F624]))" office:value-type="string" office:string-value="    ">
            <text:p><text:s text:c="4"/></text:p>
          </table:table-cell>
          <table:table-cell table:style-name="ce5" table:formula="of:=['Sheet-Data'.G624]" office:value-type="float" office:value="0">
            <text:p>0</text:p>
          </table:table-cell>
          <table:table-cell table:formula="of:=['Sheet-Data'.L624]" office:value-type="float" office:value="0">
            <text:p>0</text:p>
          </table:table-cell>
          <table:table-cell table:formula="of:=['Sheet-Data'.H62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25];&quot; &quot;;['Sheet-Data'.B625];&quot; &quot;;['Sheet-Data'.C625];&quot; &quot;;['Sheet-Data'.D625];&quot; &quot;;IF(EXACT(['Sheet-Data'.E625];&quot;true&quot;);&quot;cell-a-time &quot;;&quot;&quot;);['Sheet-Data'.F625]))" office:value-type="string" office:string-value="    ">
            <text:p><text:s text:c="4"/></text:p>
          </table:table-cell>
          <table:table-cell table:style-name="ce5" table:formula="of:=['Sheet-Data'.G625]" office:value-type="float" office:value="0">
            <text:p>0</text:p>
          </table:table-cell>
          <table:table-cell table:formula="of:=['Sheet-Data'.L625]" office:value-type="float" office:value="0">
            <text:p>0</text:p>
          </table:table-cell>
          <table:table-cell table:formula="of:=['Sheet-Data'.H62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26];&quot; &quot;;['Sheet-Data'.B626];&quot; &quot;;['Sheet-Data'.C626];&quot; &quot;;['Sheet-Data'.D626];&quot; &quot;;IF(EXACT(['Sheet-Data'.E626];&quot;true&quot;);&quot;cell-a-time &quot;;&quot;&quot;);['Sheet-Data'.F626]))" office:value-type="string" office:string-value="    ">
            <text:p><text:s text:c="4"/></text:p>
          </table:table-cell>
          <table:table-cell table:style-name="ce5" table:formula="of:=['Sheet-Data'.G626]" office:value-type="float" office:value="0">
            <text:p>0</text:p>
          </table:table-cell>
          <table:table-cell table:formula="of:=['Sheet-Data'.L626]" office:value-type="float" office:value="0">
            <text:p>0</text:p>
          </table:table-cell>
          <table:table-cell table:formula="of:=['Sheet-Data'.H62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27];&quot; &quot;;['Sheet-Data'.B627];&quot; &quot;;['Sheet-Data'.C627];&quot; &quot;;['Sheet-Data'.D627];&quot; &quot;;IF(EXACT(['Sheet-Data'.E627];&quot;true&quot;);&quot;cell-a-time &quot;;&quot;&quot;);['Sheet-Data'.F627]))" office:value-type="string" office:string-value="    ">
            <text:p><text:s text:c="4"/></text:p>
          </table:table-cell>
          <table:table-cell table:style-name="ce5" table:formula="of:=['Sheet-Data'.G627]" office:value-type="float" office:value="0">
            <text:p>0</text:p>
          </table:table-cell>
          <table:table-cell table:formula="of:=['Sheet-Data'.L627]" office:value-type="float" office:value="0">
            <text:p>0</text:p>
          </table:table-cell>
          <table:table-cell table:formula="of:=['Sheet-Data'.H62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28];&quot; &quot;;['Sheet-Data'.B628];&quot; &quot;;['Sheet-Data'.C628];&quot; &quot;;['Sheet-Data'.D628];&quot; &quot;;IF(EXACT(['Sheet-Data'.E628];&quot;true&quot;);&quot;cell-a-time &quot;;&quot;&quot;);['Sheet-Data'.F628]))" office:value-type="string" office:string-value="    ">
            <text:p><text:s text:c="4"/></text:p>
          </table:table-cell>
          <table:table-cell table:style-name="ce5" table:formula="of:=['Sheet-Data'.G628]" office:value-type="float" office:value="0">
            <text:p>0</text:p>
          </table:table-cell>
          <table:table-cell table:formula="of:=['Sheet-Data'.L628]" office:value-type="float" office:value="0">
            <text:p>0</text:p>
          </table:table-cell>
          <table:table-cell table:formula="of:=['Sheet-Data'.H62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29];&quot; &quot;;['Sheet-Data'.B629];&quot; &quot;;['Sheet-Data'.C629];&quot; &quot;;['Sheet-Data'.D629];&quot; &quot;;IF(EXACT(['Sheet-Data'.E629];&quot;true&quot;);&quot;cell-a-time &quot;;&quot;&quot;);['Sheet-Data'.F629]))" office:value-type="string" office:string-value="    ">
            <text:p><text:s text:c="4"/></text:p>
          </table:table-cell>
          <table:table-cell table:style-name="ce5" table:formula="of:=['Sheet-Data'.G629]" office:value-type="float" office:value="0">
            <text:p>0</text:p>
          </table:table-cell>
          <table:table-cell table:formula="of:=['Sheet-Data'.L629]" office:value-type="float" office:value="0">
            <text:p>0</text:p>
          </table:table-cell>
          <table:table-cell table:formula="of:=['Sheet-Data'.H62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30];&quot; &quot;;['Sheet-Data'.B630];&quot; &quot;;['Sheet-Data'.C630];&quot; &quot;;['Sheet-Data'.D630];&quot; &quot;;IF(EXACT(['Sheet-Data'.E630];&quot;true&quot;);&quot;cell-a-time &quot;;&quot;&quot;);['Sheet-Data'.F630]))" office:value-type="string" office:string-value="    ">
            <text:p><text:s text:c="4"/></text:p>
          </table:table-cell>
          <table:table-cell table:style-name="ce5" table:formula="of:=['Sheet-Data'.G630]" office:value-type="float" office:value="0">
            <text:p>0</text:p>
          </table:table-cell>
          <table:table-cell table:formula="of:=['Sheet-Data'.L630]" office:value-type="float" office:value="0">
            <text:p>0</text:p>
          </table:table-cell>
          <table:table-cell table:formula="of:=['Sheet-Data'.H63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31];&quot; &quot;;['Sheet-Data'.B631];&quot; &quot;;['Sheet-Data'.C631];&quot; &quot;;['Sheet-Data'.D631];&quot; &quot;;IF(EXACT(['Sheet-Data'.E631];&quot;true&quot;);&quot;cell-a-time &quot;;&quot;&quot;);['Sheet-Data'.F631]))" office:value-type="string" office:string-value="    ">
            <text:p><text:s text:c="4"/></text:p>
          </table:table-cell>
          <table:table-cell table:style-name="ce5" table:formula="of:=['Sheet-Data'.G631]" office:value-type="float" office:value="0">
            <text:p>0</text:p>
          </table:table-cell>
          <table:table-cell table:formula="of:=['Sheet-Data'.L631]" office:value-type="float" office:value="0">
            <text:p>0</text:p>
          </table:table-cell>
          <table:table-cell table:formula="of:=['Sheet-Data'.H63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32];&quot; &quot;;['Sheet-Data'.B632];&quot; &quot;;['Sheet-Data'.C632];&quot; &quot;;['Sheet-Data'.D632];&quot; &quot;;IF(EXACT(['Sheet-Data'.E632];&quot;true&quot;);&quot;cell-a-time &quot;;&quot;&quot;);['Sheet-Data'.F632]))" office:value-type="string" office:string-value="    ">
            <text:p><text:s text:c="4"/></text:p>
          </table:table-cell>
          <table:table-cell table:style-name="ce5" table:formula="of:=['Sheet-Data'.G632]" office:value-type="float" office:value="0">
            <text:p>0</text:p>
          </table:table-cell>
          <table:table-cell table:formula="of:=['Sheet-Data'.L632]" office:value-type="float" office:value="0">
            <text:p>0</text:p>
          </table:table-cell>
          <table:table-cell table:formula="of:=['Sheet-Data'.H63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33];&quot; &quot;;['Sheet-Data'.B633];&quot; &quot;;['Sheet-Data'.C633];&quot; &quot;;['Sheet-Data'.D633];&quot; &quot;;IF(EXACT(['Sheet-Data'.E633];&quot;true&quot;);&quot;cell-a-time &quot;;&quot;&quot;);['Sheet-Data'.F633]))" office:value-type="string" office:string-value="    ">
            <text:p><text:s text:c="4"/></text:p>
          </table:table-cell>
          <table:table-cell table:style-name="ce5" table:formula="of:=['Sheet-Data'.G633]" office:value-type="float" office:value="0">
            <text:p>0</text:p>
          </table:table-cell>
          <table:table-cell table:formula="of:=['Sheet-Data'.L633]" office:value-type="float" office:value="0">
            <text:p>0</text:p>
          </table:table-cell>
          <table:table-cell table:formula="of:=['Sheet-Data'.H63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34];&quot; &quot;;['Sheet-Data'.B634];&quot; &quot;;['Sheet-Data'.C634];&quot; &quot;;['Sheet-Data'.D634];&quot; &quot;;IF(EXACT(['Sheet-Data'.E634];&quot;true&quot;);&quot;cell-a-time &quot;;&quot;&quot;);['Sheet-Data'.F634]))" office:value-type="string" office:string-value="    ">
            <text:p><text:s text:c="4"/></text:p>
          </table:table-cell>
          <table:table-cell table:style-name="ce5" table:formula="of:=['Sheet-Data'.G634]" office:value-type="float" office:value="0">
            <text:p>0</text:p>
          </table:table-cell>
          <table:table-cell table:formula="of:=['Sheet-Data'.L634]" office:value-type="float" office:value="0">
            <text:p>0</text:p>
          </table:table-cell>
          <table:table-cell table:formula="of:=['Sheet-Data'.H63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35];&quot; &quot;;['Sheet-Data'.B635];&quot; &quot;;['Sheet-Data'.C635];&quot; &quot;;['Sheet-Data'.D635];&quot; &quot;;IF(EXACT(['Sheet-Data'.E635];&quot;true&quot;);&quot;cell-a-time &quot;;&quot;&quot;);['Sheet-Data'.F635]))" office:value-type="string" office:string-value="    ">
            <text:p><text:s text:c="4"/></text:p>
          </table:table-cell>
          <table:table-cell table:style-name="ce5" table:formula="of:=['Sheet-Data'.G635]" office:value-type="float" office:value="0">
            <text:p>0</text:p>
          </table:table-cell>
          <table:table-cell table:formula="of:=['Sheet-Data'.L635]" office:value-type="float" office:value="0">
            <text:p>0</text:p>
          </table:table-cell>
          <table:table-cell table:formula="of:=['Sheet-Data'.H63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36];&quot; &quot;;['Sheet-Data'.B636];&quot; &quot;;['Sheet-Data'.C636];&quot; &quot;;['Sheet-Data'.D636];&quot; &quot;;IF(EXACT(['Sheet-Data'.E636];&quot;true&quot;);&quot;cell-a-time &quot;;&quot;&quot;);['Sheet-Data'.F636]))" office:value-type="string" office:string-value="    ">
            <text:p><text:s text:c="4"/></text:p>
          </table:table-cell>
          <table:table-cell table:style-name="ce5" table:formula="of:=['Sheet-Data'.G636]" office:value-type="float" office:value="0">
            <text:p>0</text:p>
          </table:table-cell>
          <table:table-cell table:formula="of:=['Sheet-Data'.L636]" office:value-type="float" office:value="0">
            <text:p>0</text:p>
          </table:table-cell>
          <table:table-cell table:formula="of:=['Sheet-Data'.H63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37];&quot; &quot;;['Sheet-Data'.B637];&quot; &quot;;['Sheet-Data'.C637];&quot; &quot;;['Sheet-Data'.D637];&quot; &quot;;IF(EXACT(['Sheet-Data'.E637];&quot;true&quot;);&quot;cell-a-time &quot;;&quot;&quot;);['Sheet-Data'.F637]))" office:value-type="string" office:string-value="    ">
            <text:p><text:s text:c="4"/></text:p>
          </table:table-cell>
          <table:table-cell table:style-name="ce5" table:formula="of:=['Sheet-Data'.G637]" office:value-type="float" office:value="0">
            <text:p>0</text:p>
          </table:table-cell>
          <table:table-cell table:formula="of:=['Sheet-Data'.L637]" office:value-type="float" office:value="0">
            <text:p>0</text:p>
          </table:table-cell>
          <table:table-cell table:formula="of:=['Sheet-Data'.H63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38];&quot; &quot;;['Sheet-Data'.B638];&quot; &quot;;['Sheet-Data'.C638];&quot; &quot;;['Sheet-Data'.D638];&quot; &quot;;IF(EXACT(['Sheet-Data'.E638];&quot;true&quot;);&quot;cell-a-time &quot;;&quot;&quot;);['Sheet-Data'.F638]))" office:value-type="string" office:string-value="    ">
            <text:p><text:s text:c="4"/></text:p>
          </table:table-cell>
          <table:table-cell table:style-name="ce5" table:formula="of:=['Sheet-Data'.G638]" office:value-type="float" office:value="0">
            <text:p>0</text:p>
          </table:table-cell>
          <table:table-cell table:formula="of:=['Sheet-Data'.L638]" office:value-type="float" office:value="0">
            <text:p>0</text:p>
          </table:table-cell>
          <table:table-cell table:formula="of:=['Sheet-Data'.H63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39];&quot; &quot;;['Sheet-Data'.B639];&quot; &quot;;['Sheet-Data'.C639];&quot; &quot;;['Sheet-Data'.D639];&quot; &quot;;IF(EXACT(['Sheet-Data'.E639];&quot;true&quot;);&quot;cell-a-time &quot;;&quot;&quot;);['Sheet-Data'.F639]))" office:value-type="string" office:string-value="    ">
            <text:p><text:s text:c="4"/></text:p>
          </table:table-cell>
          <table:table-cell table:style-name="ce5" table:formula="of:=['Sheet-Data'.G639]" office:value-type="float" office:value="0">
            <text:p>0</text:p>
          </table:table-cell>
          <table:table-cell table:formula="of:=['Sheet-Data'.L639]" office:value-type="float" office:value="0">
            <text:p>0</text:p>
          </table:table-cell>
          <table:table-cell table:formula="of:=['Sheet-Data'.H63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40];&quot; &quot;;['Sheet-Data'.B640];&quot; &quot;;['Sheet-Data'.C640];&quot; &quot;;['Sheet-Data'.D640];&quot; &quot;;IF(EXACT(['Sheet-Data'.E640];&quot;true&quot;);&quot;cell-a-time &quot;;&quot;&quot;);['Sheet-Data'.F640]))" office:value-type="string" office:string-value="    ">
            <text:p><text:s text:c="4"/></text:p>
          </table:table-cell>
          <table:table-cell table:style-name="ce5" table:formula="of:=['Sheet-Data'.G640]" office:value-type="float" office:value="0">
            <text:p>0</text:p>
          </table:table-cell>
          <table:table-cell table:formula="of:=['Sheet-Data'.L640]" office:value-type="float" office:value="0">
            <text:p>0</text:p>
          </table:table-cell>
          <table:table-cell table:formula="of:=['Sheet-Data'.H64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41];&quot; &quot;;['Sheet-Data'.B641];&quot; &quot;;['Sheet-Data'.C641];&quot; &quot;;['Sheet-Data'.D641];&quot; &quot;;IF(EXACT(['Sheet-Data'.E641];&quot;true&quot;);&quot;cell-a-time &quot;;&quot;&quot;);['Sheet-Data'.F641]))" office:value-type="string" office:string-value="    ">
            <text:p><text:s text:c="4"/></text:p>
          </table:table-cell>
          <table:table-cell table:style-name="ce5" table:formula="of:=['Sheet-Data'.G641]" office:value-type="float" office:value="0">
            <text:p>0</text:p>
          </table:table-cell>
          <table:table-cell table:formula="of:=['Sheet-Data'.L641]" office:value-type="float" office:value="0">
            <text:p>0</text:p>
          </table:table-cell>
          <table:table-cell table:formula="of:=['Sheet-Data'.H64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42];&quot; &quot;;['Sheet-Data'.B642];&quot; &quot;;['Sheet-Data'.C642];&quot; &quot;;['Sheet-Data'.D642];&quot; &quot;;IF(EXACT(['Sheet-Data'.E642];&quot;true&quot;);&quot;cell-a-time &quot;;&quot;&quot;);['Sheet-Data'.F642]))" office:value-type="string" office:string-value="    ">
            <text:p><text:s text:c="4"/></text:p>
          </table:table-cell>
          <table:table-cell table:style-name="ce5" table:formula="of:=['Sheet-Data'.G642]" office:value-type="float" office:value="0">
            <text:p>0</text:p>
          </table:table-cell>
          <table:table-cell table:formula="of:=['Sheet-Data'.L642]" office:value-type="float" office:value="0">
            <text:p>0</text:p>
          </table:table-cell>
          <table:table-cell table:formula="of:=['Sheet-Data'.H64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43];&quot; &quot;;['Sheet-Data'.B643];&quot; &quot;;['Sheet-Data'.C643];&quot; &quot;;['Sheet-Data'.D643];&quot; &quot;;IF(EXACT(['Sheet-Data'.E643];&quot;true&quot;);&quot;cell-a-time &quot;;&quot;&quot;);['Sheet-Data'.F643]))" office:value-type="string" office:string-value="    ">
            <text:p><text:s text:c="4"/></text:p>
          </table:table-cell>
          <table:table-cell table:style-name="ce5" table:formula="of:=['Sheet-Data'.G643]" office:value-type="float" office:value="0">
            <text:p>0</text:p>
          </table:table-cell>
          <table:table-cell table:formula="of:=['Sheet-Data'.L643]" office:value-type="float" office:value="0">
            <text:p>0</text:p>
          </table:table-cell>
          <table:table-cell table:formula="of:=['Sheet-Data'.H64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44];&quot; &quot;;['Sheet-Data'.B644];&quot; &quot;;['Sheet-Data'.C644];&quot; &quot;;['Sheet-Data'.D644];&quot; &quot;;IF(EXACT(['Sheet-Data'.E644];&quot;true&quot;);&quot;cell-a-time &quot;;&quot;&quot;);['Sheet-Data'.F644]))" office:value-type="string" office:string-value="    ">
            <text:p><text:s text:c="4"/></text:p>
          </table:table-cell>
          <table:table-cell table:style-name="ce5" table:formula="of:=['Sheet-Data'.G644]" office:value-type="float" office:value="0">
            <text:p>0</text:p>
          </table:table-cell>
          <table:table-cell table:formula="of:=['Sheet-Data'.L644]" office:value-type="float" office:value="0">
            <text:p>0</text:p>
          </table:table-cell>
          <table:table-cell table:formula="of:=['Sheet-Data'.H64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45];&quot; &quot;;['Sheet-Data'.B645];&quot; &quot;;['Sheet-Data'.C645];&quot; &quot;;['Sheet-Data'.D645];&quot; &quot;;IF(EXACT(['Sheet-Data'.E645];&quot;true&quot;);&quot;cell-a-time &quot;;&quot;&quot;);['Sheet-Data'.F645]))" office:value-type="string" office:string-value="    ">
            <text:p><text:s text:c="4"/></text:p>
          </table:table-cell>
          <table:table-cell table:style-name="ce5" table:formula="of:=['Sheet-Data'.G645]" office:value-type="float" office:value="0">
            <text:p>0</text:p>
          </table:table-cell>
          <table:table-cell table:formula="of:=['Sheet-Data'.L645]" office:value-type="float" office:value="0">
            <text:p>0</text:p>
          </table:table-cell>
          <table:table-cell table:formula="of:=['Sheet-Data'.H64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46];&quot; &quot;;['Sheet-Data'.B646];&quot; &quot;;['Sheet-Data'.C646];&quot; &quot;;['Sheet-Data'.D646];&quot; &quot;;IF(EXACT(['Sheet-Data'.E646];&quot;true&quot;);&quot;cell-a-time &quot;;&quot;&quot;);['Sheet-Data'.F646]))" office:value-type="string" office:string-value="    ">
            <text:p><text:s text:c="4"/></text:p>
          </table:table-cell>
          <table:table-cell table:style-name="ce5" table:formula="of:=['Sheet-Data'.G646]" office:value-type="float" office:value="0">
            <text:p>0</text:p>
          </table:table-cell>
          <table:table-cell table:formula="of:=['Sheet-Data'.L646]" office:value-type="float" office:value="0">
            <text:p>0</text:p>
          </table:table-cell>
          <table:table-cell table:formula="of:=['Sheet-Data'.H64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47];&quot; &quot;;['Sheet-Data'.B647];&quot; &quot;;['Sheet-Data'.C647];&quot; &quot;;['Sheet-Data'.D647];&quot; &quot;;IF(EXACT(['Sheet-Data'.E647];&quot;true&quot;);&quot;cell-a-time &quot;;&quot;&quot;);['Sheet-Data'.F647]))" office:value-type="string" office:string-value="    ">
            <text:p><text:s text:c="4"/></text:p>
          </table:table-cell>
          <table:table-cell table:style-name="ce5" table:formula="of:=['Sheet-Data'.G647]" office:value-type="float" office:value="0">
            <text:p>0</text:p>
          </table:table-cell>
          <table:table-cell table:formula="of:=['Sheet-Data'.L647]" office:value-type="float" office:value="0">
            <text:p>0</text:p>
          </table:table-cell>
          <table:table-cell table:formula="of:=['Sheet-Data'.H64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48];&quot; &quot;;['Sheet-Data'.B648];&quot; &quot;;['Sheet-Data'.C648];&quot; &quot;;['Sheet-Data'.D648];&quot; &quot;;IF(EXACT(['Sheet-Data'.E648];&quot;true&quot;);&quot;cell-a-time &quot;;&quot;&quot;);['Sheet-Data'.F648]))" office:value-type="string" office:string-value="    ">
            <text:p><text:s text:c="4"/></text:p>
          </table:table-cell>
          <table:table-cell table:style-name="ce5" table:formula="of:=['Sheet-Data'.G648]" office:value-type="float" office:value="0">
            <text:p>0</text:p>
          </table:table-cell>
          <table:table-cell table:formula="of:=['Sheet-Data'.L648]" office:value-type="float" office:value="0">
            <text:p>0</text:p>
          </table:table-cell>
          <table:table-cell table:formula="of:=['Sheet-Data'.H64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49];&quot; &quot;;['Sheet-Data'.B649];&quot; &quot;;['Sheet-Data'.C649];&quot; &quot;;['Sheet-Data'.D649];&quot; &quot;;IF(EXACT(['Sheet-Data'.E649];&quot;true&quot;);&quot;cell-a-time &quot;;&quot;&quot;);['Sheet-Data'.F649]))" office:value-type="string" office:string-value="    ">
            <text:p><text:s text:c="4"/></text:p>
          </table:table-cell>
          <table:table-cell table:style-name="ce5" table:formula="of:=['Sheet-Data'.G649]" office:value-type="float" office:value="0">
            <text:p>0</text:p>
          </table:table-cell>
          <table:table-cell table:formula="of:=['Sheet-Data'.L649]" office:value-type="float" office:value="0">
            <text:p>0</text:p>
          </table:table-cell>
          <table:table-cell table:formula="of:=['Sheet-Data'.H64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50];&quot; &quot;;['Sheet-Data'.B650];&quot; &quot;;['Sheet-Data'.C650];&quot; &quot;;['Sheet-Data'.D650];&quot; &quot;;IF(EXACT(['Sheet-Data'.E650];&quot;true&quot;);&quot;cell-a-time &quot;;&quot;&quot;);['Sheet-Data'.F650]))" office:value-type="string" office:string-value="    ">
            <text:p><text:s text:c="4"/></text:p>
          </table:table-cell>
          <table:table-cell table:style-name="ce5" table:formula="of:=['Sheet-Data'.G650]" office:value-type="float" office:value="0">
            <text:p>0</text:p>
          </table:table-cell>
          <table:table-cell table:formula="of:=['Sheet-Data'.L650]" office:value-type="float" office:value="0">
            <text:p>0</text:p>
          </table:table-cell>
          <table:table-cell table:formula="of:=['Sheet-Data'.H65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51];&quot; &quot;;['Sheet-Data'.B651];&quot; &quot;;['Sheet-Data'.C651];&quot; &quot;;['Sheet-Data'.D651];&quot; &quot;;IF(EXACT(['Sheet-Data'.E651];&quot;true&quot;);&quot;cell-a-time &quot;;&quot;&quot;);['Sheet-Data'.F651]))" office:value-type="string" office:string-value="    ">
            <text:p><text:s text:c="4"/></text:p>
          </table:table-cell>
          <table:table-cell table:style-name="ce5" table:formula="of:=['Sheet-Data'.G651]" office:value-type="float" office:value="0">
            <text:p>0</text:p>
          </table:table-cell>
          <table:table-cell table:formula="of:=['Sheet-Data'.L651]" office:value-type="float" office:value="0">
            <text:p>0</text:p>
          </table:table-cell>
          <table:table-cell table:formula="of:=['Sheet-Data'.H65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52];&quot; &quot;;['Sheet-Data'.B652];&quot; &quot;;['Sheet-Data'.C652];&quot; &quot;;['Sheet-Data'.D652];&quot; &quot;;IF(EXACT(['Sheet-Data'.E652];&quot;true&quot;);&quot;cell-a-time &quot;;&quot;&quot;);['Sheet-Data'.F652]))" office:value-type="string" office:string-value="    ">
            <text:p><text:s text:c="4"/></text:p>
          </table:table-cell>
          <table:table-cell table:style-name="ce5" table:formula="of:=['Sheet-Data'.G652]" office:value-type="float" office:value="0">
            <text:p>0</text:p>
          </table:table-cell>
          <table:table-cell table:formula="of:=['Sheet-Data'.L652]" office:value-type="float" office:value="0">
            <text:p>0</text:p>
          </table:table-cell>
          <table:table-cell table:formula="of:=['Sheet-Data'.H65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53];&quot; &quot;;['Sheet-Data'.B653];&quot; &quot;;['Sheet-Data'.C653];&quot; &quot;;['Sheet-Data'.D653];&quot; &quot;;IF(EXACT(['Sheet-Data'.E653];&quot;true&quot;);&quot;cell-a-time &quot;;&quot;&quot;);['Sheet-Data'.F653]))" office:value-type="string" office:string-value="    ">
            <text:p><text:s text:c="4"/></text:p>
          </table:table-cell>
          <table:table-cell table:style-name="ce5" table:formula="of:=['Sheet-Data'.G653]" office:value-type="float" office:value="0">
            <text:p>0</text:p>
          </table:table-cell>
          <table:table-cell table:formula="of:=['Sheet-Data'.L653]" office:value-type="float" office:value="0">
            <text:p>0</text:p>
          </table:table-cell>
          <table:table-cell table:formula="of:=['Sheet-Data'.H65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54];&quot; &quot;;['Sheet-Data'.B654];&quot; &quot;;['Sheet-Data'.C654];&quot; &quot;;['Sheet-Data'.D654];&quot; &quot;;IF(EXACT(['Sheet-Data'.E654];&quot;true&quot;);&quot;cell-a-time &quot;;&quot;&quot;);['Sheet-Data'.F654]))" office:value-type="string" office:string-value="    ">
            <text:p><text:s text:c="4"/></text:p>
          </table:table-cell>
          <table:table-cell table:style-name="ce5" table:formula="of:=['Sheet-Data'.G654]" office:value-type="float" office:value="0">
            <text:p>0</text:p>
          </table:table-cell>
          <table:table-cell table:formula="of:=['Sheet-Data'.L654]" office:value-type="float" office:value="0">
            <text:p>0</text:p>
          </table:table-cell>
          <table:table-cell table:formula="of:=['Sheet-Data'.H65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55];&quot; &quot;;['Sheet-Data'.B655];&quot; &quot;;['Sheet-Data'.C655];&quot; &quot;;['Sheet-Data'.D655];&quot; &quot;;IF(EXACT(['Sheet-Data'.E655];&quot;true&quot;);&quot;cell-a-time &quot;;&quot;&quot;);['Sheet-Data'.F655]))" office:value-type="string" office:string-value="    ">
            <text:p><text:s text:c="4"/></text:p>
          </table:table-cell>
          <table:table-cell table:style-name="ce5" table:formula="of:=['Sheet-Data'.G655]" office:value-type="float" office:value="0">
            <text:p>0</text:p>
          </table:table-cell>
          <table:table-cell table:formula="of:=['Sheet-Data'.L655]" office:value-type="float" office:value="0">
            <text:p>0</text:p>
          </table:table-cell>
          <table:table-cell table:formula="of:=['Sheet-Data'.H65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56];&quot; &quot;;['Sheet-Data'.B656];&quot; &quot;;['Sheet-Data'.C656];&quot; &quot;;['Sheet-Data'.D656];&quot; &quot;;IF(EXACT(['Sheet-Data'.E656];&quot;true&quot;);&quot;cell-a-time &quot;;&quot;&quot;);['Sheet-Data'.F656]))" office:value-type="string" office:string-value="    ">
            <text:p><text:s text:c="4"/></text:p>
          </table:table-cell>
          <table:table-cell table:style-name="ce5" table:formula="of:=['Sheet-Data'.G656]" office:value-type="float" office:value="0">
            <text:p>0</text:p>
          </table:table-cell>
          <table:table-cell table:formula="of:=['Sheet-Data'.L656]" office:value-type="float" office:value="0">
            <text:p>0</text:p>
          </table:table-cell>
          <table:table-cell table:formula="of:=['Sheet-Data'.H65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57];&quot; &quot;;['Sheet-Data'.B657];&quot; &quot;;['Sheet-Data'.C657];&quot; &quot;;['Sheet-Data'.D657];&quot; &quot;;IF(EXACT(['Sheet-Data'.E657];&quot;true&quot;);&quot;cell-a-time &quot;;&quot;&quot;);['Sheet-Data'.F657]))" office:value-type="string" office:string-value="    ">
            <text:p><text:s text:c="4"/></text:p>
          </table:table-cell>
          <table:table-cell table:style-name="ce5" table:formula="of:=['Sheet-Data'.G657]" office:value-type="float" office:value="0">
            <text:p>0</text:p>
          </table:table-cell>
          <table:table-cell table:formula="of:=['Sheet-Data'.L657]" office:value-type="float" office:value="0">
            <text:p>0</text:p>
          </table:table-cell>
          <table:table-cell table:formula="of:=['Sheet-Data'.H65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58];&quot; &quot;;['Sheet-Data'.B658];&quot; &quot;;['Sheet-Data'.C658];&quot; &quot;;['Sheet-Data'.D658];&quot; &quot;;IF(EXACT(['Sheet-Data'.E658];&quot;true&quot;);&quot;cell-a-time &quot;;&quot;&quot;);['Sheet-Data'.F658]))" office:value-type="string" office:string-value="    ">
            <text:p><text:s text:c="4"/></text:p>
          </table:table-cell>
          <table:table-cell table:style-name="ce5" table:formula="of:=['Sheet-Data'.G658]" office:value-type="float" office:value="0">
            <text:p>0</text:p>
          </table:table-cell>
          <table:table-cell table:formula="of:=['Sheet-Data'.L658]" office:value-type="float" office:value="0">
            <text:p>0</text:p>
          </table:table-cell>
          <table:table-cell table:formula="of:=['Sheet-Data'.H65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59];&quot; &quot;;['Sheet-Data'.B659];&quot; &quot;;['Sheet-Data'.C659];&quot; &quot;;['Sheet-Data'.D659];&quot; &quot;;IF(EXACT(['Sheet-Data'.E659];&quot;true&quot;);&quot;cell-a-time &quot;;&quot;&quot;);['Sheet-Data'.F659]))" office:value-type="string" office:string-value="    ">
            <text:p><text:s text:c="4"/></text:p>
          </table:table-cell>
          <table:table-cell table:style-name="ce5" table:formula="of:=['Sheet-Data'.G659]" office:value-type="float" office:value="0">
            <text:p>0</text:p>
          </table:table-cell>
          <table:table-cell table:formula="of:=['Sheet-Data'.L659]" office:value-type="float" office:value="0">
            <text:p>0</text:p>
          </table:table-cell>
          <table:table-cell table:formula="of:=['Sheet-Data'.H65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60];&quot; &quot;;['Sheet-Data'.B660];&quot; &quot;;['Sheet-Data'.C660];&quot; &quot;;['Sheet-Data'.D660];&quot; &quot;;IF(EXACT(['Sheet-Data'.E660];&quot;true&quot;);&quot;cell-a-time &quot;;&quot;&quot;);['Sheet-Data'.F660]))" office:value-type="string" office:string-value="    ">
            <text:p><text:s text:c="4"/></text:p>
          </table:table-cell>
          <table:table-cell table:style-name="ce5" table:formula="of:=['Sheet-Data'.G660]" office:value-type="float" office:value="0">
            <text:p>0</text:p>
          </table:table-cell>
          <table:table-cell table:formula="of:=['Sheet-Data'.L660]" office:value-type="float" office:value="0">
            <text:p>0</text:p>
          </table:table-cell>
          <table:table-cell table:formula="of:=['Sheet-Data'.H66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61];&quot; &quot;;['Sheet-Data'.B661];&quot; &quot;;['Sheet-Data'.C661];&quot; &quot;;['Sheet-Data'.D661];&quot; &quot;;IF(EXACT(['Sheet-Data'.E661];&quot;true&quot;);&quot;cell-a-time &quot;;&quot;&quot;);['Sheet-Data'.F661]))" office:value-type="string" office:string-value="    ">
            <text:p><text:s text:c="4"/></text:p>
          </table:table-cell>
          <table:table-cell table:style-name="ce5" table:formula="of:=['Sheet-Data'.G661]" office:value-type="float" office:value="0">
            <text:p>0</text:p>
          </table:table-cell>
          <table:table-cell table:formula="of:=['Sheet-Data'.L661]" office:value-type="float" office:value="0">
            <text:p>0</text:p>
          </table:table-cell>
          <table:table-cell table:formula="of:=['Sheet-Data'.H66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62];&quot; &quot;;['Sheet-Data'.B662];&quot; &quot;;['Sheet-Data'.C662];&quot; &quot;;['Sheet-Data'.D662];&quot; &quot;;IF(EXACT(['Sheet-Data'.E662];&quot;true&quot;);&quot;cell-a-time &quot;;&quot;&quot;);['Sheet-Data'.F662]))" office:value-type="string" office:string-value="    ">
            <text:p><text:s text:c="4"/></text:p>
          </table:table-cell>
          <table:table-cell table:style-name="ce5" table:formula="of:=['Sheet-Data'.G662]" office:value-type="float" office:value="0">
            <text:p>0</text:p>
          </table:table-cell>
          <table:table-cell table:formula="of:=['Sheet-Data'.L662]" office:value-type="float" office:value="0">
            <text:p>0</text:p>
          </table:table-cell>
          <table:table-cell table:formula="of:=['Sheet-Data'.H66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63];&quot; &quot;;['Sheet-Data'.B663];&quot; &quot;;['Sheet-Data'.C663];&quot; &quot;;['Sheet-Data'.D663];&quot; &quot;;IF(EXACT(['Sheet-Data'.E663];&quot;true&quot;);&quot;cell-a-time &quot;;&quot;&quot;);['Sheet-Data'.F663]))" office:value-type="string" office:string-value="    ">
            <text:p><text:s text:c="4"/></text:p>
          </table:table-cell>
          <table:table-cell table:style-name="ce5" table:formula="of:=['Sheet-Data'.G663]" office:value-type="float" office:value="0">
            <text:p>0</text:p>
          </table:table-cell>
          <table:table-cell table:formula="of:=['Sheet-Data'.L663]" office:value-type="float" office:value="0">
            <text:p>0</text:p>
          </table:table-cell>
          <table:table-cell table:formula="of:=['Sheet-Data'.H66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64];&quot; &quot;;['Sheet-Data'.B664];&quot; &quot;;['Sheet-Data'.C664];&quot; &quot;;['Sheet-Data'.D664];&quot; &quot;;IF(EXACT(['Sheet-Data'.E664];&quot;true&quot;);&quot;cell-a-time &quot;;&quot;&quot;);['Sheet-Data'.F664]))" office:value-type="string" office:string-value="    ">
            <text:p><text:s text:c="4"/></text:p>
          </table:table-cell>
          <table:table-cell table:style-name="ce5" table:formula="of:=['Sheet-Data'.G664]" office:value-type="float" office:value="0">
            <text:p>0</text:p>
          </table:table-cell>
          <table:table-cell table:formula="of:=['Sheet-Data'.L664]" office:value-type="float" office:value="0">
            <text:p>0</text:p>
          </table:table-cell>
          <table:table-cell table:formula="of:=['Sheet-Data'.H66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65];&quot; &quot;;['Sheet-Data'.B665];&quot; &quot;;['Sheet-Data'.C665];&quot; &quot;;['Sheet-Data'.D665];&quot; &quot;;IF(EXACT(['Sheet-Data'.E665];&quot;true&quot;);&quot;cell-a-time &quot;;&quot;&quot;);['Sheet-Data'.F665]))" office:value-type="string" office:string-value="    ">
            <text:p><text:s text:c="4"/></text:p>
          </table:table-cell>
          <table:table-cell table:style-name="ce5" table:formula="of:=['Sheet-Data'.G665]" office:value-type="float" office:value="0">
            <text:p>0</text:p>
          </table:table-cell>
          <table:table-cell table:formula="of:=['Sheet-Data'.L665]" office:value-type="float" office:value="0">
            <text:p>0</text:p>
          </table:table-cell>
          <table:table-cell table:formula="of:=['Sheet-Data'.H66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66];&quot; &quot;;['Sheet-Data'.B666];&quot; &quot;;['Sheet-Data'.C666];&quot; &quot;;['Sheet-Data'.D666];&quot; &quot;;IF(EXACT(['Sheet-Data'.E666];&quot;true&quot;);&quot;cell-a-time &quot;;&quot;&quot;);['Sheet-Data'.F666]))" office:value-type="string" office:string-value="    ">
            <text:p><text:s text:c="4"/></text:p>
          </table:table-cell>
          <table:table-cell table:style-name="ce5" table:formula="of:=['Sheet-Data'.G666]" office:value-type="float" office:value="0">
            <text:p>0</text:p>
          </table:table-cell>
          <table:table-cell table:formula="of:=['Sheet-Data'.L666]" office:value-type="float" office:value="0">
            <text:p>0</text:p>
          </table:table-cell>
          <table:table-cell table:formula="of:=['Sheet-Data'.H66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67];&quot; &quot;;['Sheet-Data'.B667];&quot; &quot;;['Sheet-Data'.C667];&quot; &quot;;['Sheet-Data'.D667];&quot; &quot;;IF(EXACT(['Sheet-Data'.E667];&quot;true&quot;);&quot;cell-a-time &quot;;&quot;&quot;);['Sheet-Data'.F667]))" office:value-type="string" office:string-value="    ">
            <text:p><text:s text:c="4"/></text:p>
          </table:table-cell>
          <table:table-cell table:style-name="ce5" table:formula="of:=['Sheet-Data'.G667]" office:value-type="float" office:value="0">
            <text:p>0</text:p>
          </table:table-cell>
          <table:table-cell table:formula="of:=['Sheet-Data'.L667]" office:value-type="float" office:value="0">
            <text:p>0</text:p>
          </table:table-cell>
          <table:table-cell table:formula="of:=['Sheet-Data'.H66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68];&quot; &quot;;['Sheet-Data'.B668];&quot; &quot;;['Sheet-Data'.C668];&quot; &quot;;['Sheet-Data'.D668];&quot; &quot;;IF(EXACT(['Sheet-Data'.E668];&quot;true&quot;);&quot;cell-a-time &quot;;&quot;&quot;);['Sheet-Data'.F668]))" office:value-type="string" office:string-value="    ">
            <text:p><text:s text:c="4"/></text:p>
          </table:table-cell>
          <table:table-cell table:style-name="ce5" table:formula="of:=['Sheet-Data'.G668]" office:value-type="float" office:value="0">
            <text:p>0</text:p>
          </table:table-cell>
          <table:table-cell table:formula="of:=['Sheet-Data'.L668]" office:value-type="float" office:value="0">
            <text:p>0</text:p>
          </table:table-cell>
          <table:table-cell table:formula="of:=['Sheet-Data'.H66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69];&quot; &quot;;['Sheet-Data'.B669];&quot; &quot;;['Sheet-Data'.C669];&quot; &quot;;['Sheet-Data'.D669];&quot; &quot;;IF(EXACT(['Sheet-Data'.E669];&quot;true&quot;);&quot;cell-a-time &quot;;&quot;&quot;);['Sheet-Data'.F669]))" office:value-type="string" office:string-value="    ">
            <text:p><text:s text:c="4"/></text:p>
          </table:table-cell>
          <table:table-cell table:style-name="ce5" table:formula="of:=['Sheet-Data'.G669]" office:value-type="float" office:value="0">
            <text:p>0</text:p>
          </table:table-cell>
          <table:table-cell table:formula="of:=['Sheet-Data'.L669]" office:value-type="float" office:value="0">
            <text:p>0</text:p>
          </table:table-cell>
          <table:table-cell table:formula="of:=['Sheet-Data'.H66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70];&quot; &quot;;['Sheet-Data'.B670];&quot; &quot;;['Sheet-Data'.C670];&quot; &quot;;['Sheet-Data'.D670];&quot; &quot;;IF(EXACT(['Sheet-Data'.E670];&quot;true&quot;);&quot;cell-a-time &quot;;&quot;&quot;);['Sheet-Data'.F670]))" office:value-type="string" office:string-value="    ">
            <text:p><text:s text:c="4"/></text:p>
          </table:table-cell>
          <table:table-cell table:style-name="ce5" table:formula="of:=['Sheet-Data'.G670]" office:value-type="float" office:value="0">
            <text:p>0</text:p>
          </table:table-cell>
          <table:table-cell table:formula="of:=['Sheet-Data'.L670]" office:value-type="float" office:value="0">
            <text:p>0</text:p>
          </table:table-cell>
          <table:table-cell table:formula="of:=['Sheet-Data'.H67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71];&quot; &quot;;['Sheet-Data'.B671];&quot; &quot;;['Sheet-Data'.C671];&quot; &quot;;['Sheet-Data'.D671];&quot; &quot;;IF(EXACT(['Sheet-Data'.E671];&quot;true&quot;);&quot;cell-a-time &quot;;&quot;&quot;);['Sheet-Data'.F671]))" office:value-type="string" office:string-value="    ">
            <text:p><text:s text:c="4"/></text:p>
          </table:table-cell>
          <table:table-cell table:style-name="ce5" table:formula="of:=['Sheet-Data'.G671]" office:value-type="float" office:value="0">
            <text:p>0</text:p>
          </table:table-cell>
          <table:table-cell table:formula="of:=['Sheet-Data'.L671]" office:value-type="float" office:value="0">
            <text:p>0</text:p>
          </table:table-cell>
          <table:table-cell table:formula="of:=['Sheet-Data'.H67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72];&quot; &quot;;['Sheet-Data'.B672];&quot; &quot;;['Sheet-Data'.C672];&quot; &quot;;['Sheet-Data'.D672];&quot; &quot;;IF(EXACT(['Sheet-Data'.E672];&quot;true&quot;);&quot;cell-a-time &quot;;&quot;&quot;);['Sheet-Data'.F672]))" office:value-type="string" office:string-value="    ">
            <text:p><text:s text:c="4"/></text:p>
          </table:table-cell>
          <table:table-cell table:style-name="ce5" table:formula="of:=['Sheet-Data'.G672]" office:value-type="float" office:value="0">
            <text:p>0</text:p>
          </table:table-cell>
          <table:table-cell table:formula="of:=['Sheet-Data'.L672]" office:value-type="float" office:value="0">
            <text:p>0</text:p>
          </table:table-cell>
          <table:table-cell table:formula="of:=['Sheet-Data'.H67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73];&quot; &quot;;['Sheet-Data'.B673];&quot; &quot;;['Sheet-Data'.C673];&quot; &quot;;['Sheet-Data'.D673];&quot; &quot;;IF(EXACT(['Sheet-Data'.E673];&quot;true&quot;);&quot;cell-a-time &quot;;&quot;&quot;);['Sheet-Data'.F673]))" office:value-type="string" office:string-value="    ">
            <text:p><text:s text:c="4"/></text:p>
          </table:table-cell>
          <table:table-cell table:style-name="ce5" table:formula="of:=['Sheet-Data'.G673]" office:value-type="float" office:value="0">
            <text:p>0</text:p>
          </table:table-cell>
          <table:table-cell table:formula="of:=['Sheet-Data'.L673]" office:value-type="float" office:value="0">
            <text:p>0</text:p>
          </table:table-cell>
          <table:table-cell table:formula="of:=['Sheet-Data'.H67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74];&quot; &quot;;['Sheet-Data'.B674];&quot; &quot;;['Sheet-Data'.C674];&quot; &quot;;['Sheet-Data'.D674];&quot; &quot;;IF(EXACT(['Sheet-Data'.E674];&quot;true&quot;);&quot;cell-a-time &quot;;&quot;&quot;);['Sheet-Data'.F674]))" office:value-type="string" office:string-value="    ">
            <text:p><text:s text:c="4"/></text:p>
          </table:table-cell>
          <table:table-cell table:style-name="ce5" table:formula="of:=['Sheet-Data'.G674]" office:value-type="float" office:value="0">
            <text:p>0</text:p>
          </table:table-cell>
          <table:table-cell table:formula="of:=['Sheet-Data'.L674]" office:value-type="float" office:value="0">
            <text:p>0</text:p>
          </table:table-cell>
          <table:table-cell table:formula="of:=['Sheet-Data'.H67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75];&quot; &quot;;['Sheet-Data'.B675];&quot; &quot;;['Sheet-Data'.C675];&quot; &quot;;['Sheet-Data'.D675];&quot; &quot;;IF(EXACT(['Sheet-Data'.E675];&quot;true&quot;);&quot;cell-a-time &quot;;&quot;&quot;);['Sheet-Data'.F675]))" office:value-type="string" office:string-value="    ">
            <text:p><text:s text:c="4"/></text:p>
          </table:table-cell>
          <table:table-cell table:style-name="ce5" table:formula="of:=['Sheet-Data'.G675]" office:value-type="float" office:value="0">
            <text:p>0</text:p>
          </table:table-cell>
          <table:table-cell table:formula="of:=['Sheet-Data'.L675]" office:value-type="float" office:value="0">
            <text:p>0</text:p>
          </table:table-cell>
          <table:table-cell table:formula="of:=['Sheet-Data'.H67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76];&quot; &quot;;['Sheet-Data'.B676];&quot; &quot;;['Sheet-Data'.C676];&quot; &quot;;['Sheet-Data'.D676];&quot; &quot;;IF(EXACT(['Sheet-Data'.E676];&quot;true&quot;);&quot;cell-a-time &quot;;&quot;&quot;);['Sheet-Data'.F676]))" office:value-type="string" office:string-value="    ">
            <text:p><text:s text:c="4"/></text:p>
          </table:table-cell>
          <table:table-cell table:style-name="ce5" table:formula="of:=['Sheet-Data'.G676]" office:value-type="float" office:value="0">
            <text:p>0</text:p>
          </table:table-cell>
          <table:table-cell table:formula="of:=['Sheet-Data'.L676]" office:value-type="float" office:value="0">
            <text:p>0</text:p>
          </table:table-cell>
          <table:table-cell table:formula="of:=['Sheet-Data'.H67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77];&quot; &quot;;['Sheet-Data'.B677];&quot; &quot;;['Sheet-Data'.C677];&quot; &quot;;['Sheet-Data'.D677];&quot; &quot;;IF(EXACT(['Sheet-Data'.E677];&quot;true&quot;);&quot;cell-a-time &quot;;&quot;&quot;);['Sheet-Data'.F677]))" office:value-type="string" office:string-value="    ">
            <text:p><text:s text:c="4"/></text:p>
          </table:table-cell>
          <table:table-cell table:style-name="ce5" table:formula="of:=['Sheet-Data'.G677]" office:value-type="float" office:value="0">
            <text:p>0</text:p>
          </table:table-cell>
          <table:table-cell table:formula="of:=['Sheet-Data'.L677]" office:value-type="float" office:value="0">
            <text:p>0</text:p>
          </table:table-cell>
          <table:table-cell table:formula="of:=['Sheet-Data'.H67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78];&quot; &quot;;['Sheet-Data'.B678];&quot; &quot;;['Sheet-Data'.C678];&quot; &quot;;['Sheet-Data'.D678];&quot; &quot;;IF(EXACT(['Sheet-Data'.E678];&quot;true&quot;);&quot;cell-a-time &quot;;&quot;&quot;);['Sheet-Data'.F678]))" office:value-type="string" office:string-value="    ">
            <text:p><text:s text:c="4"/></text:p>
          </table:table-cell>
          <table:table-cell table:style-name="ce5" table:formula="of:=['Sheet-Data'.G678]" office:value-type="float" office:value="0">
            <text:p>0</text:p>
          </table:table-cell>
          <table:table-cell table:formula="of:=['Sheet-Data'.L678]" office:value-type="float" office:value="0">
            <text:p>0</text:p>
          </table:table-cell>
          <table:table-cell table:formula="of:=['Sheet-Data'.H67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79];&quot; &quot;;['Sheet-Data'.B679];&quot; &quot;;['Sheet-Data'.C679];&quot; &quot;;['Sheet-Data'.D679];&quot; &quot;;IF(EXACT(['Sheet-Data'.E679];&quot;true&quot;);&quot;cell-a-time &quot;;&quot;&quot;);['Sheet-Data'.F679]))" office:value-type="string" office:string-value="    ">
            <text:p><text:s text:c="4"/></text:p>
          </table:table-cell>
          <table:table-cell table:style-name="ce5" table:formula="of:=['Sheet-Data'.G679]" office:value-type="float" office:value="0">
            <text:p>0</text:p>
          </table:table-cell>
          <table:table-cell table:formula="of:=['Sheet-Data'.L679]" office:value-type="float" office:value="0">
            <text:p>0</text:p>
          </table:table-cell>
          <table:table-cell table:formula="of:=['Sheet-Data'.H67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80];&quot; &quot;;['Sheet-Data'.B680];&quot; &quot;;['Sheet-Data'.C680];&quot; &quot;;['Sheet-Data'.D680];&quot; &quot;;IF(EXACT(['Sheet-Data'.E680];&quot;true&quot;);&quot;cell-a-time &quot;;&quot;&quot;);['Sheet-Data'.F680]))" office:value-type="string" office:string-value="    ">
            <text:p><text:s text:c="4"/></text:p>
          </table:table-cell>
          <table:table-cell table:style-name="ce5" table:formula="of:=['Sheet-Data'.G680]" office:value-type="float" office:value="0">
            <text:p>0</text:p>
          </table:table-cell>
          <table:table-cell table:formula="of:=['Sheet-Data'.L680]" office:value-type="float" office:value="0">
            <text:p>0</text:p>
          </table:table-cell>
          <table:table-cell table:formula="of:=['Sheet-Data'.H68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81];&quot; &quot;;['Sheet-Data'.B681];&quot; &quot;;['Sheet-Data'.C681];&quot; &quot;;['Sheet-Data'.D681];&quot; &quot;;IF(EXACT(['Sheet-Data'.E681];&quot;true&quot;);&quot;cell-a-time &quot;;&quot;&quot;);['Sheet-Data'.F681]))" office:value-type="string" office:string-value="    ">
            <text:p><text:s text:c="4"/></text:p>
          </table:table-cell>
          <table:table-cell table:style-name="ce5" table:formula="of:=['Sheet-Data'.G681]" office:value-type="float" office:value="0">
            <text:p>0</text:p>
          </table:table-cell>
          <table:table-cell table:formula="of:=['Sheet-Data'.L681]" office:value-type="float" office:value="0">
            <text:p>0</text:p>
          </table:table-cell>
          <table:table-cell table:formula="of:=['Sheet-Data'.H68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82];&quot; &quot;;['Sheet-Data'.B682];&quot; &quot;;['Sheet-Data'.C682];&quot; &quot;;['Sheet-Data'.D682];&quot; &quot;;IF(EXACT(['Sheet-Data'.E682];&quot;true&quot;);&quot;cell-a-time &quot;;&quot;&quot;);['Sheet-Data'.F682]))" office:value-type="string" office:string-value="    ">
            <text:p><text:s text:c="4"/></text:p>
          </table:table-cell>
          <table:table-cell table:style-name="ce5" table:formula="of:=['Sheet-Data'.G682]" office:value-type="float" office:value="0">
            <text:p>0</text:p>
          </table:table-cell>
          <table:table-cell table:formula="of:=['Sheet-Data'.L682]" office:value-type="float" office:value="0">
            <text:p>0</text:p>
          </table:table-cell>
          <table:table-cell table:formula="of:=['Sheet-Data'.H68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83];&quot; &quot;;['Sheet-Data'.B683];&quot; &quot;;['Sheet-Data'.C683];&quot; &quot;;['Sheet-Data'.D683];&quot; &quot;;IF(EXACT(['Sheet-Data'.E683];&quot;true&quot;);&quot;cell-a-time &quot;;&quot;&quot;);['Sheet-Data'.F683]))" office:value-type="string" office:string-value="    ">
            <text:p><text:s text:c="4"/></text:p>
          </table:table-cell>
          <table:table-cell table:style-name="ce5" table:formula="of:=['Sheet-Data'.G683]" office:value-type="float" office:value="0">
            <text:p>0</text:p>
          </table:table-cell>
          <table:table-cell table:formula="of:=['Sheet-Data'.L683]" office:value-type="float" office:value="0">
            <text:p>0</text:p>
          </table:table-cell>
          <table:table-cell table:formula="of:=['Sheet-Data'.H68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84];&quot; &quot;;['Sheet-Data'.B684];&quot; &quot;;['Sheet-Data'.C684];&quot; &quot;;['Sheet-Data'.D684];&quot; &quot;;IF(EXACT(['Sheet-Data'.E684];&quot;true&quot;);&quot;cell-a-time &quot;;&quot;&quot;);['Sheet-Data'.F684]))" office:value-type="string" office:string-value="    ">
            <text:p><text:s text:c="4"/></text:p>
          </table:table-cell>
          <table:table-cell table:style-name="ce5" table:formula="of:=['Sheet-Data'.G684]" office:value-type="float" office:value="0">
            <text:p>0</text:p>
          </table:table-cell>
          <table:table-cell table:formula="of:=['Sheet-Data'.L684]" office:value-type="float" office:value="0">
            <text:p>0</text:p>
          </table:table-cell>
          <table:table-cell table:formula="of:=['Sheet-Data'.H68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85];&quot; &quot;;['Sheet-Data'.B685];&quot; &quot;;['Sheet-Data'.C685];&quot; &quot;;['Sheet-Data'.D685];&quot; &quot;;IF(EXACT(['Sheet-Data'.E685];&quot;true&quot;);&quot;cell-a-time &quot;;&quot;&quot;);['Sheet-Data'.F685]))" office:value-type="string" office:string-value="    ">
            <text:p><text:s text:c="4"/></text:p>
          </table:table-cell>
          <table:table-cell table:style-name="ce5" table:formula="of:=['Sheet-Data'.G685]" office:value-type="float" office:value="0">
            <text:p>0</text:p>
          </table:table-cell>
          <table:table-cell table:formula="of:=['Sheet-Data'.L685]" office:value-type="float" office:value="0">
            <text:p>0</text:p>
          </table:table-cell>
          <table:table-cell table:formula="of:=['Sheet-Data'.H68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86];&quot; &quot;;['Sheet-Data'.B686];&quot; &quot;;['Sheet-Data'.C686];&quot; &quot;;['Sheet-Data'.D686];&quot; &quot;;IF(EXACT(['Sheet-Data'.E686];&quot;true&quot;);&quot;cell-a-time &quot;;&quot;&quot;);['Sheet-Data'.F686]))" office:value-type="string" office:string-value="    ">
            <text:p><text:s text:c="4"/></text:p>
          </table:table-cell>
          <table:table-cell table:style-name="ce5" table:formula="of:=['Sheet-Data'.G686]" office:value-type="float" office:value="0">
            <text:p>0</text:p>
          </table:table-cell>
          <table:table-cell table:formula="of:=['Sheet-Data'.L686]" office:value-type="float" office:value="0">
            <text:p>0</text:p>
          </table:table-cell>
          <table:table-cell table:formula="of:=['Sheet-Data'.H68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87];&quot; &quot;;['Sheet-Data'.B687];&quot; &quot;;['Sheet-Data'.C687];&quot; &quot;;['Sheet-Data'.D687];&quot; &quot;;IF(EXACT(['Sheet-Data'.E687];&quot;true&quot;);&quot;cell-a-time &quot;;&quot;&quot;);['Sheet-Data'.F687]))" office:value-type="string" office:string-value="    ">
            <text:p><text:s text:c="4"/></text:p>
          </table:table-cell>
          <table:table-cell table:style-name="ce5" table:formula="of:=['Sheet-Data'.G687]" office:value-type="float" office:value="0">
            <text:p>0</text:p>
          </table:table-cell>
          <table:table-cell table:formula="of:=['Sheet-Data'.L687]" office:value-type="float" office:value="0">
            <text:p>0</text:p>
          </table:table-cell>
          <table:table-cell table:formula="of:=['Sheet-Data'.H68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88];&quot; &quot;;['Sheet-Data'.B688];&quot; &quot;;['Sheet-Data'.C688];&quot; &quot;;['Sheet-Data'.D688];&quot; &quot;;IF(EXACT(['Sheet-Data'.E688];&quot;true&quot;);&quot;cell-a-time &quot;;&quot;&quot;);['Sheet-Data'.F688]))" office:value-type="string" office:string-value="    ">
            <text:p><text:s text:c="4"/></text:p>
          </table:table-cell>
          <table:table-cell table:style-name="ce5" table:formula="of:=['Sheet-Data'.G688]" office:value-type="float" office:value="0">
            <text:p>0</text:p>
          </table:table-cell>
          <table:table-cell table:formula="of:=['Sheet-Data'.L688]" office:value-type="float" office:value="0">
            <text:p>0</text:p>
          </table:table-cell>
          <table:table-cell table:formula="of:=['Sheet-Data'.H68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89];&quot; &quot;;['Sheet-Data'.B689];&quot; &quot;;['Sheet-Data'.C689];&quot; &quot;;['Sheet-Data'.D689];&quot; &quot;;IF(EXACT(['Sheet-Data'.E689];&quot;true&quot;);&quot;cell-a-time &quot;;&quot;&quot;);['Sheet-Data'.F689]))" office:value-type="string" office:string-value="    ">
            <text:p><text:s text:c="4"/></text:p>
          </table:table-cell>
          <table:table-cell table:style-name="ce5" table:formula="of:=['Sheet-Data'.G689]" office:value-type="float" office:value="0">
            <text:p>0</text:p>
          </table:table-cell>
          <table:table-cell table:formula="of:=['Sheet-Data'.L689]" office:value-type="float" office:value="0">
            <text:p>0</text:p>
          </table:table-cell>
          <table:table-cell table:formula="of:=['Sheet-Data'.H68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90];&quot; &quot;;['Sheet-Data'.B690];&quot; &quot;;['Sheet-Data'.C690];&quot; &quot;;['Sheet-Data'.D690];&quot; &quot;;IF(EXACT(['Sheet-Data'.E690];&quot;true&quot;);&quot;cell-a-time &quot;;&quot;&quot;);['Sheet-Data'.F690]))" office:value-type="string" office:string-value="    ">
            <text:p><text:s text:c="4"/></text:p>
          </table:table-cell>
          <table:table-cell table:style-name="ce5" table:formula="of:=['Sheet-Data'.G690]" office:value-type="float" office:value="0">
            <text:p>0</text:p>
          </table:table-cell>
          <table:table-cell table:formula="of:=['Sheet-Data'.L690]" office:value-type="float" office:value="0">
            <text:p>0</text:p>
          </table:table-cell>
          <table:table-cell table:formula="of:=['Sheet-Data'.H69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91];&quot; &quot;;['Sheet-Data'.B691];&quot; &quot;;['Sheet-Data'.C691];&quot; &quot;;['Sheet-Data'.D691];&quot; &quot;;IF(EXACT(['Sheet-Data'.E691];&quot;true&quot;);&quot;cell-a-time &quot;;&quot;&quot;);['Sheet-Data'.F691]))" office:value-type="string" office:string-value="    ">
            <text:p><text:s text:c="4"/></text:p>
          </table:table-cell>
          <table:table-cell table:style-name="ce5" table:formula="of:=['Sheet-Data'.G691]" office:value-type="float" office:value="0">
            <text:p>0</text:p>
          </table:table-cell>
          <table:table-cell table:formula="of:=['Sheet-Data'.L691]" office:value-type="float" office:value="0">
            <text:p>0</text:p>
          </table:table-cell>
          <table:table-cell table:formula="of:=['Sheet-Data'.H69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92];&quot; &quot;;['Sheet-Data'.B692];&quot; &quot;;['Sheet-Data'.C692];&quot; &quot;;['Sheet-Data'.D692];&quot; &quot;;IF(EXACT(['Sheet-Data'.E692];&quot;true&quot;);&quot;cell-a-time &quot;;&quot;&quot;);['Sheet-Data'.F692]))" office:value-type="string" office:string-value="    ">
            <text:p><text:s text:c="4"/></text:p>
          </table:table-cell>
          <table:table-cell table:style-name="ce5" table:formula="of:=['Sheet-Data'.G692]" office:value-type="float" office:value="0">
            <text:p>0</text:p>
          </table:table-cell>
          <table:table-cell table:formula="of:=['Sheet-Data'.L692]" office:value-type="float" office:value="0">
            <text:p>0</text:p>
          </table:table-cell>
          <table:table-cell table:formula="of:=['Sheet-Data'.H69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93];&quot; &quot;;['Sheet-Data'.B693];&quot; &quot;;['Sheet-Data'.C693];&quot; &quot;;['Sheet-Data'.D693];&quot; &quot;;IF(EXACT(['Sheet-Data'.E693];&quot;true&quot;);&quot;cell-a-time &quot;;&quot;&quot;);['Sheet-Data'.F693]))" office:value-type="string" office:string-value="    ">
            <text:p><text:s text:c="4"/></text:p>
          </table:table-cell>
          <table:table-cell table:style-name="ce5" table:formula="of:=['Sheet-Data'.G693]" office:value-type="float" office:value="0">
            <text:p>0</text:p>
          </table:table-cell>
          <table:table-cell table:formula="of:=['Sheet-Data'.L693]" office:value-type="float" office:value="0">
            <text:p>0</text:p>
          </table:table-cell>
          <table:table-cell table:formula="of:=['Sheet-Data'.H69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94];&quot; &quot;;['Sheet-Data'.B694];&quot; &quot;;['Sheet-Data'.C694];&quot; &quot;;['Sheet-Data'.D694];&quot; &quot;;IF(EXACT(['Sheet-Data'.E694];&quot;true&quot;);&quot;cell-a-time &quot;;&quot;&quot;);['Sheet-Data'.F694]))" office:value-type="string" office:string-value="    ">
            <text:p><text:s text:c="4"/></text:p>
          </table:table-cell>
          <table:table-cell table:style-name="ce5" table:formula="of:=['Sheet-Data'.G694]" office:value-type="float" office:value="0">
            <text:p>0</text:p>
          </table:table-cell>
          <table:table-cell table:formula="of:=['Sheet-Data'.L694]" office:value-type="float" office:value="0">
            <text:p>0</text:p>
          </table:table-cell>
          <table:table-cell table:formula="of:=['Sheet-Data'.H69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95];&quot; &quot;;['Sheet-Data'.B695];&quot; &quot;;['Sheet-Data'.C695];&quot; &quot;;['Sheet-Data'.D695];&quot; &quot;;IF(EXACT(['Sheet-Data'.E695];&quot;true&quot;);&quot;cell-a-time &quot;;&quot;&quot;);['Sheet-Data'.F695]))" office:value-type="string" office:string-value="    ">
            <text:p><text:s text:c="4"/></text:p>
          </table:table-cell>
          <table:table-cell table:style-name="ce5" table:formula="of:=['Sheet-Data'.G695]" office:value-type="float" office:value="0">
            <text:p>0</text:p>
          </table:table-cell>
          <table:table-cell table:formula="of:=['Sheet-Data'.L695]" office:value-type="float" office:value="0">
            <text:p>0</text:p>
          </table:table-cell>
          <table:table-cell table:formula="of:=['Sheet-Data'.H69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96];&quot; &quot;;['Sheet-Data'.B696];&quot; &quot;;['Sheet-Data'.C696];&quot; &quot;;['Sheet-Data'.D696];&quot; &quot;;IF(EXACT(['Sheet-Data'.E696];&quot;true&quot;);&quot;cell-a-time &quot;;&quot;&quot;);['Sheet-Data'.F696]))" office:value-type="string" office:string-value="    ">
            <text:p><text:s text:c="4"/></text:p>
          </table:table-cell>
          <table:table-cell table:style-name="ce5" table:formula="of:=['Sheet-Data'.G696]" office:value-type="float" office:value="0">
            <text:p>0</text:p>
          </table:table-cell>
          <table:table-cell table:formula="of:=['Sheet-Data'.L696]" office:value-type="float" office:value="0">
            <text:p>0</text:p>
          </table:table-cell>
          <table:table-cell table:formula="of:=['Sheet-Data'.H69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97];&quot; &quot;;['Sheet-Data'.B697];&quot; &quot;;['Sheet-Data'.C697];&quot; &quot;;['Sheet-Data'.D697];&quot; &quot;;IF(EXACT(['Sheet-Data'.E697];&quot;true&quot;);&quot;cell-a-time &quot;;&quot;&quot;);['Sheet-Data'.F697]))" office:value-type="string" office:string-value="    ">
            <text:p><text:s text:c="4"/></text:p>
          </table:table-cell>
          <table:table-cell table:style-name="ce5" table:formula="of:=['Sheet-Data'.G697]" office:value-type="float" office:value="0">
            <text:p>0</text:p>
          </table:table-cell>
          <table:table-cell table:formula="of:=['Sheet-Data'.L697]" office:value-type="float" office:value="0">
            <text:p>0</text:p>
          </table:table-cell>
          <table:table-cell table:formula="of:=['Sheet-Data'.H69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98];&quot; &quot;;['Sheet-Data'.B698];&quot; &quot;;['Sheet-Data'.C698];&quot; &quot;;['Sheet-Data'.D698];&quot; &quot;;IF(EXACT(['Sheet-Data'.E698];&quot;true&quot;);&quot;cell-a-time &quot;;&quot;&quot;);['Sheet-Data'.F698]))" office:value-type="string" office:string-value="    ">
            <text:p><text:s text:c="4"/></text:p>
          </table:table-cell>
          <table:table-cell table:style-name="ce5" table:formula="of:=['Sheet-Data'.G698]" office:value-type="float" office:value="0">
            <text:p>0</text:p>
          </table:table-cell>
          <table:table-cell table:formula="of:=['Sheet-Data'.L698]" office:value-type="float" office:value="0">
            <text:p>0</text:p>
          </table:table-cell>
          <table:table-cell table:formula="of:=['Sheet-Data'.H69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699];&quot; &quot;;['Sheet-Data'.B699];&quot; &quot;;['Sheet-Data'.C699];&quot; &quot;;['Sheet-Data'.D699];&quot; &quot;;IF(EXACT(['Sheet-Data'.E699];&quot;true&quot;);&quot;cell-a-time &quot;;&quot;&quot;);['Sheet-Data'.F699]))" office:value-type="string" office:string-value="    ">
            <text:p><text:s text:c="4"/></text:p>
          </table:table-cell>
          <table:table-cell table:style-name="ce5" table:formula="of:=['Sheet-Data'.G699]" office:value-type="float" office:value="0">
            <text:p>0</text:p>
          </table:table-cell>
          <table:table-cell table:formula="of:=['Sheet-Data'.L699]" office:value-type="float" office:value="0">
            <text:p>0</text:p>
          </table:table-cell>
          <table:table-cell table:formula="of:=['Sheet-Data'.H69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00];&quot; &quot;;['Sheet-Data'.B700];&quot; &quot;;['Sheet-Data'.C700];&quot; &quot;;['Sheet-Data'.D700];&quot; &quot;;IF(EXACT(['Sheet-Data'.E700];&quot;true&quot;);&quot;cell-a-time &quot;;&quot;&quot;);['Sheet-Data'.F700]))" office:value-type="string" office:string-value="    ">
            <text:p><text:s text:c="4"/></text:p>
          </table:table-cell>
          <table:table-cell table:style-name="ce5" table:formula="of:=['Sheet-Data'.G700]" office:value-type="float" office:value="0">
            <text:p>0</text:p>
          </table:table-cell>
          <table:table-cell table:formula="of:=['Sheet-Data'.L700]" office:value-type="float" office:value="0">
            <text:p>0</text:p>
          </table:table-cell>
          <table:table-cell table:formula="of:=['Sheet-Data'.H70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01];&quot; &quot;;['Sheet-Data'.B701];&quot; &quot;;['Sheet-Data'.C701];&quot; &quot;;['Sheet-Data'.D701];&quot; &quot;;IF(EXACT(['Sheet-Data'.E701];&quot;true&quot;);&quot;cell-a-time &quot;;&quot;&quot;);['Sheet-Data'.F701]))" office:value-type="string" office:string-value="    ">
            <text:p><text:s text:c="4"/></text:p>
          </table:table-cell>
          <table:table-cell table:style-name="ce5" table:formula="of:=['Sheet-Data'.G701]" office:value-type="float" office:value="0">
            <text:p>0</text:p>
          </table:table-cell>
          <table:table-cell table:formula="of:=['Sheet-Data'.L701]" office:value-type="float" office:value="0">
            <text:p>0</text:p>
          </table:table-cell>
          <table:table-cell table:formula="of:=['Sheet-Data'.H70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02];&quot; &quot;;['Sheet-Data'.B702];&quot; &quot;;['Sheet-Data'.C702];&quot; &quot;;['Sheet-Data'.D702];&quot; &quot;;IF(EXACT(['Sheet-Data'.E702];&quot;true&quot;);&quot;cell-a-time &quot;;&quot;&quot;);['Sheet-Data'.F702]))" office:value-type="string" office:string-value="    ">
            <text:p><text:s text:c="4"/></text:p>
          </table:table-cell>
          <table:table-cell table:style-name="ce5" table:formula="of:=['Sheet-Data'.G702]" office:value-type="float" office:value="0">
            <text:p>0</text:p>
          </table:table-cell>
          <table:table-cell table:formula="of:=['Sheet-Data'.L702]" office:value-type="float" office:value="0">
            <text:p>0</text:p>
          </table:table-cell>
          <table:table-cell table:formula="of:=['Sheet-Data'.H70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03];&quot; &quot;;['Sheet-Data'.B703];&quot; &quot;;['Sheet-Data'.C703];&quot; &quot;;['Sheet-Data'.D703];&quot; &quot;;IF(EXACT(['Sheet-Data'.E703];&quot;true&quot;);&quot;cell-a-time &quot;;&quot;&quot;);['Sheet-Data'.F703]))" office:value-type="string" office:string-value="    ">
            <text:p><text:s text:c="4"/></text:p>
          </table:table-cell>
          <table:table-cell table:style-name="ce5" table:formula="of:=['Sheet-Data'.G703]" office:value-type="float" office:value="0">
            <text:p>0</text:p>
          </table:table-cell>
          <table:table-cell table:formula="of:=['Sheet-Data'.L703]" office:value-type="float" office:value="0">
            <text:p>0</text:p>
          </table:table-cell>
          <table:table-cell table:formula="of:=['Sheet-Data'.H70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04];&quot; &quot;;['Sheet-Data'.B704];&quot; &quot;;['Sheet-Data'.C704];&quot; &quot;;['Sheet-Data'.D704];&quot; &quot;;IF(EXACT(['Sheet-Data'.E704];&quot;true&quot;);&quot;cell-a-time &quot;;&quot;&quot;);['Sheet-Data'.F704]))" office:value-type="string" office:string-value="    ">
            <text:p><text:s text:c="4"/></text:p>
          </table:table-cell>
          <table:table-cell table:style-name="ce5" table:formula="of:=['Sheet-Data'.G704]" office:value-type="float" office:value="0">
            <text:p>0</text:p>
          </table:table-cell>
          <table:table-cell table:formula="of:=['Sheet-Data'.L704]" office:value-type="float" office:value="0">
            <text:p>0</text:p>
          </table:table-cell>
          <table:table-cell table:formula="of:=['Sheet-Data'.H70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05];&quot; &quot;;['Sheet-Data'.B705];&quot; &quot;;['Sheet-Data'.C705];&quot; &quot;;['Sheet-Data'.D705];&quot; &quot;;IF(EXACT(['Sheet-Data'.E705];&quot;true&quot;);&quot;cell-a-time &quot;;&quot;&quot;);['Sheet-Data'.F705]))" office:value-type="string" office:string-value="    ">
            <text:p><text:s text:c="4"/></text:p>
          </table:table-cell>
          <table:table-cell table:style-name="ce5" table:formula="of:=['Sheet-Data'.G705]" office:value-type="float" office:value="0">
            <text:p>0</text:p>
          </table:table-cell>
          <table:table-cell table:formula="of:=['Sheet-Data'.L705]" office:value-type="float" office:value="0">
            <text:p>0</text:p>
          </table:table-cell>
          <table:table-cell table:formula="of:=['Sheet-Data'.H70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06];&quot; &quot;;['Sheet-Data'.B706];&quot; &quot;;['Sheet-Data'.C706];&quot; &quot;;['Sheet-Data'.D706];&quot; &quot;;IF(EXACT(['Sheet-Data'.E706];&quot;true&quot;);&quot;cell-a-time &quot;;&quot;&quot;);['Sheet-Data'.F706]))" office:value-type="string" office:string-value="    ">
            <text:p><text:s text:c="4"/></text:p>
          </table:table-cell>
          <table:table-cell table:style-name="ce5" table:formula="of:=['Sheet-Data'.G706]" office:value-type="float" office:value="0">
            <text:p>0</text:p>
          </table:table-cell>
          <table:table-cell table:formula="of:=['Sheet-Data'.L706]" office:value-type="float" office:value="0">
            <text:p>0</text:p>
          </table:table-cell>
          <table:table-cell table:formula="of:=['Sheet-Data'.H70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07];&quot; &quot;;['Sheet-Data'.B707];&quot; &quot;;['Sheet-Data'.C707];&quot; &quot;;['Sheet-Data'.D707];&quot; &quot;;IF(EXACT(['Sheet-Data'.E707];&quot;true&quot;);&quot;cell-a-time &quot;;&quot;&quot;);['Sheet-Data'.F707]))" office:value-type="string" office:string-value="    ">
            <text:p><text:s text:c="4"/></text:p>
          </table:table-cell>
          <table:table-cell table:style-name="ce5" table:formula="of:=['Sheet-Data'.G707]" office:value-type="float" office:value="0">
            <text:p>0</text:p>
          </table:table-cell>
          <table:table-cell table:formula="of:=['Sheet-Data'.L707]" office:value-type="float" office:value="0">
            <text:p>0</text:p>
          </table:table-cell>
          <table:table-cell table:formula="of:=['Sheet-Data'.H70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08];&quot; &quot;;['Sheet-Data'.B708];&quot; &quot;;['Sheet-Data'.C708];&quot; &quot;;['Sheet-Data'.D708];&quot; &quot;;IF(EXACT(['Sheet-Data'.E708];&quot;true&quot;);&quot;cell-a-time &quot;;&quot;&quot;);['Sheet-Data'.F708]))" office:value-type="string" office:string-value="    ">
            <text:p><text:s text:c="4"/></text:p>
          </table:table-cell>
          <table:table-cell table:style-name="ce5" table:formula="of:=['Sheet-Data'.G708]" office:value-type="float" office:value="0">
            <text:p>0</text:p>
          </table:table-cell>
          <table:table-cell table:formula="of:=['Sheet-Data'.L708]" office:value-type="float" office:value="0">
            <text:p>0</text:p>
          </table:table-cell>
          <table:table-cell table:formula="of:=['Sheet-Data'.H70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09];&quot; &quot;;['Sheet-Data'.B709];&quot; &quot;;['Sheet-Data'.C709];&quot; &quot;;['Sheet-Data'.D709];&quot; &quot;;IF(EXACT(['Sheet-Data'.E709];&quot;true&quot;);&quot;cell-a-time &quot;;&quot;&quot;);['Sheet-Data'.F709]))" office:value-type="string" office:string-value="    ">
            <text:p><text:s text:c="4"/></text:p>
          </table:table-cell>
          <table:table-cell table:style-name="ce5" table:formula="of:=['Sheet-Data'.G709]" office:value-type="float" office:value="0">
            <text:p>0</text:p>
          </table:table-cell>
          <table:table-cell table:formula="of:=['Sheet-Data'.L709]" office:value-type="float" office:value="0">
            <text:p>0</text:p>
          </table:table-cell>
          <table:table-cell table:formula="of:=['Sheet-Data'.H70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10];&quot; &quot;;['Sheet-Data'.B710];&quot; &quot;;['Sheet-Data'.C710];&quot; &quot;;['Sheet-Data'.D710];&quot; &quot;;IF(EXACT(['Sheet-Data'.E710];&quot;true&quot;);&quot;cell-a-time &quot;;&quot;&quot;);['Sheet-Data'.F710]))" office:value-type="string" office:string-value="    ">
            <text:p><text:s text:c="4"/></text:p>
          </table:table-cell>
          <table:table-cell table:style-name="ce5" table:formula="of:=['Sheet-Data'.G710]" office:value-type="float" office:value="0">
            <text:p>0</text:p>
          </table:table-cell>
          <table:table-cell table:formula="of:=['Sheet-Data'.L710]" office:value-type="float" office:value="0">
            <text:p>0</text:p>
          </table:table-cell>
          <table:table-cell table:formula="of:=['Sheet-Data'.H71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11];&quot; &quot;;['Sheet-Data'.B711];&quot; &quot;;['Sheet-Data'.C711];&quot; &quot;;['Sheet-Data'.D711];&quot; &quot;;IF(EXACT(['Sheet-Data'.E711];&quot;true&quot;);&quot;cell-a-time &quot;;&quot;&quot;);['Sheet-Data'.F711]))" office:value-type="string" office:string-value="    ">
            <text:p><text:s text:c="4"/></text:p>
          </table:table-cell>
          <table:table-cell table:style-name="ce5" table:formula="of:=['Sheet-Data'.G711]" office:value-type="float" office:value="0">
            <text:p>0</text:p>
          </table:table-cell>
          <table:table-cell table:formula="of:=['Sheet-Data'.L711]" office:value-type="float" office:value="0">
            <text:p>0</text:p>
          </table:table-cell>
          <table:table-cell table:formula="of:=['Sheet-Data'.H71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12];&quot; &quot;;['Sheet-Data'.B712];&quot; &quot;;['Sheet-Data'.C712];&quot; &quot;;['Sheet-Data'.D712];&quot; &quot;;IF(EXACT(['Sheet-Data'.E712];&quot;true&quot;);&quot;cell-a-time &quot;;&quot;&quot;);['Sheet-Data'.F712]))" office:value-type="string" office:string-value="    ">
            <text:p><text:s text:c="4"/></text:p>
          </table:table-cell>
          <table:table-cell table:style-name="ce5" table:formula="of:=['Sheet-Data'.G712]" office:value-type="float" office:value="0">
            <text:p>0</text:p>
          </table:table-cell>
          <table:table-cell table:formula="of:=['Sheet-Data'.L712]" office:value-type="float" office:value="0">
            <text:p>0</text:p>
          </table:table-cell>
          <table:table-cell table:formula="of:=['Sheet-Data'.H71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13];&quot; &quot;;['Sheet-Data'.B713];&quot; &quot;;['Sheet-Data'.C713];&quot; &quot;;['Sheet-Data'.D713];&quot; &quot;;IF(EXACT(['Sheet-Data'.E713];&quot;true&quot;);&quot;cell-a-time &quot;;&quot;&quot;);['Sheet-Data'.F713]))" office:value-type="string" office:string-value="    ">
            <text:p><text:s text:c="4"/></text:p>
          </table:table-cell>
          <table:table-cell table:style-name="ce5" table:formula="of:=['Sheet-Data'.G713]" office:value-type="float" office:value="0">
            <text:p>0</text:p>
          </table:table-cell>
          <table:table-cell table:formula="of:=['Sheet-Data'.L713]" office:value-type="float" office:value="0">
            <text:p>0</text:p>
          </table:table-cell>
          <table:table-cell table:formula="of:=['Sheet-Data'.H71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14];&quot; &quot;;['Sheet-Data'.B714];&quot; &quot;;['Sheet-Data'.C714];&quot; &quot;;['Sheet-Data'.D714];&quot; &quot;;IF(EXACT(['Sheet-Data'.E714];&quot;true&quot;);&quot;cell-a-time &quot;;&quot;&quot;);['Sheet-Data'.F714]))" office:value-type="string" office:string-value="    ">
            <text:p><text:s text:c="4"/></text:p>
          </table:table-cell>
          <table:table-cell table:style-name="ce5" table:formula="of:=['Sheet-Data'.G714]" office:value-type="float" office:value="0">
            <text:p>0</text:p>
          </table:table-cell>
          <table:table-cell table:formula="of:=['Sheet-Data'.L714]" office:value-type="float" office:value="0">
            <text:p>0</text:p>
          </table:table-cell>
          <table:table-cell table:formula="of:=['Sheet-Data'.H71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15];&quot; &quot;;['Sheet-Data'.B715];&quot; &quot;;['Sheet-Data'.C715];&quot; &quot;;['Sheet-Data'.D715];&quot; &quot;;IF(EXACT(['Sheet-Data'.E715];&quot;true&quot;);&quot;cell-a-time &quot;;&quot;&quot;);['Sheet-Data'.F715]))" office:value-type="string" office:string-value="    ">
            <text:p><text:s text:c="4"/></text:p>
          </table:table-cell>
          <table:table-cell table:style-name="ce5" table:formula="of:=['Sheet-Data'.G715]" office:value-type="float" office:value="0">
            <text:p>0</text:p>
          </table:table-cell>
          <table:table-cell table:formula="of:=['Sheet-Data'.L715]" office:value-type="float" office:value="0">
            <text:p>0</text:p>
          </table:table-cell>
          <table:table-cell table:formula="of:=['Sheet-Data'.H71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16];&quot; &quot;;['Sheet-Data'.B716];&quot; &quot;;['Sheet-Data'.C716];&quot; &quot;;['Sheet-Data'.D716];&quot; &quot;;IF(EXACT(['Sheet-Data'.E716];&quot;true&quot;);&quot;cell-a-time &quot;;&quot;&quot;);['Sheet-Data'.F716]))" office:value-type="string" office:string-value="    ">
            <text:p><text:s text:c="4"/></text:p>
          </table:table-cell>
          <table:table-cell table:style-name="ce5" table:formula="of:=['Sheet-Data'.G716]" office:value-type="float" office:value="0">
            <text:p>0</text:p>
          </table:table-cell>
          <table:table-cell table:formula="of:=['Sheet-Data'.L716]" office:value-type="float" office:value="0">
            <text:p>0</text:p>
          </table:table-cell>
          <table:table-cell table:formula="of:=['Sheet-Data'.H71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17];&quot; &quot;;['Sheet-Data'.B717];&quot; &quot;;['Sheet-Data'.C717];&quot; &quot;;['Sheet-Data'.D717];&quot; &quot;;IF(EXACT(['Sheet-Data'.E717];&quot;true&quot;);&quot;cell-a-time &quot;;&quot;&quot;);['Sheet-Data'.F717]))" office:value-type="string" office:string-value="    ">
            <text:p><text:s text:c="4"/></text:p>
          </table:table-cell>
          <table:table-cell table:style-name="ce5" table:formula="of:=['Sheet-Data'.G717]" office:value-type="float" office:value="0">
            <text:p>0</text:p>
          </table:table-cell>
          <table:table-cell table:formula="of:=['Sheet-Data'.L717]" office:value-type="float" office:value="0">
            <text:p>0</text:p>
          </table:table-cell>
          <table:table-cell table:formula="of:=['Sheet-Data'.H71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18];&quot; &quot;;['Sheet-Data'.B718];&quot; &quot;;['Sheet-Data'.C718];&quot; &quot;;['Sheet-Data'.D718];&quot; &quot;;IF(EXACT(['Sheet-Data'.E718];&quot;true&quot;);&quot;cell-a-time &quot;;&quot;&quot;);['Sheet-Data'.F718]))" office:value-type="string" office:string-value="    ">
            <text:p><text:s text:c="4"/></text:p>
          </table:table-cell>
          <table:table-cell table:style-name="ce5" table:formula="of:=['Sheet-Data'.G718]" office:value-type="float" office:value="0">
            <text:p>0</text:p>
          </table:table-cell>
          <table:table-cell table:formula="of:=['Sheet-Data'.L718]" office:value-type="float" office:value="0">
            <text:p>0</text:p>
          </table:table-cell>
          <table:table-cell table:formula="of:=['Sheet-Data'.H71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19];&quot; &quot;;['Sheet-Data'.B719];&quot; &quot;;['Sheet-Data'.C719];&quot; &quot;;['Sheet-Data'.D719];&quot; &quot;;IF(EXACT(['Sheet-Data'.E719];&quot;true&quot;);&quot;cell-a-time &quot;;&quot;&quot;);['Sheet-Data'.F719]))" office:value-type="string" office:string-value="    ">
            <text:p><text:s text:c="4"/></text:p>
          </table:table-cell>
          <table:table-cell table:style-name="ce5" table:formula="of:=['Sheet-Data'.G719]" office:value-type="float" office:value="0">
            <text:p>0</text:p>
          </table:table-cell>
          <table:table-cell table:formula="of:=['Sheet-Data'.L719]" office:value-type="float" office:value="0">
            <text:p>0</text:p>
          </table:table-cell>
          <table:table-cell table:formula="of:=['Sheet-Data'.H71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20];&quot; &quot;;['Sheet-Data'.B720];&quot; &quot;;['Sheet-Data'.C720];&quot; &quot;;['Sheet-Data'.D720];&quot; &quot;;IF(EXACT(['Sheet-Data'.E720];&quot;true&quot;);&quot;cell-a-time &quot;;&quot;&quot;);['Sheet-Data'.F720]))" office:value-type="string" office:string-value="    ">
            <text:p><text:s text:c="4"/></text:p>
          </table:table-cell>
          <table:table-cell table:style-name="ce5" table:formula="of:=['Sheet-Data'.G720]" office:value-type="float" office:value="0">
            <text:p>0</text:p>
          </table:table-cell>
          <table:table-cell table:formula="of:=['Sheet-Data'.L720]" office:value-type="float" office:value="0">
            <text:p>0</text:p>
          </table:table-cell>
          <table:table-cell table:formula="of:=['Sheet-Data'.H72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21];&quot; &quot;;['Sheet-Data'.B721];&quot; &quot;;['Sheet-Data'.C721];&quot; &quot;;['Sheet-Data'.D721];&quot; &quot;;IF(EXACT(['Sheet-Data'.E721];&quot;true&quot;);&quot;cell-a-time &quot;;&quot;&quot;);['Sheet-Data'.F721]))" office:value-type="string" office:string-value="    ">
            <text:p><text:s text:c="4"/></text:p>
          </table:table-cell>
          <table:table-cell table:style-name="ce5" table:formula="of:=['Sheet-Data'.G721]" office:value-type="float" office:value="0">
            <text:p>0</text:p>
          </table:table-cell>
          <table:table-cell table:formula="of:=['Sheet-Data'.L721]" office:value-type="float" office:value="0">
            <text:p>0</text:p>
          </table:table-cell>
          <table:table-cell table:formula="of:=['Sheet-Data'.H72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22];&quot; &quot;;['Sheet-Data'.B722];&quot; &quot;;['Sheet-Data'.C722];&quot; &quot;;['Sheet-Data'.D722];&quot; &quot;;IF(EXACT(['Sheet-Data'.E722];&quot;true&quot;);&quot;cell-a-time &quot;;&quot;&quot;);['Sheet-Data'.F722]))" office:value-type="string" office:string-value="    ">
            <text:p><text:s text:c="4"/></text:p>
          </table:table-cell>
          <table:table-cell table:style-name="ce5" table:formula="of:=['Sheet-Data'.G722]" office:value-type="float" office:value="0">
            <text:p>0</text:p>
          </table:table-cell>
          <table:table-cell table:formula="of:=['Sheet-Data'.L722]" office:value-type="float" office:value="0">
            <text:p>0</text:p>
          </table:table-cell>
          <table:table-cell table:formula="of:=['Sheet-Data'.H72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23];&quot; &quot;;['Sheet-Data'.B723];&quot; &quot;;['Sheet-Data'.C723];&quot; &quot;;['Sheet-Data'.D723];&quot; &quot;;IF(EXACT(['Sheet-Data'.E723];&quot;true&quot;);&quot;cell-a-time &quot;;&quot;&quot;);['Sheet-Data'.F723]))" office:value-type="string" office:string-value="    ">
            <text:p><text:s text:c="4"/></text:p>
          </table:table-cell>
          <table:table-cell table:style-name="ce5" table:formula="of:=['Sheet-Data'.G723]" office:value-type="float" office:value="0">
            <text:p>0</text:p>
          </table:table-cell>
          <table:table-cell table:formula="of:=['Sheet-Data'.L723]" office:value-type="float" office:value="0">
            <text:p>0</text:p>
          </table:table-cell>
          <table:table-cell table:formula="of:=['Sheet-Data'.H72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24];&quot; &quot;;['Sheet-Data'.B724];&quot; &quot;;['Sheet-Data'.C724];&quot; &quot;;['Sheet-Data'.D724];&quot; &quot;;IF(EXACT(['Sheet-Data'.E724];&quot;true&quot;);&quot;cell-a-time &quot;;&quot;&quot;);['Sheet-Data'.F724]))" office:value-type="string" office:string-value="    ">
            <text:p><text:s text:c="4"/></text:p>
          </table:table-cell>
          <table:table-cell table:style-name="ce5" table:formula="of:=['Sheet-Data'.G724]" office:value-type="float" office:value="0">
            <text:p>0</text:p>
          </table:table-cell>
          <table:table-cell table:formula="of:=['Sheet-Data'.L724]" office:value-type="float" office:value="0">
            <text:p>0</text:p>
          </table:table-cell>
          <table:table-cell table:formula="of:=['Sheet-Data'.H72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25];&quot; &quot;;['Sheet-Data'.B725];&quot; &quot;;['Sheet-Data'.C725];&quot; &quot;;['Sheet-Data'.D725];&quot; &quot;;IF(EXACT(['Sheet-Data'.E725];&quot;true&quot;);&quot;cell-a-time &quot;;&quot;&quot;);['Sheet-Data'.F725]))" office:value-type="string" office:string-value="    ">
            <text:p><text:s text:c="4"/></text:p>
          </table:table-cell>
          <table:table-cell table:style-name="ce5" table:formula="of:=['Sheet-Data'.G725]" office:value-type="float" office:value="0">
            <text:p>0</text:p>
          </table:table-cell>
          <table:table-cell table:formula="of:=['Sheet-Data'.L725]" office:value-type="float" office:value="0">
            <text:p>0</text:p>
          </table:table-cell>
          <table:table-cell table:formula="of:=['Sheet-Data'.H72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26];&quot; &quot;;['Sheet-Data'.B726];&quot; &quot;;['Sheet-Data'.C726];&quot; &quot;;['Sheet-Data'.D726];&quot; &quot;;IF(EXACT(['Sheet-Data'.E726];&quot;true&quot;);&quot;cell-a-time &quot;;&quot;&quot;);['Sheet-Data'.F726]))" office:value-type="string" office:string-value="    ">
            <text:p><text:s text:c="4"/></text:p>
          </table:table-cell>
          <table:table-cell table:style-name="ce5" table:formula="of:=['Sheet-Data'.G726]" office:value-type="float" office:value="0">
            <text:p>0</text:p>
          </table:table-cell>
          <table:table-cell table:formula="of:=['Sheet-Data'.L726]" office:value-type="float" office:value="0">
            <text:p>0</text:p>
          </table:table-cell>
          <table:table-cell table:formula="of:=['Sheet-Data'.H72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27];&quot; &quot;;['Sheet-Data'.B727];&quot; &quot;;['Sheet-Data'.C727];&quot; &quot;;['Sheet-Data'.D727];&quot; &quot;;IF(EXACT(['Sheet-Data'.E727];&quot;true&quot;);&quot;cell-a-time &quot;;&quot;&quot;);['Sheet-Data'.F727]))" office:value-type="string" office:string-value="    ">
            <text:p><text:s text:c="4"/></text:p>
          </table:table-cell>
          <table:table-cell table:style-name="ce5" table:formula="of:=['Sheet-Data'.G727]" office:value-type="float" office:value="0">
            <text:p>0</text:p>
          </table:table-cell>
          <table:table-cell table:formula="of:=['Sheet-Data'.L727]" office:value-type="float" office:value="0">
            <text:p>0</text:p>
          </table:table-cell>
          <table:table-cell table:formula="of:=['Sheet-Data'.H72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28];&quot; &quot;;['Sheet-Data'.B728];&quot; &quot;;['Sheet-Data'.C728];&quot; &quot;;['Sheet-Data'.D728];&quot; &quot;;IF(EXACT(['Sheet-Data'.E728];&quot;true&quot;);&quot;cell-a-time &quot;;&quot;&quot;);['Sheet-Data'.F728]))" office:value-type="string" office:string-value="    ">
            <text:p><text:s text:c="4"/></text:p>
          </table:table-cell>
          <table:table-cell table:style-name="ce5" table:formula="of:=['Sheet-Data'.G728]" office:value-type="float" office:value="0">
            <text:p>0</text:p>
          </table:table-cell>
          <table:table-cell table:formula="of:=['Sheet-Data'.L728]" office:value-type="float" office:value="0">
            <text:p>0</text:p>
          </table:table-cell>
          <table:table-cell table:formula="of:=['Sheet-Data'.H72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29];&quot; &quot;;['Sheet-Data'.B729];&quot; &quot;;['Sheet-Data'.C729];&quot; &quot;;['Sheet-Data'.D729];&quot; &quot;;IF(EXACT(['Sheet-Data'.E729];&quot;true&quot;);&quot;cell-a-time &quot;;&quot;&quot;);['Sheet-Data'.F729]))" office:value-type="string" office:string-value="    ">
            <text:p><text:s text:c="4"/></text:p>
          </table:table-cell>
          <table:table-cell table:style-name="ce5" table:formula="of:=['Sheet-Data'.G729]" office:value-type="float" office:value="0">
            <text:p>0</text:p>
          </table:table-cell>
          <table:table-cell table:formula="of:=['Sheet-Data'.L729]" office:value-type="float" office:value="0">
            <text:p>0</text:p>
          </table:table-cell>
          <table:table-cell table:formula="of:=['Sheet-Data'.H72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30];&quot; &quot;;['Sheet-Data'.B730];&quot; &quot;;['Sheet-Data'.C730];&quot; &quot;;['Sheet-Data'.D730];&quot; &quot;;IF(EXACT(['Sheet-Data'.E730];&quot;true&quot;);&quot;cell-a-time &quot;;&quot;&quot;);['Sheet-Data'.F730]))" office:value-type="string" office:string-value="    ">
            <text:p><text:s text:c="4"/></text:p>
          </table:table-cell>
          <table:table-cell table:style-name="ce5" table:formula="of:=['Sheet-Data'.G730]" office:value-type="float" office:value="0">
            <text:p>0</text:p>
          </table:table-cell>
          <table:table-cell table:formula="of:=['Sheet-Data'.L730]" office:value-type="float" office:value="0">
            <text:p>0</text:p>
          </table:table-cell>
          <table:table-cell table:formula="of:=['Sheet-Data'.H73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31];&quot; &quot;;['Sheet-Data'.B731];&quot; &quot;;['Sheet-Data'.C731];&quot; &quot;;['Sheet-Data'.D731];&quot; &quot;;IF(EXACT(['Sheet-Data'.E731];&quot;true&quot;);&quot;cell-a-time &quot;;&quot;&quot;);['Sheet-Data'.F731]))" office:value-type="string" office:string-value="    ">
            <text:p><text:s text:c="4"/></text:p>
          </table:table-cell>
          <table:table-cell table:style-name="ce5" table:formula="of:=['Sheet-Data'.G731]" office:value-type="float" office:value="0">
            <text:p>0</text:p>
          </table:table-cell>
          <table:table-cell table:formula="of:=['Sheet-Data'.L731]" office:value-type="float" office:value="0">
            <text:p>0</text:p>
          </table:table-cell>
          <table:table-cell table:formula="of:=['Sheet-Data'.H73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32];&quot; &quot;;['Sheet-Data'.B732];&quot; &quot;;['Sheet-Data'.C732];&quot; &quot;;['Sheet-Data'.D732];&quot; &quot;;IF(EXACT(['Sheet-Data'.E732];&quot;true&quot;);&quot;cell-a-time &quot;;&quot;&quot;);['Sheet-Data'.F732]))" office:value-type="string" office:string-value="    ">
            <text:p><text:s text:c="4"/></text:p>
          </table:table-cell>
          <table:table-cell table:style-name="ce5" table:formula="of:=['Sheet-Data'.G732]" office:value-type="float" office:value="0">
            <text:p>0</text:p>
          </table:table-cell>
          <table:table-cell table:formula="of:=['Sheet-Data'.L732]" office:value-type="float" office:value="0">
            <text:p>0</text:p>
          </table:table-cell>
          <table:table-cell table:formula="of:=['Sheet-Data'.H73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33];&quot; &quot;;['Sheet-Data'.B733];&quot; &quot;;['Sheet-Data'.C733];&quot; &quot;;['Sheet-Data'.D733];&quot; &quot;;IF(EXACT(['Sheet-Data'.E733];&quot;true&quot;);&quot;cell-a-time &quot;;&quot;&quot;);['Sheet-Data'.F733]))" office:value-type="string" office:string-value="    ">
            <text:p><text:s text:c="4"/></text:p>
          </table:table-cell>
          <table:table-cell table:style-name="ce5" table:formula="of:=['Sheet-Data'.G733]" office:value-type="float" office:value="0">
            <text:p>0</text:p>
          </table:table-cell>
          <table:table-cell table:formula="of:=['Sheet-Data'.L733]" office:value-type="float" office:value="0">
            <text:p>0</text:p>
          </table:table-cell>
          <table:table-cell table:formula="of:=['Sheet-Data'.H73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34];&quot; &quot;;['Sheet-Data'.B734];&quot; &quot;;['Sheet-Data'.C734];&quot; &quot;;['Sheet-Data'.D734];&quot; &quot;;IF(EXACT(['Sheet-Data'.E734];&quot;true&quot;);&quot;cell-a-time &quot;;&quot;&quot;);['Sheet-Data'.F734]))" office:value-type="string" office:string-value="    ">
            <text:p><text:s text:c="4"/></text:p>
          </table:table-cell>
          <table:table-cell table:style-name="ce5" table:formula="of:=['Sheet-Data'.G734]" office:value-type="float" office:value="0">
            <text:p>0</text:p>
          </table:table-cell>
          <table:table-cell table:formula="of:=['Sheet-Data'.L734]" office:value-type="float" office:value="0">
            <text:p>0</text:p>
          </table:table-cell>
          <table:table-cell table:formula="of:=['Sheet-Data'.H73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35];&quot; &quot;;['Sheet-Data'.B735];&quot; &quot;;['Sheet-Data'.C735];&quot; &quot;;['Sheet-Data'.D735];&quot; &quot;;IF(EXACT(['Sheet-Data'.E735];&quot;true&quot;);&quot;cell-a-time &quot;;&quot;&quot;);['Sheet-Data'.F735]))" office:value-type="string" office:string-value="    ">
            <text:p><text:s text:c="4"/></text:p>
          </table:table-cell>
          <table:table-cell table:style-name="ce5" table:formula="of:=['Sheet-Data'.G735]" office:value-type="float" office:value="0">
            <text:p>0</text:p>
          </table:table-cell>
          <table:table-cell table:formula="of:=['Sheet-Data'.L735]" office:value-type="float" office:value="0">
            <text:p>0</text:p>
          </table:table-cell>
          <table:table-cell table:formula="of:=['Sheet-Data'.H73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36];&quot; &quot;;['Sheet-Data'.B736];&quot; &quot;;['Sheet-Data'.C736];&quot; &quot;;['Sheet-Data'.D736];&quot; &quot;;IF(EXACT(['Sheet-Data'.E736];&quot;true&quot;);&quot;cell-a-time &quot;;&quot;&quot;);['Sheet-Data'.F736]))" office:value-type="string" office:string-value="    ">
            <text:p><text:s text:c="4"/></text:p>
          </table:table-cell>
          <table:table-cell table:style-name="ce5" table:formula="of:=['Sheet-Data'.G736]" office:value-type="float" office:value="0">
            <text:p>0</text:p>
          </table:table-cell>
          <table:table-cell table:formula="of:=['Sheet-Data'.L736]" office:value-type="float" office:value="0">
            <text:p>0</text:p>
          </table:table-cell>
          <table:table-cell table:formula="of:=['Sheet-Data'.H73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37];&quot; &quot;;['Sheet-Data'.B737];&quot; &quot;;['Sheet-Data'.C737];&quot; &quot;;['Sheet-Data'.D737];&quot; &quot;;IF(EXACT(['Sheet-Data'.E737];&quot;true&quot;);&quot;cell-a-time &quot;;&quot;&quot;);['Sheet-Data'.F737]))" office:value-type="string" office:string-value="    ">
            <text:p><text:s text:c="4"/></text:p>
          </table:table-cell>
          <table:table-cell table:style-name="ce5" table:formula="of:=['Sheet-Data'.G737]" office:value-type="float" office:value="0">
            <text:p>0</text:p>
          </table:table-cell>
          <table:table-cell table:formula="of:=['Sheet-Data'.L737]" office:value-type="float" office:value="0">
            <text:p>0</text:p>
          </table:table-cell>
          <table:table-cell table:formula="of:=['Sheet-Data'.H73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38];&quot; &quot;;['Sheet-Data'.B738];&quot; &quot;;['Sheet-Data'.C738];&quot; &quot;;['Sheet-Data'.D738];&quot; &quot;;IF(EXACT(['Sheet-Data'.E738];&quot;true&quot;);&quot;cell-a-time &quot;;&quot;&quot;);['Sheet-Data'.F738]))" office:value-type="string" office:string-value="    ">
            <text:p><text:s text:c="4"/></text:p>
          </table:table-cell>
          <table:table-cell table:style-name="ce5" table:formula="of:=['Sheet-Data'.G738]" office:value-type="float" office:value="0">
            <text:p>0</text:p>
          </table:table-cell>
          <table:table-cell table:formula="of:=['Sheet-Data'.L738]" office:value-type="float" office:value="0">
            <text:p>0</text:p>
          </table:table-cell>
          <table:table-cell table:formula="of:=['Sheet-Data'.H73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39];&quot; &quot;;['Sheet-Data'.B739];&quot; &quot;;['Sheet-Data'.C739];&quot; &quot;;['Sheet-Data'.D739];&quot; &quot;;IF(EXACT(['Sheet-Data'.E739];&quot;true&quot;);&quot;cell-a-time &quot;;&quot;&quot;);['Sheet-Data'.F739]))" office:value-type="string" office:string-value="    ">
            <text:p><text:s text:c="4"/></text:p>
          </table:table-cell>
          <table:table-cell table:style-name="ce5" table:formula="of:=['Sheet-Data'.G739]" office:value-type="float" office:value="0">
            <text:p>0</text:p>
          </table:table-cell>
          <table:table-cell table:formula="of:=['Sheet-Data'.L739]" office:value-type="float" office:value="0">
            <text:p>0</text:p>
          </table:table-cell>
          <table:table-cell table:formula="of:=['Sheet-Data'.H73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40];&quot; &quot;;['Sheet-Data'.B740];&quot; &quot;;['Sheet-Data'.C740];&quot; &quot;;['Sheet-Data'.D740];&quot; &quot;;IF(EXACT(['Sheet-Data'.E740];&quot;true&quot;);&quot;cell-a-time &quot;;&quot;&quot;);['Sheet-Data'.F740]))" office:value-type="string" office:string-value="    ">
            <text:p><text:s text:c="4"/></text:p>
          </table:table-cell>
          <table:table-cell table:style-name="ce5" table:formula="of:=['Sheet-Data'.G740]" office:value-type="float" office:value="0">
            <text:p>0</text:p>
          </table:table-cell>
          <table:table-cell table:formula="of:=['Sheet-Data'.L740]" office:value-type="float" office:value="0">
            <text:p>0</text:p>
          </table:table-cell>
          <table:table-cell table:formula="of:=['Sheet-Data'.H74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41];&quot; &quot;;['Sheet-Data'.B741];&quot; &quot;;['Sheet-Data'.C741];&quot; &quot;;['Sheet-Data'.D741];&quot; &quot;;IF(EXACT(['Sheet-Data'.E741];&quot;true&quot;);&quot;cell-a-time &quot;;&quot;&quot;);['Sheet-Data'.F741]))" office:value-type="string" office:string-value="    ">
            <text:p><text:s text:c="4"/></text:p>
          </table:table-cell>
          <table:table-cell table:style-name="ce5" table:formula="of:=['Sheet-Data'.G741]" office:value-type="float" office:value="0">
            <text:p>0</text:p>
          </table:table-cell>
          <table:table-cell table:formula="of:=['Sheet-Data'.L741]" office:value-type="float" office:value="0">
            <text:p>0</text:p>
          </table:table-cell>
          <table:table-cell table:formula="of:=['Sheet-Data'.H74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42];&quot; &quot;;['Sheet-Data'.B742];&quot; &quot;;['Sheet-Data'.C742];&quot; &quot;;['Sheet-Data'.D742];&quot; &quot;;IF(EXACT(['Sheet-Data'.E742];&quot;true&quot;);&quot;cell-a-time &quot;;&quot;&quot;);['Sheet-Data'.F742]))" office:value-type="string" office:string-value="    ">
            <text:p><text:s text:c="4"/></text:p>
          </table:table-cell>
          <table:table-cell table:style-name="ce5" table:formula="of:=['Sheet-Data'.G742]" office:value-type="float" office:value="0">
            <text:p>0</text:p>
          </table:table-cell>
          <table:table-cell table:formula="of:=['Sheet-Data'.L742]" office:value-type="float" office:value="0">
            <text:p>0</text:p>
          </table:table-cell>
          <table:table-cell table:formula="of:=['Sheet-Data'.H74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43];&quot; &quot;;['Sheet-Data'.B743];&quot; &quot;;['Sheet-Data'.C743];&quot; &quot;;['Sheet-Data'.D743];&quot; &quot;;IF(EXACT(['Sheet-Data'.E743];&quot;true&quot;);&quot;cell-a-time &quot;;&quot;&quot;);['Sheet-Data'.F743]))" office:value-type="string" office:string-value="    ">
            <text:p><text:s text:c="4"/></text:p>
          </table:table-cell>
          <table:table-cell table:style-name="ce5" table:formula="of:=['Sheet-Data'.G743]" office:value-type="float" office:value="0">
            <text:p>0</text:p>
          </table:table-cell>
          <table:table-cell table:formula="of:=['Sheet-Data'.L743]" office:value-type="float" office:value="0">
            <text:p>0</text:p>
          </table:table-cell>
          <table:table-cell table:formula="of:=['Sheet-Data'.H74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44];&quot; &quot;;['Sheet-Data'.B744];&quot; &quot;;['Sheet-Data'.C744];&quot; &quot;;['Sheet-Data'.D744];&quot; &quot;;IF(EXACT(['Sheet-Data'.E744];&quot;true&quot;);&quot;cell-a-time &quot;;&quot;&quot;);['Sheet-Data'.F744]))" office:value-type="string" office:string-value="    ">
            <text:p><text:s text:c="4"/></text:p>
          </table:table-cell>
          <table:table-cell table:style-name="ce5" table:formula="of:=['Sheet-Data'.G744]" office:value-type="float" office:value="0">
            <text:p>0</text:p>
          </table:table-cell>
          <table:table-cell table:formula="of:=['Sheet-Data'.L744]" office:value-type="float" office:value="0">
            <text:p>0</text:p>
          </table:table-cell>
          <table:table-cell table:formula="of:=['Sheet-Data'.H74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45];&quot; &quot;;['Sheet-Data'.B745];&quot; &quot;;['Sheet-Data'.C745];&quot; &quot;;['Sheet-Data'.D745];&quot; &quot;;IF(EXACT(['Sheet-Data'.E745];&quot;true&quot;);&quot;cell-a-time &quot;;&quot;&quot;);['Sheet-Data'.F745]))" office:value-type="string" office:string-value="    ">
            <text:p><text:s text:c="4"/></text:p>
          </table:table-cell>
          <table:table-cell table:style-name="ce5" table:formula="of:=['Sheet-Data'.G745]" office:value-type="float" office:value="0">
            <text:p>0</text:p>
          </table:table-cell>
          <table:table-cell table:formula="of:=['Sheet-Data'.L745]" office:value-type="float" office:value="0">
            <text:p>0</text:p>
          </table:table-cell>
          <table:table-cell table:formula="of:=['Sheet-Data'.H74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46];&quot; &quot;;['Sheet-Data'.B746];&quot; &quot;;['Sheet-Data'.C746];&quot; &quot;;['Sheet-Data'.D746];&quot; &quot;;IF(EXACT(['Sheet-Data'.E746];&quot;true&quot;);&quot;cell-a-time &quot;;&quot;&quot;);['Sheet-Data'.F746]))" office:value-type="string" office:string-value="    ">
            <text:p><text:s text:c="4"/></text:p>
          </table:table-cell>
          <table:table-cell table:style-name="ce5" table:formula="of:=['Sheet-Data'.G746]" office:value-type="float" office:value="0">
            <text:p>0</text:p>
          </table:table-cell>
          <table:table-cell table:formula="of:=['Sheet-Data'.L746]" office:value-type="float" office:value="0">
            <text:p>0</text:p>
          </table:table-cell>
          <table:table-cell table:formula="of:=['Sheet-Data'.H74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47];&quot; &quot;;['Sheet-Data'.B747];&quot; &quot;;['Sheet-Data'.C747];&quot; &quot;;['Sheet-Data'.D747];&quot; &quot;;IF(EXACT(['Sheet-Data'.E747];&quot;true&quot;);&quot;cell-a-time &quot;;&quot;&quot;);['Sheet-Data'.F747]))" office:value-type="string" office:string-value="    ">
            <text:p><text:s text:c="4"/></text:p>
          </table:table-cell>
          <table:table-cell table:style-name="ce5" table:formula="of:=['Sheet-Data'.G747]" office:value-type="float" office:value="0">
            <text:p>0</text:p>
          </table:table-cell>
          <table:table-cell table:formula="of:=['Sheet-Data'.L747]" office:value-type="float" office:value="0">
            <text:p>0</text:p>
          </table:table-cell>
          <table:table-cell table:formula="of:=['Sheet-Data'.H74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48];&quot; &quot;;['Sheet-Data'.B748];&quot; &quot;;['Sheet-Data'.C748];&quot; &quot;;['Sheet-Data'.D748];&quot; &quot;;IF(EXACT(['Sheet-Data'.E748];&quot;true&quot;);&quot;cell-a-time &quot;;&quot;&quot;);['Sheet-Data'.F748]))" office:value-type="string" office:string-value="    ">
            <text:p><text:s text:c="4"/></text:p>
          </table:table-cell>
          <table:table-cell table:style-name="ce5" table:formula="of:=['Sheet-Data'.G748]" office:value-type="float" office:value="0">
            <text:p>0</text:p>
          </table:table-cell>
          <table:table-cell table:formula="of:=['Sheet-Data'.L748]" office:value-type="float" office:value="0">
            <text:p>0</text:p>
          </table:table-cell>
          <table:table-cell table:formula="of:=['Sheet-Data'.H74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49];&quot; &quot;;['Sheet-Data'.B749];&quot; &quot;;['Sheet-Data'.C749];&quot; &quot;;['Sheet-Data'.D749];&quot; &quot;;IF(EXACT(['Sheet-Data'.E749];&quot;true&quot;);&quot;cell-a-time &quot;;&quot;&quot;);['Sheet-Data'.F749]))" office:value-type="string" office:string-value="    ">
            <text:p><text:s text:c="4"/></text:p>
          </table:table-cell>
          <table:table-cell table:style-name="ce5" table:formula="of:=['Sheet-Data'.G749]" office:value-type="float" office:value="0">
            <text:p>0</text:p>
          </table:table-cell>
          <table:table-cell table:formula="of:=['Sheet-Data'.L749]" office:value-type="float" office:value="0">
            <text:p>0</text:p>
          </table:table-cell>
          <table:table-cell table:formula="of:=['Sheet-Data'.H74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50];&quot; &quot;;['Sheet-Data'.B750];&quot; &quot;;['Sheet-Data'.C750];&quot; &quot;;['Sheet-Data'.D750];&quot; &quot;;IF(EXACT(['Sheet-Data'.E750];&quot;true&quot;);&quot;cell-a-time &quot;;&quot;&quot;);['Sheet-Data'.F750]))" office:value-type="string" office:string-value="    ">
            <text:p><text:s text:c="4"/></text:p>
          </table:table-cell>
          <table:table-cell table:style-name="ce5" table:formula="of:=['Sheet-Data'.G750]" office:value-type="float" office:value="0">
            <text:p>0</text:p>
          </table:table-cell>
          <table:table-cell table:formula="of:=['Sheet-Data'.L750]" office:value-type="float" office:value="0">
            <text:p>0</text:p>
          </table:table-cell>
          <table:table-cell table:formula="of:=['Sheet-Data'.H75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51];&quot; &quot;;['Sheet-Data'.B751];&quot; &quot;;['Sheet-Data'.C751];&quot; &quot;;['Sheet-Data'.D751];&quot; &quot;;IF(EXACT(['Sheet-Data'.E751];&quot;true&quot;);&quot;cell-a-time &quot;;&quot;&quot;);['Sheet-Data'.F751]))" office:value-type="string" office:string-value="    ">
            <text:p><text:s text:c="4"/></text:p>
          </table:table-cell>
          <table:table-cell table:style-name="ce5" table:formula="of:=['Sheet-Data'.G751]" office:value-type="float" office:value="0">
            <text:p>0</text:p>
          </table:table-cell>
          <table:table-cell table:formula="of:=['Sheet-Data'.L751]" office:value-type="float" office:value="0">
            <text:p>0</text:p>
          </table:table-cell>
          <table:table-cell table:formula="of:=['Sheet-Data'.H75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52];&quot; &quot;;['Sheet-Data'.B752];&quot; &quot;;['Sheet-Data'.C752];&quot; &quot;;['Sheet-Data'.D752];&quot; &quot;;IF(EXACT(['Sheet-Data'.E752];&quot;true&quot;);&quot;cell-a-time &quot;;&quot;&quot;);['Sheet-Data'.F752]))" office:value-type="string" office:string-value="    ">
            <text:p><text:s text:c="4"/></text:p>
          </table:table-cell>
          <table:table-cell table:style-name="ce5" table:formula="of:=['Sheet-Data'.G752]" office:value-type="float" office:value="0">
            <text:p>0</text:p>
          </table:table-cell>
          <table:table-cell table:formula="of:=['Sheet-Data'.L752]" office:value-type="float" office:value="0">
            <text:p>0</text:p>
          </table:table-cell>
          <table:table-cell table:formula="of:=['Sheet-Data'.H75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53];&quot; &quot;;['Sheet-Data'.B753];&quot; &quot;;['Sheet-Data'.C753];&quot; &quot;;['Sheet-Data'.D753];&quot; &quot;;IF(EXACT(['Sheet-Data'.E753];&quot;true&quot;);&quot;cell-a-time &quot;;&quot;&quot;);['Sheet-Data'.F753]))" office:value-type="string" office:string-value="    ">
            <text:p><text:s text:c="4"/></text:p>
          </table:table-cell>
          <table:table-cell table:style-name="ce5" table:formula="of:=['Sheet-Data'.G753]" office:value-type="float" office:value="0">
            <text:p>0</text:p>
          </table:table-cell>
          <table:table-cell table:formula="of:=['Sheet-Data'.L753]" office:value-type="float" office:value="0">
            <text:p>0</text:p>
          </table:table-cell>
          <table:table-cell table:formula="of:=['Sheet-Data'.H75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54];&quot; &quot;;['Sheet-Data'.B754];&quot; &quot;;['Sheet-Data'.C754];&quot; &quot;;['Sheet-Data'.D754];&quot; &quot;;IF(EXACT(['Sheet-Data'.E754];&quot;true&quot;);&quot;cell-a-time &quot;;&quot;&quot;);['Sheet-Data'.F754]))" office:value-type="string" office:string-value="    ">
            <text:p><text:s text:c="4"/></text:p>
          </table:table-cell>
          <table:table-cell table:style-name="ce5" table:formula="of:=['Sheet-Data'.G754]" office:value-type="float" office:value="0">
            <text:p>0</text:p>
          </table:table-cell>
          <table:table-cell table:formula="of:=['Sheet-Data'.L754]" office:value-type="float" office:value="0">
            <text:p>0</text:p>
          </table:table-cell>
          <table:table-cell table:formula="of:=['Sheet-Data'.H75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55];&quot; &quot;;['Sheet-Data'.B755];&quot; &quot;;['Sheet-Data'.C755];&quot; &quot;;['Sheet-Data'.D755];&quot; &quot;;IF(EXACT(['Sheet-Data'.E755];&quot;true&quot;);&quot;cell-a-time &quot;;&quot;&quot;);['Sheet-Data'.F755]))" office:value-type="string" office:string-value="    ">
            <text:p><text:s text:c="4"/></text:p>
          </table:table-cell>
          <table:table-cell table:style-name="ce5" table:formula="of:=['Sheet-Data'.G755]" office:value-type="float" office:value="0">
            <text:p>0</text:p>
          </table:table-cell>
          <table:table-cell table:formula="of:=['Sheet-Data'.L755]" office:value-type="float" office:value="0">
            <text:p>0</text:p>
          </table:table-cell>
          <table:table-cell table:formula="of:=['Sheet-Data'.H75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56];&quot; &quot;;['Sheet-Data'.B756];&quot; &quot;;['Sheet-Data'.C756];&quot; &quot;;['Sheet-Data'.D756];&quot; &quot;;IF(EXACT(['Sheet-Data'.E756];&quot;true&quot;);&quot;cell-a-time &quot;;&quot;&quot;);['Sheet-Data'.F756]))" office:value-type="string" office:string-value="    ">
            <text:p><text:s text:c="4"/></text:p>
          </table:table-cell>
          <table:table-cell table:style-name="ce5" table:formula="of:=['Sheet-Data'.G756]" office:value-type="float" office:value="0">
            <text:p>0</text:p>
          </table:table-cell>
          <table:table-cell table:formula="of:=['Sheet-Data'.L756]" office:value-type="float" office:value="0">
            <text:p>0</text:p>
          </table:table-cell>
          <table:table-cell table:formula="of:=['Sheet-Data'.H75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57];&quot; &quot;;['Sheet-Data'.B757];&quot; &quot;;['Sheet-Data'.C757];&quot; &quot;;['Sheet-Data'.D757];&quot; &quot;;IF(EXACT(['Sheet-Data'.E757];&quot;true&quot;);&quot;cell-a-time &quot;;&quot;&quot;);['Sheet-Data'.F757]))" office:value-type="string" office:string-value="    ">
            <text:p><text:s text:c="4"/></text:p>
          </table:table-cell>
          <table:table-cell table:style-name="ce5" table:formula="of:=['Sheet-Data'.G757]" office:value-type="float" office:value="0">
            <text:p>0</text:p>
          </table:table-cell>
          <table:table-cell table:formula="of:=['Sheet-Data'.L757]" office:value-type="float" office:value="0">
            <text:p>0</text:p>
          </table:table-cell>
          <table:table-cell table:formula="of:=['Sheet-Data'.H75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58];&quot; &quot;;['Sheet-Data'.B758];&quot; &quot;;['Sheet-Data'.C758];&quot; &quot;;['Sheet-Data'.D758];&quot; &quot;;IF(EXACT(['Sheet-Data'.E758];&quot;true&quot;);&quot;cell-a-time &quot;;&quot;&quot;);['Sheet-Data'.F758]))" office:value-type="string" office:string-value="    ">
            <text:p><text:s text:c="4"/></text:p>
          </table:table-cell>
          <table:table-cell table:style-name="ce5" table:formula="of:=['Sheet-Data'.G758]" office:value-type="float" office:value="0">
            <text:p>0</text:p>
          </table:table-cell>
          <table:table-cell table:formula="of:=['Sheet-Data'.L758]" office:value-type="float" office:value="0">
            <text:p>0</text:p>
          </table:table-cell>
          <table:table-cell table:formula="of:=['Sheet-Data'.H75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59];&quot; &quot;;['Sheet-Data'.B759];&quot; &quot;;['Sheet-Data'.C759];&quot; &quot;;['Sheet-Data'.D759];&quot; &quot;;IF(EXACT(['Sheet-Data'.E759];&quot;true&quot;);&quot;cell-a-time &quot;;&quot;&quot;);['Sheet-Data'.F759]))" office:value-type="string" office:string-value="    ">
            <text:p><text:s text:c="4"/></text:p>
          </table:table-cell>
          <table:table-cell table:style-name="ce5" table:formula="of:=['Sheet-Data'.G759]" office:value-type="float" office:value="0">
            <text:p>0</text:p>
          </table:table-cell>
          <table:table-cell table:formula="of:=['Sheet-Data'.L759]" office:value-type="float" office:value="0">
            <text:p>0</text:p>
          </table:table-cell>
          <table:table-cell table:formula="of:=['Sheet-Data'.H75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60];&quot; &quot;;['Sheet-Data'.B760];&quot; &quot;;['Sheet-Data'.C760];&quot; &quot;;['Sheet-Data'.D760];&quot; &quot;;IF(EXACT(['Sheet-Data'.E760];&quot;true&quot;);&quot;cell-a-time &quot;;&quot;&quot;);['Sheet-Data'.F760]))" office:value-type="string" office:string-value="    ">
            <text:p><text:s text:c="4"/></text:p>
          </table:table-cell>
          <table:table-cell table:style-name="ce5" table:formula="of:=['Sheet-Data'.G760]" office:value-type="float" office:value="0">
            <text:p>0</text:p>
          </table:table-cell>
          <table:table-cell table:formula="of:=['Sheet-Data'.L760]" office:value-type="float" office:value="0">
            <text:p>0</text:p>
          </table:table-cell>
          <table:table-cell table:formula="of:=['Sheet-Data'.H76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61];&quot; &quot;;['Sheet-Data'.B761];&quot; &quot;;['Sheet-Data'.C761];&quot; &quot;;['Sheet-Data'.D761];&quot; &quot;;IF(EXACT(['Sheet-Data'.E761];&quot;true&quot;);&quot;cell-a-time &quot;;&quot;&quot;);['Sheet-Data'.F761]))" office:value-type="string" office:string-value="    ">
            <text:p><text:s text:c="4"/></text:p>
          </table:table-cell>
          <table:table-cell table:style-name="ce5" table:formula="of:=['Sheet-Data'.G761]" office:value-type="float" office:value="0">
            <text:p>0</text:p>
          </table:table-cell>
          <table:table-cell table:formula="of:=['Sheet-Data'.L761]" office:value-type="float" office:value="0">
            <text:p>0</text:p>
          </table:table-cell>
          <table:table-cell table:formula="of:=['Sheet-Data'.H76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62];&quot; &quot;;['Sheet-Data'.B762];&quot; &quot;;['Sheet-Data'.C762];&quot; &quot;;['Sheet-Data'.D762];&quot; &quot;;IF(EXACT(['Sheet-Data'.E762];&quot;true&quot;);&quot;cell-a-time &quot;;&quot;&quot;);['Sheet-Data'.F762]))" office:value-type="string" office:string-value="    ">
            <text:p><text:s text:c="4"/></text:p>
          </table:table-cell>
          <table:table-cell table:style-name="ce5" table:formula="of:=['Sheet-Data'.G762]" office:value-type="float" office:value="0">
            <text:p>0</text:p>
          </table:table-cell>
          <table:table-cell table:formula="of:=['Sheet-Data'.L762]" office:value-type="float" office:value="0">
            <text:p>0</text:p>
          </table:table-cell>
          <table:table-cell table:formula="of:=['Sheet-Data'.H76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63];&quot; &quot;;['Sheet-Data'.B763];&quot; &quot;;['Sheet-Data'.C763];&quot; &quot;;['Sheet-Data'.D763];&quot; &quot;;IF(EXACT(['Sheet-Data'.E763];&quot;true&quot;);&quot;cell-a-time &quot;;&quot;&quot;);['Sheet-Data'.F763]))" office:value-type="string" office:string-value="    ">
            <text:p><text:s text:c="4"/></text:p>
          </table:table-cell>
          <table:table-cell table:style-name="ce5" table:formula="of:=['Sheet-Data'.G763]" office:value-type="float" office:value="0">
            <text:p>0</text:p>
          </table:table-cell>
          <table:table-cell table:formula="of:=['Sheet-Data'.L763]" office:value-type="float" office:value="0">
            <text:p>0</text:p>
          </table:table-cell>
          <table:table-cell table:formula="of:=['Sheet-Data'.H76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64];&quot; &quot;;['Sheet-Data'.B764];&quot; &quot;;['Sheet-Data'.C764];&quot; &quot;;['Sheet-Data'.D764];&quot; &quot;;IF(EXACT(['Sheet-Data'.E764];&quot;true&quot;);&quot;cell-a-time &quot;;&quot;&quot;);['Sheet-Data'.F764]))" office:value-type="string" office:string-value="    ">
            <text:p><text:s text:c="4"/></text:p>
          </table:table-cell>
          <table:table-cell table:style-name="ce5" table:formula="of:=['Sheet-Data'.G764]" office:value-type="float" office:value="0">
            <text:p>0</text:p>
          </table:table-cell>
          <table:table-cell table:formula="of:=['Sheet-Data'.L764]" office:value-type="float" office:value="0">
            <text:p>0</text:p>
          </table:table-cell>
          <table:table-cell table:formula="of:=['Sheet-Data'.H76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65];&quot; &quot;;['Sheet-Data'.B765];&quot; &quot;;['Sheet-Data'.C765];&quot; &quot;;['Sheet-Data'.D765];&quot; &quot;;IF(EXACT(['Sheet-Data'.E765];&quot;true&quot;);&quot;cell-a-time &quot;;&quot;&quot;);['Sheet-Data'.F765]))" office:value-type="string" office:string-value="    ">
            <text:p><text:s text:c="4"/></text:p>
          </table:table-cell>
          <table:table-cell table:style-name="ce5" table:formula="of:=['Sheet-Data'.G765]" office:value-type="float" office:value="0">
            <text:p>0</text:p>
          </table:table-cell>
          <table:table-cell table:formula="of:=['Sheet-Data'.L765]" office:value-type="float" office:value="0">
            <text:p>0</text:p>
          </table:table-cell>
          <table:table-cell table:formula="of:=['Sheet-Data'.H76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66];&quot; &quot;;['Sheet-Data'.B766];&quot; &quot;;['Sheet-Data'.C766];&quot; &quot;;['Sheet-Data'.D766];&quot; &quot;;IF(EXACT(['Sheet-Data'.E766];&quot;true&quot;);&quot;cell-a-time &quot;;&quot;&quot;);['Sheet-Data'.F766]))" office:value-type="string" office:string-value="    ">
            <text:p><text:s text:c="4"/></text:p>
          </table:table-cell>
          <table:table-cell table:style-name="ce5" table:formula="of:=['Sheet-Data'.G766]" office:value-type="float" office:value="0">
            <text:p>0</text:p>
          </table:table-cell>
          <table:table-cell table:formula="of:=['Sheet-Data'.L766]" office:value-type="float" office:value="0">
            <text:p>0</text:p>
          </table:table-cell>
          <table:table-cell table:formula="of:=['Sheet-Data'.H76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67];&quot; &quot;;['Sheet-Data'.B767];&quot; &quot;;['Sheet-Data'.C767];&quot; &quot;;['Sheet-Data'.D767];&quot; &quot;;IF(EXACT(['Sheet-Data'.E767];&quot;true&quot;);&quot;cell-a-time &quot;;&quot;&quot;);['Sheet-Data'.F767]))" office:value-type="string" office:string-value="    ">
            <text:p><text:s text:c="4"/></text:p>
          </table:table-cell>
          <table:table-cell table:style-name="ce5" table:formula="of:=['Sheet-Data'.G767]" office:value-type="float" office:value="0">
            <text:p>0</text:p>
          </table:table-cell>
          <table:table-cell table:formula="of:=['Sheet-Data'.L767]" office:value-type="float" office:value="0">
            <text:p>0</text:p>
          </table:table-cell>
          <table:table-cell table:formula="of:=['Sheet-Data'.H76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68];&quot; &quot;;['Sheet-Data'.B768];&quot; &quot;;['Sheet-Data'.C768];&quot; &quot;;['Sheet-Data'.D768];&quot; &quot;;IF(EXACT(['Sheet-Data'.E768];&quot;true&quot;);&quot;cell-a-time &quot;;&quot;&quot;);['Sheet-Data'.F768]))" office:value-type="string" office:string-value="    ">
            <text:p><text:s text:c="4"/></text:p>
          </table:table-cell>
          <table:table-cell table:style-name="ce5" table:formula="of:=['Sheet-Data'.G768]" office:value-type="float" office:value="0">
            <text:p>0</text:p>
          </table:table-cell>
          <table:table-cell table:formula="of:=['Sheet-Data'.L768]" office:value-type="float" office:value="0">
            <text:p>0</text:p>
          </table:table-cell>
          <table:table-cell table:formula="of:=['Sheet-Data'.H76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69];&quot; &quot;;['Sheet-Data'.B769];&quot; &quot;;['Sheet-Data'.C769];&quot; &quot;;['Sheet-Data'.D769];&quot; &quot;;IF(EXACT(['Sheet-Data'.E769];&quot;true&quot;);&quot;cell-a-time &quot;;&quot;&quot;);['Sheet-Data'.F769]))" office:value-type="string" office:string-value="    ">
            <text:p><text:s text:c="4"/></text:p>
          </table:table-cell>
          <table:table-cell table:style-name="ce5" table:formula="of:=['Sheet-Data'.G769]" office:value-type="float" office:value="0">
            <text:p>0</text:p>
          </table:table-cell>
          <table:table-cell table:formula="of:=['Sheet-Data'.L769]" office:value-type="float" office:value="0">
            <text:p>0</text:p>
          </table:table-cell>
          <table:table-cell table:formula="of:=['Sheet-Data'.H76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70];&quot; &quot;;['Sheet-Data'.B770];&quot; &quot;;['Sheet-Data'.C770];&quot; &quot;;['Sheet-Data'.D770];&quot; &quot;;IF(EXACT(['Sheet-Data'.E770];&quot;true&quot;);&quot;cell-a-time &quot;;&quot;&quot;);['Sheet-Data'.F770]))" office:value-type="string" office:string-value="    ">
            <text:p><text:s text:c="4"/></text:p>
          </table:table-cell>
          <table:table-cell table:style-name="ce5" table:formula="of:=['Sheet-Data'.G770]" office:value-type="float" office:value="0">
            <text:p>0</text:p>
          </table:table-cell>
          <table:table-cell table:formula="of:=['Sheet-Data'.L770]" office:value-type="float" office:value="0">
            <text:p>0</text:p>
          </table:table-cell>
          <table:table-cell table:formula="of:=['Sheet-Data'.H77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71];&quot; &quot;;['Sheet-Data'.B771];&quot; &quot;;['Sheet-Data'.C771];&quot; &quot;;['Sheet-Data'.D771];&quot; &quot;;IF(EXACT(['Sheet-Data'.E771];&quot;true&quot;);&quot;cell-a-time &quot;;&quot;&quot;);['Sheet-Data'.F771]))" office:value-type="string" office:string-value="    ">
            <text:p><text:s text:c="4"/></text:p>
          </table:table-cell>
          <table:table-cell table:style-name="ce5" table:formula="of:=['Sheet-Data'.G771]" office:value-type="float" office:value="0">
            <text:p>0</text:p>
          </table:table-cell>
          <table:table-cell table:formula="of:=['Sheet-Data'.L771]" office:value-type="float" office:value="0">
            <text:p>0</text:p>
          </table:table-cell>
          <table:table-cell table:formula="of:=['Sheet-Data'.H77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72];&quot; &quot;;['Sheet-Data'.B772];&quot; &quot;;['Sheet-Data'.C772];&quot; &quot;;['Sheet-Data'.D772];&quot; &quot;;IF(EXACT(['Sheet-Data'.E772];&quot;true&quot;);&quot;cell-a-time &quot;;&quot;&quot;);['Sheet-Data'.F772]))" office:value-type="string" office:string-value="    ">
            <text:p><text:s text:c="4"/></text:p>
          </table:table-cell>
          <table:table-cell table:style-name="ce5" table:formula="of:=['Sheet-Data'.G772]" office:value-type="float" office:value="0">
            <text:p>0</text:p>
          </table:table-cell>
          <table:table-cell table:formula="of:=['Sheet-Data'.L772]" office:value-type="float" office:value="0">
            <text:p>0</text:p>
          </table:table-cell>
          <table:table-cell table:formula="of:=['Sheet-Data'.H77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73];&quot; &quot;;['Sheet-Data'.B773];&quot; &quot;;['Sheet-Data'.C773];&quot; &quot;;['Sheet-Data'.D773];&quot; &quot;;IF(EXACT(['Sheet-Data'.E773];&quot;true&quot;);&quot;cell-a-time &quot;;&quot;&quot;);['Sheet-Data'.F773]))" office:value-type="string" office:string-value="    ">
            <text:p><text:s text:c="4"/></text:p>
          </table:table-cell>
          <table:table-cell table:style-name="ce5" table:formula="of:=['Sheet-Data'.G773]" office:value-type="float" office:value="0">
            <text:p>0</text:p>
          </table:table-cell>
          <table:table-cell table:formula="of:=['Sheet-Data'.L773]" office:value-type="float" office:value="0">
            <text:p>0</text:p>
          </table:table-cell>
          <table:table-cell table:formula="of:=['Sheet-Data'.H77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74];&quot; &quot;;['Sheet-Data'.B774];&quot; &quot;;['Sheet-Data'.C774];&quot; &quot;;['Sheet-Data'.D774];&quot; &quot;;IF(EXACT(['Sheet-Data'.E774];&quot;true&quot;);&quot;cell-a-time &quot;;&quot;&quot;);['Sheet-Data'.F774]))" office:value-type="string" office:string-value="    ">
            <text:p><text:s text:c="4"/></text:p>
          </table:table-cell>
          <table:table-cell table:style-name="ce5" table:formula="of:=['Sheet-Data'.G774]" office:value-type="float" office:value="0">
            <text:p>0</text:p>
          </table:table-cell>
          <table:table-cell table:formula="of:=['Sheet-Data'.L774]" office:value-type="float" office:value="0">
            <text:p>0</text:p>
          </table:table-cell>
          <table:table-cell table:formula="of:=['Sheet-Data'.H77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75];&quot; &quot;;['Sheet-Data'.B775];&quot; &quot;;['Sheet-Data'.C775];&quot; &quot;;['Sheet-Data'.D775];&quot; &quot;;IF(EXACT(['Sheet-Data'.E775];&quot;true&quot;);&quot;cell-a-time &quot;;&quot;&quot;);['Sheet-Data'.F775]))" office:value-type="string" office:string-value="    ">
            <text:p><text:s text:c="4"/></text:p>
          </table:table-cell>
          <table:table-cell table:style-name="ce5" table:formula="of:=['Sheet-Data'.G775]" office:value-type="float" office:value="0">
            <text:p>0</text:p>
          </table:table-cell>
          <table:table-cell table:formula="of:=['Sheet-Data'.L775]" office:value-type="float" office:value="0">
            <text:p>0</text:p>
          </table:table-cell>
          <table:table-cell table:formula="of:=['Sheet-Data'.H77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76];&quot; &quot;;['Sheet-Data'.B776];&quot; &quot;;['Sheet-Data'.C776];&quot; &quot;;['Sheet-Data'.D776];&quot; &quot;;IF(EXACT(['Sheet-Data'.E776];&quot;true&quot;);&quot;cell-a-time &quot;;&quot;&quot;);['Sheet-Data'.F776]))" office:value-type="string" office:string-value="    ">
            <text:p><text:s text:c="4"/></text:p>
          </table:table-cell>
          <table:table-cell table:style-name="ce5" table:formula="of:=['Sheet-Data'.G776]" office:value-type="float" office:value="0">
            <text:p>0</text:p>
          </table:table-cell>
          <table:table-cell table:formula="of:=['Sheet-Data'.L776]" office:value-type="float" office:value="0">
            <text:p>0</text:p>
          </table:table-cell>
          <table:table-cell table:formula="of:=['Sheet-Data'.H77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77];&quot; &quot;;['Sheet-Data'.B777];&quot; &quot;;['Sheet-Data'.C777];&quot; &quot;;['Sheet-Data'.D777];&quot; &quot;;IF(EXACT(['Sheet-Data'.E777];&quot;true&quot;);&quot;cell-a-time &quot;;&quot;&quot;);['Sheet-Data'.F777]))" office:value-type="string" office:string-value="    ">
            <text:p><text:s text:c="4"/></text:p>
          </table:table-cell>
          <table:table-cell table:style-name="ce5" table:formula="of:=['Sheet-Data'.G777]" office:value-type="float" office:value="0">
            <text:p>0</text:p>
          </table:table-cell>
          <table:table-cell table:formula="of:=['Sheet-Data'.L777]" office:value-type="float" office:value="0">
            <text:p>0</text:p>
          </table:table-cell>
          <table:table-cell table:formula="of:=['Sheet-Data'.H77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78];&quot; &quot;;['Sheet-Data'.B778];&quot; &quot;;['Sheet-Data'.C778];&quot; &quot;;['Sheet-Data'.D778];&quot; &quot;;IF(EXACT(['Sheet-Data'.E778];&quot;true&quot;);&quot;cell-a-time &quot;;&quot;&quot;);['Sheet-Data'.F778]))" office:value-type="string" office:string-value="    ">
            <text:p><text:s text:c="4"/></text:p>
          </table:table-cell>
          <table:table-cell table:style-name="ce5" table:formula="of:=['Sheet-Data'.G778]" office:value-type="float" office:value="0">
            <text:p>0</text:p>
          </table:table-cell>
          <table:table-cell table:formula="of:=['Sheet-Data'.L778]" office:value-type="float" office:value="0">
            <text:p>0</text:p>
          </table:table-cell>
          <table:table-cell table:formula="of:=['Sheet-Data'.H77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79];&quot; &quot;;['Sheet-Data'.B779];&quot; &quot;;['Sheet-Data'.C779];&quot; &quot;;['Sheet-Data'.D779];&quot; &quot;;IF(EXACT(['Sheet-Data'.E779];&quot;true&quot;);&quot;cell-a-time &quot;;&quot;&quot;);['Sheet-Data'.F779]))" office:value-type="string" office:string-value="    ">
            <text:p><text:s text:c="4"/></text:p>
          </table:table-cell>
          <table:table-cell table:style-name="ce5" table:formula="of:=['Sheet-Data'.G779]" office:value-type="float" office:value="0">
            <text:p>0</text:p>
          </table:table-cell>
          <table:table-cell table:formula="of:=['Sheet-Data'.L779]" office:value-type="float" office:value="0">
            <text:p>0</text:p>
          </table:table-cell>
          <table:table-cell table:formula="of:=['Sheet-Data'.H77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80];&quot; &quot;;['Sheet-Data'.B780];&quot; &quot;;['Sheet-Data'.C780];&quot; &quot;;['Sheet-Data'.D780];&quot; &quot;;IF(EXACT(['Sheet-Data'.E780];&quot;true&quot;);&quot;cell-a-time &quot;;&quot;&quot;);['Sheet-Data'.F780]))" office:value-type="string" office:string-value="    ">
            <text:p><text:s text:c="4"/></text:p>
          </table:table-cell>
          <table:table-cell table:style-name="ce5" table:formula="of:=['Sheet-Data'.G780]" office:value-type="float" office:value="0">
            <text:p>0</text:p>
          </table:table-cell>
          <table:table-cell table:formula="of:=['Sheet-Data'.L780]" office:value-type="float" office:value="0">
            <text:p>0</text:p>
          </table:table-cell>
          <table:table-cell table:formula="of:=['Sheet-Data'.H78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81];&quot; &quot;;['Sheet-Data'.B781];&quot; &quot;;['Sheet-Data'.C781];&quot; &quot;;['Sheet-Data'.D781];&quot; &quot;;IF(EXACT(['Sheet-Data'.E781];&quot;true&quot;);&quot;cell-a-time &quot;;&quot;&quot;);['Sheet-Data'.F781]))" office:value-type="string" office:string-value="    ">
            <text:p><text:s text:c="4"/></text:p>
          </table:table-cell>
          <table:table-cell table:style-name="ce5" table:formula="of:=['Sheet-Data'.G781]" office:value-type="float" office:value="0">
            <text:p>0</text:p>
          </table:table-cell>
          <table:table-cell table:formula="of:=['Sheet-Data'.L781]" office:value-type="float" office:value="0">
            <text:p>0</text:p>
          </table:table-cell>
          <table:table-cell table:formula="of:=['Sheet-Data'.H78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82];&quot; &quot;;['Sheet-Data'.B782];&quot; &quot;;['Sheet-Data'.C782];&quot; &quot;;['Sheet-Data'.D782];&quot; &quot;;IF(EXACT(['Sheet-Data'.E782];&quot;true&quot;);&quot;cell-a-time &quot;;&quot;&quot;);['Sheet-Data'.F782]))" office:value-type="string" office:string-value="    ">
            <text:p><text:s text:c="4"/></text:p>
          </table:table-cell>
          <table:table-cell table:style-name="ce5" table:formula="of:=['Sheet-Data'.G782]" office:value-type="float" office:value="0">
            <text:p>0</text:p>
          </table:table-cell>
          <table:table-cell table:formula="of:=['Sheet-Data'.L782]" office:value-type="float" office:value="0">
            <text:p>0</text:p>
          </table:table-cell>
          <table:table-cell table:formula="of:=['Sheet-Data'.H78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83];&quot; &quot;;['Sheet-Data'.B783];&quot; &quot;;['Sheet-Data'.C783];&quot; &quot;;['Sheet-Data'.D783];&quot; &quot;;IF(EXACT(['Sheet-Data'.E783];&quot;true&quot;);&quot;cell-a-time &quot;;&quot;&quot;);['Sheet-Data'.F783]))" office:value-type="string" office:string-value="    ">
            <text:p><text:s text:c="4"/></text:p>
          </table:table-cell>
          <table:table-cell table:style-name="ce5" table:formula="of:=['Sheet-Data'.G783]" office:value-type="float" office:value="0">
            <text:p>0</text:p>
          </table:table-cell>
          <table:table-cell table:formula="of:=['Sheet-Data'.L783]" office:value-type="float" office:value="0">
            <text:p>0</text:p>
          </table:table-cell>
          <table:table-cell table:formula="of:=['Sheet-Data'.H78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84];&quot; &quot;;['Sheet-Data'.B784];&quot; &quot;;['Sheet-Data'.C784];&quot; &quot;;['Sheet-Data'.D784];&quot; &quot;;IF(EXACT(['Sheet-Data'.E784];&quot;true&quot;);&quot;cell-a-time &quot;;&quot;&quot;);['Sheet-Data'.F784]))" office:value-type="string" office:string-value="    ">
            <text:p><text:s text:c="4"/></text:p>
          </table:table-cell>
          <table:table-cell table:style-name="ce5" table:formula="of:=['Sheet-Data'.G784]" office:value-type="float" office:value="0">
            <text:p>0</text:p>
          </table:table-cell>
          <table:table-cell table:formula="of:=['Sheet-Data'.L784]" office:value-type="float" office:value="0">
            <text:p>0</text:p>
          </table:table-cell>
          <table:table-cell table:formula="of:=['Sheet-Data'.H78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85];&quot; &quot;;['Sheet-Data'.B785];&quot; &quot;;['Sheet-Data'.C785];&quot; &quot;;['Sheet-Data'.D785];&quot; &quot;;IF(EXACT(['Sheet-Data'.E785];&quot;true&quot;);&quot;cell-a-time &quot;;&quot;&quot;);['Sheet-Data'.F785]))" office:value-type="string" office:string-value="    ">
            <text:p><text:s text:c="4"/></text:p>
          </table:table-cell>
          <table:table-cell table:style-name="ce5" table:formula="of:=['Sheet-Data'.G785]" office:value-type="float" office:value="0">
            <text:p>0</text:p>
          </table:table-cell>
          <table:table-cell table:formula="of:=['Sheet-Data'.L785]" office:value-type="float" office:value="0">
            <text:p>0</text:p>
          </table:table-cell>
          <table:table-cell table:formula="of:=['Sheet-Data'.H78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86];&quot; &quot;;['Sheet-Data'.B786];&quot; &quot;;['Sheet-Data'.C786];&quot; &quot;;['Sheet-Data'.D786];&quot; &quot;;IF(EXACT(['Sheet-Data'.E786];&quot;true&quot;);&quot;cell-a-time &quot;;&quot;&quot;);['Sheet-Data'.F786]))" office:value-type="string" office:string-value="    ">
            <text:p><text:s text:c="4"/></text:p>
          </table:table-cell>
          <table:table-cell table:style-name="ce5" table:formula="of:=['Sheet-Data'.G786]" office:value-type="float" office:value="0">
            <text:p>0</text:p>
          </table:table-cell>
          <table:table-cell table:formula="of:=['Sheet-Data'.L786]" office:value-type="float" office:value="0">
            <text:p>0</text:p>
          </table:table-cell>
          <table:table-cell table:formula="of:=['Sheet-Data'.H78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87];&quot; &quot;;['Sheet-Data'.B787];&quot; &quot;;['Sheet-Data'.C787];&quot; &quot;;['Sheet-Data'.D787];&quot; &quot;;IF(EXACT(['Sheet-Data'.E787];&quot;true&quot;);&quot;cell-a-time &quot;;&quot;&quot;);['Sheet-Data'.F787]))" office:value-type="string" office:string-value="    ">
            <text:p><text:s text:c="4"/></text:p>
          </table:table-cell>
          <table:table-cell table:style-name="ce5" table:formula="of:=['Sheet-Data'.G787]" office:value-type="float" office:value="0">
            <text:p>0</text:p>
          </table:table-cell>
          <table:table-cell table:formula="of:=['Sheet-Data'.L787]" office:value-type="float" office:value="0">
            <text:p>0</text:p>
          </table:table-cell>
          <table:table-cell table:formula="of:=['Sheet-Data'.H78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88];&quot; &quot;;['Sheet-Data'.B788];&quot; &quot;;['Sheet-Data'.C788];&quot; &quot;;['Sheet-Data'.D788];&quot; &quot;;IF(EXACT(['Sheet-Data'.E788];&quot;true&quot;);&quot;cell-a-time &quot;;&quot;&quot;);['Sheet-Data'.F788]))" office:value-type="string" office:string-value="    ">
            <text:p><text:s text:c="4"/></text:p>
          </table:table-cell>
          <table:table-cell table:style-name="ce5" table:formula="of:=['Sheet-Data'.G788]" office:value-type="float" office:value="0">
            <text:p>0</text:p>
          </table:table-cell>
          <table:table-cell table:formula="of:=['Sheet-Data'.L788]" office:value-type="float" office:value="0">
            <text:p>0</text:p>
          </table:table-cell>
          <table:table-cell table:formula="of:=['Sheet-Data'.H78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89];&quot; &quot;;['Sheet-Data'.B789];&quot; &quot;;['Sheet-Data'.C789];&quot; &quot;;['Sheet-Data'.D789];&quot; &quot;;IF(EXACT(['Sheet-Data'.E789];&quot;true&quot;);&quot;cell-a-time &quot;;&quot;&quot;);['Sheet-Data'.F789]))" office:value-type="string" office:string-value="    ">
            <text:p><text:s text:c="4"/></text:p>
          </table:table-cell>
          <table:table-cell table:style-name="ce5" table:formula="of:=['Sheet-Data'.G789]" office:value-type="float" office:value="0">
            <text:p>0</text:p>
          </table:table-cell>
          <table:table-cell table:formula="of:=['Sheet-Data'.L789]" office:value-type="float" office:value="0">
            <text:p>0</text:p>
          </table:table-cell>
          <table:table-cell table:formula="of:=['Sheet-Data'.H78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90];&quot; &quot;;['Sheet-Data'.B790];&quot; &quot;;['Sheet-Data'.C790];&quot; &quot;;['Sheet-Data'.D790];&quot; &quot;;IF(EXACT(['Sheet-Data'.E790];&quot;true&quot;);&quot;cell-a-time &quot;;&quot;&quot;);['Sheet-Data'.F790]))" office:value-type="string" office:string-value="    ">
            <text:p><text:s text:c="4"/></text:p>
          </table:table-cell>
          <table:table-cell table:style-name="ce5" table:formula="of:=['Sheet-Data'.G790]" office:value-type="float" office:value="0">
            <text:p>0</text:p>
          </table:table-cell>
          <table:table-cell table:formula="of:=['Sheet-Data'.L790]" office:value-type="float" office:value="0">
            <text:p>0</text:p>
          </table:table-cell>
          <table:table-cell table:formula="of:=['Sheet-Data'.H79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91];&quot; &quot;;['Sheet-Data'.B791];&quot; &quot;;['Sheet-Data'.C791];&quot; &quot;;['Sheet-Data'.D791];&quot; &quot;;IF(EXACT(['Sheet-Data'.E791];&quot;true&quot;);&quot;cell-a-time &quot;;&quot;&quot;);['Sheet-Data'.F791]))" office:value-type="string" office:string-value="    ">
            <text:p><text:s text:c="4"/></text:p>
          </table:table-cell>
          <table:table-cell table:style-name="ce5" table:formula="of:=['Sheet-Data'.G791]" office:value-type="float" office:value="0">
            <text:p>0</text:p>
          </table:table-cell>
          <table:table-cell table:formula="of:=['Sheet-Data'.L791]" office:value-type="float" office:value="0">
            <text:p>0</text:p>
          </table:table-cell>
          <table:table-cell table:formula="of:=['Sheet-Data'.H79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92];&quot; &quot;;['Sheet-Data'.B792];&quot; &quot;;['Sheet-Data'.C792];&quot; &quot;;['Sheet-Data'.D792];&quot; &quot;;IF(EXACT(['Sheet-Data'.E792];&quot;true&quot;);&quot;cell-a-time &quot;;&quot;&quot;);['Sheet-Data'.F792]))" office:value-type="string" office:string-value="    ">
            <text:p><text:s text:c="4"/></text:p>
          </table:table-cell>
          <table:table-cell table:style-name="ce5" table:formula="of:=['Sheet-Data'.G792]" office:value-type="float" office:value="0">
            <text:p>0</text:p>
          </table:table-cell>
          <table:table-cell table:formula="of:=['Sheet-Data'.L792]" office:value-type="float" office:value="0">
            <text:p>0</text:p>
          </table:table-cell>
          <table:table-cell table:formula="of:=['Sheet-Data'.H79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93];&quot; &quot;;['Sheet-Data'.B793];&quot; &quot;;['Sheet-Data'.C793];&quot; &quot;;['Sheet-Data'.D793];&quot; &quot;;IF(EXACT(['Sheet-Data'.E793];&quot;true&quot;);&quot;cell-a-time &quot;;&quot;&quot;);['Sheet-Data'.F793]))" office:value-type="string" office:string-value="    ">
            <text:p><text:s text:c="4"/></text:p>
          </table:table-cell>
          <table:table-cell table:style-name="ce5" table:formula="of:=['Sheet-Data'.G793]" office:value-type="float" office:value="0">
            <text:p>0</text:p>
          </table:table-cell>
          <table:table-cell table:formula="of:=['Sheet-Data'.L793]" office:value-type="float" office:value="0">
            <text:p>0</text:p>
          </table:table-cell>
          <table:table-cell table:formula="of:=['Sheet-Data'.H79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94];&quot; &quot;;['Sheet-Data'.B794];&quot; &quot;;['Sheet-Data'.C794];&quot; &quot;;['Sheet-Data'.D794];&quot; &quot;;IF(EXACT(['Sheet-Data'.E794];&quot;true&quot;);&quot;cell-a-time &quot;;&quot;&quot;);['Sheet-Data'.F794]))" office:value-type="string" office:string-value="    ">
            <text:p><text:s text:c="4"/></text:p>
          </table:table-cell>
          <table:table-cell table:style-name="ce5" table:formula="of:=['Sheet-Data'.G794]" office:value-type="float" office:value="0">
            <text:p>0</text:p>
          </table:table-cell>
          <table:table-cell table:formula="of:=['Sheet-Data'.L794]" office:value-type="float" office:value="0">
            <text:p>0</text:p>
          </table:table-cell>
          <table:table-cell table:formula="of:=['Sheet-Data'.H79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95];&quot; &quot;;['Sheet-Data'.B795];&quot; &quot;;['Sheet-Data'.C795];&quot; &quot;;['Sheet-Data'.D795];&quot; &quot;;IF(EXACT(['Sheet-Data'.E795];&quot;true&quot;);&quot;cell-a-time &quot;;&quot;&quot;);['Sheet-Data'.F795]))" office:value-type="string" office:string-value="    ">
            <text:p><text:s text:c="4"/></text:p>
          </table:table-cell>
          <table:table-cell table:style-name="ce5" table:formula="of:=['Sheet-Data'.G795]" office:value-type="float" office:value="0">
            <text:p>0</text:p>
          </table:table-cell>
          <table:table-cell table:formula="of:=['Sheet-Data'.L795]" office:value-type="float" office:value="0">
            <text:p>0</text:p>
          </table:table-cell>
          <table:table-cell table:formula="of:=['Sheet-Data'.H79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96];&quot; &quot;;['Sheet-Data'.B796];&quot; &quot;;['Sheet-Data'.C796];&quot; &quot;;['Sheet-Data'.D796];&quot; &quot;;IF(EXACT(['Sheet-Data'.E796];&quot;true&quot;);&quot;cell-a-time &quot;;&quot;&quot;);['Sheet-Data'.F796]))" office:value-type="string" office:string-value="    ">
            <text:p><text:s text:c="4"/></text:p>
          </table:table-cell>
          <table:table-cell table:style-name="ce5" table:formula="of:=['Sheet-Data'.G796]" office:value-type="float" office:value="0">
            <text:p>0</text:p>
          </table:table-cell>
          <table:table-cell table:formula="of:=['Sheet-Data'.L796]" office:value-type="float" office:value="0">
            <text:p>0</text:p>
          </table:table-cell>
          <table:table-cell table:formula="of:=['Sheet-Data'.H79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97];&quot; &quot;;['Sheet-Data'.B797];&quot; &quot;;['Sheet-Data'.C797];&quot; &quot;;['Sheet-Data'.D797];&quot; &quot;;IF(EXACT(['Sheet-Data'.E797];&quot;true&quot;);&quot;cell-a-time &quot;;&quot;&quot;);['Sheet-Data'.F797]))" office:value-type="string" office:string-value="    ">
            <text:p><text:s text:c="4"/></text:p>
          </table:table-cell>
          <table:table-cell table:style-name="ce5" table:formula="of:=['Sheet-Data'.G797]" office:value-type="float" office:value="0">
            <text:p>0</text:p>
          </table:table-cell>
          <table:table-cell table:formula="of:=['Sheet-Data'.L797]" office:value-type="float" office:value="0">
            <text:p>0</text:p>
          </table:table-cell>
          <table:table-cell table:formula="of:=['Sheet-Data'.H79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98];&quot; &quot;;['Sheet-Data'.B798];&quot; &quot;;['Sheet-Data'.C798];&quot; &quot;;['Sheet-Data'.D798];&quot; &quot;;IF(EXACT(['Sheet-Data'.E798];&quot;true&quot;);&quot;cell-a-time &quot;;&quot;&quot;);['Sheet-Data'.F798]))" office:value-type="string" office:string-value="    ">
            <text:p><text:s text:c="4"/></text:p>
          </table:table-cell>
          <table:table-cell table:style-name="ce5" table:formula="of:=['Sheet-Data'.G798]" office:value-type="float" office:value="0">
            <text:p>0</text:p>
          </table:table-cell>
          <table:table-cell table:formula="of:=['Sheet-Data'.L798]" office:value-type="float" office:value="0">
            <text:p>0</text:p>
          </table:table-cell>
          <table:table-cell table:formula="of:=['Sheet-Data'.H79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799];&quot; &quot;;['Sheet-Data'.B799];&quot; &quot;;['Sheet-Data'.C799];&quot; &quot;;['Sheet-Data'.D799];&quot; &quot;;IF(EXACT(['Sheet-Data'.E799];&quot;true&quot;);&quot;cell-a-time &quot;;&quot;&quot;);['Sheet-Data'.F799]))" office:value-type="string" office:string-value="    ">
            <text:p><text:s text:c="4"/></text:p>
          </table:table-cell>
          <table:table-cell table:style-name="ce5" table:formula="of:=['Sheet-Data'.G799]" office:value-type="float" office:value="0">
            <text:p>0</text:p>
          </table:table-cell>
          <table:table-cell table:formula="of:=['Sheet-Data'.L799]" office:value-type="float" office:value="0">
            <text:p>0</text:p>
          </table:table-cell>
          <table:table-cell table:formula="of:=['Sheet-Data'.H79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00];&quot; &quot;;['Sheet-Data'.B800];&quot; &quot;;['Sheet-Data'.C800];&quot; &quot;;['Sheet-Data'.D800];&quot; &quot;;IF(EXACT(['Sheet-Data'.E800];&quot;true&quot;);&quot;cell-a-time &quot;;&quot;&quot;);['Sheet-Data'.F800]))" office:value-type="string" office:string-value="    ">
            <text:p><text:s text:c="4"/></text:p>
          </table:table-cell>
          <table:table-cell table:style-name="ce5" table:formula="of:=['Sheet-Data'.G800]" office:value-type="float" office:value="0">
            <text:p>0</text:p>
          </table:table-cell>
          <table:table-cell table:formula="of:=['Sheet-Data'.L800]" office:value-type="float" office:value="0">
            <text:p>0</text:p>
          </table:table-cell>
          <table:table-cell table:formula="of:=['Sheet-Data'.H80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01];&quot; &quot;;['Sheet-Data'.B801];&quot; &quot;;['Sheet-Data'.C801];&quot; &quot;;['Sheet-Data'.D801];&quot; &quot;;IF(EXACT(['Sheet-Data'.E801];&quot;true&quot;);&quot;cell-a-time &quot;;&quot;&quot;);['Sheet-Data'.F801]))" office:value-type="string" office:string-value="    ">
            <text:p><text:s text:c="4"/></text:p>
          </table:table-cell>
          <table:table-cell table:style-name="ce5" table:formula="of:=['Sheet-Data'.G801]" office:value-type="float" office:value="0">
            <text:p>0</text:p>
          </table:table-cell>
          <table:table-cell table:formula="of:=['Sheet-Data'.L801]" office:value-type="float" office:value="0">
            <text:p>0</text:p>
          </table:table-cell>
          <table:table-cell table:formula="of:=['Sheet-Data'.H80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02];&quot; &quot;;['Sheet-Data'.B802];&quot; &quot;;['Sheet-Data'.C802];&quot; &quot;;['Sheet-Data'.D802];&quot; &quot;;IF(EXACT(['Sheet-Data'.E802];&quot;true&quot;);&quot;cell-a-time &quot;;&quot;&quot;);['Sheet-Data'.F802]))" office:value-type="string" office:string-value="    ">
            <text:p><text:s text:c="4"/></text:p>
          </table:table-cell>
          <table:table-cell table:style-name="ce5" table:formula="of:=['Sheet-Data'.G802]" office:value-type="float" office:value="0">
            <text:p>0</text:p>
          </table:table-cell>
          <table:table-cell table:formula="of:=['Sheet-Data'.L802]" office:value-type="float" office:value="0">
            <text:p>0</text:p>
          </table:table-cell>
          <table:table-cell table:formula="of:=['Sheet-Data'.H80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03];&quot; &quot;;['Sheet-Data'.B803];&quot; &quot;;['Sheet-Data'.C803];&quot; &quot;;['Sheet-Data'.D803];&quot; &quot;;IF(EXACT(['Sheet-Data'.E803];&quot;true&quot;);&quot;cell-a-time &quot;;&quot;&quot;);['Sheet-Data'.F803]))" office:value-type="string" office:string-value="    ">
            <text:p><text:s text:c="4"/></text:p>
          </table:table-cell>
          <table:table-cell table:style-name="ce5" table:formula="of:=['Sheet-Data'.G803]" office:value-type="float" office:value="0">
            <text:p>0</text:p>
          </table:table-cell>
          <table:table-cell table:formula="of:=['Sheet-Data'.L803]" office:value-type="float" office:value="0">
            <text:p>0</text:p>
          </table:table-cell>
          <table:table-cell table:formula="of:=['Sheet-Data'.H80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04];&quot; &quot;;['Sheet-Data'.B804];&quot; &quot;;['Sheet-Data'.C804];&quot; &quot;;['Sheet-Data'.D804];&quot; &quot;;IF(EXACT(['Sheet-Data'.E804];&quot;true&quot;);&quot;cell-a-time &quot;;&quot;&quot;);['Sheet-Data'.F804]))" office:value-type="string" office:string-value="    ">
            <text:p><text:s text:c="4"/></text:p>
          </table:table-cell>
          <table:table-cell table:style-name="ce5" table:formula="of:=['Sheet-Data'.G804]" office:value-type="float" office:value="0">
            <text:p>0</text:p>
          </table:table-cell>
          <table:table-cell table:formula="of:=['Sheet-Data'.L804]" office:value-type="float" office:value="0">
            <text:p>0</text:p>
          </table:table-cell>
          <table:table-cell table:formula="of:=['Sheet-Data'.H80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05];&quot; &quot;;['Sheet-Data'.B805];&quot; &quot;;['Sheet-Data'.C805];&quot; &quot;;['Sheet-Data'.D805];&quot; &quot;;IF(EXACT(['Sheet-Data'.E805];&quot;true&quot;);&quot;cell-a-time &quot;;&quot;&quot;);['Sheet-Data'.F805]))" office:value-type="string" office:string-value="    ">
            <text:p><text:s text:c="4"/></text:p>
          </table:table-cell>
          <table:table-cell table:style-name="ce5" table:formula="of:=['Sheet-Data'.G805]" office:value-type="float" office:value="0">
            <text:p>0</text:p>
          </table:table-cell>
          <table:table-cell table:formula="of:=['Sheet-Data'.L805]" office:value-type="float" office:value="0">
            <text:p>0</text:p>
          </table:table-cell>
          <table:table-cell table:formula="of:=['Sheet-Data'.H80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06];&quot; &quot;;['Sheet-Data'.B806];&quot; &quot;;['Sheet-Data'.C806];&quot; &quot;;['Sheet-Data'.D806];&quot; &quot;;IF(EXACT(['Sheet-Data'.E806];&quot;true&quot;);&quot;cell-a-time &quot;;&quot;&quot;);['Sheet-Data'.F806]))" office:value-type="string" office:string-value="    ">
            <text:p><text:s text:c="4"/></text:p>
          </table:table-cell>
          <table:table-cell table:style-name="ce5" table:formula="of:=['Sheet-Data'.G806]" office:value-type="float" office:value="0">
            <text:p>0</text:p>
          </table:table-cell>
          <table:table-cell table:formula="of:=['Sheet-Data'.L806]" office:value-type="float" office:value="0">
            <text:p>0</text:p>
          </table:table-cell>
          <table:table-cell table:formula="of:=['Sheet-Data'.H80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07];&quot; &quot;;['Sheet-Data'.B807];&quot; &quot;;['Sheet-Data'.C807];&quot; &quot;;['Sheet-Data'.D807];&quot; &quot;;IF(EXACT(['Sheet-Data'.E807];&quot;true&quot;);&quot;cell-a-time &quot;;&quot;&quot;);['Sheet-Data'.F807]))" office:value-type="string" office:string-value="    ">
            <text:p><text:s text:c="4"/></text:p>
          </table:table-cell>
          <table:table-cell table:style-name="ce5" table:formula="of:=['Sheet-Data'.G807]" office:value-type="float" office:value="0">
            <text:p>0</text:p>
          </table:table-cell>
          <table:table-cell table:formula="of:=['Sheet-Data'.L807]" office:value-type="float" office:value="0">
            <text:p>0</text:p>
          </table:table-cell>
          <table:table-cell table:formula="of:=['Sheet-Data'.H80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08];&quot; &quot;;['Sheet-Data'.B808];&quot; &quot;;['Sheet-Data'.C808];&quot; &quot;;['Sheet-Data'.D808];&quot; &quot;;IF(EXACT(['Sheet-Data'.E808];&quot;true&quot;);&quot;cell-a-time &quot;;&quot;&quot;);['Sheet-Data'.F808]))" office:value-type="string" office:string-value="    ">
            <text:p><text:s text:c="4"/></text:p>
          </table:table-cell>
          <table:table-cell table:style-name="ce5" table:formula="of:=['Sheet-Data'.G808]" office:value-type="float" office:value="0">
            <text:p>0</text:p>
          </table:table-cell>
          <table:table-cell table:formula="of:=['Sheet-Data'.L808]" office:value-type="float" office:value="0">
            <text:p>0</text:p>
          </table:table-cell>
          <table:table-cell table:formula="of:=['Sheet-Data'.H80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09];&quot; &quot;;['Sheet-Data'.B809];&quot; &quot;;['Sheet-Data'.C809];&quot; &quot;;['Sheet-Data'.D809];&quot; &quot;;IF(EXACT(['Sheet-Data'.E809];&quot;true&quot;);&quot;cell-a-time &quot;;&quot;&quot;);['Sheet-Data'.F809]))" office:value-type="string" office:string-value="    ">
            <text:p><text:s text:c="4"/></text:p>
          </table:table-cell>
          <table:table-cell table:style-name="ce5" table:formula="of:=['Sheet-Data'.G809]" office:value-type="float" office:value="0">
            <text:p>0</text:p>
          </table:table-cell>
          <table:table-cell table:formula="of:=['Sheet-Data'.L809]" office:value-type="float" office:value="0">
            <text:p>0</text:p>
          </table:table-cell>
          <table:table-cell table:formula="of:=['Sheet-Data'.H80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10];&quot; &quot;;['Sheet-Data'.B810];&quot; &quot;;['Sheet-Data'.C810];&quot; &quot;;['Sheet-Data'.D810];&quot; &quot;;IF(EXACT(['Sheet-Data'.E810];&quot;true&quot;);&quot;cell-a-time &quot;;&quot;&quot;);['Sheet-Data'.F810]))" office:value-type="string" office:string-value="    ">
            <text:p><text:s text:c="4"/></text:p>
          </table:table-cell>
          <table:table-cell table:style-name="ce5" table:formula="of:=['Sheet-Data'.G810]" office:value-type="float" office:value="0">
            <text:p>0</text:p>
          </table:table-cell>
          <table:table-cell table:formula="of:=['Sheet-Data'.L810]" office:value-type="float" office:value="0">
            <text:p>0</text:p>
          </table:table-cell>
          <table:table-cell table:formula="of:=['Sheet-Data'.H81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11];&quot; &quot;;['Sheet-Data'.B811];&quot; &quot;;['Sheet-Data'.C811];&quot; &quot;;['Sheet-Data'.D811];&quot; &quot;;IF(EXACT(['Sheet-Data'.E811];&quot;true&quot;);&quot;cell-a-time &quot;;&quot;&quot;);['Sheet-Data'.F811]))" office:value-type="string" office:string-value="    ">
            <text:p><text:s text:c="4"/></text:p>
          </table:table-cell>
          <table:table-cell table:style-name="ce5" table:formula="of:=['Sheet-Data'.G811]" office:value-type="float" office:value="0">
            <text:p>0</text:p>
          </table:table-cell>
          <table:table-cell table:formula="of:=['Sheet-Data'.L811]" office:value-type="float" office:value="0">
            <text:p>0</text:p>
          </table:table-cell>
          <table:table-cell table:formula="of:=['Sheet-Data'.H81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12];&quot; &quot;;['Sheet-Data'.B812];&quot; &quot;;['Sheet-Data'.C812];&quot; &quot;;['Sheet-Data'.D812];&quot; &quot;;IF(EXACT(['Sheet-Data'.E812];&quot;true&quot;);&quot;cell-a-time &quot;;&quot;&quot;);['Sheet-Data'.F812]))" office:value-type="string" office:string-value="    ">
            <text:p><text:s text:c="4"/></text:p>
          </table:table-cell>
          <table:table-cell table:style-name="ce5" table:formula="of:=['Sheet-Data'.G812]" office:value-type="float" office:value="0">
            <text:p>0</text:p>
          </table:table-cell>
          <table:table-cell table:formula="of:=['Sheet-Data'.L812]" office:value-type="float" office:value="0">
            <text:p>0</text:p>
          </table:table-cell>
          <table:table-cell table:formula="of:=['Sheet-Data'.H81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13];&quot; &quot;;['Sheet-Data'.B813];&quot; &quot;;['Sheet-Data'.C813];&quot; &quot;;['Sheet-Data'.D813];&quot; &quot;;IF(EXACT(['Sheet-Data'.E813];&quot;true&quot;);&quot;cell-a-time &quot;;&quot;&quot;);['Sheet-Data'.F813]))" office:value-type="string" office:string-value="    ">
            <text:p><text:s text:c="4"/></text:p>
          </table:table-cell>
          <table:table-cell table:style-name="ce5" table:formula="of:=['Sheet-Data'.G813]" office:value-type="float" office:value="0">
            <text:p>0</text:p>
          </table:table-cell>
          <table:table-cell table:formula="of:=['Sheet-Data'.L813]" office:value-type="float" office:value="0">
            <text:p>0</text:p>
          </table:table-cell>
          <table:table-cell table:formula="of:=['Sheet-Data'.H81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14];&quot; &quot;;['Sheet-Data'.B814];&quot; &quot;;['Sheet-Data'.C814];&quot; &quot;;['Sheet-Data'.D814];&quot; &quot;;IF(EXACT(['Sheet-Data'.E814];&quot;true&quot;);&quot;cell-a-time &quot;;&quot;&quot;);['Sheet-Data'.F814]))" office:value-type="string" office:string-value="    ">
            <text:p><text:s text:c="4"/></text:p>
          </table:table-cell>
          <table:table-cell table:style-name="ce5" table:formula="of:=['Sheet-Data'.G814]" office:value-type="float" office:value="0">
            <text:p>0</text:p>
          </table:table-cell>
          <table:table-cell table:formula="of:=['Sheet-Data'.L814]" office:value-type="float" office:value="0">
            <text:p>0</text:p>
          </table:table-cell>
          <table:table-cell table:formula="of:=['Sheet-Data'.H81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15];&quot; &quot;;['Sheet-Data'.B815];&quot; &quot;;['Sheet-Data'.C815];&quot; &quot;;['Sheet-Data'.D815];&quot; &quot;;IF(EXACT(['Sheet-Data'.E815];&quot;true&quot;);&quot;cell-a-time &quot;;&quot;&quot;);['Sheet-Data'.F815]))" office:value-type="string" office:string-value="    ">
            <text:p><text:s text:c="4"/></text:p>
          </table:table-cell>
          <table:table-cell table:style-name="ce5" table:formula="of:=['Sheet-Data'.G815]" office:value-type="float" office:value="0">
            <text:p>0</text:p>
          </table:table-cell>
          <table:table-cell table:formula="of:=['Sheet-Data'.L815]" office:value-type="float" office:value="0">
            <text:p>0</text:p>
          </table:table-cell>
          <table:table-cell table:formula="of:=['Sheet-Data'.H81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16];&quot; &quot;;['Sheet-Data'.B816];&quot; &quot;;['Sheet-Data'.C816];&quot; &quot;;['Sheet-Data'.D816];&quot; &quot;;IF(EXACT(['Sheet-Data'.E816];&quot;true&quot;);&quot;cell-a-time &quot;;&quot;&quot;);['Sheet-Data'.F816]))" office:value-type="string" office:string-value="    ">
            <text:p><text:s text:c="4"/></text:p>
          </table:table-cell>
          <table:table-cell table:style-name="ce5" table:formula="of:=['Sheet-Data'.G816]" office:value-type="float" office:value="0">
            <text:p>0</text:p>
          </table:table-cell>
          <table:table-cell table:formula="of:=['Sheet-Data'.L816]" office:value-type="float" office:value="0">
            <text:p>0</text:p>
          </table:table-cell>
          <table:table-cell table:formula="of:=['Sheet-Data'.H81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17];&quot; &quot;;['Sheet-Data'.B817];&quot; &quot;;['Sheet-Data'.C817];&quot; &quot;;['Sheet-Data'.D817];&quot; &quot;;IF(EXACT(['Sheet-Data'.E817];&quot;true&quot;);&quot;cell-a-time &quot;;&quot;&quot;);['Sheet-Data'.F817]))" office:value-type="string" office:string-value="    ">
            <text:p><text:s text:c="4"/></text:p>
          </table:table-cell>
          <table:table-cell table:style-name="ce5" table:formula="of:=['Sheet-Data'.G817]" office:value-type="float" office:value="0">
            <text:p>0</text:p>
          </table:table-cell>
          <table:table-cell table:formula="of:=['Sheet-Data'.L817]" office:value-type="float" office:value="0">
            <text:p>0</text:p>
          </table:table-cell>
          <table:table-cell table:formula="of:=['Sheet-Data'.H81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18];&quot; &quot;;['Sheet-Data'.B818];&quot; &quot;;['Sheet-Data'.C818];&quot; &quot;;['Sheet-Data'.D818];&quot; &quot;;IF(EXACT(['Sheet-Data'.E818];&quot;true&quot;);&quot;cell-a-time &quot;;&quot;&quot;);['Sheet-Data'.F818]))" office:value-type="string" office:string-value="    ">
            <text:p><text:s text:c="4"/></text:p>
          </table:table-cell>
          <table:table-cell table:style-name="ce5" table:formula="of:=['Sheet-Data'.G818]" office:value-type="float" office:value="0">
            <text:p>0</text:p>
          </table:table-cell>
          <table:table-cell table:formula="of:=['Sheet-Data'.L818]" office:value-type="float" office:value="0">
            <text:p>0</text:p>
          </table:table-cell>
          <table:table-cell table:formula="of:=['Sheet-Data'.H81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19];&quot; &quot;;['Sheet-Data'.B819];&quot; &quot;;['Sheet-Data'.C819];&quot; &quot;;['Sheet-Data'.D819];&quot; &quot;;IF(EXACT(['Sheet-Data'.E819];&quot;true&quot;);&quot;cell-a-time &quot;;&quot;&quot;);['Sheet-Data'.F819]))" office:value-type="string" office:string-value="    ">
            <text:p><text:s text:c="4"/></text:p>
          </table:table-cell>
          <table:table-cell table:style-name="ce5" table:formula="of:=['Sheet-Data'.G819]" office:value-type="float" office:value="0">
            <text:p>0</text:p>
          </table:table-cell>
          <table:table-cell table:formula="of:=['Sheet-Data'.L819]" office:value-type="float" office:value="0">
            <text:p>0</text:p>
          </table:table-cell>
          <table:table-cell table:formula="of:=['Sheet-Data'.H81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20];&quot; &quot;;['Sheet-Data'.B820];&quot; &quot;;['Sheet-Data'.C820];&quot; &quot;;['Sheet-Data'.D820];&quot; &quot;;IF(EXACT(['Sheet-Data'.E820];&quot;true&quot;);&quot;cell-a-time &quot;;&quot;&quot;);['Sheet-Data'.F820]))" office:value-type="string" office:string-value="    ">
            <text:p><text:s text:c="4"/></text:p>
          </table:table-cell>
          <table:table-cell table:style-name="ce5" table:formula="of:=['Sheet-Data'.G820]" office:value-type="float" office:value="0">
            <text:p>0</text:p>
          </table:table-cell>
          <table:table-cell table:formula="of:=['Sheet-Data'.L820]" office:value-type="float" office:value="0">
            <text:p>0</text:p>
          </table:table-cell>
          <table:table-cell table:formula="of:=['Sheet-Data'.H82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21];&quot; &quot;;['Sheet-Data'.B821];&quot; &quot;;['Sheet-Data'.C821];&quot; &quot;;['Sheet-Data'.D821];&quot; &quot;;IF(EXACT(['Sheet-Data'.E821];&quot;true&quot;);&quot;cell-a-time &quot;;&quot;&quot;);['Sheet-Data'.F821]))" office:value-type="string" office:string-value="    ">
            <text:p><text:s text:c="4"/></text:p>
          </table:table-cell>
          <table:table-cell table:style-name="ce5" table:formula="of:=['Sheet-Data'.G821]" office:value-type="float" office:value="0">
            <text:p>0</text:p>
          </table:table-cell>
          <table:table-cell table:formula="of:=['Sheet-Data'.L821]" office:value-type="float" office:value="0">
            <text:p>0</text:p>
          </table:table-cell>
          <table:table-cell table:formula="of:=['Sheet-Data'.H82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22];&quot; &quot;;['Sheet-Data'.B822];&quot; &quot;;['Sheet-Data'.C822];&quot; &quot;;['Sheet-Data'.D822];&quot; &quot;;IF(EXACT(['Sheet-Data'.E822];&quot;true&quot;);&quot;cell-a-time &quot;;&quot;&quot;);['Sheet-Data'.F822]))" office:value-type="string" office:string-value="    ">
            <text:p><text:s text:c="4"/></text:p>
          </table:table-cell>
          <table:table-cell table:style-name="ce5" table:formula="of:=['Sheet-Data'.G822]" office:value-type="float" office:value="0">
            <text:p>0</text:p>
          </table:table-cell>
          <table:table-cell table:formula="of:=['Sheet-Data'.L822]" office:value-type="float" office:value="0">
            <text:p>0</text:p>
          </table:table-cell>
          <table:table-cell table:formula="of:=['Sheet-Data'.H82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23];&quot; &quot;;['Sheet-Data'.B823];&quot; &quot;;['Sheet-Data'.C823];&quot; &quot;;['Sheet-Data'.D823];&quot; &quot;;IF(EXACT(['Sheet-Data'.E823];&quot;true&quot;);&quot;cell-a-time &quot;;&quot;&quot;);['Sheet-Data'.F823]))" office:value-type="string" office:string-value="    ">
            <text:p><text:s text:c="4"/></text:p>
          </table:table-cell>
          <table:table-cell table:style-name="ce5" table:formula="of:=['Sheet-Data'.G823]" office:value-type="float" office:value="0">
            <text:p>0</text:p>
          </table:table-cell>
          <table:table-cell table:formula="of:=['Sheet-Data'.L823]" office:value-type="float" office:value="0">
            <text:p>0</text:p>
          </table:table-cell>
          <table:table-cell table:formula="of:=['Sheet-Data'.H82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24];&quot; &quot;;['Sheet-Data'.B824];&quot; &quot;;['Sheet-Data'.C824];&quot; &quot;;['Sheet-Data'.D824];&quot; &quot;;IF(EXACT(['Sheet-Data'.E824];&quot;true&quot;);&quot;cell-a-time &quot;;&quot;&quot;);['Sheet-Data'.F824]))" office:value-type="string" office:string-value="    ">
            <text:p><text:s text:c="4"/></text:p>
          </table:table-cell>
          <table:table-cell table:style-name="ce5" table:formula="of:=['Sheet-Data'.G824]" office:value-type="float" office:value="0">
            <text:p>0</text:p>
          </table:table-cell>
          <table:table-cell table:formula="of:=['Sheet-Data'.L824]" office:value-type="float" office:value="0">
            <text:p>0</text:p>
          </table:table-cell>
          <table:table-cell table:formula="of:=['Sheet-Data'.H82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25];&quot; &quot;;['Sheet-Data'.B825];&quot; &quot;;['Sheet-Data'.C825];&quot; &quot;;['Sheet-Data'.D825];&quot; &quot;;IF(EXACT(['Sheet-Data'.E825];&quot;true&quot;);&quot;cell-a-time &quot;;&quot;&quot;);['Sheet-Data'.F825]))" office:value-type="string" office:string-value="    ">
            <text:p><text:s text:c="4"/></text:p>
          </table:table-cell>
          <table:table-cell table:style-name="ce5" table:formula="of:=['Sheet-Data'.G825]" office:value-type="float" office:value="0">
            <text:p>0</text:p>
          </table:table-cell>
          <table:table-cell table:formula="of:=['Sheet-Data'.L825]" office:value-type="float" office:value="0">
            <text:p>0</text:p>
          </table:table-cell>
          <table:table-cell table:formula="of:=['Sheet-Data'.H82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26];&quot; &quot;;['Sheet-Data'.B826];&quot; &quot;;['Sheet-Data'.C826];&quot; &quot;;['Sheet-Data'.D826];&quot; &quot;;IF(EXACT(['Sheet-Data'.E826];&quot;true&quot;);&quot;cell-a-time &quot;;&quot;&quot;);['Sheet-Data'.F826]))" office:value-type="string" office:string-value="    ">
            <text:p><text:s text:c="4"/></text:p>
          </table:table-cell>
          <table:table-cell table:style-name="ce5" table:formula="of:=['Sheet-Data'.G826]" office:value-type="float" office:value="0">
            <text:p>0</text:p>
          </table:table-cell>
          <table:table-cell table:formula="of:=['Sheet-Data'.L826]" office:value-type="float" office:value="0">
            <text:p>0</text:p>
          </table:table-cell>
          <table:table-cell table:formula="of:=['Sheet-Data'.H82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27];&quot; &quot;;['Sheet-Data'.B827];&quot; &quot;;['Sheet-Data'.C827];&quot; &quot;;['Sheet-Data'.D827];&quot; &quot;;IF(EXACT(['Sheet-Data'.E827];&quot;true&quot;);&quot;cell-a-time &quot;;&quot;&quot;);['Sheet-Data'.F827]))" office:value-type="string" office:string-value="    ">
            <text:p><text:s text:c="4"/></text:p>
          </table:table-cell>
          <table:table-cell table:style-name="ce5" table:formula="of:=['Sheet-Data'.G827]" office:value-type="float" office:value="0">
            <text:p>0</text:p>
          </table:table-cell>
          <table:table-cell table:formula="of:=['Sheet-Data'.L827]" office:value-type="float" office:value="0">
            <text:p>0</text:p>
          </table:table-cell>
          <table:table-cell table:formula="of:=['Sheet-Data'.H82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28];&quot; &quot;;['Sheet-Data'.B828];&quot; &quot;;['Sheet-Data'.C828];&quot; &quot;;['Sheet-Data'.D828];&quot; &quot;;IF(EXACT(['Sheet-Data'.E828];&quot;true&quot;);&quot;cell-a-time &quot;;&quot;&quot;);['Sheet-Data'.F828]))" office:value-type="string" office:string-value="    ">
            <text:p><text:s text:c="4"/></text:p>
          </table:table-cell>
          <table:table-cell table:style-name="ce5" table:formula="of:=['Sheet-Data'.G828]" office:value-type="float" office:value="0">
            <text:p>0</text:p>
          </table:table-cell>
          <table:table-cell table:formula="of:=['Sheet-Data'.L828]" office:value-type="float" office:value="0">
            <text:p>0</text:p>
          </table:table-cell>
          <table:table-cell table:formula="of:=['Sheet-Data'.H82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29];&quot; &quot;;['Sheet-Data'.B829];&quot; &quot;;['Sheet-Data'.C829];&quot; &quot;;['Sheet-Data'.D829];&quot; &quot;;IF(EXACT(['Sheet-Data'.E829];&quot;true&quot;);&quot;cell-a-time &quot;;&quot;&quot;);['Sheet-Data'.F829]))" office:value-type="string" office:string-value="    ">
            <text:p><text:s text:c="4"/></text:p>
          </table:table-cell>
          <table:table-cell table:style-name="ce5" table:formula="of:=['Sheet-Data'.G829]" office:value-type="float" office:value="0">
            <text:p>0</text:p>
          </table:table-cell>
          <table:table-cell table:formula="of:=['Sheet-Data'.L829]" office:value-type="float" office:value="0">
            <text:p>0</text:p>
          </table:table-cell>
          <table:table-cell table:formula="of:=['Sheet-Data'.H82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30];&quot; &quot;;['Sheet-Data'.B830];&quot; &quot;;['Sheet-Data'.C830];&quot; &quot;;['Sheet-Data'.D830];&quot; &quot;;IF(EXACT(['Sheet-Data'.E830];&quot;true&quot;);&quot;cell-a-time &quot;;&quot;&quot;);['Sheet-Data'.F830]))" office:value-type="string" office:string-value="    ">
            <text:p><text:s text:c="4"/></text:p>
          </table:table-cell>
          <table:table-cell table:style-name="ce5" table:formula="of:=['Sheet-Data'.G830]" office:value-type="float" office:value="0">
            <text:p>0</text:p>
          </table:table-cell>
          <table:table-cell table:formula="of:=['Sheet-Data'.L830]" office:value-type="float" office:value="0">
            <text:p>0</text:p>
          </table:table-cell>
          <table:table-cell table:formula="of:=['Sheet-Data'.H83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31];&quot; &quot;;['Sheet-Data'.B831];&quot; &quot;;['Sheet-Data'.C831];&quot; &quot;;['Sheet-Data'.D831];&quot; &quot;;IF(EXACT(['Sheet-Data'.E831];&quot;true&quot;);&quot;cell-a-time &quot;;&quot;&quot;);['Sheet-Data'.F831]))" office:value-type="string" office:string-value="    ">
            <text:p><text:s text:c="4"/></text:p>
          </table:table-cell>
          <table:table-cell table:style-name="ce5" table:formula="of:=['Sheet-Data'.G831]" office:value-type="float" office:value="0">
            <text:p>0</text:p>
          </table:table-cell>
          <table:table-cell table:formula="of:=['Sheet-Data'.L831]" office:value-type="float" office:value="0">
            <text:p>0</text:p>
          </table:table-cell>
          <table:table-cell table:formula="of:=['Sheet-Data'.H83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32];&quot; &quot;;['Sheet-Data'.B832];&quot; &quot;;['Sheet-Data'.C832];&quot; &quot;;['Sheet-Data'.D832];&quot; &quot;;IF(EXACT(['Sheet-Data'.E832];&quot;true&quot;);&quot;cell-a-time &quot;;&quot;&quot;);['Sheet-Data'.F832]))" office:value-type="string" office:string-value="    ">
            <text:p><text:s text:c="4"/></text:p>
          </table:table-cell>
          <table:table-cell table:style-name="ce5" table:formula="of:=['Sheet-Data'.G832]" office:value-type="float" office:value="0">
            <text:p>0</text:p>
          </table:table-cell>
          <table:table-cell table:formula="of:=['Sheet-Data'.L832]" office:value-type="float" office:value="0">
            <text:p>0</text:p>
          </table:table-cell>
          <table:table-cell table:formula="of:=['Sheet-Data'.H83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33];&quot; &quot;;['Sheet-Data'.B833];&quot; &quot;;['Sheet-Data'.C833];&quot; &quot;;['Sheet-Data'.D833];&quot; &quot;;IF(EXACT(['Sheet-Data'.E833];&quot;true&quot;);&quot;cell-a-time &quot;;&quot;&quot;);['Sheet-Data'.F833]))" office:value-type="string" office:string-value="    ">
            <text:p><text:s text:c="4"/></text:p>
          </table:table-cell>
          <table:table-cell table:style-name="ce5" table:formula="of:=['Sheet-Data'.G833]" office:value-type="float" office:value="0">
            <text:p>0</text:p>
          </table:table-cell>
          <table:table-cell table:formula="of:=['Sheet-Data'.L833]" office:value-type="float" office:value="0">
            <text:p>0</text:p>
          </table:table-cell>
          <table:table-cell table:formula="of:=['Sheet-Data'.H83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34];&quot; &quot;;['Sheet-Data'.B834];&quot; &quot;;['Sheet-Data'.C834];&quot; &quot;;['Sheet-Data'.D834];&quot; &quot;;IF(EXACT(['Sheet-Data'.E834];&quot;true&quot;);&quot;cell-a-time &quot;;&quot;&quot;);['Sheet-Data'.F834]))" office:value-type="string" office:string-value="    ">
            <text:p><text:s text:c="4"/></text:p>
          </table:table-cell>
          <table:table-cell table:style-name="ce5" table:formula="of:=['Sheet-Data'.G834]" office:value-type="float" office:value="0">
            <text:p>0</text:p>
          </table:table-cell>
          <table:table-cell table:formula="of:=['Sheet-Data'.L834]" office:value-type="float" office:value="0">
            <text:p>0</text:p>
          </table:table-cell>
          <table:table-cell table:formula="of:=['Sheet-Data'.H83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35];&quot; &quot;;['Sheet-Data'.B835];&quot; &quot;;['Sheet-Data'.C835];&quot; &quot;;['Sheet-Data'.D835];&quot; &quot;;IF(EXACT(['Sheet-Data'.E835];&quot;true&quot;);&quot;cell-a-time &quot;;&quot;&quot;);['Sheet-Data'.F835]))" office:value-type="string" office:string-value="    ">
            <text:p><text:s text:c="4"/></text:p>
          </table:table-cell>
          <table:table-cell table:style-name="ce5" table:formula="of:=['Sheet-Data'.G835]" office:value-type="float" office:value="0">
            <text:p>0</text:p>
          </table:table-cell>
          <table:table-cell table:formula="of:=['Sheet-Data'.L835]" office:value-type="float" office:value="0">
            <text:p>0</text:p>
          </table:table-cell>
          <table:table-cell table:formula="of:=['Sheet-Data'.H83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36];&quot; &quot;;['Sheet-Data'.B836];&quot; &quot;;['Sheet-Data'.C836];&quot; &quot;;['Sheet-Data'.D836];&quot; &quot;;IF(EXACT(['Sheet-Data'.E836];&quot;true&quot;);&quot;cell-a-time &quot;;&quot;&quot;);['Sheet-Data'.F836]))" office:value-type="string" office:string-value="    ">
            <text:p><text:s text:c="4"/></text:p>
          </table:table-cell>
          <table:table-cell table:style-name="ce5" table:formula="of:=['Sheet-Data'.G836]" office:value-type="float" office:value="0">
            <text:p>0</text:p>
          </table:table-cell>
          <table:table-cell table:formula="of:=['Sheet-Data'.L836]" office:value-type="float" office:value="0">
            <text:p>0</text:p>
          </table:table-cell>
          <table:table-cell table:formula="of:=['Sheet-Data'.H83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37];&quot; &quot;;['Sheet-Data'.B837];&quot; &quot;;['Sheet-Data'.C837];&quot; &quot;;['Sheet-Data'.D837];&quot; &quot;;IF(EXACT(['Sheet-Data'.E837];&quot;true&quot;);&quot;cell-a-time &quot;;&quot;&quot;);['Sheet-Data'.F837]))" office:value-type="string" office:string-value="    ">
            <text:p><text:s text:c="4"/></text:p>
          </table:table-cell>
          <table:table-cell table:style-name="ce5" table:formula="of:=['Sheet-Data'.G837]" office:value-type="float" office:value="0">
            <text:p>0</text:p>
          </table:table-cell>
          <table:table-cell table:formula="of:=['Sheet-Data'.L837]" office:value-type="float" office:value="0">
            <text:p>0</text:p>
          </table:table-cell>
          <table:table-cell table:formula="of:=['Sheet-Data'.H83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38];&quot; &quot;;['Sheet-Data'.B838];&quot; &quot;;['Sheet-Data'.C838];&quot; &quot;;['Sheet-Data'.D838];&quot; &quot;;IF(EXACT(['Sheet-Data'.E838];&quot;true&quot;);&quot;cell-a-time &quot;;&quot;&quot;);['Sheet-Data'.F838]))" office:value-type="string" office:string-value="    ">
            <text:p><text:s text:c="4"/></text:p>
          </table:table-cell>
          <table:table-cell table:style-name="ce5" table:formula="of:=['Sheet-Data'.G838]" office:value-type="float" office:value="0">
            <text:p>0</text:p>
          </table:table-cell>
          <table:table-cell table:formula="of:=['Sheet-Data'.L838]" office:value-type="float" office:value="0">
            <text:p>0</text:p>
          </table:table-cell>
          <table:table-cell table:formula="of:=['Sheet-Data'.H83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39];&quot; &quot;;['Sheet-Data'.B839];&quot; &quot;;['Sheet-Data'.C839];&quot; &quot;;['Sheet-Data'.D839];&quot; &quot;;IF(EXACT(['Sheet-Data'.E839];&quot;true&quot;);&quot;cell-a-time &quot;;&quot;&quot;);['Sheet-Data'.F839]))" office:value-type="string" office:string-value="    ">
            <text:p><text:s text:c="4"/></text:p>
          </table:table-cell>
          <table:table-cell table:style-name="ce5" table:formula="of:=['Sheet-Data'.G839]" office:value-type="float" office:value="0">
            <text:p>0</text:p>
          </table:table-cell>
          <table:table-cell table:formula="of:=['Sheet-Data'.L839]" office:value-type="float" office:value="0">
            <text:p>0</text:p>
          </table:table-cell>
          <table:table-cell table:formula="of:=['Sheet-Data'.H83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40];&quot; &quot;;['Sheet-Data'.B840];&quot; &quot;;['Sheet-Data'.C840];&quot; &quot;;['Sheet-Data'.D840];&quot; &quot;;IF(EXACT(['Sheet-Data'.E840];&quot;true&quot;);&quot;cell-a-time &quot;;&quot;&quot;);['Sheet-Data'.F840]))" office:value-type="string" office:string-value="    ">
            <text:p><text:s text:c="4"/></text:p>
          </table:table-cell>
          <table:table-cell table:style-name="ce5" table:formula="of:=['Sheet-Data'.G840]" office:value-type="float" office:value="0">
            <text:p>0</text:p>
          </table:table-cell>
          <table:table-cell table:formula="of:=['Sheet-Data'.L840]" office:value-type="float" office:value="0">
            <text:p>0</text:p>
          </table:table-cell>
          <table:table-cell table:formula="of:=['Sheet-Data'.H84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41];&quot; &quot;;['Sheet-Data'.B841];&quot; &quot;;['Sheet-Data'.C841];&quot; &quot;;['Sheet-Data'.D841];&quot; &quot;;IF(EXACT(['Sheet-Data'.E841];&quot;true&quot;);&quot;cell-a-time &quot;;&quot;&quot;);['Sheet-Data'.F841]))" office:value-type="string" office:string-value="    ">
            <text:p><text:s text:c="4"/></text:p>
          </table:table-cell>
          <table:table-cell table:style-name="ce5" table:formula="of:=['Sheet-Data'.G841]" office:value-type="float" office:value="0">
            <text:p>0</text:p>
          </table:table-cell>
          <table:table-cell table:formula="of:=['Sheet-Data'.L841]" office:value-type="float" office:value="0">
            <text:p>0</text:p>
          </table:table-cell>
          <table:table-cell table:formula="of:=['Sheet-Data'.H84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42];&quot; &quot;;['Sheet-Data'.B842];&quot; &quot;;['Sheet-Data'.C842];&quot; &quot;;['Sheet-Data'.D842];&quot; &quot;;IF(EXACT(['Sheet-Data'.E842];&quot;true&quot;);&quot;cell-a-time &quot;;&quot;&quot;);['Sheet-Data'.F842]))" office:value-type="string" office:string-value="    ">
            <text:p><text:s text:c="4"/></text:p>
          </table:table-cell>
          <table:table-cell table:style-name="ce5" table:formula="of:=['Sheet-Data'.G842]" office:value-type="float" office:value="0">
            <text:p>0</text:p>
          </table:table-cell>
          <table:table-cell table:formula="of:=['Sheet-Data'.L842]" office:value-type="float" office:value="0">
            <text:p>0</text:p>
          </table:table-cell>
          <table:table-cell table:formula="of:=['Sheet-Data'.H84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43];&quot; &quot;;['Sheet-Data'.B843];&quot; &quot;;['Sheet-Data'.C843];&quot; &quot;;['Sheet-Data'.D843];&quot; &quot;;IF(EXACT(['Sheet-Data'.E843];&quot;true&quot;);&quot;cell-a-time &quot;;&quot;&quot;);['Sheet-Data'.F843]))" office:value-type="string" office:string-value="    ">
            <text:p><text:s text:c="4"/></text:p>
          </table:table-cell>
          <table:table-cell table:style-name="ce5" table:formula="of:=['Sheet-Data'.G843]" office:value-type="float" office:value="0">
            <text:p>0</text:p>
          </table:table-cell>
          <table:table-cell table:formula="of:=['Sheet-Data'.L843]" office:value-type="float" office:value="0">
            <text:p>0</text:p>
          </table:table-cell>
          <table:table-cell table:formula="of:=['Sheet-Data'.H84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44];&quot; &quot;;['Sheet-Data'.B844];&quot; &quot;;['Sheet-Data'.C844];&quot; &quot;;['Sheet-Data'.D844];&quot; &quot;;IF(EXACT(['Sheet-Data'.E844];&quot;true&quot;);&quot;cell-a-time &quot;;&quot;&quot;);['Sheet-Data'.F844]))" office:value-type="string" office:string-value="    ">
            <text:p><text:s text:c="4"/></text:p>
          </table:table-cell>
          <table:table-cell table:style-name="ce5" table:formula="of:=['Sheet-Data'.G844]" office:value-type="float" office:value="0">
            <text:p>0</text:p>
          </table:table-cell>
          <table:table-cell table:formula="of:=['Sheet-Data'.L844]" office:value-type="float" office:value="0">
            <text:p>0</text:p>
          </table:table-cell>
          <table:table-cell table:formula="of:=['Sheet-Data'.H84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45];&quot; &quot;;['Sheet-Data'.B845];&quot; &quot;;['Sheet-Data'.C845];&quot; &quot;;['Sheet-Data'.D845];&quot; &quot;;IF(EXACT(['Sheet-Data'.E845];&quot;true&quot;);&quot;cell-a-time &quot;;&quot;&quot;);['Sheet-Data'.F845]))" office:value-type="string" office:string-value="    ">
            <text:p><text:s text:c="4"/></text:p>
          </table:table-cell>
          <table:table-cell table:style-name="ce5" table:formula="of:=['Sheet-Data'.G845]" office:value-type="float" office:value="0">
            <text:p>0</text:p>
          </table:table-cell>
          <table:table-cell table:formula="of:=['Sheet-Data'.L845]" office:value-type="float" office:value="0">
            <text:p>0</text:p>
          </table:table-cell>
          <table:table-cell table:formula="of:=['Sheet-Data'.H84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46];&quot; &quot;;['Sheet-Data'.B846];&quot; &quot;;['Sheet-Data'.C846];&quot; &quot;;['Sheet-Data'.D846];&quot; &quot;;IF(EXACT(['Sheet-Data'.E846];&quot;true&quot;);&quot;cell-a-time &quot;;&quot;&quot;);['Sheet-Data'.F846]))" office:value-type="string" office:string-value="    ">
            <text:p><text:s text:c="4"/></text:p>
          </table:table-cell>
          <table:table-cell table:style-name="ce5" table:formula="of:=['Sheet-Data'.G846]" office:value-type="float" office:value="0">
            <text:p>0</text:p>
          </table:table-cell>
          <table:table-cell table:formula="of:=['Sheet-Data'.L846]" office:value-type="float" office:value="0">
            <text:p>0</text:p>
          </table:table-cell>
          <table:table-cell table:formula="of:=['Sheet-Data'.H84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47];&quot; &quot;;['Sheet-Data'.B847];&quot; &quot;;['Sheet-Data'.C847];&quot; &quot;;['Sheet-Data'.D847];&quot; &quot;;IF(EXACT(['Sheet-Data'.E847];&quot;true&quot;);&quot;cell-a-time &quot;;&quot;&quot;);['Sheet-Data'.F847]))" office:value-type="string" office:string-value="    ">
            <text:p><text:s text:c="4"/></text:p>
          </table:table-cell>
          <table:table-cell table:style-name="ce5" table:formula="of:=['Sheet-Data'.G847]" office:value-type="float" office:value="0">
            <text:p>0</text:p>
          </table:table-cell>
          <table:table-cell table:formula="of:=['Sheet-Data'.L847]" office:value-type="float" office:value="0">
            <text:p>0</text:p>
          </table:table-cell>
          <table:table-cell table:formula="of:=['Sheet-Data'.H84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48];&quot; &quot;;['Sheet-Data'.B848];&quot; &quot;;['Sheet-Data'.C848];&quot; &quot;;['Sheet-Data'.D848];&quot; &quot;;IF(EXACT(['Sheet-Data'.E848];&quot;true&quot;);&quot;cell-a-time &quot;;&quot;&quot;);['Sheet-Data'.F848]))" office:value-type="string" office:string-value="    ">
            <text:p><text:s text:c="4"/></text:p>
          </table:table-cell>
          <table:table-cell table:style-name="ce5" table:formula="of:=['Sheet-Data'.G848]" office:value-type="float" office:value="0">
            <text:p>0</text:p>
          </table:table-cell>
          <table:table-cell table:formula="of:=['Sheet-Data'.L848]" office:value-type="float" office:value="0">
            <text:p>0</text:p>
          </table:table-cell>
          <table:table-cell table:formula="of:=['Sheet-Data'.H84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49];&quot; &quot;;['Sheet-Data'.B849];&quot; &quot;;['Sheet-Data'.C849];&quot; &quot;;['Sheet-Data'.D849];&quot; &quot;;IF(EXACT(['Sheet-Data'.E849];&quot;true&quot;);&quot;cell-a-time &quot;;&quot;&quot;);['Sheet-Data'.F849]))" office:value-type="string" office:string-value="    ">
            <text:p><text:s text:c="4"/></text:p>
          </table:table-cell>
          <table:table-cell table:style-name="ce5" table:formula="of:=['Sheet-Data'.G849]" office:value-type="float" office:value="0">
            <text:p>0</text:p>
          </table:table-cell>
          <table:table-cell table:formula="of:=['Sheet-Data'.L849]" office:value-type="float" office:value="0">
            <text:p>0</text:p>
          </table:table-cell>
          <table:table-cell table:formula="of:=['Sheet-Data'.H84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50];&quot; &quot;;['Sheet-Data'.B850];&quot; &quot;;['Sheet-Data'.C850];&quot; &quot;;['Sheet-Data'.D850];&quot; &quot;;IF(EXACT(['Sheet-Data'.E850];&quot;true&quot;);&quot;cell-a-time &quot;;&quot;&quot;);['Sheet-Data'.F850]))" office:value-type="string" office:string-value="    ">
            <text:p><text:s text:c="4"/></text:p>
          </table:table-cell>
          <table:table-cell table:style-name="ce5" table:formula="of:=['Sheet-Data'.G850]" office:value-type="float" office:value="0">
            <text:p>0</text:p>
          </table:table-cell>
          <table:table-cell table:formula="of:=['Sheet-Data'.L850]" office:value-type="float" office:value="0">
            <text:p>0</text:p>
          </table:table-cell>
          <table:table-cell table:formula="of:=['Sheet-Data'.H85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51];&quot; &quot;;['Sheet-Data'.B851];&quot; &quot;;['Sheet-Data'.C851];&quot; &quot;;['Sheet-Data'.D851];&quot; &quot;;IF(EXACT(['Sheet-Data'.E851];&quot;true&quot;);&quot;cell-a-time &quot;;&quot;&quot;);['Sheet-Data'.F851]))" office:value-type="string" office:string-value="    ">
            <text:p><text:s text:c="4"/></text:p>
          </table:table-cell>
          <table:table-cell table:style-name="ce5" table:formula="of:=['Sheet-Data'.G851]" office:value-type="float" office:value="0">
            <text:p>0</text:p>
          </table:table-cell>
          <table:table-cell table:formula="of:=['Sheet-Data'.L851]" office:value-type="float" office:value="0">
            <text:p>0</text:p>
          </table:table-cell>
          <table:table-cell table:formula="of:=['Sheet-Data'.H85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52];&quot; &quot;;['Sheet-Data'.B852];&quot; &quot;;['Sheet-Data'.C852];&quot; &quot;;['Sheet-Data'.D852];&quot; &quot;;IF(EXACT(['Sheet-Data'.E852];&quot;true&quot;);&quot;cell-a-time &quot;;&quot;&quot;);['Sheet-Data'.F852]))" office:value-type="string" office:string-value="    ">
            <text:p><text:s text:c="4"/></text:p>
          </table:table-cell>
          <table:table-cell table:style-name="ce5" table:formula="of:=['Sheet-Data'.G852]" office:value-type="float" office:value="0">
            <text:p>0</text:p>
          </table:table-cell>
          <table:table-cell table:formula="of:=['Sheet-Data'.L852]" office:value-type="float" office:value="0">
            <text:p>0</text:p>
          </table:table-cell>
          <table:table-cell table:formula="of:=['Sheet-Data'.H85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53];&quot; &quot;;['Sheet-Data'.B853];&quot; &quot;;['Sheet-Data'.C853];&quot; &quot;;['Sheet-Data'.D853];&quot; &quot;;IF(EXACT(['Sheet-Data'.E853];&quot;true&quot;);&quot;cell-a-time &quot;;&quot;&quot;);['Sheet-Data'.F853]))" office:value-type="string" office:string-value="    ">
            <text:p><text:s text:c="4"/></text:p>
          </table:table-cell>
          <table:table-cell table:style-name="ce5" table:formula="of:=['Sheet-Data'.G853]" office:value-type="float" office:value="0">
            <text:p>0</text:p>
          </table:table-cell>
          <table:table-cell table:formula="of:=['Sheet-Data'.L853]" office:value-type="float" office:value="0">
            <text:p>0</text:p>
          </table:table-cell>
          <table:table-cell table:formula="of:=['Sheet-Data'.H85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54];&quot; &quot;;['Sheet-Data'.B854];&quot; &quot;;['Sheet-Data'.C854];&quot; &quot;;['Sheet-Data'.D854];&quot; &quot;;IF(EXACT(['Sheet-Data'.E854];&quot;true&quot;);&quot;cell-a-time &quot;;&quot;&quot;);['Sheet-Data'.F854]))" office:value-type="string" office:string-value="    ">
            <text:p><text:s text:c="4"/></text:p>
          </table:table-cell>
          <table:table-cell table:style-name="ce5" table:formula="of:=['Sheet-Data'.G854]" office:value-type="float" office:value="0">
            <text:p>0</text:p>
          </table:table-cell>
          <table:table-cell table:formula="of:=['Sheet-Data'.L854]" office:value-type="float" office:value="0">
            <text:p>0</text:p>
          </table:table-cell>
          <table:table-cell table:formula="of:=['Sheet-Data'.H85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55];&quot; &quot;;['Sheet-Data'.B855];&quot; &quot;;['Sheet-Data'.C855];&quot; &quot;;['Sheet-Data'.D855];&quot; &quot;;IF(EXACT(['Sheet-Data'.E855];&quot;true&quot;);&quot;cell-a-time &quot;;&quot;&quot;);['Sheet-Data'.F855]))" office:value-type="string" office:string-value="    ">
            <text:p><text:s text:c="4"/></text:p>
          </table:table-cell>
          <table:table-cell table:style-name="ce5" table:formula="of:=['Sheet-Data'.G855]" office:value-type="float" office:value="0">
            <text:p>0</text:p>
          </table:table-cell>
          <table:table-cell table:formula="of:=['Sheet-Data'.L855]" office:value-type="float" office:value="0">
            <text:p>0</text:p>
          </table:table-cell>
          <table:table-cell table:formula="of:=['Sheet-Data'.H85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56];&quot; &quot;;['Sheet-Data'.B856];&quot; &quot;;['Sheet-Data'.C856];&quot; &quot;;['Sheet-Data'.D856];&quot; &quot;;IF(EXACT(['Sheet-Data'.E856];&quot;true&quot;);&quot;cell-a-time &quot;;&quot;&quot;);['Sheet-Data'.F856]))" office:value-type="string" office:string-value="    ">
            <text:p><text:s text:c="4"/></text:p>
          </table:table-cell>
          <table:table-cell table:style-name="ce5" table:formula="of:=['Sheet-Data'.G856]" office:value-type="float" office:value="0">
            <text:p>0</text:p>
          </table:table-cell>
          <table:table-cell table:formula="of:=['Sheet-Data'.L856]" office:value-type="float" office:value="0">
            <text:p>0</text:p>
          </table:table-cell>
          <table:table-cell table:formula="of:=['Sheet-Data'.H85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57];&quot; &quot;;['Sheet-Data'.B857];&quot; &quot;;['Sheet-Data'.C857];&quot; &quot;;['Sheet-Data'.D857];&quot; &quot;;IF(EXACT(['Sheet-Data'.E857];&quot;true&quot;);&quot;cell-a-time &quot;;&quot;&quot;);['Sheet-Data'.F857]))" office:value-type="string" office:string-value="    ">
            <text:p><text:s text:c="4"/></text:p>
          </table:table-cell>
          <table:table-cell table:style-name="ce5" table:formula="of:=['Sheet-Data'.G857]" office:value-type="float" office:value="0">
            <text:p>0</text:p>
          </table:table-cell>
          <table:table-cell table:formula="of:=['Sheet-Data'.L857]" office:value-type="float" office:value="0">
            <text:p>0</text:p>
          </table:table-cell>
          <table:table-cell table:formula="of:=['Sheet-Data'.H85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58];&quot; &quot;;['Sheet-Data'.B858];&quot; &quot;;['Sheet-Data'.C858];&quot; &quot;;['Sheet-Data'.D858];&quot; &quot;;IF(EXACT(['Sheet-Data'.E858];&quot;true&quot;);&quot;cell-a-time &quot;;&quot;&quot;);['Sheet-Data'.F858]))" office:value-type="string" office:string-value="    ">
            <text:p><text:s text:c="4"/></text:p>
          </table:table-cell>
          <table:table-cell table:style-name="ce5" table:formula="of:=['Sheet-Data'.G858]" office:value-type="float" office:value="0">
            <text:p>0</text:p>
          </table:table-cell>
          <table:table-cell table:formula="of:=['Sheet-Data'.L858]" office:value-type="float" office:value="0">
            <text:p>0</text:p>
          </table:table-cell>
          <table:table-cell table:formula="of:=['Sheet-Data'.H85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59];&quot; &quot;;['Sheet-Data'.B859];&quot; &quot;;['Sheet-Data'.C859];&quot; &quot;;['Sheet-Data'.D859];&quot; &quot;;IF(EXACT(['Sheet-Data'.E859];&quot;true&quot;);&quot;cell-a-time &quot;;&quot;&quot;);['Sheet-Data'.F859]))" office:value-type="string" office:string-value="    ">
            <text:p><text:s text:c="4"/></text:p>
          </table:table-cell>
          <table:table-cell table:style-name="ce5" table:formula="of:=['Sheet-Data'.G859]" office:value-type="float" office:value="0">
            <text:p>0</text:p>
          </table:table-cell>
          <table:table-cell table:formula="of:=['Sheet-Data'.L859]" office:value-type="float" office:value="0">
            <text:p>0</text:p>
          </table:table-cell>
          <table:table-cell table:formula="of:=['Sheet-Data'.H85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60];&quot; &quot;;['Sheet-Data'.B860];&quot; &quot;;['Sheet-Data'.C860];&quot; &quot;;['Sheet-Data'.D860];&quot; &quot;;IF(EXACT(['Sheet-Data'.E860];&quot;true&quot;);&quot;cell-a-time &quot;;&quot;&quot;);['Sheet-Data'.F860]))" office:value-type="string" office:string-value="    ">
            <text:p><text:s text:c="4"/></text:p>
          </table:table-cell>
          <table:table-cell table:style-name="ce5" table:formula="of:=['Sheet-Data'.G860]" office:value-type="float" office:value="0">
            <text:p>0</text:p>
          </table:table-cell>
          <table:table-cell table:formula="of:=['Sheet-Data'.L860]" office:value-type="float" office:value="0">
            <text:p>0</text:p>
          </table:table-cell>
          <table:table-cell table:formula="of:=['Sheet-Data'.H86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61];&quot; &quot;;['Sheet-Data'.B861];&quot; &quot;;['Sheet-Data'.C861];&quot; &quot;;['Sheet-Data'.D861];&quot; &quot;;IF(EXACT(['Sheet-Data'.E861];&quot;true&quot;);&quot;cell-a-time &quot;;&quot;&quot;);['Sheet-Data'.F861]))" office:value-type="string" office:string-value="    ">
            <text:p><text:s text:c="4"/></text:p>
          </table:table-cell>
          <table:table-cell table:style-name="ce5" table:formula="of:=['Sheet-Data'.G861]" office:value-type="float" office:value="0">
            <text:p>0</text:p>
          </table:table-cell>
          <table:table-cell table:formula="of:=['Sheet-Data'.L861]" office:value-type="float" office:value="0">
            <text:p>0</text:p>
          </table:table-cell>
          <table:table-cell table:formula="of:=['Sheet-Data'.H86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62];&quot; &quot;;['Sheet-Data'.B862];&quot; &quot;;['Sheet-Data'.C862];&quot; &quot;;['Sheet-Data'.D862];&quot; &quot;;IF(EXACT(['Sheet-Data'.E862];&quot;true&quot;);&quot;cell-a-time &quot;;&quot;&quot;);['Sheet-Data'.F862]))" office:value-type="string" office:string-value="    ">
            <text:p><text:s text:c="4"/></text:p>
          </table:table-cell>
          <table:table-cell table:style-name="ce5" table:formula="of:=['Sheet-Data'.G862]" office:value-type="float" office:value="0">
            <text:p>0</text:p>
          </table:table-cell>
          <table:table-cell table:formula="of:=['Sheet-Data'.L862]" office:value-type="float" office:value="0">
            <text:p>0</text:p>
          </table:table-cell>
          <table:table-cell table:formula="of:=['Sheet-Data'.H86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63];&quot; &quot;;['Sheet-Data'.B863];&quot; &quot;;['Sheet-Data'.C863];&quot; &quot;;['Sheet-Data'.D863];&quot; &quot;;IF(EXACT(['Sheet-Data'.E863];&quot;true&quot;);&quot;cell-a-time &quot;;&quot;&quot;);['Sheet-Data'.F863]))" office:value-type="string" office:string-value="    ">
            <text:p><text:s text:c="4"/></text:p>
          </table:table-cell>
          <table:table-cell table:style-name="ce5" table:formula="of:=['Sheet-Data'.G863]" office:value-type="float" office:value="0">
            <text:p>0</text:p>
          </table:table-cell>
          <table:table-cell table:formula="of:=['Sheet-Data'.L863]" office:value-type="float" office:value="0">
            <text:p>0</text:p>
          </table:table-cell>
          <table:table-cell table:formula="of:=['Sheet-Data'.H86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64];&quot; &quot;;['Sheet-Data'.B864];&quot; &quot;;['Sheet-Data'.C864];&quot; &quot;;['Sheet-Data'.D864];&quot; &quot;;IF(EXACT(['Sheet-Data'.E864];&quot;true&quot;);&quot;cell-a-time &quot;;&quot;&quot;);['Sheet-Data'.F864]))" office:value-type="string" office:string-value="    ">
            <text:p><text:s text:c="4"/></text:p>
          </table:table-cell>
          <table:table-cell table:style-name="ce5" table:formula="of:=['Sheet-Data'.G864]" office:value-type="float" office:value="0">
            <text:p>0</text:p>
          </table:table-cell>
          <table:table-cell table:formula="of:=['Sheet-Data'.L864]" office:value-type="float" office:value="0">
            <text:p>0</text:p>
          </table:table-cell>
          <table:table-cell table:formula="of:=['Sheet-Data'.H86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65];&quot; &quot;;['Sheet-Data'.B865];&quot; &quot;;['Sheet-Data'.C865];&quot; &quot;;['Sheet-Data'.D865];&quot; &quot;;IF(EXACT(['Sheet-Data'.E865];&quot;true&quot;);&quot;cell-a-time &quot;;&quot;&quot;);['Sheet-Data'.F865]))" office:value-type="string" office:string-value="    ">
            <text:p><text:s text:c="4"/></text:p>
          </table:table-cell>
          <table:table-cell table:style-name="ce5" table:formula="of:=['Sheet-Data'.G865]" office:value-type="float" office:value="0">
            <text:p>0</text:p>
          </table:table-cell>
          <table:table-cell table:formula="of:=['Sheet-Data'.L865]" office:value-type="float" office:value="0">
            <text:p>0</text:p>
          </table:table-cell>
          <table:table-cell table:formula="of:=['Sheet-Data'.H86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66];&quot; &quot;;['Sheet-Data'.B866];&quot; &quot;;['Sheet-Data'.C866];&quot; &quot;;['Sheet-Data'.D866];&quot; &quot;;IF(EXACT(['Sheet-Data'.E866];&quot;true&quot;);&quot;cell-a-time &quot;;&quot;&quot;);['Sheet-Data'.F866]))" office:value-type="string" office:string-value="    ">
            <text:p><text:s text:c="4"/></text:p>
          </table:table-cell>
          <table:table-cell table:style-name="ce5" table:formula="of:=['Sheet-Data'.G866]" office:value-type="float" office:value="0">
            <text:p>0</text:p>
          </table:table-cell>
          <table:table-cell table:formula="of:=['Sheet-Data'.L866]" office:value-type="float" office:value="0">
            <text:p>0</text:p>
          </table:table-cell>
          <table:table-cell table:formula="of:=['Sheet-Data'.H86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67];&quot; &quot;;['Sheet-Data'.B867];&quot; &quot;;['Sheet-Data'.C867];&quot; &quot;;['Sheet-Data'.D867];&quot; &quot;;IF(EXACT(['Sheet-Data'.E867];&quot;true&quot;);&quot;cell-a-time &quot;;&quot;&quot;);['Sheet-Data'.F867]))" office:value-type="string" office:string-value="    ">
            <text:p><text:s text:c="4"/></text:p>
          </table:table-cell>
          <table:table-cell table:style-name="ce5" table:formula="of:=['Sheet-Data'.G867]" office:value-type="float" office:value="0">
            <text:p>0</text:p>
          </table:table-cell>
          <table:table-cell table:formula="of:=['Sheet-Data'.L867]" office:value-type="float" office:value="0">
            <text:p>0</text:p>
          </table:table-cell>
          <table:table-cell table:formula="of:=['Sheet-Data'.H86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68];&quot; &quot;;['Sheet-Data'.B868];&quot; &quot;;['Sheet-Data'.C868];&quot; &quot;;['Sheet-Data'.D868];&quot; &quot;;IF(EXACT(['Sheet-Data'.E868];&quot;true&quot;);&quot;cell-a-time &quot;;&quot;&quot;);['Sheet-Data'.F868]))" office:value-type="string" office:string-value="    ">
            <text:p><text:s text:c="4"/></text:p>
          </table:table-cell>
          <table:table-cell table:style-name="ce5" table:formula="of:=['Sheet-Data'.G868]" office:value-type="float" office:value="0">
            <text:p>0</text:p>
          </table:table-cell>
          <table:table-cell table:formula="of:=['Sheet-Data'.L868]" office:value-type="float" office:value="0">
            <text:p>0</text:p>
          </table:table-cell>
          <table:table-cell table:formula="of:=['Sheet-Data'.H86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69];&quot; &quot;;['Sheet-Data'.B869];&quot; &quot;;['Sheet-Data'.C869];&quot; &quot;;['Sheet-Data'.D869];&quot; &quot;;IF(EXACT(['Sheet-Data'.E869];&quot;true&quot;);&quot;cell-a-time &quot;;&quot;&quot;);['Sheet-Data'.F869]))" office:value-type="string" office:string-value="    ">
            <text:p><text:s text:c="4"/></text:p>
          </table:table-cell>
          <table:table-cell table:style-name="ce5" table:formula="of:=['Sheet-Data'.G869]" office:value-type="float" office:value="0">
            <text:p>0</text:p>
          </table:table-cell>
          <table:table-cell table:formula="of:=['Sheet-Data'.L869]" office:value-type="float" office:value="0">
            <text:p>0</text:p>
          </table:table-cell>
          <table:table-cell table:formula="of:=['Sheet-Data'.H86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70];&quot; &quot;;['Sheet-Data'.B870];&quot; &quot;;['Sheet-Data'.C870];&quot; &quot;;['Sheet-Data'.D870];&quot; &quot;;IF(EXACT(['Sheet-Data'.E870];&quot;true&quot;);&quot;cell-a-time &quot;;&quot;&quot;);['Sheet-Data'.F870]))" office:value-type="string" office:string-value="    ">
            <text:p><text:s text:c="4"/></text:p>
          </table:table-cell>
          <table:table-cell table:style-name="ce5" table:formula="of:=['Sheet-Data'.G870]" office:value-type="float" office:value="0">
            <text:p>0</text:p>
          </table:table-cell>
          <table:table-cell table:formula="of:=['Sheet-Data'.L870]" office:value-type="float" office:value="0">
            <text:p>0</text:p>
          </table:table-cell>
          <table:table-cell table:formula="of:=['Sheet-Data'.H87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71];&quot; &quot;;['Sheet-Data'.B871];&quot; &quot;;['Sheet-Data'.C871];&quot; &quot;;['Sheet-Data'.D871];&quot; &quot;;IF(EXACT(['Sheet-Data'.E871];&quot;true&quot;);&quot;cell-a-time &quot;;&quot;&quot;);['Sheet-Data'.F871]))" office:value-type="string" office:string-value="    ">
            <text:p><text:s text:c="4"/></text:p>
          </table:table-cell>
          <table:table-cell table:style-name="ce5" table:formula="of:=['Sheet-Data'.G871]" office:value-type="float" office:value="0">
            <text:p>0</text:p>
          </table:table-cell>
          <table:table-cell table:formula="of:=['Sheet-Data'.L871]" office:value-type="float" office:value="0">
            <text:p>0</text:p>
          </table:table-cell>
          <table:table-cell table:formula="of:=['Sheet-Data'.H87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72];&quot; &quot;;['Sheet-Data'.B872];&quot; &quot;;['Sheet-Data'.C872];&quot; &quot;;['Sheet-Data'.D872];&quot; &quot;;IF(EXACT(['Sheet-Data'.E872];&quot;true&quot;);&quot;cell-a-time &quot;;&quot;&quot;);['Sheet-Data'.F872]))" office:value-type="string" office:string-value="    ">
            <text:p><text:s text:c="4"/></text:p>
          </table:table-cell>
          <table:table-cell table:style-name="ce5" table:formula="of:=['Sheet-Data'.G872]" office:value-type="float" office:value="0">
            <text:p>0</text:p>
          </table:table-cell>
          <table:table-cell table:formula="of:=['Sheet-Data'.L872]" office:value-type="float" office:value="0">
            <text:p>0</text:p>
          </table:table-cell>
          <table:table-cell table:formula="of:=['Sheet-Data'.H87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73];&quot; &quot;;['Sheet-Data'.B873];&quot; &quot;;['Sheet-Data'.C873];&quot; &quot;;['Sheet-Data'.D873];&quot; &quot;;IF(EXACT(['Sheet-Data'.E873];&quot;true&quot;);&quot;cell-a-time &quot;;&quot;&quot;);['Sheet-Data'.F873]))" office:value-type="string" office:string-value="    ">
            <text:p><text:s text:c="4"/></text:p>
          </table:table-cell>
          <table:table-cell table:style-name="ce5" table:formula="of:=['Sheet-Data'.G873]" office:value-type="float" office:value="0">
            <text:p>0</text:p>
          </table:table-cell>
          <table:table-cell table:formula="of:=['Sheet-Data'.L873]" office:value-type="float" office:value="0">
            <text:p>0</text:p>
          </table:table-cell>
          <table:table-cell table:formula="of:=['Sheet-Data'.H87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74];&quot; &quot;;['Sheet-Data'.B874];&quot; &quot;;['Sheet-Data'.C874];&quot; &quot;;['Sheet-Data'.D874];&quot; &quot;;IF(EXACT(['Sheet-Data'.E874];&quot;true&quot;);&quot;cell-a-time &quot;;&quot;&quot;);['Sheet-Data'.F874]))" office:value-type="string" office:string-value="    ">
            <text:p><text:s text:c="4"/></text:p>
          </table:table-cell>
          <table:table-cell table:style-name="ce5" table:formula="of:=['Sheet-Data'.G874]" office:value-type="float" office:value="0">
            <text:p>0</text:p>
          </table:table-cell>
          <table:table-cell table:formula="of:=['Sheet-Data'.L874]" office:value-type="float" office:value="0">
            <text:p>0</text:p>
          </table:table-cell>
          <table:table-cell table:formula="of:=['Sheet-Data'.H87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75];&quot; &quot;;['Sheet-Data'.B875];&quot; &quot;;['Sheet-Data'.C875];&quot; &quot;;['Sheet-Data'.D875];&quot; &quot;;IF(EXACT(['Sheet-Data'.E875];&quot;true&quot;);&quot;cell-a-time &quot;;&quot;&quot;);['Sheet-Data'.F875]))" office:value-type="string" office:string-value="    ">
            <text:p><text:s text:c="4"/></text:p>
          </table:table-cell>
          <table:table-cell table:style-name="ce5" table:formula="of:=['Sheet-Data'.G875]" office:value-type="float" office:value="0">
            <text:p>0</text:p>
          </table:table-cell>
          <table:table-cell table:formula="of:=['Sheet-Data'.L875]" office:value-type="float" office:value="0">
            <text:p>0</text:p>
          </table:table-cell>
          <table:table-cell table:formula="of:=['Sheet-Data'.H87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76];&quot; &quot;;['Sheet-Data'.B876];&quot; &quot;;['Sheet-Data'.C876];&quot; &quot;;['Sheet-Data'.D876];&quot; &quot;;IF(EXACT(['Sheet-Data'.E876];&quot;true&quot;);&quot;cell-a-time &quot;;&quot;&quot;);['Sheet-Data'.F876]))" office:value-type="string" office:string-value="    ">
            <text:p><text:s text:c="4"/></text:p>
          </table:table-cell>
          <table:table-cell table:style-name="ce5" table:formula="of:=['Sheet-Data'.G876]" office:value-type="float" office:value="0">
            <text:p>0</text:p>
          </table:table-cell>
          <table:table-cell table:formula="of:=['Sheet-Data'.L876]" office:value-type="float" office:value="0">
            <text:p>0</text:p>
          </table:table-cell>
          <table:table-cell table:formula="of:=['Sheet-Data'.H87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77];&quot; &quot;;['Sheet-Data'.B877];&quot; &quot;;['Sheet-Data'.C877];&quot; &quot;;['Sheet-Data'.D877];&quot; &quot;;IF(EXACT(['Sheet-Data'.E877];&quot;true&quot;);&quot;cell-a-time &quot;;&quot;&quot;);['Sheet-Data'.F877]))" office:value-type="string" office:string-value="    ">
            <text:p><text:s text:c="4"/></text:p>
          </table:table-cell>
          <table:table-cell table:style-name="ce5" table:formula="of:=['Sheet-Data'.G877]" office:value-type="float" office:value="0">
            <text:p>0</text:p>
          </table:table-cell>
          <table:table-cell table:formula="of:=['Sheet-Data'.L877]" office:value-type="float" office:value="0">
            <text:p>0</text:p>
          </table:table-cell>
          <table:table-cell table:formula="of:=['Sheet-Data'.H87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78];&quot; &quot;;['Sheet-Data'.B878];&quot; &quot;;['Sheet-Data'.C878];&quot; &quot;;['Sheet-Data'.D878];&quot; &quot;;IF(EXACT(['Sheet-Data'.E878];&quot;true&quot;);&quot;cell-a-time &quot;;&quot;&quot;);['Sheet-Data'.F878]))" office:value-type="string" office:string-value="    ">
            <text:p><text:s text:c="4"/></text:p>
          </table:table-cell>
          <table:table-cell table:style-name="ce5" table:formula="of:=['Sheet-Data'.G878]" office:value-type="float" office:value="0">
            <text:p>0</text:p>
          </table:table-cell>
          <table:table-cell table:formula="of:=['Sheet-Data'.L878]" office:value-type="float" office:value="0">
            <text:p>0</text:p>
          </table:table-cell>
          <table:table-cell table:formula="of:=['Sheet-Data'.H87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79];&quot; &quot;;['Sheet-Data'.B879];&quot; &quot;;['Sheet-Data'.C879];&quot; &quot;;['Sheet-Data'.D879];&quot; &quot;;IF(EXACT(['Sheet-Data'.E879];&quot;true&quot;);&quot;cell-a-time &quot;;&quot;&quot;);['Sheet-Data'.F879]))" office:value-type="string" office:string-value="    ">
            <text:p><text:s text:c="4"/></text:p>
          </table:table-cell>
          <table:table-cell table:style-name="ce5" table:formula="of:=['Sheet-Data'.G879]" office:value-type="float" office:value="0">
            <text:p>0</text:p>
          </table:table-cell>
          <table:table-cell table:formula="of:=['Sheet-Data'.L879]" office:value-type="float" office:value="0">
            <text:p>0</text:p>
          </table:table-cell>
          <table:table-cell table:formula="of:=['Sheet-Data'.H87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80];&quot; &quot;;['Sheet-Data'.B880];&quot; &quot;;['Sheet-Data'.C880];&quot; &quot;;['Sheet-Data'.D880];&quot; &quot;;IF(EXACT(['Sheet-Data'.E880];&quot;true&quot;);&quot;cell-a-time &quot;;&quot;&quot;);['Sheet-Data'.F880]))" office:value-type="string" office:string-value="    ">
            <text:p><text:s text:c="4"/></text:p>
          </table:table-cell>
          <table:table-cell table:style-name="ce5" table:formula="of:=['Sheet-Data'.G880]" office:value-type="float" office:value="0">
            <text:p>0</text:p>
          </table:table-cell>
          <table:table-cell table:formula="of:=['Sheet-Data'.L880]" office:value-type="float" office:value="0">
            <text:p>0</text:p>
          </table:table-cell>
          <table:table-cell table:formula="of:=['Sheet-Data'.H88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81];&quot; &quot;;['Sheet-Data'.B881];&quot; &quot;;['Sheet-Data'.C881];&quot; &quot;;['Sheet-Data'.D881];&quot; &quot;;IF(EXACT(['Sheet-Data'.E881];&quot;true&quot;);&quot;cell-a-time &quot;;&quot;&quot;);['Sheet-Data'.F881]))" office:value-type="string" office:string-value="    ">
            <text:p><text:s text:c="4"/></text:p>
          </table:table-cell>
          <table:table-cell table:style-name="ce5" table:formula="of:=['Sheet-Data'.G881]" office:value-type="float" office:value="0">
            <text:p>0</text:p>
          </table:table-cell>
          <table:table-cell table:formula="of:=['Sheet-Data'.L881]" office:value-type="float" office:value="0">
            <text:p>0</text:p>
          </table:table-cell>
          <table:table-cell table:formula="of:=['Sheet-Data'.H88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82];&quot; &quot;;['Sheet-Data'.B882];&quot; &quot;;['Sheet-Data'.C882];&quot; &quot;;['Sheet-Data'.D882];&quot; &quot;;IF(EXACT(['Sheet-Data'.E882];&quot;true&quot;);&quot;cell-a-time &quot;;&quot;&quot;);['Sheet-Data'.F882]))" office:value-type="string" office:string-value="    ">
            <text:p><text:s text:c="4"/></text:p>
          </table:table-cell>
          <table:table-cell table:style-name="ce5" table:formula="of:=['Sheet-Data'.G882]" office:value-type="float" office:value="0">
            <text:p>0</text:p>
          </table:table-cell>
          <table:table-cell table:formula="of:=['Sheet-Data'.L882]" office:value-type="float" office:value="0">
            <text:p>0</text:p>
          </table:table-cell>
          <table:table-cell table:formula="of:=['Sheet-Data'.H88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83];&quot; &quot;;['Sheet-Data'.B883];&quot; &quot;;['Sheet-Data'.C883];&quot; &quot;;['Sheet-Data'.D883];&quot; &quot;;IF(EXACT(['Sheet-Data'.E883];&quot;true&quot;);&quot;cell-a-time &quot;;&quot;&quot;);['Sheet-Data'.F883]))" office:value-type="string" office:string-value="    ">
            <text:p><text:s text:c="4"/></text:p>
          </table:table-cell>
          <table:table-cell table:style-name="ce5" table:formula="of:=['Sheet-Data'.G883]" office:value-type="float" office:value="0">
            <text:p>0</text:p>
          </table:table-cell>
          <table:table-cell table:formula="of:=['Sheet-Data'.L883]" office:value-type="float" office:value="0">
            <text:p>0</text:p>
          </table:table-cell>
          <table:table-cell table:formula="of:=['Sheet-Data'.H88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84];&quot; &quot;;['Sheet-Data'.B884];&quot; &quot;;['Sheet-Data'.C884];&quot; &quot;;['Sheet-Data'.D884];&quot; &quot;;IF(EXACT(['Sheet-Data'.E884];&quot;true&quot;);&quot;cell-a-time &quot;;&quot;&quot;);['Sheet-Data'.F884]))" office:value-type="string" office:string-value="    ">
            <text:p><text:s text:c="4"/></text:p>
          </table:table-cell>
          <table:table-cell table:style-name="ce5" table:formula="of:=['Sheet-Data'.G884]" office:value-type="float" office:value="0">
            <text:p>0</text:p>
          </table:table-cell>
          <table:table-cell table:formula="of:=['Sheet-Data'.L884]" office:value-type="float" office:value="0">
            <text:p>0</text:p>
          </table:table-cell>
          <table:table-cell table:formula="of:=['Sheet-Data'.H88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85];&quot; &quot;;['Sheet-Data'.B885];&quot; &quot;;['Sheet-Data'.C885];&quot; &quot;;['Sheet-Data'.D885];&quot; &quot;;IF(EXACT(['Sheet-Data'.E885];&quot;true&quot;);&quot;cell-a-time &quot;;&quot;&quot;);['Sheet-Data'.F885]))" office:value-type="string" office:string-value="    ">
            <text:p><text:s text:c="4"/></text:p>
          </table:table-cell>
          <table:table-cell table:style-name="ce5" table:formula="of:=['Sheet-Data'.G885]" office:value-type="float" office:value="0">
            <text:p>0</text:p>
          </table:table-cell>
          <table:table-cell table:formula="of:=['Sheet-Data'.L885]" office:value-type="float" office:value="0">
            <text:p>0</text:p>
          </table:table-cell>
          <table:table-cell table:formula="of:=['Sheet-Data'.H88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86];&quot; &quot;;['Sheet-Data'.B886];&quot; &quot;;['Sheet-Data'.C886];&quot; &quot;;['Sheet-Data'.D886];&quot; &quot;;IF(EXACT(['Sheet-Data'.E886];&quot;true&quot;);&quot;cell-a-time &quot;;&quot;&quot;);['Sheet-Data'.F886]))" office:value-type="string" office:string-value="    ">
            <text:p><text:s text:c="4"/></text:p>
          </table:table-cell>
          <table:table-cell table:style-name="ce5" table:formula="of:=['Sheet-Data'.G886]" office:value-type="float" office:value="0">
            <text:p>0</text:p>
          </table:table-cell>
          <table:table-cell table:formula="of:=['Sheet-Data'.L886]" office:value-type="float" office:value="0">
            <text:p>0</text:p>
          </table:table-cell>
          <table:table-cell table:formula="of:=['Sheet-Data'.H88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87];&quot; &quot;;['Sheet-Data'.B887];&quot; &quot;;['Sheet-Data'.C887];&quot; &quot;;['Sheet-Data'.D887];&quot; &quot;;IF(EXACT(['Sheet-Data'.E887];&quot;true&quot;);&quot;cell-a-time &quot;;&quot;&quot;);['Sheet-Data'.F887]))" office:value-type="string" office:string-value="    ">
            <text:p><text:s text:c="4"/></text:p>
          </table:table-cell>
          <table:table-cell table:style-name="ce5" table:formula="of:=['Sheet-Data'.G887]" office:value-type="float" office:value="0">
            <text:p>0</text:p>
          </table:table-cell>
          <table:table-cell table:formula="of:=['Sheet-Data'.L887]" office:value-type="float" office:value="0">
            <text:p>0</text:p>
          </table:table-cell>
          <table:table-cell table:formula="of:=['Sheet-Data'.H88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88];&quot; &quot;;['Sheet-Data'.B888];&quot; &quot;;['Sheet-Data'.C888];&quot; &quot;;['Sheet-Data'.D888];&quot; &quot;;IF(EXACT(['Sheet-Data'.E888];&quot;true&quot;);&quot;cell-a-time &quot;;&quot;&quot;);['Sheet-Data'.F888]))" office:value-type="string" office:string-value="    ">
            <text:p><text:s text:c="4"/></text:p>
          </table:table-cell>
          <table:table-cell table:style-name="ce5" table:formula="of:=['Sheet-Data'.G888]" office:value-type="float" office:value="0">
            <text:p>0</text:p>
          </table:table-cell>
          <table:table-cell table:formula="of:=['Sheet-Data'.L888]" office:value-type="float" office:value="0">
            <text:p>0</text:p>
          </table:table-cell>
          <table:table-cell table:formula="of:=['Sheet-Data'.H88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89];&quot; &quot;;['Sheet-Data'.B889];&quot; &quot;;['Sheet-Data'.C889];&quot; &quot;;['Sheet-Data'.D889];&quot; &quot;;IF(EXACT(['Sheet-Data'.E889];&quot;true&quot;);&quot;cell-a-time &quot;;&quot;&quot;);['Sheet-Data'.F889]))" office:value-type="string" office:string-value="    ">
            <text:p><text:s text:c="4"/></text:p>
          </table:table-cell>
          <table:table-cell table:style-name="ce5" table:formula="of:=['Sheet-Data'.G889]" office:value-type="float" office:value="0">
            <text:p>0</text:p>
          </table:table-cell>
          <table:table-cell table:formula="of:=['Sheet-Data'.L889]" office:value-type="float" office:value="0">
            <text:p>0</text:p>
          </table:table-cell>
          <table:table-cell table:formula="of:=['Sheet-Data'.H88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90];&quot; &quot;;['Sheet-Data'.B890];&quot; &quot;;['Sheet-Data'.C890];&quot; &quot;;['Sheet-Data'.D890];&quot; &quot;;IF(EXACT(['Sheet-Data'.E890];&quot;true&quot;);&quot;cell-a-time &quot;;&quot;&quot;);['Sheet-Data'.F890]))" office:value-type="string" office:string-value="    ">
            <text:p><text:s text:c="4"/></text:p>
          </table:table-cell>
          <table:table-cell table:style-name="ce5" table:formula="of:=['Sheet-Data'.G890]" office:value-type="float" office:value="0">
            <text:p>0</text:p>
          </table:table-cell>
          <table:table-cell table:formula="of:=['Sheet-Data'.L890]" office:value-type="float" office:value="0">
            <text:p>0</text:p>
          </table:table-cell>
          <table:table-cell table:formula="of:=['Sheet-Data'.H89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91];&quot; &quot;;['Sheet-Data'.B891];&quot; &quot;;['Sheet-Data'.C891];&quot; &quot;;['Sheet-Data'.D891];&quot; &quot;;IF(EXACT(['Sheet-Data'.E891];&quot;true&quot;);&quot;cell-a-time &quot;;&quot;&quot;);['Sheet-Data'.F891]))" office:value-type="string" office:string-value="    ">
            <text:p><text:s text:c="4"/></text:p>
          </table:table-cell>
          <table:table-cell table:style-name="ce5" table:formula="of:=['Sheet-Data'.G891]" office:value-type="float" office:value="0">
            <text:p>0</text:p>
          </table:table-cell>
          <table:table-cell table:formula="of:=['Sheet-Data'.L891]" office:value-type="float" office:value="0">
            <text:p>0</text:p>
          </table:table-cell>
          <table:table-cell table:formula="of:=['Sheet-Data'.H89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92];&quot; &quot;;['Sheet-Data'.B892];&quot; &quot;;['Sheet-Data'.C892];&quot; &quot;;['Sheet-Data'.D892];&quot; &quot;;IF(EXACT(['Sheet-Data'.E892];&quot;true&quot;);&quot;cell-a-time &quot;;&quot;&quot;);['Sheet-Data'.F892]))" office:value-type="string" office:string-value="    ">
            <text:p><text:s text:c="4"/></text:p>
          </table:table-cell>
          <table:table-cell table:style-name="ce5" table:formula="of:=['Sheet-Data'.G892]" office:value-type="float" office:value="0">
            <text:p>0</text:p>
          </table:table-cell>
          <table:table-cell table:formula="of:=['Sheet-Data'.L892]" office:value-type="float" office:value="0">
            <text:p>0</text:p>
          </table:table-cell>
          <table:table-cell table:formula="of:=['Sheet-Data'.H89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93];&quot; &quot;;['Sheet-Data'.B893];&quot; &quot;;['Sheet-Data'.C893];&quot; &quot;;['Sheet-Data'.D893];&quot; &quot;;IF(EXACT(['Sheet-Data'.E893];&quot;true&quot;);&quot;cell-a-time &quot;;&quot;&quot;);['Sheet-Data'.F893]))" office:value-type="string" office:string-value="    ">
            <text:p><text:s text:c="4"/></text:p>
          </table:table-cell>
          <table:table-cell table:style-name="ce5" table:formula="of:=['Sheet-Data'.G893]" office:value-type="float" office:value="0">
            <text:p>0</text:p>
          </table:table-cell>
          <table:table-cell table:formula="of:=['Sheet-Data'.L893]" office:value-type="float" office:value="0">
            <text:p>0</text:p>
          </table:table-cell>
          <table:table-cell table:formula="of:=['Sheet-Data'.H89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94];&quot; &quot;;['Sheet-Data'.B894];&quot; &quot;;['Sheet-Data'.C894];&quot; &quot;;['Sheet-Data'.D894];&quot; &quot;;IF(EXACT(['Sheet-Data'.E894];&quot;true&quot;);&quot;cell-a-time &quot;;&quot;&quot;);['Sheet-Data'.F894]))" office:value-type="string" office:string-value="    ">
            <text:p><text:s text:c="4"/></text:p>
          </table:table-cell>
          <table:table-cell table:style-name="ce5" table:formula="of:=['Sheet-Data'.G894]" office:value-type="float" office:value="0">
            <text:p>0</text:p>
          </table:table-cell>
          <table:table-cell table:formula="of:=['Sheet-Data'.L894]" office:value-type="float" office:value="0">
            <text:p>0</text:p>
          </table:table-cell>
          <table:table-cell table:formula="of:=['Sheet-Data'.H89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95];&quot; &quot;;['Sheet-Data'.B895];&quot; &quot;;['Sheet-Data'.C895];&quot; &quot;;['Sheet-Data'.D895];&quot; &quot;;IF(EXACT(['Sheet-Data'.E895];&quot;true&quot;);&quot;cell-a-time &quot;;&quot;&quot;);['Sheet-Data'.F895]))" office:value-type="string" office:string-value="    ">
            <text:p><text:s text:c="4"/></text:p>
          </table:table-cell>
          <table:table-cell table:style-name="ce5" table:formula="of:=['Sheet-Data'.G895]" office:value-type="float" office:value="0">
            <text:p>0</text:p>
          </table:table-cell>
          <table:table-cell table:formula="of:=['Sheet-Data'.L895]" office:value-type="float" office:value="0">
            <text:p>0</text:p>
          </table:table-cell>
          <table:table-cell table:formula="of:=['Sheet-Data'.H89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96];&quot; &quot;;['Sheet-Data'.B896];&quot; &quot;;['Sheet-Data'.C896];&quot; &quot;;['Sheet-Data'.D896];&quot; &quot;;IF(EXACT(['Sheet-Data'.E896];&quot;true&quot;);&quot;cell-a-time &quot;;&quot;&quot;);['Sheet-Data'.F896]))" office:value-type="string" office:string-value="    ">
            <text:p><text:s text:c="4"/></text:p>
          </table:table-cell>
          <table:table-cell table:style-name="ce5" table:formula="of:=['Sheet-Data'.G896]" office:value-type="float" office:value="0">
            <text:p>0</text:p>
          </table:table-cell>
          <table:table-cell table:formula="of:=['Sheet-Data'.L896]" office:value-type="float" office:value="0">
            <text:p>0</text:p>
          </table:table-cell>
          <table:table-cell table:formula="of:=['Sheet-Data'.H89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97];&quot; &quot;;['Sheet-Data'.B897];&quot; &quot;;['Sheet-Data'.C897];&quot; &quot;;['Sheet-Data'.D897];&quot; &quot;;IF(EXACT(['Sheet-Data'.E897];&quot;true&quot;);&quot;cell-a-time &quot;;&quot;&quot;);['Sheet-Data'.F897]))" office:value-type="string" office:string-value="    ">
            <text:p><text:s text:c="4"/></text:p>
          </table:table-cell>
          <table:table-cell table:style-name="ce5" table:formula="of:=['Sheet-Data'.G897]" office:value-type="float" office:value="0">
            <text:p>0</text:p>
          </table:table-cell>
          <table:table-cell table:formula="of:=['Sheet-Data'.L897]" office:value-type="float" office:value="0">
            <text:p>0</text:p>
          </table:table-cell>
          <table:table-cell table:formula="of:=['Sheet-Data'.H89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98];&quot; &quot;;['Sheet-Data'.B898];&quot; &quot;;['Sheet-Data'.C898];&quot; &quot;;['Sheet-Data'.D898];&quot; &quot;;IF(EXACT(['Sheet-Data'.E898];&quot;true&quot;);&quot;cell-a-time &quot;;&quot;&quot;);['Sheet-Data'.F898]))" office:value-type="string" office:string-value="    ">
            <text:p><text:s text:c="4"/></text:p>
          </table:table-cell>
          <table:table-cell table:style-name="ce5" table:formula="of:=['Sheet-Data'.G898]" office:value-type="float" office:value="0">
            <text:p>0</text:p>
          </table:table-cell>
          <table:table-cell table:formula="of:=['Sheet-Data'.L898]" office:value-type="float" office:value="0">
            <text:p>0</text:p>
          </table:table-cell>
          <table:table-cell table:formula="of:=['Sheet-Data'.H89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899];&quot; &quot;;['Sheet-Data'.B899];&quot; &quot;;['Sheet-Data'.C899];&quot; &quot;;['Sheet-Data'.D899];&quot; &quot;;IF(EXACT(['Sheet-Data'.E899];&quot;true&quot;);&quot;cell-a-time &quot;;&quot;&quot;);['Sheet-Data'.F899]))" office:value-type="string" office:string-value="    ">
            <text:p><text:s text:c="4"/></text:p>
          </table:table-cell>
          <table:table-cell table:style-name="ce5" table:formula="of:=['Sheet-Data'.G899]" office:value-type="float" office:value="0">
            <text:p>0</text:p>
          </table:table-cell>
          <table:table-cell table:formula="of:=['Sheet-Data'.L899]" office:value-type="float" office:value="0">
            <text:p>0</text:p>
          </table:table-cell>
          <table:table-cell table:formula="of:=['Sheet-Data'.H89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00];&quot; &quot;;['Sheet-Data'.B900];&quot; &quot;;['Sheet-Data'.C900];&quot; &quot;;['Sheet-Data'.D900];&quot; &quot;;IF(EXACT(['Sheet-Data'.E900];&quot;true&quot;);&quot;cell-a-time &quot;;&quot;&quot;);['Sheet-Data'.F900]))" office:value-type="string" office:string-value="    ">
            <text:p><text:s text:c="4"/></text:p>
          </table:table-cell>
          <table:table-cell table:style-name="ce5" table:formula="of:=['Sheet-Data'.G900]" office:value-type="float" office:value="0">
            <text:p>0</text:p>
          </table:table-cell>
          <table:table-cell table:formula="of:=['Sheet-Data'.L900]" office:value-type="float" office:value="0">
            <text:p>0</text:p>
          </table:table-cell>
          <table:table-cell table:formula="of:=['Sheet-Data'.H90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01];&quot; &quot;;['Sheet-Data'.B901];&quot; &quot;;['Sheet-Data'.C901];&quot; &quot;;['Sheet-Data'.D901];&quot; &quot;;IF(EXACT(['Sheet-Data'.E901];&quot;true&quot;);&quot;cell-a-time &quot;;&quot;&quot;);['Sheet-Data'.F901]))" office:value-type="string" office:string-value="    ">
            <text:p><text:s text:c="4"/></text:p>
          </table:table-cell>
          <table:table-cell table:style-name="ce5" table:formula="of:=['Sheet-Data'.G901]" office:value-type="float" office:value="0">
            <text:p>0</text:p>
          </table:table-cell>
          <table:table-cell table:formula="of:=['Sheet-Data'.L901]" office:value-type="float" office:value="0">
            <text:p>0</text:p>
          </table:table-cell>
          <table:table-cell table:formula="of:=['Sheet-Data'.H90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02];&quot; &quot;;['Sheet-Data'.B902];&quot; &quot;;['Sheet-Data'.C902];&quot; &quot;;['Sheet-Data'.D902];&quot; &quot;;IF(EXACT(['Sheet-Data'.E902];&quot;true&quot;);&quot;cell-a-time &quot;;&quot;&quot;);['Sheet-Data'.F902]))" office:value-type="string" office:string-value="    ">
            <text:p><text:s text:c="4"/></text:p>
          </table:table-cell>
          <table:table-cell table:style-name="ce5" table:formula="of:=['Sheet-Data'.G902]" office:value-type="float" office:value="0">
            <text:p>0</text:p>
          </table:table-cell>
          <table:table-cell table:formula="of:=['Sheet-Data'.L902]" office:value-type="float" office:value="0">
            <text:p>0</text:p>
          </table:table-cell>
          <table:table-cell table:formula="of:=['Sheet-Data'.H90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03];&quot; &quot;;['Sheet-Data'.B903];&quot; &quot;;['Sheet-Data'.C903];&quot; &quot;;['Sheet-Data'.D903];&quot; &quot;;IF(EXACT(['Sheet-Data'.E903];&quot;true&quot;);&quot;cell-a-time &quot;;&quot;&quot;);['Sheet-Data'.F903]))" office:value-type="string" office:string-value="    ">
            <text:p><text:s text:c="4"/></text:p>
          </table:table-cell>
          <table:table-cell table:style-name="ce5" table:formula="of:=['Sheet-Data'.G903]" office:value-type="float" office:value="0">
            <text:p>0</text:p>
          </table:table-cell>
          <table:table-cell table:formula="of:=['Sheet-Data'.L903]" office:value-type="float" office:value="0">
            <text:p>0</text:p>
          </table:table-cell>
          <table:table-cell table:formula="of:=['Sheet-Data'.H90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04];&quot; &quot;;['Sheet-Data'.B904];&quot; &quot;;['Sheet-Data'.C904];&quot; &quot;;['Sheet-Data'.D904];&quot; &quot;;IF(EXACT(['Sheet-Data'.E904];&quot;true&quot;);&quot;cell-a-time &quot;;&quot;&quot;);['Sheet-Data'.F904]))" office:value-type="string" office:string-value="    ">
            <text:p><text:s text:c="4"/></text:p>
          </table:table-cell>
          <table:table-cell table:style-name="ce5" table:formula="of:=['Sheet-Data'.G904]" office:value-type="float" office:value="0">
            <text:p>0</text:p>
          </table:table-cell>
          <table:table-cell table:formula="of:=['Sheet-Data'.L904]" office:value-type="float" office:value="0">
            <text:p>0</text:p>
          </table:table-cell>
          <table:table-cell table:formula="of:=['Sheet-Data'.H90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05];&quot; &quot;;['Sheet-Data'.B905];&quot; &quot;;['Sheet-Data'.C905];&quot; &quot;;['Sheet-Data'.D905];&quot; &quot;;IF(EXACT(['Sheet-Data'.E905];&quot;true&quot;);&quot;cell-a-time &quot;;&quot;&quot;);['Sheet-Data'.F905]))" office:value-type="string" office:string-value="    ">
            <text:p><text:s text:c="4"/></text:p>
          </table:table-cell>
          <table:table-cell table:style-name="ce5" table:formula="of:=['Sheet-Data'.G905]" office:value-type="float" office:value="0">
            <text:p>0</text:p>
          </table:table-cell>
          <table:table-cell table:formula="of:=['Sheet-Data'.L905]" office:value-type="float" office:value="0">
            <text:p>0</text:p>
          </table:table-cell>
          <table:table-cell table:formula="of:=['Sheet-Data'.H90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06];&quot; &quot;;['Sheet-Data'.B906];&quot; &quot;;['Sheet-Data'.C906];&quot; &quot;;['Sheet-Data'.D906];&quot; &quot;;IF(EXACT(['Sheet-Data'.E906];&quot;true&quot;);&quot;cell-a-time &quot;;&quot;&quot;);['Sheet-Data'.F906]))" office:value-type="string" office:string-value="    ">
            <text:p><text:s text:c="4"/></text:p>
          </table:table-cell>
          <table:table-cell table:style-name="ce5" table:formula="of:=['Sheet-Data'.G906]" office:value-type="float" office:value="0">
            <text:p>0</text:p>
          </table:table-cell>
          <table:table-cell table:formula="of:=['Sheet-Data'.L906]" office:value-type="float" office:value="0">
            <text:p>0</text:p>
          </table:table-cell>
          <table:table-cell table:formula="of:=['Sheet-Data'.H90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07];&quot; &quot;;['Sheet-Data'.B907];&quot; &quot;;['Sheet-Data'.C907];&quot; &quot;;['Sheet-Data'.D907];&quot; &quot;;IF(EXACT(['Sheet-Data'.E907];&quot;true&quot;);&quot;cell-a-time &quot;;&quot;&quot;);['Sheet-Data'.F907]))" office:value-type="string" office:string-value="    ">
            <text:p><text:s text:c="4"/></text:p>
          </table:table-cell>
          <table:table-cell table:style-name="ce5" table:formula="of:=['Sheet-Data'.G907]" office:value-type="float" office:value="0">
            <text:p>0</text:p>
          </table:table-cell>
          <table:table-cell table:formula="of:=['Sheet-Data'.L907]" office:value-type="float" office:value="0">
            <text:p>0</text:p>
          </table:table-cell>
          <table:table-cell table:formula="of:=['Sheet-Data'.H90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08];&quot; &quot;;['Sheet-Data'.B908];&quot; &quot;;['Sheet-Data'.C908];&quot; &quot;;['Sheet-Data'.D908];&quot; &quot;;IF(EXACT(['Sheet-Data'.E908];&quot;true&quot;);&quot;cell-a-time &quot;;&quot;&quot;);['Sheet-Data'.F908]))" office:value-type="string" office:string-value="    ">
            <text:p><text:s text:c="4"/></text:p>
          </table:table-cell>
          <table:table-cell table:style-name="ce5" table:formula="of:=['Sheet-Data'.G908]" office:value-type="float" office:value="0">
            <text:p>0</text:p>
          </table:table-cell>
          <table:table-cell table:formula="of:=['Sheet-Data'.L908]" office:value-type="float" office:value="0">
            <text:p>0</text:p>
          </table:table-cell>
          <table:table-cell table:formula="of:=['Sheet-Data'.H90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09];&quot; &quot;;['Sheet-Data'.B909];&quot; &quot;;['Sheet-Data'.C909];&quot; &quot;;['Sheet-Data'.D909];&quot; &quot;;IF(EXACT(['Sheet-Data'.E909];&quot;true&quot;);&quot;cell-a-time &quot;;&quot;&quot;);['Sheet-Data'.F909]))" office:value-type="string" office:string-value="    ">
            <text:p><text:s text:c="4"/></text:p>
          </table:table-cell>
          <table:table-cell table:style-name="ce5" table:formula="of:=['Sheet-Data'.G909]" office:value-type="float" office:value="0">
            <text:p>0</text:p>
          </table:table-cell>
          <table:table-cell table:formula="of:=['Sheet-Data'.L909]" office:value-type="float" office:value="0">
            <text:p>0</text:p>
          </table:table-cell>
          <table:table-cell table:formula="of:=['Sheet-Data'.H90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10];&quot; &quot;;['Sheet-Data'.B910];&quot; &quot;;['Sheet-Data'.C910];&quot; &quot;;['Sheet-Data'.D910];&quot; &quot;;IF(EXACT(['Sheet-Data'.E910];&quot;true&quot;);&quot;cell-a-time &quot;;&quot;&quot;);['Sheet-Data'.F910]))" office:value-type="string" office:string-value="    ">
            <text:p><text:s text:c="4"/></text:p>
          </table:table-cell>
          <table:table-cell table:style-name="ce5" table:formula="of:=['Sheet-Data'.G910]" office:value-type="float" office:value="0">
            <text:p>0</text:p>
          </table:table-cell>
          <table:table-cell table:formula="of:=['Sheet-Data'.L910]" office:value-type="float" office:value="0">
            <text:p>0</text:p>
          </table:table-cell>
          <table:table-cell table:formula="of:=['Sheet-Data'.H91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11];&quot; &quot;;['Sheet-Data'.B911];&quot; &quot;;['Sheet-Data'.C911];&quot; &quot;;['Sheet-Data'.D911];&quot; &quot;;IF(EXACT(['Sheet-Data'.E911];&quot;true&quot;);&quot;cell-a-time &quot;;&quot;&quot;);['Sheet-Data'.F911]))" office:value-type="string" office:string-value="    ">
            <text:p><text:s text:c="4"/></text:p>
          </table:table-cell>
          <table:table-cell table:style-name="ce5" table:formula="of:=['Sheet-Data'.G911]" office:value-type="float" office:value="0">
            <text:p>0</text:p>
          </table:table-cell>
          <table:table-cell table:formula="of:=['Sheet-Data'.L911]" office:value-type="float" office:value="0">
            <text:p>0</text:p>
          </table:table-cell>
          <table:table-cell table:formula="of:=['Sheet-Data'.H91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12];&quot; &quot;;['Sheet-Data'.B912];&quot; &quot;;['Sheet-Data'.C912];&quot; &quot;;['Sheet-Data'.D912];&quot; &quot;;IF(EXACT(['Sheet-Data'.E912];&quot;true&quot;);&quot;cell-a-time &quot;;&quot;&quot;);['Sheet-Data'.F912]))" office:value-type="string" office:string-value="    ">
            <text:p><text:s text:c="4"/></text:p>
          </table:table-cell>
          <table:table-cell table:style-name="ce5" table:formula="of:=['Sheet-Data'.G912]" office:value-type="float" office:value="0">
            <text:p>0</text:p>
          </table:table-cell>
          <table:table-cell table:formula="of:=['Sheet-Data'.L912]" office:value-type="float" office:value="0">
            <text:p>0</text:p>
          </table:table-cell>
          <table:table-cell table:formula="of:=['Sheet-Data'.H91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13];&quot; &quot;;['Sheet-Data'.B913];&quot; &quot;;['Sheet-Data'.C913];&quot; &quot;;['Sheet-Data'.D913];&quot; &quot;;IF(EXACT(['Sheet-Data'.E913];&quot;true&quot;);&quot;cell-a-time &quot;;&quot;&quot;);['Sheet-Data'.F913]))" office:value-type="string" office:string-value="    ">
            <text:p><text:s text:c="4"/></text:p>
          </table:table-cell>
          <table:table-cell table:style-name="ce5" table:formula="of:=['Sheet-Data'.G913]" office:value-type="float" office:value="0">
            <text:p>0</text:p>
          </table:table-cell>
          <table:table-cell table:formula="of:=['Sheet-Data'.L913]" office:value-type="float" office:value="0">
            <text:p>0</text:p>
          </table:table-cell>
          <table:table-cell table:formula="of:=['Sheet-Data'.H91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14];&quot; &quot;;['Sheet-Data'.B914];&quot; &quot;;['Sheet-Data'.C914];&quot; &quot;;['Sheet-Data'.D914];&quot; &quot;;IF(EXACT(['Sheet-Data'.E914];&quot;true&quot;);&quot;cell-a-time &quot;;&quot;&quot;);['Sheet-Data'.F914]))" office:value-type="string" office:string-value="    ">
            <text:p><text:s text:c="4"/></text:p>
          </table:table-cell>
          <table:table-cell table:style-name="ce5" table:formula="of:=['Sheet-Data'.G914]" office:value-type="float" office:value="0">
            <text:p>0</text:p>
          </table:table-cell>
          <table:table-cell table:formula="of:=['Sheet-Data'.L914]" office:value-type="float" office:value="0">
            <text:p>0</text:p>
          </table:table-cell>
          <table:table-cell table:formula="of:=['Sheet-Data'.H91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15];&quot; &quot;;['Sheet-Data'.B915];&quot; &quot;;['Sheet-Data'.C915];&quot; &quot;;['Sheet-Data'.D915];&quot; &quot;;IF(EXACT(['Sheet-Data'.E915];&quot;true&quot;);&quot;cell-a-time &quot;;&quot;&quot;);['Sheet-Data'.F915]))" office:value-type="string" office:string-value="    ">
            <text:p><text:s text:c="4"/></text:p>
          </table:table-cell>
          <table:table-cell table:style-name="ce5" table:formula="of:=['Sheet-Data'.G915]" office:value-type="float" office:value="0">
            <text:p>0</text:p>
          </table:table-cell>
          <table:table-cell table:formula="of:=['Sheet-Data'.L915]" office:value-type="float" office:value="0">
            <text:p>0</text:p>
          </table:table-cell>
          <table:table-cell table:formula="of:=['Sheet-Data'.H91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16];&quot; &quot;;['Sheet-Data'.B916];&quot; &quot;;['Sheet-Data'.C916];&quot; &quot;;['Sheet-Data'.D916];&quot; &quot;;IF(EXACT(['Sheet-Data'.E916];&quot;true&quot;);&quot;cell-a-time &quot;;&quot;&quot;);['Sheet-Data'.F916]))" office:value-type="string" office:string-value="    ">
            <text:p><text:s text:c="4"/></text:p>
          </table:table-cell>
          <table:table-cell table:style-name="ce5" table:formula="of:=['Sheet-Data'.G916]" office:value-type="float" office:value="0">
            <text:p>0</text:p>
          </table:table-cell>
          <table:table-cell table:formula="of:=['Sheet-Data'.L916]" office:value-type="float" office:value="0">
            <text:p>0</text:p>
          </table:table-cell>
          <table:table-cell table:formula="of:=['Sheet-Data'.H91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17];&quot; &quot;;['Sheet-Data'.B917];&quot; &quot;;['Sheet-Data'.C917];&quot; &quot;;['Sheet-Data'.D917];&quot; &quot;;IF(EXACT(['Sheet-Data'.E917];&quot;true&quot;);&quot;cell-a-time &quot;;&quot;&quot;);['Sheet-Data'.F917]))" office:value-type="string" office:string-value="    ">
            <text:p><text:s text:c="4"/></text:p>
          </table:table-cell>
          <table:table-cell table:style-name="ce5" table:formula="of:=['Sheet-Data'.G917]" office:value-type="float" office:value="0">
            <text:p>0</text:p>
          </table:table-cell>
          <table:table-cell table:formula="of:=['Sheet-Data'.L917]" office:value-type="float" office:value="0">
            <text:p>0</text:p>
          </table:table-cell>
          <table:table-cell table:formula="of:=['Sheet-Data'.H91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18];&quot; &quot;;['Sheet-Data'.B918];&quot; &quot;;['Sheet-Data'.C918];&quot; &quot;;['Sheet-Data'.D918];&quot; &quot;;IF(EXACT(['Sheet-Data'.E918];&quot;true&quot;);&quot;cell-a-time &quot;;&quot;&quot;);['Sheet-Data'.F918]))" office:value-type="string" office:string-value="    ">
            <text:p><text:s text:c="4"/></text:p>
          </table:table-cell>
          <table:table-cell table:style-name="ce5" table:formula="of:=['Sheet-Data'.G918]" office:value-type="float" office:value="0">
            <text:p>0</text:p>
          </table:table-cell>
          <table:table-cell table:formula="of:=['Sheet-Data'.L918]" office:value-type="float" office:value="0">
            <text:p>0</text:p>
          </table:table-cell>
          <table:table-cell table:formula="of:=['Sheet-Data'.H91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19];&quot; &quot;;['Sheet-Data'.B919];&quot; &quot;;['Sheet-Data'.C919];&quot; &quot;;['Sheet-Data'.D919];&quot; &quot;;IF(EXACT(['Sheet-Data'.E919];&quot;true&quot;);&quot;cell-a-time &quot;;&quot;&quot;);['Sheet-Data'.F919]))" office:value-type="string" office:string-value="    ">
            <text:p><text:s text:c="4"/></text:p>
          </table:table-cell>
          <table:table-cell table:style-name="ce5" table:formula="of:=['Sheet-Data'.G919]" office:value-type="float" office:value="0">
            <text:p>0</text:p>
          </table:table-cell>
          <table:table-cell table:formula="of:=['Sheet-Data'.L919]" office:value-type="float" office:value="0">
            <text:p>0</text:p>
          </table:table-cell>
          <table:table-cell table:formula="of:=['Sheet-Data'.H91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20];&quot; &quot;;['Sheet-Data'.B920];&quot; &quot;;['Sheet-Data'.C920];&quot; &quot;;['Sheet-Data'.D920];&quot; &quot;;IF(EXACT(['Sheet-Data'.E920];&quot;true&quot;);&quot;cell-a-time &quot;;&quot;&quot;);['Sheet-Data'.F920]))" office:value-type="string" office:string-value="    ">
            <text:p><text:s text:c="4"/></text:p>
          </table:table-cell>
          <table:table-cell table:style-name="ce5" table:formula="of:=['Sheet-Data'.G920]" office:value-type="float" office:value="0">
            <text:p>0</text:p>
          </table:table-cell>
          <table:table-cell table:formula="of:=['Sheet-Data'.L920]" office:value-type="float" office:value="0">
            <text:p>0</text:p>
          </table:table-cell>
          <table:table-cell table:formula="of:=['Sheet-Data'.H92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21];&quot; &quot;;['Sheet-Data'.B921];&quot; &quot;;['Sheet-Data'.C921];&quot; &quot;;['Sheet-Data'.D921];&quot; &quot;;IF(EXACT(['Sheet-Data'.E921];&quot;true&quot;);&quot;cell-a-time &quot;;&quot;&quot;);['Sheet-Data'.F921]))" office:value-type="string" office:string-value="    ">
            <text:p><text:s text:c="4"/></text:p>
          </table:table-cell>
          <table:table-cell table:style-name="ce5" table:formula="of:=['Sheet-Data'.G921]" office:value-type="float" office:value="0">
            <text:p>0</text:p>
          </table:table-cell>
          <table:table-cell table:formula="of:=['Sheet-Data'.L921]" office:value-type="float" office:value="0">
            <text:p>0</text:p>
          </table:table-cell>
          <table:table-cell table:formula="of:=['Sheet-Data'.H92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22];&quot; &quot;;['Sheet-Data'.B922];&quot; &quot;;['Sheet-Data'.C922];&quot; &quot;;['Sheet-Data'.D922];&quot; &quot;;IF(EXACT(['Sheet-Data'.E922];&quot;true&quot;);&quot;cell-a-time &quot;;&quot;&quot;);['Sheet-Data'.F922]))" office:value-type="string" office:string-value="    ">
            <text:p><text:s text:c="4"/></text:p>
          </table:table-cell>
          <table:table-cell table:style-name="ce5" table:formula="of:=['Sheet-Data'.G922]" office:value-type="float" office:value="0">
            <text:p>0</text:p>
          </table:table-cell>
          <table:table-cell table:formula="of:=['Sheet-Data'.L922]" office:value-type="float" office:value="0">
            <text:p>0</text:p>
          </table:table-cell>
          <table:table-cell table:formula="of:=['Sheet-Data'.H92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23];&quot; &quot;;['Sheet-Data'.B923];&quot; &quot;;['Sheet-Data'.C923];&quot; &quot;;['Sheet-Data'.D923];&quot; &quot;;IF(EXACT(['Sheet-Data'.E923];&quot;true&quot;);&quot;cell-a-time &quot;;&quot;&quot;);['Sheet-Data'.F923]))" office:value-type="string" office:string-value="    ">
            <text:p><text:s text:c="4"/></text:p>
          </table:table-cell>
          <table:table-cell table:style-name="ce5" table:formula="of:=['Sheet-Data'.G923]" office:value-type="float" office:value="0">
            <text:p>0</text:p>
          </table:table-cell>
          <table:table-cell table:formula="of:=['Sheet-Data'.L923]" office:value-type="float" office:value="0">
            <text:p>0</text:p>
          </table:table-cell>
          <table:table-cell table:formula="of:=['Sheet-Data'.H92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24];&quot; &quot;;['Sheet-Data'.B924];&quot; &quot;;['Sheet-Data'.C924];&quot; &quot;;['Sheet-Data'.D924];&quot; &quot;;IF(EXACT(['Sheet-Data'.E924];&quot;true&quot;);&quot;cell-a-time &quot;;&quot;&quot;);['Sheet-Data'.F924]))" office:value-type="string" office:string-value="    ">
            <text:p><text:s text:c="4"/></text:p>
          </table:table-cell>
          <table:table-cell table:style-name="ce5" table:formula="of:=['Sheet-Data'.G924]" office:value-type="float" office:value="0">
            <text:p>0</text:p>
          </table:table-cell>
          <table:table-cell table:formula="of:=['Sheet-Data'.L924]" office:value-type="float" office:value="0">
            <text:p>0</text:p>
          </table:table-cell>
          <table:table-cell table:formula="of:=['Sheet-Data'.H92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25];&quot; &quot;;['Sheet-Data'.B925];&quot; &quot;;['Sheet-Data'.C925];&quot; &quot;;['Sheet-Data'.D925];&quot; &quot;;IF(EXACT(['Sheet-Data'.E925];&quot;true&quot;);&quot;cell-a-time &quot;;&quot;&quot;);['Sheet-Data'.F925]))" office:value-type="string" office:string-value="    ">
            <text:p><text:s text:c="4"/></text:p>
          </table:table-cell>
          <table:table-cell table:style-name="ce5" table:formula="of:=['Sheet-Data'.G925]" office:value-type="float" office:value="0">
            <text:p>0</text:p>
          </table:table-cell>
          <table:table-cell table:formula="of:=['Sheet-Data'.L925]" office:value-type="float" office:value="0">
            <text:p>0</text:p>
          </table:table-cell>
          <table:table-cell table:formula="of:=['Sheet-Data'.H92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26];&quot; &quot;;['Sheet-Data'.B926];&quot; &quot;;['Sheet-Data'.C926];&quot; &quot;;['Sheet-Data'.D926];&quot; &quot;;IF(EXACT(['Sheet-Data'.E926];&quot;true&quot;);&quot;cell-a-time &quot;;&quot;&quot;);['Sheet-Data'.F926]))" office:value-type="string" office:string-value="    ">
            <text:p><text:s text:c="4"/></text:p>
          </table:table-cell>
          <table:table-cell table:style-name="ce5" table:formula="of:=['Sheet-Data'.G926]" office:value-type="float" office:value="0">
            <text:p>0</text:p>
          </table:table-cell>
          <table:table-cell table:formula="of:=['Sheet-Data'.L926]" office:value-type="float" office:value="0">
            <text:p>0</text:p>
          </table:table-cell>
          <table:table-cell table:formula="of:=['Sheet-Data'.H92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27];&quot; &quot;;['Sheet-Data'.B927];&quot; &quot;;['Sheet-Data'.C927];&quot; &quot;;['Sheet-Data'.D927];&quot; &quot;;IF(EXACT(['Sheet-Data'.E927];&quot;true&quot;);&quot;cell-a-time &quot;;&quot;&quot;);['Sheet-Data'.F927]))" office:value-type="string" office:string-value="    ">
            <text:p><text:s text:c="4"/></text:p>
          </table:table-cell>
          <table:table-cell table:style-name="ce5" table:formula="of:=['Sheet-Data'.G927]" office:value-type="float" office:value="0">
            <text:p>0</text:p>
          </table:table-cell>
          <table:table-cell table:formula="of:=['Sheet-Data'.L927]" office:value-type="float" office:value="0">
            <text:p>0</text:p>
          </table:table-cell>
          <table:table-cell table:formula="of:=['Sheet-Data'.H92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28];&quot; &quot;;['Sheet-Data'.B928];&quot; &quot;;['Sheet-Data'.C928];&quot; &quot;;['Sheet-Data'.D928];&quot; &quot;;IF(EXACT(['Sheet-Data'.E928];&quot;true&quot;);&quot;cell-a-time &quot;;&quot;&quot;);['Sheet-Data'.F928]))" office:value-type="string" office:string-value="    ">
            <text:p><text:s text:c="4"/></text:p>
          </table:table-cell>
          <table:table-cell table:style-name="ce5" table:formula="of:=['Sheet-Data'.G928]" office:value-type="float" office:value="0">
            <text:p>0</text:p>
          </table:table-cell>
          <table:table-cell table:formula="of:=['Sheet-Data'.L928]" office:value-type="float" office:value="0">
            <text:p>0</text:p>
          </table:table-cell>
          <table:table-cell table:formula="of:=['Sheet-Data'.H92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29];&quot; &quot;;['Sheet-Data'.B929];&quot; &quot;;['Sheet-Data'.C929];&quot; &quot;;['Sheet-Data'.D929];&quot; &quot;;IF(EXACT(['Sheet-Data'.E929];&quot;true&quot;);&quot;cell-a-time &quot;;&quot;&quot;);['Sheet-Data'.F929]))" office:value-type="string" office:string-value="    ">
            <text:p><text:s text:c="4"/></text:p>
          </table:table-cell>
          <table:table-cell table:style-name="ce5" table:formula="of:=['Sheet-Data'.G929]" office:value-type="float" office:value="0">
            <text:p>0</text:p>
          </table:table-cell>
          <table:table-cell table:formula="of:=['Sheet-Data'.L929]" office:value-type="float" office:value="0">
            <text:p>0</text:p>
          </table:table-cell>
          <table:table-cell table:formula="of:=['Sheet-Data'.H92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30];&quot; &quot;;['Sheet-Data'.B930];&quot; &quot;;['Sheet-Data'.C930];&quot; &quot;;['Sheet-Data'.D930];&quot; &quot;;IF(EXACT(['Sheet-Data'.E930];&quot;true&quot;);&quot;cell-a-time &quot;;&quot;&quot;);['Sheet-Data'.F930]))" office:value-type="string" office:string-value="    ">
            <text:p><text:s text:c="4"/></text:p>
          </table:table-cell>
          <table:table-cell table:style-name="ce5" table:formula="of:=['Sheet-Data'.G930]" office:value-type="float" office:value="0">
            <text:p>0</text:p>
          </table:table-cell>
          <table:table-cell table:formula="of:=['Sheet-Data'.L930]" office:value-type="float" office:value="0">
            <text:p>0</text:p>
          </table:table-cell>
          <table:table-cell table:formula="of:=['Sheet-Data'.H93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31];&quot; &quot;;['Sheet-Data'.B931];&quot; &quot;;['Sheet-Data'.C931];&quot; &quot;;['Sheet-Data'.D931];&quot; &quot;;IF(EXACT(['Sheet-Data'.E931];&quot;true&quot;);&quot;cell-a-time &quot;;&quot;&quot;);['Sheet-Data'.F931]))" office:value-type="string" office:string-value="    ">
            <text:p><text:s text:c="4"/></text:p>
          </table:table-cell>
          <table:table-cell table:style-name="ce5" table:formula="of:=['Sheet-Data'.G931]" office:value-type="float" office:value="0">
            <text:p>0</text:p>
          </table:table-cell>
          <table:table-cell table:formula="of:=['Sheet-Data'.L931]" office:value-type="float" office:value="0">
            <text:p>0</text:p>
          </table:table-cell>
          <table:table-cell table:formula="of:=['Sheet-Data'.H93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32];&quot; &quot;;['Sheet-Data'.B932];&quot; &quot;;['Sheet-Data'.C932];&quot; &quot;;['Sheet-Data'.D932];&quot; &quot;;IF(EXACT(['Sheet-Data'.E932];&quot;true&quot;);&quot;cell-a-time &quot;;&quot;&quot;);['Sheet-Data'.F932]))" office:value-type="string" office:string-value="    ">
            <text:p><text:s text:c="4"/></text:p>
          </table:table-cell>
          <table:table-cell table:style-name="ce5" table:formula="of:=['Sheet-Data'.G932]" office:value-type="float" office:value="0">
            <text:p>0</text:p>
          </table:table-cell>
          <table:table-cell table:formula="of:=['Sheet-Data'.L932]" office:value-type="float" office:value="0">
            <text:p>0</text:p>
          </table:table-cell>
          <table:table-cell table:formula="of:=['Sheet-Data'.H93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33];&quot; &quot;;['Sheet-Data'.B933];&quot; &quot;;['Sheet-Data'.C933];&quot; &quot;;['Sheet-Data'.D933];&quot; &quot;;IF(EXACT(['Sheet-Data'.E933];&quot;true&quot;);&quot;cell-a-time &quot;;&quot;&quot;);['Sheet-Data'.F933]))" office:value-type="string" office:string-value="    ">
            <text:p><text:s text:c="4"/></text:p>
          </table:table-cell>
          <table:table-cell table:style-name="ce5" table:formula="of:=['Sheet-Data'.G933]" office:value-type="float" office:value="0">
            <text:p>0</text:p>
          </table:table-cell>
          <table:table-cell table:formula="of:=['Sheet-Data'.L933]" office:value-type="float" office:value="0">
            <text:p>0</text:p>
          </table:table-cell>
          <table:table-cell table:formula="of:=['Sheet-Data'.H93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34];&quot; &quot;;['Sheet-Data'.B934];&quot; &quot;;['Sheet-Data'.C934];&quot; &quot;;['Sheet-Data'.D934];&quot; &quot;;IF(EXACT(['Sheet-Data'.E934];&quot;true&quot;);&quot;cell-a-time &quot;;&quot;&quot;);['Sheet-Data'.F934]))" office:value-type="string" office:string-value="    ">
            <text:p><text:s text:c="4"/></text:p>
          </table:table-cell>
          <table:table-cell table:style-name="ce5" table:formula="of:=['Sheet-Data'.G934]" office:value-type="float" office:value="0">
            <text:p>0</text:p>
          </table:table-cell>
          <table:table-cell table:formula="of:=['Sheet-Data'.L934]" office:value-type="float" office:value="0">
            <text:p>0</text:p>
          </table:table-cell>
          <table:table-cell table:formula="of:=['Sheet-Data'.H93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35];&quot; &quot;;['Sheet-Data'.B935];&quot; &quot;;['Sheet-Data'.C935];&quot; &quot;;['Sheet-Data'.D935];&quot; &quot;;IF(EXACT(['Sheet-Data'.E935];&quot;true&quot;);&quot;cell-a-time &quot;;&quot;&quot;);['Sheet-Data'.F935]))" office:value-type="string" office:string-value="    ">
            <text:p><text:s text:c="4"/></text:p>
          </table:table-cell>
          <table:table-cell table:style-name="ce5" table:formula="of:=['Sheet-Data'.G935]" office:value-type="float" office:value="0">
            <text:p>0</text:p>
          </table:table-cell>
          <table:table-cell table:formula="of:=['Sheet-Data'.L935]" office:value-type="float" office:value="0">
            <text:p>0</text:p>
          </table:table-cell>
          <table:table-cell table:formula="of:=['Sheet-Data'.H93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36];&quot; &quot;;['Sheet-Data'.B936];&quot; &quot;;['Sheet-Data'.C936];&quot; &quot;;['Sheet-Data'.D936];&quot; &quot;;IF(EXACT(['Sheet-Data'.E936];&quot;true&quot;);&quot;cell-a-time &quot;;&quot;&quot;);['Sheet-Data'.F936]))" office:value-type="string" office:string-value="    ">
            <text:p><text:s text:c="4"/></text:p>
          </table:table-cell>
          <table:table-cell table:style-name="ce5" table:formula="of:=['Sheet-Data'.G936]" office:value-type="float" office:value="0">
            <text:p>0</text:p>
          </table:table-cell>
          <table:table-cell table:formula="of:=['Sheet-Data'.L936]" office:value-type="float" office:value="0">
            <text:p>0</text:p>
          </table:table-cell>
          <table:table-cell table:formula="of:=['Sheet-Data'.H93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37];&quot; &quot;;['Sheet-Data'.B937];&quot; &quot;;['Sheet-Data'.C937];&quot; &quot;;['Sheet-Data'.D937];&quot; &quot;;IF(EXACT(['Sheet-Data'.E937];&quot;true&quot;);&quot;cell-a-time &quot;;&quot;&quot;);['Sheet-Data'.F937]))" office:value-type="string" office:string-value="    ">
            <text:p><text:s text:c="4"/></text:p>
          </table:table-cell>
          <table:table-cell table:style-name="ce5" table:formula="of:=['Sheet-Data'.G937]" office:value-type="float" office:value="0">
            <text:p>0</text:p>
          </table:table-cell>
          <table:table-cell table:formula="of:=['Sheet-Data'.L937]" office:value-type="float" office:value="0">
            <text:p>0</text:p>
          </table:table-cell>
          <table:table-cell table:formula="of:=['Sheet-Data'.H93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38];&quot; &quot;;['Sheet-Data'.B938];&quot; &quot;;['Sheet-Data'.C938];&quot; &quot;;['Sheet-Data'.D938];&quot; &quot;;IF(EXACT(['Sheet-Data'.E938];&quot;true&quot;);&quot;cell-a-time &quot;;&quot;&quot;);['Sheet-Data'.F938]))" office:value-type="string" office:string-value="    ">
            <text:p><text:s text:c="4"/></text:p>
          </table:table-cell>
          <table:table-cell table:style-name="ce5" table:formula="of:=['Sheet-Data'.G938]" office:value-type="float" office:value="0">
            <text:p>0</text:p>
          </table:table-cell>
          <table:table-cell table:formula="of:=['Sheet-Data'.L938]" office:value-type="float" office:value="0">
            <text:p>0</text:p>
          </table:table-cell>
          <table:table-cell table:formula="of:=['Sheet-Data'.H93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39];&quot; &quot;;['Sheet-Data'.B939];&quot; &quot;;['Sheet-Data'.C939];&quot; &quot;;['Sheet-Data'.D939];&quot; &quot;;IF(EXACT(['Sheet-Data'.E939];&quot;true&quot;);&quot;cell-a-time &quot;;&quot;&quot;);['Sheet-Data'.F939]))" office:value-type="string" office:string-value="    ">
            <text:p><text:s text:c="4"/></text:p>
          </table:table-cell>
          <table:table-cell table:style-name="ce5" table:formula="of:=['Sheet-Data'.G939]" office:value-type="float" office:value="0">
            <text:p>0</text:p>
          </table:table-cell>
          <table:table-cell table:formula="of:=['Sheet-Data'.L939]" office:value-type="float" office:value="0">
            <text:p>0</text:p>
          </table:table-cell>
          <table:table-cell table:formula="of:=['Sheet-Data'.H93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40];&quot; &quot;;['Sheet-Data'.B940];&quot; &quot;;['Sheet-Data'.C940];&quot; &quot;;['Sheet-Data'.D940];&quot; &quot;;IF(EXACT(['Sheet-Data'.E940];&quot;true&quot;);&quot;cell-a-time &quot;;&quot;&quot;);['Sheet-Data'.F940]))" office:value-type="string" office:string-value="    ">
            <text:p><text:s text:c="4"/></text:p>
          </table:table-cell>
          <table:table-cell table:style-name="ce5" table:formula="of:=['Sheet-Data'.G940]" office:value-type="float" office:value="0">
            <text:p>0</text:p>
          </table:table-cell>
          <table:table-cell table:formula="of:=['Sheet-Data'.L940]" office:value-type="float" office:value="0">
            <text:p>0</text:p>
          </table:table-cell>
          <table:table-cell table:formula="of:=['Sheet-Data'.H94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41];&quot; &quot;;['Sheet-Data'.B941];&quot; &quot;;['Sheet-Data'.C941];&quot; &quot;;['Sheet-Data'.D941];&quot; &quot;;IF(EXACT(['Sheet-Data'.E941];&quot;true&quot;);&quot;cell-a-time &quot;;&quot;&quot;);['Sheet-Data'.F941]))" office:value-type="string" office:string-value="    ">
            <text:p><text:s text:c="4"/></text:p>
          </table:table-cell>
          <table:table-cell table:style-name="ce5" table:formula="of:=['Sheet-Data'.G941]" office:value-type="float" office:value="0">
            <text:p>0</text:p>
          </table:table-cell>
          <table:table-cell table:formula="of:=['Sheet-Data'.L941]" office:value-type="float" office:value="0">
            <text:p>0</text:p>
          </table:table-cell>
          <table:table-cell table:formula="of:=['Sheet-Data'.H94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42];&quot; &quot;;['Sheet-Data'.B942];&quot; &quot;;['Sheet-Data'.C942];&quot; &quot;;['Sheet-Data'.D942];&quot; &quot;;IF(EXACT(['Sheet-Data'.E942];&quot;true&quot;);&quot;cell-a-time &quot;;&quot;&quot;);['Sheet-Data'.F942]))" office:value-type="string" office:string-value="    ">
            <text:p><text:s text:c="4"/></text:p>
          </table:table-cell>
          <table:table-cell table:style-name="ce5" table:formula="of:=['Sheet-Data'.G942]" office:value-type="float" office:value="0">
            <text:p>0</text:p>
          </table:table-cell>
          <table:table-cell table:formula="of:=['Sheet-Data'.L942]" office:value-type="float" office:value="0">
            <text:p>0</text:p>
          </table:table-cell>
          <table:table-cell table:formula="of:=['Sheet-Data'.H94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43];&quot; &quot;;['Sheet-Data'.B943];&quot; &quot;;['Sheet-Data'.C943];&quot; &quot;;['Sheet-Data'.D943];&quot; &quot;;IF(EXACT(['Sheet-Data'.E943];&quot;true&quot;);&quot;cell-a-time &quot;;&quot;&quot;);['Sheet-Data'.F943]))" office:value-type="string" office:string-value="    ">
            <text:p><text:s text:c="4"/></text:p>
          </table:table-cell>
          <table:table-cell table:style-name="ce5" table:formula="of:=['Sheet-Data'.G943]" office:value-type="float" office:value="0">
            <text:p>0</text:p>
          </table:table-cell>
          <table:table-cell table:formula="of:=['Sheet-Data'.L943]" office:value-type="float" office:value="0">
            <text:p>0</text:p>
          </table:table-cell>
          <table:table-cell table:formula="of:=['Sheet-Data'.H94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44];&quot; &quot;;['Sheet-Data'.B944];&quot; &quot;;['Sheet-Data'.C944];&quot; &quot;;['Sheet-Data'.D944];&quot; &quot;;IF(EXACT(['Sheet-Data'.E944];&quot;true&quot;);&quot;cell-a-time &quot;;&quot;&quot;);['Sheet-Data'.F944]))" office:value-type="string" office:string-value="    ">
            <text:p><text:s text:c="4"/></text:p>
          </table:table-cell>
          <table:table-cell table:style-name="ce5" table:formula="of:=['Sheet-Data'.G944]" office:value-type="float" office:value="0">
            <text:p>0</text:p>
          </table:table-cell>
          <table:table-cell table:formula="of:=['Sheet-Data'.L944]" office:value-type="float" office:value="0">
            <text:p>0</text:p>
          </table:table-cell>
          <table:table-cell table:formula="of:=['Sheet-Data'.H94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45];&quot; &quot;;['Sheet-Data'.B945];&quot; &quot;;['Sheet-Data'.C945];&quot; &quot;;['Sheet-Data'.D945];&quot; &quot;;IF(EXACT(['Sheet-Data'.E945];&quot;true&quot;);&quot;cell-a-time &quot;;&quot;&quot;);['Sheet-Data'.F945]))" office:value-type="string" office:string-value="    ">
            <text:p><text:s text:c="4"/></text:p>
          </table:table-cell>
          <table:table-cell table:style-name="ce5" table:formula="of:=['Sheet-Data'.G945]" office:value-type="float" office:value="0">
            <text:p>0</text:p>
          </table:table-cell>
          <table:table-cell table:formula="of:=['Sheet-Data'.L945]" office:value-type="float" office:value="0">
            <text:p>0</text:p>
          </table:table-cell>
          <table:table-cell table:formula="of:=['Sheet-Data'.H94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46];&quot; &quot;;['Sheet-Data'.B946];&quot; &quot;;['Sheet-Data'.C946];&quot; &quot;;['Sheet-Data'.D946];&quot; &quot;;IF(EXACT(['Sheet-Data'.E946];&quot;true&quot;);&quot;cell-a-time &quot;;&quot;&quot;);['Sheet-Data'.F946]))" office:value-type="string" office:string-value="    ">
            <text:p><text:s text:c="4"/></text:p>
          </table:table-cell>
          <table:table-cell table:style-name="ce5" table:formula="of:=['Sheet-Data'.G946]" office:value-type="float" office:value="0">
            <text:p>0</text:p>
          </table:table-cell>
          <table:table-cell table:formula="of:=['Sheet-Data'.L946]" office:value-type="float" office:value="0">
            <text:p>0</text:p>
          </table:table-cell>
          <table:table-cell table:formula="of:=['Sheet-Data'.H94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47];&quot; &quot;;['Sheet-Data'.B947];&quot; &quot;;['Sheet-Data'.C947];&quot; &quot;;['Sheet-Data'.D947];&quot; &quot;;IF(EXACT(['Sheet-Data'.E947];&quot;true&quot;);&quot;cell-a-time &quot;;&quot;&quot;);['Sheet-Data'.F947]))" office:value-type="string" office:string-value="    ">
            <text:p><text:s text:c="4"/></text:p>
          </table:table-cell>
          <table:table-cell table:style-name="ce5" table:formula="of:=['Sheet-Data'.G947]" office:value-type="float" office:value="0">
            <text:p>0</text:p>
          </table:table-cell>
          <table:table-cell table:formula="of:=['Sheet-Data'.L947]" office:value-type="float" office:value="0">
            <text:p>0</text:p>
          </table:table-cell>
          <table:table-cell table:formula="of:=['Sheet-Data'.H94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48];&quot; &quot;;['Sheet-Data'.B948];&quot; &quot;;['Sheet-Data'.C948];&quot; &quot;;['Sheet-Data'.D948];&quot; &quot;;IF(EXACT(['Sheet-Data'.E948];&quot;true&quot;);&quot;cell-a-time &quot;;&quot;&quot;);['Sheet-Data'.F948]))" office:value-type="string" office:string-value="    ">
            <text:p><text:s text:c="4"/></text:p>
          </table:table-cell>
          <table:table-cell table:style-name="ce5" table:formula="of:=['Sheet-Data'.G948]" office:value-type="float" office:value="0">
            <text:p>0</text:p>
          </table:table-cell>
          <table:table-cell table:formula="of:=['Sheet-Data'.L948]" office:value-type="float" office:value="0">
            <text:p>0</text:p>
          </table:table-cell>
          <table:table-cell table:formula="of:=['Sheet-Data'.H94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49];&quot; &quot;;['Sheet-Data'.B949];&quot; &quot;;['Sheet-Data'.C949];&quot; &quot;;['Sheet-Data'.D949];&quot; &quot;;IF(EXACT(['Sheet-Data'.E949];&quot;true&quot;);&quot;cell-a-time &quot;;&quot;&quot;);['Sheet-Data'.F949]))" office:value-type="string" office:string-value="    ">
            <text:p><text:s text:c="4"/></text:p>
          </table:table-cell>
          <table:table-cell table:style-name="ce5" table:formula="of:=['Sheet-Data'.G949]" office:value-type="float" office:value="0">
            <text:p>0</text:p>
          </table:table-cell>
          <table:table-cell table:formula="of:=['Sheet-Data'.L949]" office:value-type="float" office:value="0">
            <text:p>0</text:p>
          </table:table-cell>
          <table:table-cell table:formula="of:=['Sheet-Data'.H94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50];&quot; &quot;;['Sheet-Data'.B950];&quot; &quot;;['Sheet-Data'.C950];&quot; &quot;;['Sheet-Data'.D950];&quot; &quot;;IF(EXACT(['Sheet-Data'.E950];&quot;true&quot;);&quot;cell-a-time &quot;;&quot;&quot;);['Sheet-Data'.F950]))" office:value-type="string" office:string-value="    ">
            <text:p><text:s text:c="4"/></text:p>
          </table:table-cell>
          <table:table-cell table:style-name="ce5" table:formula="of:=['Sheet-Data'.G950]" office:value-type="float" office:value="0">
            <text:p>0</text:p>
          </table:table-cell>
          <table:table-cell table:formula="of:=['Sheet-Data'.L950]" office:value-type="float" office:value="0">
            <text:p>0</text:p>
          </table:table-cell>
          <table:table-cell table:formula="of:=['Sheet-Data'.H95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51];&quot; &quot;;['Sheet-Data'.B951];&quot; &quot;;['Sheet-Data'.C951];&quot; &quot;;['Sheet-Data'.D951];&quot; &quot;;IF(EXACT(['Sheet-Data'.E951];&quot;true&quot;);&quot;cell-a-time &quot;;&quot;&quot;);['Sheet-Data'.F951]))" office:value-type="string" office:string-value="    ">
            <text:p><text:s text:c="4"/></text:p>
          </table:table-cell>
          <table:table-cell table:style-name="ce5" table:formula="of:=['Sheet-Data'.G951]" office:value-type="float" office:value="0">
            <text:p>0</text:p>
          </table:table-cell>
          <table:table-cell table:formula="of:=['Sheet-Data'.L951]" office:value-type="float" office:value="0">
            <text:p>0</text:p>
          </table:table-cell>
          <table:table-cell table:formula="of:=['Sheet-Data'.H95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52];&quot; &quot;;['Sheet-Data'.B952];&quot; &quot;;['Sheet-Data'.C952];&quot; &quot;;['Sheet-Data'.D952];&quot; &quot;;IF(EXACT(['Sheet-Data'.E952];&quot;true&quot;);&quot;cell-a-time &quot;;&quot;&quot;);['Sheet-Data'.F952]))" office:value-type="string" office:string-value="    ">
            <text:p><text:s text:c="4"/></text:p>
          </table:table-cell>
          <table:table-cell table:style-name="ce5" table:formula="of:=['Sheet-Data'.G952]" office:value-type="float" office:value="0">
            <text:p>0</text:p>
          </table:table-cell>
          <table:table-cell table:formula="of:=['Sheet-Data'.L952]" office:value-type="float" office:value="0">
            <text:p>0</text:p>
          </table:table-cell>
          <table:table-cell table:formula="of:=['Sheet-Data'.H95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53];&quot; &quot;;['Sheet-Data'.B953];&quot; &quot;;['Sheet-Data'.C953];&quot; &quot;;['Sheet-Data'.D953];&quot; &quot;;IF(EXACT(['Sheet-Data'.E953];&quot;true&quot;);&quot;cell-a-time &quot;;&quot;&quot;);['Sheet-Data'.F953]))" office:value-type="string" office:string-value="    ">
            <text:p><text:s text:c="4"/></text:p>
          </table:table-cell>
          <table:table-cell table:style-name="ce5" table:formula="of:=['Sheet-Data'.G953]" office:value-type="float" office:value="0">
            <text:p>0</text:p>
          </table:table-cell>
          <table:table-cell table:formula="of:=['Sheet-Data'.L953]" office:value-type="float" office:value="0">
            <text:p>0</text:p>
          </table:table-cell>
          <table:table-cell table:formula="of:=['Sheet-Data'.H95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54];&quot; &quot;;['Sheet-Data'.B954];&quot; &quot;;['Sheet-Data'.C954];&quot; &quot;;['Sheet-Data'.D954];&quot; &quot;;IF(EXACT(['Sheet-Data'.E954];&quot;true&quot;);&quot;cell-a-time &quot;;&quot;&quot;);['Sheet-Data'.F954]))" office:value-type="string" office:string-value="    ">
            <text:p><text:s text:c="4"/></text:p>
          </table:table-cell>
          <table:table-cell table:style-name="ce5" table:formula="of:=['Sheet-Data'.G954]" office:value-type="float" office:value="0">
            <text:p>0</text:p>
          </table:table-cell>
          <table:table-cell table:formula="of:=['Sheet-Data'.L954]" office:value-type="float" office:value="0">
            <text:p>0</text:p>
          </table:table-cell>
          <table:table-cell table:formula="of:=['Sheet-Data'.H95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55];&quot; &quot;;['Sheet-Data'.B955];&quot; &quot;;['Sheet-Data'.C955];&quot; &quot;;['Sheet-Data'.D955];&quot; &quot;;IF(EXACT(['Sheet-Data'.E955];&quot;true&quot;);&quot;cell-a-time &quot;;&quot;&quot;);['Sheet-Data'.F955]))" office:value-type="string" office:string-value="    ">
            <text:p><text:s text:c="4"/></text:p>
          </table:table-cell>
          <table:table-cell table:style-name="ce5" table:formula="of:=['Sheet-Data'.G955]" office:value-type="float" office:value="0">
            <text:p>0</text:p>
          </table:table-cell>
          <table:table-cell table:formula="of:=['Sheet-Data'.L955]" office:value-type="float" office:value="0">
            <text:p>0</text:p>
          </table:table-cell>
          <table:table-cell table:formula="of:=['Sheet-Data'.H95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56];&quot; &quot;;['Sheet-Data'.B956];&quot; &quot;;['Sheet-Data'.C956];&quot; &quot;;['Sheet-Data'.D956];&quot; &quot;;IF(EXACT(['Sheet-Data'.E956];&quot;true&quot;);&quot;cell-a-time &quot;;&quot;&quot;);['Sheet-Data'.F956]))" office:value-type="string" office:string-value="    ">
            <text:p><text:s text:c="4"/></text:p>
          </table:table-cell>
          <table:table-cell table:style-name="ce5" table:formula="of:=['Sheet-Data'.G956]" office:value-type="float" office:value="0">
            <text:p>0</text:p>
          </table:table-cell>
          <table:table-cell table:formula="of:=['Sheet-Data'.L956]" office:value-type="float" office:value="0">
            <text:p>0</text:p>
          </table:table-cell>
          <table:table-cell table:formula="of:=['Sheet-Data'.H95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57];&quot; &quot;;['Sheet-Data'.B957];&quot; &quot;;['Sheet-Data'.C957];&quot; &quot;;['Sheet-Data'.D957];&quot; &quot;;IF(EXACT(['Sheet-Data'.E957];&quot;true&quot;);&quot;cell-a-time &quot;;&quot;&quot;);['Sheet-Data'.F957]))" office:value-type="string" office:string-value="    ">
            <text:p><text:s text:c="4"/></text:p>
          </table:table-cell>
          <table:table-cell table:style-name="ce5" table:formula="of:=['Sheet-Data'.G957]" office:value-type="float" office:value="0">
            <text:p>0</text:p>
          </table:table-cell>
          <table:table-cell table:formula="of:=['Sheet-Data'.L957]" office:value-type="float" office:value="0">
            <text:p>0</text:p>
          </table:table-cell>
          <table:table-cell table:formula="of:=['Sheet-Data'.H95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58];&quot; &quot;;['Sheet-Data'.B958];&quot; &quot;;['Sheet-Data'.C958];&quot; &quot;;['Sheet-Data'.D958];&quot; &quot;;IF(EXACT(['Sheet-Data'.E958];&quot;true&quot;);&quot;cell-a-time &quot;;&quot;&quot;);['Sheet-Data'.F958]))" office:value-type="string" office:string-value="    ">
            <text:p><text:s text:c="4"/></text:p>
          </table:table-cell>
          <table:table-cell table:style-name="ce5" table:formula="of:=['Sheet-Data'.G958]" office:value-type="float" office:value="0">
            <text:p>0</text:p>
          </table:table-cell>
          <table:table-cell table:formula="of:=['Sheet-Data'.L958]" office:value-type="float" office:value="0">
            <text:p>0</text:p>
          </table:table-cell>
          <table:table-cell table:formula="of:=['Sheet-Data'.H95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59];&quot; &quot;;['Sheet-Data'.B959];&quot; &quot;;['Sheet-Data'.C959];&quot; &quot;;['Sheet-Data'.D959];&quot; &quot;;IF(EXACT(['Sheet-Data'.E959];&quot;true&quot;);&quot;cell-a-time &quot;;&quot;&quot;);['Sheet-Data'.F959]))" office:value-type="string" office:string-value="    ">
            <text:p><text:s text:c="4"/></text:p>
          </table:table-cell>
          <table:table-cell table:style-name="ce5" table:formula="of:=['Sheet-Data'.G959]" office:value-type="float" office:value="0">
            <text:p>0</text:p>
          </table:table-cell>
          <table:table-cell table:formula="of:=['Sheet-Data'.L959]" office:value-type="float" office:value="0">
            <text:p>0</text:p>
          </table:table-cell>
          <table:table-cell table:formula="of:=['Sheet-Data'.H95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60];&quot; &quot;;['Sheet-Data'.B960];&quot; &quot;;['Sheet-Data'.C960];&quot; &quot;;['Sheet-Data'.D960];&quot; &quot;;IF(EXACT(['Sheet-Data'.E960];&quot;true&quot;);&quot;cell-a-time &quot;;&quot;&quot;);['Sheet-Data'.F960]))" office:value-type="string" office:string-value="    ">
            <text:p><text:s text:c="4"/></text:p>
          </table:table-cell>
          <table:table-cell table:style-name="ce5" table:formula="of:=['Sheet-Data'.G960]" office:value-type="float" office:value="0">
            <text:p>0</text:p>
          </table:table-cell>
          <table:table-cell table:formula="of:=['Sheet-Data'.L960]" office:value-type="float" office:value="0">
            <text:p>0</text:p>
          </table:table-cell>
          <table:table-cell table:formula="of:=['Sheet-Data'.H96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61];&quot; &quot;;['Sheet-Data'.B961];&quot; &quot;;['Sheet-Data'.C961];&quot; &quot;;['Sheet-Data'.D961];&quot; &quot;;IF(EXACT(['Sheet-Data'.E961];&quot;true&quot;);&quot;cell-a-time &quot;;&quot;&quot;);['Sheet-Data'.F961]))" office:value-type="string" office:string-value="    ">
            <text:p><text:s text:c="4"/></text:p>
          </table:table-cell>
          <table:table-cell table:style-name="ce5" table:formula="of:=['Sheet-Data'.G961]" office:value-type="float" office:value="0">
            <text:p>0</text:p>
          </table:table-cell>
          <table:table-cell table:formula="of:=['Sheet-Data'.L961]" office:value-type="float" office:value="0">
            <text:p>0</text:p>
          </table:table-cell>
          <table:table-cell table:formula="of:=['Sheet-Data'.H96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62];&quot; &quot;;['Sheet-Data'.B962];&quot; &quot;;['Sheet-Data'.C962];&quot; &quot;;['Sheet-Data'.D962];&quot; &quot;;IF(EXACT(['Sheet-Data'.E962];&quot;true&quot;);&quot;cell-a-time &quot;;&quot;&quot;);['Sheet-Data'.F962]))" office:value-type="string" office:string-value="    ">
            <text:p><text:s text:c="4"/></text:p>
          </table:table-cell>
          <table:table-cell table:style-name="ce5" table:formula="of:=['Sheet-Data'.G962]" office:value-type="float" office:value="0">
            <text:p>0</text:p>
          </table:table-cell>
          <table:table-cell table:formula="of:=['Sheet-Data'.L962]" office:value-type="float" office:value="0">
            <text:p>0</text:p>
          </table:table-cell>
          <table:table-cell table:formula="of:=['Sheet-Data'.H96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63];&quot; &quot;;['Sheet-Data'.B963];&quot; &quot;;['Sheet-Data'.C963];&quot; &quot;;['Sheet-Data'.D963];&quot; &quot;;IF(EXACT(['Sheet-Data'.E963];&quot;true&quot;);&quot;cell-a-time &quot;;&quot;&quot;);['Sheet-Data'.F963]))" office:value-type="string" office:string-value="    ">
            <text:p><text:s text:c="4"/></text:p>
          </table:table-cell>
          <table:table-cell table:style-name="ce5" table:formula="of:=['Sheet-Data'.G963]" office:value-type="float" office:value="0">
            <text:p>0</text:p>
          </table:table-cell>
          <table:table-cell table:formula="of:=['Sheet-Data'.L963]" office:value-type="float" office:value="0">
            <text:p>0</text:p>
          </table:table-cell>
          <table:table-cell table:formula="of:=['Sheet-Data'.H96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64];&quot; &quot;;['Sheet-Data'.B964];&quot; &quot;;['Sheet-Data'.C964];&quot; &quot;;['Sheet-Data'.D964];&quot; &quot;;IF(EXACT(['Sheet-Data'.E964];&quot;true&quot;);&quot;cell-a-time &quot;;&quot;&quot;);['Sheet-Data'.F964]))" office:value-type="string" office:string-value="    ">
            <text:p><text:s text:c="4"/></text:p>
          </table:table-cell>
          <table:table-cell table:style-name="ce5" table:formula="of:=['Sheet-Data'.G964]" office:value-type="float" office:value="0">
            <text:p>0</text:p>
          </table:table-cell>
          <table:table-cell table:formula="of:=['Sheet-Data'.L964]" office:value-type="float" office:value="0">
            <text:p>0</text:p>
          </table:table-cell>
          <table:table-cell table:formula="of:=['Sheet-Data'.H96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65];&quot; &quot;;['Sheet-Data'.B965];&quot; &quot;;['Sheet-Data'.C965];&quot; &quot;;['Sheet-Data'.D965];&quot; &quot;;IF(EXACT(['Sheet-Data'.E965];&quot;true&quot;);&quot;cell-a-time &quot;;&quot;&quot;);['Sheet-Data'.F965]))" office:value-type="string" office:string-value="    ">
            <text:p><text:s text:c="4"/></text:p>
          </table:table-cell>
          <table:table-cell table:style-name="ce5" table:formula="of:=['Sheet-Data'.G965]" office:value-type="float" office:value="0">
            <text:p>0</text:p>
          </table:table-cell>
          <table:table-cell table:formula="of:=['Sheet-Data'.L965]" office:value-type="float" office:value="0">
            <text:p>0</text:p>
          </table:table-cell>
          <table:table-cell table:formula="of:=['Sheet-Data'.H96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66];&quot; &quot;;['Sheet-Data'.B966];&quot; &quot;;['Sheet-Data'.C966];&quot; &quot;;['Sheet-Data'.D966];&quot; &quot;;IF(EXACT(['Sheet-Data'.E966];&quot;true&quot;);&quot;cell-a-time &quot;;&quot;&quot;);['Sheet-Data'.F966]))" office:value-type="string" office:string-value="    ">
            <text:p><text:s text:c="4"/></text:p>
          </table:table-cell>
          <table:table-cell table:style-name="ce5" table:formula="of:=['Sheet-Data'.G966]" office:value-type="float" office:value="0">
            <text:p>0</text:p>
          </table:table-cell>
          <table:table-cell table:formula="of:=['Sheet-Data'.L966]" office:value-type="float" office:value="0">
            <text:p>0</text:p>
          </table:table-cell>
          <table:table-cell table:formula="of:=['Sheet-Data'.H96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67];&quot; &quot;;['Sheet-Data'.B967];&quot; &quot;;['Sheet-Data'.C967];&quot; &quot;;['Sheet-Data'.D967];&quot; &quot;;IF(EXACT(['Sheet-Data'.E967];&quot;true&quot;);&quot;cell-a-time &quot;;&quot;&quot;);['Sheet-Data'.F967]))" office:value-type="string" office:string-value="    ">
            <text:p><text:s text:c="4"/></text:p>
          </table:table-cell>
          <table:table-cell table:style-name="ce5" table:formula="of:=['Sheet-Data'.G967]" office:value-type="float" office:value="0">
            <text:p>0</text:p>
          </table:table-cell>
          <table:table-cell table:formula="of:=['Sheet-Data'.L967]" office:value-type="float" office:value="0">
            <text:p>0</text:p>
          </table:table-cell>
          <table:table-cell table:formula="of:=['Sheet-Data'.H96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68];&quot; &quot;;['Sheet-Data'.B968];&quot; &quot;;['Sheet-Data'.C968];&quot; &quot;;['Sheet-Data'.D968];&quot; &quot;;IF(EXACT(['Sheet-Data'.E968];&quot;true&quot;);&quot;cell-a-time &quot;;&quot;&quot;);['Sheet-Data'.F968]))" office:value-type="string" office:string-value="    ">
            <text:p><text:s text:c="4"/></text:p>
          </table:table-cell>
          <table:table-cell table:style-name="ce5" table:formula="of:=['Sheet-Data'.G968]" office:value-type="float" office:value="0">
            <text:p>0</text:p>
          </table:table-cell>
          <table:table-cell table:formula="of:=['Sheet-Data'.L968]" office:value-type="float" office:value="0">
            <text:p>0</text:p>
          </table:table-cell>
          <table:table-cell table:formula="of:=['Sheet-Data'.H96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69];&quot; &quot;;['Sheet-Data'.B969];&quot; &quot;;['Sheet-Data'.C969];&quot; &quot;;['Sheet-Data'.D969];&quot; &quot;;IF(EXACT(['Sheet-Data'.E969];&quot;true&quot;);&quot;cell-a-time &quot;;&quot;&quot;);['Sheet-Data'.F969]))" office:value-type="string" office:string-value="    ">
            <text:p><text:s text:c="4"/></text:p>
          </table:table-cell>
          <table:table-cell table:style-name="ce5" table:formula="of:=['Sheet-Data'.G969]" office:value-type="float" office:value="0">
            <text:p>0</text:p>
          </table:table-cell>
          <table:table-cell table:formula="of:=['Sheet-Data'.L969]" office:value-type="float" office:value="0">
            <text:p>0</text:p>
          </table:table-cell>
          <table:table-cell table:formula="of:=['Sheet-Data'.H96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70];&quot; &quot;;['Sheet-Data'.B970];&quot; &quot;;['Sheet-Data'.C970];&quot; &quot;;['Sheet-Data'.D970];&quot; &quot;;IF(EXACT(['Sheet-Data'.E970];&quot;true&quot;);&quot;cell-a-time &quot;;&quot;&quot;);['Sheet-Data'.F970]))" office:value-type="string" office:string-value="    ">
            <text:p><text:s text:c="4"/></text:p>
          </table:table-cell>
          <table:table-cell table:style-name="ce5" table:formula="of:=['Sheet-Data'.G970]" office:value-type="float" office:value="0">
            <text:p>0</text:p>
          </table:table-cell>
          <table:table-cell table:formula="of:=['Sheet-Data'.L970]" office:value-type="float" office:value="0">
            <text:p>0</text:p>
          </table:table-cell>
          <table:table-cell table:formula="of:=['Sheet-Data'.H97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71];&quot; &quot;;['Sheet-Data'.B971];&quot; &quot;;['Sheet-Data'.C971];&quot; &quot;;['Sheet-Data'.D971];&quot; &quot;;IF(EXACT(['Sheet-Data'.E971];&quot;true&quot;);&quot;cell-a-time &quot;;&quot;&quot;);['Sheet-Data'.F971]))" office:value-type="string" office:string-value="    ">
            <text:p><text:s text:c="4"/></text:p>
          </table:table-cell>
          <table:table-cell table:style-name="ce5" table:formula="of:=['Sheet-Data'.G971]" office:value-type="float" office:value="0">
            <text:p>0</text:p>
          </table:table-cell>
          <table:table-cell table:formula="of:=['Sheet-Data'.L971]" office:value-type="float" office:value="0">
            <text:p>0</text:p>
          </table:table-cell>
          <table:table-cell table:formula="of:=['Sheet-Data'.H97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72];&quot; &quot;;['Sheet-Data'.B972];&quot; &quot;;['Sheet-Data'.C972];&quot; &quot;;['Sheet-Data'.D972];&quot; &quot;;IF(EXACT(['Sheet-Data'.E972];&quot;true&quot;);&quot;cell-a-time &quot;;&quot;&quot;);['Sheet-Data'.F972]))" office:value-type="string" office:string-value="    ">
            <text:p><text:s text:c="4"/></text:p>
          </table:table-cell>
          <table:table-cell table:style-name="ce5" table:formula="of:=['Sheet-Data'.G972]" office:value-type="float" office:value="0">
            <text:p>0</text:p>
          </table:table-cell>
          <table:table-cell table:formula="of:=['Sheet-Data'.L972]" office:value-type="float" office:value="0">
            <text:p>0</text:p>
          </table:table-cell>
          <table:table-cell table:formula="of:=['Sheet-Data'.H97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73];&quot; &quot;;['Sheet-Data'.B973];&quot; &quot;;['Sheet-Data'.C973];&quot; &quot;;['Sheet-Data'.D973];&quot; &quot;;IF(EXACT(['Sheet-Data'.E973];&quot;true&quot;);&quot;cell-a-time &quot;;&quot;&quot;);['Sheet-Data'.F973]))" office:value-type="string" office:string-value="    ">
            <text:p><text:s text:c="4"/></text:p>
          </table:table-cell>
          <table:table-cell table:style-name="ce5" table:formula="of:=['Sheet-Data'.G973]" office:value-type="float" office:value="0">
            <text:p>0</text:p>
          </table:table-cell>
          <table:table-cell table:formula="of:=['Sheet-Data'.L973]" office:value-type="float" office:value="0">
            <text:p>0</text:p>
          </table:table-cell>
          <table:table-cell table:formula="of:=['Sheet-Data'.H97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74];&quot; &quot;;['Sheet-Data'.B974];&quot; &quot;;['Sheet-Data'.C974];&quot; &quot;;['Sheet-Data'.D974];&quot; &quot;;IF(EXACT(['Sheet-Data'.E974];&quot;true&quot;);&quot;cell-a-time &quot;;&quot;&quot;);['Sheet-Data'.F974]))" office:value-type="string" office:string-value="    ">
            <text:p><text:s text:c="4"/></text:p>
          </table:table-cell>
          <table:table-cell table:style-name="ce5" table:formula="of:=['Sheet-Data'.G974]" office:value-type="float" office:value="0">
            <text:p>0</text:p>
          </table:table-cell>
          <table:table-cell table:formula="of:=['Sheet-Data'.L974]" office:value-type="float" office:value="0">
            <text:p>0</text:p>
          </table:table-cell>
          <table:table-cell table:formula="of:=['Sheet-Data'.H97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75];&quot; &quot;;['Sheet-Data'.B975];&quot; &quot;;['Sheet-Data'.C975];&quot; &quot;;['Sheet-Data'.D975];&quot; &quot;;IF(EXACT(['Sheet-Data'.E975];&quot;true&quot;);&quot;cell-a-time &quot;;&quot;&quot;);['Sheet-Data'.F975]))" office:value-type="string" office:string-value="    ">
            <text:p><text:s text:c="4"/></text:p>
          </table:table-cell>
          <table:table-cell table:style-name="ce5" table:formula="of:=['Sheet-Data'.G975]" office:value-type="float" office:value="0">
            <text:p>0</text:p>
          </table:table-cell>
          <table:table-cell table:formula="of:=['Sheet-Data'.L975]" office:value-type="float" office:value="0">
            <text:p>0</text:p>
          </table:table-cell>
          <table:table-cell table:formula="of:=['Sheet-Data'.H97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76];&quot; &quot;;['Sheet-Data'.B976];&quot; &quot;;['Sheet-Data'.C976];&quot; &quot;;['Sheet-Data'.D976];&quot; &quot;;IF(EXACT(['Sheet-Data'.E976];&quot;true&quot;);&quot;cell-a-time &quot;;&quot;&quot;);['Sheet-Data'.F976]))" office:value-type="string" office:string-value="    ">
            <text:p><text:s text:c="4"/></text:p>
          </table:table-cell>
          <table:table-cell table:style-name="ce5" table:formula="of:=['Sheet-Data'.G976]" office:value-type="float" office:value="0">
            <text:p>0</text:p>
          </table:table-cell>
          <table:table-cell table:formula="of:=['Sheet-Data'.L976]" office:value-type="float" office:value="0">
            <text:p>0</text:p>
          </table:table-cell>
          <table:table-cell table:formula="of:=['Sheet-Data'.H97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77];&quot; &quot;;['Sheet-Data'.B977];&quot; &quot;;['Sheet-Data'.C977];&quot; &quot;;['Sheet-Data'.D977];&quot; &quot;;IF(EXACT(['Sheet-Data'.E977];&quot;true&quot;);&quot;cell-a-time &quot;;&quot;&quot;);['Sheet-Data'.F977]))" office:value-type="string" office:string-value="    ">
            <text:p><text:s text:c="4"/></text:p>
          </table:table-cell>
          <table:table-cell table:style-name="ce5" table:formula="of:=['Sheet-Data'.G977]" office:value-type="float" office:value="0">
            <text:p>0</text:p>
          </table:table-cell>
          <table:table-cell table:formula="of:=['Sheet-Data'.L977]" office:value-type="float" office:value="0">
            <text:p>0</text:p>
          </table:table-cell>
          <table:table-cell table:formula="of:=['Sheet-Data'.H97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78];&quot; &quot;;['Sheet-Data'.B978];&quot; &quot;;['Sheet-Data'.C978];&quot; &quot;;['Sheet-Data'.D978];&quot; &quot;;IF(EXACT(['Sheet-Data'.E978];&quot;true&quot;);&quot;cell-a-time &quot;;&quot;&quot;);['Sheet-Data'.F978]))" office:value-type="string" office:string-value="    ">
            <text:p><text:s text:c="4"/></text:p>
          </table:table-cell>
          <table:table-cell table:style-name="ce5" table:formula="of:=['Sheet-Data'.G978]" office:value-type="float" office:value="0">
            <text:p>0</text:p>
          </table:table-cell>
          <table:table-cell table:formula="of:=['Sheet-Data'.L978]" office:value-type="float" office:value="0">
            <text:p>0</text:p>
          </table:table-cell>
          <table:table-cell table:formula="of:=['Sheet-Data'.H97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79];&quot; &quot;;['Sheet-Data'.B979];&quot; &quot;;['Sheet-Data'.C979];&quot; &quot;;['Sheet-Data'.D979];&quot; &quot;;IF(EXACT(['Sheet-Data'.E979];&quot;true&quot;);&quot;cell-a-time &quot;;&quot;&quot;);['Sheet-Data'.F979]))" office:value-type="string" office:string-value="    ">
            <text:p><text:s text:c="4"/></text:p>
          </table:table-cell>
          <table:table-cell table:style-name="ce5" table:formula="of:=['Sheet-Data'.G979]" office:value-type="float" office:value="0">
            <text:p>0</text:p>
          </table:table-cell>
          <table:table-cell table:formula="of:=['Sheet-Data'.L979]" office:value-type="float" office:value="0">
            <text:p>0</text:p>
          </table:table-cell>
          <table:table-cell table:formula="of:=['Sheet-Data'.H97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80];&quot; &quot;;['Sheet-Data'.B980];&quot; &quot;;['Sheet-Data'.C980];&quot; &quot;;['Sheet-Data'.D980];&quot; &quot;;IF(EXACT(['Sheet-Data'.E980];&quot;true&quot;);&quot;cell-a-time &quot;;&quot;&quot;);['Sheet-Data'.F980]))" office:value-type="string" office:string-value="    ">
            <text:p><text:s text:c="4"/></text:p>
          </table:table-cell>
          <table:table-cell table:style-name="ce5" table:formula="of:=['Sheet-Data'.G980]" office:value-type="float" office:value="0">
            <text:p>0</text:p>
          </table:table-cell>
          <table:table-cell table:formula="of:=['Sheet-Data'.L980]" office:value-type="float" office:value="0">
            <text:p>0</text:p>
          </table:table-cell>
          <table:table-cell table:formula="of:=['Sheet-Data'.H98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81];&quot; &quot;;['Sheet-Data'.B981];&quot; &quot;;['Sheet-Data'.C981];&quot; &quot;;['Sheet-Data'.D981];&quot; &quot;;IF(EXACT(['Sheet-Data'.E981];&quot;true&quot;);&quot;cell-a-time &quot;;&quot;&quot;);['Sheet-Data'.F981]))" office:value-type="string" office:string-value="    ">
            <text:p><text:s text:c="4"/></text:p>
          </table:table-cell>
          <table:table-cell table:style-name="ce5" table:formula="of:=['Sheet-Data'.G981]" office:value-type="float" office:value="0">
            <text:p>0</text:p>
          </table:table-cell>
          <table:table-cell table:formula="of:=['Sheet-Data'.L981]" office:value-type="float" office:value="0">
            <text:p>0</text:p>
          </table:table-cell>
          <table:table-cell table:formula="of:=['Sheet-Data'.H98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82];&quot; &quot;;['Sheet-Data'.B982];&quot; &quot;;['Sheet-Data'.C982];&quot; &quot;;['Sheet-Data'.D982];&quot; &quot;;IF(EXACT(['Sheet-Data'.E982];&quot;true&quot;);&quot;cell-a-time &quot;;&quot;&quot;);['Sheet-Data'.F982]))" office:value-type="string" office:string-value="    ">
            <text:p><text:s text:c="4"/></text:p>
          </table:table-cell>
          <table:table-cell table:style-name="ce5" table:formula="of:=['Sheet-Data'.G982]" office:value-type="float" office:value="0">
            <text:p>0</text:p>
          </table:table-cell>
          <table:table-cell table:formula="of:=['Sheet-Data'.L982]" office:value-type="float" office:value="0">
            <text:p>0</text:p>
          </table:table-cell>
          <table:table-cell table:formula="of:=['Sheet-Data'.H98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83];&quot; &quot;;['Sheet-Data'.B983];&quot; &quot;;['Sheet-Data'.C983];&quot; &quot;;['Sheet-Data'.D983];&quot; &quot;;IF(EXACT(['Sheet-Data'.E983];&quot;true&quot;);&quot;cell-a-time &quot;;&quot;&quot;);['Sheet-Data'.F983]))" office:value-type="string" office:string-value="    ">
            <text:p><text:s text:c="4"/></text:p>
          </table:table-cell>
          <table:table-cell table:style-name="ce5" table:formula="of:=['Sheet-Data'.G983]" office:value-type="float" office:value="0">
            <text:p>0</text:p>
          </table:table-cell>
          <table:table-cell table:formula="of:=['Sheet-Data'.L983]" office:value-type="float" office:value="0">
            <text:p>0</text:p>
          </table:table-cell>
          <table:table-cell table:formula="of:=['Sheet-Data'.H98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84];&quot; &quot;;['Sheet-Data'.B984];&quot; &quot;;['Sheet-Data'.C984];&quot; &quot;;['Sheet-Data'.D984];&quot; &quot;;IF(EXACT(['Sheet-Data'.E984];&quot;true&quot;);&quot;cell-a-time &quot;;&quot;&quot;);['Sheet-Data'.F984]))" office:value-type="string" office:string-value="    ">
            <text:p><text:s text:c="4"/></text:p>
          </table:table-cell>
          <table:table-cell table:style-name="ce5" table:formula="of:=['Sheet-Data'.G984]" office:value-type="float" office:value="0">
            <text:p>0</text:p>
          </table:table-cell>
          <table:table-cell table:formula="of:=['Sheet-Data'.L984]" office:value-type="float" office:value="0">
            <text:p>0</text:p>
          </table:table-cell>
          <table:table-cell table:formula="of:=['Sheet-Data'.H98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85];&quot; &quot;;['Sheet-Data'.B985];&quot; &quot;;['Sheet-Data'.C985];&quot; &quot;;['Sheet-Data'.D985];&quot; &quot;;IF(EXACT(['Sheet-Data'.E985];&quot;true&quot;);&quot;cell-a-time &quot;;&quot;&quot;);['Sheet-Data'.F985]))" office:value-type="string" office:string-value="    ">
            <text:p><text:s text:c="4"/></text:p>
          </table:table-cell>
          <table:table-cell table:style-name="ce5" table:formula="of:=['Sheet-Data'.G985]" office:value-type="float" office:value="0">
            <text:p>0</text:p>
          </table:table-cell>
          <table:table-cell table:formula="of:=['Sheet-Data'.L985]" office:value-type="float" office:value="0">
            <text:p>0</text:p>
          </table:table-cell>
          <table:table-cell table:formula="of:=['Sheet-Data'.H98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86];&quot; &quot;;['Sheet-Data'.B986];&quot; &quot;;['Sheet-Data'.C986];&quot; &quot;;['Sheet-Data'.D986];&quot; &quot;;IF(EXACT(['Sheet-Data'.E986];&quot;true&quot;);&quot;cell-a-time &quot;;&quot;&quot;);['Sheet-Data'.F986]))" office:value-type="string" office:string-value="    ">
            <text:p><text:s text:c="4"/></text:p>
          </table:table-cell>
          <table:table-cell table:style-name="ce5" table:formula="of:=['Sheet-Data'.G986]" office:value-type="float" office:value="0">
            <text:p>0</text:p>
          </table:table-cell>
          <table:table-cell table:formula="of:=['Sheet-Data'.L986]" office:value-type="float" office:value="0">
            <text:p>0</text:p>
          </table:table-cell>
          <table:table-cell table:formula="of:=['Sheet-Data'.H98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87];&quot; &quot;;['Sheet-Data'.B987];&quot; &quot;;['Sheet-Data'.C987];&quot; &quot;;['Sheet-Data'.D987];&quot; &quot;;IF(EXACT(['Sheet-Data'.E987];&quot;true&quot;);&quot;cell-a-time &quot;;&quot;&quot;);['Sheet-Data'.F987]))" office:value-type="string" office:string-value="    ">
            <text:p><text:s text:c="4"/></text:p>
          </table:table-cell>
          <table:table-cell table:style-name="ce5" table:formula="of:=['Sheet-Data'.G987]" office:value-type="float" office:value="0">
            <text:p>0</text:p>
          </table:table-cell>
          <table:table-cell table:formula="of:=['Sheet-Data'.L987]" office:value-type="float" office:value="0">
            <text:p>0</text:p>
          </table:table-cell>
          <table:table-cell table:formula="of:=['Sheet-Data'.H98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88];&quot; &quot;;['Sheet-Data'.B988];&quot; &quot;;['Sheet-Data'.C988];&quot; &quot;;['Sheet-Data'.D988];&quot; &quot;;IF(EXACT(['Sheet-Data'.E988];&quot;true&quot;);&quot;cell-a-time &quot;;&quot;&quot;);['Sheet-Data'.F988]))" office:value-type="string" office:string-value="    ">
            <text:p><text:s text:c="4"/></text:p>
          </table:table-cell>
          <table:table-cell table:style-name="ce5" table:formula="of:=['Sheet-Data'.G988]" office:value-type="float" office:value="0">
            <text:p>0</text:p>
          </table:table-cell>
          <table:table-cell table:formula="of:=['Sheet-Data'.L988]" office:value-type="float" office:value="0">
            <text:p>0</text:p>
          </table:table-cell>
          <table:table-cell table:formula="of:=['Sheet-Data'.H98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89];&quot; &quot;;['Sheet-Data'.B989];&quot; &quot;;['Sheet-Data'.C989];&quot; &quot;;['Sheet-Data'.D989];&quot; &quot;;IF(EXACT(['Sheet-Data'.E989];&quot;true&quot;);&quot;cell-a-time &quot;;&quot;&quot;);['Sheet-Data'.F989]))" office:value-type="string" office:string-value="    ">
            <text:p><text:s text:c="4"/></text:p>
          </table:table-cell>
          <table:table-cell table:style-name="ce5" table:formula="of:=['Sheet-Data'.G989]" office:value-type="float" office:value="0">
            <text:p>0</text:p>
          </table:table-cell>
          <table:table-cell table:formula="of:=['Sheet-Data'.L989]" office:value-type="float" office:value="0">
            <text:p>0</text:p>
          </table:table-cell>
          <table:table-cell table:formula="of:=['Sheet-Data'.H98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90];&quot; &quot;;['Sheet-Data'.B990];&quot; &quot;;['Sheet-Data'.C990];&quot; &quot;;['Sheet-Data'.D990];&quot; &quot;;IF(EXACT(['Sheet-Data'.E990];&quot;true&quot;);&quot;cell-a-time &quot;;&quot;&quot;);['Sheet-Data'.F990]))" office:value-type="string" office:string-value="    ">
            <text:p><text:s text:c="4"/></text:p>
          </table:table-cell>
          <table:table-cell table:style-name="ce5" table:formula="of:=['Sheet-Data'.G990]" office:value-type="float" office:value="0">
            <text:p>0</text:p>
          </table:table-cell>
          <table:table-cell table:formula="of:=['Sheet-Data'.L990]" office:value-type="float" office:value="0">
            <text:p>0</text:p>
          </table:table-cell>
          <table:table-cell table:formula="of:=['Sheet-Data'.H99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91];&quot; &quot;;['Sheet-Data'.B991];&quot; &quot;;['Sheet-Data'.C991];&quot; &quot;;['Sheet-Data'.D991];&quot; &quot;;IF(EXACT(['Sheet-Data'.E991];&quot;true&quot;);&quot;cell-a-time &quot;;&quot;&quot;);['Sheet-Data'.F991]))" office:value-type="string" office:string-value="    ">
            <text:p><text:s text:c="4"/></text:p>
          </table:table-cell>
          <table:table-cell table:style-name="ce5" table:formula="of:=['Sheet-Data'.G991]" office:value-type="float" office:value="0">
            <text:p>0</text:p>
          </table:table-cell>
          <table:table-cell table:formula="of:=['Sheet-Data'.L991]" office:value-type="float" office:value="0">
            <text:p>0</text:p>
          </table:table-cell>
          <table:table-cell table:formula="of:=['Sheet-Data'.H991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92];&quot; &quot;;['Sheet-Data'.B992];&quot; &quot;;['Sheet-Data'.C992];&quot; &quot;;['Sheet-Data'.D992];&quot; &quot;;IF(EXACT(['Sheet-Data'.E992];&quot;true&quot;);&quot;cell-a-time &quot;;&quot;&quot;);['Sheet-Data'.F992]))" office:value-type="string" office:string-value="    ">
            <text:p><text:s text:c="4"/></text:p>
          </table:table-cell>
          <table:table-cell table:style-name="ce5" table:formula="of:=['Sheet-Data'.G992]" office:value-type="float" office:value="0">
            <text:p>0</text:p>
          </table:table-cell>
          <table:table-cell table:formula="of:=['Sheet-Data'.L992]" office:value-type="float" office:value="0">
            <text:p>0</text:p>
          </table:table-cell>
          <table:table-cell table:formula="of:=['Sheet-Data'.H992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93];&quot; &quot;;['Sheet-Data'.B993];&quot; &quot;;['Sheet-Data'.C993];&quot; &quot;;['Sheet-Data'.D993];&quot; &quot;;IF(EXACT(['Sheet-Data'.E993];&quot;true&quot;);&quot;cell-a-time &quot;;&quot;&quot;);['Sheet-Data'.F993]))" office:value-type="string" office:string-value="    ">
            <text:p><text:s text:c="4"/></text:p>
          </table:table-cell>
          <table:table-cell table:style-name="ce5" table:formula="of:=['Sheet-Data'.G993]" office:value-type="float" office:value="0">
            <text:p>0</text:p>
          </table:table-cell>
          <table:table-cell table:formula="of:=['Sheet-Data'.L993]" office:value-type="float" office:value="0">
            <text:p>0</text:p>
          </table:table-cell>
          <table:table-cell table:formula="of:=['Sheet-Data'.H993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94];&quot; &quot;;['Sheet-Data'.B994];&quot; &quot;;['Sheet-Data'.C994];&quot; &quot;;['Sheet-Data'.D994];&quot; &quot;;IF(EXACT(['Sheet-Data'.E994];&quot;true&quot;);&quot;cell-a-time &quot;;&quot;&quot;);['Sheet-Data'.F994]))" office:value-type="string" office:string-value="    ">
            <text:p><text:s text:c="4"/></text:p>
          </table:table-cell>
          <table:table-cell table:style-name="ce5" table:formula="of:=['Sheet-Data'.G994]" office:value-type="float" office:value="0">
            <text:p>0</text:p>
          </table:table-cell>
          <table:table-cell table:formula="of:=['Sheet-Data'.L994]" office:value-type="float" office:value="0">
            <text:p>0</text:p>
          </table:table-cell>
          <table:table-cell table:formula="of:=['Sheet-Data'.H994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95];&quot; &quot;;['Sheet-Data'.B995];&quot; &quot;;['Sheet-Data'.C995];&quot; &quot;;['Sheet-Data'.D995];&quot; &quot;;IF(EXACT(['Sheet-Data'.E995];&quot;true&quot;);&quot;cell-a-time &quot;;&quot;&quot;);['Sheet-Data'.F995]))" office:value-type="string" office:string-value="    ">
            <text:p><text:s text:c="4"/></text:p>
          </table:table-cell>
          <table:table-cell table:style-name="ce5" table:formula="of:=['Sheet-Data'.G995]" office:value-type="float" office:value="0">
            <text:p>0</text:p>
          </table:table-cell>
          <table:table-cell table:formula="of:=['Sheet-Data'.L995]" office:value-type="float" office:value="0">
            <text:p>0</text:p>
          </table:table-cell>
          <table:table-cell table:formula="of:=['Sheet-Data'.H995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96];&quot; &quot;;['Sheet-Data'.B996];&quot; &quot;;['Sheet-Data'.C996];&quot; &quot;;['Sheet-Data'.D996];&quot; &quot;;IF(EXACT(['Sheet-Data'.E996];&quot;true&quot;);&quot;cell-a-time &quot;;&quot;&quot;);['Sheet-Data'.F996]))" office:value-type="string" office:string-value="    ">
            <text:p><text:s text:c="4"/></text:p>
          </table:table-cell>
          <table:table-cell table:style-name="ce5" table:formula="of:=['Sheet-Data'.G996]" office:value-type="float" office:value="0">
            <text:p>0</text:p>
          </table:table-cell>
          <table:table-cell table:formula="of:=['Sheet-Data'.L996]" office:value-type="float" office:value="0">
            <text:p>0</text:p>
          </table:table-cell>
          <table:table-cell table:formula="of:=['Sheet-Data'.H996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97];&quot; &quot;;['Sheet-Data'.B997];&quot; &quot;;['Sheet-Data'.C997];&quot; &quot;;['Sheet-Data'.D997];&quot; &quot;;IF(EXACT(['Sheet-Data'.E997];&quot;true&quot;);&quot;cell-a-time &quot;;&quot;&quot;);['Sheet-Data'.F997]))" office:value-type="string" office:string-value="    ">
            <text:p><text:s text:c="4"/></text:p>
          </table:table-cell>
          <table:table-cell table:style-name="ce5" table:formula="of:=['Sheet-Data'.G997]" office:value-type="float" office:value="0">
            <text:p>0</text:p>
          </table:table-cell>
          <table:table-cell table:formula="of:=['Sheet-Data'.L997]" office:value-type="float" office:value="0">
            <text:p>0</text:p>
          </table:table-cell>
          <table:table-cell table:formula="of:=['Sheet-Data'.H997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98];&quot; &quot;;['Sheet-Data'.B998];&quot; &quot;;['Sheet-Data'.C998];&quot; &quot;;['Sheet-Data'.D998];&quot; &quot;;IF(EXACT(['Sheet-Data'.E998];&quot;true&quot;);&quot;cell-a-time &quot;;&quot;&quot;);['Sheet-Data'.F998]))" office:value-type="string" office:string-value="    ">
            <text:p><text:s text:c="4"/></text:p>
          </table:table-cell>
          <table:table-cell table:style-name="ce5" table:formula="of:=['Sheet-Data'.G998]" office:value-type="float" office:value="0">
            <text:p>0</text:p>
          </table:table-cell>
          <table:table-cell table:formula="of:=['Sheet-Data'.L998]" office:value-type="float" office:value="0">
            <text:p>0</text:p>
          </table:table-cell>
          <table:table-cell table:formula="of:=['Sheet-Data'.H998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999];&quot; &quot;;['Sheet-Data'.B999];&quot; &quot;;['Sheet-Data'.C999];&quot; &quot;;['Sheet-Data'.D999];&quot; &quot;;IF(EXACT(['Sheet-Data'.E999];&quot;true&quot;);&quot;cell-a-time &quot;;&quot;&quot;);['Sheet-Data'.F999]))" office:value-type="string" office:string-value="    ">
            <text:p><text:s text:c="4"/></text:p>
          </table:table-cell>
          <table:table-cell table:style-name="ce5" table:formula="of:=['Sheet-Data'.G999]" office:value-type="float" office:value="0">
            <text:p>0</text:p>
          </table:table-cell>
          <table:table-cell table:formula="of:=['Sheet-Data'.L999]" office:value-type="float" office:value="0">
            <text:p>0</text:p>
          </table:table-cell>
          <table:table-cell table:formula="of:=['Sheet-Data'.H999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>
          <table:table-cell table:formula="of:=LOWER(CONCATENATE(['Sheet-Data'.A1000];&quot; &quot;;['Sheet-Data'.B1000];&quot; &quot;;['Sheet-Data'.C1000];&quot; &quot;;['Sheet-Data'.D1000];&quot; &quot;;IF(EXACT(['Sheet-Data'.E1000];&quot;true&quot;);&quot;cell-a-time &quot;;&quot;&quot;);['Sheet-Data'.F1000]))" office:value-type="string" office:string-value="    ">
            <text:p><text:s text:c="4"/></text:p>
          </table:table-cell>
          <table:table-cell table:style-name="ce5" table:formula="of:=['Sheet-Data'.G1000]" office:value-type="float" office:value="0">
            <text:p>0</text:p>
          </table:table-cell>
          <table:table-cell table:formula="of:=['Sheet-Data'.L1000]" office:value-type="float" office:value="0">
            <text:p>0</text:p>
          </table:table-cell>
          <table:table-cell table:formula="of:=['Sheet-Data'.H1000]" office:value-type="currency" office:currency="sec" office:value="0">
            <text:p>0.000sec</text:p>
          </table:table-cell>
          <table:table-cell table:number-columns-repeated="1020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row table:style-name="ro4">
          <table:table-cell office:value-type="string">
            <text:p>Load Type</text:p>
          </table:table-cell>
          <table:table-cell office:value-type="string">
            <text:p>Column Type</text:p>
          </table:table-cell>
          <table:table-cell office:value-type="string">
            <text:p>Column Seq</text:p>
          </table:table-cell>
          <table:table-cell office:value-type="string">
            <text:p>Blk Encoding</text:p>
          </table:table-cell>
          <table:table-cell office:value-type="string">
            <text:p>Is cell a time</text:p>
          </table:table-cell>
          <table:table-cell office:value-type="string">
            <text:p>Number of Cells</text:p>
          </table:table-cell>
          <table:table-cell office:value-type="string">
            <text:p>Number of Fractions</text:p>
          </table:table-cell>
          <table:table-cell office:value-type="string">
            <text:p>Total Time(sec) Took</text:p>
          </table:table-cell>
          <table:table-cell office:value-type="string">
            <text:p>Total Cells Count</text:p>
          </table:table-cell>
          <table:table-cell office:value-type="string">
            <text:p>Total Cells Size</text:p>
          </table:table-cell>
          <table:table-cell office:value-type="string">
            <text:p>Average Transfer Rate</text:p>
          </table:table-cell>
          <table:table-cell office:value-type="string">
            <text:p>Average Cells/sec Rate</text:p>
          </table:table-cell>
          <table:table-cell office:value-type="string">
            <text:p>Mngr Locate</text:p>
          </table:table-cell>
          <table:table-cell office:value-type="string">
            <text:p>Mngr Resolve</text:p>
          </table:table-cell>
          <table:table-cell office:value-type="string">
            <text:p>Rgr Locate Master</text:p>
          </table:table-cell>
          <table:table-cell office:value-type="string">
            <text:p>Rgr Locate Meta</text:p>
          </table:table-cell>
          <table:table-cell office:value-type="string">
            <text:p>Rgr Data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7178">
            <text:p>0.007178</text:p>
          </table:table-cell>
          <table:table-cell office:value-type="float" office:value="1000">
            <text:p>1000</text:p>
          </table:table-cell>
          <table:table-cell office:value-type="string">
            <text:p>272000 B</text:p>
          </table:table-cell>
          <table:table-cell office:value-type="string">
            <text:p>37.8928 B/microsecond</text:p>
          </table:table-cell>
          <table:table-cell office:value-type="float" office:value="139312">
            <text:p>139312</text:p>
          </table:table-cell>
          <table:table-cell office:value-type="string">
            <text:p>291839ns/1(0)</text:p>
          </table:table-cell>
          <table:table-cell office:value-type="string">
            <text:p>312903ns/2(0)</text:p>
          </table:table-cell>
          <table:table-cell office:value-type="string">
            <text:p>272302ns/1(0)</text:p>
          </table:table-cell>
          <table:table-cell office:value-type="string">
            <text:p>162223ns/1(0)</text:p>
          </table:table-cell>
          <table:table-cell office:value-type="string">
            <text:p>2346488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43684">
            <text:p>0.043684</text:p>
          </table:table-cell>
          <table:table-cell office:value-type="float" office:value="1000">
            <text:p>1000</text:p>
          </table:table-cell>
          <table:table-cell office:value-type="string">
            <text:p>280000 B</text:p>
          </table:table-cell>
          <table:table-cell office:value-type="string">
            <text:p>6409.67 B/millisecond</text:p>
          </table:table-cell>
          <table:table-cell office:value-type="float" office:value="22891.7">
            <text:p>22891.7</text:p>
          </table:table-cell>
          <table:table-cell office:value-type="string">
            <text:p>284356ns/2(1)</text:p>
          </table:table-cell>
          <table:table-cell office:value-type="string">
            <text:p>181739ns/2(0)</text:p>
          </table:table-cell>
          <table:table-cell office:value-type="string">
            <text:p>401455ns/2(1)</text:p>
          </table:table-cell>
          <table:table-cell office:value-type="string">
            <text:p>381778ns/2(1)</text:p>
          </table:table-cell>
          <table:table-cell office:value-type="string">
            <text:p>42134270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4484">
            <text:p>0.004484</text:p>
          </table:table-cell>
          <table:table-cell office:value-type="float" office:value="1000">
            <text:p>1000</text:p>
          </table:table-cell>
          <table:table-cell office:value-type="string">
            <text:p>15000 B</text:p>
          </table:table-cell>
          <table:table-cell office:value-type="string">
            <text:p>3.34553 B/microsecond</text:p>
          </table:table-cell>
          <table:table-cell office:value-type="float" office:value="223035">
            <text:p>223035</text:p>
          </table:table-cell>
          <table:table-cell office:value-type="string">
            <text:p>210271ns/1(0)</text:p>
          </table:table-cell>
          <table:table-cell office:value-type="string">
            <text:p>292385ns/2(0)</text:p>
          </table:table-cell>
          <table:table-cell office:value-type="string">
            <text:p>306454ns/1(0)</text:p>
          </table:table-cell>
          <table:table-cell office:value-type="string">
            <text:p>159460ns/1(0)</text:p>
          </table:table-cell>
          <table:table-cell office:value-type="string">
            <text:p>2079981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101">
            <text:p>0.00101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184505ns/2(1)</text:p>
          </table:table-cell>
          <table:table-cell office:value-type="string">
            <text:p>173056ns/2(0)</text:p>
          </table:table-cell>
          <table:table-cell office:value-type="string">
            <text:p>251684ns/2(1)</text:p>
          </table:table-cell>
          <table:table-cell office:value-type="string">
            <text:p>187575ns/2(1)</text:p>
          </table:table-cell>
          <table:table-cell office:value-type="string">
            <text:p>131559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9496">
            <text:p>0.009496</text:p>
          </table:table-cell>
          <table:table-cell office:value-type="float" office:value="1000">
            <text:p>1000</text:p>
          </table:table-cell>
          <table:table-cell office:value-type="string">
            <text:p>272000 B</text:p>
          </table:table-cell>
          <table:table-cell office:value-type="string">
            <text:p>28.643 B/microsecond</text:p>
          </table:table-cell>
          <table:table-cell office:value-type="float" office:value="105305">
            <text:p>105305</text:p>
          </table:table-cell>
          <table:table-cell office:value-type="string">
            <text:p>397169ns/1(0)</text:p>
          </table:table-cell>
          <table:table-cell office:value-type="string">
            <text:p>670690ns/2(0)</text:p>
          </table:table-cell>
          <table:table-cell office:value-type="string">
            <text:p>597249ns/1(0)</text:p>
          </table:table-cell>
          <table:table-cell office:value-type="string">
            <text:p>371399ns/1(0)</text:p>
          </table:table-cell>
          <table:table-cell office:value-type="string">
            <text:p>3691761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45819">
            <text:p>0.045819</text:p>
          </table:table-cell>
          <table:table-cell office:value-type="float" office:value="1000">
            <text:p>1000</text:p>
          </table:table-cell>
          <table:table-cell office:value-type="string">
            <text:p>280000 B</text:p>
          </table:table-cell>
          <table:table-cell office:value-type="string">
            <text:p>6111 B/millisecond</text:p>
          </table:table-cell>
          <table:table-cell office:value-type="float" office:value="21825">
            <text:p>21825</text:p>
          </table:table-cell>
          <table:table-cell office:value-type="string">
            <text:p>442009ns/2(1)</text:p>
          </table:table-cell>
          <table:table-cell office:value-type="string">
            <text:p>285462ns/2(0)</text:p>
          </table:table-cell>
          <table:table-cell office:value-type="string">
            <text:p>683027ns/2(1)</text:p>
          </table:table-cell>
          <table:table-cell office:value-type="string">
            <text:p>388284ns/2(1)</text:p>
          </table:table-cell>
          <table:table-cell office:value-type="string">
            <text:p>43406534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277">
            <text:p>0.00277</text:p>
          </table:table-cell>
          <table:table-cell office:value-type="float" office:value="1000">
            <text:p>1000</text:p>
          </table:table-cell>
          <table:table-cell office:value-type="string">
            <text:p>15000 B</text:p>
          </table:table-cell>
          <table:table-cell office:value-type="string">
            <text:p>5.41459 B/microsecond</text:p>
          </table:table-cell>
          <table:table-cell office:value-type="float" office:value="360972">
            <text:p>360972</text:p>
          </table:table-cell>
          <table:table-cell office:value-type="string">
            <text:p>105463ns/1(0)</text:p>
          </table:table-cell>
          <table:table-cell office:value-type="string">
            <text:p>195316ns/2(0)</text:p>
          </table:table-cell>
          <table:table-cell office:value-type="string">
            <text:p>194440ns/1(0)</text:p>
          </table:table-cell>
          <table:table-cell office:value-type="string">
            <text:p>88640ns/1(0)</text:p>
          </table:table-cell>
          <table:table-cell office:value-type="string">
            <text:p>1303207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109">
            <text:p>0.00109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26181ns/2(1)</text:p>
          </table:table-cell>
          <table:table-cell office:value-type="string">
            <text:p>187835ns/2(0)</text:p>
          </table:table-cell>
          <table:table-cell office:value-type="string">
            <text:p>282892ns/2(1)</text:p>
          </table:table-cell>
          <table:table-cell office:value-type="string">
            <text:p>197405ns/2(1)</text:p>
          </table:table-cell>
          <table:table-cell office:value-type="string">
            <text:p>113742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2953">
            <text:p>0.002953</text:p>
          </table:table-cell>
          <table:table-cell office:value-type="float" office:value="1000">
            <text:p>1000</text:p>
          </table:table-cell>
          <table:table-cell office:value-type="string">
            <text:p>272000 B</text:p>
          </table:table-cell>
          <table:table-cell office:value-type="string">
            <text:p>92.105 B/microsecond</text:p>
          </table:table-cell>
          <table:table-cell office:value-type="float" office:value="338621">
            <text:p>338621</text:p>
          </table:table-cell>
          <table:table-cell office:value-type="string">
            <text:p>103760ns/1(0)</text:p>
          </table:table-cell>
          <table:table-cell office:value-type="string">
            <text:p>164413ns/2(0)</text:p>
          </table:table-cell>
          <table:table-cell office:value-type="string">
            <text:p>171772ns/1(0)</text:p>
          </table:table-cell>
          <table:table-cell office:value-type="string">
            <text:p>95159ns/1(0)</text:p>
          </table:table-cell>
          <table:table-cell office:value-type="string">
            <text:p>1325928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3319">
            <text:p>0.003319</text:p>
          </table:table-cell>
          <table:table-cell office:value-type="float" office:value="1000">
            <text:p>1000</text:p>
          </table:table-cell>
          <table:table-cell office:value-type="string">
            <text:p>280000 B</text:p>
          </table:table-cell>
          <table:table-cell office:value-type="string">
            <text:p>84.3664 B/microsecond</text:p>
          </table:table-cell>
          <table:table-cell office:value-type="float" office:value="301308">
            <text:p>301308</text:p>
          </table:table-cell>
          <table:table-cell office:value-type="string">
            <text:p>327068ns/2(1)</text:p>
          </table:table-cell>
          <table:table-cell office:value-type="string">
            <text:p>240192ns/2(0)</text:p>
          </table:table-cell>
          <table:table-cell office:value-type="string">
            <text:p>404686ns/2(1)</text:p>
          </table:table-cell>
          <table:table-cell office:value-type="string">
            <text:p>262983ns/2(1)</text:p>
          </table:table-cell>
          <table:table-cell office:value-type="string">
            <text:p>1681359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373">
            <text:p>0.00373</text:p>
          </table:table-cell>
          <table:table-cell office:value-type="float" office:value="1000">
            <text:p>1000</text:p>
          </table:table-cell>
          <table:table-cell office:value-type="string">
            <text:p>15000 B</text:p>
          </table:table-cell>
          <table:table-cell office:value-type="string">
            <text:p>4.02194 B/microsecond</text:p>
          </table:table-cell>
          <table:table-cell office:value-type="float" office:value="268129">
            <text:p>268129</text:p>
          </table:table-cell>
          <table:table-cell office:value-type="string">
            <text:p>209046ns/1(0)</text:p>
          </table:table-cell>
          <table:table-cell office:value-type="string">
            <text:p>213804ns/2(0)</text:p>
          </table:table-cell>
          <table:table-cell office:value-type="string">
            <text:p>246959ns/1(0)</text:p>
          </table:table-cell>
          <table:table-cell office:value-type="string">
            <text:p>121112ns/1(0)</text:p>
          </table:table-cell>
          <table:table-cell office:value-type="string">
            <text:p>1767016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1064">
            <text:p>0.001064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07389ns/2(1)</text:p>
          </table:table-cell>
          <table:table-cell office:value-type="string">
            <text:p>176332ns/2(0)</text:p>
          </table:table-cell>
          <table:table-cell office:value-type="string">
            <text:p>306666ns/2(1)</text:p>
          </table:table-cell>
          <table:table-cell office:value-type="string">
            <text:p>174523ns/2(1)</text:p>
          </table:table-cell>
          <table:table-cell office:value-type="string">
            <text:p>113993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581">
            <text:p>0.00581</text:p>
          </table:table-cell>
          <table:table-cell office:value-type="float" office:value="1000">
            <text:p>1000</text:p>
          </table:table-cell>
          <table:table-cell office:value-type="string">
            <text:p>272000 B</text:p>
          </table:table-cell>
          <table:table-cell office:value-type="string">
            <text:p>46.8146 B/microsecond</text:p>
          </table:table-cell>
          <table:table-cell office:value-type="float" office:value="172113">
            <text:p>172113</text:p>
          </table:table-cell>
          <table:table-cell office:value-type="string">
            <text:p>159026ns/1(0)</text:p>
          </table:table-cell>
          <table:table-cell office:value-type="string">
            <text:p>345229ns/2(0)</text:p>
          </table:table-cell>
          <table:table-cell office:value-type="string">
            <text:p>267590ns/1(0)</text:p>
          </table:table-cell>
          <table:table-cell office:value-type="string">
            <text:p>193534ns/1(0)</text:p>
          </table:table-cell>
          <table:table-cell office:value-type="string">
            <text:p>2947732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427">
            <text:p>0.00427</text:p>
          </table:table-cell>
          <table:table-cell office:value-type="float" office:value="1000">
            <text:p>1000</text:p>
          </table:table-cell>
          <table:table-cell office:value-type="string">
            <text:p>280000 B</text:p>
          </table:table-cell>
          <table:table-cell office:value-type="string">
            <text:p>65.5774 B/microsecond</text:p>
          </table:table-cell>
          <table:table-cell office:value-type="float" office:value="234205">
            <text:p>234205</text:p>
          </table:table-cell>
          <table:table-cell office:value-type="string">
            <text:p>427120ns/2(1)</text:p>
          </table:table-cell>
          <table:table-cell office:value-type="string">
            <text:p>306404ns/2(0)</text:p>
          </table:table-cell>
          <table:table-cell office:value-type="string">
            <text:p>490943ns/2(1)</text:p>
          </table:table-cell>
          <table:table-cell office:value-type="string">
            <text:p>372986ns/2(1)</text:p>
          </table:table-cell>
          <table:table-cell office:value-type="string">
            <text:p>2145717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4001">
            <text:p>0.004001</text:p>
          </table:table-cell>
          <table:table-cell office:value-type="float" office:value="1000">
            <text:p>1000</text:p>
          </table:table-cell>
          <table:table-cell office:value-type="string">
            <text:p>15000 B</text:p>
          </table:table-cell>
          <table:table-cell office:value-type="string">
            <text:p>3.74893 B/microsecond</text:p>
          </table:table-cell>
          <table:table-cell office:value-type="float" office:value="249929">
            <text:p>249929</text:p>
          </table:table-cell>
          <table:table-cell office:value-type="string">
            <text:p>222486ns/1(0)</text:p>
          </table:table-cell>
          <table:table-cell office:value-type="string">
            <text:p>237455ns/2(0)</text:p>
          </table:table-cell>
          <table:table-cell office:value-type="string">
            <text:p>265223ns/1(0)</text:p>
          </table:table-cell>
          <table:table-cell office:value-type="string">
            <text:p>130273ns/1(0)</text:p>
          </table:table-cell>
          <table:table-cell office:value-type="string">
            <text:p>1357741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01334">
            <text:p>0.001334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61082ns/2(1)</text:p>
          </table:table-cell>
          <table:table-cell office:value-type="string">
            <text:p>234076ns/2(0)</text:p>
          </table:table-cell>
          <table:table-cell office:value-type="string">
            <text:p>347820ns/2(1)</text:p>
          </table:table-cell>
          <table:table-cell office:value-type="string">
            <text:p>238400ns/2(1)</text:p>
          </table:table-cell>
          <table:table-cell office:value-type="string">
            <text:p>149782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.14355">
            <text:p>1.14355</text:p>
          </table:table-cell>
          <table:table-cell office:value-type="float" office:value="1000">
            <text:p>1000</text:p>
          </table:table-cell>
          <table:table-cell office:value-type="string">
            <text:p>272000 B</text:p>
          </table:table-cell>
          <table:table-cell office:value-type="string">
            <text:p>237.856 B/millisecond</text:p>
          </table:table-cell>
          <table:table-cell office:value-type="float" office:value="874.471">
            <text:p>874.471</text:p>
          </table:table-cell>
          <table:table-cell office:value-type="string">
            <text:p>156799039ns/1000(0)</text:p>
          </table:table-cell>
          <table:table-cell office:value-type="string">
            <text:p>177924ns/2(0)</text:p>
          </table:table-cell>
          <table:table-cell office:value-type="string">
            <text:p>153036803ns/1000(0)</text:p>
          </table:table-cell>
          <table:table-cell office:value-type="string">
            <text:p>150908592ns/1000(0)</text:p>
          </table:table-cell>
          <table:table-cell office:value-type="string">
            <text:p>643399123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501732">
            <text:p>0.501732</text:p>
          </table:table-cell>
          <table:table-cell office:value-type="float" office:value="1000">
            <text:p>1000</text:p>
          </table:table-cell>
          <table:table-cell office:value-type="string">
            <text:p>280000 B</text:p>
          </table:table-cell>
          <table:table-cell office:value-type="string">
            <text:p>558.067 B/millisecond</text:p>
          </table:table-cell>
          <table:table-cell office:value-type="float" office:value="1993.1">
            <text:p>1993.1</text:p>
          </table:table-cell>
          <table:table-cell office:value-type="string">
            <text:p>110278756ns/1000(0)</text:p>
          </table:table-cell>
          <table:table-cell office:value-type="string">
            <text:p>306131ns/2(0)</text:p>
          </table:table-cell>
          <table:table-cell office:value-type="string">
            <text:p>108931932ns/1000(0)</text:p>
          </table:table-cell>
          <table:table-cell office:value-type="string">
            <text:p>108499523ns/1000(0)</text:p>
          </table:table-cell>
          <table:table-cell office:value-type="string">
            <text:p>141250663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693617">
            <text:p>0.693617</text:p>
          </table:table-cell>
          <table:table-cell office:value-type="float" office:value="1000">
            <text:p>1000</text:p>
          </table:table-cell>
          <table:table-cell office:value-type="string">
            <text:p>15000 B</text:p>
          </table:table-cell>
          <table:table-cell office:value-type="string">
            <text:p>21.6258 B/millisecond</text:p>
          </table:table-cell>
          <table:table-cell office:value-type="float" office:value="1441.72">
            <text:p>1441.72</text:p>
          </table:table-cell>
          <table:table-cell office:value-type="string">
            <text:p>160795366ns/1000(0)</text:p>
          </table:table-cell>
          <table:table-cell office:value-type="string">
            <text:p>225089ns/2(0)</text:p>
          </table:table-cell>
          <table:table-cell office:value-type="string">
            <text:p>159857316ns/1000(0)</text:p>
          </table:table-cell>
          <table:table-cell office:value-type="string">
            <text:p>157694124ns/1000(0)</text:p>
          </table:table-cell>
          <table:table-cell office:value-type="string">
            <text:p>176389280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.39238">
            <text:p>1.39238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70634341ns/2000(1000)</text:p>
          </table:table-cell>
          <table:table-cell office:value-type="string">
            <text:p>158790ns/2(0)</text:p>
          </table:table-cell>
          <table:table-cell office:value-type="string">
            <text:p>371210562ns/2000(1000)</text:p>
          </table:table-cell>
          <table:table-cell office:value-type="string">
            <text:p>370584565ns/2000(1000)</text:p>
          </table:table-cell>
          <table:table-cell office:value-type="string">
            <text:p>210100953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.39446">
            <text:p>1.39446</text:p>
          </table:table-cell>
          <table:table-cell office:value-type="float" office:value="1000">
            <text:p>1000</text:p>
          </table:table-cell>
          <table:table-cell office:value-type="string">
            <text:p>272000 B</text:p>
          </table:table-cell>
          <table:table-cell office:value-type="string">
            <text:p>195.057 B/millisecond</text:p>
          </table:table-cell>
          <table:table-cell office:value-type="float" office:value="717.121">
            <text:p>717.121</text:p>
          </table:table-cell>
          <table:table-cell office:value-type="string">
            <text:p>191444863ns/1000(0)</text:p>
          </table:table-cell>
          <table:table-cell office:value-type="string">
            <text:p>441499ns/2(0)</text:p>
          </table:table-cell>
          <table:table-cell office:value-type="string">
            <text:p>188280847ns/1000(0)</text:p>
          </table:table-cell>
          <table:table-cell office:value-type="string">
            <text:p>186053650ns/1000(0)</text:p>
          </table:table-cell>
          <table:table-cell office:value-type="string">
            <text:p>779745505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831981">
            <text:p>0.831981</text:p>
          </table:table-cell>
          <table:table-cell office:value-type="float" office:value="1000">
            <text:p>1000</text:p>
          </table:table-cell>
          <table:table-cell office:value-type="string">
            <text:p>280000 B</text:p>
          </table:table-cell>
          <table:table-cell office:value-type="string">
            <text:p>336.546 B/millisecond</text:p>
          </table:table-cell>
          <table:table-cell office:value-type="float" office:value="1201.95">
            <text:p>1201.95</text:p>
          </table:table-cell>
          <table:table-cell office:value-type="string">
            <text:p>179768135ns/1000(0)</text:p>
          </table:table-cell>
          <table:table-cell office:value-type="string">
            <text:p>197409ns/2(0)</text:p>
          </table:table-cell>
          <table:table-cell office:value-type="string">
            <text:p>177708285ns/1000(0)</text:p>
          </table:table-cell>
          <table:table-cell office:value-type="string">
            <text:p>176819439ns/1000(0)</text:p>
          </table:table-cell>
          <table:table-cell office:value-type="string">
            <text:p>243503666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727871">
            <text:p>0.727871</text:p>
          </table:table-cell>
          <table:table-cell office:value-type="float" office:value="1000">
            <text:p>1000</text:p>
          </table:table-cell>
          <table:table-cell office:value-type="string">
            <text:p>15000 B</text:p>
          </table:table-cell>
          <table:table-cell office:value-type="string">
            <text:p>20.608 B/millisecond</text:p>
          </table:table-cell>
          <table:table-cell office:value-type="float" office:value="1373.87">
            <text:p>1373.87</text:p>
          </table:table-cell>
          <table:table-cell office:value-type="string">
            <text:p>168581593ns/1000(0)</text:p>
          </table:table-cell>
          <table:table-cell office:value-type="string">
            <text:p>188253ns/2(0)</text:p>
          </table:table-cell>
          <table:table-cell office:value-type="string">
            <text:p>168340526ns/1000(0)</text:p>
          </table:table-cell>
          <table:table-cell office:value-type="string">
            <text:p>165886351ns/1000(0)</text:p>
          </table:table-cell>
          <table:table-cell office:value-type="string">
            <text:p>184891109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.2622">
            <text:p>1.2622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34706926ns/2000(1000)</text:p>
          </table:table-cell>
          <table:table-cell office:value-type="string">
            <text:p>252301ns/2(0)</text:p>
          </table:table-cell>
          <table:table-cell office:value-type="string">
            <text:p>335545991ns/2000(1000)</text:p>
          </table:table-cell>
          <table:table-cell office:value-type="string">
            <text:p>334226208ns/2000(1000)</text:p>
          </table:table-cell>
          <table:table-cell office:value-type="string">
            <text:p>189429380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.40875">
            <text:p>1.40875</text:p>
          </table:table-cell>
          <table:table-cell office:value-type="float" office:value="1000">
            <text:p>1000</text:p>
          </table:table-cell>
          <table:table-cell office:value-type="string">
            <text:p>272000 B</text:p>
          </table:table-cell>
          <table:table-cell office:value-type="string">
            <text:p>193.079 B/millisecond</text:p>
          </table:table-cell>
          <table:table-cell office:value-type="float" office:value="709.849">
            <text:p>709.849</text:p>
          </table:table-cell>
          <table:table-cell office:value-type="string">
            <text:p>192396143ns/1000(0)</text:p>
          </table:table-cell>
          <table:table-cell office:value-type="string">
            <text:p>496992ns/2(0)</text:p>
          </table:table-cell>
          <table:table-cell office:value-type="string">
            <text:p>190599805ns/1000(0)</text:p>
          </table:table-cell>
          <table:table-cell office:value-type="string">
            <text:p>187624605ns/1000(0)</text:p>
          </table:table-cell>
          <table:table-cell office:value-type="string">
            <text:p>788348253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847089">
            <text:p>0.847089</text:p>
          </table:table-cell>
          <table:table-cell office:value-type="float" office:value="1000">
            <text:p>1000</text:p>
          </table:table-cell>
          <table:table-cell office:value-type="string">
            <text:p>280000 B</text:p>
          </table:table-cell>
          <table:table-cell office:value-type="string">
            <text:p>330.544 B/millisecond</text:p>
          </table:table-cell>
          <table:table-cell office:value-type="float" office:value="1180.51">
            <text:p>1180.51</text:p>
          </table:table-cell>
          <table:table-cell office:value-type="string">
            <text:p>182922142ns/1000(0)</text:p>
          </table:table-cell>
          <table:table-cell office:value-type="string">
            <text:p>482327ns/2(0)</text:p>
          </table:table-cell>
          <table:table-cell office:value-type="string">
            <text:p>179956515ns/1000(0)</text:p>
          </table:table-cell>
          <table:table-cell office:value-type="string">
            <text:p>178272258ns/1000(0)</text:p>
          </table:table-cell>
          <table:table-cell office:value-type="string">
            <text:p>251097819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758456">
            <text:p>0.758456</text:p>
          </table:table-cell>
          <table:table-cell office:value-type="float" office:value="1000">
            <text:p>1000</text:p>
          </table:table-cell>
          <table:table-cell office:value-type="string">
            <text:p>15000 B</text:p>
          </table:table-cell>
          <table:table-cell office:value-type="string">
            <text:p>19.777 B/millisecond</text:p>
          </table:table-cell>
          <table:table-cell office:value-type="float" office:value="1318.47">
            <text:p>1318.47</text:p>
          </table:table-cell>
          <table:table-cell office:value-type="string">
            <text:p>175374347ns/1000(0)</text:p>
          </table:table-cell>
          <table:table-cell office:value-type="string">
            <text:p>168969ns/2(0)</text:p>
          </table:table-cell>
          <table:table-cell office:value-type="string">
            <text:p>175236196ns/1000(0)</text:p>
          </table:table-cell>
          <table:table-cell office:value-type="string">
            <text:p>172097244ns/1000(0)</text:p>
          </table:table-cell>
          <table:table-cell office:value-type="string">
            <text:p>193514845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.09218">
            <text:p>1.09218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288178916ns/2000(1000)</text:p>
          </table:table-cell>
          <table:table-cell office:value-type="string">
            <text:p>154500ns/2(0)</text:p>
          </table:table-cell>
          <table:table-cell office:value-type="string">
            <text:p>289649195ns/2000(1000)</text:p>
          </table:table-cell>
          <table:table-cell office:value-type="string">
            <text:p>290238214ns/2000(1000)</text:p>
          </table:table-cell>
          <table:table-cell office:value-type="string">
            <text:p>165529256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.34841">
            <text:p>1.34841</text:p>
          </table:table-cell>
          <table:table-cell office:value-type="float" office:value="1000">
            <text:p>1000</text:p>
          </table:table-cell>
          <table:table-cell office:value-type="string">
            <text:p>272000 B</text:p>
          </table:table-cell>
          <table:table-cell office:value-type="string">
            <text:p>201.719 B/millisecond</text:p>
          </table:table-cell>
          <table:table-cell office:value-type="float" office:value="741.613">
            <text:p>741.613</text:p>
          </table:table-cell>
          <table:table-cell office:value-type="string">
            <text:p>185290369ns/1000(0)</text:p>
          </table:table-cell>
          <table:table-cell office:value-type="string">
            <text:p>652379ns/2(0)</text:p>
          </table:table-cell>
          <table:table-cell office:value-type="string">
            <text:p>182912849ns/1000(0)</text:p>
          </table:table-cell>
          <table:table-cell office:value-type="string">
            <text:p>180445245ns/1000(0)</text:p>
          </table:table-cell>
          <table:table-cell office:value-type="string">
            <text:p>751686564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831655">
            <text:p>0.831655</text:p>
          </table:table-cell>
          <table:table-cell office:value-type="float" office:value="1000">
            <text:p>1000</text:p>
          </table:table-cell>
          <table:table-cell office:value-type="string">
            <text:p>280000 B</text:p>
          </table:table-cell>
          <table:table-cell office:value-type="string">
            <text:p>336.678 B/millisecond</text:p>
          </table:table-cell>
          <table:table-cell office:value-type="float" office:value="1202.42">
            <text:p>1202.42</text:p>
          </table:table-cell>
          <table:table-cell office:value-type="string">
            <text:p>178499203ns/1000(0)</text:p>
          </table:table-cell>
          <table:table-cell office:value-type="string">
            <text:p>182947ns/2(0)</text:p>
          </table:table-cell>
          <table:table-cell office:value-type="string">
            <text:p>176407867ns/1000(0)</text:p>
          </table:table-cell>
          <table:table-cell office:value-type="string">
            <text:p>175514865ns/1000(0)</text:p>
          </table:table-cell>
          <table:table-cell office:value-type="string">
            <text:p>247378798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77582">
            <text:p>0.77582</text:p>
          </table:table-cell>
          <table:table-cell office:value-type="float" office:value="1000">
            <text:p>1000</text:p>
          </table:table-cell>
          <table:table-cell office:value-type="string">
            <text:p>15000 B</text:p>
          </table:table-cell>
          <table:table-cell office:value-type="string">
            <text:p>19.3344 B/millisecond</text:p>
          </table:table-cell>
          <table:table-cell office:value-type="float" office:value="1288.96">
            <text:p>1288.96</text:p>
          </table:table-cell>
          <table:table-cell office:value-type="string">
            <text:p>179292575ns/1000(0)</text:p>
          </table:table-cell>
          <table:table-cell office:value-type="string">
            <text:p>170066ns/2(0)</text:p>
          </table:table-cell>
          <table:table-cell office:value-type="string">
            <text:p>178981569ns/1000(0)</text:p>
          </table:table-cell>
          <table:table-cell office:value-type="string">
            <text:p>176155427ns/1000(0)</text:p>
          </table:table-cell>
          <table:table-cell office:value-type="string">
            <text:p>197871421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.35295">
            <text:p>1.35295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56632013ns/2000(1000)</text:p>
          </table:table-cell>
          <table:table-cell office:value-type="string">
            <text:p>352782ns/2(0)</text:p>
          </table:table-cell>
          <table:table-cell office:value-type="string">
            <text:p>359013261ns/2000(1000)</text:p>
          </table:table-cell>
          <table:table-cell office:value-type="string">
            <text:p>359612369ns/2000(1000)</text:p>
          </table:table-cell>
          <table:table-cell office:value-type="string">
            <text:p>204597973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16446">
            <text:p>0.016446</text:p>
          </table:table-cell>
          <table:table-cell office:value-type="float" office:value="1000">
            <text:p>1000</text:p>
          </table:table-cell>
          <table:table-cell office:value-type="string">
            <text:p>316000 B</text:p>
          </table:table-cell>
          <table:table-cell office:value-type="string">
            <text:p>19214.4 B/millisecond</text:p>
          </table:table-cell>
          <table:table-cell office:value-type="float" office:value="60805.1">
            <text:p>60805.1</text:p>
          </table:table-cell>
          <table:table-cell office:value-type="string">
            <text:p>519294ns/1(0)</text:p>
          </table:table-cell>
          <table:table-cell office:value-type="string">
            <text:p>868029ns/2(0)</text:p>
          </table:table-cell>
          <table:table-cell office:value-type="string">
            <text:p>755754ns/1(0)</text:p>
          </table:table-cell>
          <table:table-cell office:value-type="string">
            <text:p>476339ns/1(0)</text:p>
          </table:table-cell>
          <table:table-cell office:value-type="string">
            <text:p>6675240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3053">
            <text:p>0.003053</text:p>
          </table:table-cell>
          <table:table-cell office:value-type="float" office:value="1000">
            <text:p>1000</text:p>
          </table:table-cell>
          <table:table-cell office:value-type="string">
            <text:p>324000 B</text:p>
          </table:table-cell>
          <table:table-cell office:value-type="string">
            <text:p>106.129 B/microsecond</text:p>
          </table:table-cell>
          <table:table-cell office:value-type="float" office:value="327559">
            <text:p>327559</text:p>
          </table:table-cell>
          <table:table-cell office:value-type="string">
            <text:p>234415ns/2(1)</text:p>
          </table:table-cell>
          <table:table-cell office:value-type="string">
            <text:p>230591ns/2(0)</text:p>
          </table:table-cell>
          <table:table-cell office:value-type="string">
            <text:p>397819ns/2(1)</text:p>
          </table:table-cell>
          <table:table-cell office:value-type="string">
            <text:p>231498ns/2(1)</text:p>
          </table:table-cell>
          <table:table-cell office:value-type="string">
            <text:p>1627542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4647">
            <text:p>0.004647</text:p>
          </table:table-cell>
          <table:table-cell office:value-type="float" office:value="1000">
            <text:p>1000</text:p>
          </table:table-cell>
          <table:table-cell office:value-type="string">
            <text:p>59000 B</text:p>
          </table:table-cell>
          <table:table-cell office:value-type="string">
            <text:p>12.6971 B/microsecond</text:p>
          </table:table-cell>
          <table:table-cell office:value-type="float" office:value="215206">
            <text:p>215206</text:p>
          </table:table-cell>
          <table:table-cell office:value-type="string">
            <text:p>169534ns/1(0)</text:p>
          </table:table-cell>
          <table:table-cell office:value-type="string">
            <text:p>324337ns/2(0)</text:p>
          </table:table-cell>
          <table:table-cell office:value-type="string">
            <text:p>304049ns/1(0)</text:p>
          </table:table-cell>
          <table:table-cell office:value-type="string">
            <text:p>116446ns/1(0)</text:p>
          </table:table-cell>
          <table:table-cell office:value-type="string">
            <text:p>1510870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1821">
            <text:p>0.001821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364217ns/2(1)</text:p>
          </table:table-cell>
          <table:table-cell office:value-type="string">
            <text:p>322382ns/2(0)</text:p>
          </table:table-cell>
          <table:table-cell office:value-type="string">
            <text:p>431426ns/2(1)</text:p>
          </table:table-cell>
          <table:table-cell office:value-type="string">
            <text:p>360901ns/2(1)</text:p>
          </table:table-cell>
          <table:table-cell office:value-type="string">
            <text:p>216404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6008">
            <text:p>0.006008</text:p>
          </table:table-cell>
          <table:table-cell office:value-type="float" office:value="1000">
            <text:p>1000</text:p>
          </table:table-cell>
          <table:table-cell office:value-type="string">
            <text:p>316000 B</text:p>
          </table:table-cell>
          <table:table-cell office:value-type="string">
            <text:p>52.595 B/microsecond</text:p>
          </table:table-cell>
          <table:table-cell office:value-type="float" office:value="166440">
            <text:p>166440</text:p>
          </table:table-cell>
          <table:table-cell office:value-type="string">
            <text:p>205890ns/1(0)</text:p>
          </table:table-cell>
          <table:table-cell office:value-type="string">
            <text:p>242830ns/2(0)</text:p>
          </table:table-cell>
          <table:table-cell office:value-type="string">
            <text:p>254128ns/1(0)</text:p>
          </table:table-cell>
          <table:table-cell office:value-type="string">
            <text:p>147961ns/1(0)</text:p>
          </table:table-cell>
          <table:table-cell office:value-type="string">
            <text:p>2363672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46663">
            <text:p>0.046663</text:p>
          </table:table-cell>
          <table:table-cell office:value-type="float" office:value="1000">
            <text:p>1000</text:p>
          </table:table-cell>
          <table:table-cell office:value-type="string">
            <text:p>324000 B</text:p>
          </table:table-cell>
          <table:table-cell office:value-type="string">
            <text:p>6943.4 B/millisecond</text:p>
          </table:table-cell>
          <table:table-cell office:value-type="float" office:value="21430.3">
            <text:p>21430.3</text:p>
          </table:table-cell>
          <table:table-cell office:value-type="string">
            <text:p>435802ns/2(1)</text:p>
          </table:table-cell>
          <table:table-cell office:value-type="string">
            <text:p>322242ns/2(0)</text:p>
          </table:table-cell>
          <table:table-cell office:value-type="string">
            <text:p>605702ns/2(1)</text:p>
          </table:table-cell>
          <table:table-cell office:value-type="string">
            <text:p>524491ns/2(1)</text:p>
          </table:table-cell>
          <table:table-cell office:value-type="string">
            <text:p>43762841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3956">
            <text:p>0.003956</text:p>
          </table:table-cell>
          <table:table-cell office:value-type="float" office:value="1000">
            <text:p>1000</text:p>
          </table:table-cell>
          <table:table-cell office:value-type="string">
            <text:p>59000 B</text:p>
          </table:table-cell>
          <table:table-cell office:value-type="string">
            <text:p>14.915 B/microsecond</text:p>
          </table:table-cell>
          <table:table-cell office:value-type="float" office:value="252796">
            <text:p>252796</text:p>
          </table:table-cell>
          <table:table-cell office:value-type="string">
            <text:p>350846ns/1(0)</text:p>
          </table:table-cell>
          <table:table-cell office:value-type="string">
            <text:p>228525ns/2(0)</text:p>
          </table:table-cell>
          <table:table-cell office:value-type="string">
            <text:p>347308ns/1(0)</text:p>
          </table:table-cell>
          <table:table-cell office:value-type="string">
            <text:p>76288ns/1(0)</text:p>
          </table:table-cell>
          <table:table-cell office:value-type="string">
            <text:p>1526937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1266">
            <text:p>0.001266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46013ns/2(1)</text:p>
          </table:table-cell>
          <table:table-cell office:value-type="string">
            <text:p>242286ns/2(0)</text:p>
          </table:table-cell>
          <table:table-cell office:value-type="string">
            <text:p>359179ns/2(1)</text:p>
          </table:table-cell>
          <table:table-cell office:value-type="string">
            <text:p>195446ns/2(1)</text:p>
          </table:table-cell>
          <table:table-cell office:value-type="string">
            <text:p>128327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8192">
            <text:p>0.008192</text:p>
          </table:table-cell>
          <table:table-cell office:value-type="float" office:value="1000">
            <text:p>1000</text:p>
          </table:table-cell>
          <table:table-cell office:value-type="string">
            <text:p>316000 B</text:p>
          </table:table-cell>
          <table:table-cell office:value-type="string">
            <text:p>38.5739 B/microsecond</text:p>
          </table:table-cell>
          <table:table-cell office:value-type="float" office:value="122069">
            <text:p>122069</text:p>
          </table:table-cell>
          <table:table-cell office:value-type="string">
            <text:p>249752ns/1(0)</text:p>
          </table:table-cell>
          <table:table-cell office:value-type="string">
            <text:p>410134ns/2(0)</text:p>
          </table:table-cell>
          <table:table-cell office:value-type="string">
            <text:p>381167ns/1(0)</text:p>
          </table:table-cell>
          <table:table-cell office:value-type="string">
            <text:p>224732ns/1(0)</text:p>
          </table:table-cell>
          <table:table-cell office:value-type="string">
            <text:p>3091643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2536">
            <text:p>0.002536</text:p>
          </table:table-cell>
          <table:table-cell office:value-type="float" office:value="1000">
            <text:p>1000</text:p>
          </table:table-cell>
          <table:table-cell office:value-type="string">
            <text:p>324000 B</text:p>
          </table:table-cell>
          <table:table-cell office:value-type="string">
            <text:p>127.757 B/microsecond</text:p>
          </table:table-cell>
          <table:table-cell office:value-type="float" office:value="394313">
            <text:p>394313</text:p>
          </table:table-cell>
          <table:table-cell office:value-type="string">
            <text:p>223757ns/2(1)</text:p>
          </table:table-cell>
          <table:table-cell office:value-type="string">
            <text:p>168243ns/2(0)</text:p>
          </table:table-cell>
          <table:table-cell office:value-type="string">
            <text:p>248443ns/2(1)</text:p>
          </table:table-cell>
          <table:table-cell office:value-type="string">
            <text:p>181559ns/2(1)</text:p>
          </table:table-cell>
          <table:table-cell office:value-type="string">
            <text:p>1374983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507">
            <text:p>0.00507</text:p>
          </table:table-cell>
          <table:table-cell office:value-type="float" office:value="1000">
            <text:p>1000</text:p>
          </table:table-cell>
          <table:table-cell office:value-type="string">
            <text:p>59000 B</text:p>
          </table:table-cell>
          <table:table-cell office:value-type="string">
            <text:p>11.6371 B/microsecond</text:p>
          </table:table-cell>
          <table:table-cell office:value-type="float" office:value="197239">
            <text:p>197239</text:p>
          </table:table-cell>
          <table:table-cell office:value-type="string">
            <text:p>202393ns/1(0)</text:p>
          </table:table-cell>
          <table:table-cell office:value-type="string">
            <text:p>229467ns/2(0)</text:p>
          </table:table-cell>
          <table:table-cell office:value-type="string">
            <text:p>279030ns/1(0)</text:p>
          </table:table-cell>
          <table:table-cell office:value-type="string">
            <text:p>92076ns/1(0)</text:p>
          </table:table-cell>
          <table:table-cell office:value-type="string">
            <text:p>1520241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1096">
            <text:p>0.001096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30592ns/2(1)</text:p>
          </table:table-cell>
          <table:table-cell office:value-type="string">
            <text:p>159113ns/2(0)</text:p>
          </table:table-cell>
          <table:table-cell office:value-type="string">
            <text:p>266215ns/2(1)</text:p>
          </table:table-cell>
          <table:table-cell office:value-type="string">
            <text:p>188095ns/2(1)</text:p>
          </table:table-cell>
          <table:table-cell office:value-type="string">
            <text:p>162930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742">
            <text:p>0.00742</text:p>
          </table:table-cell>
          <table:table-cell office:value-type="float" office:value="1000">
            <text:p>1000</text:p>
          </table:table-cell>
          <table:table-cell office:value-type="string">
            <text:p>316000 B</text:p>
          </table:table-cell>
          <table:table-cell office:value-type="string">
            <text:p>42.5868 B/microsecond</text:p>
          </table:table-cell>
          <table:table-cell office:value-type="float" office:value="134768">
            <text:p>134768</text:p>
          </table:table-cell>
          <table:table-cell office:value-type="string">
            <text:p>273052ns/1(0)</text:p>
          </table:table-cell>
          <table:table-cell office:value-type="string">
            <text:p>342103ns/2(0)</text:p>
          </table:table-cell>
          <table:table-cell office:value-type="string">
            <text:p>349769ns/1(0)</text:p>
          </table:table-cell>
          <table:table-cell office:value-type="string">
            <text:p>190565ns/1(0)</text:p>
          </table:table-cell>
          <table:table-cell office:value-type="string">
            <text:p>2761566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3021">
            <text:p>0.003021</text:p>
          </table:table-cell>
          <table:table-cell office:value-type="float" office:value="1000">
            <text:p>1000</text:p>
          </table:table-cell>
          <table:table-cell office:value-type="string">
            <text:p>324000 B</text:p>
          </table:table-cell>
          <table:table-cell office:value-type="string">
            <text:p>107.262 B/microsecond</text:p>
          </table:table-cell>
          <table:table-cell office:value-type="float" office:value="331055">
            <text:p>331055</text:p>
          </table:table-cell>
          <table:table-cell office:value-type="string">
            <text:p>334201ns/2(1)</text:p>
          </table:table-cell>
          <table:table-cell office:value-type="string">
            <text:p>298811ns/2(0)</text:p>
          </table:table-cell>
          <table:table-cell office:value-type="string">
            <text:p>378866ns/2(1)</text:p>
          </table:table-cell>
          <table:table-cell office:value-type="string">
            <text:p>268506ns/2(1)</text:p>
          </table:table-cell>
          <table:table-cell office:value-type="string">
            <text:p>1347089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4448">
            <text:p>0.004448</text:p>
          </table:table-cell>
          <table:table-cell office:value-type="float" office:value="1000">
            <text:p>1000</text:p>
          </table:table-cell>
          <table:table-cell office:value-type="string">
            <text:p>59000 B</text:p>
          </table:table-cell>
          <table:table-cell office:value-type="string">
            <text:p>13.2647 B/microsecond</text:p>
          </table:table-cell>
          <table:table-cell office:value-type="float" office:value="224826">
            <text:p>224826</text:p>
          </table:table-cell>
          <table:table-cell office:value-type="string">
            <text:p>176614ns/1(0)</text:p>
          </table:table-cell>
          <table:table-cell office:value-type="string">
            <text:p>243751ns/2(0)</text:p>
          </table:table-cell>
          <table:table-cell office:value-type="string">
            <text:p>195813ns/1(0)</text:p>
          </table:table-cell>
          <table:table-cell office:value-type="string">
            <text:p>124008ns/1(0)</text:p>
          </table:table-cell>
          <table:table-cell office:value-type="string">
            <text:p>1855683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001087">
            <text:p>0.001087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16894ns/2(1)</text:p>
          </table:table-cell>
          <table:table-cell office:value-type="string">
            <text:p>167586ns/2(0)</text:p>
          </table:table-cell>
          <table:table-cell office:value-type="string">
            <text:p>289330ns/2(1)</text:p>
          </table:table-cell>
          <table:table-cell office:value-type="string">
            <text:p>192712ns/2(1)</text:p>
          </table:table-cell>
          <table:table-cell office:value-type="string">
            <text:p>135415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.03848">
            <text:p>1.03848</text:p>
          </table:table-cell>
          <table:table-cell office:value-type="float" office:value="1000">
            <text:p>1000</text:p>
          </table:table-cell>
          <table:table-cell office:value-type="string">
            <text:p>316000 B</text:p>
          </table:table-cell>
          <table:table-cell office:value-type="string">
            <text:p>304.29 B/millisecond</text:p>
          </table:table-cell>
          <table:table-cell office:value-type="float" office:value="962.942">
            <text:p>962.942</text:p>
          </table:table-cell>
          <table:table-cell office:value-type="string">
            <text:p>142426487ns/1000(0)</text:p>
          </table:table-cell>
          <table:table-cell office:value-type="string">
            <text:p>893108ns/2(0)</text:p>
          </table:table-cell>
          <table:table-cell office:value-type="string">
            <text:p>139104108ns/1000(0)</text:p>
          </table:table-cell>
          <table:table-cell office:value-type="string">
            <text:p>137604833ns/1000(0)</text:p>
          </table:table-cell>
          <table:table-cell office:value-type="string">
            <text:p>580392506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820226">
            <text:p>0.820226</text:p>
          </table:table-cell>
          <table:table-cell office:value-type="float" office:value="1000">
            <text:p>1000</text:p>
          </table:table-cell>
          <table:table-cell office:value-type="string">
            <text:p>324000 B</text:p>
          </table:table-cell>
          <table:table-cell office:value-type="string">
            <text:p>395.013 B/millisecond</text:p>
          </table:table-cell>
          <table:table-cell office:value-type="float" office:value="1219.18">
            <text:p>1219.18</text:p>
          </table:table-cell>
          <table:table-cell office:value-type="string">
            <text:p>177279646ns/1000(0)</text:p>
          </table:table-cell>
          <table:table-cell office:value-type="string">
            <text:p>150549ns/2(0)</text:p>
          </table:table-cell>
          <table:table-cell office:value-type="string">
            <text:p>174155077ns/1000(0)</text:p>
          </table:table-cell>
          <table:table-cell office:value-type="string">
            <text:p>175062255ns/1000(0)</text:p>
          </table:table-cell>
          <table:table-cell office:value-type="string">
            <text:p>237858431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775828">
            <text:p>0.775828</text:p>
          </table:table-cell>
          <table:table-cell office:value-type="float" office:value="1000">
            <text:p>1000</text:p>
          </table:table-cell>
          <table:table-cell office:value-type="string">
            <text:p>59000 B</text:p>
          </table:table-cell>
          <table:table-cell office:value-type="string">
            <text:p>76.0478 B/millisecond</text:p>
          </table:table-cell>
          <table:table-cell office:value-type="float" office:value="1288.95">
            <text:p>1288.95</text:p>
          </table:table-cell>
          <table:table-cell office:value-type="string">
            <text:p>178930548ns/1000(0)</text:p>
          </table:table-cell>
          <table:table-cell office:value-type="string">
            <text:p>152134ns/2(0)</text:p>
          </table:table-cell>
          <table:table-cell office:value-type="string">
            <text:p>178618443ns/1000(0)</text:p>
          </table:table-cell>
          <table:table-cell office:value-type="string">
            <text:p>176259465ns/1000(0)</text:p>
          </table:table-cell>
          <table:table-cell office:value-type="string">
            <text:p>197547752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.37049">
            <text:p>1.37049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59239291ns/2000(1000)</text:p>
          </table:table-cell>
          <table:table-cell office:value-type="string">
            <text:p>307163ns/2(0)</text:p>
          </table:table-cell>
          <table:table-cell office:value-type="string">
            <text:p>360746272ns/2000(1000)</text:p>
          </table:table-cell>
          <table:table-cell office:value-type="string">
            <text:p>364827516ns/2000(1000)</text:p>
          </table:table-cell>
          <table:table-cell office:value-type="string">
            <text:p>207865645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.33842">
            <text:p>1.33842</text:p>
          </table:table-cell>
          <table:table-cell office:value-type="float" office:value="1000">
            <text:p>1000</text:p>
          </table:table-cell>
          <table:table-cell office:value-type="string">
            <text:p>316000 B</text:p>
          </table:table-cell>
          <table:table-cell office:value-type="string">
            <text:p>236.098 B/millisecond</text:p>
          </table:table-cell>
          <table:table-cell office:value-type="float" office:value="747.147">
            <text:p>747.147</text:p>
          </table:table-cell>
          <table:table-cell office:value-type="string">
            <text:p>183049616ns/1000(0)</text:p>
          </table:table-cell>
          <table:table-cell office:value-type="string">
            <text:p>385864ns/2(0)</text:p>
          </table:table-cell>
          <table:table-cell office:value-type="string">
            <text:p>180742719ns/1000(0)</text:p>
          </table:table-cell>
          <table:table-cell office:value-type="string">
            <text:p>177919369ns/1000(0)</text:p>
          </table:table-cell>
          <table:table-cell office:value-type="string">
            <text:p>747436661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714878">
            <text:p>0.714878</text:p>
          </table:table-cell>
          <table:table-cell office:value-type="float" office:value="1000">
            <text:p>1000</text:p>
          </table:table-cell>
          <table:table-cell office:value-type="string">
            <text:p>324000 B</text:p>
          </table:table-cell>
          <table:table-cell office:value-type="string">
            <text:p>453.224 B/millisecond</text:p>
          </table:table-cell>
          <table:table-cell office:value-type="float" office:value="1398.84">
            <text:p>1398.84</text:p>
          </table:table-cell>
          <table:table-cell office:value-type="string">
            <text:p>154019792ns/1000(0)</text:p>
          </table:table-cell>
          <table:table-cell office:value-type="string">
            <text:p>169890ns/2(0)</text:p>
          </table:table-cell>
          <table:table-cell office:value-type="string">
            <text:p>152673262ns/1000(0)</text:p>
          </table:table-cell>
          <table:table-cell office:value-type="string">
            <text:p>152756720ns/1000(0)</text:p>
          </table:table-cell>
          <table:table-cell office:value-type="string">
            <text:p>205891696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740185">
            <text:p>0.740185</text:p>
          </table:table-cell>
          <table:table-cell office:value-type="float" office:value="1000">
            <text:p>1000</text:p>
          </table:table-cell>
          <table:table-cell office:value-type="string">
            <text:p>59000 B</text:p>
          </table:table-cell>
          <table:table-cell office:value-type="string">
            <text:p>79.7098 B/millisecond</text:p>
          </table:table-cell>
          <table:table-cell office:value-type="float" office:value="1351.01">
            <text:p>1351.01</text:p>
          </table:table-cell>
          <table:table-cell office:value-type="string">
            <text:p>169979716ns/1000(0)</text:p>
          </table:table-cell>
          <table:table-cell office:value-type="string">
            <text:p>150626ns/2(0)</text:p>
          </table:table-cell>
          <table:table-cell office:value-type="string">
            <text:p>169974358ns/1000(0)</text:p>
          </table:table-cell>
          <table:table-cell office:value-type="string">
            <text:p>167801877ns/1000(0)</text:p>
          </table:table-cell>
          <table:table-cell office:value-type="string">
            <text:p>189162065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.30222">
            <text:p>1.30222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41773671ns/2000(1000)</text:p>
          </table:table-cell>
          <table:table-cell office:value-type="string">
            <text:p>166801ns/2(0)</text:p>
          </table:table-cell>
          <table:table-cell office:value-type="string">
            <text:p>343981202ns/2000(1000)</text:p>
          </table:table-cell>
          <table:table-cell office:value-type="string">
            <text:p>344413639ns/2000(1000)</text:p>
          </table:table-cell>
          <table:table-cell office:value-type="string">
            <text:p>197306318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.27901">
            <text:p>1.27901</text:p>
          </table:table-cell>
          <table:table-cell office:value-type="float" office:value="1000">
            <text:p>1000</text:p>
          </table:table-cell>
          <table:table-cell office:value-type="string">
            <text:p>316000 B</text:p>
          </table:table-cell>
          <table:table-cell office:value-type="string">
            <text:p>247.066 B/millisecond</text:p>
          </table:table-cell>
          <table:table-cell office:value-type="float" office:value="781.854">
            <text:p>781.854</text:p>
          </table:table-cell>
          <table:table-cell office:value-type="string">
            <text:p>175086675ns/1000(0)</text:p>
          </table:table-cell>
          <table:table-cell office:value-type="string">
            <text:p>267611ns/2(0)</text:p>
          </table:table-cell>
          <table:table-cell office:value-type="string">
            <text:p>172748283ns/1000(0)</text:p>
          </table:table-cell>
          <table:table-cell office:value-type="string">
            <text:p>170614932ns/1000(0)</text:p>
          </table:table-cell>
          <table:table-cell office:value-type="string">
            <text:p>714007744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889418">
            <text:p>0.889418</text:p>
          </table:table-cell>
          <table:table-cell office:value-type="float" office:value="1000">
            <text:p>1000</text:p>
          </table:table-cell>
          <table:table-cell office:value-type="string">
            <text:p>324000 B</text:p>
          </table:table-cell>
          <table:table-cell office:value-type="string">
            <text:p>364.283 B/millisecond</text:p>
          </table:table-cell>
          <table:table-cell office:value-type="float" office:value="1124.33">
            <text:p>1124.33</text:p>
          </table:table-cell>
          <table:table-cell office:value-type="string">
            <text:p>189884916ns/1000(0)</text:p>
          </table:table-cell>
          <table:table-cell office:value-type="string">
            <text:p>304537ns/2(0)</text:p>
          </table:table-cell>
          <table:table-cell office:value-type="string">
            <text:p>188240165ns/1000(0)</text:p>
          </table:table-cell>
          <table:table-cell office:value-type="string">
            <text:p>187371972ns/1000(0)</text:p>
          </table:table-cell>
          <table:table-cell office:value-type="string">
            <text:p>262703499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722916">
            <text:p>0.722916</text:p>
          </table:table-cell>
          <table:table-cell office:value-type="float" office:value="1000">
            <text:p>1000</text:p>
          </table:table-cell>
          <table:table-cell office:value-type="string">
            <text:p>59000 B</text:p>
          </table:table-cell>
          <table:table-cell office:value-type="string">
            <text:p>81.6139 B/millisecond</text:p>
          </table:table-cell>
          <table:table-cell office:value-type="float" office:value="1383.29">
            <text:p>1383.29</text:p>
          </table:table-cell>
          <table:table-cell office:value-type="string">
            <text:p>167081492ns/1000(0)</text:p>
          </table:table-cell>
          <table:table-cell office:value-type="string">
            <text:p>182409ns/2(0)</text:p>
          </table:table-cell>
          <table:table-cell office:value-type="string">
            <text:p>165498724ns/1000(0)</text:p>
          </table:table-cell>
          <table:table-cell office:value-type="string">
            <text:p>163860881ns/1000(0)</text:p>
          </table:table-cell>
          <table:table-cell office:value-type="string">
            <text:p>184261828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.29418">
            <text:p>1.29418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39769172ns/2000(1000)</text:p>
          </table:table-cell>
          <table:table-cell office:value-type="string">
            <text:p>199484ns/2(0)</text:p>
          </table:table-cell>
          <table:table-cell office:value-type="string">
            <text:p>340910802ns/2000(1000)</text:p>
          </table:table-cell>
          <table:table-cell office:value-type="string">
            <text:p>341810789ns/2000(1000)</text:p>
          </table:table-cell>
          <table:table-cell office:value-type="string">
            <text:p>196447412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.24454">
            <text:p>1.24454</text:p>
          </table:table-cell>
          <table:table-cell office:value-type="float" office:value="1000">
            <text:p>1000</text:p>
          </table:table-cell>
          <table:table-cell office:value-type="string">
            <text:p>316000 B</text:p>
          </table:table-cell>
          <table:table-cell office:value-type="string">
            <text:p>253.909 B/millisecond</text:p>
          </table:table-cell>
          <table:table-cell office:value-type="float" office:value="803.508">
            <text:p>803.508</text:p>
          </table:table-cell>
          <table:table-cell office:value-type="string">
            <text:p>170250704ns/1000(0)</text:p>
          </table:table-cell>
          <table:table-cell office:value-type="string">
            <text:p>622570ns/2(0)</text:p>
          </table:table-cell>
          <table:table-cell office:value-type="string">
            <text:p>167970552ns/1000(0)</text:p>
          </table:table-cell>
          <table:table-cell office:value-type="string">
            <text:p>165670644ns/1000(0)</text:p>
          </table:table-cell>
          <table:table-cell office:value-type="string">
            <text:p>694790488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871206">
            <text:p>0.871206</text:p>
          </table:table-cell>
          <table:table-cell office:value-type="float" office:value="1000">
            <text:p>1000</text:p>
          </table:table-cell>
          <table:table-cell office:value-type="string">
            <text:p>324000 B</text:p>
          </table:table-cell>
          <table:table-cell office:value-type="string">
            <text:p>371.898 B/millisecond</text:p>
          </table:table-cell>
          <table:table-cell office:value-type="float" office:value="1147.83">
            <text:p>1147.83</text:p>
          </table:table-cell>
          <table:table-cell office:value-type="string">
            <text:p>185737309ns/1000(0)</text:p>
          </table:table-cell>
          <table:table-cell office:value-type="string">
            <text:p>173909ns/2(0)</text:p>
          </table:table-cell>
          <table:table-cell office:value-type="string">
            <text:p>183793133ns/1000(0)</text:p>
          </table:table-cell>
          <table:table-cell office:value-type="string">
            <text:p>183283170ns/1000(0)</text:p>
          </table:table-cell>
          <table:table-cell office:value-type="string">
            <text:p>258469752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787177">
            <text:p>0.787177</text:p>
          </table:table-cell>
          <table:table-cell office:value-type="float" office:value="1000">
            <text:p>1000</text:p>
          </table:table-cell>
          <table:table-cell office:value-type="string">
            <text:p>59000 B</text:p>
          </table:table-cell>
          <table:table-cell office:value-type="string">
            <text:p>74.9514 B/millisecond</text:p>
          </table:table-cell>
          <table:table-cell office:value-type="float" office:value="1270.36">
            <text:p>1270.36</text:p>
          </table:table-cell>
          <table:table-cell office:value-type="string">
            <text:p>181503337ns/1000(0)</text:p>
          </table:table-cell>
          <table:table-cell office:value-type="string">
            <text:p>196050ns/2(0)</text:p>
          </table:table-cell>
          <table:table-cell office:value-type="string">
            <text:p>180678656ns/1000(0)</text:p>
          </table:table-cell>
          <table:table-cell office:value-type="string">
            <text:p>178472785ns/1000(0)</text:p>
          </table:table-cell>
          <table:table-cell office:value-type="string">
            <text:p>200562983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.30554">
            <text:p>1.30554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43192806ns/2000(1000)</text:p>
          </table:table-cell>
          <table:table-cell office:value-type="string">
            <text:p>390184ns/2(0)</text:p>
          </table:table-cell>
          <table:table-cell office:value-type="string">
            <text:p>343572025ns/2000(1000)</text:p>
          </table:table-cell>
          <table:table-cell office:value-type="string">
            <text:p>345929554ns/2000(1000)</text:p>
          </table:table-cell>
          <table:table-cell office:value-type="string">
            <text:p>198061424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13391">
            <text:p>0.013391</text:p>
          </table:table-cell>
          <table:table-cell office:value-type="float" office:value="1000">
            <text:p>1000</text:p>
          </table:table-cell>
          <table:table-cell office:value-type="string">
            <text:p>371000 B</text:p>
          </table:table-cell>
          <table:table-cell office:value-type="string">
            <text:p>27705.2 B/millisecond</text:p>
          </table:table-cell>
          <table:table-cell office:value-type="float" office:value="74677">
            <text:p>74677</text:p>
          </table:table-cell>
          <table:table-cell office:value-type="string">
            <text:p>371263ns/1(0)</text:p>
          </table:table-cell>
          <table:table-cell office:value-type="string">
            <text:p>608372ns/2(0)</text:p>
          </table:table-cell>
          <table:table-cell office:value-type="string">
            <text:p>591991ns/1(0)</text:p>
          </table:table-cell>
          <table:table-cell office:value-type="string">
            <text:p>283171ns/1(0)</text:p>
          </table:table-cell>
          <table:table-cell office:value-type="string">
            <text:p>4837345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46158">
            <text:p>0.046158</text:p>
          </table:table-cell>
          <table:table-cell office:value-type="float" office:value="1000">
            <text:p>1000</text:p>
          </table:table-cell>
          <table:table-cell office:value-type="string">
            <text:p>379000 B</text:p>
          </table:table-cell>
          <table:table-cell office:value-type="string">
            <text:p>8210.93 B/millisecond</text:p>
          </table:table-cell>
          <table:table-cell office:value-type="float" office:value="21664.7">
            <text:p>21664.7</text:p>
          </table:table-cell>
          <table:table-cell office:value-type="string">
            <text:p>325391ns/2(1)</text:p>
          </table:table-cell>
          <table:table-cell office:value-type="string">
            <text:p>191904ns/2(0)</text:p>
          </table:table-cell>
          <table:table-cell office:value-type="string">
            <text:p>346451ns/2(1)</text:p>
          </table:table-cell>
          <table:table-cell office:value-type="string">
            <text:p>417800ns/2(1)</text:p>
          </table:table-cell>
          <table:table-cell office:value-type="string">
            <text:p>44395952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06884">
            <text:p>0.006884</text:p>
          </table:table-cell>
          <table:table-cell office:value-type="float" office:value="1000">
            <text:p>1000</text:p>
          </table:table-cell>
          <table:table-cell office:value-type="string">
            <text:p>114000 B</text:p>
          </table:table-cell>
          <table:table-cell office:value-type="string">
            <text:p>16.5612 B/microsecond</text:p>
          </table:table-cell>
          <table:table-cell office:value-type="float" office:value="145274">
            <text:p>145274</text:p>
          </table:table-cell>
          <table:table-cell office:value-type="string">
            <text:p>245266ns/1(0)</text:p>
          </table:table-cell>
          <table:table-cell office:value-type="string">
            <text:p>270170ns/2(0)</text:p>
          </table:table-cell>
          <table:table-cell office:value-type="string">
            <text:p>278641ns/1(0)</text:p>
          </table:table-cell>
          <table:table-cell office:value-type="string">
            <text:p>116455ns/1(0)</text:p>
          </table:table-cell>
          <table:table-cell office:value-type="string">
            <text:p>1789317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01337">
            <text:p>0.001337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73456ns/2(1)</text:p>
          </table:table-cell>
          <table:table-cell office:value-type="string">
            <text:p>261491ns/2(0)</text:p>
          </table:table-cell>
          <table:table-cell office:value-type="string">
            <text:p>387442ns/2(1)</text:p>
          </table:table-cell>
          <table:table-cell office:value-type="string">
            <text:p>218478ns/2(1)</text:p>
          </table:table-cell>
          <table:table-cell office:value-type="string">
            <text:p>122776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08013">
            <text:p>0.008013</text:p>
          </table:table-cell>
          <table:table-cell office:value-type="float" office:value="1000">
            <text:p>1000</text:p>
          </table:table-cell>
          <table:table-cell office:value-type="string">
            <text:p>371000 B</text:p>
          </table:table-cell>
          <table:table-cell office:value-type="string">
            <text:p>46.3026 B/microsecond</text:p>
          </table:table-cell>
          <table:table-cell office:value-type="float" office:value="124805">
            <text:p>124805</text:p>
          </table:table-cell>
          <table:table-cell office:value-type="string">
            <text:p>246648ns/1(0)</text:p>
          </table:table-cell>
          <table:table-cell office:value-type="string">
            <text:p>245124ns/2(0)</text:p>
          </table:table-cell>
          <table:table-cell office:value-type="string">
            <text:p>225029ns/1(0)</text:p>
          </table:table-cell>
          <table:table-cell office:value-type="string">
            <text:p>131008ns/1(0)</text:p>
          </table:table-cell>
          <table:table-cell office:value-type="string">
            <text:p>2141080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52339">
            <text:p>0.052339</text:p>
          </table:table-cell>
          <table:table-cell office:value-type="float" office:value="1000">
            <text:p>1000</text:p>
          </table:table-cell>
          <table:table-cell office:value-type="string">
            <text:p>379000 B</text:p>
          </table:table-cell>
          <table:table-cell office:value-type="string">
            <text:p>7241.25 B/millisecond</text:p>
          </table:table-cell>
          <table:table-cell office:value-type="float" office:value="19106.2">
            <text:p>19106.2</text:p>
          </table:table-cell>
          <table:table-cell office:value-type="string">
            <text:p>388772ns/2(1)</text:p>
          </table:table-cell>
          <table:table-cell office:value-type="string">
            <text:p>273905ns/2(0)</text:p>
          </table:table-cell>
          <table:table-cell office:value-type="string">
            <text:p>551867ns/2(1)</text:p>
          </table:table-cell>
          <table:table-cell office:value-type="string">
            <text:p>579117ns/2(1)</text:p>
          </table:table-cell>
          <table:table-cell office:value-type="string">
            <text:p>49721386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0486">
            <text:p>0.00486</text:p>
          </table:table-cell>
          <table:table-cell office:value-type="float" office:value="1000">
            <text:p>1000</text:p>
          </table:table-cell>
          <table:table-cell office:value-type="string">
            <text:p>114000 B</text:p>
          </table:table-cell>
          <table:table-cell office:value-type="string">
            <text:p>23.4591 B/microsecond</text:p>
          </table:table-cell>
          <table:table-cell office:value-type="float" office:value="205782">
            <text:p>205782</text:p>
          </table:table-cell>
          <table:table-cell office:value-type="string">
            <text:p>135234ns/1(0)</text:p>
          </table:table-cell>
          <table:table-cell office:value-type="string">
            <text:p>195251ns/2(0)</text:p>
          </table:table-cell>
          <table:table-cell office:value-type="string">
            <text:p>237878ns/1(0)</text:p>
          </table:table-cell>
          <table:table-cell office:value-type="string">
            <text:p>94524ns/1(0)</text:p>
          </table:table-cell>
          <table:table-cell office:value-type="string">
            <text:p>1878878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01157">
            <text:p>0.001157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21099ns/2(1)</text:p>
          </table:table-cell>
          <table:table-cell office:value-type="string">
            <text:p>197028ns/2(0)</text:p>
          </table:table-cell>
          <table:table-cell office:value-type="string">
            <text:p>272726ns/2(1)</text:p>
          </table:table-cell>
          <table:table-cell office:value-type="string">
            <text:p>218400ns/2(1)</text:p>
          </table:table-cell>
          <table:table-cell office:value-type="string">
            <text:p>156201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131">
            <text:p>0.0131</text:p>
          </table:table-cell>
          <table:table-cell office:value-type="float" office:value="1000">
            <text:p>1000</text:p>
          </table:table-cell>
          <table:table-cell office:value-type="string">
            <text:p>371000 B</text:p>
          </table:table-cell>
          <table:table-cell office:value-type="string">
            <text:p>28320.6 B/millisecond</text:p>
          </table:table-cell>
          <table:table-cell office:value-type="float" office:value="76335.9">
            <text:p>76335.9</text:p>
          </table:table-cell>
          <table:table-cell office:value-type="string">
            <text:p>433341ns/1(0)</text:p>
          </table:table-cell>
          <table:table-cell office:value-type="string">
            <text:p>315285ns/2(0)</text:p>
          </table:table-cell>
          <table:table-cell office:value-type="string">
            <text:p>248911ns/1(0)</text:p>
          </table:table-cell>
          <table:table-cell office:value-type="string">
            <text:p>155786ns/1(0)</text:p>
          </table:table-cell>
          <table:table-cell office:value-type="string">
            <text:p>1571478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45527">
            <text:p>0.045527</text:p>
          </table:table-cell>
          <table:table-cell office:value-type="float" office:value="1000">
            <text:p>1000</text:p>
          </table:table-cell>
          <table:table-cell office:value-type="string">
            <text:p>379000 B</text:p>
          </table:table-cell>
          <table:table-cell office:value-type="string">
            <text:p>8324.73 B/millisecond</text:p>
          </table:table-cell>
          <table:table-cell office:value-type="float" office:value="21965">
            <text:p>21965</text:p>
          </table:table-cell>
          <table:table-cell office:value-type="string">
            <text:p>300381ns/2(1)</text:p>
          </table:table-cell>
          <table:table-cell office:value-type="string">
            <text:p>177157ns/2(0)</text:p>
          </table:table-cell>
          <table:table-cell office:value-type="string">
            <text:p>292145ns/2(1)</text:p>
          </table:table-cell>
          <table:table-cell office:value-type="string">
            <text:p>357449ns/2(1)</text:p>
          </table:table-cell>
          <table:table-cell office:value-type="string">
            <text:p>44000474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04484">
            <text:p>0.004484</text:p>
          </table:table-cell>
          <table:table-cell office:value-type="float" office:value="1000">
            <text:p>1000</text:p>
          </table:table-cell>
          <table:table-cell office:value-type="string">
            <text:p>114000 B</text:p>
          </table:table-cell>
          <table:table-cell office:value-type="string">
            <text:p>25.4229 B/microsecond</text:p>
          </table:table-cell>
          <table:table-cell office:value-type="float" office:value="223007">
            <text:p>223007</text:p>
          </table:table-cell>
          <table:table-cell office:value-type="string">
            <text:p>104155ns/1(0)</text:p>
          </table:table-cell>
          <table:table-cell office:value-type="string">
            <text:p>195839ns/2(0)</text:p>
          </table:table-cell>
          <table:table-cell office:value-type="string">
            <text:p>194400ns/1(0)</text:p>
          </table:table-cell>
          <table:table-cell office:value-type="string">
            <text:p>85417ns/1(0)</text:p>
          </table:table-cell>
          <table:table-cell office:value-type="string">
            <text:p>1750947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01012">
            <text:p>0.001012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175822ns/2(1)</text:p>
          </table:table-cell>
          <table:table-cell office:value-type="string">
            <text:p>178595ns/2(0)</text:p>
          </table:table-cell>
          <table:table-cell office:value-type="string">
            <text:p>236209ns/2(1)</text:p>
          </table:table-cell>
          <table:table-cell office:value-type="string">
            <text:p>165413ns/2(1)</text:p>
          </table:table-cell>
          <table:table-cell office:value-type="string">
            <text:p>159945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05342">
            <text:p>0.005342</text:p>
          </table:table-cell>
          <table:table-cell office:value-type="float" office:value="1000">
            <text:p>1000</text:p>
          </table:table-cell>
          <table:table-cell office:value-type="string">
            <text:p>371000 B</text:p>
          </table:table-cell>
          <table:table-cell office:value-type="string">
            <text:p>69.4546 B/microsecond</text:p>
          </table:table-cell>
          <table:table-cell office:value-type="float" office:value="187209">
            <text:p>187209</text:p>
          </table:table-cell>
          <table:table-cell office:value-type="string">
            <text:p>170221ns/1(0)</text:p>
          </table:table-cell>
          <table:table-cell office:value-type="string">
            <text:p>239241ns/2(0)</text:p>
          </table:table-cell>
          <table:table-cell office:value-type="string">
            <text:p>236472ns/1(0)</text:p>
          </table:table-cell>
          <table:table-cell office:value-type="string">
            <text:p>90261ns/1(0)</text:p>
          </table:table-cell>
          <table:table-cell office:value-type="string">
            <text:p>2150259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02749">
            <text:p>0.002749</text:p>
          </table:table-cell>
          <table:table-cell office:value-type="float" office:value="1000">
            <text:p>1000</text:p>
          </table:table-cell>
          <table:table-cell office:value-type="string">
            <text:p>379000 B</text:p>
          </table:table-cell>
          <table:table-cell office:value-type="string">
            <text:p>137.874 B/microsecond</text:p>
          </table:table-cell>
          <table:table-cell office:value-type="float" office:value="363784">
            <text:p>363784</text:p>
          </table:table-cell>
          <table:table-cell office:value-type="string">
            <text:p>196443ns/2(1)</text:p>
          </table:table-cell>
          <table:table-cell office:value-type="string">
            <text:p>161201ns/2(0)</text:p>
          </table:table-cell>
          <table:table-cell office:value-type="string">
            <text:p>248329ns/2(1)</text:p>
          </table:table-cell>
          <table:table-cell office:value-type="string">
            <text:p>183091ns/2(1)</text:p>
          </table:table-cell>
          <table:table-cell office:value-type="string">
            <text:p>1608593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05906">
            <text:p>0.005906</text:p>
          </table:table-cell>
          <table:table-cell office:value-type="float" office:value="1000">
            <text:p>1000</text:p>
          </table:table-cell>
          <table:table-cell office:value-type="string">
            <text:p>114000 B</text:p>
          </table:table-cell>
          <table:table-cell office:value-type="string">
            <text:p>19.3014 B/microsecond</text:p>
          </table:table-cell>
          <table:table-cell office:value-type="float" office:value="169311">
            <text:p>169311</text:p>
          </table:table-cell>
          <table:table-cell office:value-type="string">
            <text:p>168048ns/1(0)</text:p>
          </table:table-cell>
          <table:table-cell office:value-type="string">
            <text:p>228655ns/2(0)</text:p>
          </table:table-cell>
          <table:table-cell office:value-type="string">
            <text:p>228772ns/1(0)</text:p>
          </table:table-cell>
          <table:table-cell office:value-type="string">
            <text:p>114238ns/1(0)</text:p>
          </table:table-cell>
          <table:table-cell office:value-type="string">
            <text:p>2322642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000984">
            <text:p>0.000984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165745ns/2(1)</text:p>
          </table:table-cell>
          <table:table-cell office:value-type="string">
            <text:p>158558ns/2(0)</text:p>
          </table:table-cell>
          <table:table-cell office:value-type="string">
            <text:p>230709ns/2(1)</text:p>
          </table:table-cell>
          <table:table-cell office:value-type="string">
            <text:p>174087ns/2(1)</text:p>
          </table:table-cell>
          <table:table-cell office:value-type="string">
            <text:p>144509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56112">
            <text:p>0.56112</text:p>
          </table:table-cell>
          <table:table-cell office:value-type="float" office:value="1000">
            <text:p>1000</text:p>
          </table:table-cell>
          <table:table-cell office:value-type="string">
            <text:p>371000 B</text:p>
          </table:table-cell>
          <table:table-cell office:value-type="string">
            <text:p>661.178 B/millisecond</text:p>
          </table:table-cell>
          <table:table-cell office:value-type="float" office:value="1782.15">
            <text:p>1782.15</text:p>
          </table:table-cell>
          <table:table-cell office:value-type="string">
            <text:p>77428486ns/1000(0)</text:p>
          </table:table-cell>
          <table:table-cell office:value-type="string">
            <text:p>172906ns/2(0)</text:p>
          </table:table-cell>
          <table:table-cell office:value-type="string">
            <text:p>74353795ns/1000(0)</text:p>
          </table:table-cell>
          <table:table-cell office:value-type="string">
            <text:p>73406825ns/1000(0)</text:p>
          </table:table-cell>
          <table:table-cell office:value-type="string">
            <text:p>315389133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364091">
            <text:p>0.364091</text:p>
          </table:table-cell>
          <table:table-cell office:value-type="float" office:value="1000">
            <text:p>1000</text:p>
          </table:table-cell>
          <table:table-cell office:value-type="string">
            <text:p>379000 B</text:p>
          </table:table-cell>
          <table:table-cell office:value-type="string">
            <text:p>1040.95 B/millisecond</text:p>
          </table:table-cell>
          <table:table-cell office:value-type="float" office:value="2746.57">
            <text:p>2746.57</text:p>
          </table:table-cell>
          <table:table-cell office:value-type="string">
            <text:p>77767409ns/1000(0)</text:p>
          </table:table-cell>
          <table:table-cell office:value-type="string">
            <text:p>170906ns/2(0)</text:p>
          </table:table-cell>
          <table:table-cell office:value-type="string">
            <text:p>76519566ns/1000(0)</text:p>
          </table:table-cell>
          <table:table-cell office:value-type="string">
            <text:p>76411171ns/1000(0)</text:p>
          </table:table-cell>
          <table:table-cell office:value-type="string">
            <text:p>106765872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36676">
            <text:p>0.36676</text:p>
          </table:table-cell>
          <table:table-cell office:value-type="float" office:value="1000">
            <text:p>1000</text:p>
          </table:table-cell>
          <table:table-cell office:value-type="string">
            <text:p>114000 B</text:p>
          </table:table-cell>
          <table:table-cell office:value-type="string">
            <text:p>310.83 B/millisecond</text:p>
          </table:table-cell>
          <table:table-cell office:value-type="float" office:value="2726.58">
            <text:p>2726.58</text:p>
          </table:table-cell>
          <table:table-cell office:value-type="string">
            <text:p>85133419ns/1000(0)</text:p>
          </table:table-cell>
          <table:table-cell office:value-type="string">
            <text:p>320366ns/2(0)</text:p>
          </table:table-cell>
          <table:table-cell office:value-type="string">
            <text:p>84052801ns/1000(0)</text:p>
          </table:table-cell>
          <table:table-cell office:value-type="string">
            <text:p>82640459ns/1000(0)</text:p>
          </table:table-cell>
          <table:table-cell office:value-type="string">
            <text:p>92695823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.34628">
            <text:p>1.34628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50220045ns/2000(1000)</text:p>
          </table:table-cell>
          <table:table-cell office:value-type="string">
            <text:p>212135ns/2(0)</text:p>
          </table:table-cell>
          <table:table-cell office:value-type="string">
            <text:p>350569796ns/2000(1000)</text:p>
          </table:table-cell>
          <table:table-cell office:value-type="string">
            <text:p>356536140ns/2000(1000)</text:p>
          </table:table-cell>
          <table:table-cell office:value-type="string">
            <text:p>205926467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.27046">
            <text:p>1.27046</text:p>
          </table:table-cell>
          <table:table-cell office:value-type="float" office:value="1000">
            <text:p>1000</text:p>
          </table:table-cell>
          <table:table-cell office:value-type="string">
            <text:p>371000 B</text:p>
          </table:table-cell>
          <table:table-cell office:value-type="string">
            <text:p>292.02 B/millisecond</text:p>
          </table:table-cell>
          <table:table-cell office:value-type="float" office:value="787.116">
            <text:p>787.116</text:p>
          </table:table-cell>
          <table:table-cell office:value-type="string">
            <text:p>174300086ns/1000(0)</text:p>
          </table:table-cell>
          <table:table-cell office:value-type="string">
            <text:p>309460ns/2(0)</text:p>
          </table:table-cell>
          <table:table-cell office:value-type="string">
            <text:p>170769173ns/1000(0)</text:p>
          </table:table-cell>
          <table:table-cell office:value-type="string">
            <text:p>168946764ns/1000(0)</text:p>
          </table:table-cell>
          <table:table-cell office:value-type="string">
            <text:p>707920551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788874">
            <text:p>0.788874</text:p>
          </table:table-cell>
          <table:table-cell office:value-type="float" office:value="1000">
            <text:p>1000</text:p>
          </table:table-cell>
          <table:table-cell office:value-type="string">
            <text:p>379000 B</text:p>
          </table:table-cell>
          <table:table-cell office:value-type="string">
            <text:p>480.432 B/millisecond</text:p>
          </table:table-cell>
          <table:table-cell office:value-type="float" office:value="1267.63">
            <text:p>1267.63</text:p>
          </table:table-cell>
          <table:table-cell office:value-type="string">
            <text:p>167893003ns/1000(0)</text:p>
          </table:table-cell>
          <table:table-cell office:value-type="string">
            <text:p>176623ns/2(0)</text:p>
          </table:table-cell>
          <table:table-cell office:value-type="string">
            <text:p>165938442ns/1000(0)</text:p>
          </table:table-cell>
          <table:table-cell office:value-type="string">
            <text:p>165709164ns/1000(0)</text:p>
          </table:table-cell>
          <table:table-cell office:value-type="string">
            <text:p>231153785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670354">
            <text:p>0.670354</text:p>
          </table:table-cell>
          <table:table-cell office:value-type="float" office:value="1000">
            <text:p>1000</text:p>
          </table:table-cell>
          <table:table-cell office:value-type="string">
            <text:p>114000 B</text:p>
          </table:table-cell>
          <table:table-cell office:value-type="string">
            <text:p>170.059 B/millisecond</text:p>
          </table:table-cell>
          <table:table-cell office:value-type="float" office:value="1491.75">
            <text:p>1491.75</text:p>
          </table:table-cell>
          <table:table-cell office:value-type="string">
            <text:p>154391890ns/1000(0)</text:p>
          </table:table-cell>
          <table:table-cell office:value-type="string">
            <text:p>157324ns/2(0)</text:p>
          </table:table-cell>
          <table:table-cell office:value-type="string">
            <text:p>154100276ns/1000(0)</text:p>
          </table:table-cell>
          <table:table-cell office:value-type="string">
            <text:p>151251944ns/1000(0)</text:p>
          </table:table-cell>
          <table:table-cell office:value-type="string">
            <text:p>170195704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.34933">
            <text:p>1.34933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52554419ns/2000(1000)</text:p>
          </table:table-cell>
          <table:table-cell office:value-type="string">
            <text:p>284443ns/2(0)</text:p>
          </table:table-cell>
          <table:table-cell office:value-type="string">
            <text:p>353348853ns/2000(1000)</text:p>
          </table:table-cell>
          <table:table-cell office:value-type="string">
            <text:p>355271896ns/2000(1000)</text:p>
          </table:table-cell>
          <table:table-cell office:value-type="string">
            <text:p>204183230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.28395">
            <text:p>1.28395</text:p>
          </table:table-cell>
          <table:table-cell office:value-type="float" office:value="1000">
            <text:p>1000</text:p>
          </table:table-cell>
          <table:table-cell office:value-type="string">
            <text:p>371000 B</text:p>
          </table:table-cell>
          <table:table-cell office:value-type="string">
            <text:p>288.952 B/millisecond</text:p>
          </table:table-cell>
          <table:table-cell office:value-type="float" office:value="778.847">
            <text:p>778.847</text:p>
          </table:table-cell>
          <table:table-cell office:value-type="string">
            <text:p>175946700ns/1000(0)</text:p>
          </table:table-cell>
          <table:table-cell office:value-type="string">
            <text:p>211692ns/2(0)</text:p>
          </table:table-cell>
          <table:table-cell office:value-type="string">
            <text:p>173227021ns/1000(0)</text:p>
          </table:table-cell>
          <table:table-cell office:value-type="string">
            <text:p>170576451ns/1000(0)</text:p>
          </table:table-cell>
          <table:table-cell office:value-type="string">
            <text:p>715272433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871032">
            <text:p>0.871032</text:p>
          </table:table-cell>
          <table:table-cell office:value-type="float" office:value="1000">
            <text:p>1000</text:p>
          </table:table-cell>
          <table:table-cell office:value-type="string">
            <text:p>379000 B</text:p>
          </table:table-cell>
          <table:table-cell office:value-type="string">
            <text:p>435.116 B/millisecond</text:p>
          </table:table-cell>
          <table:table-cell office:value-type="float" office:value="1148.06">
            <text:p>1148.06</text:p>
          </table:table-cell>
          <table:table-cell office:value-type="string">
            <text:p>183541452ns/1000(0)</text:p>
          </table:table-cell>
          <table:table-cell office:value-type="string">
            <text:p>214913ns/2(0)</text:p>
          </table:table-cell>
          <table:table-cell office:value-type="string">
            <text:p>181923134ns/1000(0)</text:p>
          </table:table-cell>
          <table:table-cell office:value-type="string">
            <text:p>181507314ns/1000(0)</text:p>
          </table:table-cell>
          <table:table-cell office:value-type="string">
            <text:p>260316718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750526">
            <text:p>0.750526</text:p>
          </table:table-cell>
          <table:table-cell office:value-type="float" office:value="1000">
            <text:p>1000</text:p>
          </table:table-cell>
          <table:table-cell office:value-type="string">
            <text:p>114000 B</text:p>
          </table:table-cell>
          <table:table-cell office:value-type="string">
            <text:p>151.893 B/millisecond</text:p>
          </table:table-cell>
          <table:table-cell office:value-type="float" office:value="1332.4">
            <text:p>1332.4</text:p>
          </table:table-cell>
          <table:table-cell office:value-type="string">
            <text:p>172239003ns/1000(0)</text:p>
          </table:table-cell>
          <table:table-cell office:value-type="string">
            <text:p>203816ns/2(0)</text:p>
          </table:table-cell>
          <table:table-cell office:value-type="string">
            <text:p>172103988ns/1000(0)</text:p>
          </table:table-cell>
          <table:table-cell office:value-type="string">
            <text:p>170356821ns/1000(0)</text:p>
          </table:table-cell>
          <table:table-cell office:value-type="string">
            <text:p>190153277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.23741">
            <text:p>1.23741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23744696ns/2000(1000)</text:p>
          </table:table-cell>
          <table:table-cell office:value-type="string">
            <text:p>274623ns/2(0)</text:p>
          </table:table-cell>
          <table:table-cell office:value-type="string">
            <text:p>323713429ns/2000(1000)</text:p>
          </table:table-cell>
          <table:table-cell office:value-type="string">
            <text:p>325412827ns/2000(1000)</text:p>
          </table:table-cell>
          <table:table-cell office:value-type="string">
            <text:p>187577717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.40204">
            <text:p>1.40204</text:p>
          </table:table-cell>
          <table:table-cell office:value-type="float" office:value="1000">
            <text:p>1000</text:p>
          </table:table-cell>
          <table:table-cell office:value-type="string">
            <text:p>371000 B</text:p>
          </table:table-cell>
          <table:table-cell office:value-type="string">
            <text:p>264.614 B/millisecond</text:p>
          </table:table-cell>
          <table:table-cell office:value-type="float" office:value="713.246">
            <text:p>713.246</text:p>
          </table:table-cell>
          <table:table-cell office:value-type="string">
            <text:p>192340761ns/1000(0)</text:p>
          </table:table-cell>
          <table:table-cell office:value-type="string">
            <text:p>257962ns/2(0)</text:p>
          </table:table-cell>
          <table:table-cell office:value-type="string">
            <text:p>188850666ns/1000(0)</text:p>
          </table:table-cell>
          <table:table-cell office:value-type="string">
            <text:p>186377566ns/1000(0)</text:p>
          </table:table-cell>
          <table:table-cell office:value-type="string">
            <text:p>780924109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903355">
            <text:p>0.903355</text:p>
          </table:table-cell>
          <table:table-cell office:value-type="float" office:value="1000">
            <text:p>1000</text:p>
          </table:table-cell>
          <table:table-cell office:value-type="string">
            <text:p>379000 B</text:p>
          </table:table-cell>
          <table:table-cell office:value-type="string">
            <text:p>419.547 B/millisecond</text:p>
          </table:table-cell>
          <table:table-cell office:value-type="float" office:value="1106.98">
            <text:p>1106.98</text:p>
          </table:table-cell>
          <table:table-cell office:value-type="string">
            <text:p>189851173ns/1000(0)</text:p>
          </table:table-cell>
          <table:table-cell office:value-type="string">
            <text:p>210868ns/2(0)</text:p>
          </table:table-cell>
          <table:table-cell office:value-type="string">
            <text:p>189023914ns/1000(0)</text:p>
          </table:table-cell>
          <table:table-cell office:value-type="string">
            <text:p>188899664ns/1000(0)</text:p>
          </table:table-cell>
          <table:table-cell office:value-type="string">
            <text:p>268739540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794904">
            <text:p>0.794904</text:p>
          </table:table-cell>
          <table:table-cell office:value-type="float" office:value="1000">
            <text:p>1000</text:p>
          </table:table-cell>
          <table:table-cell office:value-type="string">
            <text:p>114000 B</text:p>
          </table:table-cell>
          <table:table-cell office:value-type="string">
            <text:p>143.414 B/millisecond</text:p>
          </table:table-cell>
          <table:table-cell office:value-type="float" office:value="1258.01">
            <text:p>1258.01</text:p>
          </table:table-cell>
          <table:table-cell office:value-type="string">
            <text:p>182812634ns/1000(0)</text:p>
          </table:table-cell>
          <table:table-cell office:value-type="string">
            <text:p>308411ns/2(0)</text:p>
          </table:table-cell>
          <table:table-cell office:value-type="string">
            <text:p>182618466ns/1000(0)</text:p>
          </table:table-cell>
          <table:table-cell office:value-type="string">
            <text:p>179055339ns/1000(0)</text:p>
          </table:table-cell>
          <table:table-cell office:value-type="string">
            <text:p>201816753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.40979">
            <text:p>1.40979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68812556ns/2000(1000)</text:p>
          </table:table-cell>
          <table:table-cell office:value-type="string">
            <text:p>197189ns/2(0)</text:p>
          </table:table-cell>
          <table:table-cell office:value-type="string">
            <text:p>369529019ns/2000(1000)</text:p>
          </table:table-cell>
          <table:table-cell office:value-type="string">
            <text:p>370454513ns/2000(1000)</text:p>
          </table:table-cell>
          <table:table-cell office:value-type="string">
            <text:p>212905735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28177">
            <text:p>0.028177</text:p>
          </table:table-cell>
          <table:table-cell office:value-type="float" office:value="1000">
            <text:p>1000</text:p>
          </table:table-cell>
          <table:table-cell office:value-type="string">
            <text:p>1329.1 KB</text:p>
          </table:table-cell>
          <table:table-cell office:value-type="string">
            <text:p>47.1697 KB/millisecond</text:p>
          </table:table-cell>
          <table:table-cell office:value-type="float" office:value="35489.9">
            <text:p>35489.9</text:p>
          </table:table-cell>
          <table:table-cell office:value-type="string">
            <text:p>239175ns/1(0)</text:p>
          </table:table-cell>
          <table:table-cell office:value-type="string">
            <text:p>442422ns/2(0)</text:p>
          </table:table-cell>
          <table:table-cell office:value-type="string">
            <text:p>320034ns/1(0)</text:p>
          </table:table-cell>
          <table:table-cell office:value-type="string">
            <text:p>263810ns/1(0)</text:p>
          </table:table-cell>
          <table:table-cell office:value-type="string">
            <text:p>4694319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64">
            <text:p>0.0064</text:p>
          </table:table-cell>
          <table:table-cell office:value-type="float" office:value="1000">
            <text:p>1000</text:p>
          </table:table-cell>
          <table:table-cell office:value-type="string">
            <text:p>1336.91 KB</text:p>
          </table:table-cell>
          <table:table-cell office:value-type="string">
            <text:p>0.208877 KB/microsecond</text:p>
          </table:table-cell>
          <table:table-cell office:value-type="float" office:value="156238">
            <text:p>156238</text:p>
          </table:table-cell>
          <table:table-cell office:value-type="string">
            <text:p>252617ns/2(1)</text:p>
          </table:table-cell>
          <table:table-cell office:value-type="string">
            <text:p>193216ns/2(0)</text:p>
          </table:table-cell>
          <table:table-cell office:value-type="string">
            <text:p>306731ns/2(1)</text:p>
          </table:table-cell>
          <table:table-cell office:value-type="string">
            <text:p>234411ns/2(1)</text:p>
          </table:table-cell>
          <table:table-cell office:value-type="string">
            <text:p>4345179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21569">
            <text:p>0.021569</text:p>
          </table:table-cell>
          <table:table-cell office:value-type="float" office:value="1000">
            <text:p>1000</text:p>
          </table:table-cell>
          <table:table-cell office:value-type="string">
            <text:p>1078.12 KB</text:p>
          </table:table-cell>
          <table:table-cell office:value-type="string">
            <text:p>49.9849 KB/millisecond</text:p>
          </table:table-cell>
          <table:table-cell office:value-type="float" office:value="46362.8">
            <text:p>46362.8</text:p>
          </table:table-cell>
          <table:table-cell office:value-type="string">
            <text:p>232566ns/1(0)</text:p>
          </table:table-cell>
          <table:table-cell office:value-type="string">
            <text:p>214398ns/2(0)</text:p>
          </table:table-cell>
          <table:table-cell office:value-type="string">
            <text:p>288603ns/1(0)</text:p>
          </table:table-cell>
          <table:table-cell office:value-type="string">
            <text:p>90139ns/1(0)</text:p>
          </table:table-cell>
          <table:table-cell office:value-type="string">
            <text:p>4573283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114">
            <text:p>0.001114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17047ns/2(1)</text:p>
          </table:table-cell>
          <table:table-cell office:value-type="string">
            <text:p>196941ns/2(0)</text:p>
          </table:table-cell>
          <table:table-cell office:value-type="string">
            <text:p>275304ns/2(1)</text:p>
          </table:table-cell>
          <table:table-cell office:value-type="string">
            <text:p>199424ns/2(1)</text:p>
          </table:table-cell>
          <table:table-cell office:value-type="string">
            <text:p>143578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20267">
            <text:p>0.020267</text:p>
          </table:table-cell>
          <table:table-cell office:value-type="float" office:value="1000">
            <text:p>1000</text:p>
          </table:table-cell>
          <table:table-cell office:value-type="string">
            <text:p>1329.1 KB</text:p>
          </table:table-cell>
          <table:table-cell office:value-type="string">
            <text:p>65.5796 KB/millisecond</text:p>
          </table:table-cell>
          <table:table-cell office:value-type="float" office:value="49341.3">
            <text:p>49341.3</text:p>
          </table:table-cell>
          <table:table-cell office:value-type="string">
            <text:p>193511ns/1(0)</text:p>
          </table:table-cell>
          <table:table-cell office:value-type="string">
            <text:p>229527ns/2(0)</text:p>
          </table:table-cell>
          <table:table-cell office:value-type="string">
            <text:p>219508ns/1(0)</text:p>
          </table:table-cell>
          <table:table-cell office:value-type="string">
            <text:p>115823ns/1(0)</text:p>
          </table:table-cell>
          <table:table-cell office:value-type="string">
            <text:p>3450443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5007">
            <text:p>0.005007</text:p>
          </table:table-cell>
          <table:table-cell office:value-type="float" office:value="1000">
            <text:p>1000</text:p>
          </table:table-cell>
          <table:table-cell office:value-type="string">
            <text:p>1336.91 KB</text:p>
          </table:table-cell>
          <table:table-cell office:value-type="string">
            <text:p>0.26699 KB/microsecond</text:p>
          </table:table-cell>
          <table:table-cell office:value-type="float" office:value="199706">
            <text:p>199706</text:p>
          </table:table-cell>
          <table:table-cell office:value-type="string">
            <text:p>210493ns/2(1)</text:p>
          </table:table-cell>
          <table:table-cell office:value-type="string">
            <text:p>173827ns/2(0)</text:p>
          </table:table-cell>
          <table:table-cell office:value-type="string">
            <text:p>231585ns/2(1)</text:p>
          </table:table-cell>
          <table:table-cell office:value-type="string">
            <text:p>169284ns/2(1)</text:p>
          </table:table-cell>
          <table:table-cell office:value-type="string">
            <text:p>3271489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20237">
            <text:p>0.020237</text:p>
          </table:table-cell>
          <table:table-cell office:value-type="float" office:value="1000">
            <text:p>1000</text:p>
          </table:table-cell>
          <table:table-cell office:value-type="string">
            <text:p>1078.12 KB</text:p>
          </table:table-cell>
          <table:table-cell office:value-type="string">
            <text:p>53.2749 KB/millisecond</text:p>
          </table:table-cell>
          <table:table-cell office:value-type="float" office:value="49414.4">
            <text:p>49414.4</text:p>
          </table:table-cell>
          <table:table-cell office:value-type="string">
            <text:p>164231ns/1(0)</text:p>
          </table:table-cell>
          <table:table-cell office:value-type="string">
            <text:p>314062ns/2(0)</text:p>
          </table:table-cell>
          <table:table-cell office:value-type="string">
            <text:p>361279ns/1(0)</text:p>
          </table:table-cell>
          <table:table-cell office:value-type="string">
            <text:p>116323ns/1(0)</text:p>
          </table:table-cell>
          <table:table-cell office:value-type="string">
            <text:p>4620823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0978">
            <text:p>0.000978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193701ns/2(1)</text:p>
          </table:table-cell>
          <table:table-cell office:value-type="string">
            <text:p>170078ns/2(0)</text:p>
          </table:table-cell>
          <table:table-cell office:value-type="string">
            <text:p>246910ns/2(1)</text:p>
          </table:table-cell>
          <table:table-cell office:value-type="string">
            <text:p>156424ns/2(1)</text:p>
          </table:table-cell>
          <table:table-cell office:value-type="string">
            <text:p>126240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27697">
            <text:p>0.027697</text:p>
          </table:table-cell>
          <table:table-cell office:value-type="float" office:value="1000">
            <text:p>1000</text:p>
          </table:table-cell>
          <table:table-cell office:value-type="string">
            <text:p>1329.1 KB</text:p>
          </table:table-cell>
          <table:table-cell office:value-type="string">
            <text:p>47.9872 KB/millisecond</text:p>
          </table:table-cell>
          <table:table-cell office:value-type="float" office:value="36105">
            <text:p>36105</text:p>
          </table:table-cell>
          <table:table-cell office:value-type="string">
            <text:p>198620ns/1(0)</text:p>
          </table:table-cell>
          <table:table-cell office:value-type="string">
            <text:p>231492ns/2(0)</text:p>
          </table:table-cell>
          <table:table-cell office:value-type="string">
            <text:p>282971ns/1(0)</text:p>
          </table:table-cell>
          <table:table-cell office:value-type="string">
            <text:p>109376ns/1(0)</text:p>
          </table:table-cell>
          <table:table-cell office:value-type="string">
            <text:p>3237306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5213">
            <text:p>0.005213</text:p>
          </table:table-cell>
          <table:table-cell office:value-type="float" office:value="1000">
            <text:p>1000</text:p>
          </table:table-cell>
          <table:table-cell office:value-type="string">
            <text:p>1336.91 KB</text:p>
          </table:table-cell>
          <table:table-cell office:value-type="string">
            <text:p>0.256468 KB/microsecond</text:p>
          </table:table-cell>
          <table:table-cell office:value-type="float" office:value="191836">
            <text:p>191836</text:p>
          </table:table-cell>
          <table:table-cell office:value-type="string">
            <text:p>301848ns/2(1)</text:p>
          </table:table-cell>
          <table:table-cell office:value-type="string">
            <text:p>176815ns/2(0)</text:p>
          </table:table-cell>
          <table:table-cell office:value-type="string">
            <text:p>362770ns/2(1)</text:p>
          </table:table-cell>
          <table:table-cell office:value-type="string">
            <text:p>319403ns/2(1)</text:p>
          </table:table-cell>
          <table:table-cell office:value-type="string">
            <text:p>3140617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23681">
            <text:p>0.023681</text:p>
          </table:table-cell>
          <table:table-cell office:value-type="float" office:value="1000">
            <text:p>1000</text:p>
          </table:table-cell>
          <table:table-cell office:value-type="string">
            <text:p>1078.12 KB</text:p>
          </table:table-cell>
          <table:table-cell office:value-type="string">
            <text:p>45.527 KB/millisecond</text:p>
          </table:table-cell>
          <table:table-cell office:value-type="float" office:value="42227.9">
            <text:p>42227.9</text:p>
          </table:table-cell>
          <table:table-cell office:value-type="string">
            <text:p>302902ns/1(0)</text:p>
          </table:table-cell>
          <table:table-cell office:value-type="string">
            <text:p>360491ns/2(0)</text:p>
          </table:table-cell>
          <table:table-cell office:value-type="string">
            <text:p>374721ns/1(0)</text:p>
          </table:table-cell>
          <table:table-cell office:value-type="string">
            <text:p>152016ns/1(0)</text:p>
          </table:table-cell>
          <table:table-cell office:value-type="string">
            <text:p>4819114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475">
            <text:p>0.001475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79247ns/2(1)</text:p>
          </table:table-cell>
          <table:table-cell office:value-type="string">
            <text:p>281490ns/2(0)</text:p>
          </table:table-cell>
          <table:table-cell office:value-type="string">
            <text:p>375399ns/2(1)</text:p>
          </table:table-cell>
          <table:table-cell office:value-type="string">
            <text:p>256188ns/2(1)</text:p>
          </table:table-cell>
          <table:table-cell office:value-type="string">
            <text:p>171198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28587">
            <text:p>0.028587</text:p>
          </table:table-cell>
          <table:table-cell office:value-type="float" office:value="1000">
            <text:p>1000</text:p>
          </table:table-cell>
          <table:table-cell office:value-type="string">
            <text:p>1329.1 KB</text:p>
          </table:table-cell>
          <table:table-cell office:value-type="string">
            <text:p>46.4932 KB/millisecond</text:p>
          </table:table-cell>
          <table:table-cell office:value-type="float" office:value="34980.9">
            <text:p>34980.9</text:p>
          </table:table-cell>
          <table:table-cell office:value-type="string">
            <text:p>224932ns/1(0)</text:p>
          </table:table-cell>
          <table:table-cell office:value-type="string">
            <text:p>291579ns/2(0)</text:p>
          </table:table-cell>
          <table:table-cell office:value-type="string">
            <text:p>293247ns/1(0)</text:p>
          </table:table-cell>
          <table:table-cell office:value-type="string">
            <text:p>204342ns/1(0)</text:p>
          </table:table-cell>
          <table:table-cell office:value-type="string">
            <text:p>3303705ns/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5491">
            <text:p>0.005491</text:p>
          </table:table-cell>
          <table:table-cell office:value-type="float" office:value="1000">
            <text:p>1000</text:p>
          </table:table-cell>
          <table:table-cell office:value-type="string">
            <text:p>1336.91 KB</text:p>
          </table:table-cell>
          <table:table-cell office:value-type="string">
            <text:p>0.243474 KB/microsecond</text:p>
          </table:table-cell>
          <table:table-cell office:value-type="float" office:value="182116">
            <text:p>182116</text:p>
          </table:table-cell>
          <table:table-cell office:value-type="string">
            <text:p>350133ns/2(1)</text:p>
          </table:table-cell>
          <table:table-cell office:value-type="string">
            <text:p>236812ns/2(0)</text:p>
          </table:table-cell>
          <table:table-cell office:value-type="string">
            <text:p>391547ns/2(1)</text:p>
          </table:table-cell>
          <table:table-cell office:value-type="string">
            <text:p>338600ns/2(1)</text:p>
          </table:table-cell>
          <table:table-cell office:value-type="string">
            <text:p>3232440ns/1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22646">
            <text:p>0.022646</text:p>
          </table:table-cell>
          <table:table-cell office:value-type="float" office:value="1000">
            <text:p>1000</text:p>
          </table:table-cell>
          <table:table-cell office:value-type="string">
            <text:p>1078.12 KB</text:p>
          </table:table-cell>
          <table:table-cell office:value-type="string">
            <text:p>47.6077 KB/millisecond</text:p>
          </table:table-cell>
          <table:table-cell office:value-type="float" office:value="44157.9">
            <text:p>44157.9</text:p>
          </table:table-cell>
          <table:table-cell office:value-type="string">
            <text:p>339617ns/1(0)</text:p>
          </table:table-cell>
          <table:table-cell office:value-type="string">
            <text:p>224602ns/2(0)</text:p>
          </table:table-cell>
          <table:table-cell office:value-type="string">
            <text:p>289670ns/1(0)</text:p>
          </table:table-cell>
          <table:table-cell office:value-type="string">
            <text:p>95246ns/1(0)</text:p>
          </table:table-cell>
          <table:table-cell office:value-type="string">
            <text:p>4596087ns/1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39">
            <text:p>0.00139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304708ns/2(1)</text:p>
          </table:table-cell>
          <table:table-cell office:value-type="string">
            <text:p>230416ns/2(0)</text:p>
          </table:table-cell>
          <table:table-cell office:value-type="string">
            <text:p>363706ns/2(1)</text:p>
          </table:table-cell>
          <table:table-cell office:value-type="string">
            <text:p>221050ns/2(1)</text:p>
          </table:table-cell>
          <table:table-cell office:value-type="string">
            <text:p>161007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08451">
            <text:p>1.08451</text:p>
          </table:table-cell>
          <table:table-cell office:value-type="float" office:value="1000">
            <text:p>1000</text:p>
          </table:table-cell>
          <table:table-cell office:value-type="string">
            <text:p>1329.1 KB</text:p>
          </table:table-cell>
          <table:table-cell office:value-type="string">
            <text:p>1.22553 KB/millisecond</text:p>
          </table:table-cell>
          <table:table-cell office:value-type="float" office:value="922.076">
            <text:p>922.076</text:p>
          </table:table-cell>
          <table:table-cell office:value-type="string">
            <text:p>141626129ns/1000(0)</text:p>
          </table:table-cell>
          <table:table-cell office:value-type="string">
            <text:p>149208ns/2(0)</text:p>
          </table:table-cell>
          <table:table-cell office:value-type="string">
            <text:p>139867006ns/1000(0)</text:p>
          </table:table-cell>
          <table:table-cell office:value-type="string">
            <text:p>139354580ns/1000(0)</text:p>
          </table:table-cell>
          <table:table-cell office:value-type="string">
            <text:p>591248553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04897">
            <text:p>1.04897</text:p>
          </table:table-cell>
          <table:table-cell office:value-type="float" office:value="1000">
            <text:p>1000</text:p>
          </table:table-cell>
          <table:table-cell office:value-type="string">
            <text:p>1336.91 KB</text:p>
          </table:table-cell>
          <table:table-cell office:value-type="string">
            <text:p>1.2745 KB/millisecond</text:p>
          </table:table-cell>
          <table:table-cell office:value-type="float" office:value="953.313">
            <text:p>953.313</text:p>
          </table:table-cell>
          <table:table-cell office:value-type="string">
            <text:p>195485360ns/1000(0)</text:p>
          </table:table-cell>
          <table:table-cell office:value-type="string">
            <text:p>281234ns/2(0)</text:p>
          </table:table-cell>
          <table:table-cell office:value-type="string">
            <text:p>196567222ns/1000(0)</text:p>
          </table:table-cell>
          <table:table-cell office:value-type="string">
            <text:p>204362150ns/1000(0)</text:p>
          </table:table-cell>
          <table:table-cell office:value-type="string">
            <text:p>301609531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838178">
            <text:p>0.838178</text:p>
          </table:table-cell>
          <table:table-cell office:value-type="float" office:value="1000">
            <text:p>1000</text:p>
          </table:table-cell>
          <table:table-cell office:value-type="string">
            <text:p>1078.12 KB</text:p>
          </table:table-cell>
          <table:table-cell office:value-type="string">
            <text:p>1.28627 KB/millisecond</text:p>
          </table:table-cell>
          <table:table-cell office:value-type="float" office:value="1193.06">
            <text:p>1193.06</text:p>
          </table:table-cell>
          <table:table-cell office:value-type="string">
            <text:p>183291221ns/1000(0)</text:p>
          </table:table-cell>
          <table:table-cell office:value-type="string">
            <text:p>325381ns/2(0)</text:p>
          </table:table-cell>
          <table:table-cell office:value-type="string">
            <text:p>183499400ns/1000(0)</text:p>
          </table:table-cell>
          <table:table-cell office:value-type="string">
            <text:p>181696673ns/1000(0)</text:p>
          </table:table-cell>
          <table:table-cell office:value-type="string">
            <text:p>208121468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59202">
            <text:p>1.59202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65611592ns/2000(1000)</text:p>
          </table:table-cell>
          <table:table-cell office:value-type="string">
            <text:p>277071ns/2(0)</text:p>
          </table:table-cell>
          <table:table-cell office:value-type="string">
            <text:p>378203306ns/2000(1000)</text:p>
          </table:table-cell>
          <table:table-cell office:value-type="string">
            <text:p>388974121ns/2000(1000)</text:p>
          </table:table-cell>
          <table:table-cell office:value-type="string">
            <text:p>250311090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3695">
            <text:p>1.3695</text:p>
          </table:table-cell>
          <table:table-cell office:value-type="float" office:value="1000">
            <text:p>1000</text:p>
          </table:table-cell>
          <table:table-cell office:value-type="string">
            <text:p>1329.1 KB</text:p>
          </table:table-cell>
          <table:table-cell office:value-type="string">
            <text:p>0.970503 KB/millisecond</text:p>
          </table:table-cell>
          <table:table-cell office:value-type="float" office:value="730.195">
            <text:p>730.195</text:p>
          </table:table-cell>
          <table:table-cell office:value-type="string">
            <text:p>178630746ns/1000(0)</text:p>
          </table:table-cell>
          <table:table-cell office:value-type="string">
            <text:p>554719ns/2(0)</text:p>
          </table:table-cell>
          <table:table-cell office:value-type="string">
            <text:p>177887656ns/1000(0)</text:p>
          </table:table-cell>
          <table:table-cell office:value-type="string">
            <text:p>174481221ns/1000(0)</text:p>
          </table:table-cell>
          <table:table-cell office:value-type="string">
            <text:p>755686483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06117">
            <text:p>1.06117</text:p>
          </table:table-cell>
          <table:table-cell office:value-type="float" office:value="1000">
            <text:p>1000</text:p>
          </table:table-cell>
          <table:table-cell office:value-type="string">
            <text:p>1336.91 KB</text:p>
          </table:table-cell>
          <table:table-cell office:value-type="string">
            <text:p>1.25984 KB/millisecond</text:p>
          </table:table-cell>
          <table:table-cell office:value-type="float" office:value="942.352">
            <text:p>942.352</text:p>
          </table:table-cell>
          <table:table-cell office:value-type="string">
            <text:p>192859255ns/1000(0)</text:p>
          </table:table-cell>
          <table:table-cell office:value-type="string">
            <text:p>286657ns/2(0)</text:p>
          </table:table-cell>
          <table:table-cell office:value-type="string">
            <text:p>196956158ns/1000(0)</text:p>
          </table:table-cell>
          <table:table-cell office:value-type="string">
            <text:p>205251489ns/1000(0)</text:p>
          </table:table-cell>
          <table:table-cell office:value-type="string">
            <text:p>315364007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763879">
            <text:p>0.763879</text:p>
          </table:table-cell>
          <table:table-cell office:value-type="float" office:value="1000">
            <text:p>1000</text:p>
          </table:table-cell>
          <table:table-cell office:value-type="string">
            <text:p>1078.12 KB</text:p>
          </table:table-cell>
          <table:table-cell office:value-type="string">
            <text:p>1.41138 KB/millisecond</text:p>
          </table:table-cell>
          <table:table-cell office:value-type="float" office:value="1309.11">
            <text:p>1309.11</text:p>
          </table:table-cell>
          <table:table-cell office:value-type="string">
            <text:p>166744545ns/1000(0)</text:p>
          </table:table-cell>
          <table:table-cell office:value-type="string">
            <text:p>157129ns/2(0)</text:p>
          </table:table-cell>
          <table:table-cell office:value-type="string">
            <text:p>167476646ns/1000(0)</text:p>
          </table:table-cell>
          <table:table-cell office:value-type="string">
            <text:p>165036785ns/1000(0)</text:p>
          </table:table-cell>
          <table:table-cell office:value-type="string">
            <text:p>190252881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67713">
            <text:p>1.67713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83254487ns/2000(1000)</text:p>
          </table:table-cell>
          <table:table-cell office:value-type="string">
            <text:p>262337ns/2(0)</text:p>
          </table:table-cell>
          <table:table-cell office:value-type="string">
            <text:p>398441105ns/2000(1000)</text:p>
          </table:table-cell>
          <table:table-cell office:value-type="string">
            <text:p>406333652ns/2000(1000)</text:p>
          </table:table-cell>
          <table:table-cell office:value-type="string">
            <text:p>270872990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4486">
            <text:p>1.4486</text:p>
          </table:table-cell>
          <table:table-cell office:value-type="float" office:value="1000">
            <text:p>1000</text:p>
          </table:table-cell>
          <table:table-cell office:value-type="string">
            <text:p>1329.1 KB</text:p>
          </table:table-cell>
          <table:table-cell office:value-type="string">
            <text:p>0.917508 KB/millisecond</text:p>
          </table:table-cell>
          <table:table-cell office:value-type="float" office:value="690.322">
            <text:p>690.322</text:p>
          </table:table-cell>
          <table:table-cell office:value-type="string">
            <text:p>187026948ns/1000(0)</text:p>
          </table:table-cell>
          <table:table-cell office:value-type="string">
            <text:p>844413ns/2(0)</text:p>
          </table:table-cell>
          <table:table-cell office:value-type="string">
            <text:p>188297725ns/1000(0)</text:p>
          </table:table-cell>
          <table:table-cell office:value-type="string">
            <text:p>184358887ns/1000(0)</text:p>
          </table:table-cell>
          <table:table-cell office:value-type="string">
            <text:p>802271368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869027">
            <text:p>0.869027</text:p>
          </table:table-cell>
          <table:table-cell office:value-type="float" office:value="1000">
            <text:p>1000</text:p>
          </table:table-cell>
          <table:table-cell office:value-type="string">
            <text:p>1336.91 KB</text:p>
          </table:table-cell>
          <table:table-cell office:value-type="string">
            <text:p>1.5384 KB/millisecond</text:p>
          </table:table-cell>
          <table:table-cell office:value-type="float" office:value="1150.71">
            <text:p>1150.71</text:p>
          </table:table-cell>
          <table:table-cell office:value-type="string">
            <text:p>157715421ns/1000(0)</text:p>
          </table:table-cell>
          <table:table-cell office:value-type="string">
            <text:p>186101ns/2(0)</text:p>
          </table:table-cell>
          <table:table-cell office:value-type="string">
            <text:p>158987428ns/1000(0)</text:p>
          </table:table-cell>
          <table:table-cell office:value-type="string">
            <text:p>164140000ns/1000(0)</text:p>
          </table:table-cell>
          <table:table-cell office:value-type="string">
            <text:p>265801127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817829">
            <text:p>0.817829</text:p>
          </table:table-cell>
          <table:table-cell office:value-type="float" office:value="1000">
            <text:p>1000</text:p>
          </table:table-cell>
          <table:table-cell office:value-type="string">
            <text:p>1078.12 KB</text:p>
          </table:table-cell>
          <table:table-cell office:value-type="string">
            <text:p>1.31828 KB/millisecond</text:p>
          </table:table-cell>
          <table:table-cell office:value-type="float" office:value="1222.75">
            <text:p>1222.75</text:p>
          </table:table-cell>
          <table:table-cell office:value-type="string">
            <text:p>179514479ns/1000(0)</text:p>
          </table:table-cell>
          <table:table-cell office:value-type="string">
            <text:p>182228ns/2(0)</text:p>
          </table:table-cell>
          <table:table-cell office:value-type="string">
            <text:p>178670470ns/1000(0)</text:p>
          </table:table-cell>
          <table:table-cell office:value-type="string">
            <text:p>175920771ns/1000(0)</text:p>
          </table:table-cell>
          <table:table-cell office:value-type="string">
            <text:p>203094139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66785">
            <text:p>1.66785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74166529ns/2000(1000)</text:p>
          </table:table-cell>
          <table:table-cell office:value-type="string">
            <text:p>204818ns/2(0)</text:p>
          </table:table-cell>
          <table:table-cell office:value-type="string">
            <text:p>388916360ns/2000(1000)</text:p>
          </table:table-cell>
          <table:table-cell office:value-type="string">
            <text:p>396143790ns/2000(1000)</text:p>
          </table:table-cell>
          <table:table-cell office:value-type="string">
            <text:p>292294834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42108">
            <text:p>1.42108</text:p>
          </table:table-cell>
          <table:table-cell office:value-type="float" office:value="1000">
            <text:p>1000</text:p>
          </table:table-cell>
          <table:table-cell office:value-type="string">
            <text:p>1329.1 KB</text:p>
          </table:table-cell>
          <table:table-cell office:value-type="string">
            <text:p>0.935273 KB/millisecond</text:p>
          </table:table-cell>
          <table:table-cell office:value-type="float" office:value="703.688">
            <text:p>703.688</text:p>
          </table:table-cell>
          <table:table-cell office:value-type="string">
            <text:p>181682516ns/1000(0)</text:p>
          </table:table-cell>
          <table:table-cell office:value-type="string">
            <text:p>159651ns/2(0)</text:p>
          </table:table-cell>
          <table:table-cell office:value-type="string">
            <text:p>183829403ns/1000(0)</text:p>
          </table:table-cell>
          <table:table-cell office:value-type="string">
            <text:p>181966963ns/1000(0)</text:p>
          </table:table-cell>
          <table:table-cell office:value-type="string">
            <text:p>784188246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765245">
            <text:p>0.765245</text:p>
          </table:table-cell>
          <table:table-cell office:value-type="float" office:value="1000">
            <text:p>1000</text:p>
          </table:table-cell>
          <table:table-cell office:value-type="string">
            <text:p>1336.91 KB</text:p>
          </table:table-cell>
          <table:table-cell office:value-type="string">
            <text:p>1.74704 KB/millisecond</text:p>
          </table:table-cell>
          <table:table-cell office:value-type="float" office:value="1306.77">
            <text:p>1306.77</text:p>
          </table:table-cell>
          <table:table-cell office:value-type="string">
            <text:p>136347641ns/1000(0)</text:p>
          </table:table-cell>
          <table:table-cell office:value-type="string">
            <text:p>249511ns/2(0)</text:p>
          </table:table-cell>
          <table:table-cell office:value-type="string">
            <text:p>137501776ns/1000(0)</text:p>
          </table:table-cell>
          <table:table-cell office:value-type="string">
            <text:p>142021784ns/1000(0)</text:p>
          </table:table-cell>
          <table:table-cell office:value-type="string">
            <text:p>244236216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769304">
            <text:p>0.769304</text:p>
          </table:table-cell>
          <table:table-cell office:value-type="float" office:value="1000">
            <text:p>1000</text:p>
          </table:table-cell>
          <table:table-cell office:value-type="string">
            <text:p>1078.12 KB</text:p>
          </table:table-cell>
          <table:table-cell office:value-type="string">
            <text:p>1.40143 KB/millisecond</text:p>
          </table:table-cell>
          <table:table-cell office:value-type="float" office:value="1299.88">
            <text:p>1299.88</text:p>
          </table:table-cell>
          <table:table-cell office:value-type="string">
            <text:p>168309073ns/1000(0)</text:p>
          </table:table-cell>
          <table:table-cell office:value-type="string">
            <text:p>214889ns/2(0)</text:p>
          </table:table-cell>
          <table:table-cell office:value-type="string">
            <text:p>168666950ns/1000(0)</text:p>
          </table:table-cell>
          <table:table-cell office:value-type="string">
            <text:p>166380834ns/1000(0)</text:p>
          </table:table-cell>
          <table:table-cell office:value-type="string">
            <text:p>190771120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66696">
            <text:p>1.66696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71286535ns/2000(1000)</text:p>
          </table:table-cell>
          <table:table-cell office:value-type="string">
            <text:p>415236ns/2(0)</text:p>
          </table:table-cell>
          <table:table-cell office:value-type="string">
            <text:p>386521813ns/2000(1000)</text:p>
          </table:table-cell>
          <table:table-cell office:value-type="string">
            <text:p>393399633ns/2000(1000)</text:p>
          </table:table-cell>
          <table:table-cell office:value-type="string">
            <text:p>299538384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143435">
            <text:p>0.143435</text:p>
          </table:table-cell>
          <table:table-cell office:value-type="float" office:value="1000">
            <text:p>1000</text:p>
          </table:table-cell>
          <table:table-cell office:value-type="string">
            <text:p>10998 KB</text:p>
          </table:table-cell>
          <table:table-cell office:value-type="string">
            <text:p>76.6762 KB/millisecond</text:p>
          </table:table-cell>
          <table:table-cell office:value-type="float" office:value="6971.8">
            <text:p>6971.8</text:p>
          </table:table-cell>
          <table:table-cell office:value-type="string">
            <text:p>2073718ns/21(0)</text:p>
          </table:table-cell>
          <table:table-cell office:value-type="string">
            <text:p>219526ns/2(0)</text:p>
          </table:table-cell>
          <table:table-cell office:value-type="string">
            <text:p>2104318ns/21(0)</text:p>
          </table:table-cell>
          <table:table-cell office:value-type="string">
            <text:p>1842445ns/21(0)</text:p>
          </table:table-cell>
          <table:table-cell office:value-type="string">
            <text:p>35110537ns/2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036328">
            <text:p>0.036328</text:p>
          </table:table-cell>
          <table:table-cell office:value-type="float" office:value="1000">
            <text:p>1000</text:p>
          </table:table-cell>
          <table:table-cell office:value-type="string">
            <text:p>11005.9 KB</text:p>
          </table:table-cell>
          <table:table-cell office:value-type="string">
            <text:p>302.958 KB/millisecond</text:p>
          </table:table-cell>
          <table:table-cell office:value-type="float" office:value="27527">
            <text:p>27527</text:p>
          </table:table-cell>
          <table:table-cell office:value-type="string">
            <text:p>264846ns/2(1)</text:p>
          </table:table-cell>
          <table:table-cell office:value-type="string">
            <text:p>153543ns/2(0)</text:p>
          </table:table-cell>
          <table:table-cell office:value-type="string">
            <text:p>294520ns/2(1)</text:p>
          </table:table-cell>
          <table:table-cell office:value-type="string">
            <text:p>294980ns/2(1)</text:p>
          </table:table-cell>
          <table:table-cell office:value-type="string">
            <text:p>29412839ns/2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155848">
            <text:p>0.155848</text:p>
          </table:table-cell>
          <table:table-cell office:value-type="float" office:value="1000">
            <text:p>1000</text:p>
          </table:table-cell>
          <table:table-cell office:value-type="string">
            <text:p>10747.1 KB</text:p>
          </table:table-cell>
          <table:table-cell office:value-type="string">
            <text:p>68.9587 KB/millisecond</text:p>
          </table:table-cell>
          <table:table-cell office:value-type="float" office:value="6416.51">
            <text:p>6416.51</text:p>
          </table:table-cell>
          <table:table-cell office:value-type="string">
            <text:p>2304540ns/20(0)</text:p>
          </table:table-cell>
          <table:table-cell office:value-type="string">
            <text:p>298498ns/2(0)</text:p>
          </table:table-cell>
          <table:table-cell office:value-type="string">
            <text:p>2334861ns/20(0)</text:p>
          </table:table-cell>
          <table:table-cell office:value-type="string">
            <text:p>2019289ns/20(0)</text:p>
          </table:table-cell>
          <table:table-cell office:value-type="string">
            <text:p>35684718ns/2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001949">
            <text:p>0.001949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378700ns/2(1)</text:p>
          </table:table-cell>
          <table:table-cell office:value-type="string">
            <text:p>319174ns/2(0)</text:p>
          </table:table-cell>
          <table:table-cell office:value-type="string">
            <text:p>481580ns/2(1)</text:p>
          </table:table-cell>
          <table:table-cell office:value-type="string">
            <text:p>388137ns/2(1)</text:p>
          </table:table-cell>
          <table:table-cell office:value-type="string">
            <text:p>252825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14466">
            <text:p>0.14466</text:p>
          </table:table-cell>
          <table:table-cell office:value-type="float" office:value="1000">
            <text:p>1000</text:p>
          </table:table-cell>
          <table:table-cell office:value-type="string">
            <text:p>10998 KB</text:p>
          </table:table-cell>
          <table:table-cell office:value-type="string">
            <text:p>76.0269 KB/millisecond</text:p>
          </table:table-cell>
          <table:table-cell office:value-type="float" office:value="6912.76">
            <text:p>6912.76</text:p>
          </table:table-cell>
          <table:table-cell office:value-type="string">
            <text:p>2814758ns/29(0)</text:p>
          </table:table-cell>
          <table:table-cell office:value-type="string">
            <text:p>203022ns/2(0)</text:p>
          </table:table-cell>
          <table:table-cell office:value-type="string">
            <text:p>2687714ns/29(0)</text:p>
          </table:table-cell>
          <table:table-cell office:value-type="string">
            <text:p>2490072ns/29(0)</text:p>
          </table:table-cell>
          <table:table-cell office:value-type="string">
            <text:p>32410446ns/29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027842">
            <text:p>0.027842</text:p>
          </table:table-cell>
          <table:table-cell office:value-type="float" office:value="1000">
            <text:p>1000</text:p>
          </table:table-cell>
          <table:table-cell office:value-type="string">
            <text:p>11005.9 KB</text:p>
          </table:table-cell>
          <table:table-cell office:value-type="string">
            <text:p>395.297 KB/millisecond</text:p>
          </table:table-cell>
          <table:table-cell office:value-type="float" office:value="35917">
            <text:p>35917</text:p>
          </table:table-cell>
          <table:table-cell office:value-type="string">
            <text:p>261868ns/2(1)</text:p>
          </table:table-cell>
          <table:table-cell office:value-type="string">
            <text:p>231842ns/2(0)</text:p>
          </table:table-cell>
          <table:table-cell office:value-type="string">
            <text:p>362906ns/2(1)</text:p>
          </table:table-cell>
          <table:table-cell office:value-type="string">
            <text:p>317649ns/2(1)</text:p>
          </table:table-cell>
          <table:table-cell office:value-type="string">
            <text:p>20648501ns/2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134726">
            <text:p>0.134726</text:p>
          </table:table-cell>
          <table:table-cell office:value-type="float" office:value="1000">
            <text:p>1000</text:p>
          </table:table-cell>
          <table:table-cell office:value-type="string">
            <text:p>10747.1 KB</text:p>
          </table:table-cell>
          <table:table-cell office:value-type="string">
            <text:p>79.7698 KB/millisecond</text:p>
          </table:table-cell>
          <table:table-cell office:value-type="float" office:value="7422.47">
            <text:p>7422.47</text:p>
          </table:table-cell>
          <table:table-cell office:value-type="string">
            <text:p>1142826ns/8(0)</text:p>
          </table:table-cell>
          <table:table-cell office:value-type="string">
            <text:p>352151ns/2(0)</text:p>
          </table:table-cell>
          <table:table-cell office:value-type="string">
            <text:p>1246136ns/8(0)</text:p>
          </table:table-cell>
          <table:table-cell office:value-type="string">
            <text:p>905768ns/8(0)</text:p>
          </table:table-cell>
          <table:table-cell office:value-type="string">
            <text:p>34169269ns/8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001307">
            <text:p>0.001307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44973ns/2(1)</text:p>
          </table:table-cell>
          <table:table-cell office:value-type="string">
            <text:p>229526ns/2(0)</text:p>
          </table:table-cell>
          <table:table-cell office:value-type="string">
            <text:p>313387ns/2(1)</text:p>
          </table:table-cell>
          <table:table-cell office:value-type="string">
            <text:p>269559ns/2(1)</text:p>
          </table:table-cell>
          <table:table-cell office:value-type="string">
            <text:p>145858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139939">
            <text:p>0.139939</text:p>
          </table:table-cell>
          <table:table-cell office:value-type="float" office:value="1000">
            <text:p>1000</text:p>
          </table:table-cell>
          <table:table-cell office:value-type="string">
            <text:p>10998 KB</text:p>
          </table:table-cell>
          <table:table-cell office:value-type="string">
            <text:p>78.5917 KB/millisecond</text:p>
          </table:table-cell>
          <table:table-cell office:value-type="float" office:value="7145.97">
            <text:p>7145.97</text:p>
          </table:table-cell>
          <table:table-cell office:value-type="string">
            <text:p>3016489ns/30(0)</text:p>
          </table:table-cell>
          <table:table-cell office:value-type="string">
            <text:p>242210ns/2(0)</text:p>
          </table:table-cell>
          <table:table-cell office:value-type="string">
            <text:p>2868740ns/30(0)</text:p>
          </table:table-cell>
          <table:table-cell office:value-type="string">
            <text:p>2579229ns/30(0)</text:p>
          </table:table-cell>
          <table:table-cell office:value-type="string">
            <text:p>34509440ns/3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024339">
            <text:p>0.024339</text:p>
          </table:table-cell>
          <table:table-cell office:value-type="float" office:value="1000">
            <text:p>1000</text:p>
          </table:table-cell>
          <table:table-cell office:value-type="string">
            <text:p>11005.9 KB</text:p>
          </table:table-cell>
          <table:table-cell office:value-type="string">
            <text:p>452.19 KB/millisecond</text:p>
          </table:table-cell>
          <table:table-cell office:value-type="float" office:value="41086.3">
            <text:p>41086.3</text:p>
          </table:table-cell>
          <table:table-cell office:value-type="string">
            <text:p>274509ns/2(1)</text:p>
          </table:table-cell>
          <table:table-cell office:value-type="string">
            <text:p>189584ns/2(0)</text:p>
          </table:table-cell>
          <table:table-cell office:value-type="string">
            <text:p>347323ns/2(1)</text:p>
          </table:table-cell>
          <table:table-cell office:value-type="string">
            <text:p>309824ns/2(1)</text:p>
          </table:table-cell>
          <table:table-cell office:value-type="string">
            <text:p>16233355ns/2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137872">
            <text:p>0.137872</text:p>
          </table:table-cell>
          <table:table-cell office:value-type="float" office:value="1000">
            <text:p>1000</text:p>
          </table:table-cell>
          <table:table-cell office:value-type="string">
            <text:p>10747.1 KB</text:p>
          </table:table-cell>
          <table:table-cell office:value-type="string">
            <text:p>77.9496 KB/millisecond</text:p>
          </table:table-cell>
          <table:table-cell office:value-type="float" office:value="7253.1">
            <text:p>7253.1</text:p>
          </table:table-cell>
          <table:table-cell office:value-type="string">
            <text:p>1095253ns/6(0)</text:p>
          </table:table-cell>
          <table:table-cell office:value-type="string">
            <text:p>255258ns/2(0)</text:p>
          </table:table-cell>
          <table:table-cell office:value-type="string">
            <text:p>1187921ns/6(0)</text:p>
          </table:table-cell>
          <table:table-cell office:value-type="string">
            <text:p>821234ns/6(0)</text:p>
          </table:table-cell>
          <table:table-cell office:value-type="string">
            <text:p>34646614ns/6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001054">
            <text:p>0.001054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00167ns/2(1)</text:p>
          </table:table-cell>
          <table:table-cell office:value-type="string">
            <text:p>170793ns/2(0)</text:p>
          </table:table-cell>
          <table:table-cell office:value-type="string">
            <text:p>245553ns/2(1)</text:p>
          </table:table-cell>
          <table:table-cell office:value-type="string">
            <text:p>221196ns/2(1)</text:p>
          </table:table-cell>
          <table:table-cell office:value-type="string">
            <text:p>133244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146199">
            <text:p>0.146199</text:p>
          </table:table-cell>
          <table:table-cell office:value-type="float" office:value="1000">
            <text:p>1000</text:p>
          </table:table-cell>
          <table:table-cell office:value-type="string">
            <text:p>10998 KB</text:p>
          </table:table-cell>
          <table:table-cell office:value-type="string">
            <text:p>75.2266 KB/millisecond</text:p>
          </table:table-cell>
          <table:table-cell office:value-type="float" office:value="6839.99">
            <text:p>6839.99</text:p>
          </table:table-cell>
          <table:table-cell office:value-type="string">
            <text:p>3155596ns/31(0)</text:p>
          </table:table-cell>
          <table:table-cell office:value-type="string">
            <text:p>405923ns/2(0)</text:p>
          </table:table-cell>
          <table:table-cell office:value-type="string">
            <text:p>3032636ns/31(0)</text:p>
          </table:table-cell>
          <table:table-cell office:value-type="string">
            <text:p>2796721ns/31(0)</text:p>
          </table:table-cell>
          <table:table-cell office:value-type="string">
            <text:p>34808884ns/3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024779">
            <text:p>0.024779</text:p>
          </table:table-cell>
          <table:table-cell office:value-type="float" office:value="1000">
            <text:p>1000</text:p>
          </table:table-cell>
          <table:table-cell office:value-type="string">
            <text:p>11005.9 KB</text:p>
          </table:table-cell>
          <table:table-cell office:value-type="string">
            <text:p>444.161 KB/millisecond</text:p>
          </table:table-cell>
          <table:table-cell office:value-type="float" office:value="40356.8">
            <text:p>40356.8</text:p>
          </table:table-cell>
          <table:table-cell office:value-type="string">
            <text:p>260889ns/2(1)</text:p>
          </table:table-cell>
          <table:table-cell office:value-type="string">
            <text:p>173247ns/2(0)</text:p>
          </table:table-cell>
          <table:table-cell office:value-type="string">
            <text:p>304205ns/2(1)</text:p>
          </table:table-cell>
          <table:table-cell office:value-type="string">
            <text:p>369951ns/2(1)</text:p>
          </table:table-cell>
          <table:table-cell office:value-type="string">
            <text:p>16881469ns/2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147118">
            <text:p>0.147118</text:p>
          </table:table-cell>
          <table:table-cell office:value-type="float" office:value="1000">
            <text:p>1000</text:p>
          </table:table-cell>
          <table:table-cell office:value-type="string">
            <text:p>10747.1 KB</text:p>
          </table:table-cell>
          <table:table-cell office:value-type="string">
            <text:p>73.0507 KB/millisecond</text:p>
          </table:table-cell>
          <table:table-cell office:value-type="float" office:value="6797.26">
            <text:p>6797.26</text:p>
          </table:table-cell>
          <table:table-cell office:value-type="string">
            <text:p>1855852ns/12(0)</text:p>
          </table:table-cell>
          <table:table-cell office:value-type="string">
            <text:p>292337ns/2(0)</text:p>
          </table:table-cell>
          <table:table-cell office:value-type="string">
            <text:p>1642232ns/12(0)</text:p>
          </table:table-cell>
          <table:table-cell office:value-type="string">
            <text:p>1462290ns/12(0)</text:p>
          </table:table-cell>
          <table:table-cell office:value-type="string">
            <text:p>40706861ns/12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0.001891">
            <text:p>0.001891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365758ns/2(1)</text:p>
          </table:table-cell>
          <table:table-cell office:value-type="string">
            <text:p>335446ns/2(0)</text:p>
          </table:table-cell>
          <table:table-cell office:value-type="string">
            <text:p>423008ns/2(1)</text:p>
          </table:table-cell>
          <table:table-cell office:value-type="string">
            <text:p>397786ns/2(1)</text:p>
          </table:table-cell>
          <table:table-cell office:value-type="string">
            <text:p>236591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.79387">
            <text:p>1.79387</text:p>
          </table:table-cell>
          <table:table-cell office:value-type="float" office:value="1000">
            <text:p>1000</text:p>
          </table:table-cell>
          <table:table-cell office:value-type="string">
            <text:p>10998 KB</text:p>
          </table:table-cell>
          <table:table-cell office:value-type="string">
            <text:p>6.13092 KB/millisecond</text:p>
          </table:table-cell>
          <table:table-cell office:value-type="float" office:value="557.455">
            <text:p>557.455</text:p>
          </table:table-cell>
          <table:table-cell office:value-type="string">
            <text:p>189609788ns/1000(0)</text:p>
          </table:table-cell>
          <table:table-cell office:value-type="string">
            <text:p>423261ns/2(0)</text:p>
          </table:table-cell>
          <table:table-cell office:value-type="string">
            <text:p>188865624ns/1000(0)</text:p>
          </table:table-cell>
          <table:table-cell office:value-type="string">
            <text:p>184877598ns/1000(0)</text:p>
          </table:table-cell>
          <table:table-cell office:value-type="string">
            <text:p>873539505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2.99259">
            <text:p>2.99259</text:p>
          </table:table-cell>
          <table:table-cell office:value-type="float" office:value="1000">
            <text:p>1000</text:p>
          </table:table-cell>
          <table:table-cell office:value-type="string">
            <text:p>11005.9 KB</text:p>
          </table:table-cell>
          <table:table-cell office:value-type="string">
            <text:p>3.6777 KB/millisecond</text:p>
          </table:table-cell>
          <table:table-cell office:value-type="float" office:value="334.158">
            <text:p>334.158</text:p>
          </table:table-cell>
          <table:table-cell office:value-type="string">
            <text:p>290238513ns/1000(0)</text:p>
          </table:table-cell>
          <table:table-cell office:value-type="string">
            <text:p>392076ns/2(0)</text:p>
          </table:table-cell>
          <table:table-cell office:value-type="string">
            <text:p>271909462ns/1000(0)</text:p>
          </table:table-cell>
          <table:table-cell office:value-type="string">
            <text:p>347078014ns/1000(0)</text:p>
          </table:table-cell>
          <table:table-cell office:value-type="string">
            <text:p>679330114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.19767">
            <text:p>1.19767</text:p>
          </table:table-cell>
          <table:table-cell office:value-type="float" office:value="1000">
            <text:p>1000</text:p>
          </table:table-cell>
          <table:table-cell office:value-type="string">
            <text:p>10747.1 KB</text:p>
          </table:table-cell>
          <table:table-cell office:value-type="string">
            <text:p>8.97329 KB/millisecond</text:p>
          </table:table-cell>
          <table:table-cell office:value-type="float" office:value="834.952">
            <text:p>834.952</text:p>
          </table:table-cell>
          <table:table-cell office:value-type="string">
            <text:p>190955971ns/1000(0)</text:p>
          </table:table-cell>
          <table:table-cell office:value-type="string">
            <text:p>334772ns/2(0)</text:p>
          </table:table-cell>
          <table:table-cell office:value-type="string">
            <text:p>189601659ns/1000(0)</text:p>
          </table:table-cell>
          <table:table-cell office:value-type="string">
            <text:p>187308855ns/1000(0)</text:p>
          </table:table-cell>
          <table:table-cell office:value-type="string">
            <text:p>260591538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5.02196">
            <text:p>5.02196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546705306ns/2000(1000)</text:p>
          </table:table-cell>
          <table:table-cell office:value-type="string">
            <text:p>209728ns/2(0)</text:p>
          </table:table-cell>
          <table:table-cell office:value-type="string">
            <text:p>563982998ns/2000(1000)</text:p>
          </table:table-cell>
          <table:table-cell office:value-type="string">
            <text:p>647346254ns/2000(1000)</text:p>
          </table:table-cell>
          <table:table-cell office:value-type="string">
            <text:p>638809839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.81335">
            <text:p>1.81335</text:p>
          </table:table-cell>
          <table:table-cell office:value-type="float" office:value="1000">
            <text:p>1000</text:p>
          </table:table-cell>
          <table:table-cell office:value-type="string">
            <text:p>10998 KB</text:p>
          </table:table-cell>
          <table:table-cell office:value-type="string">
            <text:p>6.06506 KB/millisecond</text:p>
          </table:table-cell>
          <table:table-cell office:value-type="float" office:value="551.467">
            <text:p>551.467</text:p>
          </table:table-cell>
          <table:table-cell office:value-type="string">
            <text:p>189068023ns/1000(0)</text:p>
          </table:table-cell>
          <table:table-cell office:value-type="string">
            <text:p>787842ns/2(0)</text:p>
          </table:table-cell>
          <table:table-cell office:value-type="string">
            <text:p>191900693ns/1000(0)</text:p>
          </table:table-cell>
          <table:table-cell office:value-type="string">
            <text:p>186579901ns/1000(0)</text:p>
          </table:table-cell>
          <table:table-cell office:value-type="string">
            <text:p>881631312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3.06592">
            <text:p>3.06592</text:p>
          </table:table-cell>
          <table:table-cell office:value-type="float" office:value="1000">
            <text:p>1000</text:p>
          </table:table-cell>
          <table:table-cell office:value-type="string">
            <text:p>11005.9 KB</text:p>
          </table:table-cell>
          <table:table-cell office:value-type="string">
            <text:p>3.58974 KB/millisecond</text:p>
          </table:table-cell>
          <table:table-cell office:value-type="float" office:value="326.166">
            <text:p>326.166</text:p>
          </table:table-cell>
          <table:table-cell office:value-type="string">
            <text:p>293178021ns/1000(0)</text:p>
          </table:table-cell>
          <table:table-cell office:value-type="string">
            <text:p>329670ns/2(0)</text:p>
          </table:table-cell>
          <table:table-cell office:value-type="string">
            <text:p>280194095ns/1000(0)</text:p>
          </table:table-cell>
          <table:table-cell office:value-type="string">
            <text:p>355162169ns/1000(0)</text:p>
          </table:table-cell>
          <table:table-cell office:value-type="string">
            <text:p>693694630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.2301">
            <text:p>1.2301</text:p>
          </table:table-cell>
          <table:table-cell office:value-type="float" office:value="1000">
            <text:p>1000</text:p>
          </table:table-cell>
          <table:table-cell office:value-type="string">
            <text:p>10747.1 KB</text:p>
          </table:table-cell>
          <table:table-cell office:value-type="string">
            <text:p>8.73677 KB/millisecond</text:p>
          </table:table-cell>
          <table:table-cell office:value-type="float" office:value="812.945">
            <text:p>812.945</text:p>
          </table:table-cell>
          <table:table-cell office:value-type="string">
            <text:p>195444584ns/1000(0)</text:p>
          </table:table-cell>
          <table:table-cell office:value-type="string">
            <text:p>340805ns/2(0)</text:p>
          </table:table-cell>
          <table:table-cell office:value-type="string">
            <text:p>194589032ns/1000(0)</text:p>
          </table:table-cell>
          <table:table-cell office:value-type="string">
            <text:p>192147381ns/1000(0)</text:p>
          </table:table-cell>
          <table:table-cell office:value-type="string">
            <text:p>266294519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5.3332">
            <text:p>5.3332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577297824ns/2000(1000)</text:p>
          </table:table-cell>
          <table:table-cell office:value-type="string">
            <text:p>234481ns/2(0)</text:p>
          </table:table-cell>
          <table:table-cell office:value-type="string">
            <text:p>602911225ns/2000(1000)</text:p>
          </table:table-cell>
          <table:table-cell office:value-type="string">
            <text:p>691875421ns/2000(1000)</text:p>
          </table:table-cell>
          <table:table-cell office:value-type="string">
            <text:p>682643543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2.00955">
            <text:p>2.00955</text:p>
          </table:table-cell>
          <table:table-cell office:value-type="float" office:value="1000">
            <text:p>1000</text:p>
          </table:table-cell>
          <table:table-cell office:value-type="string">
            <text:p>10998 KB</text:p>
          </table:table-cell>
          <table:table-cell office:value-type="string">
            <text:p>5.4729 KB/millisecond</text:p>
          </table:table-cell>
          <table:table-cell office:value-type="float" office:value="497.625">
            <text:p>497.625</text:p>
          </table:table-cell>
          <table:table-cell office:value-type="string">
            <text:p>219814771ns/1000(0)</text:p>
          </table:table-cell>
          <table:table-cell office:value-type="string">
            <text:p>950137ns/2(0)</text:p>
          </table:table-cell>
          <table:table-cell office:value-type="string">
            <text:p>216585558ns/1000(0)</text:p>
          </table:table-cell>
          <table:table-cell office:value-type="string">
            <text:p>220029157ns/1000(0)</text:p>
          </table:table-cell>
          <table:table-cell office:value-type="string">
            <text:p>957044673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2.71482">
            <text:p>2.71482</text:p>
          </table:table-cell>
          <table:table-cell office:value-type="float" office:value="1000">
            <text:p>1000</text:p>
          </table:table-cell>
          <table:table-cell office:value-type="string">
            <text:p>11005.9 KB</text:p>
          </table:table-cell>
          <table:table-cell office:value-type="string">
            <text:p>4.05398 KB/millisecond</text:p>
          </table:table-cell>
          <table:table-cell office:value-type="float" office:value="368.348">
            <text:p>368.348</text:p>
          </table:table-cell>
          <table:table-cell office:value-type="string">
            <text:p>255440871ns/1000(0)</text:p>
          </table:table-cell>
          <table:table-cell office:value-type="string">
            <text:p>234476ns/2(0)</text:p>
          </table:table-cell>
          <table:table-cell office:value-type="string">
            <text:p>245713940ns/1000(0)</text:p>
          </table:table-cell>
          <table:table-cell office:value-type="string">
            <text:p>302007362ns/1000(0)</text:p>
          </table:table-cell>
          <table:table-cell office:value-type="string">
            <text:p>622540319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.22075">
            <text:p>1.22075</text:p>
          </table:table-cell>
          <table:table-cell office:value-type="float" office:value="1000">
            <text:p>1000</text:p>
          </table:table-cell>
          <table:table-cell office:value-type="string">
            <text:p>10747.1 KB</text:p>
          </table:table-cell>
          <table:table-cell office:value-type="string">
            <text:p>8.80365 KB/millisecond</text:p>
          </table:table-cell>
          <table:table-cell office:value-type="float" office:value="819.168">
            <text:p>819.168</text:p>
          </table:table-cell>
          <table:table-cell office:value-type="string">
            <text:p>192815517ns/1000(0)</text:p>
          </table:table-cell>
          <table:table-cell office:value-type="string">
            <text:p>188797ns/2(0)</text:p>
          </table:table-cell>
          <table:table-cell office:value-type="string">
            <text:p>193696580ns/1000(0)</text:p>
          </table:table-cell>
          <table:table-cell office:value-type="string">
            <text:p>189334429ns/1000(0)</text:p>
          </table:table-cell>
          <table:table-cell office:value-type="string">
            <text:p>265742429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5.49059">
            <text:p>5.49059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601110881ns/2000(1000)</text:p>
          </table:table-cell>
          <table:table-cell office:value-type="string">
            <text:p>298767ns/2(0)</text:p>
          </table:table-cell>
          <table:table-cell office:value-type="string">
            <text:p>625579471ns/2000(1000)</text:p>
          </table:table-cell>
          <table:table-cell office:value-type="string">
            <text:p>697694488ns/2000(1000)</text:p>
          </table:table-cell>
          <table:table-cell office:value-type="string">
            <text:p>697319804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.9613">
            <text:p>1.9613</text:p>
          </table:table-cell>
          <table:table-cell office:value-type="float" office:value="1000">
            <text:p>1000</text:p>
          </table:table-cell>
          <table:table-cell office:value-type="string">
            <text:p>10998 KB</text:p>
          </table:table-cell>
          <table:table-cell office:value-type="string">
            <text:p>5.60752 KB/millisecond</text:p>
          </table:table-cell>
          <table:table-cell office:value-type="float" office:value="509.865">
            <text:p>509.865</text:p>
          </table:table-cell>
          <table:table-cell office:value-type="string">
            <text:p>203763348ns/1000(0)</text:p>
          </table:table-cell>
          <table:table-cell office:value-type="string">
            <text:p>256465ns/2(0)</text:p>
          </table:table-cell>
          <table:table-cell office:value-type="string">
            <text:p>207103277ns/1000(0)</text:p>
          </table:table-cell>
          <table:table-cell office:value-type="string">
            <text:p>204166345ns/1000(0)</text:p>
          </table:table-cell>
          <table:table-cell office:value-type="string">
            <text:p>952392239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2.52689">
            <text:p>2.52689</text:p>
          </table:table-cell>
          <table:table-cell office:value-type="float" office:value="1000">
            <text:p>1000</text:p>
          </table:table-cell>
          <table:table-cell office:value-type="string">
            <text:p>11005.9 KB</text:p>
          </table:table-cell>
          <table:table-cell office:value-type="string">
            <text:p>4.35549 KB/millisecond</text:p>
          </table:table-cell>
          <table:table-cell office:value-type="float" office:value="395.743">
            <text:p>395.743</text:p>
          </table:table-cell>
          <table:table-cell office:value-type="string">
            <text:p>231676021ns/1000(0)</text:p>
          </table:table-cell>
          <table:table-cell office:value-type="string">
            <text:p>278233ns/2(0)</text:p>
          </table:table-cell>
          <table:table-cell office:value-type="string">
            <text:p>221154194ns/1000(0)</text:p>
          </table:table-cell>
          <table:table-cell office:value-type="string">
            <text:p>274711565ns/1000(0)</text:p>
          </table:table-cell>
          <table:table-cell office:value-type="string">
            <text:p>586331879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.31804">
            <text:p>1.31804</text:p>
          </table:table-cell>
          <table:table-cell office:value-type="float" office:value="1000">
            <text:p>1000</text:p>
          </table:table-cell>
          <table:table-cell office:value-type="string">
            <text:p>10747.1 KB</text:p>
          </table:table-cell>
          <table:table-cell office:value-type="string">
            <text:p>8.15382 KB/millisecond</text:p>
          </table:table-cell>
          <table:table-cell office:value-type="float" office:value="758.702">
            <text:p>758.702</text:p>
          </table:table-cell>
          <table:table-cell office:value-type="string">
            <text:p>209299997ns/1000(0)</text:p>
          </table:table-cell>
          <table:table-cell office:value-type="string">
            <text:p>178454ns/2(0)</text:p>
          </table:table-cell>
          <table:table-cell office:value-type="string">
            <text:p>209355316ns/1000(0)</text:p>
          </table:table-cell>
          <table:table-cell office:value-type="string">
            <text:p>206963472ns/1000(0)</text:p>
          </table:table-cell>
          <table:table-cell office:value-type="string">
            <text:p>285290035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5.33081">
            <text:p>5.33081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583182782ns/2000(1000)</text:p>
          </table:table-cell>
          <table:table-cell office:value-type="string">
            <text:p>287151ns/2(0)</text:p>
          </table:table-cell>
          <table:table-cell office:value-type="string">
            <text:p>607048317ns/2000(1000)</text:p>
          </table:table-cell>
          <table:table-cell office:value-type="string">
            <text:p>680453924ns/2000(1000)</text:p>
          </table:table-cell>
          <table:table-cell office:value-type="string">
            <text:p>676920928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.36144">
            <text:p>1.36144</text:p>
          </table:table-cell>
          <table:table-cell office:value-type="float" office:value="1000">
            <text:p>1000</text:p>
          </table:table-cell>
          <table:table-cell office:value-type="string">
            <text:p>107678 KB</text:p>
          </table:table-cell>
          <table:table-cell office:value-type="string">
            <text:p>79.0909 KB/millisecond</text:p>
          </table:table-cell>
          <table:table-cell office:value-type="float" office:value="734.515">
            <text:p>734.515</text:p>
          </table:table-cell>
          <table:table-cell office:value-type="string">
            <text:p>87685783ns/465(0)</text:p>
          </table:table-cell>
          <table:table-cell office:value-type="string">
            <text:p>300424ns/2(0)</text:p>
          </table:table-cell>
          <table:table-cell office:value-type="string">
            <text:p>91285229ns/465(0)</text:p>
          </table:table-cell>
          <table:table-cell office:value-type="string">
            <text:p>91040088ns/465(0)</text:p>
          </table:table-cell>
          <table:table-cell office:value-type="string">
            <text:p>654367862ns/465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0.236723">
            <text:p>0.236723</text:p>
          </table:table-cell>
          <table:table-cell office:value-type="float" office:value="1000">
            <text:p>1000</text:p>
          </table:table-cell>
          <table:table-cell office:value-type="string">
            <text:p>107686 KB</text:p>
          </table:table-cell>
          <table:table-cell office:value-type="string">
            <text:p>454.901 KB/millisecond</text:p>
          </table:table-cell>
          <table:table-cell office:value-type="float" office:value="4224.35">
            <text:p>4224.35</text:p>
          </table:table-cell>
          <table:table-cell office:value-type="string">
            <text:p>331167ns/2(1)</text:p>
          </table:table-cell>
          <table:table-cell office:value-type="string">
            <text:p>189062ns/2(0)</text:p>
          </table:table-cell>
          <table:table-cell office:value-type="string">
            <text:p>375232ns/2(1)</text:p>
          </table:table-cell>
          <table:table-cell office:value-type="string">
            <text:p>634113ns/2(1)</text:p>
          </table:table-cell>
          <table:table-cell office:value-type="string">
            <text:p>192166023ns/14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.28319">
            <text:p>1.28319</text:p>
          </table:table-cell>
          <table:table-cell office:value-type="float" office:value="1000">
            <text:p>1000</text:p>
          </table:table-cell>
          <table:table-cell office:value-type="string">
            <text:p>107427 KB</text:p>
          </table:table-cell>
          <table:table-cell office:value-type="string">
            <text:p>83.7183 KB/millisecond</text:p>
          </table:table-cell>
          <table:table-cell office:value-type="float" office:value="779.305">
            <text:p>779.305</text:p>
          </table:table-cell>
          <table:table-cell office:value-type="string">
            <text:p>13921426ns/45(0)</text:p>
          </table:table-cell>
          <table:table-cell office:value-type="string">
            <text:p>329420ns/2(0)</text:p>
          </table:table-cell>
          <table:table-cell office:value-type="string">
            <text:p>14732086ns/45(0)</text:p>
          </table:table-cell>
          <table:table-cell office:value-type="string">
            <text:p>13298742ns/45(0)</text:p>
          </table:table-cell>
          <table:table-cell office:value-type="string">
            <text:p>353698067ns/45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0.001233">
            <text:p>0.001233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21422ns/2(1)</text:p>
          </table:table-cell>
          <table:table-cell office:value-type="string">
            <text:p>165183ns/2(0)</text:p>
          </table:table-cell>
          <table:table-cell office:value-type="string">
            <text:p>239090ns/2(1)</text:p>
          </table:table-cell>
          <table:table-cell office:value-type="string">
            <text:p>406023ns/2(1)</text:p>
          </table:table-cell>
          <table:table-cell office:value-type="string">
            <text:p>115869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.32485">
            <text:p>1.32485</text:p>
          </table:table-cell>
          <table:table-cell office:value-type="float" office:value="1000">
            <text:p>1000</text:p>
          </table:table-cell>
          <table:table-cell office:value-type="string">
            <text:p>107678 KB</text:p>
          </table:table-cell>
          <table:table-cell office:value-type="string">
            <text:p>81.2753 KB/millisecond</text:p>
          </table:table-cell>
          <table:table-cell office:value-type="float" office:value="754.801">
            <text:p>754.801</text:p>
          </table:table-cell>
          <table:table-cell office:value-type="string">
            <text:p>57225021ns/293(0)</text:p>
          </table:table-cell>
          <table:table-cell office:value-type="string">
            <text:p>411401ns/2(0)</text:p>
          </table:table-cell>
          <table:table-cell office:value-type="string">
            <text:p>59228539ns/293(0)</text:p>
          </table:table-cell>
          <table:table-cell office:value-type="string">
            <text:p>58795823ns/293(0)</text:p>
          </table:table-cell>
          <table:table-cell office:value-type="string">
            <text:p>478812609ns/293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0.199082">
            <text:p>0.199082</text:p>
          </table:table-cell>
          <table:table-cell office:value-type="float" office:value="1000">
            <text:p>1000</text:p>
          </table:table-cell>
          <table:table-cell office:value-type="string">
            <text:p>107686 KB</text:p>
          </table:table-cell>
          <table:table-cell office:value-type="string">
            <text:p>540.911 KB/millisecond</text:p>
          </table:table-cell>
          <table:table-cell office:value-type="float" office:value="5023.06">
            <text:p>5023.06</text:p>
          </table:table-cell>
          <table:table-cell office:value-type="string">
            <text:p>222822ns/2(1)</text:p>
          </table:table-cell>
          <table:table-cell office:value-type="string">
            <text:p>213661ns/2(0)</text:p>
          </table:table-cell>
          <table:table-cell office:value-type="string">
            <text:p>337214ns/2(1)</text:p>
          </table:table-cell>
          <table:table-cell office:value-type="string">
            <text:p>545009ns/2(1)</text:p>
          </table:table-cell>
          <table:table-cell office:value-type="string">
            <text:p>153569897ns/14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.29709">
            <text:p>1.29709</text:p>
          </table:table-cell>
          <table:table-cell office:value-type="float" office:value="1000">
            <text:p>1000</text:p>
          </table:table-cell>
          <table:table-cell office:value-type="string">
            <text:p>107427 KB</text:p>
          </table:table-cell>
          <table:table-cell office:value-type="string">
            <text:p>82.8214 KB/millisecond</text:p>
          </table:table-cell>
          <table:table-cell office:value-type="float" office:value="770.957">
            <text:p>770.957</text:p>
          </table:table-cell>
          <table:table-cell office:value-type="string">
            <text:p>15602609ns/53(0)</text:p>
          </table:table-cell>
          <table:table-cell office:value-type="string">
            <text:p>434956ns/2(0)</text:p>
          </table:table-cell>
          <table:table-cell office:value-type="string">
            <text:p>16619812ns/53(0)</text:p>
          </table:table-cell>
          <table:table-cell office:value-type="string">
            <text:p>14918690ns/53(0)</text:p>
          </table:table-cell>
          <table:table-cell office:value-type="string">
            <text:p>361565851ns/53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0.002241">
            <text:p>0.002241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404247ns/2(1)</text:p>
          </table:table-cell>
          <table:table-cell office:value-type="string">
            <text:p>299865ns/2(0)</text:p>
          </table:table-cell>
          <table:table-cell office:value-type="string">
            <text:p>454150ns/2(1)</text:p>
          </table:table-cell>
          <table:table-cell office:value-type="string">
            <text:p>720612ns/2(1)</text:p>
          </table:table-cell>
          <table:table-cell office:value-type="string">
            <text:p>229584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.34447">
            <text:p>1.34447</text:p>
          </table:table-cell>
          <table:table-cell office:value-type="float" office:value="1000">
            <text:p>1000</text:p>
          </table:table-cell>
          <table:table-cell office:value-type="string">
            <text:p>107678 KB</text:p>
          </table:table-cell>
          <table:table-cell office:value-type="string">
            <text:p>80.0895 KB/millisecond</text:p>
          </table:table-cell>
          <table:table-cell office:value-type="float" office:value="743.789">
            <text:p>743.789</text:p>
          </table:table-cell>
          <table:table-cell office:value-type="string">
            <text:p>67276679ns/351(0)</text:p>
          </table:table-cell>
          <table:table-cell office:value-type="string">
            <text:p>330754ns/2(0)</text:p>
          </table:table-cell>
          <table:table-cell office:value-type="string">
            <text:p>69700898ns/351(0)</text:p>
          </table:table-cell>
          <table:table-cell office:value-type="string">
            <text:p>69239947ns/351(0)</text:p>
          </table:table-cell>
          <table:table-cell office:value-type="string">
            <text:p>544610591ns/35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0.203162">
            <text:p>0.203162</text:p>
          </table:table-cell>
          <table:table-cell office:value-type="float" office:value="1000">
            <text:p>1000</text:p>
          </table:table-cell>
          <table:table-cell office:value-type="string">
            <text:p>107686 KB</text:p>
          </table:table-cell>
          <table:table-cell office:value-type="string">
            <text:p>530.048 KB/millisecond</text:p>
          </table:table-cell>
          <table:table-cell office:value-type="float" office:value="4922.18">
            <text:p>4922.18</text:p>
          </table:table-cell>
          <table:table-cell office:value-type="string">
            <text:p>283179ns/2(1)</text:p>
          </table:table-cell>
          <table:table-cell office:value-type="string">
            <text:p>232060ns/2(0)</text:p>
          </table:table-cell>
          <table:table-cell office:value-type="string">
            <text:p>402416ns/2(1)</text:p>
          </table:table-cell>
          <table:table-cell office:value-type="string">
            <text:p>516029ns/2(1)</text:p>
          </table:table-cell>
          <table:table-cell office:value-type="string">
            <text:p>155123011ns/14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.31841">
            <text:p>1.31841</text:p>
          </table:table-cell>
          <table:table-cell office:value-type="float" office:value="1000">
            <text:p>1000</text:p>
          </table:table-cell>
          <table:table-cell office:value-type="string">
            <text:p>107427 KB</text:p>
          </table:table-cell>
          <table:table-cell office:value-type="string">
            <text:p>81.4822 KB/millisecond</text:p>
          </table:table-cell>
          <table:table-cell office:value-type="float" office:value="758.491">
            <text:p>758.491</text:p>
          </table:table-cell>
          <table:table-cell office:value-type="string">
            <text:p>14786349ns/49(0)</text:p>
          </table:table-cell>
          <table:table-cell office:value-type="string">
            <text:p>288743ns/2(0)</text:p>
          </table:table-cell>
          <table:table-cell office:value-type="string">
            <text:p>14713391ns/49(0)</text:p>
          </table:table-cell>
          <table:table-cell office:value-type="string">
            <text:p>13399354ns/49(0)</text:p>
          </table:table-cell>
          <table:table-cell office:value-type="string">
            <text:p>369046782ns/49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0.001356">
            <text:p>0.001356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31861ns/2(1)</text:p>
          </table:table-cell>
          <table:table-cell office:value-type="string">
            <text:p>213861ns/2(0)</text:p>
          </table:table-cell>
          <table:table-cell office:value-type="string">
            <text:p>263770ns/2(1)</text:p>
          </table:table-cell>
          <table:table-cell office:value-type="string">
            <text:p>426369ns/2(1)</text:p>
          </table:table-cell>
          <table:table-cell office:value-type="string">
            <text:p>130379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.3381">
            <text:p>1.3381</text:p>
          </table:table-cell>
          <table:table-cell office:value-type="float" office:value="1000">
            <text:p>1000</text:p>
          </table:table-cell>
          <table:table-cell office:value-type="string">
            <text:p>107678 KB</text:p>
          </table:table-cell>
          <table:table-cell office:value-type="string">
            <text:p>80.4707 KB/millisecond</text:p>
          </table:table-cell>
          <table:table-cell office:value-type="float" office:value="747.329">
            <text:p>747.329</text:p>
          </table:table-cell>
          <table:table-cell office:value-type="string">
            <text:p>68364538ns/354(0)</text:p>
          </table:table-cell>
          <table:table-cell office:value-type="string">
            <text:p>338361ns/2(0)</text:p>
          </table:table-cell>
          <table:table-cell office:value-type="string">
            <text:p>70723471ns/354(0)</text:p>
          </table:table-cell>
          <table:table-cell office:value-type="string">
            <text:p>69924083ns/354(0)</text:p>
          </table:table-cell>
          <table:table-cell office:value-type="string">
            <text:p>539202759ns/354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0.233481">
            <text:p>0.233481</text:p>
          </table:table-cell>
          <table:table-cell office:value-type="float" office:value="1000">
            <text:p>1000</text:p>
          </table:table-cell>
          <table:table-cell office:value-type="string">
            <text:p>107686 KB</text:p>
          </table:table-cell>
          <table:table-cell office:value-type="string">
            <text:p>461.218 KB/millisecond</text:p>
          </table:table-cell>
          <table:table-cell office:value-type="float" office:value="4283">
            <text:p>4283</text:p>
          </table:table-cell>
          <table:table-cell office:value-type="string">
            <text:p>408770ns/2(1)</text:p>
          </table:table-cell>
          <table:table-cell office:value-type="string">
            <text:p>439138ns/2(0)</text:p>
          </table:table-cell>
          <table:table-cell office:value-type="string">
            <text:p>499604ns/2(1)</text:p>
          </table:table-cell>
          <table:table-cell office:value-type="string">
            <text:p>820862ns/2(1)</text:p>
          </table:table-cell>
          <table:table-cell office:value-type="string">
            <text:p>189171719ns/14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.30145">
            <text:p>1.30145</text:p>
          </table:table-cell>
          <table:table-cell office:value-type="float" office:value="1000">
            <text:p>1000</text:p>
          </table:table-cell>
          <table:table-cell office:value-type="string">
            <text:p>107427 KB</text:p>
          </table:table-cell>
          <table:table-cell office:value-type="string">
            <text:p>82.5436 KB/millisecond</text:p>
          </table:table-cell>
          <table:table-cell office:value-type="float" office:value="768.371">
            <text:p>768.371</text:p>
          </table:table-cell>
          <table:table-cell office:value-type="string">
            <text:p>17506598ns/59(0)</text:p>
          </table:table-cell>
          <table:table-cell office:value-type="string">
            <text:p>321348ns/2(0)</text:p>
          </table:table-cell>
          <table:table-cell office:value-type="string">
            <text:p>17334977ns/59(0)</text:p>
          </table:table-cell>
          <table:table-cell office:value-type="string">
            <text:p>16053231ns/59(0)</text:p>
          </table:table-cell>
          <table:table-cell office:value-type="string">
            <text:p>364576076ns/59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0.001475">
            <text:p>0.001475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crosecond</text:p>
          </table:table-cell>
          <table:table-cell office:value-type="float" office:value="0">
            <text:p>0</text:p>
          </table:table-cell>
          <table:table-cell office:value-type="string">
            <text:p>241478ns/2(1)</text:p>
          </table:table-cell>
          <table:table-cell office:value-type="string">
            <text:p>189884ns/2(0)</text:p>
          </table:table-cell>
          <table:table-cell office:value-type="string">
            <text:p>313398ns/2(1)</text:p>
          </table:table-cell>
          <table:table-cell office:value-type="string">
            <text:p>487902ns/2(1)</text:p>
          </table:table-cell>
          <table:table-cell office:value-type="string">
            <text:p>150493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5.45577">
            <text:p>5.45577</text:p>
          </table:table-cell>
          <table:table-cell office:value-type="float" office:value="1000">
            <text:p>1000</text:p>
          </table:table-cell>
          <table:table-cell office:value-type="string">
            <text:p>107678 KB</text:p>
          </table:table-cell>
          <table:table-cell office:value-type="string">
            <text:p>19.7365 KB/millisecond</text:p>
          </table:table-cell>
          <table:table-cell office:value-type="float" office:value="183.292">
            <text:p>183.292</text:p>
          </table:table-cell>
          <table:table-cell office:value-type="string">
            <text:p>356581651ns/1000(0)</text:p>
          </table:table-cell>
          <table:table-cell office:value-type="string">
            <text:p>406692ns/2(0)</text:p>
          </table:table-cell>
          <table:table-cell office:value-type="string">
            <text:p>369881936ns/1000(0)</text:p>
          </table:table-cell>
          <table:table-cell office:value-type="string">
            <text:p>363259025ns/1000(0)</text:p>
          </table:table-cell>
          <table:table-cell office:value-type="string">
            <text:p>1914691143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79.405">
            <text:p>179.405</text:p>
          </table:table-cell>
          <table:table-cell office:value-type="float" office:value="1000">
            <text:p>1000</text:p>
          </table:table-cell>
          <table:table-cell office:value-type="string">
            <text:p>107686 KB</text:p>
          </table:table-cell>
          <table:table-cell office:value-type="string">
            <text:p>600.237 KB/second</text:p>
          </table:table-cell>
          <table:table-cell office:value-type="float" office:value="5.57398">
            <text:p>5.57398</text:p>
          </table:table-cell>
          <table:table-cell office:value-type="string">
            <text:p>611636758ns/1000(0)</text:p>
          </table:table-cell>
          <table:table-cell office:value-type="string">
            <text:p>539203ns/2(0)</text:p>
          </table:table-cell>
          <table:table-cell office:value-type="string">
            <text:p>554430417ns/1000(0)</text:p>
          </table:table-cell>
          <table:table-cell office:value-type="string">
            <text:p>848663541ns/1000(0)</text:p>
          </table:table-cell>
          <table:table-cell office:value-type="string">
            <text:p>62141407343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4.03755">
            <text:p>4.03755</text:p>
          </table:table-cell>
          <table:table-cell office:value-type="float" office:value="1000">
            <text:p>1000</text:p>
          </table:table-cell>
          <table:table-cell office:value-type="string">
            <text:p>107427 KB</text:p>
          </table:table-cell>
          <table:table-cell office:value-type="string">
            <text:p>26.6069 KB/millisecond</text:p>
          </table:table-cell>
          <table:table-cell office:value-type="float" office:value="247.675">
            <text:p>247.675</text:p>
          </table:table-cell>
          <table:table-cell office:value-type="string">
            <text:p>358795009ns/1000(0)</text:p>
          </table:table-cell>
          <table:table-cell office:value-type="string">
            <text:p>293217ns/2(0)</text:p>
          </table:table-cell>
          <table:table-cell office:value-type="string">
            <text:p>349585572ns/1000(0)</text:p>
          </table:table-cell>
          <table:table-cell office:value-type="string">
            <text:p>338753729ns/1000(0)</text:p>
          </table:table-cell>
          <table:table-cell office:value-type="string">
            <text:p>734384028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244.549">
            <text:p>244.549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second</text:p>
          </table:table-cell>
          <table:table-cell office:value-type="float" office:value="0">
            <text:p>0</text:p>
          </table:table-cell>
          <table:table-cell office:value-type="string">
            <text:p>1013409610ns/2000(1000)</text:p>
          </table:table-cell>
          <table:table-cell office:value-type="string">
            <text:p>576191ns/2(0)</text:p>
          </table:table-cell>
          <table:table-cell office:value-type="string">
            <text:p>1081240369ns/2000(1000)</text:p>
          </table:table-cell>
          <table:table-cell office:value-type="string">
            <text:p>1396936685ns/2000(1000)</text:p>
          </table:table-cell>
          <table:table-cell office:value-type="string">
            <text:p>19834987927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5.32101">
            <text:p>5.32101</text:p>
          </table:table-cell>
          <table:table-cell office:value-type="float" office:value="1000">
            <text:p>1000</text:p>
          </table:table-cell>
          <table:table-cell office:value-type="string">
            <text:p>107678 KB</text:p>
          </table:table-cell>
          <table:table-cell office:value-type="string">
            <text:p>20.2363 KB/millisecond</text:p>
          </table:table-cell>
          <table:table-cell office:value-type="float" office:value="187.934">
            <text:p>187.934</text:p>
          </table:table-cell>
          <table:table-cell office:value-type="string">
            <text:p>353422728ns/1000(0)</text:p>
          </table:table-cell>
          <table:table-cell office:value-type="string">
            <text:p>607210ns/2(0)</text:p>
          </table:table-cell>
          <table:table-cell office:value-type="string">
            <text:p>362036393ns/1000(0)</text:p>
          </table:table-cell>
          <table:table-cell office:value-type="string">
            <text:p>354933979ns/1000(0)</text:p>
          </table:table-cell>
          <table:table-cell office:value-type="string">
            <text:p>1858656091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80.077">
            <text:p>180.077</text:p>
          </table:table-cell>
          <table:table-cell office:value-type="float" office:value="1000">
            <text:p>1000</text:p>
          </table:table-cell>
          <table:table-cell office:value-type="string">
            <text:p>107686 KB</text:p>
          </table:table-cell>
          <table:table-cell office:value-type="string">
            <text:p>597.997 KB/second</text:p>
          </table:table-cell>
          <table:table-cell office:value-type="float" office:value="5.55318">
            <text:p>5.55318</text:p>
          </table:table-cell>
          <table:table-cell office:value-type="string">
            <text:p>602157030ns/1000(0)</text:p>
          </table:table-cell>
          <table:table-cell office:value-type="string">
            <text:p>523721ns/2(0)</text:p>
          </table:table-cell>
          <table:table-cell office:value-type="string">
            <text:p>558487470ns/1000(0)</text:p>
          </table:table-cell>
          <table:table-cell office:value-type="string">
            <text:p>849442427ns/1000(0)</text:p>
          </table:table-cell>
          <table:table-cell office:value-type="string">
            <text:p>62208215494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4.0932">
            <text:p>4.0932</text:p>
          </table:table-cell>
          <table:table-cell office:value-type="float" office:value="1000">
            <text:p>1000</text:p>
          </table:table-cell>
          <table:table-cell office:value-type="string">
            <text:p>107427 KB</text:p>
          </table:table-cell>
          <table:table-cell office:value-type="string">
            <text:p>26.2452 KB/millisecond</text:p>
          </table:table-cell>
          <table:table-cell office:value-type="float" office:value="244.308">
            <text:p>244.308</text:p>
          </table:table-cell>
          <table:table-cell office:value-type="string">
            <text:p>368659612ns/1000(0)</text:p>
          </table:table-cell>
          <table:table-cell office:value-type="string">
            <text:p>215588ns/2(0)</text:p>
          </table:table-cell>
          <table:table-cell office:value-type="string">
            <text:p>357044692ns/1000(0)</text:p>
          </table:table-cell>
          <table:table-cell office:value-type="string">
            <text:p>344254928ns/1000(0)</text:p>
          </table:table-cell>
          <table:table-cell office:value-type="string">
            <text:p>727600413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243.502">
            <text:p>243.502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second</text:p>
          </table:table-cell>
          <table:table-cell office:value-type="float" office:value="0">
            <text:p>0</text:p>
          </table:table-cell>
          <table:table-cell office:value-type="string">
            <text:p>1024110350ns/2000(1000)</text:p>
          </table:table-cell>
          <table:table-cell office:value-type="string">
            <text:p>450137ns/2(0)</text:p>
          </table:table-cell>
          <table:table-cell office:value-type="string">
            <text:p>1086790306ns/2000(1000)</text:p>
          </table:table-cell>
          <table:table-cell office:value-type="string">
            <text:p>1396328956ns/2000(1000)</text:p>
          </table:table-cell>
          <table:table-cell office:value-type="string">
            <text:p>19780264337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5.46066">
            <text:p>5.46066</text:p>
          </table:table-cell>
          <table:table-cell office:value-type="float" office:value="1000">
            <text:p>1000</text:p>
          </table:table-cell>
          <table:table-cell office:value-type="string">
            <text:p>107678 KB</text:p>
          </table:table-cell>
          <table:table-cell office:value-type="string">
            <text:p>19.7188 KB/millisecond</text:p>
          </table:table-cell>
          <table:table-cell office:value-type="float" office:value="183.128">
            <text:p>183.128</text:p>
          </table:table-cell>
          <table:table-cell office:value-type="string">
            <text:p>357576628ns/1000(0)</text:p>
          </table:table-cell>
          <table:table-cell office:value-type="string">
            <text:p>377211ns/2(0)</text:p>
          </table:table-cell>
          <table:table-cell office:value-type="string">
            <text:p>367037201ns/1000(0)</text:p>
          </table:table-cell>
          <table:table-cell office:value-type="string">
            <text:p>361242126ns/1000(0)</text:p>
          </table:table-cell>
          <table:table-cell office:value-type="string">
            <text:p>1918958639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79.405">
            <text:p>179.405</text:p>
          </table:table-cell>
          <table:table-cell office:value-type="float" office:value="1000">
            <text:p>1000</text:p>
          </table:table-cell>
          <table:table-cell office:value-type="string">
            <text:p>107686 KB</text:p>
          </table:table-cell>
          <table:table-cell office:value-type="string">
            <text:p>600.237 KB/second</text:p>
          </table:table-cell>
          <table:table-cell office:value-type="float" office:value="5.57398">
            <text:p>5.57398</text:p>
          </table:table-cell>
          <table:table-cell office:value-type="string">
            <text:p>604014311ns/1000(0)</text:p>
          </table:table-cell>
          <table:table-cell office:value-type="string">
            <text:p>489232ns/2(0)</text:p>
          </table:table-cell>
          <table:table-cell office:value-type="string">
            <text:p>557236000ns/1000(0)</text:p>
          </table:table-cell>
          <table:table-cell office:value-type="string">
            <text:p>797065917ns/1000(0)</text:p>
          </table:table-cell>
          <table:table-cell office:value-type="string">
            <text:p>62016141519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4.24312">
            <text:p>4.24312</text:p>
          </table:table-cell>
          <table:table-cell office:value-type="float" office:value="1000">
            <text:p>1000</text:p>
          </table:table-cell>
          <table:table-cell office:value-type="string">
            <text:p>107427 KB</text:p>
          </table:table-cell>
          <table:table-cell office:value-type="string">
            <text:p>25.3178 KB/millisecond</text:p>
          </table:table-cell>
          <table:table-cell office:value-type="float" office:value="235.675">
            <text:p>235.675</text:p>
          </table:table-cell>
          <table:table-cell office:value-type="string">
            <text:p>389195443ns/1000(0)</text:p>
          </table:table-cell>
          <table:table-cell office:value-type="string">
            <text:p>331181ns/2(0)</text:p>
          </table:table-cell>
          <table:table-cell office:value-type="string">
            <text:p>373645431ns/1000(0)</text:p>
          </table:table-cell>
          <table:table-cell office:value-type="string">
            <text:p>357630715ns/1000(0)</text:p>
          </table:table-cell>
          <table:table-cell office:value-type="string">
            <text:p>769325126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243.547">
            <text:p>243.547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second</text:p>
          </table:table-cell>
          <table:table-cell office:value-type="float" office:value="0">
            <text:p>0</text:p>
          </table:table-cell>
          <table:table-cell office:value-type="string">
            <text:p>1011543579ns/2000(1000)</text:p>
          </table:table-cell>
          <table:table-cell office:value-type="string">
            <text:p>428849ns/2(0)</text:p>
          </table:table-cell>
          <table:table-cell office:value-type="string">
            <text:p>1078788556ns/2000(1000)</text:p>
          </table:table-cell>
          <table:table-cell office:value-type="string">
            <text:p>1335993842ns/2000(1000)</text:p>
          </table:table-cell>
          <table:table-cell office:value-type="string">
            <text:p>19746668406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5.39798">
            <text:p>5.39798</text:p>
          </table:table-cell>
          <table:table-cell office:value-type="float" office:value="1000">
            <text:p>1000</text:p>
          </table:table-cell>
          <table:table-cell office:value-type="string">
            <text:p>107678 KB</text:p>
          </table:table-cell>
          <table:table-cell office:value-type="string">
            <text:p>19.9478 KB/millisecond</text:p>
          </table:table-cell>
          <table:table-cell office:value-type="float" office:value="185.254">
            <text:p>185.254</text:p>
          </table:table-cell>
          <table:table-cell office:value-type="string">
            <text:p>362585155ns/1000(0)</text:p>
          </table:table-cell>
          <table:table-cell office:value-type="string">
            <text:p>526383ns/2(0)</text:p>
          </table:table-cell>
          <table:table-cell office:value-type="string">
            <text:p>368849117ns/1000(0)</text:p>
          </table:table-cell>
          <table:table-cell office:value-type="string">
            <text:p>359402502ns/1000(0)</text:p>
          </table:table-cell>
          <table:table-cell office:value-type="string">
            <text:p>1890996731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79.988">
            <text:p>179.988</text:p>
          </table:table-cell>
          <table:table-cell office:value-type="float" office:value="1000">
            <text:p>1000</text:p>
          </table:table-cell>
          <table:table-cell office:value-type="string">
            <text:p>107686 KB</text:p>
          </table:table-cell>
          <table:table-cell office:value-type="string">
            <text:p>598.293 KB/second</text:p>
          </table:table-cell>
          <table:table-cell office:value-type="float" office:value="5.55593">
            <text:p>5.55593</text:p>
          </table:table-cell>
          <table:table-cell office:value-type="string">
            <text:p>601721750ns/1000(0)</text:p>
          </table:table-cell>
          <table:table-cell office:value-type="string">
            <text:p>417127ns/2(0)</text:p>
          </table:table-cell>
          <table:table-cell office:value-type="string">
            <text:p>554884414ns/1000(0)</text:p>
          </table:table-cell>
          <table:table-cell office:value-type="string">
            <text:p>788073106ns/1000(0)</text:p>
          </table:table-cell>
          <table:table-cell office:value-type="string">
            <text:p>61974217024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4.07145">
            <text:p>4.07145</text:p>
          </table:table-cell>
          <table:table-cell office:value-type="float" office:value="1000">
            <text:p>1000</text:p>
          </table:table-cell>
          <table:table-cell office:value-type="string">
            <text:p>107427 KB</text:p>
          </table:table-cell>
          <table:table-cell office:value-type="string">
            <text:p>26.3854 KB/millisecond</text:p>
          </table:table-cell>
          <table:table-cell office:value-type="float" office:value="245.613">
            <text:p>245.613</text:p>
          </table:table-cell>
          <table:table-cell office:value-type="string">
            <text:p>362880674ns/1000(0)</text:p>
          </table:table-cell>
          <table:table-cell office:value-type="string">
            <text:p>426047ns/2(0)</text:p>
          </table:table-cell>
          <table:table-cell office:value-type="string">
            <text:p>354491286ns/1000(0)</text:p>
          </table:table-cell>
          <table:table-cell office:value-type="string">
            <text:p>342358787ns/1000(0)</text:p>
          </table:table-cell>
          <table:table-cell office:value-type="string">
            <text:p>726430538ns/100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244.132">
            <text:p>244.132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second</text:p>
          </table:table-cell>
          <table:table-cell office:value-type="float" office:value="0">
            <text:p>0</text:p>
          </table:table-cell>
          <table:table-cell office:value-type="string">
            <text:p>1028440352ns/2000(1000)</text:p>
          </table:table-cell>
          <table:table-cell office:value-type="string">
            <text:p>625721ns/2(0)</text:p>
          </table:table-cell>
          <table:table-cell office:value-type="string">
            <text:p>1089678158ns/2000(1000)</text:p>
          </table:table-cell>
          <table:table-cell office:value-type="string">
            <text:p>1344621648ns/2000(1000)</text:p>
          </table:table-cell>
          <table:table-cell office:value-type="string">
            <text:p>19848082011ns/1000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16.272">
            <text:p>16.272</text:p>
          </table:table-cell>
          <table:table-cell office:value-type="float" office:value="1000">
            <text:p>1000</text:p>
          </table:table-cell>
          <table:table-cell office:value-type="string">
            <text:p>1049.29 MB</text:p>
          </table:table-cell>
          <table:table-cell office:value-type="string">
            <text:p>64.4845 MB/second</text:p>
          </table:table-cell>
          <table:table-cell office:value-type="float" office:value="61.4553">
            <text:p>61.4553</text:p>
          </table:table-cell>
          <table:table-cell office:value-type="string">
            <text:p>774241412ns/645(0)</text:p>
          </table:table-cell>
          <table:table-cell office:value-type="string">
            <text:p>202992ns/2(0)</text:p>
          </table:table-cell>
          <table:table-cell office:value-type="string">
            <text:p>766159493ns/645(0)</text:p>
          </table:table-cell>
          <table:table-cell office:value-type="string">
            <text:p>755056219ns/645(0)</text:p>
          </table:table-cell>
          <table:table-cell office:value-type="string">
            <text:p>10450543320ns/646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2.85363">
            <text:p>2.85363</text:p>
          </table:table-cell>
          <table:table-cell office:value-type="float" office:value="1000">
            <text:p>1000</text:p>
          </table:table-cell>
          <table:table-cell office:value-type="string">
            <text:p>1049.3 MB</text:p>
          </table:table-cell>
          <table:table-cell office:value-type="string">
            <text:p>0.367707 MB/millisecond</text:p>
          </table:table-cell>
          <table:table-cell office:value-type="float" office:value="350.431">
            <text:p>350.431</text:p>
          </table:table-cell>
          <table:table-cell office:value-type="string">
            <text:p>427992ns/2(1)</text:p>
          </table:table-cell>
          <table:table-cell office:value-type="string">
            <text:p>348987ns/2(0)</text:p>
          </table:table-cell>
          <table:table-cell office:value-type="string">
            <text:p>394934ns/2(1)</text:p>
          </table:table-cell>
          <table:table-cell office:value-type="string">
            <text:p>2574561ns/2(1)</text:p>
          </table:table-cell>
          <table:table-cell office:value-type="string">
            <text:p>2459898285ns/143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12.423">
            <text:p>12.423</text:p>
          </table:table-cell>
          <table:table-cell office:value-type="float" office:value="1000">
            <text:p>1000</text:p>
          </table:table-cell>
          <table:table-cell office:value-type="string">
            <text:p>1049.05 MB</text:p>
          </table:table-cell>
          <table:table-cell office:value-type="string">
            <text:p>84.4439 MB/second</text:p>
          </table:table-cell>
          <table:table-cell office:value-type="float" office:value="80.4959">
            <text:p>80.4959</text:p>
          </table:table-cell>
          <table:table-cell office:value-type="string">
            <text:p>308299077ns/220(0)</text:p>
          </table:table-cell>
          <table:table-cell office:value-type="string">
            <text:p>220766ns/2(0)</text:p>
          </table:table-cell>
          <table:table-cell office:value-type="string">
            <text:p>289445333ns/220(0)</text:p>
          </table:table-cell>
          <table:table-cell office:value-type="string">
            <text:p>272916066ns/220(0)</text:p>
          </table:table-cell>
          <table:table-cell office:value-type="string">
            <text:p>3166167615ns/220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0.639626">
            <text:p>0.639626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214730ns/2(1)</text:p>
          </table:table-cell>
          <table:table-cell office:value-type="string">
            <text:p>253237ns/2(0)</text:p>
          </table:table-cell>
          <table:table-cell office:value-type="string">
            <text:p>380576ns/2(1)</text:p>
          </table:table-cell>
          <table:table-cell office:value-type="string">
            <text:p>3128612ns/2(1)</text:p>
          </table:table-cell>
          <table:table-cell office:value-type="string">
            <text:p>635514768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16.784">
            <text:p>16.784</text:p>
          </table:table-cell>
          <table:table-cell office:value-type="float" office:value="1000">
            <text:p>1000</text:p>
          </table:table-cell>
          <table:table-cell office:value-type="string">
            <text:p>1049.29 MB</text:p>
          </table:table-cell>
          <table:table-cell office:value-type="string">
            <text:p>62.5174 MB/second</text:p>
          </table:table-cell>
          <table:table-cell office:value-type="float" office:value="59.5806">
            <text:p>59.5806</text:p>
          </table:table-cell>
          <table:table-cell office:value-type="string">
            <text:p>1006942021ns/835(0)</text:p>
          </table:table-cell>
          <table:table-cell office:value-type="string">
            <text:p>192583ns/2(0)</text:p>
          </table:table-cell>
          <table:table-cell office:value-type="string">
            <text:p>1011522065ns/835(0)</text:p>
          </table:table-cell>
          <table:table-cell office:value-type="string">
            <text:p>984550545ns/835(0)</text:p>
          </table:table-cell>
          <table:table-cell office:value-type="string">
            <text:p>11480445690ns/836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2.71463">
            <text:p>2.71463</text:p>
          </table:table-cell>
          <table:table-cell office:value-type="float" office:value="1000">
            <text:p>1000</text:p>
          </table:table-cell>
          <table:table-cell office:value-type="string">
            <text:p>1049.3 MB</text:p>
          </table:table-cell>
          <table:table-cell office:value-type="string">
            <text:p>0.386535 MB/millisecond</text:p>
          </table:table-cell>
          <table:table-cell office:value-type="float" office:value="368.374">
            <text:p>368.374</text:p>
          </table:table-cell>
          <table:table-cell office:value-type="string">
            <text:p>318253ns/2(1)</text:p>
          </table:table-cell>
          <table:table-cell office:value-type="string">
            <text:p>269220ns/2(0)</text:p>
          </table:table-cell>
          <table:table-cell office:value-type="string">
            <text:p>395273ns/2(1)</text:p>
          </table:table-cell>
          <table:table-cell office:value-type="string">
            <text:p>2522139ns/2(1)</text:p>
          </table:table-cell>
          <table:table-cell office:value-type="string">
            <text:p>2309114591ns/143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12.323">
            <text:p>12.323</text:p>
          </table:table-cell>
          <table:table-cell office:value-type="float" office:value="1000">
            <text:p>1000</text:p>
          </table:table-cell>
          <table:table-cell office:value-type="string">
            <text:p>1049.05 MB</text:p>
          </table:table-cell>
          <table:table-cell office:value-type="string">
            <text:p>85.1292 MB/second</text:p>
          </table:table-cell>
          <table:table-cell office:value-type="float" office:value="81.1491">
            <text:p>81.1491</text:p>
          </table:table-cell>
          <table:table-cell office:value-type="string">
            <text:p>317685123ns/229(0)</text:p>
          </table:table-cell>
          <table:table-cell office:value-type="string">
            <text:p>187346ns/2(0)</text:p>
          </table:table-cell>
          <table:table-cell office:value-type="string">
            <text:p>295492322ns/229(0)</text:p>
          </table:table-cell>
          <table:table-cell office:value-type="string">
            <text:p>282473119ns/229(0)</text:p>
          </table:table-cell>
          <table:table-cell office:value-type="string">
            <text:p>3085956259ns/229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0.646581">
            <text:p>0.646581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282785ns/2(1)</text:p>
          </table:table-cell>
          <table:table-cell office:value-type="string">
            <text:p>218380ns/2(0)</text:p>
          </table:table-cell>
          <table:table-cell office:value-type="string">
            <text:p>465471ns/2(1)</text:p>
          </table:table-cell>
          <table:table-cell office:value-type="string">
            <text:p>2974161ns/2(1)</text:p>
          </table:table-cell>
          <table:table-cell office:value-type="string">
            <text:p>642472620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16.527">
            <text:p>16.527</text:p>
          </table:table-cell>
          <table:table-cell office:value-type="float" office:value="1000">
            <text:p>1000</text:p>
          </table:table-cell>
          <table:table-cell office:value-type="string">
            <text:p>1049.29 MB</text:p>
          </table:table-cell>
          <table:table-cell office:value-type="string">
            <text:p>63.4896 MB/second</text:p>
          </table:table-cell>
          <table:table-cell office:value-type="float" office:value="60.507">
            <text:p>60.507</text:p>
          </table:table-cell>
          <table:table-cell office:value-type="string">
            <text:p>931846751ns/779(0)</text:p>
          </table:table-cell>
          <table:table-cell office:value-type="string">
            <text:p>186830ns/2(0)</text:p>
          </table:table-cell>
          <table:table-cell office:value-type="string">
            <text:p>933227224ns/779(0)</text:p>
          </table:table-cell>
          <table:table-cell office:value-type="string">
            <text:p>912431339ns/779(0)</text:p>
          </table:table-cell>
          <table:table-cell office:value-type="string">
            <text:p>11149392366ns/78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2.73587">
            <text:p>2.73587</text:p>
          </table:table-cell>
          <table:table-cell office:value-type="float" office:value="1000">
            <text:p>1000</text:p>
          </table:table-cell>
          <table:table-cell office:value-type="string">
            <text:p>1049.3 MB</text:p>
          </table:table-cell>
          <table:table-cell office:value-type="string">
            <text:p>0.383534 MB/millisecond</text:p>
          </table:table-cell>
          <table:table-cell office:value-type="float" office:value="365.515">
            <text:p>365.515</text:p>
          </table:table-cell>
          <table:table-cell office:value-type="string">
            <text:p>275045ns/2(1)</text:p>
          </table:table-cell>
          <table:table-cell office:value-type="string">
            <text:p>181680ns/2(0)</text:p>
          </table:table-cell>
          <table:table-cell office:value-type="string">
            <text:p>298475ns/2(1)</text:p>
          </table:table-cell>
          <table:table-cell office:value-type="string">
            <text:p>2634334ns/2(1)</text:p>
          </table:table-cell>
          <table:table-cell office:value-type="string">
            <text:p>2322045415ns/143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12.324">
            <text:p>12.324</text:p>
          </table:table-cell>
          <table:table-cell office:value-type="float" office:value="1000">
            <text:p>1000</text:p>
          </table:table-cell>
          <table:table-cell office:value-type="string">
            <text:p>1049.05 MB</text:p>
          </table:table-cell>
          <table:table-cell office:value-type="string">
            <text:p>85.1223 MB/second</text:p>
          </table:table-cell>
          <table:table-cell office:value-type="float" office:value="81.1425">
            <text:p>81.1425</text:p>
          </table:table-cell>
          <table:table-cell office:value-type="string">
            <text:p>324076153ns/233(0)</text:p>
          </table:table-cell>
          <table:table-cell office:value-type="string">
            <text:p>231115ns/2(0)</text:p>
          </table:table-cell>
          <table:table-cell office:value-type="string">
            <text:p>295758294ns/233(0)</text:p>
          </table:table-cell>
          <table:table-cell office:value-type="string">
            <text:p>290383614ns/233(0)</text:p>
          </table:table-cell>
          <table:table-cell office:value-type="string">
            <text:p>3121626982ns/233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LEXIC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0.626483">
            <text:p>0.626483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72398ns/2(1)</text:p>
          </table:table-cell>
          <table:table-cell office:value-type="string">
            <text:p>388638ns/2(0)</text:p>
          </table:table-cell>
          <table:table-cell office:value-type="string">
            <text:p>527375ns/2(1)</text:p>
          </table:table-cell>
          <table:table-cell office:value-type="string">
            <text:p>3743362ns/2(1)</text:p>
          </table:table-cell>
          <table:table-cell office:value-type="string">
            <text:p>621309470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16.954">
            <text:p>16.954</text:p>
          </table:table-cell>
          <table:table-cell office:value-type="float" office:value="1000">
            <text:p>1000</text:p>
          </table:table-cell>
          <table:table-cell office:value-type="string">
            <text:p>1049.29 MB</text:p>
          </table:table-cell>
          <table:table-cell office:value-type="string">
            <text:p>61.8905 MB/second</text:p>
          </table:table-cell>
          <table:table-cell office:value-type="float" office:value="58.9831">
            <text:p>58.9831</text:p>
          </table:table-cell>
          <table:table-cell office:value-type="string">
            <text:p>947548083ns/780(0)</text:p>
          </table:table-cell>
          <table:table-cell office:value-type="string">
            <text:p>186264ns/2(0)</text:p>
          </table:table-cell>
          <table:table-cell office:value-type="string">
            <text:p>949035387ns/780(0)</text:p>
          </table:table-cell>
          <table:table-cell office:value-type="string">
            <text:p>923937057ns/780(0)</text:p>
          </table:table-cell>
          <table:table-cell office:value-type="string">
            <text:p>11472847497ns/781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2.85464">
            <text:p>2.85464</text:p>
          </table:table-cell>
          <table:table-cell office:value-type="float" office:value="1000">
            <text:p>1000</text:p>
          </table:table-cell>
          <table:table-cell office:value-type="string">
            <text:p>1049.3 MB</text:p>
          </table:table-cell>
          <table:table-cell office:value-type="string">
            <text:p>0.367578 MB/millisecond</text:p>
          </table:table-cell>
          <table:table-cell office:value-type="float" office:value="350.307">
            <text:p>350.307</text:p>
          </table:table-cell>
          <table:table-cell office:value-type="string">
            <text:p>254776ns/2(1)</text:p>
          </table:table-cell>
          <table:table-cell office:value-type="string">
            <text:p>220603ns/2(0)</text:p>
          </table:table-cell>
          <table:table-cell office:value-type="string">
            <text:p>296015ns/2(1)</text:p>
          </table:table-cell>
          <table:table-cell office:value-type="string">
            <text:p>2823555ns/2(1)</text:p>
          </table:table-cell>
          <table:table-cell office:value-type="string">
            <text:p>2470140303ns/143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12.39">
            <text:p>12.39</text:p>
          </table:table-cell>
          <table:table-cell office:value-type="float" office:value="1000">
            <text:p>1000</text:p>
          </table:table-cell>
          <table:table-cell office:value-type="string">
            <text:p>1049.05 MB</text:p>
          </table:table-cell>
          <table:table-cell office:value-type="string">
            <text:p>84.6688 MB/second</text:p>
          </table:table-cell>
          <table:table-cell office:value-type="float" office:value="80.7103">
            <text:p>80.7103</text:p>
          </table:table-cell>
          <table:table-cell office:value-type="string">
            <text:p>305080147ns/219(0)</text:p>
          </table:table-cell>
          <table:table-cell office:value-type="string">
            <text:p>187501ns/2(0)</text:p>
          </table:table-cell>
          <table:table-cell office:value-type="string">
            <text:p>284386827ns/219(0)</text:p>
          </table:table-cell>
          <table:table-cell office:value-type="string">
            <text:p>272913440ns/219(0)</text:p>
          </table:table-cell>
          <table:table-cell office:value-type="string">
            <text:p>3109160919ns/219(0)</text:p>
          </table:table-cell>
        </table:table-row>
        <table:table-row table:style-name="ro3">
          <table:table-cell office:value-type="string">
            <text:p>select-empty</text:p>
          </table:table-cell>
          <table:table-cell office:value-type="string">
            <text:p>PLAIN</text:p>
          </table:table-cell>
          <table:table-cell office:value-type="string">
            <text:p>FC_VOLUME</text:p>
          </table:table-cell>
          <table:table-cell office:value-type="string">
            <text:p>ZSTD</text:p>
          </table:table-cell>
          <table:table-cell office:value-type="string">
            <text:p>fals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0.625157">
            <text:p>0.625157</text:p>
          </table:table-cell>
          <table:table-cell office:value-type="float" office:value="0">
            <text:p>0</text:p>
          </table:table-cell>
          <table:table-cell office:value-type="string">
            <text:p>0 B</text:p>
          </table:table-cell>
          <table:table-cell office:value-type="string">
            <text:p>0 B/millisecond</text:p>
          </table:table-cell>
          <table:table-cell office:value-type="float" office:value="0">
            <text:p>0</text:p>
          </table:table-cell>
          <table:table-cell office:value-type="string">
            <text:p>354870ns/2(1)</text:p>
          </table:table-cell>
          <table:table-cell office:value-type="string">
            <text:p>208486ns/2(0)</text:p>
          </table:table-cell>
          <table:table-cell office:value-type="string">
            <text:p>342327ns/2(1)</text:p>
          </table:table-cell>
          <table:table-cell office:value-type="string">
            <text:p>2749827ns/2(1)</text:p>
          </table:table-cell>
          <table:table-cell office:value-type="string">
            <text:p>621369452ns/1(0)</text:p>
          </table:table-cell>
        </table:table-row>
        <table:table-row table:style-name="ro3">
          <table:table-cell office:value-type="string">
            <text:p>inser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31.925">
            <text:p>31.925</text:p>
          </table:table-cell>
          <table:table-cell office:value-type="float" office:value="1000">
            <text:p>1000</text:p>
          </table:table-cell>
          <table:table-cell office:value-type="string">
            <text:p>1049.29 MB</text:p>
          </table:table-cell>
          <table:table-cell office:value-type="string">
            <text:p>32.8674 MB/second</text:p>
          </table:table-cell>
          <table:table-cell office:value-type="float" office:value="31.3234">
            <text:p>31.3234</text:p>
          </table:table-cell>
          <table:table-cell office:value-type="string">
            <text:p>1349714545ns/1000(0)</text:p>
          </table:table-cell>
          <table:table-cell office:value-type="string">
            <text:p>183666ns/2(0)</text:p>
          </table:table-cell>
          <table:table-cell office:value-type="string">
            <text:p>1244937433ns/1000(0)</text:p>
          </table:table-cell>
          <table:table-cell office:value-type="string">
            <text:p>1170091102ns/1000(0)</text:p>
          </table:table-cell>
          <table:table-cell office:value-type="string">
            <text:p>12107397451ns/1000(0)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16779.72">
            <text:p>16779.72</text:p>
          </table:table-cell>
          <table:table-cell office:value-type="float" office:value="1000">
            <text:p>1000</text:p>
          </table:table-cell>
          <table:table-cell office:value-type="string">
            <text:p>1049.3 MB</text:p>
          </table:table-cell>
          <table:table-cell office:value-type="string">
            <text:p>3.75203 MB/minute</text:p>
          </table:table-cell>
          <table:table-cell office:value-type="float" office:value="0.059596">
            <text:p>0.059596</text:p>
          </table:table-cell>
          <table:table-cell office:value-type="string">
            <text:p>2399381183ns/1000(0)</text:p>
          </table:table-cell>
          <table:table-cell office:value-type="string">
            <text:p>2805247ns/20(0)</text:p>
          </table:table-cell>
          <table:table-cell office:value-type="string">
            <text:p>2518383285ns/1000(0)</text:p>
          </table:table-cell>
          <table:table-cell office:value-type="string">
            <text:p>6342590219ns/1000(0)</text:p>
          </table:table-cell>
          <table:table-cell office:value-type="string">
            <text:p>2410384613992ns/1000(0)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PLAIN</text:p>
          </table:table-cell>
          <table:table-cell office:value-type="string">
            <text:p>LEXIC</text:p>
          </table:table-cell>
          <table:table-cell office:value-type="string">
            <text:p>ZSTD</text:p>
          </table:table-cell>
          <table:table-cell office:value-type="string">
            <text:p>true</text:p>
          </table:table-cell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22.776">
            <text:p>22.776</text:p>
          </table:table-cell>
          <table:table-cell office:value-type="float" office:value="1000">
            <text:p>1000</text:p>
          </table:table-cell>
          <table:table-cell office:value-type="string">
            <text:p>1049.05 MB</text:p>
          </table:table-cell>
          <table:table-cell office:value-type="string">
            <text:p>46.0593 MB/second</text:p>
          </table:table-cell>
          <table:table-cell office:value-type="float" office:value="43.9059">
            <text:p>43.9059</text:p>
          </table:table-cell>
          <table:table-cell office:value-type="string">
            <text:p>1332784246ns/1000(0)</text:p>
          </table:table-cell>
          <table:table-cell office:value-type="string">
            <text:p>211666ns/2(0)</text:p>
          </table:table-cell>
          <table:table-cell office:value-type="string">
            <text:p>1267572958ns/1000(0)</text:p>
          </table:table-cell>
          <table:table-cell office:value-type="string">
            <text:p>1197413477ns/1000(0)</text:p>
          </table:table-cell>
          <table:table-cell office:value-type="string">
            <text:p>3896801530ns/1000(0)</text:p>
          </table:table-cell>
        </table:table-row>
      </table:table>
      <table:database-ranges>
        <table:database-range table:target-range-address="'Sheet-Data'.A1:'Sheet-Data'.Q210">
          <table:sort>
            <table:sort-by table:field-number="2" table:data-type="automatic"/>
            <table:sort-by table:field-number="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e" style:country-complex="IL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K</number:text>
    </number:number-style>
    <number:currency-style style:name="N118">
      <number:number number:decimal-places="0" number:min-integer-digits="1"/>
      <number:currency-symbol>-Fractions</number:currency-symbol>
    </number:currency-style>
    <number:currency-style style:name="N119">
      <number:number number:decimal-places="0" number:min-integer-digits="1">
        <number:embedded-text number:position="1"> </number:embedded-text>
      </number:number>
      <number:currency-symbol>Fractions</number:currency-symbol>
    </number:currency-style>
    <number:number-style style:name="N120">
      <number:number number:decimal-places="3" number:min-integer-digits="0" number:grouping="true"/>
    </number:number-style>
    <number:number-style style:name="N121">
      <number:text>(</number:text>
      <number:number number:decimal-places="0" number:min-integer-digits="1"/>
      <number:text>)</number:text>
    </number:number-style>
    <number:currency-style style:name="N122">
      <number:text>(</number:text>
      <number:number number:decimal-places="0" number:min-integer-digits="1"/>
      <number:currency-symbol> cell/sec</number:currency-symbol>
      <number:text>)</number:text>
    </number:currency-style>
    <number:currency-style style:name="N123">
      <number:number number:decimal-places="0" number:min-integer-digits="1"/>
      <number:currency-symbol>sec</number:currency-symbol>
    </number:currency-style>
    <number:currency-style style:name="N124">
      <number:number number:decimal-places="3" number:min-integer-digits="1"/>
      <number:currency-symbol>sec</number:currency-symbol>
    </number:currency-style>
    <number:currency-style style:name="N126P0" style:volatile="true">
      <number:number number:decimal-places="0" number:min-integer-digits="1" number:grouping="true"/>
      <number:text> </number:text>
      <number:currency-symbol> cell/sec</number:currency-symbol>
    </number:currency-style>
    <number:currency-style style:name="N126">
      <number:text>-</number:text>
      <number:number number:decimal-places="0" number:min-integer-digits="1" number:grouping="true"/>
      <number:text> </number:text>
      <number:currency-symbol> cell/sec</number:currency-symbol>
      <style:map style:condition="value()&gt;=0" style:apply-style-name="N126P0"/>
    </number:currency-style>
    <number:currency-style style:name="N128P0" style:volatile="true">
      <number:text>(</number:text>
      <number:number number:decimal-places="0" number:min-integer-digits="1" number:grouping="true"/>
      <number:text> </number:text>
      <number:currency-symbol> cell/sec)</number:currency-symbol>
    </number:currency-style>
    <number:currency-style style:name="N128">
      <number:text>-</number:text>
      <number:number number:decimal-places="0" number:min-integer-digits="1" number:grouping="true"/>
      <number:text> </number:text>
      <number:currency-symbol> cell/sec)</number:currency-symbol>
      <style:map style:condition="value()&gt;=0" style:apply-style-name="N128P0"/>
    </number:currency-style>
    <number:currency-style style:name="N129">
      <number:text>(</number:text>
      <number:number number:decimal-places="0" number:min-integer-digits="1" number:grouping="true"/>
      <number:text> </number:text>
      <number:currency-symbol> cell/sec</number:currency-symbol>
      <number:text>)</number:text>
    </number:currency-style>
    <number:number-style style:name="N130">
      <number:number number:decimal-places="3" number:min-integer-digits="1"/>
      <number:text>K</number:text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4">06/24/2020</text:date>, <text:time>23:0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editing-duration>P0D</meta:editing-duration>
    <meta:editing-cycles>1</meta:editing-cycles>
    <meta:creation-date>2020-06-24T23:05:18.52</meta:creation-date>
    <dc:title>Benchmarks</dc:title>
    <meta:document-statistic meta:table-count="2" meta:cell-count="146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24">
      <number:number number:decimal-places="3" number:min-integer-digits="1"/>
      <number:currency-symbol>sec</number:currency-symbol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Calibri" style:font-style-name="Bold Italic" fo:font-size="11pt" fo:font-style="italic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false" chart:logarithmic="false" chart:reverse-direction="false" text:line-break="false" chart:axis-position="0" chart:axis-label-position="near-axis-other-side" style:rotation-angle="90"/>
      <style:graphic-properties svg:stroke-color="#b3b3b3"/>
      <style:paragraph-properties style:writing-mode="lr-tb"/>
      <style:text-properties fo:font-family="Calibri" style:font-style-name="Regular" fo:font-size="9pt" style:font-size-asian="10pt" style:font-family-complex="Calibri" style:font-style-name-complex="Regular" style:font-family-generic-complex="swiss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true" chart:origin="0" chart:gap-width="13" chart:text-overlap="true" chart:reverse-direction="false" text:line-break="false" chart:label-arrangement="side-by-side" chart:link-data-style-to-source="false" chart:axis-position="1" style:rotation-angle="90"/>
      <style:graphic-properties svg:stroke-color="#cccccc"/>
      <style:text-properties fo:font-size="9pt" fo:font-style="italic" fo:font-weight="bold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e6e6e6"/>
    </style:style>
    <style:style style:name="ch9" style:family="chart" style:data-style-name="N124">
      <style:chart-properties chart:display-label="true" chart:logarithmic="true" chart:text-overlap="true" chart:reverse-direction="false" text:line-break="true" chart:label-arrangement="side-by-side" chart:axis-position="end" chart:axis-label-position="outside-end" style:rotation-angle="90"/>
      <style:graphic-properties svg:stroke-color="#b3b3b3"/>
      <style:text-properties fo:font-family="Calibri" style:font-style-name="Bold Italic" fo:font-size="9pt" fo:font-style="italic" fo:font-weight="bold" style:font-size-asian="10pt" style:font-size-complex="10pt"/>
    </style:style>
    <style:style style:name="ch10" style:family="chart" style:data-style-name="N3">
      <style:chart-properties chart:symbol-type="automatic" chart:symbol-width="0.423cm" chart:symbol-height="0.423cm" chart:link-data-style-to-source="false" chart:data-label-number="value" chart:data-label-text="false" chart:data-label-symbol="false" chart:label-position="outside" style:rotation-angle="90"/>
      <style:graphic-properties svg:stroke-color="#999999" draw:fill-color="#ffd320" draw:opacity="65%" draw:opacity-name=""/>
      <style:text-properties fo:font-family="Calibri" style:font-style-name="Regular" fo:font-size="8pt" fo:font-style="italic" fo:font-weight="bold" style:font-size-asian="10pt" style:font-family-complex="Calibri" style:font-style-name-complex="Regular" style:font-family-generic-complex="swiss" style:font-size-complex="9pt"/>
    </style:style>
    <style:style style:name="ch11" style:family="chart">
      <style:chart-properties chart:solid-type="cuboid" chart:symbol-type="automatic" chart:symbol-width="0.423cm" chart:symbol-height="0.423cm"/>
    </style:style>
    <style:style style:name="ch12" style:family="chart" style:data-style-name="N3">
      <style:chart-properties chart:symbol-type="named-symbol" chart:symbol-name="arrow-down" chart:symbol-width="0.2cm" chart:symbol-height="0.2cm" chart:data-label-number="value" chart:data-label-text="false" chart:data-label-symbol="false" chart:label-position="right" style:rotation-angle="90">
        <chart:symbol-image xlink:href="Pictures/2000000A000000DD000000DDBCBAE8EC.svm" xlink:type="simple" xlink:actuate="onLoad"/>
      </style:chart-properties>
      <style:graphic-properties svg:stroke-color="#0084d1" svg:stroke-opacity="70%" draw:fill-color="#0084d1" draw:opacity="70%"/>
      <style:text-properties fo:color="#0047ff" fo:font-family="Calibri" style:font-style-name="Regular" fo:font-size="8pt" fo:font-style="italic" fo:font-weight="bold" style:font-size-asian="10pt" style:font-size-complex="10pt"/>
    </style:style>
    <style:style style:name="ch13" style:family="chart" style:data-style-name="N124">
      <style:chart-properties chart:symbol-type="named-symbol" chart:symbol-name="arrow-up" chart:symbol-width="0.15cm" chart:symbol-height="0.15cm" chart:data-label-number="value" chart:data-label-text="false" chart:data-label-symbol="false" chart:label-position="left" style:rotation-angle="90"/>
      <style:graphic-properties svg:stroke-color="#ff420e" svg:stroke-opacity="40%" draw:fill-color="#ff420e" draw:opacity="40%"/>
      <style:text-properties fo:color="#b80047" fo:font-family="Calibri" style:font-style-name="Bold" fo:font-size="8pt" fo:font-style="italic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8.49cm" svg:height="26.798cm" xlink:href=".." xlink:type="simple" chart:class="chart:bar" chart:style-name="ch1">
        <chart:legend svg:x="0cm" svg:y="25.394cm" style:legend-expansion="custom" chartooo:width="26.93cm" chartooo:height="1.396cm" style:legend-expansion-aspect-ratio="19.2908309455587" chart:style-name="ch2"/>
        <chart:plot-area chart:style-name="ch3" table:cell-range-address="'Sheet-Graph'.A4:'Sheet-Graph'.B214 'Sheet-Graph'.C3:'Sheet-Graph'.D214 'Sheet-Graph'.B3:'Sheet-Graph'.B3" chart:data-source-has-labels="both" svg:x="0.521cm" svg:y="-0.27cm" svg:width="137.284cm" svg:height="25.752cm">
          <chartooo:coordinate-region svg:x="1.168cm" svg:y="1.664cm" svg:width="136.016cm" svg:height="23.633cm"/>
          <chart:axis chart:dimension="x" chart:name="primary-x" chart:style-name="ch4" chartooo:axis-type="auto">
            <chartooo:date-scale/>
            <chart:categories table:cell-range-address="'Sheet-Graph'.A4:'Sheet-Graph'.A214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axis chart:dimension="y" chart:name="secondary-y" chart:style-name="ch9"/>
          <chart:series chart:attached-axis="primary-y" chart:style-name="ch10" chart:values-cell-range-address="'Sheet-Graph'.C4:'Sheet-Graph'.C214" chart:label-cell-address="'Sheet-Graph'.C3:'Sheet-Graph'.C3" chart:class="chart:bar">
            <chart:data-point chart:repeated="8"/>
            <chart:data-point chart:style-name="ch11"/>
            <chart:data-point chart:repeated="202"/>
          </chart:series>
          <chart:series chart:attached-axis="primary-y" chart:style-name="ch12" chart:values-cell-range-address="'Sheet-Graph'.B4:'Sheet-Graph'.B214" chart:label-cell-address="'Sheet-Graph'.B3:'Sheet-Graph'.B3" chart:class="chart:line">
            <chart:data-point chart:repeated="211"/>
          </chart:series>
          <chart:series chart:attached-axis="secondary-y" chart:style-name="ch13" chart:values-cell-range-address="'Sheet-Graph'.D4:'Sheet-Graph'.D214" chart:label-cell-address="'Sheet-Graph'.D3:'Sheet-Graph'.D3" chart:class="chart:line">
            <chart:data-point chart:repeated="2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ls a Second</text:p>
                <draw:g>
                  <svg:desc>'Sheet-Graph'.C3:'Sheet-Graph'.C3</svg:desc>
                </draw:g>
              </table:table-cell>
              <table:table-cell office:value-type="string">
                <text:p>Fractions</text:p>
                <draw:g>
                  <svg:desc>'Sheet-Graph'.B3:'Sheet-Graph'.B3</svg:desc>
                </draw:g>
              </table:table-cell>
              <table:table-cell office:value-type="string">
                <text:p>Seconds</text:p>
                <draw:g>
                  <svg:desc>'Sheet-Graph'.D3:'Sheet-Graph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ert plain lexic zstd 1000</text:p>
                <draw:g>
                  <svg:desc>'Sheet-Graph'.A4:'Sheet-Graph'.A214</svg:desc>
                </draw:g>
              </table:table-cell>
              <table:table-cell office:value-type="float" office:value="139312">
                <text:p>139312</text:p>
                <draw:g>
                  <svg:desc>'Sheet-Graph'.C4:'Sheet-Graph'.C214</svg:desc>
                </draw:g>
              </table:table-cell>
              <table:table-cell office:value-type="float" office:value="1">
                <text:p>1</text:p>
                <draw:g>
                  <svg:desc>'Sheet-Graph'.B4:'Sheet-Graph'.B214</svg:desc>
                </draw:g>
              </table:table-cell>
              <table:table-cell office:value-type="float" office:value="0.007178">
                <text:p>0.007178</text:p>
                <draw:g>
                  <svg:desc>'Sheet-Graph'.D4:'Sheet-Graph'.D214</svg:desc>
                </draw:g>
              </table:table-cell>
            </table:table-row>
            <table:table-row>
              <table:table-cell office:value-type="string">
                <text:p>select plain lexic zstd 1000</text:p>
              </table:table-cell>
              <table:table-cell office:value-type="float" office:value="22891.7">
                <text:p>22891.7</text:p>
              </table:table-cell>
              <table:table-cell office:value-type="float" office:value="1">
                <text:p>1</text:p>
              </table:table-cell>
              <table:table-cell office:value-type="float" office:value="0.043684">
                <text:p>0.043684</text:p>
              </table:table-cell>
            </table:table-row>
            <table:table-row>
              <table:table-cell office:value-type="string">
                <text:p>delete plain lexic zstd 1000</text:p>
              </table:table-cell>
              <table:table-cell office:value-type="float" office:value="223035">
                <text:p>223035</text:p>
              </table:table-cell>
              <table:table-cell office:value-type="float" office:value="1">
                <text:p>1</text:p>
              </table:table-cell>
              <table:table-cell office:value-type="float" office:value="0.004484">
                <text:p>0.004484</text:p>
              </table:table-cell>
            </table:table-row>
            <table:table-row>
              <table:table-cell office:value-type="string">
                <text:p>select-empty plain lexic zstd 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insert plain volume zstd 1000</text:p>
              </table:table-cell>
              <table:table-cell office:value-type="float" office:value="105305">
                <text:p>105305</text:p>
              </table:table-cell>
              <table:table-cell office:value-type="float" office:value="1">
                <text:p>1</text:p>
              </table:table-cell>
              <table:table-cell office:value-type="float" office:value="0.009496">
                <text:p>0.009496</text:p>
              </table:table-cell>
            </table:table-row>
            <table:table-row>
              <table:table-cell office:value-type="string">
                <text:p>select plain volume zstd 1000</text:p>
              </table:table-cell>
              <table:table-cell office:value-type="float" office:value="21825">
                <text:p>21825</text:p>
              </table:table-cell>
              <table:table-cell office:value-type="float" office:value="1">
                <text:p>1</text:p>
              </table:table-cell>
              <table:table-cell office:value-type="float" office:value="0.045819">
                <text:p>0.045819</text:p>
              </table:table-cell>
            </table:table-row>
            <table:table-row>
              <table:table-cell office:value-type="string">
                <text:p>delete plain volume zstd 1000</text:p>
              </table:table-cell>
              <table:table-cell office:value-type="float" office:value="360972">
                <text:p>360972</text:p>
              </table:table-cell>
              <table:table-cell office:value-type="float" office:value="1">
                <text:p>1</text:p>
              </table:table-cell>
              <table:table-cell office:value-type="float" office:value="0.00277">
                <text:p>0.00277</text:p>
              </table:table-cell>
            </table:table-row>
            <table:table-row>
              <table:table-cell office:value-type="string">
                <text:p>select-empty plain volume zstd 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insert plain fc_lexic zstd 1000</text:p>
              </table:table-cell>
              <table:table-cell office:value-type="float" office:value="338621">
                <text:p>338621</text:p>
              </table:table-cell>
              <table:table-cell office:value-type="float" office:value="1">
                <text:p>1</text:p>
              </table:table-cell>
              <table:table-cell office:value-type="float" office:value="0.002953">
                <text:p>0.002953</text:p>
              </table:table-cell>
            </table:table-row>
            <table:table-row>
              <table:table-cell office:value-type="string">
                <text:p>select plain fc_lexic zstd 1000</text:p>
              </table:table-cell>
              <table:table-cell office:value-type="float" office:value="301308">
                <text:p>301308</text:p>
              </table:table-cell>
              <table:table-cell office:value-type="float" office:value="1">
                <text:p>1</text:p>
              </table:table-cell>
              <table:table-cell office:value-type="float" office:value="0.003319">
                <text:p>0.003319</text:p>
              </table:table-cell>
            </table:table-row>
            <table:table-row>
              <table:table-cell office:value-type="string">
                <text:p>delete plain fc_lexic zstd 1000</text:p>
              </table:table-cell>
              <table:table-cell office:value-type="float" office:value="268129">
                <text:p>268129</text:p>
              </table:table-cell>
              <table:table-cell office:value-type="float" office:value="1">
                <text:p>1</text:p>
              </table:table-cell>
              <table:table-cell office:value-type="float" office:value="0.00373">
                <text:p>0.00373</text:p>
              </table:table-cell>
            </table:table-row>
            <table:table-row>
              <table:table-cell office:value-type="string">
                <text:p>select-empty plain fc_lexic zstd 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1064">
                <text:p>0.001064</text:p>
              </table:table-cell>
            </table:table-row>
            <table:table-row>
              <table:table-cell office:value-type="string">
                <text:p>insert plain fc_volume zstd 1000</text:p>
              </table:table-cell>
              <table:table-cell office:value-type="float" office:value="172113">
                <text:p>172113</text:p>
              </table:table-cell>
              <table:table-cell office:value-type="float" office:value="1">
                <text:p>1</text:p>
              </table:table-cell>
              <table:table-cell office:value-type="float" office:value="0.00581">
                <text:p>0.00581</text:p>
              </table:table-cell>
            </table:table-row>
            <table:table-row>
              <table:table-cell office:value-type="string">
                <text:p>select plain fc_volume zstd 1000</text:p>
              </table:table-cell>
              <table:table-cell office:value-type="float" office:value="234205">
                <text:p>234205</text:p>
              </table:table-cell>
              <table:table-cell office:value-type="float" office:value="1">
                <text:p>1</text:p>
              </table:table-cell>
              <table:table-cell office:value-type="float" office:value="0.00427">
                <text:p>0.00427</text:p>
              </table:table-cell>
            </table:table-row>
            <table:table-row>
              <table:table-cell office:value-type="string">
                <text:p>delete plain fc_volume zstd 1000</text:p>
              </table:table-cell>
              <table:table-cell office:value-type="float" office:value="249929">
                <text:p>249929</text:p>
              </table:table-cell>
              <table:table-cell office:value-type="float" office:value="1">
                <text:p>1</text:p>
              </table:table-cell>
              <table:table-cell office:value-type="float" office:value="0.004001">
                <text:p>0.004001</text:p>
              </table:table-cell>
            </table:table-row>
            <table:table-row>
              <table:table-cell office:value-type="string">
                <text:p>select-empty plain fc_volume zstd 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1334">
                <text:p>0.001334</text:p>
              </table:table-cell>
            </table:table-row>
            <table:table-row>
              <table:table-cell office:value-type="string">
                <text:p>insert plain lexic zstd cell-a-time 1000</text:p>
              </table:table-cell>
              <table:table-cell office:value-type="float" office:value="874.471">
                <text:p>874.471</text:p>
              </table:table-cell>
              <table:table-cell office:value-type="float" office:value="1">
                <text:p>1</text:p>
              </table:table-cell>
              <table:table-cell office:value-type="float" office:value="1.14355">
                <text:p>1.14355</text:p>
              </table:table-cell>
            </table:table-row>
            <table:table-row>
              <table:table-cell office:value-type="string">
                <text:p>select plain lexic zstd cell-a-time 1000</text:p>
              </table:table-cell>
              <table:table-cell office:value-type="float" office:value="1993.1">
                <text:p>1993.1</text:p>
              </table:table-cell>
              <table:table-cell office:value-type="float" office:value="1">
                <text:p>1</text:p>
              </table:table-cell>
              <table:table-cell office:value-type="float" office:value="0.501732">
                <text:p>0.501732</text:p>
              </table:table-cell>
            </table:table-row>
            <table:table-row>
              <table:table-cell office:value-type="string">
                <text:p>delete plain lexic zstd cell-a-time 1000</text:p>
              </table:table-cell>
              <table:table-cell office:value-type="float" office:value="1441.72">
                <text:p>1441.72</text:p>
              </table:table-cell>
              <table:table-cell office:value-type="float" office:value="1">
                <text:p>1</text:p>
              </table:table-cell>
              <table:table-cell office:value-type="float" office:value="0.693617">
                <text:p>0.693617</text:p>
              </table:table-cell>
            </table:table-row>
            <table:table-row>
              <table:table-cell office:value-type="string">
                <text:p>select-empty plain lexic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39238">
                <text:p>1.39238</text:p>
              </table:table-cell>
            </table:table-row>
            <table:table-row>
              <table:table-cell office:value-type="string">
                <text:p>insert plain volume zstd cell-a-time 1000</text:p>
              </table:table-cell>
              <table:table-cell office:value-type="float" office:value="717.121">
                <text:p>717.121</text:p>
              </table:table-cell>
              <table:table-cell office:value-type="float" office:value="1">
                <text:p>1</text:p>
              </table:table-cell>
              <table:table-cell office:value-type="float" office:value="1.39446">
                <text:p>1.39446</text:p>
              </table:table-cell>
            </table:table-row>
            <table:table-row>
              <table:table-cell office:value-type="string">
                <text:p>select plain volume zstd cell-a-time 1000</text:p>
              </table:table-cell>
              <table:table-cell office:value-type="float" office:value="1201.95">
                <text:p>1201.95</text:p>
              </table:table-cell>
              <table:table-cell office:value-type="float" office:value="1">
                <text:p>1</text:p>
              </table:table-cell>
              <table:table-cell office:value-type="float" office:value="0.831981">
                <text:p>0.831981</text:p>
              </table:table-cell>
            </table:table-row>
            <table:table-row>
              <table:table-cell office:value-type="string">
                <text:p>delete plain volume zstd cell-a-time 1000</text:p>
              </table:table-cell>
              <table:table-cell office:value-type="float" office:value="1373.87">
                <text:p>1373.87</text:p>
              </table:table-cell>
              <table:table-cell office:value-type="float" office:value="1">
                <text:p>1</text:p>
              </table:table-cell>
              <table:table-cell office:value-type="float" office:value="0.727871">
                <text:p>0.727871</text:p>
              </table:table-cell>
            </table:table-row>
            <table:table-row>
              <table:table-cell office:value-type="string">
                <text:p>select-empty plain volume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2622">
                <text:p>1.2622</text:p>
              </table:table-cell>
            </table:table-row>
            <table:table-row>
              <table:table-cell office:value-type="string">
                <text:p>insert plain fc_lexic zstd cell-a-time 1000</text:p>
              </table:table-cell>
              <table:table-cell office:value-type="float" office:value="709.849">
                <text:p>709.849</text:p>
              </table:table-cell>
              <table:table-cell office:value-type="float" office:value="1">
                <text:p>1</text:p>
              </table:table-cell>
              <table:table-cell office:value-type="float" office:value="1.40875">
                <text:p>1.40875</text:p>
              </table:table-cell>
            </table:table-row>
            <table:table-row>
              <table:table-cell office:value-type="string">
                <text:p>select plain fc_lexic zstd cell-a-time 1000</text:p>
              </table:table-cell>
              <table:table-cell office:value-type="float" office:value="1180.51">
                <text:p>1180.51</text:p>
              </table:table-cell>
              <table:table-cell office:value-type="float" office:value="1">
                <text:p>1</text:p>
              </table:table-cell>
              <table:table-cell office:value-type="float" office:value="0.847089">
                <text:p>0.847089</text:p>
              </table:table-cell>
            </table:table-row>
            <table:table-row>
              <table:table-cell office:value-type="string">
                <text:p>delete plain fc_lexic zstd cell-a-time 1000</text:p>
              </table:table-cell>
              <table:table-cell office:value-type="float" office:value="1318.47">
                <text:p>1318.47</text:p>
              </table:table-cell>
              <table:table-cell office:value-type="float" office:value="1">
                <text:p>1</text:p>
              </table:table-cell>
              <table:table-cell office:value-type="float" office:value="0.758456">
                <text:p>0.758456</text:p>
              </table:table-cell>
            </table:table-row>
            <table:table-row>
              <table:table-cell office:value-type="string">
                <text:p>select-empty plain fc_lexic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09218">
                <text:p>1.09218</text:p>
              </table:table-cell>
            </table:table-row>
            <table:table-row>
              <table:table-cell office:value-type="string">
                <text:p>insert plain fc_volume zstd cell-a-time 1000</text:p>
              </table:table-cell>
              <table:table-cell office:value-type="float" office:value="741.613">
                <text:p>741.613</text:p>
              </table:table-cell>
              <table:table-cell office:value-type="float" office:value="1">
                <text:p>1</text:p>
              </table:table-cell>
              <table:table-cell office:value-type="float" office:value="1.34841">
                <text:p>1.34841</text:p>
              </table:table-cell>
            </table:table-row>
            <table:table-row>
              <table:table-cell office:value-type="string">
                <text:p>select plain fc_volume zstd cell-a-time 1000</text:p>
              </table:table-cell>
              <table:table-cell office:value-type="float" office:value="1202.42">
                <text:p>1202.42</text:p>
              </table:table-cell>
              <table:table-cell office:value-type="float" office:value="1">
                <text:p>1</text:p>
              </table:table-cell>
              <table:table-cell office:value-type="float" office:value="0.831655">
                <text:p>0.831655</text:p>
              </table:table-cell>
            </table:table-row>
            <table:table-row>
              <table:table-cell office:value-type="string">
                <text:p>delete plain fc_volume zstd cell-a-time 1000</text:p>
              </table:table-cell>
              <table:table-cell office:value-type="float" office:value="1288.96">
                <text:p>1288.96</text:p>
              </table:table-cell>
              <table:table-cell office:value-type="float" office:value="1">
                <text:p>1</text:p>
              </table:table-cell>
              <table:table-cell office:value-type="float" office:value="0.77582">
                <text:p>0.77582</text:p>
              </table:table-cell>
            </table:table-row>
            <table:table-row>
              <table:table-cell office:value-type="string">
                <text:p>select-empty plain fc_volume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35295">
                <text:p>1.35295</text:p>
              </table:table-cell>
            </table:table-row>
            <table:table-row>
              <table:table-cell office:value-type="string">
                <text:p>insert plain lexic zstd 1000</text:p>
              </table:table-cell>
              <table:table-cell office:value-type="float" office:value="60805.1">
                <text:p>60805.1</text:p>
              </table:table-cell>
              <table:table-cell office:value-type="float" office:value="5">
                <text:p>5</text:p>
              </table:table-cell>
              <table:table-cell office:value-type="float" office:value="0.016446">
                <text:p>0.016446</text:p>
              </table:table-cell>
            </table:table-row>
            <table:table-row>
              <table:table-cell office:value-type="string">
                <text:p>select plain lexic zstd 1000</text:p>
              </table:table-cell>
              <table:table-cell office:value-type="float" office:value="327559">
                <text:p>327559</text:p>
              </table:table-cell>
              <table:table-cell office:value-type="float" office:value="5">
                <text:p>5</text:p>
              </table:table-cell>
              <table:table-cell office:value-type="float" office:value="0.003053">
                <text:p>0.003053</text:p>
              </table:table-cell>
            </table:table-row>
            <table:table-row>
              <table:table-cell office:value-type="string">
                <text:p>delete plain lexic zstd 1000</text:p>
              </table:table-cell>
              <table:table-cell office:value-type="float" office:value="215206">
                <text:p>215206</text:p>
              </table:table-cell>
              <table:table-cell office:value-type="float" office:value="5">
                <text:p>5</text:p>
              </table:table-cell>
              <table:table-cell office:value-type="float" office:value="0.004647">
                <text:p>0.004647</text:p>
              </table:table-cell>
            </table:table-row>
            <table:table-row>
              <table:table-cell office:value-type="string">
                <text:p>select-empty plain lexic zstd 1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01821">
                <text:p>0.001821</text:p>
              </table:table-cell>
            </table:table-row>
            <table:table-row>
              <table:table-cell office:value-type="string">
                <text:p>insert plain volume zstd 1000</text:p>
              </table:table-cell>
              <table:table-cell office:value-type="float" office:value="166440">
                <text:p>166440</text:p>
              </table:table-cell>
              <table:table-cell office:value-type="float" office:value="5">
                <text:p>5</text:p>
              </table:table-cell>
              <table:table-cell office:value-type="float" office:value="0.006008">
                <text:p>0.006008</text:p>
              </table:table-cell>
            </table:table-row>
            <table:table-row>
              <table:table-cell office:value-type="string">
                <text:p>select plain volume zstd 1000</text:p>
              </table:table-cell>
              <table:table-cell office:value-type="float" office:value="21430.3">
                <text:p>21430.3</text:p>
              </table:table-cell>
              <table:table-cell office:value-type="float" office:value="5">
                <text:p>5</text:p>
              </table:table-cell>
              <table:table-cell office:value-type="float" office:value="0.046663">
                <text:p>0.046663</text:p>
              </table:table-cell>
            </table:table-row>
            <table:table-row>
              <table:table-cell office:value-type="string">
                <text:p>delete plain volume zstd 1000</text:p>
              </table:table-cell>
              <table:table-cell office:value-type="float" office:value="252796">
                <text:p>252796</text:p>
              </table:table-cell>
              <table:table-cell office:value-type="float" office:value="5">
                <text:p>5</text:p>
              </table:table-cell>
              <table:table-cell office:value-type="float" office:value="0.003956">
                <text:p>0.003956</text:p>
              </table:table-cell>
            </table:table-row>
            <table:table-row>
              <table:table-cell office:value-type="string">
                <text:p>select-empty plain volume zstd 1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insert plain fc_lexic zstd 1000</text:p>
              </table:table-cell>
              <table:table-cell office:value-type="float" office:value="122069">
                <text:p>122069</text:p>
              </table:table-cell>
              <table:table-cell office:value-type="float" office:value="5">
                <text:p>5</text:p>
              </table:table-cell>
              <table:table-cell office:value-type="float" office:value="0.008192">
                <text:p>0.008192</text:p>
              </table:table-cell>
            </table:table-row>
            <table:table-row>
              <table:table-cell office:value-type="string">
                <text:p>select plain fc_lexic zstd 1000</text:p>
              </table:table-cell>
              <table:table-cell office:value-type="float" office:value="394313">
                <text:p>394313</text:p>
              </table:table-cell>
              <table:table-cell office:value-type="float" office:value="5">
                <text:p>5</text:p>
              </table:table-cell>
              <table:table-cell office:value-type="float" office:value="0.002536">
                <text:p>0.002536</text:p>
              </table:table-cell>
            </table:table-row>
            <table:table-row>
              <table:table-cell office:value-type="string">
                <text:p>delete plain fc_lexic zstd 1000</text:p>
              </table:table-cell>
              <table:table-cell office:value-type="float" office:value="197239">
                <text:p>197239</text:p>
              </table:table-cell>
              <table:table-cell office:value-type="float" office:value="5">
                <text:p>5</text:p>
              </table:table-cell>
              <table:table-cell office:value-type="float" office:value="0.00507">
                <text:p>0.00507</text:p>
              </table:table-cell>
            </table:table-row>
            <table:table-row>
              <table:table-cell office:value-type="string">
                <text:p>select-empty plain fc_lexic zstd 1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01096">
                <text:p>0.001096</text:p>
              </table:table-cell>
            </table:table-row>
            <table:table-row>
              <table:table-cell office:value-type="string">
                <text:p>insert plain fc_volume zstd 1000</text:p>
              </table:table-cell>
              <table:table-cell office:value-type="float" office:value="134768">
                <text:p>134768</text:p>
              </table:table-cell>
              <table:table-cell office:value-type="float" office:value="5">
                <text:p>5</text:p>
              </table:table-cell>
              <table:table-cell office:value-type="float" office:value="0.00742">
                <text:p>0.00742</text:p>
              </table:table-cell>
            </table:table-row>
            <table:table-row>
              <table:table-cell office:value-type="string">
                <text:p>select plain fc_volume zstd 1000</text:p>
              </table:table-cell>
              <table:table-cell office:value-type="float" office:value="331055">
                <text:p>331055</text:p>
              </table:table-cell>
              <table:table-cell office:value-type="float" office:value="5">
                <text:p>5</text:p>
              </table:table-cell>
              <table:table-cell office:value-type="float" office:value="0.003021">
                <text:p>0.003021</text:p>
              </table:table-cell>
            </table:table-row>
            <table:table-row>
              <table:table-cell office:value-type="string">
                <text:p>delete plain fc_volume zstd 1000</text:p>
              </table:table-cell>
              <table:table-cell office:value-type="float" office:value="224826">
                <text:p>224826</text:p>
              </table:table-cell>
              <table:table-cell office:value-type="float" office:value="5">
                <text:p>5</text:p>
              </table:table-cell>
              <table:table-cell office:value-type="float" office:value="0.004448">
                <text:p>0.004448</text:p>
              </table:table-cell>
            </table:table-row>
            <table:table-row>
              <table:table-cell office:value-type="string">
                <text:p>select-empty plain fc_volume zstd 1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01087">
                <text:p>0.001087</text:p>
              </table:table-cell>
            </table:table-row>
            <table:table-row>
              <table:table-cell office:value-type="string">
                <text:p>insert plain lexic zstd cell-a-time 1000</text:p>
              </table:table-cell>
              <table:table-cell office:value-type="float" office:value="962.942">
                <text:p>962.942</text:p>
              </table:table-cell>
              <table:table-cell office:value-type="float" office:value="5">
                <text:p>5</text:p>
              </table:table-cell>
              <table:table-cell office:value-type="float" office:value="1.03848">
                <text:p>1.03848</text:p>
              </table:table-cell>
            </table:table-row>
            <table:table-row>
              <table:table-cell office:value-type="string">
                <text:p>select plain lexic zstd cell-a-time 1000</text:p>
              </table:table-cell>
              <table:table-cell office:value-type="float" office:value="1219.18">
                <text:p>1219.18</text:p>
              </table:table-cell>
              <table:table-cell office:value-type="float" office:value="5">
                <text:p>5</text:p>
              </table:table-cell>
              <table:table-cell office:value-type="float" office:value="0.820226">
                <text:p>0.820226</text:p>
              </table:table-cell>
            </table:table-row>
            <table:table-row>
              <table:table-cell office:value-type="string">
                <text:p>delete plain lexic zstd cell-a-time 1000</text:p>
              </table:table-cell>
              <table:table-cell office:value-type="float" office:value="1288.95">
                <text:p>1288.95</text:p>
              </table:table-cell>
              <table:table-cell office:value-type="float" office:value="5">
                <text:p>5</text:p>
              </table:table-cell>
              <table:table-cell office:value-type="float" office:value="0.775828">
                <text:p>0.775828</text:p>
              </table:table-cell>
            </table:table-row>
            <table:table-row>
              <table:table-cell office:value-type="string">
                <text:p>select-empty plain lexic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.37049">
                <text:p>1.37049</text:p>
              </table:table-cell>
            </table:table-row>
            <table:table-row>
              <table:table-cell office:value-type="string">
                <text:p>insert plain volume zstd cell-a-time 1000</text:p>
              </table:table-cell>
              <table:table-cell office:value-type="float" office:value="747.147">
                <text:p>747.147</text:p>
              </table:table-cell>
              <table:table-cell office:value-type="float" office:value="5">
                <text:p>5</text:p>
              </table:table-cell>
              <table:table-cell office:value-type="float" office:value="1.33842">
                <text:p>1.33842</text:p>
              </table:table-cell>
            </table:table-row>
            <table:table-row>
              <table:table-cell office:value-type="string">
                <text:p>select plain volume zstd cell-a-time 1000</text:p>
              </table:table-cell>
              <table:table-cell office:value-type="float" office:value="1398.84">
                <text:p>1398.84</text:p>
              </table:table-cell>
              <table:table-cell office:value-type="float" office:value="5">
                <text:p>5</text:p>
              </table:table-cell>
              <table:table-cell office:value-type="float" office:value="0.714878">
                <text:p>0.714878</text:p>
              </table:table-cell>
            </table:table-row>
            <table:table-row>
              <table:table-cell office:value-type="string">
                <text:p>delete plain volume zstd cell-a-time 1000</text:p>
              </table:table-cell>
              <table:table-cell office:value-type="float" office:value="1351.01">
                <text:p>1351.01</text:p>
              </table:table-cell>
              <table:table-cell office:value-type="float" office:value="5">
                <text:p>5</text:p>
              </table:table-cell>
              <table:table-cell office:value-type="float" office:value="0.740185">
                <text:p>0.740185</text:p>
              </table:table-cell>
            </table:table-row>
            <table:table-row>
              <table:table-cell office:value-type="string">
                <text:p>select-empty plain volume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.30222">
                <text:p>1.30222</text:p>
              </table:table-cell>
            </table:table-row>
            <table:table-row>
              <table:table-cell office:value-type="string">
                <text:p>insert plain fc_lexic zstd cell-a-time 1000</text:p>
              </table:table-cell>
              <table:table-cell office:value-type="float" office:value="781.854">
                <text:p>781.854</text:p>
              </table:table-cell>
              <table:table-cell office:value-type="float" office:value="5">
                <text:p>5</text:p>
              </table:table-cell>
              <table:table-cell office:value-type="float" office:value="1.27901">
                <text:p>1.27901</text:p>
              </table:table-cell>
            </table:table-row>
            <table:table-row>
              <table:table-cell office:value-type="string">
                <text:p>select plain fc_lexic zstd cell-a-time 1000</text:p>
              </table:table-cell>
              <table:table-cell office:value-type="float" office:value="1124.33">
                <text:p>1124.33</text:p>
              </table:table-cell>
              <table:table-cell office:value-type="float" office:value="5">
                <text:p>5</text:p>
              </table:table-cell>
              <table:table-cell office:value-type="float" office:value="0.889418">
                <text:p>0.889418</text:p>
              </table:table-cell>
            </table:table-row>
            <table:table-row>
              <table:table-cell office:value-type="string">
                <text:p>delete plain fc_lexic zstd cell-a-time 1000</text:p>
              </table:table-cell>
              <table:table-cell office:value-type="float" office:value="1383.29">
                <text:p>1383.29</text:p>
              </table:table-cell>
              <table:table-cell office:value-type="float" office:value="5">
                <text:p>5</text:p>
              </table:table-cell>
              <table:table-cell office:value-type="float" office:value="0.722916">
                <text:p>0.722916</text:p>
              </table:table-cell>
            </table:table-row>
            <table:table-row>
              <table:table-cell office:value-type="string">
                <text:p>select-empty plain fc_lexic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.29418">
                <text:p>1.29418</text:p>
              </table:table-cell>
            </table:table-row>
            <table:table-row>
              <table:table-cell office:value-type="string">
                <text:p>insert plain fc_volume zstd cell-a-time 1000</text:p>
              </table:table-cell>
              <table:table-cell office:value-type="float" office:value="803.508">
                <text:p>803.508</text:p>
              </table:table-cell>
              <table:table-cell office:value-type="float" office:value="5">
                <text:p>5</text:p>
              </table:table-cell>
              <table:table-cell office:value-type="float" office:value="1.24454">
                <text:p>1.24454</text:p>
              </table:table-cell>
            </table:table-row>
            <table:table-row>
              <table:table-cell office:value-type="string">
                <text:p>select plain fc_volume zstd cell-a-time 1000</text:p>
              </table:table-cell>
              <table:table-cell office:value-type="float" office:value="1147.83">
                <text:p>1147.83</text:p>
              </table:table-cell>
              <table:table-cell office:value-type="float" office:value="5">
                <text:p>5</text:p>
              </table:table-cell>
              <table:table-cell office:value-type="float" office:value="0.871206">
                <text:p>0.871206</text:p>
              </table:table-cell>
            </table:table-row>
            <table:table-row>
              <table:table-cell office:value-type="string">
                <text:p>delete plain fc_volume zstd cell-a-time 1000</text:p>
              </table:table-cell>
              <table:table-cell office:value-type="float" office:value="1270.36">
                <text:p>1270.36</text:p>
              </table:table-cell>
              <table:table-cell office:value-type="float" office:value="5">
                <text:p>5</text:p>
              </table:table-cell>
              <table:table-cell office:value-type="float" office:value="0.787177">
                <text:p>0.787177</text:p>
              </table:table-cell>
            </table:table-row>
            <table:table-row>
              <table:table-cell office:value-type="string">
                <text:p>select-empty plain fc_volume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.30554">
                <text:p>1.30554</text:p>
              </table:table-cell>
            </table:table-row>
            <table:table-row>
              <table:table-cell office:value-type="string">
                <text:p>insert plain lexic zstd 1000</text:p>
              </table:table-cell>
              <table:table-cell office:value-type="float" office:value="74677">
                <text:p>74677</text:p>
              </table:table-cell>
              <table:table-cell office:value-type="float" office:value="10">
                <text:p>10</text:p>
              </table:table-cell>
              <table:table-cell office:value-type="float" office:value="0.013391">
                <text:p>0.013391</text:p>
              </table:table-cell>
            </table:table-row>
            <table:table-row>
              <table:table-cell office:value-type="string">
                <text:p>select plain lexic zstd 1000</text:p>
              </table:table-cell>
              <table:table-cell office:value-type="float" office:value="21664.7">
                <text:p>21664.7</text:p>
              </table:table-cell>
              <table:table-cell office:value-type="float" office:value="10">
                <text:p>10</text:p>
              </table:table-cell>
              <table:table-cell office:value-type="float" office:value="0.046158">
                <text:p>0.046158</text:p>
              </table:table-cell>
            </table:table-row>
            <table:table-row>
              <table:table-cell office:value-type="string">
                <text:p>delete plain lexic zstd 1000</text:p>
              </table:table-cell>
              <table:table-cell office:value-type="float" office:value="145274">
                <text:p>145274</text:p>
              </table:table-cell>
              <table:table-cell office:value-type="float" office:value="10">
                <text:p>10</text:p>
              </table:table-cell>
              <table:table-cell office:value-type="float" office:value="0.006884">
                <text:p>0.006884</text:p>
              </table:table-cell>
            </table:table-row>
            <table:table-row>
              <table:table-cell office:value-type="string">
                <text:p>select-empty plain lexic zstd 10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01337">
                <text:p>0.001337</text:p>
              </table:table-cell>
            </table:table-row>
            <table:table-row>
              <table:table-cell office:value-type="string">
                <text:p>insert plain volume zstd 1000</text:p>
              </table:table-cell>
              <table:table-cell office:value-type="float" office:value="124805">
                <text:p>124805</text:p>
              </table:table-cell>
              <table:table-cell office:value-type="float" office:value="10">
                <text:p>10</text:p>
              </table:table-cell>
              <table:table-cell office:value-type="float" office:value="0.008013">
                <text:p>0.008013</text:p>
              </table:table-cell>
            </table:table-row>
            <table:table-row>
              <table:table-cell office:value-type="string">
                <text:p>select plain volume zstd 1000</text:p>
              </table:table-cell>
              <table:table-cell office:value-type="float" office:value="19106.2">
                <text:p>19106.2</text:p>
              </table:table-cell>
              <table:table-cell office:value-type="float" office:value="10">
                <text:p>10</text:p>
              </table:table-cell>
              <table:table-cell office:value-type="float" office:value="0.052339">
                <text:p>0.052339</text:p>
              </table:table-cell>
            </table:table-row>
            <table:table-row>
              <table:table-cell office:value-type="string">
                <text:p>delete plain volume zstd 1000</text:p>
              </table:table-cell>
              <table:table-cell office:value-type="float" office:value="205782">
                <text:p>205782</text:p>
              </table:table-cell>
              <table:table-cell office:value-type="float" office:value="10">
                <text:p>10</text:p>
              </table:table-cell>
              <table:table-cell office:value-type="float" office:value="0.00486">
                <text:p>0.00486</text:p>
              </table:table-cell>
            </table:table-row>
            <table:table-row>
              <table:table-cell office:value-type="string">
                <text:p>select-empty plain volume zstd 10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01157">
                <text:p>0.001157</text:p>
              </table:table-cell>
            </table:table-row>
            <table:table-row>
              <table:table-cell office:value-type="string">
                <text:p>insert plain fc_lexic zstd 1000</text:p>
              </table:table-cell>
              <table:table-cell office:value-type="float" office:value="76335.9">
                <text:p>76335.9</text:p>
              </table:table-cell>
              <table:table-cell office:value-type="float" office:value="10">
                <text:p>10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select plain fc_lexic zstd 1000</text:p>
              </table:table-cell>
              <table:table-cell office:value-type="float" office:value="21965">
                <text:p>21965</text:p>
              </table:table-cell>
              <table:table-cell office:value-type="float" office:value="10">
                <text:p>10</text:p>
              </table:table-cell>
              <table:table-cell office:value-type="float" office:value="0.045527">
                <text:p>0.045527</text:p>
              </table:table-cell>
            </table:table-row>
            <table:table-row>
              <table:table-cell office:value-type="string">
                <text:p>delete plain fc_lexic zstd 1000</text:p>
              </table:table-cell>
              <table:table-cell office:value-type="float" office:value="223007">
                <text:p>223007</text:p>
              </table:table-cell>
              <table:table-cell office:value-type="float" office:value="10">
                <text:p>10</text:p>
              </table:table-cell>
              <table:table-cell office:value-type="float" office:value="0.004484">
                <text:p>0.004484</text:p>
              </table:table-cell>
            </table:table-row>
            <table:table-row>
              <table:table-cell office:value-type="string">
                <text:p>select-empty plain fc_lexic zstd 10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01012">
                <text:p>0.001012</text:p>
              </table:table-cell>
            </table:table-row>
            <table:table-row>
              <table:table-cell office:value-type="string">
                <text:p>insert plain fc_volume zstd 1000</text:p>
              </table:table-cell>
              <table:table-cell office:value-type="float" office:value="187209">
                <text:p>187209</text:p>
              </table:table-cell>
              <table:table-cell office:value-type="float" office:value="10">
                <text:p>10</text:p>
              </table:table-cell>
              <table:table-cell office:value-type="float" office:value="0.005342">
                <text:p>0.005342</text:p>
              </table:table-cell>
            </table:table-row>
            <table:table-row>
              <table:table-cell office:value-type="string">
                <text:p>select plain fc_volume zstd 1000</text:p>
              </table:table-cell>
              <table:table-cell office:value-type="float" office:value="363784">
                <text:p>363784</text:p>
              </table:table-cell>
              <table:table-cell office:value-type="float" office:value="10">
                <text:p>10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delete plain fc_volume zstd 1000</text:p>
              </table:table-cell>
              <table:table-cell office:value-type="float" office:value="169311">
                <text:p>169311</text:p>
              </table:table-cell>
              <table:table-cell office:value-type="float" office:value="10">
                <text:p>10</text:p>
              </table:table-cell>
              <table:table-cell office:value-type="float" office:value="0.005906">
                <text:p>0.005906</text:p>
              </table:table-cell>
            </table:table-row>
            <table:table-row>
              <table:table-cell office:value-type="string">
                <text:p>select-empty plain fc_volume zstd 10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00984">
                <text:p>0.000984</text:p>
              </table:table-cell>
            </table:table-row>
            <table:table-row>
              <table:table-cell office:value-type="string">
                <text:p>insert plain lexic zstd cell-a-time 1000</text:p>
              </table:table-cell>
              <table:table-cell office:value-type="float" office:value="1782.15">
                <text:p>1782.15</text:p>
              </table:table-cell>
              <table:table-cell office:value-type="float" office:value="10">
                <text:p>10</text:p>
              </table:table-cell>
              <table:table-cell office:value-type="float" office:value="0.56112">
                <text:p>0.56112</text:p>
              </table:table-cell>
            </table:table-row>
            <table:table-row>
              <table:table-cell office:value-type="string">
                <text:p>select plain lexic zstd cell-a-time 1000</text:p>
              </table:table-cell>
              <table:table-cell office:value-type="float" office:value="2746.57">
                <text:p>2746.57</text:p>
              </table:table-cell>
              <table:table-cell office:value-type="float" office:value="10">
                <text:p>10</text:p>
              </table:table-cell>
              <table:table-cell office:value-type="float" office:value="0.364091">
                <text:p>0.364091</text:p>
              </table:table-cell>
            </table:table-row>
            <table:table-row>
              <table:table-cell office:value-type="string">
                <text:p>delete plain lexic zstd cell-a-time 1000</text:p>
              </table:table-cell>
              <table:table-cell office:value-type="float" office:value="2726.58">
                <text:p>2726.58</text:p>
              </table:table-cell>
              <table:table-cell office:value-type="float" office:value="10">
                <text:p>10</text:p>
              </table:table-cell>
              <table:table-cell office:value-type="float" office:value="0.36676">
                <text:p>0.36676</text:p>
              </table:table-cell>
            </table:table-row>
            <table:table-row>
              <table:table-cell office:value-type="string">
                <text:p>select-empty plain lexic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.34628">
                <text:p>1.34628</text:p>
              </table:table-cell>
            </table:table-row>
            <table:table-row>
              <table:table-cell office:value-type="string">
                <text:p>insert plain volume zstd cell-a-time 1000</text:p>
              </table:table-cell>
              <table:table-cell office:value-type="float" office:value="787.116">
                <text:p>787.116</text:p>
              </table:table-cell>
              <table:table-cell office:value-type="float" office:value="10">
                <text:p>10</text:p>
              </table:table-cell>
              <table:table-cell office:value-type="float" office:value="1.27046">
                <text:p>1.27046</text:p>
              </table:table-cell>
            </table:table-row>
            <table:table-row>
              <table:table-cell office:value-type="string">
                <text:p>select plain volume zstd cell-a-time 1000</text:p>
              </table:table-cell>
              <table:table-cell office:value-type="float" office:value="1267.63">
                <text:p>1267.63</text:p>
              </table:table-cell>
              <table:table-cell office:value-type="float" office:value="10">
                <text:p>10</text:p>
              </table:table-cell>
              <table:table-cell office:value-type="float" office:value="0.788874">
                <text:p>0.788874</text:p>
              </table:table-cell>
            </table:table-row>
            <table:table-row>
              <table:table-cell office:value-type="string">
                <text:p>delete plain volume zstd cell-a-time 1000</text:p>
              </table:table-cell>
              <table:table-cell office:value-type="float" office:value="1491.75">
                <text:p>1491.75</text:p>
              </table:table-cell>
              <table:table-cell office:value-type="float" office:value="10">
                <text:p>10</text:p>
              </table:table-cell>
              <table:table-cell office:value-type="float" office:value="0.670354">
                <text:p>0.670354</text:p>
              </table:table-cell>
            </table:table-row>
            <table:table-row>
              <table:table-cell office:value-type="string">
                <text:p>select-empty plain volume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.34933">
                <text:p>1.34933</text:p>
              </table:table-cell>
            </table:table-row>
            <table:table-row>
              <table:table-cell office:value-type="string">
                <text:p>insert plain fc_lexic zstd cell-a-time 1000</text:p>
              </table:table-cell>
              <table:table-cell office:value-type="float" office:value="778.847">
                <text:p>778.847</text:p>
              </table:table-cell>
              <table:table-cell office:value-type="float" office:value="10">
                <text:p>10</text:p>
              </table:table-cell>
              <table:table-cell office:value-type="float" office:value="1.28395">
                <text:p>1.28395</text:p>
              </table:table-cell>
            </table:table-row>
            <table:table-row>
              <table:table-cell office:value-type="string">
                <text:p>select plain fc_lexic zstd cell-a-time 1000</text:p>
              </table:table-cell>
              <table:table-cell office:value-type="float" office:value="1148.06">
                <text:p>1148.06</text:p>
              </table:table-cell>
              <table:table-cell office:value-type="float" office:value="10">
                <text:p>10</text:p>
              </table:table-cell>
              <table:table-cell office:value-type="float" office:value="0.871032">
                <text:p>0.871032</text:p>
              </table:table-cell>
            </table:table-row>
            <table:table-row>
              <table:table-cell office:value-type="string">
                <text:p>delete plain fc_lexic zstd cell-a-time 1000</text:p>
              </table:table-cell>
              <table:table-cell office:value-type="float" office:value="1332.4">
                <text:p>1332.4</text:p>
              </table:table-cell>
              <table:table-cell office:value-type="float" office:value="10">
                <text:p>10</text:p>
              </table:table-cell>
              <table:table-cell office:value-type="float" office:value="0.750526">
                <text:p>0.750526</text:p>
              </table:table-cell>
            </table:table-row>
            <table:table-row>
              <table:table-cell office:value-type="string">
                <text:p>select-empty plain fc_lexic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.23741">
                <text:p>1.23741</text:p>
              </table:table-cell>
            </table:table-row>
            <table:table-row>
              <table:table-cell office:value-type="string">
                <text:p>insert plain fc_volume zstd cell-a-time 1000</text:p>
              </table:table-cell>
              <table:table-cell office:value-type="float" office:value="713.246">
                <text:p>713.246</text:p>
              </table:table-cell>
              <table:table-cell office:value-type="float" office:value="10">
                <text:p>10</text:p>
              </table:table-cell>
              <table:table-cell office:value-type="float" office:value="1.40204">
                <text:p>1.40204</text:p>
              </table:table-cell>
            </table:table-row>
            <table:table-row>
              <table:table-cell office:value-type="string">
                <text:p>select plain fc_volume zstd cell-a-time 1000</text:p>
              </table:table-cell>
              <table:table-cell office:value-type="float" office:value="1106.98">
                <text:p>1106.98</text:p>
              </table:table-cell>
              <table:table-cell office:value-type="float" office:value="10">
                <text:p>10</text:p>
              </table:table-cell>
              <table:table-cell office:value-type="float" office:value="0.903355">
                <text:p>0.903355</text:p>
              </table:table-cell>
            </table:table-row>
            <table:table-row>
              <table:table-cell office:value-type="string">
                <text:p>delete plain fc_volume zstd cell-a-time 1000</text:p>
              </table:table-cell>
              <table:table-cell office:value-type="float" office:value="1258.01">
                <text:p>1258.01</text:p>
              </table:table-cell>
              <table:table-cell office:value-type="float" office:value="10">
                <text:p>10</text:p>
              </table:table-cell>
              <table:table-cell office:value-type="float" office:value="0.794904">
                <text:p>0.794904</text:p>
              </table:table-cell>
            </table:table-row>
            <table:table-row>
              <table:table-cell office:value-type="string">
                <text:p>select-empty plain fc_volume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.40979">
                <text:p>1.40979</text:p>
              </table:table-cell>
            </table:table-row>
            <table:table-row>
              <table:table-cell office:value-type="string">
                <text:p>insert plain lexic zstd 1000</text:p>
              </table:table-cell>
              <table:table-cell office:value-type="float" office:value="35489.9">
                <text:p>35489.9</text:p>
              </table:table-cell>
              <table:table-cell office:value-type="float" office:value="100">
                <text:p>100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select plain lexic zstd 1000</text:p>
              </table:table-cell>
              <table:table-cell office:value-type="float" office:value="156238">
                <text:p>156238</text:p>
              </table:table-cell>
              <table:table-cell office:value-type="float" office:value="100">
                <text:p>100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delete plain lexic zstd 1000</text:p>
              </table:table-cell>
              <table:table-cell office:value-type="float" office:value="46362.8">
                <text:p>46362.8</text:p>
              </table:table-cell>
              <table:table-cell office:value-type="float" office:value="100">
                <text:p>100</text:p>
              </table:table-cell>
              <table:table-cell office:value-type="float" office:value="0.021569">
                <text:p>0.021569</text:p>
              </table:table-cell>
            </table:table-row>
            <table:table-row>
              <table:table-cell office:value-type="string">
                <text:p>select-empty plain lexic zstd 1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.001114">
                <text:p>0.001114</text:p>
              </table:table-cell>
            </table:table-row>
            <table:table-row>
              <table:table-cell office:value-type="string">
                <text:p>insert plain volume zstd 1000</text:p>
              </table:table-cell>
              <table:table-cell office:value-type="float" office:value="49341.3">
                <text:p>49341.3</text:p>
              </table:table-cell>
              <table:table-cell office:value-type="float" office:value="100">
                <text:p>100</text:p>
              </table:table-cell>
              <table:table-cell office:value-type="float" office:value="0.020267">
                <text:p>0.020267</text:p>
              </table:table-cell>
            </table:table-row>
            <table:table-row>
              <table:table-cell office:value-type="string">
                <text:p>select plain volume zstd 1000</text:p>
              </table:table-cell>
              <table:table-cell office:value-type="float" office:value="199706">
                <text:p>199706</text:p>
              </table:table-cell>
              <table:table-cell office:value-type="float" office:value="100">
                <text:p>100</text:p>
              </table:table-cell>
              <table:table-cell office:value-type="float" office:value="0.005007">
                <text:p>0.005007</text:p>
              </table:table-cell>
            </table:table-row>
            <table:table-row>
              <table:table-cell office:value-type="string">
                <text:p>delete plain volume zstd 1000</text:p>
              </table:table-cell>
              <table:table-cell office:value-type="float" office:value="49414.4">
                <text:p>49414.4</text:p>
              </table:table-cell>
              <table:table-cell office:value-type="float" office:value="100">
                <text:p>100</text:p>
              </table:table-cell>
              <table:table-cell office:value-type="float" office:value="0.020237">
                <text:p>0.020237</text:p>
              </table:table-cell>
            </table:table-row>
            <table:table-row>
              <table:table-cell office:value-type="string">
                <text:p>select-empty plain volume zstd 1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.000978">
                <text:p>0.000978</text:p>
              </table:table-cell>
            </table:table-row>
            <table:table-row>
              <table:table-cell office:value-type="string">
                <text:p>insert plain fc_lexic zstd 1000</text:p>
              </table:table-cell>
              <table:table-cell office:value-type="float" office:value="36105">
                <text:p>36105</text:p>
              </table:table-cell>
              <table:table-cell office:value-type="float" office:value="100">
                <text:p>100</text:p>
              </table:table-cell>
              <table:table-cell office:value-type="float" office:value="0.027697">
                <text:p>0.027697</text:p>
              </table:table-cell>
            </table:table-row>
            <table:table-row>
              <table:table-cell office:value-type="string">
                <text:p>select plain fc_lexic zstd 1000</text:p>
              </table:table-cell>
              <table:table-cell office:value-type="float" office:value="191836">
                <text:p>191836</text:p>
              </table:table-cell>
              <table:table-cell office:value-type="float" office:value="100">
                <text:p>100</text:p>
              </table:table-cell>
              <table:table-cell office:value-type="float" office:value="0.005213">
                <text:p>0.005213</text:p>
              </table:table-cell>
            </table:table-row>
            <table:table-row>
              <table:table-cell office:value-type="string">
                <text:p>delete plain fc_lexic zstd 1000</text:p>
              </table:table-cell>
              <table:table-cell office:value-type="float" office:value="42227.9">
                <text:p>42227.9</text:p>
              </table:table-cell>
              <table:table-cell office:value-type="float" office:value="100">
                <text:p>100</text:p>
              </table:table-cell>
              <table:table-cell office:value-type="float" office:value="0.023681">
                <text:p>0.023681</text:p>
              </table:table-cell>
            </table:table-row>
            <table:table-row>
              <table:table-cell office:value-type="string">
                <text:p>select-empty plain fc_lexic zstd 1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.001475">
                <text:p>0.001475</text:p>
              </table:table-cell>
            </table:table-row>
            <table:table-row>
              <table:table-cell office:value-type="string">
                <text:p>insert plain fc_volume zstd 1000</text:p>
              </table:table-cell>
              <table:table-cell office:value-type="float" office:value="34980.9">
                <text:p>34980.9</text:p>
              </table:table-cell>
              <table:table-cell office:value-type="float" office:value="100">
                <text:p>100</text:p>
              </table:table-cell>
              <table:table-cell office:value-type="float" office:value="0.028587">
                <text:p>0.028587</text:p>
              </table:table-cell>
            </table:table-row>
            <table:table-row>
              <table:table-cell office:value-type="string">
                <text:p>select plain fc_volume zstd 1000</text:p>
              </table:table-cell>
              <table:table-cell office:value-type="float" office:value="182116">
                <text:p>182116</text:p>
              </table:table-cell>
              <table:table-cell office:value-type="float" office:value="100">
                <text:p>100</text:p>
              </table:table-cell>
              <table:table-cell office:value-type="float" office:value="0.005491">
                <text:p>0.005491</text:p>
              </table:table-cell>
            </table:table-row>
            <table:table-row>
              <table:table-cell office:value-type="string">
                <text:p>delete plain fc_volume zstd 1000</text:p>
              </table:table-cell>
              <table:table-cell office:value-type="float" office:value="44157.9">
                <text:p>44157.9</text:p>
              </table:table-cell>
              <table:table-cell office:value-type="float" office:value="100">
                <text:p>100</text:p>
              </table:table-cell>
              <table:table-cell office:value-type="float" office:value="0.022646">
                <text:p>0.022646</text:p>
              </table:table-cell>
            </table:table-row>
            <table:table-row>
              <table:table-cell office:value-type="string">
                <text:p>select-empty plain fc_volume zstd 1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insert plain lexic zstd cell-a-time 1000</text:p>
              </table:table-cell>
              <table:table-cell office:value-type="float" office:value="922.076">
                <text:p>922.076</text:p>
              </table:table-cell>
              <table:table-cell office:value-type="float" office:value="100">
                <text:p>100</text:p>
              </table:table-cell>
              <table:table-cell office:value-type="float" office:value="1.08451">
                <text:p>1.08451</text:p>
              </table:table-cell>
            </table:table-row>
            <table:table-row>
              <table:table-cell office:value-type="string">
                <text:p>select plain lexic zstd cell-a-time 1000</text:p>
              </table:table-cell>
              <table:table-cell office:value-type="float" office:value="953.313">
                <text:p>953.313</text:p>
              </table:table-cell>
              <table:table-cell office:value-type="float" office:value="100">
                <text:p>100</text:p>
              </table:table-cell>
              <table:table-cell office:value-type="float" office:value="1.04897">
                <text:p>1.04897</text:p>
              </table:table-cell>
            </table:table-row>
            <table:table-row>
              <table:table-cell office:value-type="string">
                <text:p>delete plain lexic zstd cell-a-time 1000</text:p>
              </table:table-cell>
              <table:table-cell office:value-type="float" office:value="1193.06">
                <text:p>1193.06</text:p>
              </table:table-cell>
              <table:table-cell office:value-type="float" office:value="100">
                <text:p>100</text:p>
              </table:table-cell>
              <table:table-cell office:value-type="float" office:value="0.838178">
                <text:p>0.838178</text:p>
              </table:table-cell>
            </table:table-row>
            <table:table-row>
              <table:table-cell office:value-type="string">
                <text:p>select-empty plain lexic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.59202">
                <text:p>1.59202</text:p>
              </table:table-cell>
            </table:table-row>
            <table:table-row>
              <table:table-cell office:value-type="string">
                <text:p>insert plain volume zstd cell-a-time 1000</text:p>
              </table:table-cell>
              <table:table-cell office:value-type="float" office:value="730.195">
                <text:p>730.195</text:p>
              </table:table-cell>
              <table:table-cell office:value-type="float" office:value="100">
                <text:p>100</text:p>
              </table:table-cell>
              <table:table-cell office:value-type="float" office:value="1.3695">
                <text:p>1.3695</text:p>
              </table:table-cell>
            </table:table-row>
            <table:table-row>
              <table:table-cell office:value-type="string">
                <text:p>select plain volume zstd cell-a-time 1000</text:p>
              </table:table-cell>
              <table:table-cell office:value-type="float" office:value="942.352">
                <text:p>942.352</text:p>
              </table:table-cell>
              <table:table-cell office:value-type="float" office:value="100">
                <text:p>100</text:p>
              </table:table-cell>
              <table:table-cell office:value-type="float" office:value="1.06117">
                <text:p>1.06117</text:p>
              </table:table-cell>
            </table:table-row>
            <table:table-row>
              <table:table-cell office:value-type="string">
                <text:p>delete plain volume zstd cell-a-time 1000</text:p>
              </table:table-cell>
              <table:table-cell office:value-type="float" office:value="1309.11">
                <text:p>1309.11</text:p>
              </table:table-cell>
              <table:table-cell office:value-type="float" office:value="100">
                <text:p>100</text:p>
              </table:table-cell>
              <table:table-cell office:value-type="float" office:value="0.763879">
                <text:p>0.763879</text:p>
              </table:table-cell>
            </table:table-row>
            <table:table-row>
              <table:table-cell office:value-type="string">
                <text:p>select-empty plain volume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.67713">
                <text:p>1.67713</text:p>
              </table:table-cell>
            </table:table-row>
            <table:table-row>
              <table:table-cell office:value-type="string">
                <text:p>insert plain fc_lexic zstd cell-a-time 1000</text:p>
              </table:table-cell>
              <table:table-cell office:value-type="float" office:value="690.322">
                <text:p>690.322</text:p>
              </table:table-cell>
              <table:table-cell office:value-type="float" office:value="100">
                <text:p>100</text:p>
              </table:table-cell>
              <table:table-cell office:value-type="float" office:value="1.4486">
                <text:p>1.4486</text:p>
              </table:table-cell>
            </table:table-row>
            <table:table-row>
              <table:table-cell office:value-type="string">
                <text:p>select plain fc_lexic zstd cell-a-time 1000</text:p>
              </table:table-cell>
              <table:table-cell office:value-type="float" office:value="1150.71">
                <text:p>1150.71</text:p>
              </table:table-cell>
              <table:table-cell office:value-type="float" office:value="100">
                <text:p>100</text:p>
              </table:table-cell>
              <table:table-cell office:value-type="float" office:value="0.869027">
                <text:p>0.869027</text:p>
              </table:table-cell>
            </table:table-row>
            <table:table-row>
              <table:table-cell office:value-type="string">
                <text:p>delete plain fc_lexic zstd cell-a-time 1000</text:p>
              </table:table-cell>
              <table:table-cell office:value-type="float" office:value="1222.75">
                <text:p>1222.75</text:p>
              </table:table-cell>
              <table:table-cell office:value-type="float" office:value="100">
                <text:p>100</text:p>
              </table:table-cell>
              <table:table-cell office:value-type="float" office:value="0.817829">
                <text:p>0.817829</text:p>
              </table:table-cell>
            </table:table-row>
            <table:table-row>
              <table:table-cell office:value-type="string">
                <text:p>select-empty plain fc_lexic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.66785">
                <text:p>1.66785</text:p>
              </table:table-cell>
            </table:table-row>
            <table:table-row>
              <table:table-cell office:value-type="string">
                <text:p>insert plain fc_volume zstd cell-a-time 1000</text:p>
              </table:table-cell>
              <table:table-cell office:value-type="float" office:value="703.688">
                <text:p>703.688</text:p>
              </table:table-cell>
              <table:table-cell office:value-type="float" office:value="100">
                <text:p>100</text:p>
              </table:table-cell>
              <table:table-cell office:value-type="float" office:value="1.42108">
                <text:p>1.42108</text:p>
              </table:table-cell>
            </table:table-row>
            <table:table-row>
              <table:table-cell office:value-type="string">
                <text:p>select plain fc_volume zstd cell-a-time 1000</text:p>
              </table:table-cell>
              <table:table-cell office:value-type="float" office:value="1306.77">
                <text:p>1306.77</text:p>
              </table:table-cell>
              <table:table-cell office:value-type="float" office:value="100">
                <text:p>100</text:p>
              </table:table-cell>
              <table:table-cell office:value-type="float" office:value="0.765245">
                <text:p>0.765245</text:p>
              </table:table-cell>
            </table:table-row>
            <table:table-row>
              <table:table-cell office:value-type="string">
                <text:p>delete plain fc_volume zstd cell-a-time 1000</text:p>
              </table:table-cell>
              <table:table-cell office:value-type="float" office:value="1299.88">
                <text:p>1299.88</text:p>
              </table:table-cell>
              <table:table-cell office:value-type="float" office:value="100">
                <text:p>100</text:p>
              </table:table-cell>
              <table:table-cell office:value-type="float" office:value="0.769304">
                <text:p>0.769304</text:p>
              </table:table-cell>
            </table:table-row>
            <table:table-row>
              <table:table-cell office:value-type="string">
                <text:p>select-empty plain fc_volume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.66696">
                <text:p>1.66696</text:p>
              </table:table-cell>
            </table:table-row>
            <table:table-row>
              <table:table-cell office:value-type="string">
                <text:p>insert plain lexic zstd 1000</text:p>
              </table:table-cell>
              <table:table-cell office:value-type="float" office:value="6971.8">
                <text:p>6971.8</text:p>
              </table:table-cell>
              <table:table-cell office:value-type="float" office:value="1000">
                <text:p>1000</text:p>
              </table:table-cell>
              <table:table-cell office:value-type="float" office:value="0.143435">
                <text:p>0.143435</text:p>
              </table:table-cell>
            </table:table-row>
            <table:table-row>
              <table:table-cell office:value-type="string">
                <text:p>select plain lexic zstd 1000</text:p>
              </table:table-cell>
              <table:table-cell office:value-type="float" office:value="27527">
                <text:p>27527</text:p>
              </table:table-cell>
              <table:table-cell office:value-type="float" office:value="1000">
                <text:p>1000</text:p>
              </table:table-cell>
              <table:table-cell office:value-type="float" office:value="0.036328">
                <text:p>0.036328</text:p>
              </table:table-cell>
            </table:table-row>
            <table:table-row>
              <table:table-cell office:value-type="string">
                <text:p>delete plain lexic zstd 1000</text:p>
              </table:table-cell>
              <table:table-cell office:value-type="float" office:value="6416.51">
                <text:p>6416.51</text:p>
              </table:table-cell>
              <table:table-cell office:value-type="float" office:value="1000">
                <text:p>1000</text:p>
              </table:table-cell>
              <table:table-cell office:value-type="float" office:value="0.155848">
                <text:p>0.155848</text:p>
              </table:table-cell>
            </table:table-row>
            <table:table-row>
              <table:table-cell office:value-type="string">
                <text:p>select-empty plain lexic zstd 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.001949">
                <text:p>0.001949</text:p>
              </table:table-cell>
            </table:table-row>
            <table:table-row>
              <table:table-cell office:value-type="string">
                <text:p>insert plain volume zstd 1000</text:p>
              </table:table-cell>
              <table:table-cell office:value-type="float" office:value="6912.76">
                <text:p>6912.76</text:p>
              </table:table-cell>
              <table:table-cell office:value-type="float" office:value="1000">
                <text:p>1000</text:p>
              </table:table-cell>
              <table:table-cell office:value-type="float" office:value="0.14466">
                <text:p>0.14466</text:p>
              </table:table-cell>
            </table:table-row>
            <table:table-row>
              <table:table-cell office:value-type="string">
                <text:p>select plain volume zstd 1000</text:p>
              </table:table-cell>
              <table:table-cell office:value-type="float" office:value="35917">
                <text:p>35917</text:p>
              </table:table-cell>
              <table:table-cell office:value-type="float" office:value="1000">
                <text:p>1000</text:p>
              </table:table-cell>
              <table:table-cell office:value-type="float" office:value="0.027842">
                <text:p>0.027842</text:p>
              </table:table-cell>
            </table:table-row>
            <table:table-row>
              <table:table-cell office:value-type="string">
                <text:p>delete plain volume zstd 1000</text:p>
              </table:table-cell>
              <table:table-cell office:value-type="float" office:value="7422.47">
                <text:p>7422.47</text:p>
              </table:table-cell>
              <table:table-cell office:value-type="float" office:value="1000">
                <text:p>1000</text:p>
              </table:table-cell>
              <table:table-cell office:value-type="float" office:value="0.134726">
                <text:p>0.134726</text:p>
              </table:table-cell>
            </table:table-row>
            <table:table-row>
              <table:table-cell office:value-type="string">
                <text:p>select-empty plain volume zstd 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.001307">
                <text:p>0.001307</text:p>
              </table:table-cell>
            </table:table-row>
            <table:table-row>
              <table:table-cell office:value-type="string">
                <text:p>insert plain fc_lexic zstd 1000</text:p>
              </table:table-cell>
              <table:table-cell office:value-type="float" office:value="7145.97">
                <text:p>7145.97</text:p>
              </table:table-cell>
              <table:table-cell office:value-type="float" office:value="1000">
                <text:p>1000</text:p>
              </table:table-cell>
              <table:table-cell office:value-type="float" office:value="0.139939">
                <text:p>0.139939</text:p>
              </table:table-cell>
            </table:table-row>
            <table:table-row>
              <table:table-cell office:value-type="string">
                <text:p>select plain fc_lexic zstd 1000</text:p>
              </table:table-cell>
              <table:table-cell office:value-type="float" office:value="41086.3">
                <text:p>41086.3</text:p>
              </table:table-cell>
              <table:table-cell office:value-type="float" office:value="1000">
                <text:p>1000</text:p>
              </table:table-cell>
              <table:table-cell office:value-type="float" office:value="0.024339">
                <text:p>0.024339</text:p>
              </table:table-cell>
            </table:table-row>
            <table:table-row>
              <table:table-cell office:value-type="string">
                <text:p>delete plain fc_lexic zstd 1000</text:p>
              </table:table-cell>
              <table:table-cell office:value-type="float" office:value="7253.1">
                <text:p>7253.1</text:p>
              </table:table-cell>
              <table:table-cell office:value-type="float" office:value="1000">
                <text:p>1000</text:p>
              </table:table-cell>
              <table:table-cell office:value-type="float" office:value="0.137872">
                <text:p>0.137872</text:p>
              </table:table-cell>
            </table:table-row>
            <table:table-row>
              <table:table-cell office:value-type="string">
                <text:p>select-empty plain fc_lexic zstd 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insert plain fc_volume zstd 1000</text:p>
              </table:table-cell>
              <table:table-cell office:value-type="float" office:value="6839.99">
                <text:p>6839.99</text:p>
              </table:table-cell>
              <table:table-cell office:value-type="float" office:value="1000">
                <text:p>1000</text:p>
              </table:table-cell>
              <table:table-cell office:value-type="float" office:value="0.146199">
                <text:p>0.146199</text:p>
              </table:table-cell>
            </table:table-row>
            <table:table-row>
              <table:table-cell office:value-type="string">
                <text:p>select plain fc_volume zstd 1000</text:p>
              </table:table-cell>
              <table:table-cell office:value-type="float" office:value="40356.8">
                <text:p>40356.8</text:p>
              </table:table-cell>
              <table:table-cell office:value-type="float" office:value="1000">
                <text:p>1000</text:p>
              </table:table-cell>
              <table:table-cell office:value-type="float" office:value="0.024779">
                <text:p>0.024779</text:p>
              </table:table-cell>
            </table:table-row>
            <table:table-row>
              <table:table-cell office:value-type="string">
                <text:p>delete plain fc_volume zstd 1000</text:p>
              </table:table-cell>
              <table:table-cell office:value-type="float" office:value="6797.26">
                <text:p>6797.26</text:p>
              </table:table-cell>
              <table:table-cell office:value-type="float" office:value="1000">
                <text:p>1000</text:p>
              </table:table-cell>
              <table:table-cell office:value-type="float" office:value="0.147118">
                <text:p>0.147118</text:p>
              </table:table-cell>
            </table:table-row>
            <table:table-row>
              <table:table-cell office:value-type="string">
                <text:p>select-empty plain fc_volume zstd 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.001891">
                <text:p>0.001891</text:p>
              </table:table-cell>
            </table:table-row>
            <table:table-row>
              <table:table-cell office:value-type="string">
                <text:p>insert plain lexic zstd cell-a-time 1000</text:p>
              </table:table-cell>
              <table:table-cell office:value-type="float" office:value="557.455">
                <text:p>557.455</text:p>
              </table:table-cell>
              <table:table-cell office:value-type="float" office:value="1000">
                <text:p>1000</text:p>
              </table:table-cell>
              <table:table-cell office:value-type="float" office:value="1.79387">
                <text:p>1.79387</text:p>
              </table:table-cell>
            </table:table-row>
            <table:table-row>
              <table:table-cell office:value-type="string">
                <text:p>select plain lexic zstd cell-a-time 1000</text:p>
              </table:table-cell>
              <table:table-cell office:value-type="float" office:value="334.158">
                <text:p>334.158</text:p>
              </table:table-cell>
              <table:table-cell office:value-type="float" office:value="1000">
                <text:p>1000</text:p>
              </table:table-cell>
              <table:table-cell office:value-type="float" office:value="2.99259">
                <text:p>2.99259</text:p>
              </table:table-cell>
            </table:table-row>
            <table:table-row>
              <table:table-cell office:value-type="string">
                <text:p>delete plain lexic zstd cell-a-time 1000</text:p>
              </table:table-cell>
              <table:table-cell office:value-type="float" office:value="834.952">
                <text:p>834.952</text:p>
              </table:table-cell>
              <table:table-cell office:value-type="float" office:value="1000">
                <text:p>1000</text:p>
              </table:table-cell>
              <table:table-cell office:value-type="float" office:value="1.19767">
                <text:p>1.19767</text:p>
              </table:table-cell>
            </table:table-row>
            <table:table-row>
              <table:table-cell office:value-type="string">
                <text:p>select-empty plain lexic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5.02196">
                <text:p>5.02196</text:p>
              </table:table-cell>
            </table:table-row>
            <table:table-row>
              <table:table-cell office:value-type="string">
                <text:p>insert plain volume zstd cell-a-time 1000</text:p>
              </table:table-cell>
              <table:table-cell office:value-type="float" office:value="551.467">
                <text:p>551.467</text:p>
              </table:table-cell>
              <table:table-cell office:value-type="float" office:value="1000">
                <text:p>1000</text:p>
              </table:table-cell>
              <table:table-cell office:value-type="float" office:value="1.81335">
                <text:p>1.81335</text:p>
              </table:table-cell>
            </table:table-row>
            <table:table-row>
              <table:table-cell office:value-type="string">
                <text:p>select plain volume zstd cell-a-time 1000</text:p>
              </table:table-cell>
              <table:table-cell office:value-type="float" office:value="326.166">
                <text:p>326.166</text:p>
              </table:table-cell>
              <table:table-cell office:value-type="float" office:value="1000">
                <text:p>1000</text:p>
              </table:table-cell>
              <table:table-cell office:value-type="float" office:value="3.06592">
                <text:p>3.06592</text:p>
              </table:table-cell>
            </table:table-row>
            <table:table-row>
              <table:table-cell office:value-type="string">
                <text:p>delete plain volume zstd cell-a-time 1000</text:p>
              </table:table-cell>
              <table:table-cell office:value-type="float" office:value="812.945">
                <text:p>812.945</text:p>
              </table:table-cell>
              <table:table-cell office:value-type="float" office:value="1000">
                <text:p>1000</text:p>
              </table:table-cell>
              <table:table-cell office:value-type="float" office:value="1.2301">
                <text:p>1.2301</text:p>
              </table:table-cell>
            </table:table-row>
            <table:table-row>
              <table:table-cell office:value-type="string">
                <text:p>select-empty plain volume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5.3332">
                <text:p>5.3332</text:p>
              </table:table-cell>
            </table:table-row>
            <table:table-row>
              <table:table-cell office:value-type="string">
                <text:p>insert plain fc_lexic zstd cell-a-time 1000</text:p>
              </table:table-cell>
              <table:table-cell office:value-type="float" office:value="497.625">
                <text:p>497.625</text:p>
              </table:table-cell>
              <table:table-cell office:value-type="float" office:value="1000">
                <text:p>1000</text:p>
              </table:table-cell>
              <table:table-cell office:value-type="float" office:value="2.00955">
                <text:p>2.00955</text:p>
              </table:table-cell>
            </table:table-row>
            <table:table-row>
              <table:table-cell office:value-type="string">
                <text:p>select plain fc_lexic zstd cell-a-time 1000</text:p>
              </table:table-cell>
              <table:table-cell office:value-type="float" office:value="368.348">
                <text:p>368.348</text:p>
              </table:table-cell>
              <table:table-cell office:value-type="float" office:value="1000">
                <text:p>1000</text:p>
              </table:table-cell>
              <table:table-cell office:value-type="float" office:value="2.71482">
                <text:p>2.71482</text:p>
              </table:table-cell>
            </table:table-row>
            <table:table-row>
              <table:table-cell office:value-type="string">
                <text:p>delete plain fc_lexic zstd cell-a-time 1000</text:p>
              </table:table-cell>
              <table:table-cell office:value-type="float" office:value="819.168">
                <text:p>819.168</text:p>
              </table:table-cell>
              <table:table-cell office:value-type="float" office:value="1000">
                <text:p>1000</text:p>
              </table:table-cell>
              <table:table-cell office:value-type="float" office:value="1.22075">
                <text:p>1.22075</text:p>
              </table:table-cell>
            </table:table-row>
            <table:table-row>
              <table:table-cell office:value-type="string">
                <text:p>select-empty plain fc_lexic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5.49059">
                <text:p>5.49059</text:p>
              </table:table-cell>
            </table:table-row>
            <table:table-row>
              <table:table-cell office:value-type="string">
                <text:p>insert plain fc_volume zstd cell-a-time 1000</text:p>
              </table:table-cell>
              <table:table-cell office:value-type="float" office:value="509.865">
                <text:p>509.865</text:p>
              </table:table-cell>
              <table:table-cell office:value-type="float" office:value="1000">
                <text:p>1000</text:p>
              </table:table-cell>
              <table:table-cell office:value-type="float" office:value="1.9613">
                <text:p>1.9613</text:p>
              </table:table-cell>
            </table:table-row>
            <table:table-row>
              <table:table-cell office:value-type="string">
                <text:p>select plain fc_volume zstd cell-a-time 1000</text:p>
              </table:table-cell>
              <table:table-cell office:value-type="float" office:value="395.743">
                <text:p>395.743</text:p>
              </table:table-cell>
              <table:table-cell office:value-type="float" office:value="1000">
                <text:p>1000</text:p>
              </table:table-cell>
              <table:table-cell office:value-type="float" office:value="2.52689">
                <text:p>2.52689</text:p>
              </table:table-cell>
            </table:table-row>
            <table:table-row>
              <table:table-cell office:value-type="string">
                <text:p>delete plain fc_volume zstd cell-a-time 1000</text:p>
              </table:table-cell>
              <table:table-cell office:value-type="float" office:value="758.702">
                <text:p>758.702</text:p>
              </table:table-cell>
              <table:table-cell office:value-type="float" office:value="1000">
                <text:p>1000</text:p>
              </table:table-cell>
              <table:table-cell office:value-type="float" office:value="1.31804">
                <text:p>1.31804</text:p>
              </table:table-cell>
            </table:table-row>
            <table:table-row>
              <table:table-cell office:value-type="string">
                <text:p>select-empty plain fc_volume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5.33081">
                <text:p>5.33081</text:p>
              </table:table-cell>
            </table:table-row>
            <table:table-row>
              <table:table-cell office:value-type="string">
                <text:p>insert plain lexic zstd 1000</text:p>
              </table:table-cell>
              <table:table-cell office:value-type="float" office:value="734.515">
                <text:p>734.515</text:p>
              </table:table-cell>
              <table:table-cell office:value-type="float" office:value="10000">
                <text:p>10000</text:p>
              </table:table-cell>
              <table:table-cell office:value-type="float" office:value="1.36144">
                <text:p>1.36144</text:p>
              </table:table-cell>
            </table:table-row>
            <table:table-row>
              <table:table-cell office:value-type="string">
                <text:p>select plain lexic zstd 1000</text:p>
              </table:table-cell>
              <table:table-cell office:value-type="float" office:value="4224.35">
                <text:p>4224.35</text:p>
              </table:table-cell>
              <table:table-cell office:value-type="float" office:value="10000">
                <text:p>10000</text:p>
              </table:table-cell>
              <table:table-cell office:value-type="float" office:value="0.236723">
                <text:p>0.236723</text:p>
              </table:table-cell>
            </table:table-row>
            <table:table-row>
              <table:table-cell office:value-type="string">
                <text:p>delete plain lexic zstd 1000</text:p>
              </table:table-cell>
              <table:table-cell office:value-type="float" office:value="779.305">
                <text:p>779.305</text:p>
              </table:table-cell>
              <table:table-cell office:value-type="float" office:value="10000">
                <text:p>10000</text:p>
              </table:table-cell>
              <table:table-cell office:value-type="float" office:value="1.28319">
                <text:p>1.28319</text:p>
              </table:table-cell>
            </table:table-row>
            <table:table-row>
              <table:table-cell office:value-type="string">
                <text:p>select-empty plain lexic zstd 100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0.001233">
                <text:p>0.001233</text:p>
              </table:table-cell>
            </table:table-row>
            <table:table-row>
              <table:table-cell office:value-type="string">
                <text:p>insert plain volume zstd 1000</text:p>
              </table:table-cell>
              <table:table-cell office:value-type="float" office:value="754.801">
                <text:p>754.801</text:p>
              </table:table-cell>
              <table:table-cell office:value-type="float" office:value="10000">
                <text:p>10000</text:p>
              </table:table-cell>
              <table:table-cell office:value-type="float" office:value="1.32485">
                <text:p>1.32485</text:p>
              </table:table-cell>
            </table:table-row>
            <table:table-row>
              <table:table-cell office:value-type="string">
                <text:p>select plain volume zstd 1000</text:p>
              </table:table-cell>
              <table:table-cell office:value-type="float" office:value="5023.06">
                <text:p>5023.06</text:p>
              </table:table-cell>
              <table:table-cell office:value-type="float" office:value="10000">
                <text:p>10000</text:p>
              </table:table-cell>
              <table:table-cell office:value-type="float" office:value="0.199082">
                <text:p>0.199082</text:p>
              </table:table-cell>
            </table:table-row>
            <table:table-row>
              <table:table-cell office:value-type="string">
                <text:p>delete plain volume zstd 1000</text:p>
              </table:table-cell>
              <table:table-cell office:value-type="float" office:value="770.957">
                <text:p>770.957</text:p>
              </table:table-cell>
              <table:table-cell office:value-type="float" office:value="10000">
                <text:p>10000</text:p>
              </table:table-cell>
              <table:table-cell office:value-type="float" office:value="1.29709">
                <text:p>1.29709</text:p>
              </table:table-cell>
            </table:table-row>
            <table:table-row>
              <table:table-cell office:value-type="string">
                <text:p>select-empty plain volume zstd 100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0.002241">
                <text:p>0.002241</text:p>
              </table:table-cell>
            </table:table-row>
            <table:table-row>
              <table:table-cell office:value-type="string">
                <text:p>insert plain fc_lexic zstd 1000</text:p>
              </table:table-cell>
              <table:table-cell office:value-type="float" office:value="743.789">
                <text:p>743.789</text:p>
              </table:table-cell>
              <table:table-cell office:value-type="float" office:value="10000">
                <text:p>10000</text:p>
              </table:table-cell>
              <table:table-cell office:value-type="float" office:value="1.34447">
                <text:p>1.34447</text:p>
              </table:table-cell>
            </table:table-row>
            <table:table-row>
              <table:table-cell office:value-type="string">
                <text:p>select plain fc_lexic zstd 1000</text:p>
              </table:table-cell>
              <table:table-cell office:value-type="float" office:value="4922.18">
                <text:p>4922.18</text:p>
              </table:table-cell>
              <table:table-cell office:value-type="float" office:value="10000">
                <text:p>10000</text:p>
              </table:table-cell>
              <table:table-cell office:value-type="float" office:value="0.203162">
                <text:p>0.203162</text:p>
              </table:table-cell>
            </table:table-row>
            <table:table-row>
              <table:table-cell office:value-type="string">
                <text:p>delete plain fc_lexic zstd 1000</text:p>
              </table:table-cell>
              <table:table-cell office:value-type="float" office:value="758.491">
                <text:p>758.491</text:p>
              </table:table-cell>
              <table:table-cell office:value-type="float" office:value="10000">
                <text:p>10000</text:p>
              </table:table-cell>
              <table:table-cell office:value-type="float" office:value="1.31841">
                <text:p>1.31841</text:p>
              </table:table-cell>
            </table:table-row>
            <table:table-row>
              <table:table-cell office:value-type="string">
                <text:p>select-empty plain fc_lexic zstd 100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0.001356">
                <text:p>0.001356</text:p>
              </table:table-cell>
            </table:table-row>
            <table:table-row>
              <table:table-cell office:value-type="string">
                <text:p>insert plain fc_volume zstd 1000</text:p>
              </table:table-cell>
              <table:table-cell office:value-type="float" office:value="747.329">
                <text:p>747.329</text:p>
              </table:table-cell>
              <table:table-cell office:value-type="float" office:value="10000">
                <text:p>10000</text:p>
              </table:table-cell>
              <table:table-cell office:value-type="float" office:value="1.3381">
                <text:p>1.3381</text:p>
              </table:table-cell>
            </table:table-row>
            <table:table-row>
              <table:table-cell office:value-type="string">
                <text:p>select plain fc_volume zstd 1000</text:p>
              </table:table-cell>
              <table:table-cell office:value-type="float" office:value="4283">
                <text:p>4283</text:p>
              </table:table-cell>
              <table:table-cell office:value-type="float" office:value="10000">
                <text:p>10000</text:p>
              </table:table-cell>
              <table:table-cell office:value-type="float" office:value="0.233481">
                <text:p>0.233481</text:p>
              </table:table-cell>
            </table:table-row>
            <table:table-row>
              <table:table-cell office:value-type="string">
                <text:p>delete plain fc_volume zstd 1000</text:p>
              </table:table-cell>
              <table:table-cell office:value-type="float" office:value="768.371">
                <text:p>768.371</text:p>
              </table:table-cell>
              <table:table-cell office:value-type="float" office:value="10000">
                <text:p>10000</text:p>
              </table:table-cell>
              <table:table-cell office:value-type="float" office:value="1.30145">
                <text:p>1.30145</text:p>
              </table:table-cell>
            </table:table-row>
            <table:table-row>
              <table:table-cell office:value-type="string">
                <text:p>select-empty plain fc_volume zstd 100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0.001475">
                <text:p>0.001475</text:p>
              </table:table-cell>
            </table:table-row>
            <table:table-row>
              <table:table-cell office:value-type="string">
                <text:p>insert plain lexic zstd cell-a-time 1000</text:p>
              </table:table-cell>
              <table:table-cell office:value-type="float" office:value="183.292">
                <text:p>183.292</text:p>
              </table:table-cell>
              <table:table-cell office:value-type="float" office:value="10000">
                <text:p>10000</text:p>
              </table:table-cell>
              <table:table-cell office:value-type="float" office:value="5.45577">
                <text:p>5.45577</text:p>
              </table:table-cell>
            </table:table-row>
            <table:table-row>
              <table:table-cell office:value-type="string">
                <text:p>select plain lexic zstd cell-a-time 1000</text:p>
              </table:table-cell>
              <table:table-cell office:value-type="float" office:value="5.57398">
                <text:p>5.57398</text:p>
              </table:table-cell>
              <table:table-cell office:value-type="float" office:value="10000">
                <text:p>10000</text:p>
              </table:table-cell>
              <table:table-cell office:value-type="float" office:value="179.405">
                <text:p>179.405</text:p>
              </table:table-cell>
            </table:table-row>
            <table:table-row>
              <table:table-cell office:value-type="string">
                <text:p>delete plain lexic zstd cell-a-time 1000</text:p>
              </table:table-cell>
              <table:table-cell office:value-type="float" office:value="247.675">
                <text:p>247.675</text:p>
              </table:table-cell>
              <table:table-cell office:value-type="float" office:value="10000">
                <text:p>10000</text:p>
              </table:table-cell>
              <table:table-cell office:value-type="float" office:value="4.03755">
                <text:p>4.03755</text:p>
              </table:table-cell>
            </table:table-row>
            <table:table-row>
              <table:table-cell office:value-type="string">
                <text:p>select-empty plain lexic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244.549">
                <text:p>244.549</text:p>
              </table:table-cell>
            </table:table-row>
            <table:table-row>
              <table:table-cell office:value-type="string">
                <text:p>insert plain volume zstd cell-a-time 1000</text:p>
              </table:table-cell>
              <table:table-cell office:value-type="float" office:value="187.934">
                <text:p>187.934</text:p>
              </table:table-cell>
              <table:table-cell office:value-type="float" office:value="10000">
                <text:p>10000</text:p>
              </table:table-cell>
              <table:table-cell office:value-type="float" office:value="5.32101">
                <text:p>5.32101</text:p>
              </table:table-cell>
            </table:table-row>
            <table:table-row>
              <table:table-cell office:value-type="string">
                <text:p>select plain volume zstd cell-a-time 1000</text:p>
              </table:table-cell>
              <table:table-cell office:value-type="float" office:value="5.55318">
                <text:p>5.55318</text:p>
              </table:table-cell>
              <table:table-cell office:value-type="float" office:value="10000">
                <text:p>10000</text:p>
              </table:table-cell>
              <table:table-cell office:value-type="float" office:value="180.077">
                <text:p>180.077</text:p>
              </table:table-cell>
            </table:table-row>
            <table:table-row>
              <table:table-cell office:value-type="string">
                <text:p>delete plain volume zstd cell-a-time 1000</text:p>
              </table:table-cell>
              <table:table-cell office:value-type="float" office:value="244.308">
                <text:p>244.308</text:p>
              </table:table-cell>
              <table:table-cell office:value-type="float" office:value="10000">
                <text:p>10000</text:p>
              </table:table-cell>
              <table:table-cell office:value-type="float" office:value="4.0932">
                <text:p>4.0932</text:p>
              </table:table-cell>
            </table:table-row>
            <table:table-row>
              <table:table-cell office:value-type="string">
                <text:p>select-empty plain volume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243.502">
                <text:p>243.502</text:p>
              </table:table-cell>
            </table:table-row>
            <table:table-row>
              <table:table-cell office:value-type="string">
                <text:p>insert plain fc_lexic zstd cell-a-time 1000</text:p>
              </table:table-cell>
              <table:table-cell office:value-type="float" office:value="183.128">
                <text:p>183.128</text:p>
              </table:table-cell>
              <table:table-cell office:value-type="float" office:value="10000">
                <text:p>10000</text:p>
              </table:table-cell>
              <table:table-cell office:value-type="float" office:value="5.46066">
                <text:p>5.46066</text:p>
              </table:table-cell>
            </table:table-row>
            <table:table-row>
              <table:table-cell office:value-type="string">
                <text:p>select plain fc_lexic zstd cell-a-time 1000</text:p>
              </table:table-cell>
              <table:table-cell office:value-type="float" office:value="5.57398">
                <text:p>5.57398</text:p>
              </table:table-cell>
              <table:table-cell office:value-type="float" office:value="10000">
                <text:p>10000</text:p>
              </table:table-cell>
              <table:table-cell office:value-type="float" office:value="179.405">
                <text:p>179.405</text:p>
              </table:table-cell>
            </table:table-row>
            <table:table-row>
              <table:table-cell office:value-type="string">
                <text:p>delete plain fc_lexic zstd cell-a-time 1000</text:p>
              </table:table-cell>
              <table:table-cell office:value-type="float" office:value="235.675">
                <text:p>235.675</text:p>
              </table:table-cell>
              <table:table-cell office:value-type="float" office:value="10000">
                <text:p>10000</text:p>
              </table:table-cell>
              <table:table-cell office:value-type="float" office:value="4.24312">
                <text:p>4.24312</text:p>
              </table:table-cell>
            </table:table-row>
            <table:table-row>
              <table:table-cell office:value-type="string">
                <text:p>select-empty plain fc_lexic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243.547">
                <text:p>243.547</text:p>
              </table:table-cell>
            </table:table-row>
            <table:table-row>
              <table:table-cell office:value-type="string">
                <text:p>insert plain fc_volume zstd cell-a-time 1000</text:p>
              </table:table-cell>
              <table:table-cell office:value-type="float" office:value="185.254">
                <text:p>185.254</text:p>
              </table:table-cell>
              <table:table-cell office:value-type="float" office:value="10000">
                <text:p>10000</text:p>
              </table:table-cell>
              <table:table-cell office:value-type="float" office:value="5.39798">
                <text:p>5.39798</text:p>
              </table:table-cell>
            </table:table-row>
            <table:table-row>
              <table:table-cell office:value-type="string">
                <text:p>select plain fc_volume zstd cell-a-time 1000</text:p>
              </table:table-cell>
              <table:table-cell office:value-type="float" office:value="5.55593">
                <text:p>5.55593</text:p>
              </table:table-cell>
              <table:table-cell office:value-type="float" office:value="10000">
                <text:p>10000</text:p>
              </table:table-cell>
              <table:table-cell office:value-type="float" office:value="179.988">
                <text:p>179.988</text:p>
              </table:table-cell>
            </table:table-row>
            <table:table-row>
              <table:table-cell office:value-type="string">
                <text:p>delete plain fc_volume zstd cell-a-time 1000</text:p>
              </table:table-cell>
              <table:table-cell office:value-type="float" office:value="245.613">
                <text:p>245.613</text:p>
              </table:table-cell>
              <table:table-cell office:value-type="float" office:value="10000">
                <text:p>10000</text:p>
              </table:table-cell>
              <table:table-cell office:value-type="float" office:value="4.07145">
                <text:p>4.07145</text:p>
              </table:table-cell>
            </table:table-row>
            <table:table-row>
              <table:table-cell office:value-type="string">
                <text:p>select-empty plain fc_volume zstd cell-a-time 100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244.132">
                <text:p>244.132</text:p>
              </table:table-cell>
            </table:table-row>
            <table:table-row>
              <table:table-cell office:value-type="string">
                <text:p>insert plain lexic zstd 1000</text:p>
              </table:table-cell>
              <table:table-cell office:value-type="float" office:value="61.4553">
                <text:p>61.4553</text:p>
              </table:table-cell>
              <table:table-cell office:value-type="float" office:value="100000">
                <text:p>100000</text:p>
              </table:table-cell>
              <table:table-cell office:value-type="float" office:value="16.272">
                <text:p>16.272</text:p>
              </table:table-cell>
            </table:table-row>
            <table:table-row>
              <table:table-cell office:value-type="string">
                <text:p>select plain lexic zstd 1000</text:p>
              </table:table-cell>
              <table:table-cell office:value-type="float" office:value="350.431">
                <text:p>350.431</text:p>
              </table:table-cell>
              <table:table-cell office:value-type="float" office:value="100000">
                <text:p>100000</text:p>
              </table:table-cell>
              <table:table-cell office:value-type="float" office:value="2.85363">
                <text:p>2.85363</text:p>
              </table:table-cell>
            </table:table-row>
            <table:table-row>
              <table:table-cell office:value-type="string">
                <text:p>delete plain lexic zstd 1000</text:p>
              </table:table-cell>
              <table:table-cell office:value-type="float" office:value="80.4959">
                <text:p>80.4959</text:p>
              </table:table-cell>
              <table:table-cell office:value-type="float" office:value="100000">
                <text:p>100000</text:p>
              </table:table-cell>
              <table:table-cell office:value-type="float" office:value="12.423">
                <text:p>12.423</text:p>
              </table:table-cell>
            </table:table-row>
            <table:table-row>
              <table:table-cell office:value-type="string">
                <text:p>select-empty plain lexic zstd 1000</text:p>
              </table:table-cell>
              <table:table-cell office:value-type="float" office:value="0">
                <text:p>0</text:p>
              </table:table-cell>
              <table:table-cell office:value-type="float" office:value="100000">
                <text:p>100000</text:p>
              </table:table-cell>
              <table:table-cell office:value-type="float" office:value="0.639626">
                <text:p>0.639626</text:p>
              </table:table-cell>
            </table:table-row>
            <table:table-row>
              <table:table-cell office:value-type="string">
                <text:p>insert plain volume zstd 1000</text:p>
              </table:table-cell>
              <table:table-cell office:value-type="float" office:value="59.5806">
                <text:p>59.5806</text:p>
              </table:table-cell>
              <table:table-cell office:value-type="float" office:value="100000">
                <text:p>100000</text:p>
              </table:table-cell>
              <table:table-cell office:value-type="float" office:value="16.784">
                <text:p>16.784</text:p>
              </table:table-cell>
            </table:table-row>
            <table:table-row>
              <table:table-cell office:value-type="string">
                <text:p>select plain volume zstd 1000</text:p>
              </table:table-cell>
              <table:table-cell office:value-type="float" office:value="368.374">
                <text:p>368.374</text:p>
              </table:table-cell>
              <table:table-cell office:value-type="float" office:value="100000">
                <text:p>100000</text:p>
              </table:table-cell>
              <table:table-cell office:value-type="float" office:value="2.71463">
                <text:p>2.71463</text:p>
              </table:table-cell>
            </table:table-row>
            <table:table-row>
              <table:table-cell office:value-type="string">
                <text:p>delete plain volume zstd 1000</text:p>
              </table:table-cell>
              <table:table-cell office:value-type="float" office:value="81.1491">
                <text:p>81.1491</text:p>
              </table:table-cell>
              <table:table-cell office:value-type="float" office:value="100000">
                <text:p>100000</text:p>
              </table:table-cell>
              <table:table-cell office:value-type="float" office:value="12.323">
                <text:p>12.323</text:p>
              </table:table-cell>
            </table:table-row>
            <table:table-row>
              <table:table-cell office:value-type="string">
                <text:p>select-empty plain volume zstd 1000</text:p>
              </table:table-cell>
              <table:table-cell office:value-type="float" office:value="0">
                <text:p>0</text:p>
              </table:table-cell>
              <table:table-cell office:value-type="float" office:value="100000">
                <text:p>100000</text:p>
              </table:table-cell>
              <table:table-cell office:value-type="float" office:value="0.646581">
                <text:p>0.646581</text:p>
              </table:table-cell>
            </table:table-row>
            <table:table-row>
              <table:table-cell office:value-type="string">
                <text:p>insert plain fc_lexic zstd 1000</text:p>
              </table:table-cell>
              <table:table-cell office:value-type="float" office:value="60.507">
                <text:p>60.507</text:p>
              </table:table-cell>
              <table:table-cell office:value-type="float" office:value="100000">
                <text:p>100000</text:p>
              </table:table-cell>
              <table:table-cell office:value-type="float" office:value="16.527">
                <text:p>16.527</text:p>
              </table:table-cell>
            </table:table-row>
            <table:table-row>
              <table:table-cell office:value-type="string">
                <text:p>select plain fc_lexic zstd 1000</text:p>
              </table:table-cell>
              <table:table-cell office:value-type="float" office:value="365.515">
                <text:p>365.515</text:p>
              </table:table-cell>
              <table:table-cell office:value-type="float" office:value="100000">
                <text:p>100000</text:p>
              </table:table-cell>
              <table:table-cell office:value-type="float" office:value="2.73587">
                <text:p>2.73587</text:p>
              </table:table-cell>
            </table:table-row>
            <table:table-row>
              <table:table-cell office:value-type="string">
                <text:p>delete plain fc_lexic zstd 1000</text:p>
              </table:table-cell>
              <table:table-cell office:value-type="float" office:value="81.1425">
                <text:p>81.1425</text:p>
              </table:table-cell>
              <table:table-cell office:value-type="float" office:value="100000">
                <text:p>10000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select-empty plain fc_lexic zstd 1000</text:p>
              </table:table-cell>
              <table:table-cell office:value-type="float" office:value="0">
                <text:p>0</text:p>
              </table:table-cell>
              <table:table-cell office:value-type="float" office:value="100000">
                <text:p>100000</text:p>
              </table:table-cell>
              <table:table-cell office:value-type="float" office:value="0.626483">
                <text:p>0.626483</text:p>
              </table:table-cell>
            </table:table-row>
            <table:table-row>
              <table:table-cell office:value-type="string">
                <text:p>insert plain fc_volume zstd 1000</text:p>
              </table:table-cell>
              <table:table-cell office:value-type="float" office:value="58.9831">
                <text:p>58.9831</text:p>
              </table:table-cell>
              <table:table-cell office:value-type="float" office:value="100000">
                <text:p>100000</text:p>
              </table:table-cell>
              <table:table-cell office:value-type="float" office:value="16.954">
                <text:p>16.954</text:p>
              </table:table-cell>
            </table:table-row>
            <table:table-row>
              <table:table-cell office:value-type="string">
                <text:p>select plain fc_volume zstd 1000</text:p>
              </table:table-cell>
              <table:table-cell office:value-type="float" office:value="350.307">
                <text:p>350.307</text:p>
              </table:table-cell>
              <table:table-cell office:value-type="float" office:value="100000">
                <text:p>100000</text:p>
              </table:table-cell>
              <table:table-cell office:value-type="float" office:value="2.85464">
                <text:p>2.85464</text:p>
              </table:table-cell>
            </table:table-row>
            <table:table-row>
              <table:table-cell office:value-type="string">
                <text:p>delete plain fc_volume zstd 1000</text:p>
              </table:table-cell>
              <table:table-cell office:value-type="float" office:value="80.7103">
                <text:p>80.7103</text:p>
              </table:table-cell>
              <table:table-cell office:value-type="float" office:value="100000">
                <text:p>100000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string">
                <text:p>select-empty plain fc_volume zstd 1000</text:p>
              </table:table-cell>
              <table:table-cell office:value-type="float" office:value="0">
                <text:p>0</text:p>
              </table:table-cell>
              <table:table-cell office:value-type="float" office:value="100000">
                <text:p>100000</text:p>
              </table:table-cell>
              <table:table-cell office:value-type="float" office:value="0.625157">
                <text:p>0.625157</text:p>
              </table:table-cell>
            </table:table-row>
            <table:table-row>
              <table:table-cell office:value-type="string">
                <text:p>insert plain lexic zstd cell-a-time 1000</text:p>
              </table:table-cell>
              <table:table-cell office:value-type="float" office:value="31.3234">
                <text:p>31.3234</text:p>
              </table:table-cell>
              <table:table-cell office:value-type="float" office:value="100000">
                <text:p>100000</text:p>
              </table:table-cell>
              <table:table-cell office:value-type="float" office:value="31.925">
                <text:p>31.925</text:p>
              </table:table-cell>
            </table:table-row>
            <table:table-row>
              <table:table-cell office:value-type="string">
                <text:p>select plain lexic zstd cell-a-time 1000</text:p>
              </table:table-cell>
              <table:table-cell office:value-type="float" office:value="0.059596">
                <text:p>0.059596</text:p>
              </table:table-cell>
              <table:table-cell office:value-type="float" office:value="100000">
                <text:p>100000</text:p>
              </table:table-cell>
              <table:table-cell office:value-type="float" office:value="16779.72">
                <text:p>16779.72</text:p>
              </table:table-cell>
            </table:table-row>
            <table:table-row>
              <table:table-cell office:value-type="string">
                <text:p>delete plain lexic zstd cell-a-time 1000</text:p>
              </table:table-cell>
              <table:table-cell office:value-type="float" office:value="43.9059">
                <text:p>43.9059</text:p>
              </table:table-cell>
              <table:table-cell office:value-type="float" office:value="100000">
                <text:p>100000</text:p>
              </table:table-cell>
              <table:table-cell office:value-type="float" office:value="22.776">
                <text:p>22.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